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82in"/>
    </style:style>
    <style:style style:name="co2" style:family="table-column">
      <style:table-column-properties fo:break-before="auto" style:column-width="0.80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MHz" table:style-name="ta1">
        <table:shapes>
          <draw:frame draw:z-index="0" draw:style-name="gr1" draw:text-style-name="P1" svg:width="9.6193in" svg:height="5.4264in" svg:x="2.3732in" svg:y="0.0425in">
            <draw:object draw:notify-on-update-of-ranges="10MHz.A1:10MHz.A1 10MHz.A2:10MHz.A2701 10MHz.B1:10MHz.B1 10MHz.B2:10MHz.B2701 10MHz.A1:10MHz.A1 10MHz.A2:10MHz.A2701 10MHz.C1:10MHz.C1 10MHz.C2:10MHz.C27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TinySA</text:p>
          </table:table-cell>
          <table:table-cell office:value-type="string" calcext:value-type="string">
            <text:p>Test Sourc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83.678" calcext:value-type="float">
            <text:p>-83.678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-82.72212" calcext:value-type="float">
            <text:p>-82.72212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84.03929" calcext:value-type="float">
            <text:p>-84.03929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83.23149" calcext:value-type="float">
            <text:p>-83.23149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-81.32622" calcext:value-type="float">
            <text:p>-81.32622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-81.73464" calcext:value-type="float">
            <text:p>-81.73464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81.89242" calcext:value-type="float">
            <text:p>-81.89242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82.95526" calcext:value-type="float">
            <text:p>-82.95526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-82.3275" calcext:value-type="float">
            <text:p>-82.3275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-81.26691" calcext:value-type="float">
            <text:p>-81.26691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82.71201" calcext:value-type="float">
            <text:p>-82.71201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83.04287" calcext:value-type="float">
            <text:p>-83.04287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82.84326" calcext:value-type="float">
            <text:p>-82.84326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-82.35038" calcext:value-type="float">
            <text:p>-82.35038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-81.57315" calcext:value-type="float">
            <text:p>-81.57315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82.54039" calcext:value-type="float">
            <text:p>-82.54039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79.47986" calcext:value-type="float">
            <text:p>-79.47986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81.6149" calcext:value-type="float">
            <text:p>-81.6149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-80.53327" calcext:value-type="float">
            <text:p>-80.53327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82.38047" calcext:value-type="float">
            <text:p>-82.38047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82.76916" calcext:value-type="float">
            <text:p>-82.76916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-82.15419" calcext:value-type="float">
            <text:p>-82.15419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-81.7224" calcext:value-type="float">
            <text:p>-81.7224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-82.94675" calcext:value-type="float">
            <text:p>-82.94675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82.51694" calcext:value-type="float">
            <text:p>-82.51694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80.80528" calcext:value-type="float">
            <text:p>-80.80528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-82.34469" calcext:value-type="float">
            <text:p>-82.34469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82.48196" calcext:value-type="float">
            <text:p>-82.48196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82.02115" calcext:value-type="float">
            <text:p>-82.02115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83.86776" calcext:value-type="float">
            <text:p>-83.86776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-82.53994" calcext:value-type="float">
            <text:p>-82.53994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-81.28992" calcext:value-type="float">
            <text:p>-81.28992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82.9694" calcext:value-type="float">
            <text:p>-82.9694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82.23868" calcext:value-type="float">
            <text:p>-82.23868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83.30178" calcext:value-type="float">
            <text:p>-83.30178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-84.10339" calcext:value-type="float">
            <text:p>-84.10339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-84.81719" calcext:value-type="float">
            <text:p>-84.81719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81.61242" calcext:value-type="float">
            <text:p>-81.61242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82.30875" calcext:value-type="float">
            <text:p>-82.30875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-84.26954" calcext:value-type="float">
            <text:p>-84.26954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-84.93522" calcext:value-type="float">
            <text:p>-84.93522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82.55599" calcext:value-type="float">
            <text:p>-82.55599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81.91632" calcext:value-type="float">
            <text:p>-81.91632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-82.4354" calcext:value-type="float">
            <text:p>-82.4354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-81.33863" calcext:value-type="float">
            <text:p>-81.33863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82.15159" calcext:value-type="float">
            <text:p>-82.15159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83.78353" calcext:value-type="float">
            <text:p>-83.78353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81.54617" calcext:value-type="float">
            <text:p>-81.54617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-83.51114" calcext:value-type="float">
            <text:p>-83.51114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-83.56986" calcext:value-type="float">
            <text:p>-83.56986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80.62644" calcext:value-type="float">
            <text:p>-80.62644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81.96743" calcext:value-type="float">
            <text:p>-81.96743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-83.18725" calcext:value-type="float">
            <text:p>-83.18725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-84.81696" calcext:value-type="float">
            <text:p>-84.81696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84.69735" calcext:value-type="float">
            <text:p>-84.69735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82.44953" calcext:value-type="float">
            <text:p>-82.44953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82.17368" calcext:value-type="float">
            <text:p>-82.17368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-83.01928" calcext:value-type="float">
            <text:p>-83.01928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-85.17419" calcext:value-type="float">
            <text:p>-85.17419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82.19265" calcext:value-type="float">
            <text:p>-82.19265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83.28134" calcext:value-type="float">
            <text:p>-83.28134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83.78556" calcext:value-type="float">
            <text:p>-83.78556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-85.11322" calcext:value-type="float">
            <text:p>-85.11322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82.09989" calcext:value-type="float">
            <text:p>-82.09989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82.09989" calcext:value-type="float">
            <text:p>-82.09989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-82.09989" calcext:value-type="float">
            <text:p>-82.09989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-82.09989" calcext:value-type="float">
            <text:p>-82.09989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-82.09989" calcext:value-type="float">
            <text:p>-82.09989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81.07593" calcext:value-type="float">
            <text:p>-81.07593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83.46716" calcext:value-type="float">
            <text:p>-83.46716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-80.97913" calcext:value-type="float">
            <text:p>-80.97913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-81.8811" calcext:value-type="float">
            <text:p>-81.8811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81.78662" calcext:value-type="float">
            <text:p>-81.78662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80.97315" calcext:value-type="float">
            <text:p>-80.97315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-81.56135" calcext:value-type="float">
            <text:p>-81.56135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-81.20104" calcext:value-type="float">
            <text:p>-81.20104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82.72324" calcext:value-type="float">
            <text:p>-82.72324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81.18996" calcext:value-type="float">
            <text:p>-81.18996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81.24375" calcext:value-type="float">
            <text:p>-81.24375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-83.0414" calcext:value-type="float">
            <text:p>-83.0414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-82.38637" calcext:value-type="float">
            <text:p>-82.38637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82.62272" calcext:value-type="float">
            <text:p>-82.62272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81.80921" calcext:value-type="float">
            <text:p>-81.80921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-83.04957" calcext:value-type="float">
            <text:p>-83.04957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-81.56711" calcext:value-type="float">
            <text:p>-81.56711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83.34795" calcext:value-type="float">
            <text:p>-83.34795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83.79937" calcext:value-type="float">
            <text:p>-83.79937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-83.99687" calcext:value-type="float">
            <text:p>-83.99687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-85.00287" calcext:value-type="float">
            <text:p>-85.00287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-81.15524" calcext:value-type="float">
            <text:p>-81.15524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84.62254" calcext:value-type="float">
            <text:p>-84.62254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82.62167" calcext:value-type="float">
            <text:p>-82.62167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-81.81952" calcext:value-type="float">
            <text:p>-81.81952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-82.76725" calcext:value-type="float">
            <text:p>-82.76725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82.68782" calcext:value-type="float">
            <text:p>-82.68782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84.82624" calcext:value-type="float">
            <text:p>-84.82624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-82.88384" calcext:value-type="float">
            <text:p>-82.88384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-82.78069" calcext:value-type="float">
            <text:p>-82.78069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83.89419" calcext:value-type="float">
            <text:p>-83.89419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82.55732" calcext:value-type="float">
            <text:p>-82.55732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83.91132" calcext:value-type="float">
            <text:p>-83.91132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-82.37507" calcext:value-type="float">
            <text:p>-82.37507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-82.49703" calcext:value-type="float">
            <text:p>-82.49703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82.80832" calcext:value-type="float">
            <text:p>-82.80832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81.98825" calcext:value-type="float">
            <text:p>-81.98825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-83.87493" calcext:value-type="float">
            <text:p>-83.87493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-85.80579" calcext:value-type="float">
            <text:p>-85.80579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82.2521" calcext:value-type="float">
            <text:p>-82.2521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83.4716" calcext:value-type="float">
            <text:p>-83.4716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-85.77128" calcext:value-type="float">
            <text:p>-85.77128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-82.99292" calcext:value-type="float">
            <text:p>-82.99292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-83.38953" calcext:value-type="float">
            <text:p>-83.38953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82.9854" calcext:value-type="float">
            <text:p>-82.9854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81.98344" calcext:value-type="float">
            <text:p>-81.98344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-84.46305" calcext:value-type="float">
            <text:p>-84.46305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-82.95794" calcext:value-type="float">
            <text:p>-82.95794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81.14507" calcext:value-type="float">
            <text:p>-81.14507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81.81166" calcext:value-type="float">
            <text:p>-81.81166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-81.92884" calcext:value-type="float">
            <text:p>-81.92884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-80.3388" calcext:value-type="float">
            <text:p>-80.3388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83.67063" calcext:value-type="float">
            <text:p>-83.67063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82.94778" calcext:value-type="float">
            <text:p>-82.94778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82.9799" calcext:value-type="float">
            <text:p>-82.9799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-83.00622" calcext:value-type="float">
            <text:p>-83.00622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-85.47493" calcext:value-type="float">
            <text:p>-85.47493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85.74462" calcext:value-type="float">
            <text:p>-85.74462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82.85189" calcext:value-type="float">
            <text:p>-82.85189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-83.78759" calcext:value-type="float">
            <text:p>-83.78759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-83.62807" calcext:value-type="float">
            <text:p>-83.62807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84.07485" calcext:value-type="float">
            <text:p>-84.07485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82.78609" calcext:value-type="float">
            <text:p>-82.78609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-82.76101" calcext:value-type="float">
            <text:p>-82.76101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-82.71564" calcext:value-type="float">
            <text:p>-82.71564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-82.65412" calcext:value-type="float">
            <text:p>-82.65412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82.66147" calcext:value-type="float">
            <text:p>-82.66147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83.96904" calcext:value-type="float">
            <text:p>-83.96904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-83.576" calcext:value-type="float">
            <text:p>-83.576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-82.91719" calcext:value-type="float">
            <text:p>-82.91719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81.79165" calcext:value-type="float">
            <text:p>-81.79165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82.47761" calcext:value-type="float">
            <text:p>-82.47761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-83.69809" calcext:value-type="float">
            <text:p>-83.69809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-82.39207" calcext:value-type="float">
            <text:p>-82.39207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84.6356" calcext:value-type="float">
            <text:p>-84.6356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81.95024" calcext:value-type="float">
            <text:p>-81.95024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81.88599" calcext:value-type="float">
            <text:p>-81.88599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-82.75412" calcext:value-type="float">
            <text:p>-82.75412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-82.98995" calcext:value-type="float">
            <text:p>-82.98995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84.0391" calcext:value-type="float">
            <text:p>-84.0391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81.3534" calcext:value-type="float">
            <text:p>-81.3534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-84.2043" calcext:value-type="float">
            <text:p>-84.2043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-83.13235" calcext:value-type="float">
            <text:p>-83.13235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80.88078" calcext:value-type="float">
            <text:p>-80.88078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80.92207" calcext:value-type="float">
            <text:p>-80.92207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-82.1788" calcext:value-type="float">
            <text:p>-82.1788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-83.82532" calcext:value-type="float">
            <text:p>-83.82532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-81.34559" calcext:value-type="float">
            <text:p>-81.34559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83.4109" calcext:value-type="float">
            <text:p>-83.4109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84.51004" calcext:value-type="float">
            <text:p>-84.51004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-82.61372" calcext:value-type="float">
            <text:p>-82.61372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-81.84512" calcext:value-type="float">
            <text:p>-81.84512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82.55899" calcext:value-type="float">
            <text:p>-82.55899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84.83599" calcext:value-type="float">
            <text:p>-84.83599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-82.21321" calcext:value-type="float">
            <text:p>-82.21321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-83.39134" calcext:value-type="float">
            <text:p>-83.39134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83.53235" calcext:value-type="float">
            <text:p>-83.53235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82.62256" calcext:value-type="float">
            <text:p>-82.62256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81.38127" calcext:value-type="float">
            <text:p>-81.38127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-84.56549" calcext:value-type="float">
            <text:p>-84.56549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-82.3459" calcext:value-type="float">
            <text:p>-82.3459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82.29994" calcext:value-type="float">
            <text:p>-82.29994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83.4422" calcext:value-type="float">
            <text:p>-83.4422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-82.2969" calcext:value-type="float">
            <text:p>-82.2969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-82.20305" calcext:value-type="float">
            <text:p>-82.20305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84.89675" calcext:value-type="float">
            <text:p>-84.89675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84.38566" calcext:value-type="float">
            <text:p>-84.38566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83.55393" calcext:value-type="float">
            <text:p>-83.55393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81.16797" calcext:value-type="float">
            <text:p>-81.16797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81.11038" calcext:value-type="float">
            <text:p>-81.11038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84.1832" calcext:value-type="float">
            <text:p>-84.1832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82.96894" calcext:value-type="float">
            <text:p>-82.96894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83.09164" calcext:value-type="float">
            <text:p>-83.09164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83.09381" calcext:value-type="float">
            <text:p>-83.09381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80.5833" calcext:value-type="float">
            <text:p>-80.5833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81.1923" calcext:value-type="float">
            <text:p>-81.1923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83.86168" calcext:value-type="float">
            <text:p>-83.86168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82.22099" calcext:value-type="float">
            <text:p>-82.22099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82.24772" calcext:value-type="float">
            <text:p>-82.24772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82.59557" calcext:value-type="float">
            <text:p>-82.59557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81.9571" calcext:value-type="float">
            <text:p>-81.9571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83.0936" calcext:value-type="float">
            <text:p>-83.0936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-81.09015" calcext:value-type="float">
            <text:p>-81.09015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82.18461" calcext:value-type="float">
            <text:p>-82.18461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80.54125" calcext:value-type="float">
            <text:p>-80.54125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81.60127" calcext:value-type="float">
            <text:p>-81.60127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80.91299" calcext:value-type="float">
            <text:p>-80.91299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81.7397" calcext:value-type="float">
            <text:p>-81.7397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84.56132" calcext:value-type="float">
            <text:p>-84.56132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83.34652" calcext:value-type="float">
            <text:p>-83.34652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-83.73059" calcext:value-type="float">
            <text:p>-83.73059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81.61137" calcext:value-type="float">
            <text:p>-81.61137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82.34467" calcext:value-type="float">
            <text:p>-82.34467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84.00531" calcext:value-type="float">
            <text:p>-84.00531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79.76807" calcext:value-type="float">
            <text:p>-79.76807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82.27824" calcext:value-type="float">
            <text:p>-82.27824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84.73056" calcext:value-type="float">
            <text:p>-84.73056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82.64629" calcext:value-type="float">
            <text:p>-82.64629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83.15647" calcext:value-type="float">
            <text:p>-83.15647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82.90811" calcext:value-type="float">
            <text:p>-82.90811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80.89626" calcext:value-type="float">
            <text:p>-80.89626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82.18016" calcext:value-type="float">
            <text:p>-82.18016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82.4139" calcext:value-type="float">
            <text:p>-82.4139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84.74169" calcext:value-type="float">
            <text:p>-84.74169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-80.68924" calcext:value-type="float">
            <text:p>-80.68924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82.61831" calcext:value-type="float">
            <text:p>-82.61831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83.83847" calcext:value-type="float">
            <text:p>-83.83847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81.57429" calcext:value-type="float">
            <text:p>-81.57429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-80.82542" calcext:value-type="float">
            <text:p>-80.82542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85.41538" calcext:value-type="float">
            <text:p>-85.41538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83.21592" calcext:value-type="float">
            <text:p>-83.21592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82.62496" calcext:value-type="float">
            <text:p>-82.62496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83.39946" calcext:value-type="float">
            <text:p>-83.39946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-84.5965" calcext:value-type="float">
            <text:p>-84.5965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83.90725" calcext:value-type="float">
            <text:p>-83.90725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85.29526" calcext:value-type="float">
            <text:p>-85.29526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-85.44159" calcext:value-type="float">
            <text:p>-85.44159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82.86932" calcext:value-type="float">
            <text:p>-82.86932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-84.21542" calcext:value-type="float">
            <text:p>-84.21542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-83.50406" calcext:value-type="float">
            <text:p>-83.5040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-85.96113" calcext:value-type="float">
            <text:p>-85.96113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-81.6879" calcext:value-type="float">
            <text:p>-81.6879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-84.01919" calcext:value-type="float">
            <text:p>-84.01919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-83.74381" calcext:value-type="float">
            <text:p>-83.74381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-85.5803" calcext:value-type="float">
            <text:p>-85.5803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-84.74274" calcext:value-type="float">
            <text:p>-84.74274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-79.32089" calcext:value-type="float">
            <text:p>-79.32089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81.9071" calcext:value-type="float">
            <text:p>-81.9071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-82.80484" calcext:value-type="float">
            <text:p>-82.80484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-85.29021" calcext:value-type="float">
            <text:p>-85.29021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-84.75019" calcext:value-type="float">
            <text:p>-84.75019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-81.62582" calcext:value-type="float">
            <text:p>-81.62582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-83.10967" calcext:value-type="float">
            <text:p>-83.10967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-84.56686" calcext:value-type="float">
            <text:p>-84.56686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-83.16171" calcext:value-type="float">
            <text:p>-83.16171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-84.31864" calcext:value-type="float">
            <text:p>-84.31864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-82.54037" calcext:value-type="float">
            <text:p>-82.54037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-81.91694" calcext:value-type="float">
            <text:p>-81.91694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-82.4658" calcext:value-type="float">
            <text:p>-82.4658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-84.38282" calcext:value-type="float">
            <text:p>-84.38282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-85.80922" calcext:value-type="float">
            <text:p>-85.80922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-83.71347" calcext:value-type="float">
            <text:p>-83.71347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-84.17637" calcext:value-type="float">
            <text:p>-84.17637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-81.88814" calcext:value-type="float">
            <text:p>-81.88814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-83.89317" calcext:value-type="float">
            <text:p>-83.89317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-86.1746" calcext:value-type="float">
            <text:p>-86.1746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-84.1062" calcext:value-type="float">
            <text:p>-84.1062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-84.1732" calcext:value-type="float">
            <text:p>-84.1732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-84.30778" calcext:value-type="float">
            <text:p>-84.30778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-82.23901" calcext:value-type="float">
            <text:p>-82.23901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-83.30159" calcext:value-type="float">
            <text:p>-83.30159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-85.49597" calcext:value-type="float">
            <text:p>-85.49597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-84.99732" calcext:value-type="float">
            <text:p>-84.99732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-86.83725" calcext:value-type="float">
            <text:p>-86.83725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-85.09567" calcext:value-type="float">
            <text:p>-85.09567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-84.70957" calcext:value-type="float">
            <text:p>-84.70957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-85.41697" calcext:value-type="float">
            <text:p>-85.41697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-84.881" calcext:value-type="float">
            <text:p>-84.881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-85.02912" calcext:value-type="float">
            <text:p>-85.02912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-85.08328" calcext:value-type="float">
            <text:p>-85.08328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-84.33487" calcext:value-type="float">
            <text:p>-84.33487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-83.5648" calcext:value-type="float">
            <text:p>-83.5648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-84.5044" calcext:value-type="float">
            <text:p>-84.5044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-85.384" calcext:value-type="float">
            <text:p>-85.384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-83.95319" calcext:value-type="float">
            <text:p>-83.95319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-82.71641" calcext:value-type="float">
            <text:p>-82.71641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-85.23587" calcext:value-type="float">
            <text:p>-85.23587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-86.5128" calcext:value-type="float">
            <text:p>-86.5128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-85.80296" calcext:value-type="float">
            <text:p>-85.80296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-85.55497" calcext:value-type="float">
            <text:p>-85.55497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-86.07886" calcext:value-type="float">
            <text:p>-86.07886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-82.69687" calcext:value-type="float">
            <text:p>-82.69687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-85.60905" calcext:value-type="float">
            <text:p>-85.60905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-84.34147" calcext:value-type="float">
            <text:p>-84.34147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-83.82554" calcext:value-type="float">
            <text:p>-83.82554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-84.76184" calcext:value-type="float">
            <text:p>-84.76184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-85.30194" calcext:value-type="float">
            <text:p>-85.30194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-82.07901" calcext:value-type="float">
            <text:p>-82.07901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-84.67526" calcext:value-type="float">
            <text:p>-84.67526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-84.49316" calcext:value-type="float">
            <text:p>-84.49316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-84.0099" calcext:value-type="float">
            <text:p>-84.0099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-84.6073" calcext:value-type="float">
            <text:p>-84.6073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-84.05259" calcext:value-type="float">
            <text:p>-84.05259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-83.70065" calcext:value-type="float">
            <text:p>-83.70065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-85.7975" calcext:value-type="float">
            <text:p>-85.7975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-85.57161" calcext:value-type="float">
            <text:p>-85.57161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-85.22476" calcext:value-type="float">
            <text:p>-85.22476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-84.1619" calcext:value-type="float">
            <text:p>-84.1619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-85.98996" calcext:value-type="float">
            <text:p>-85.98996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-83.93144" calcext:value-type="float">
            <text:p>-83.93144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-82.5083" calcext:value-type="float">
            <text:p>-82.5083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-85.67984" calcext:value-type="float">
            <text:p>-85.67984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-84.28212" calcext:value-type="float">
            <text:p>-84.28212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-85.15412" calcext:value-type="float">
            <text:p>-85.15412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-84.18106" calcext:value-type="float">
            <text:p>-84.18106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-84.13613" calcext:value-type="float">
            <text:p>-84.13613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-87.0142" calcext:value-type="float">
            <text:p>-87.0142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-86.46719" calcext:value-type="float">
            <text:p>-86.46719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-84.53889" calcext:value-type="float">
            <text:p>-84.53889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-86.76657" calcext:value-type="float">
            <text:p>-86.76657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-87.68925" calcext:value-type="float">
            <text:p>-87.68925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-84.04025" calcext:value-type="float">
            <text:p>-84.04025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-85.02372" calcext:value-type="float">
            <text:p>-85.02372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-85.59341" calcext:value-type="float">
            <text:p>-85.59341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-84.05944" calcext:value-type="float">
            <text:p>-84.05944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-85.91884" calcext:value-type="float">
            <text:p>-85.91884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-87.45022" calcext:value-type="float">
            <text:p>-87.45022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-84.18505" calcext:value-type="float">
            <text:p>-84.18505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-85.8385" calcext:value-type="float">
            <text:p>-85.8385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-87.53774" calcext:value-type="float">
            <text:p>-87.53774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-85.93022" calcext:value-type="float">
            <text:p>-85.93022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-85.10696" calcext:value-type="float">
            <text:p>-85.10696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-85.2629" calcext:value-type="float">
            <text:p>-85.2629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-88.42072" calcext:value-type="float">
            <text:p>-88.42072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-87.23012" calcext:value-type="float">
            <text:p>-87.23012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-85.11009" calcext:value-type="float">
            <text:p>-85.11009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-84.83438" calcext:value-type="float">
            <text:p>-84.83438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-85.38249" calcext:value-type="float">
            <text:p>-85.38249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-86.21934" calcext:value-type="float">
            <text:p>-86.21934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-89.63509" calcext:value-type="float">
            <text:p>-89.63509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-88.1622" calcext:value-type="float">
            <text:p>-88.1622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-86.88347" calcext:value-type="float">
            <text:p>-86.88347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-84.74913" calcext:value-type="float">
            <text:p>-84.74913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-86.81849" calcext:value-type="float">
            <text:p>-86.81849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-84.60857" calcext:value-type="float">
            <text:p>-84.60857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-85.67084" calcext:value-type="float">
            <text:p>-85.67084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-88.04337" calcext:value-type="float">
            <text:p>-88.04337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-87.12259" calcext:value-type="float">
            <text:p>-87.12259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-86.38282" calcext:value-type="float">
            <text:p>-86.38282</text:p>
          </table:table-cell>
          <table:table-cell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-86.51734" calcext:value-type="float">
            <text:p>-86.51734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-87.15407" calcext:value-type="float">
            <text:p>-87.15407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-85.20026" calcext:value-type="float">
            <text:p>-85.20026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-87.60141" calcext:value-type="float">
            <text:p>-87.60141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-86.52682" calcext:value-type="float">
            <text:p>-86.52682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-85.94555" calcext:value-type="float">
            <text:p>-85.94555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-85.56428" calcext:value-type="float">
            <text:p>-85.56428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-87.01744" calcext:value-type="float">
            <text:p>-87.01744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-85.54477" calcext:value-type="float">
            <text:p>-85.54477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-85.20503" calcext:value-type="float">
            <text:p>-85.20503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-86.09332" calcext:value-type="float">
            <text:p>-86.09332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-85.69705" calcext:value-type="float">
            <text:p>-85.69705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-84.77849" calcext:value-type="float">
            <text:p>-84.77849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-88.94589" calcext:value-type="float">
            <text:p>-88.94589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-84.85775" calcext:value-type="float">
            <text:p>-84.85775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-84.9237" calcext:value-type="float">
            <text:p>-84.9237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-87.71882" calcext:value-type="float">
            <text:p>-87.71882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-86.00149" calcext:value-type="float">
            <text:p>-86.00149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-87.40866" calcext:value-type="float">
            <text:p>-87.40866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-84.11432" calcext:value-type="float">
            <text:p>-84.11432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-83.875" calcext:value-type="float">
            <text:p>-83.875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-85.24457" calcext:value-type="float">
            <text:p>-85.24457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-85.18405" calcext:value-type="float">
            <text:p>-85.18405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-87.25212" calcext:value-type="float">
            <text:p>-87.25212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-84.89512" calcext:value-type="float">
            <text:p>-84.89512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-86.85971" calcext:value-type="float">
            <text:p>-86.85971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-85.79945" calcext:value-type="float">
            <text:p>-85.79945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-85.41452" calcext:value-type="float">
            <text:p>-85.41452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-86.48096" calcext:value-type="float">
            <text:p>-86.48096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-88.30722" calcext:value-type="float">
            <text:p>-88.30722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-87.00147" calcext:value-type="float">
            <text:p>-87.00147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-87.09765" calcext:value-type="float">
            <text:p>-87.09765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-88.24355" calcext:value-type="float">
            <text:p>-88.24355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-85.50055" calcext:value-type="float">
            <text:p>-85.50055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-86.91712" calcext:value-type="float">
            <text:p>-86.91712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-87.10735" calcext:value-type="float">
            <text:p>-87.10735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-86.32766" calcext:value-type="float">
            <text:p>-86.32766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-89.1498" calcext:value-type="float">
            <text:p>-89.1498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-88.98344" calcext:value-type="float">
            <text:p>-88.98344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-90.0637" calcext:value-type="float">
            <text:p>-90.0637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-88.02374" calcext:value-type="float">
            <text:p>-88.02374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-89.38499" calcext:value-type="float">
            <text:p>-89.38499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-88.57214" calcext:value-type="float">
            <text:p>-88.57214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-88.76835" calcext:value-type="float">
            <text:p>-88.76835</text:p>
          </table:table-cell>
          <table:table-cell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-89.0095" calcext:value-type="float">
            <text:p>-89.0095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-88.33939" calcext:value-type="float">
            <text:p>-88.33939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-88.38422" calcext:value-type="float">
            <text:p>-88.38422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-88.31392" calcext:value-type="float">
            <text:p>-88.31392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-89.22938" calcext:value-type="float">
            <text:p>-89.22938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-89.47706" calcext:value-type="float">
            <text:p>-89.47706</text:p>
          </table:table-cell>
          <table:table-cell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-89.56829" calcext:value-type="float">
            <text:p>-89.56829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-88.53769" calcext:value-type="float">
            <text:p>-88.53769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-88.15484" calcext:value-type="float">
            <text:p>-88.15484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-89.33041" calcext:value-type="float">
            <text:p>-89.33041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-89.96174" calcext:value-type="float">
            <text:p>-89.96174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-87.09292" calcext:value-type="float">
            <text:p>-87.09292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-88.63625" calcext:value-type="float">
            <text:p>-88.63625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-89.76025" calcext:value-type="float">
            <text:p>-89.76025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-89.48153" calcext:value-type="float">
            <text:p>-89.48153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-87.17218" calcext:value-type="float">
            <text:p>-87.17218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-88.33715" calcext:value-type="float">
            <text:p>-88.33715</text:p>
          </table:table-cell>
          <table:table-cell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-89.01754" calcext:value-type="float">
            <text:p>-89.01754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-87.85641" calcext:value-type="float">
            <text:p>-87.85641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-88.76978" calcext:value-type="float">
            <text:p>-88.76978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-88.32679" calcext:value-type="float">
            <text:p>-88.32679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-88.85132" calcext:value-type="float">
            <text:p>-88.85132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-88.54532" calcext:value-type="float">
            <text:p>-88.54532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-87.00141" calcext:value-type="float">
            <text:p>-87.00141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-89.47192" calcext:value-type="float">
            <text:p>-89.47192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-89.09214" calcext:value-type="float">
            <text:p>-89.09214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-89.0759" calcext:value-type="float">
            <text:p>-89.0759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-86.89086" calcext:value-type="float">
            <text:p>-86.89086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-88.29525" calcext:value-type="float">
            <text:p>-88.29525</text:p>
          </table:table-cell>
          <table:table-cell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-89.53187" calcext:value-type="float">
            <text:p>-89.53187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-88.87862" calcext:value-type="float">
            <text:p>-88.87862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-86.08253" calcext:value-type="float">
            <text:p>-86.08253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-87.84875" calcext:value-type="float">
            <text:p>-87.84875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-86.75718" calcext:value-type="float">
            <text:p>-86.75718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-89.70961" calcext:value-type="float">
            <text:p>-89.70961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-87.49332" calcext:value-type="float">
            <text:p>-87.49332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-87.2687" calcext:value-type="float">
            <text:p>-87.2687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-86.18728" calcext:value-type="float">
            <text:p>-86.18728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-87.70725" calcext:value-type="float">
            <text:p>-87.70725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-86.30112" calcext:value-type="float">
            <text:p>-86.30112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-89.51624" calcext:value-type="float">
            <text:p>-89.51624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-89.41465" calcext:value-type="float">
            <text:p>-89.41465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-87.30415" calcext:value-type="float">
            <text:p>-87.30415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-86.98861" calcext:value-type="float">
            <text:p>-86.98861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-89.01006" calcext:value-type="float">
            <text:p>-89.01006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-87.30966" calcext:value-type="float">
            <text:p>-87.30966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-88.73039" calcext:value-type="float">
            <text:p>-88.73039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-87.45884" calcext:value-type="float">
            <text:p>-87.45884</text:p>
          </table:table-cell>
          <table:table-cell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-86.41857" calcext:value-type="float">
            <text:p>-86.41857</text:p>
          </table:table-cell>
          <table:table-cell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-88.5185" calcext:value-type="float">
            <text:p>-88.5185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-87.84265" calcext:value-type="float">
            <text:p>-87.84265</text:p>
          </table:table-cell>
          <table:table-cell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-88.65381" calcext:value-type="float">
            <text:p>-88.65381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-86.17878" calcext:value-type="float">
            <text:p>-86.17878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-87.29441" calcext:value-type="float">
            <text:p>-87.29441</text:p>
          </table:table-cell>
          <table:table-cell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-86.67566" calcext:value-type="float">
            <text:p>-86.67566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-86.96582" calcext:value-type="float">
            <text:p>-86.96582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-87.37999" calcext:value-type="float">
            <text:p>-87.37999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-88.63565" calcext:value-type="float">
            <text:p>-88.63565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-87.13524" calcext:value-type="float">
            <text:p>-87.13524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-90.25116" calcext:value-type="float">
            <text:p>-90.25116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-88.88214" calcext:value-type="float">
            <text:p>-88.88214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-90.31566" calcext:value-type="float">
            <text:p>-90.31566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-87.88305" calcext:value-type="float">
            <text:p>-87.88305</text:p>
          </table:table-cell>
          <table:table-cell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-87.60776" calcext:value-type="float">
            <text:p>-87.60776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-88.10099" calcext:value-type="float">
            <text:p>-88.10099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-88.06399" calcext:value-type="float">
            <text:p>-88.06399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-85.81868" calcext:value-type="float">
            <text:p>-85.81868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-89.46104" calcext:value-type="float">
            <text:p>-89.46104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87.9778" calcext:value-type="float">
            <text:p>-87.9778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85.20334" calcext:value-type="float">
            <text:p>-85.20334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-86.264" calcext:value-type="float">
            <text:p>-86.264</text:p>
          </table:table-cell>
          <table:table-cell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-87.00792" calcext:value-type="float">
            <text:p>-87.00792</text:p>
          </table:table-cell>
          <table:table-cell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-86.78362" calcext:value-type="float">
            <text:p>-86.78362</text:p>
          </table:table-cell>
          <table:table-cell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-85.20049" calcext:value-type="float">
            <text:p>-85.20049</text:p>
          </table:table-cell>
          <table:table-cell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-84.43809" calcext:value-type="float">
            <text:p>-84.43809</text:p>
          </table:table-cell>
          <table:table-cell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-84.40225" calcext:value-type="float">
            <text:p>-84.40225</text:p>
          </table:table-cell>
          <table:table-cell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-85.54657" calcext:value-type="float">
            <text:p>-85.54657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-84.4578" calcext:value-type="float">
            <text:p>-84.4578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-84.7103" calcext:value-type="float">
            <text:p>-84.7103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-84.23984" calcext:value-type="float">
            <text:p>-84.23984</text:p>
          </table:table-cell>
          <table:table-cell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-84.23984" calcext:value-type="float">
            <text:p>-84.23984</text:p>
          </table:table-cell>
          <table:table-cell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-84.51063" calcext:value-type="float">
            <text:p>-84.51063</text:p>
          </table:table-cell>
          <table:table-cell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-85.18016" calcext:value-type="float">
            <text:p>-85.18016</text:p>
          </table:table-cell>
          <table:table-cell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-85.33753" calcext:value-type="float">
            <text:p>-85.33753</text:p>
          </table:table-cell>
          <table:table-cell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-84.11909" calcext:value-type="float">
            <text:p>-84.11909</text:p>
          </table:table-cell>
          <table:table-cell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-84.60587" calcext:value-type="float">
            <text:p>-84.60587</text:p>
          </table:table-cell>
          <table:table-cell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-84.66428" calcext:value-type="float">
            <text:p>-84.66428</text:p>
          </table:table-cell>
          <table:table-cell/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-82.77305" calcext:value-type="float">
            <text:p>-82.77305</text:p>
          </table:table-cell>
          <table:table-cell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-83.90428" calcext:value-type="float">
            <text:p>-83.90428</text:p>
          </table:table-cell>
          <table:table-cell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-83.97272" calcext:value-type="float">
            <text:p>-83.97272</text:p>
          </table:table-cell>
          <table:table-cell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-85.22153" calcext:value-type="float">
            <text:p>-85.22153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-83.22686" calcext:value-type="float">
            <text:p>-83.22686</text:p>
          </table:table-cell>
          <table:table-cell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-83.2434" calcext:value-type="float">
            <text:p>-83.2434</text:p>
          </table:table-cell>
          <table:table-cell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-84.91806" calcext:value-type="float">
            <text:p>-84.91806</text:p>
          </table:table-cell>
          <table:table-cell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-84.23687" calcext:value-type="float">
            <text:p>-84.23687</text:p>
          </table:table-cell>
          <table:table-cell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-84.32706" calcext:value-type="float">
            <text:p>-84.32706</text:p>
          </table:table-cell>
          <table:table-cell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-85.14939" calcext:value-type="float">
            <text:p>-85.14939</text:p>
          </table:table-cell>
          <table:table-cell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-82.17605" calcext:value-type="float">
            <text:p>-82.17605</text:p>
          </table:table-cell>
          <table:table-cell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-82.67959" calcext:value-type="float">
            <text:p>-82.67959</text:p>
          </table:table-cell>
          <table:table-cell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-82.80524" calcext:value-type="float">
            <text:p>-82.80524</text:p>
          </table:table-cell>
          <table:table-cell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-82.7878" calcext:value-type="float">
            <text:p>-82.7878</text:p>
          </table:table-cell>
          <table:table-cell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-81.46344" calcext:value-type="float">
            <text:p>-81.46344</text:p>
          </table:table-cell>
          <table:table-cell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-83.39042" calcext:value-type="float">
            <text:p>-83.39042</text:p>
          </table:table-cell>
          <table:table-cell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-82.60189" calcext:value-type="float">
            <text:p>-82.60189</text:p>
          </table:table-cell>
          <table:table-cell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-84.50355" calcext:value-type="float">
            <text:p>-84.50355</text:p>
          </table:table-cell>
          <table:table-cell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-82.94925" calcext:value-type="float">
            <text:p>-82.94925</text:p>
          </table:table-cell>
          <table:table-cell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-83.85362" calcext:value-type="float">
            <text:p>-83.85362</text:p>
          </table:table-cell>
          <table:table-cell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-82.92631" calcext:value-type="float">
            <text:p>-82.92631</text:p>
          </table:table-cell>
          <table:table-cell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-83.21362" calcext:value-type="float">
            <text:p>-83.21362</text:p>
          </table:table-cell>
          <table:table-cell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-83.20105" calcext:value-type="float">
            <text:p>-83.20105</text:p>
          </table:table-cell>
          <table:table-cell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-84.91744" calcext:value-type="float">
            <text:p>-84.91744</text:p>
          </table:table-cell>
          <table:table-cell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-84.3514" calcext:value-type="float">
            <text:p>-84.3514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-83.36545" calcext:value-type="float">
            <text:p>-83.36545</text:p>
          </table:table-cell>
          <table:table-cell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-83.74831" calcext:value-type="float">
            <text:p>-83.74831</text:p>
          </table:table-cell>
          <table:table-cell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-83.63044" calcext:value-type="float">
            <text:p>-83.63044</text:p>
          </table:table-cell>
          <table:table-cell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-83.75357" calcext:value-type="float">
            <text:p>-83.75357</text:p>
          </table:table-cell>
          <table:table-cell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-83.11132" calcext:value-type="float">
            <text:p>-83.11132</text:p>
          </table:table-cell>
          <table:table-cell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-84.79532" calcext:value-type="float">
            <text:p>-84.79532</text:p>
          </table:table-cell>
          <table:table-cell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-84.94766" calcext:value-type="float">
            <text:p>-84.94766</text:p>
          </table:table-cell>
          <table:table-cell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-83.27546" calcext:value-type="float">
            <text:p>-83.27546</text:p>
          </table:table-cell>
          <table:table-cell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-84.19442" calcext:value-type="float">
            <text:p>-84.19442</text:p>
          </table:table-cell>
          <table:table-cell/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-84.26514" calcext:value-type="float">
            <text:p>-84.26514</text:p>
          </table:table-cell>
          <table:table-cell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-83.56732" calcext:value-type="float">
            <text:p>-83.56732</text:p>
          </table:table-cell>
          <table:table-cell/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-85.37626" calcext:value-type="float">
            <text:p>-85.37626</text:p>
          </table:table-cell>
          <table:table-cell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-84.49662" calcext:value-type="float">
            <text:p>-84.49662</text:p>
          </table:table-cell>
          <table:table-cell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-82.28857" calcext:value-type="float">
            <text:p>-82.28857</text:p>
          </table:table-cell>
          <table:table-cell/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-84.61145" calcext:value-type="float">
            <text:p>-84.61145</text:p>
          </table:table-cell>
          <table:table-cell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-84.3838" calcext:value-type="float">
            <text:p>-84.3838</text:p>
          </table:table-cell>
          <table:table-cell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-85.22463" calcext:value-type="float">
            <text:p>-85.22463</text:p>
          </table:table-cell>
          <table:table-cell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-85.08276" calcext:value-type="float">
            <text:p>-85.08276</text:p>
          </table:table-cell>
          <table:table-cell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-84.64303" calcext:value-type="float">
            <text:p>-84.64303</text:p>
          </table:table-cell>
          <table:table-cell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-85.6354" calcext:value-type="float">
            <text:p>-85.6354</text:p>
          </table:table-cell>
          <table:table-cell/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-84.20057" calcext:value-type="float">
            <text:p>-84.20057</text:p>
          </table:table-cell>
          <table:table-cell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-85.12639" calcext:value-type="float">
            <text:p>-85.12639</text:p>
          </table:table-cell>
          <table:table-cell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-86.49477" calcext:value-type="float">
            <text:p>-86.49477</text:p>
          </table:table-cell>
          <table:table-cell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-86.7705" calcext:value-type="float">
            <text:p>-86.7705</text:p>
          </table:table-cell>
          <table:table-cell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-86.5773" calcext:value-type="float">
            <text:p>-86.5773</text:p>
          </table:table-cell>
          <table:table-cell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-86.69221" calcext:value-type="float">
            <text:p>-86.69221</text:p>
          </table:table-cell>
          <table:table-cell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-87.42875" calcext:value-type="float">
            <text:p>-87.42875</text:p>
          </table:table-cell>
          <table:table-cell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-87.07563" calcext:value-type="float">
            <text:p>-87.07563</text:p>
          </table:table-cell>
          <table:table-cell/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-86.8218" calcext:value-type="float">
            <text:p>-86.8218</text:p>
          </table:table-cell>
          <table:table-cell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-86.05002" calcext:value-type="float">
            <text:p>-86.05002</text:p>
          </table:table-cell>
          <table:table-cell/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-85.73747" calcext:value-type="float">
            <text:p>-85.73747</text:p>
          </table:table-cell>
          <table:table-cell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-86.2963" calcext:value-type="float">
            <text:p>-86.2963</text:p>
          </table:table-cell>
          <table:table-cell/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-86.85726" calcext:value-type="float">
            <text:p>-86.85726</text:p>
          </table:table-cell>
          <table:table-cell/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-87.64887" calcext:value-type="float">
            <text:p>-87.64887</text:p>
          </table:table-cell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-86.87437" calcext:value-type="float">
            <text:p>-86.87437</text:p>
          </table:table-cell>
          <table:table-cell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-87.05619" calcext:value-type="float">
            <text:p>-87.05619</text:p>
          </table:table-cell>
          <table:table-cell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-86.90778" calcext:value-type="float">
            <text:p>-86.90778</text:p>
          </table:table-cell>
          <table:table-cell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-86.60997" calcext:value-type="float">
            <text:p>-86.60997</text:p>
          </table:table-cell>
          <table:table-cell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-86.75395" calcext:value-type="float">
            <text:p>-86.75395</text:p>
          </table:table-cell>
          <table:table-cell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-84.76347" calcext:value-type="float">
            <text:p>-84.76347</text:p>
          </table:table-cell>
          <table:table-cell/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-87.38074" calcext:value-type="float">
            <text:p>-87.38074</text:p>
          </table:table-cell>
          <table:table-cell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-86.61886" calcext:value-type="float">
            <text:p>-86.61886</text:p>
          </table:table-cell>
          <table:table-cell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-85.69164" calcext:value-type="float">
            <text:p>-85.69164</text:p>
          </table:table-cell>
          <table:table-cell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-88.59278" calcext:value-type="float">
            <text:p>-88.59278</text:p>
          </table:table-cell>
          <table:table-cell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-88.02509" calcext:value-type="float">
            <text:p>-88.02509</text:p>
          </table:table-cell>
          <table:table-cell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-87.64571" calcext:value-type="float">
            <text:p>-87.64571</text:p>
          </table:table-cell>
          <table:table-cell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-88.76182" calcext:value-type="float">
            <text:p>-88.76182</text:p>
          </table:table-cell>
          <table:table-cell/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-88.15489" calcext:value-type="float">
            <text:p>-88.15489</text:p>
          </table:table-cell>
          <table:table-cell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-89.87317" calcext:value-type="float">
            <text:p>-89.87317</text:p>
          </table:table-cell>
          <table:table-cell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-89.76922" calcext:value-type="float">
            <text:p>-89.76922</text:p>
          </table:table-cell>
          <table:table-cell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-90.66828" calcext:value-type="float">
            <text:p>-90.66828</text:p>
          </table:table-cell>
          <table:table-cell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-91.85475" calcext:value-type="float">
            <text:p>-91.85475</text:p>
          </table:table-cell>
          <table:table-cell/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-90.30037" calcext:value-type="float">
            <text:p>-90.30037</text:p>
          </table:table-cell>
          <table:table-cell/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-89.94765" calcext:value-type="float">
            <text:p>-89.94765</text:p>
          </table:table-cell>
          <table:table-cell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-88.79688" calcext:value-type="float">
            <text:p>-88.79688</text:p>
          </table:table-cell>
          <table:table-cell/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-90.52436" calcext:value-type="float">
            <text:p>-90.52436</text:p>
          </table:table-cell>
          <table:table-cell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-89.36847" calcext:value-type="float">
            <text:p>-89.36847</text:p>
          </table:table-cell>
          <table:table-cell/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-89.74755" calcext:value-type="float">
            <text:p>-89.74755</text:p>
          </table:table-cell>
          <table:table-cell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-90.77236" calcext:value-type="float">
            <text:p>-90.77236</text:p>
          </table:table-cell>
          <table:table-cell/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-90.61484" calcext:value-type="float">
            <text:p>-90.61484</text:p>
          </table:table-cell>
          <table:table-cell/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-91.24667" calcext:value-type="float">
            <text:p>-91.24667</text:p>
          </table:table-cell>
          <table:table-cell/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-87.56001" calcext:value-type="float">
            <text:p>-87.56001</text:p>
          </table:table-cell>
          <table:table-cell/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-88.59452" calcext:value-type="float">
            <text:p>-88.59452</text:p>
          </table:table-cell>
          <table:table-cell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-89.50419" calcext:value-type="float">
            <text:p>-89.50419</text:p>
          </table:table-cell>
          <table:table-cell/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-91.48667" calcext:value-type="float">
            <text:p>-91.48667</text:p>
          </table:table-cell>
          <table:table-cell/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-92.12553" calcext:value-type="float">
            <text:p>-92.12553</text:p>
          </table:table-cell>
          <table:table-cell/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-91.43132" calcext:value-type="float">
            <text:p>-91.43132</text:p>
          </table:table-cell>
          <table:table-cell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-89.95579" calcext:value-type="float">
            <text:p>-89.95579</text:p>
          </table:table-cell>
          <table:table-cell/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-87.89526" calcext:value-type="float">
            <text:p>-87.89526</text:p>
          </table:table-cell>
          <table:table-cell/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-87.94949" calcext:value-type="float">
            <text:p>-87.94949</text:p>
          </table:table-cell>
          <table:table-cell/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-88.9455" calcext:value-type="float">
            <text:p>-88.9455</text:p>
          </table:table-cell>
          <table:table-cell/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-88.82905" calcext:value-type="float">
            <text:p>-88.82905</text:p>
          </table:table-cell>
          <table:table-cell/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-89.22068" calcext:value-type="float">
            <text:p>-89.22068</text:p>
          </table:table-cell>
          <table:table-cell/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-88.54527" calcext:value-type="float">
            <text:p>-88.54527</text:p>
          </table:table-cell>
          <table:table-cell/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-89.15932" calcext:value-type="float">
            <text:p>-89.15932</text:p>
          </table:table-cell>
          <table:table-cell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-88.5358" calcext:value-type="float">
            <text:p>-88.5358</text:p>
          </table:table-cell>
          <table:table-cell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-89.38397" calcext:value-type="float">
            <text:p>-89.38397</text:p>
          </table:table-cell>
          <table:table-cell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-88.43067" calcext:value-type="float">
            <text:p>-88.43067</text:p>
          </table:table-cell>
          <table:table-cell/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-87.14401" calcext:value-type="float">
            <text:p>-87.14401</text:p>
          </table:table-cell>
          <table:table-cell/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-86.75134" calcext:value-type="float">
            <text:p>-86.75134</text:p>
          </table:table-cell>
          <table:table-cell/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-87.83756" calcext:value-type="float">
            <text:p>-87.83756</text:p>
          </table:table-cell>
          <table:table-cell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-87.20427" calcext:value-type="float">
            <text:p>-87.20427</text:p>
          </table:table-cell>
          <table:table-cell/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-87.19562" calcext:value-type="float">
            <text:p>-87.19562</text:p>
          </table:table-cell>
          <table:table-cell/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-88.55518" calcext:value-type="float">
            <text:p>-88.55518</text:p>
          </table:table-cell>
          <table:table-cell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-88.72489" calcext:value-type="float">
            <text:p>-88.72489</text:p>
          </table:table-cell>
          <table:table-cell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-87.44205" calcext:value-type="float">
            <text:p>-87.44205</text:p>
          </table:table-cell>
          <table:table-cell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-88.69472" calcext:value-type="float">
            <text:p>-88.69472</text:p>
          </table:table-cell>
          <table:table-cell/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float" office:value="-86.75857" calcext:value-type="float">
            <text:p>-86.75857</text:p>
          </table:table-cell>
          <table:table-cell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-88.65088" calcext:value-type="float">
            <text:p>-88.65088</text:p>
          </table:table-cell>
          <table:table-cell/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-87.1213" calcext:value-type="float">
            <text:p>-87.1213</text:p>
          </table:table-cell>
          <table:table-cell/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float" office:value="-87.57839" calcext:value-type="float">
            <text:p>-87.57839</text:p>
          </table:table-cell>
          <table:table-cell/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float" office:value="-87.0175" calcext:value-type="float">
            <text:p>-87.0175</text:p>
          </table:table-cell>
          <table:table-cell/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-86.80855" calcext:value-type="float">
            <text:p>-86.80855</text:p>
          </table:table-cell>
          <table:table-cell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-87.82011" calcext:value-type="float">
            <text:p>-87.82011</text:p>
          </table:table-cell>
          <table:table-cell/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float" office:value="-86.39822" calcext:value-type="float">
            <text:p>-86.39822</text:p>
          </table:table-cell>
          <table:table-cell/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float" office:value="-86.66172" calcext:value-type="float">
            <text:p>-86.66172</text:p>
          </table:table-cell>
          <table:table-cell/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float" office:value="-85.07495" calcext:value-type="float">
            <text:p>-85.07495</text:p>
          </table:table-cell>
          <table:table-cell/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float" office:value="-86.14657" calcext:value-type="float">
            <text:p>-86.14657</text:p>
          </table:table-cell>
          <table:table-cell/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float" office:value="-86.81653" calcext:value-type="float">
            <text:p>-86.81653</text:p>
          </table:table-cell>
          <table:table-cell/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float" office:value="-86.91024" calcext:value-type="float">
            <text:p>-86.91024</text:p>
          </table:table-cell>
          <table:table-cell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-86.84944" calcext:value-type="float">
            <text:p>-86.84944</text:p>
          </table:table-cell>
          <table:table-cell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-85.35825" calcext:value-type="float">
            <text:p>-85.35825</text:p>
          </table:table-cell>
          <table:table-cell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-86.20224" calcext:value-type="float">
            <text:p>-86.20224</text:p>
          </table:table-cell>
          <table:table-cell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-87.0796" calcext:value-type="float">
            <text:p>-87.0796</text:p>
          </table:table-cell>
          <table:table-cell/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float" office:value="-85.96057" calcext:value-type="float">
            <text:p>-85.96057</text:p>
          </table:table-cell>
          <table:table-cell/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float" office:value="-87.02637" calcext:value-type="float">
            <text:p>-87.02637</text:p>
          </table:table-cell>
          <table:table-cell/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float" office:value="-85.33664" calcext:value-type="float">
            <text:p>-85.33664</text:p>
          </table:table-cell>
          <table:table-cell/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-86.8162" calcext:value-type="float">
            <text:p>-86.8162</text:p>
          </table:table-cell>
          <table:table-cell/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float" office:value="-86.93562" calcext:value-type="float">
            <text:p>-86.93562</text:p>
          </table:table-cell>
          <table:table-cell/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-87.48031" calcext:value-type="float">
            <text:p>-87.48031</text:p>
          </table:table-cell>
          <table:table-cell/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float" office:value="-86.93388" calcext:value-type="float">
            <text:p>-86.93388</text:p>
          </table:table-cell>
          <table:table-cell/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-86.35157" calcext:value-type="float">
            <text:p>-86.35157</text:p>
          </table:table-cell>
          <table:table-cell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-86.3353" calcext:value-type="float">
            <text:p>-86.3353</text:p>
          </table:table-cell>
          <table:table-cell/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float" office:value="-86.94736" calcext:value-type="float">
            <text:p>-86.94736</text:p>
          </table:table-cell>
          <table:table-cell/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-87.30186" calcext:value-type="float">
            <text:p>-87.30186</text:p>
          </table:table-cell>
          <table:table-cell/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float" office:value="-87.15537" calcext:value-type="float">
            <text:p>-87.15537</text:p>
          </table:table-cell>
          <table:table-cell/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-85.67811" calcext:value-type="float">
            <text:p>-85.67811</text:p>
          </table:table-cell>
          <table:table-cell/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-84.80929" calcext:value-type="float">
            <text:p>-84.80929</text:p>
          </table:table-cell>
          <table:table-cell/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-86.29257" calcext:value-type="float">
            <text:p>-86.29257</text:p>
          </table:table-cell>
          <table:table-cell/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float" office:value="-86.65562" calcext:value-type="float">
            <text:p>-86.65562</text:p>
          </table:table-cell>
          <table:table-cell/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-86.5586" calcext:value-type="float">
            <text:p>-86.5586</text:p>
          </table:table-cell>
          <table:table-cell/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float" office:value="-86.89067" calcext:value-type="float">
            <text:p>-86.89067</text:p>
          </table:table-cell>
          <table:table-cell/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-85.49091" calcext:value-type="float">
            <text:p>-85.49091</text:p>
          </table:table-cell>
          <table:table-cell/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float" office:value="-86.33521" calcext:value-type="float">
            <text:p>-86.33521</text:p>
          </table:table-cell>
          <table:table-cell/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float" office:value="-86.98642" calcext:value-type="float">
            <text:p>-86.98642</text:p>
          </table:table-cell>
          <table:table-cell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-87.06238" calcext:value-type="float">
            <text:p>-87.06238</text:p>
          </table:table-cell>
          <table:table-cell/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-87.04355" calcext:value-type="float">
            <text:p>-87.04355</text:p>
          </table:table-cell>
          <table:table-cell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-86.90741" calcext:value-type="float">
            <text:p>-86.90741</text:p>
          </table:table-cell>
          <table:table-cell/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float" office:value="-86.97905" calcext:value-type="float">
            <text:p>-86.97905</text:p>
          </table:table-cell>
          <table:table-cell/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-86.38288" calcext:value-type="float">
            <text:p>-86.38288</text:p>
          </table:table-cell>
          <table:table-cell/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-87.31967" calcext:value-type="float">
            <text:p>-87.31967</text:p>
          </table:table-cell>
          <table:table-cell/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float" office:value="-87.9301" calcext:value-type="float">
            <text:p>-87.9301</text:p>
          </table:table-cell>
          <table:table-cell/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float" office:value="-88.6966" calcext:value-type="float">
            <text:p>-88.6966</text:p>
          </table:table-cell>
          <table:table-cell/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float" office:value="-88.33149" calcext:value-type="float">
            <text:p>-88.33149</text:p>
          </table:table-cell>
          <table:table-cell/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-88.27178" calcext:value-type="float">
            <text:p>-88.27178</text:p>
          </table:table-cell>
          <table:table-cell/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-87.53457" calcext:value-type="float">
            <text:p>-87.53457</text:p>
          </table:table-cell>
          <table:table-cell/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-89.02663" calcext:value-type="float">
            <text:p>-89.02663</text:p>
          </table:table-cell>
          <table:table-cell/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float" office:value="-87.93754" calcext:value-type="float">
            <text:p>-87.93754</text:p>
          </table:table-cell>
          <table:table-cell/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-88.74778" calcext:value-type="float">
            <text:p>-88.74778</text:p>
          </table:table-cell>
          <table:table-cell/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-86.55472" calcext:value-type="float">
            <text:p>-86.55472</text:p>
          </table:table-cell>
          <table:table-cell/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float" office:value="-88.21562" calcext:value-type="float">
            <text:p>-88.21562</text:p>
          </table:table-cell>
          <table:table-cell/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-87.88647" calcext:value-type="float">
            <text:p>-87.88647</text:p>
          </table:table-cell>
          <table:table-cell/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-88.26593" calcext:value-type="float">
            <text:p>-88.26593</text:p>
          </table:table-cell>
          <table:table-cell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-86.95962" calcext:value-type="float">
            <text:p>-86.95962</text:p>
          </table:table-cell>
          <table:table-cell/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-88.19907" calcext:value-type="float">
            <text:p>-88.19907</text:p>
          </table:table-cell>
          <table:table-cell/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-87.33042" calcext:value-type="float">
            <text:p>-87.33042</text:p>
          </table:table-cell>
          <table:table-cell/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-88.8553" calcext:value-type="float">
            <text:p>-88.8553</text:p>
          </table:table-cell>
          <table:table-cell/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float" office:value="-88.54594" calcext:value-type="float">
            <text:p>-88.54594</text:p>
          </table:table-cell>
          <table:table-cell/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-87.65507" calcext:value-type="float">
            <text:p>-87.65507</text:p>
          </table:table-cell>
          <table:table-cell/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float" office:value="-88.53843" calcext:value-type="float">
            <text:p>-88.53843</text:p>
          </table:table-cell>
          <table:table-cell/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float" office:value="-88.51518" calcext:value-type="float">
            <text:p>-88.51518</text:p>
          </table:table-cell>
          <table:table-cell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-89.13935" calcext:value-type="float">
            <text:p>-89.13935</text:p>
          </table:table-cell>
          <table:table-cell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-89.0798" calcext:value-type="float">
            <text:p>-89.0798</text:p>
          </table:table-cell>
          <table:table-cell/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-89.43851" calcext:value-type="float">
            <text:p>-89.43851</text:p>
          </table:table-cell>
          <table:table-cell/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float" office:value="-90.27104" calcext:value-type="float">
            <text:p>-90.27104</text:p>
          </table:table-cell>
          <table:table-cell/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float" office:value="-89.70582" calcext:value-type="float">
            <text:p>-89.70582</text:p>
          </table:table-cell>
          <table:table-cell/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-91.15665" calcext:value-type="float">
            <text:p>-91.15665</text:p>
          </table:table-cell>
          <table:table-cell/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-90.792" calcext:value-type="float">
            <text:p>-90.792</text:p>
          </table:table-cell>
          <table:table-cell/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-88.26499" calcext:value-type="float">
            <text:p>-88.26499</text:p>
          </table:table-cell>
          <table:table-cell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-91.05405" calcext:value-type="float">
            <text:p>-91.05405</text:p>
          </table:table-cell>
          <table:table-cell/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-91.33662" calcext:value-type="float">
            <text:p>-91.33662</text:p>
          </table:table-cell>
          <table:table-cell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-90.85686" calcext:value-type="float">
            <text:p>-90.85686</text:p>
          </table:table-cell>
          <table:table-cell/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-91.65049" calcext:value-type="float">
            <text:p>-91.65049</text:p>
          </table:table-cell>
          <table:table-cell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-88.63157" calcext:value-type="float">
            <text:p>-88.63157</text:p>
          </table:table-cell>
          <table:table-cell/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-90.69984" calcext:value-type="float">
            <text:p>-90.69984</text:p>
          </table:table-cell>
          <table:table-cell/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-90.6926" calcext:value-type="float">
            <text:p>-90.6926</text:p>
          </table:table-cell>
          <table:table-cell/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-91.15272" calcext:value-type="float">
            <text:p>-91.15272</text:p>
          </table:table-cell>
          <table:table-cell/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-90.77506" calcext:value-type="float">
            <text:p>-90.77506</text:p>
          </table:table-cell>
          <table:table-cell/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-90.59751" calcext:value-type="float">
            <text:p>-90.59751</text:p>
          </table:table-cell>
          <table:table-cell/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-90.8167" calcext:value-type="float">
            <text:p>-90.8167</text:p>
          </table:table-cell>
          <table:table-cell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-88.82005" calcext:value-type="float">
            <text:p>-88.82005</text:p>
          </table:table-cell>
          <table:table-cell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-91.86212" calcext:value-type="float">
            <text:p>-91.86212</text:p>
          </table:table-cell>
          <table:table-cell/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-92.13992" calcext:value-type="float">
            <text:p>-92.13992</text:p>
          </table:table-cell>
          <table:table-cell/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-92.49561" calcext:value-type="float">
            <text:p>-92.49561</text:p>
          </table:table-cell>
          <table:table-cell/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-92.10936" calcext:value-type="float">
            <text:p>-92.10936</text:p>
          </table:table-cell>
          <table:table-cell/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-93.5196" calcext:value-type="float">
            <text:p>-93.5196</text:p>
          </table:table-cell>
          <table:table-cell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-92.5149" calcext:value-type="float">
            <text:p>-92.5149</text:p>
          </table:table-cell>
          <table:table-cell/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-90.60459" calcext:value-type="float">
            <text:p>-90.60459</text:p>
          </table:table-cell>
          <table:table-cell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-92.5283" calcext:value-type="float">
            <text:p>-92.5283</text:p>
          </table:table-cell>
          <table:table-cell/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float" office:value="-91.83022" calcext:value-type="float">
            <text:p>-91.83022</text:p>
          </table:table-cell>
          <table:table-cell/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-92.13291" calcext:value-type="float">
            <text:p>-92.13291</text:p>
          </table:table-cell>
          <table:table-cell/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-91.30969" calcext:value-type="float">
            <text:p>-91.30969</text:p>
          </table:table-cell>
          <table:table-cell/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float" office:value="-90.2598" calcext:value-type="float">
            <text:p>-90.2598</text:p>
          </table:table-cell>
          <table:table-cell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-90.4948" calcext:value-type="float">
            <text:p>-90.4948</text:p>
          </table:table-cell>
          <table:table-cell/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float" office:value="-91.3086" calcext:value-type="float">
            <text:p>-91.3086</text:p>
          </table:table-cell>
          <table:table-cell/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float" office:value="-89.69125" calcext:value-type="float">
            <text:p>-89.69125</text:p>
          </table:table-cell>
          <table:table-cell/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-89.86256" calcext:value-type="float">
            <text:p>-89.86256</text:p>
          </table:table-cell>
          <table:table-cell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-91.00668" calcext:value-type="float">
            <text:p>-91.00668</text:p>
          </table:table-cell>
          <table:table-cell/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-90.54334" calcext:value-type="float">
            <text:p>-90.54334</text:p>
          </table:table-cell>
          <table:table-cell/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-90.19431" calcext:value-type="float">
            <text:p>-90.19431</text:p>
          </table:table-cell>
          <table:table-cell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float" office:value="-91.4595" calcext:value-type="float">
            <text:p>-91.4595</text:p>
          </table:table-cell>
          <table:table-cell/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-90.67875" calcext:value-type="float">
            <text:p>-90.67875</text:p>
          </table:table-cell>
          <table:table-cell/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float" office:value="-90.13407" calcext:value-type="float">
            <text:p>-90.13407</text:p>
          </table:table-cell>
          <table:table-cell/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float" office:value="-92.17222" calcext:value-type="float">
            <text:p>-92.17222</text:p>
          </table:table-cell>
          <table:table-cell/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float" office:value="-92.42136" calcext:value-type="float">
            <text:p>-92.42136</text:p>
          </table:table-cell>
          <table:table-cell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-91.76913" calcext:value-type="float">
            <text:p>-91.76913</text:p>
          </table:table-cell>
          <table:table-cell/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-89.92495" calcext:value-type="float">
            <text:p>-89.92495</text:p>
          </table:table-cell>
          <table:table-cell/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-90.4763" calcext:value-type="float">
            <text:p>-90.4763</text:p>
          </table:table-cell>
          <table:table-cell/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float" office:value="-91.2043" calcext:value-type="float">
            <text:p>-91.2043</text:p>
          </table:table-cell>
          <table:table-cell/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float" office:value="-88.74292" calcext:value-type="float">
            <text:p>-88.74292</text:p>
          </table:table-cell>
          <table:table-cell/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float" office:value="-90.08395" calcext:value-type="float">
            <text:p>-90.08395</text:p>
          </table:table-cell>
          <table:table-cell/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float" office:value="-88.53057" calcext:value-type="float">
            <text:p>-88.53057</text:p>
          </table:table-cell>
          <table:table-cell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-88.53797" calcext:value-type="float">
            <text:p>-88.53797</text:p>
          </table:table-cell>
          <table:table-cell/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float" office:value="-87.50495" calcext:value-type="float">
            <text:p>-87.50495</text:p>
          </table:table-cell>
          <table:table-cell/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-88.81499" calcext:value-type="float">
            <text:p>-88.81499</text:p>
          </table:table-cell>
          <table:table-cell/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float" office:value="-88.24406" calcext:value-type="float">
            <text:p>-88.24406</text:p>
          </table:table-cell>
          <table:table-cell/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float" office:value="-86.5954" calcext:value-type="float">
            <text:p>-86.5954</text:p>
          </table:table-cell>
          <table:table-cell/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-87.83824" calcext:value-type="float">
            <text:p>-87.83824</text:p>
          </table:table-cell>
          <table:table-cell/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float" office:value="-89.23329" calcext:value-type="float">
            <text:p>-89.23329</text:p>
          </table:table-cell>
          <table:table-cell/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-86.45947" calcext:value-type="float">
            <text:p>-86.45947</text:p>
          </table:table-cell>
          <table:table-cell/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-88.31301" calcext:value-type="float">
            <text:p>-88.31301</text:p>
          </table:table-cell>
          <table:table-cell/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-89.0211" calcext:value-type="float">
            <text:p>-89.0211</text:p>
          </table:table-cell>
          <table:table-cell/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-87.47805" calcext:value-type="float">
            <text:p>-87.47805</text:p>
          </table:table-cell>
          <table:table-cell/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-86.77207" calcext:value-type="float">
            <text:p>-86.77207</text:p>
          </table:table-cell>
          <table:table-cell/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float" office:value="-88.77705" calcext:value-type="float">
            <text:p>-88.77705</text:p>
          </table:table-cell>
          <table:table-cell/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-88.17766" calcext:value-type="float">
            <text:p>-88.17766</text:p>
          </table:table-cell>
          <table:table-cell/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float" office:value="-89.78955" calcext:value-type="float">
            <text:p>-89.78955</text:p>
          </table:table-cell>
          <table:table-cell/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float" office:value="-87.85642" calcext:value-type="float">
            <text:p>-87.85642</text:p>
          </table:table-cell>
          <table:table-cell/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-86.65112" calcext:value-type="float">
            <text:p>-86.65112</text:p>
          </table:table-cell>
          <table:table-cell/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float" office:value="-87.85694" calcext:value-type="float">
            <text:p>-87.85694</text:p>
          </table:table-cell>
          <table:table-cell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-89.13935" calcext:value-type="float">
            <text:p>-89.13935</text:p>
          </table:table-cell>
          <table:table-cell/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float" office:value="-88.4773" calcext:value-type="float">
            <text:p>-88.4773</text:p>
          </table:table-cell>
          <table:table-cell/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float" office:value="-88.17731" calcext:value-type="float">
            <text:p>-88.17731</text:p>
          </table:table-cell>
          <table:table-cell/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float" office:value="-88.99555" calcext:value-type="float">
            <text:p>-88.99555</text:p>
          </table:table-cell>
          <table:table-cell/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-89.01224" calcext:value-type="float">
            <text:p>-89.01224</text:p>
          </table:table-cell>
          <table:table-cell/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float" office:value="-88.57785" calcext:value-type="float">
            <text:p>-88.57785</text:p>
          </table:table-cell>
          <table:table-cell/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-88.67632" calcext:value-type="float">
            <text:p>-88.67632</text:p>
          </table:table-cell>
          <table:table-cell/>
        </table:table-row>
        <table:table-row table:style-name="ro1">
          <table:table-cell office:value-type="float" office:value="7209" calcext:value-type="float">
            <text:p>7209</text:p>
          </table:table-cell>
          <table:table-cell office:value-type="float" office:value="-88.30957" calcext:value-type="float">
            <text:p>-88.30957</text:p>
          </table:table-cell>
          <table:table-cell/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-87.50925" calcext:value-type="float">
            <text:p>-87.50925</text:p>
          </table:table-cell>
          <table:table-cell/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-86.3796" calcext:value-type="float">
            <text:p>-86.3796</text:p>
          </table:table-cell>
          <table:table-cell/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float" office:value="-88.45101" calcext:value-type="float">
            <text:p>-88.45101</text:p>
          </table:table-cell>
          <table:table-cell/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-87.3409" calcext:value-type="float">
            <text:p>-87.3409</text:p>
          </table:table-cell>
          <table:table-cell/>
        </table:table-row>
        <table:table-row table:style-name="ro1">
          <table:table-cell office:value-type="float" office:value="7287" calcext:value-type="float">
            <text:p>7287</text:p>
          </table:table-cell>
          <table:table-cell office:value-type="float" office:value="-87.1935" calcext:value-type="float">
            <text:p>-87.1935</text:p>
          </table:table-cell>
          <table:table-cell/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-87.64476" calcext:value-type="float">
            <text:p>-87.64476</text:p>
          </table:table-cell>
          <table:table-cell/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float" office:value="-87.74218" calcext:value-type="float">
            <text:p>-87.74218</text:p>
          </table:table-cell>
          <table:table-cell/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float" office:value="-88.79109" calcext:value-type="float">
            <text:p>-88.79109</text:p>
          </table:table-cell>
          <table:table-cell/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-85.14134" calcext:value-type="float">
            <text:p>-85.14134</text:p>
          </table:table-cell>
          <table:table-cell/>
        </table:table-row>
        <table:table-row table:style-name="ro1">
          <table:table-cell office:value-type="float" office:value="7365" calcext:value-type="float">
            <text:p>7365</text:p>
          </table:table-cell>
          <table:table-cell office:value-type="float" office:value="-86.41314" calcext:value-type="float">
            <text:p>-86.41314</text:p>
          </table:table-cell>
          <table:table-cell/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float" office:value="-88.72074" calcext:value-type="float">
            <text:p>-88.72074</text:p>
          </table:table-cell>
          <table:table-cell/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float" office:value="-88.7535" calcext:value-type="float">
            <text:p>-88.7535</text:p>
          </table:table-cell>
          <table:table-cell/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float" office:value="-89.87019" calcext:value-type="float">
            <text:p>-89.87019</text:p>
          </table:table-cell>
          <table:table-cell/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-88.45769" calcext:value-type="float">
            <text:p>-88.45769</text:p>
          </table:table-cell>
          <table:table-cell/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float" office:value="-87.54525" calcext:value-type="float">
            <text:p>-87.54525</text:p>
          </table:table-cell>
          <table:table-cell/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float" office:value="-88.4834" calcext:value-type="float">
            <text:p>-88.4834</text:p>
          </table:table-cell>
          <table:table-cell/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float" office:value="-89.42076" calcext:value-type="float">
            <text:p>-89.42076</text:p>
          </table:table-cell>
          <table:table-cell/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-88.5567" calcext:value-type="float">
            <text:p>-88.5567</text:p>
          </table:table-cell>
          <table:table-cell/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-89.18455" calcext:value-type="float">
            <text:p>-89.18455</text:p>
          </table:table-cell>
          <table:table-cell/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float" office:value="-88.92387" calcext:value-type="float">
            <text:p>-88.92387</text:p>
          </table:table-cell>
          <table:table-cell/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float" office:value="-88.62225" calcext:value-type="float">
            <text:p>-88.62225</text:p>
          </table:table-cell>
          <table:table-cell/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-88.74382" calcext:value-type="float">
            <text:p>-88.74382</text:p>
          </table:table-cell>
          <table:table-cell/>
        </table:table-row>
        <table:table-row table:style-name="ro1">
          <table:table-cell office:value-type="float" office:value="7568" calcext:value-type="float">
            <text:p>7568</text:p>
          </table:table-cell>
          <table:table-cell office:value-type="float" office:value="-88.46649" calcext:value-type="float">
            <text:p>-88.46649</text:p>
          </table:table-cell>
          <table:table-cell/>
        </table:table-row>
        <table:table-row table:style-name="ro1">
          <table:table-cell office:value-type="float" office:value="7584" calcext:value-type="float">
            <text:p>7584</text:p>
          </table:table-cell>
          <table:table-cell office:value-type="float" office:value="-88.29919" calcext:value-type="float">
            <text:p>-88.29919</text:p>
          </table:table-cell>
          <table:table-cell/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-87.32235" calcext:value-type="float">
            <text:p>-87.32235</text:p>
          </table:table-cell>
          <table:table-cell/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-88.63076" calcext:value-type="float">
            <text:p>-88.63076</text:p>
          </table:table-cell>
          <table:table-cell/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-89.0286" calcext:value-type="float">
            <text:p>-89.0286</text:p>
          </table:table-cell>
          <table:table-cell/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-88.81364" calcext:value-type="float">
            <text:p>-88.81364</text:p>
          </table:table-cell>
          <table:table-cell/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float" office:value="-88.32384" calcext:value-type="float">
            <text:p>-88.32384</text:p>
          </table:table-cell>
          <table:table-cell/>
        </table:table-row>
        <table:table-row table:style-name="ro1">
          <table:table-cell office:value-type="float" office:value="7677" calcext:value-type="float">
            <text:p>7677</text:p>
          </table:table-cell>
          <table:table-cell office:value-type="float" office:value="-89.63157" calcext:value-type="float">
            <text:p>-89.63157</text:p>
          </table:table-cell>
          <table:table-cell/>
        </table:table-row>
        <table:table-row table:style-name="ro1">
          <table:table-cell office:value-type="float" office:value="7693" calcext:value-type="float">
            <text:p>7693</text:p>
          </table:table-cell>
          <table:table-cell office:value-type="float" office:value="-88.86237" calcext:value-type="float">
            <text:p>-88.86237</text:p>
          </table:table-cell>
          <table:table-cell/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float" office:value="-89.14597" calcext:value-type="float">
            <text:p>-89.14597</text:p>
          </table:table-cell>
          <table:table-cell/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-90.32734" calcext:value-type="float">
            <text:p>-90.32734</text:p>
          </table:table-cell>
          <table:table-cell/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float" office:value="-90.79926" calcext:value-type="float">
            <text:p>-90.79926</text:p>
          </table:table-cell>
          <table:table-cell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-90.40594" calcext:value-type="float">
            <text:p>-90.40594</text:p>
          </table:table-cell>
          <table:table-cell/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float" office:value="-90.17319" calcext:value-type="float">
            <text:p>-90.17319</text:p>
          </table:table-cell>
          <table:table-cell/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-90.7039" calcext:value-type="float">
            <text:p>-90.7039</text:p>
          </table:table-cell>
          <table:table-cell/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-91.07" calcext:value-type="float">
            <text:p>-91.07</text:p>
          </table:table-cell>
          <table:table-cell/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-89.3868" calcext:value-type="float">
            <text:p>-89.3868</text:p>
          </table:table-cell>
          <table:table-cell/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-91.19625" calcext:value-type="float">
            <text:p>-91.19625</text:p>
          </table:table-cell>
          <table:table-cell/>
        </table:table-row>
        <table:table-row table:style-name="ro1">
          <table:table-cell office:value-type="float" office:value="7849" calcext:value-type="float">
            <text:p>7849</text:p>
          </table:table-cell>
          <table:table-cell office:value-type="float" office:value="-91.00118" calcext:value-type="float">
            <text:p>-91.00118</text:p>
          </table:table-cell>
          <table:table-cell/>
        </table:table-row>
        <table:table-row table:style-name="ro1">
          <table:table-cell office:value-type="float" office:value="7864" calcext:value-type="float">
            <text:p>7864</text:p>
          </table:table-cell>
          <table:table-cell office:value-type="float" office:value="-89.37352" calcext:value-type="float">
            <text:p>-89.37352</text:p>
          </table:table-cell>
          <table:table-cell/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-90.25632" calcext:value-type="float">
            <text:p>-90.25632</text:p>
          </table:table-cell>
          <table:table-cell/>
        </table:table-row>
        <table:table-row table:style-name="ro1">
          <table:table-cell office:value-type="float" office:value="7895" calcext:value-type="float">
            <text:p>7895</text:p>
          </table:table-cell>
          <table:table-cell office:value-type="float" office:value="-90.55742" calcext:value-type="float">
            <text:p>-90.55742</text:p>
          </table:table-cell>
          <table:table-cell/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float" office:value="-89.45865" calcext:value-type="float">
            <text:p>-89.45865</text:p>
          </table:table-cell>
          <table:table-cell/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float" office:value="-90.86501" calcext:value-type="float">
            <text:p>-90.86501</text:p>
          </table:table-cell>
          <table:table-cell/>
        </table:table-row>
        <table:table-row table:style-name="ro1">
          <table:table-cell office:value-type="float" office:value="7942" calcext:value-type="float">
            <text:p>7942</text:p>
          </table:table-cell>
          <table:table-cell office:value-type="float" office:value="-91.40761" calcext:value-type="float">
            <text:p>-91.40761</text:p>
          </table:table-cell>
          <table:table-cell/>
        </table:table-row>
        <table:table-row table:style-name="ro1">
          <table:table-cell office:value-type="float" office:value="7958" calcext:value-type="float">
            <text:p>7958</text:p>
          </table:table-cell>
          <table:table-cell office:value-type="float" office:value="-91.3453" calcext:value-type="float">
            <text:p>-91.3453</text:p>
          </table:table-cell>
          <table:table-cell/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float" office:value="-91.7814" calcext:value-type="float">
            <text:p>-91.7814</text:p>
          </table:table-cell>
          <table:table-cell/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float" office:value="-91.68269" calcext:value-type="float">
            <text:p>-91.68269</text:p>
          </table:table-cell>
          <table:table-cell/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float" office:value="-91.50121" calcext:value-type="float">
            <text:p>-91.50121</text:p>
          </table:table-cell>
          <table:table-cell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-90.76432" calcext:value-type="float">
            <text:p>-90.76432</text:p>
          </table:table-cell>
          <table:table-cell/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float" office:value="-92.43532" calcext:value-type="float">
            <text:p>-92.43532</text:p>
          </table:table-cell>
          <table:table-cell/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float" office:value="-91.99359" calcext:value-type="float">
            <text:p>-91.99359</text:p>
          </table:table-cell>
          <table:table-cell/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float" office:value="-90.4429" calcext:value-type="float">
            <text:p>-90.4429</text:p>
          </table:table-cell>
          <table:table-cell/>
        </table:table-row>
        <table:table-row table:style-name="ro1">
          <table:table-cell office:value-type="float" office:value="8082" calcext:value-type="float">
            <text:p>8082</text:p>
          </table:table-cell>
          <table:table-cell office:value-type="float" office:value="-93.18157" calcext:value-type="float">
            <text:p>-93.18157</text:p>
          </table:table-cell>
          <table:table-cell/>
        </table:table-row>
        <table:table-row table:style-name="ro1">
          <table:table-cell office:value-type="float" office:value="8098" calcext:value-type="float">
            <text:p>8098</text:p>
          </table:table-cell>
          <table:table-cell office:value-type="float" office:value="-92.79727" calcext:value-type="float">
            <text:p>-92.79727</text:p>
          </table:table-cell>
          <table:table-cell/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float" office:value="-93.05156" calcext:value-type="float">
            <text:p>-93.05156</text:p>
          </table:table-cell>
          <table:table-cell/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float" office:value="-92.02272" calcext:value-type="float">
            <text:p>-92.02272</text:p>
          </table:table-cell>
          <table:table-cell/>
        </table:table-row>
        <table:table-row table:style-name="ro1">
          <table:table-cell office:value-type="float" office:value="8145" calcext:value-type="float">
            <text:p>8145</text:p>
          </table:table-cell>
          <table:table-cell office:value-type="float" office:value="-92.74157" calcext:value-type="float">
            <text:p>-92.74157</text:p>
          </table:table-cell>
          <table:table-cell/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-94.33566" calcext:value-type="float">
            <text:p>-94.33566</text:p>
          </table:table-cell>
          <table:table-cell/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float" office:value="-92.52988" calcext:value-type="float">
            <text:p>-92.52988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-92.14701" calcext:value-type="float">
            <text:p>-92.14701</text:p>
          </table:table-cell>
          <table:table-cell/>
        </table:table-row>
        <table:table-row table:style-name="ro1">
          <table:table-cell office:value-type="float" office:value="8207" calcext:value-type="float">
            <text:p>8207</text:p>
          </table:table-cell>
          <table:table-cell office:value-type="float" office:value="-93.22624" calcext:value-type="float">
            <text:p>-93.22624</text:p>
          </table:table-cell>
          <table:table-cell/>
        </table:table-row>
        <table:table-row table:style-name="ro1">
          <table:table-cell office:value-type="float" office:value="8223" calcext:value-type="float">
            <text:p>8223</text:p>
          </table:table-cell>
          <table:table-cell office:value-type="float" office:value="-91.80376" calcext:value-type="float">
            <text:p>-91.80376</text:p>
          </table:table-cell>
          <table:table-cell/>
        </table:table-row>
        <table:table-row table:style-name="ro1">
          <table:table-cell office:value-type="float" office:value="8238" calcext:value-type="float">
            <text:p>8238</text:p>
          </table:table-cell>
          <table:table-cell office:value-type="float" office:value="-91.53824" calcext:value-type="float">
            <text:p>-91.53824</text:p>
          </table:table-cell>
          <table:table-cell/>
        </table:table-row>
        <table:table-row table:style-name="ro1">
          <table:table-cell office:value-type="float" office:value="8254" calcext:value-type="float">
            <text:p>8254</text:p>
          </table:table-cell>
          <table:table-cell office:value-type="float" office:value="-92.12555" calcext:value-type="float">
            <text:p>-92.12555</text:p>
          </table:table-cell>
          <table:table-cell/>
        </table:table-row>
        <table:table-row table:style-name="ro1">
          <table:table-cell office:value-type="float" office:value="8269" calcext:value-type="float">
            <text:p>8269</text:p>
          </table:table-cell>
          <table:table-cell office:value-type="float" office:value="-91.65594" calcext:value-type="float">
            <text:p>-91.65594</text:p>
          </table:table-cell>
          <table:table-cell/>
        </table:table-row>
        <table:table-row table:style-name="ro1">
          <table:table-cell office:value-type="float" office:value="8285" calcext:value-type="float">
            <text:p>8285</text:p>
          </table:table-cell>
          <table:table-cell office:value-type="float" office:value="-91.55801" calcext:value-type="float">
            <text:p>-91.55801</text:p>
          </table:table-cell>
          <table:table-cell/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-92.68552" calcext:value-type="float">
            <text:p>-92.68552</text:p>
          </table:table-cell>
          <table:table-cell/>
        </table:table-row>
        <table:table-row table:style-name="ro1">
          <table:table-cell office:value-type="float" office:value="8316" calcext:value-type="float">
            <text:p>8316</text:p>
          </table:table-cell>
          <table:table-cell office:value-type="float" office:value="-93.40297" calcext:value-type="float">
            <text:p>-93.40297</text:p>
          </table:table-cell>
          <table:table-cell/>
        </table:table-row>
        <table:table-row table:style-name="ro1">
          <table:table-cell office:value-type="float" office:value="8332" calcext:value-type="float">
            <text:p>8332</text:p>
          </table:table-cell>
          <table:table-cell office:value-type="float" office:value="-93.946" calcext:value-type="float">
            <text:p>-93.946</text:p>
          </table:table-cell>
          <table:table-cell/>
        </table:table-row>
        <table:table-row table:style-name="ro1">
          <table:table-cell office:value-type="float" office:value="8347" calcext:value-type="float">
            <text:p>8347</text:p>
          </table:table-cell>
          <table:table-cell office:value-type="float" office:value="-91.85562" calcext:value-type="float">
            <text:p>-91.85562</text:p>
          </table:table-cell>
          <table:table-cell/>
        </table:table-row>
        <table:table-row table:style-name="ro1">
          <table:table-cell office:value-type="float" office:value="8363" calcext:value-type="float">
            <text:p>8363</text:p>
          </table:table-cell>
          <table:table-cell office:value-type="float" office:value="-93.29288" calcext:value-type="float">
            <text:p>-93.29288</text:p>
          </table:table-cell>
          <table:table-cell/>
        </table:table-row>
        <table:table-row table:style-name="ro1">
          <table:table-cell office:value-type="float" office:value="8379" calcext:value-type="float">
            <text:p>8379</text:p>
          </table:table-cell>
          <table:table-cell office:value-type="float" office:value="-93.89988" calcext:value-type="float">
            <text:p>-93.89988</text:p>
          </table:table-cell>
          <table:table-cell/>
        </table:table-row>
        <table:table-row table:style-name="ro1">
          <table:table-cell office:value-type="float" office:value="8394" calcext:value-type="float">
            <text:p>8394</text:p>
          </table:table-cell>
          <table:table-cell office:value-type="float" office:value="-92.94859" calcext:value-type="float">
            <text:p>-92.94859</text:p>
          </table:table-cell>
          <table:table-cell/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-91.58065" calcext:value-type="float">
            <text:p>-91.58065</text:p>
          </table:table-cell>
          <table:table-cell/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float" office:value="-93.40564" calcext:value-type="float">
            <text:p>-93.40564</text:p>
          </table:table-cell>
          <table:table-cell/>
        </table:table-row>
        <table:table-row table:style-name="ro1">
          <table:table-cell office:value-type="float" office:value="8441" calcext:value-type="float">
            <text:p>8441</text:p>
          </table:table-cell>
          <table:table-cell office:value-type="float" office:value="-93.71832" calcext:value-type="float">
            <text:p>-93.71832</text:p>
          </table:table-cell>
          <table:table-cell/>
        </table:table-row>
        <table:table-row table:style-name="ro1">
          <table:table-cell office:value-type="float" office:value="8457" calcext:value-type="float">
            <text:p>8457</text:p>
          </table:table-cell>
          <table:table-cell office:value-type="float" office:value="-92.11322" calcext:value-type="float">
            <text:p>-92.11322</text:p>
          </table:table-cell>
          <table:table-cell/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float" office:value="-92.40891" calcext:value-type="float">
            <text:p>-92.40891</text:p>
          </table:table-cell>
          <table:table-cell/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float" office:value="-91.78665" calcext:value-type="float">
            <text:p>-91.78665</text:p>
          </table:table-cell>
          <table:table-cell/>
        </table:table-row>
        <table:table-row table:style-name="ro1">
          <table:table-cell office:value-type="float" office:value="8503" calcext:value-type="float">
            <text:p>8503</text:p>
          </table:table-cell>
          <table:table-cell office:value-type="float" office:value="-91.50741" calcext:value-type="float">
            <text:p>-91.50741</text:p>
          </table:table-cell>
          <table:table-cell/>
        </table:table-row>
        <table:table-row table:style-name="ro1">
          <table:table-cell office:value-type="float" office:value="8519" calcext:value-type="float">
            <text:p>8519</text:p>
          </table:table-cell>
          <table:table-cell office:value-type="float" office:value="-91.27087" calcext:value-type="float">
            <text:p>-91.27087</text:p>
          </table:table-cell>
          <table:table-cell/>
        </table:table-row>
        <table:table-row table:style-name="ro1">
          <table:table-cell office:value-type="float" office:value="8535" calcext:value-type="float">
            <text:p>8535</text:p>
          </table:table-cell>
          <table:table-cell office:value-type="float" office:value="-90.92749" calcext:value-type="float">
            <text:p>-90.92749</text:p>
          </table:table-cell>
          <table:table-cell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-91.5779" calcext:value-type="float">
            <text:p>-91.5779</text:p>
          </table:table-cell>
          <table:table-cell/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float" office:value="-91.11575" calcext:value-type="float">
            <text:p>-91.11575</text:p>
          </table:table-cell>
          <table:table-cell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-90.70681" calcext:value-type="float">
            <text:p>-90.70681</text:p>
          </table:table-cell>
          <table:table-cell/>
        </table:table-row>
        <table:table-row table:style-name="ro1">
          <table:table-cell office:value-type="float" office:value="8597" calcext:value-type="float">
            <text:p>8597</text:p>
          </table:table-cell>
          <table:table-cell office:value-type="float" office:value="-90.05357" calcext:value-type="float">
            <text:p>-90.05357</text:p>
          </table:table-cell>
          <table:table-cell/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float" office:value="-88.49927" calcext:value-type="float">
            <text:p>-88.49927</text:p>
          </table:table-cell>
          <table:table-cell/>
        </table:table-row>
        <table:table-row table:style-name="ro1">
          <table:table-cell office:value-type="float" office:value="8628" calcext:value-type="float">
            <text:p>8628</text:p>
          </table:table-cell>
          <table:table-cell office:value-type="float" office:value="-90.85124" calcext:value-type="float">
            <text:p>-90.85124</text:p>
          </table:table-cell>
          <table:table-cell/>
        </table:table-row>
        <table:table-row table:style-name="ro1">
          <table:table-cell office:value-type="float" office:value="8644" calcext:value-type="float">
            <text:p>8644</text:p>
          </table:table-cell>
          <table:table-cell office:value-type="float" office:value="-90.08844" calcext:value-type="float">
            <text:p>-90.08844</text:p>
          </table:table-cell>
          <table:table-cell/>
        </table:table-row>
        <table:table-row table:style-name="ro1">
          <table:table-cell office:value-type="float" office:value="8659" calcext:value-type="float">
            <text:p>8659</text:p>
          </table:table-cell>
          <table:table-cell office:value-type="float" office:value="-89.99243" calcext:value-type="float">
            <text:p>-89.99243</text:p>
          </table:table-cell>
          <table:table-cell/>
        </table:table-row>
        <table:table-row table:style-name="ro1">
          <table:table-cell office:value-type="float" office:value="8675" calcext:value-type="float">
            <text:p>8675</text:p>
          </table:table-cell>
          <table:table-cell office:value-type="float" office:value="-88.8238" calcext:value-type="float">
            <text:p>-88.8238</text:p>
          </table:table-cell>
          <table:table-cell/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float" office:value="-89.16875" calcext:value-type="float">
            <text:p>-89.16875</text:p>
          </table:table-cell>
          <table:table-cell/>
        </table:table-row>
        <table:table-row table:style-name="ro1">
          <table:table-cell office:value-type="float" office:value="8706" calcext:value-type="float">
            <text:p>8706</text:p>
          </table:table-cell>
          <table:table-cell office:value-type="float" office:value="-88.27161" calcext:value-type="float">
            <text:p>-88.27161</text:p>
          </table:table-cell>
          <table:table-cell/>
        </table:table-row>
        <table:table-row table:style-name="ro1">
          <table:table-cell office:value-type="float" office:value="8722" calcext:value-type="float">
            <text:p>8722</text:p>
          </table:table-cell>
          <table:table-cell office:value-type="float" office:value="-87.76343" calcext:value-type="float">
            <text:p>-87.76343</text:p>
          </table:table-cell>
          <table:table-cell/>
        </table:table-row>
        <table:table-row table:style-name="ro1">
          <table:table-cell office:value-type="float" office:value="8737" calcext:value-type="float">
            <text:p>8737</text:p>
          </table:table-cell>
          <table:table-cell office:value-type="float" office:value="-87.866" calcext:value-type="float">
            <text:p>-87.866</text:p>
          </table:table-cell>
          <table:table-cell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-88.23196" calcext:value-type="float">
            <text:p>-88.23196</text:p>
          </table:table-cell>
          <table:table-cell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-88.31824" calcext:value-type="float">
            <text:p>-88.31824</text:p>
          </table:table-cell>
          <table:table-cell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-86.37219" calcext:value-type="float">
            <text:p>-86.37219</text:p>
          </table:table-cell>
          <table:table-cell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-86.85239" calcext:value-type="float">
            <text:p>-86.85239</text:p>
          </table:table-cell>
          <table:table-cell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-87.84585" calcext:value-type="float">
            <text:p>-87.84585</text:p>
          </table:table-cell>
          <table:table-cell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-88.63697" calcext:value-type="float">
            <text:p>-88.63697</text:p>
          </table:table-cell>
          <table:table-cell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-86.31192" calcext:value-type="float">
            <text:p>-86.31192</text:p>
          </table:table-cell>
          <table:table-cell/>
        </table:table-row>
        <table:table-row table:style-name="ro1">
          <table:table-cell office:value-type="float" office:value="8862" calcext:value-type="float">
            <text:p>8862</text:p>
          </table:table-cell>
          <table:table-cell office:value-type="float" office:value="-88.29112" calcext:value-type="float">
            <text:p>-88.29112</text:p>
          </table:table-cell>
          <table:table-cell/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float" office:value="-88.66094" calcext:value-type="float">
            <text:p>-88.66094</text:p>
          </table:table-cell>
          <table:table-cell/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float" office:value="-88.55906" calcext:value-type="float">
            <text:p>-88.55906</text:p>
          </table:table-cell>
          <table:table-cell/>
        </table:table-row>
        <table:table-row table:style-name="ro1">
          <table:table-cell office:value-type="float" office:value="8909" calcext:value-type="float">
            <text:p>8909</text:p>
          </table:table-cell>
          <table:table-cell office:value-type="float" office:value="-88.11957" calcext:value-type="float">
            <text:p>-88.11957</text:p>
          </table:table-cell>
          <table:table-cell/>
        </table:table-row>
        <table:table-row table:style-name="ro1">
          <table:table-cell office:value-type="float" office:value="8924" calcext:value-type="float">
            <text:p>8924</text:p>
          </table:table-cell>
          <table:table-cell office:value-type="float" office:value="-88.6785" calcext:value-type="float">
            <text:p>-88.6785</text:p>
          </table:table-cell>
          <table:table-cell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-87.98835" calcext:value-type="float">
            <text:p>-87.98835</text:p>
          </table:table-cell>
          <table:table-cell/>
        </table:table-row>
        <table:table-row table:style-name="ro1">
          <table:table-cell office:value-type="float" office:value="8955" calcext:value-type="float">
            <text:p>8955</text:p>
          </table:table-cell>
          <table:table-cell office:value-type="float" office:value="-85.78486" calcext:value-type="float">
            <text:p>-85.78486</text:p>
          </table:table-cell>
          <table:table-cell/>
        </table:table-row>
        <table:table-row table:style-name="ro1">
          <table:table-cell office:value-type="float" office:value="8971" calcext:value-type="float">
            <text:p>8971</text:p>
          </table:table-cell>
          <table:table-cell office:value-type="float" office:value="-86.90576" calcext:value-type="float">
            <text:p>-86.90576</text:p>
          </table:table-cell>
          <table:table-cell/>
        </table:table-row>
        <table:table-row table:style-name="ro1">
          <table:table-cell office:value-type="float" office:value="8987" calcext:value-type="float">
            <text:p>8987</text:p>
          </table:table-cell>
          <table:table-cell office:value-type="float" office:value="-86.05044" calcext:value-type="float">
            <text:p>-86.05044</text:p>
          </table:table-cell>
          <table:table-cell/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float" office:value="-86.2122" calcext:value-type="float">
            <text:p>-86.2122</text:p>
          </table:table-cell>
          <table:table-cell/>
        </table:table-row>
        <table:table-row table:style-name="ro1">
          <table:table-cell office:value-type="float" office:value="9018" calcext:value-type="float">
            <text:p>9018</text:p>
          </table:table-cell>
          <table:table-cell office:value-type="float" office:value="-85.7801" calcext:value-type="float">
            <text:p>-85.7801</text:p>
          </table:table-cell>
          <table:table-cell/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float" office:value="-85.76257" calcext:value-type="float">
            <text:p>-85.76257</text:p>
          </table:table-cell>
          <table:table-cell/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float" office:value="-86.5316" calcext:value-type="float">
            <text:p>-86.5316</text:p>
          </table:table-cell>
          <table:table-cell/>
        </table:table-row>
        <table:table-row table:style-name="ro1">
          <table:table-cell office:value-type="float" office:value="9065" calcext:value-type="float">
            <text:p>9065</text:p>
          </table:table-cell>
          <table:table-cell office:value-type="float" office:value="-86.23276" calcext:value-type="float">
            <text:p>-86.23276</text:p>
          </table:table-cell>
          <table:table-cell/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-86.75869" calcext:value-type="float">
            <text:p>-86.75869</text:p>
          </table:table-cell>
          <table:table-cell/>
        </table:table-row>
        <table:table-row table:style-name="ro1">
          <table:table-cell office:value-type="float" office:value="9096" calcext:value-type="float">
            <text:p>9096</text:p>
          </table:table-cell>
          <table:table-cell office:value-type="float" office:value="-87.04112" calcext:value-type="float">
            <text:p>-87.04112</text:p>
          </table:table-cell>
          <table:table-cell/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float" office:value="-87.38891" calcext:value-type="float">
            <text:p>-87.38891</text:p>
          </table:table-cell>
          <table:table-cell/>
        </table:table-row>
        <table:table-row table:style-name="ro1">
          <table:table-cell office:value-type="float" office:value="9127" calcext:value-type="float">
            <text:p>9127</text:p>
          </table:table-cell>
          <table:table-cell office:value-type="float" office:value="-88.28736" calcext:value-type="float">
            <text:p>-88.28736</text:p>
          </table:table-cell>
          <table:table-cell/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float" office:value="-87.90532" calcext:value-type="float">
            <text:p>-87.90532</text:p>
          </table:table-cell>
          <table:table-cell/>
        </table:table-row>
        <table:table-row table:style-name="ro1">
          <table:table-cell office:value-type="float" office:value="9158" calcext:value-type="float">
            <text:p>9158</text:p>
          </table:table-cell>
          <table:table-cell office:value-type="float" office:value="-89.14907" calcext:value-type="float">
            <text:p>-89.14907</text:p>
          </table:table-cell>
          <table:table-cell/>
        </table:table-row>
        <table:table-row table:style-name="ro1">
          <table:table-cell office:value-type="float" office:value="9174" calcext:value-type="float">
            <text:p>9174</text:p>
          </table:table-cell>
          <table:table-cell office:value-type="float" office:value="-87.39392" calcext:value-type="float">
            <text:p>-87.39392</text:p>
          </table:table-cell>
          <table:table-cell/>
        </table:table-row>
        <table:table-row table:style-name="ro1">
          <table:table-cell office:value-type="float" office:value="9189" calcext:value-type="float">
            <text:p>9189</text:p>
          </table:table-cell>
          <table:table-cell office:value-type="float" office:value="-88.83426" calcext:value-type="float">
            <text:p>-88.83426</text:p>
          </table:table-cell>
          <table:table-cell/>
        </table:table-row>
        <table:table-row table:style-name="ro1">
          <table:table-cell office:value-type="float" office:value="9205" calcext:value-type="float">
            <text:p>9205</text:p>
          </table:table-cell>
          <table:table-cell office:value-type="float" office:value="-87.86972" calcext:value-type="float">
            <text:p>-87.86972</text:p>
          </table:table-cell>
          <table:table-cell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-88.52315" calcext:value-type="float">
            <text:p>-88.52315</text:p>
          </table:table-cell>
          <table:table-cell/>
        </table:table-row>
        <table:table-row table:style-name="ro1">
          <table:table-cell office:value-type="float" office:value="9236" calcext:value-type="float">
            <text:p>9236</text:p>
          </table:table-cell>
          <table:table-cell office:value-type="float" office:value="-87.29631" calcext:value-type="float">
            <text:p>-87.29631</text:p>
          </table:table-cell>
          <table:table-cell/>
        </table:table-row>
        <table:table-row table:style-name="ro1">
          <table:table-cell office:value-type="float" office:value="9252" calcext:value-type="float">
            <text:p>9252</text:p>
          </table:table-cell>
          <table:table-cell office:value-type="float" office:value="-87.17284" calcext:value-type="float">
            <text:p>-87.17284</text:p>
          </table:table-cell>
          <table:table-cell/>
        </table:table-row>
        <table:table-row table:style-name="ro1">
          <table:table-cell office:value-type="float" office:value="9267" calcext:value-type="float">
            <text:p>9267</text:p>
          </table:table-cell>
          <table:table-cell office:value-type="float" office:value="-86.24569" calcext:value-type="float">
            <text:p>-86.24569</text:p>
          </table:table-cell>
          <table:table-cell/>
        </table:table-row>
        <table:table-row table:style-name="ro1">
          <table:table-cell office:value-type="float" office:value="9283" calcext:value-type="float">
            <text:p>9283</text:p>
          </table:table-cell>
          <table:table-cell office:value-type="float" office:value="-86.6352" calcext:value-type="float">
            <text:p>-86.6352</text:p>
          </table:table-cell>
          <table:table-cell/>
        </table:table-row>
        <table:table-row table:style-name="ro1">
          <table:table-cell office:value-type="float" office:value="9298" calcext:value-type="float">
            <text:p>9298</text:p>
          </table:table-cell>
          <table:table-cell office:value-type="float" office:value="-85.56601" calcext:value-type="float">
            <text:p>-85.56601</text:p>
          </table:table-cell>
          <table:table-cell/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-86.03653" calcext:value-type="float">
            <text:p>-86.03653</text:p>
          </table:table-cell>
          <table:table-cell/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-85.83832" calcext:value-type="float">
            <text:p>-85.83832</text:p>
          </table:table-cell>
          <table:table-cell/>
        </table:table-row>
        <table:table-row table:style-name="ro1">
          <table:table-cell office:value-type="float" office:value="9345" calcext:value-type="float">
            <text:p>9345</text:p>
          </table:table-cell>
          <table:table-cell office:value-type="float" office:value="-86.7186" calcext:value-type="float">
            <text:p>-86.7186</text:p>
          </table:table-cell>
          <table:table-cell/>
        </table:table-row>
        <table:table-row table:style-name="ro1">
          <table:table-cell office:value-type="float" office:value="9361" calcext:value-type="float">
            <text:p>9361</text:p>
          </table:table-cell>
          <table:table-cell office:value-type="float" office:value="-85.89432" calcext:value-type="float">
            <text:p>-85.89432</text:p>
          </table:table-cell>
          <table:table-cell/>
        </table:table-row>
        <table:table-row table:style-name="ro1">
          <table:table-cell office:value-type="float" office:value="9376" calcext:value-type="float">
            <text:p>9376</text:p>
          </table:table-cell>
          <table:table-cell office:value-type="float" office:value="-87.34739" calcext:value-type="float">
            <text:p>-87.34739</text:p>
          </table:table-cell>
          <table:table-cell/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float" office:value="-86.24176" calcext:value-type="float">
            <text:p>-86.24176</text:p>
          </table:table-cell>
          <table:table-cell/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float" office:value="-87.67722" calcext:value-type="float">
            <text:p>-87.67722</text:p>
          </table:table-cell>
          <table:table-cell/>
        </table:table-row>
        <table:table-row table:style-name="ro1">
          <table:table-cell office:value-type="float" office:value="9423" calcext:value-type="float">
            <text:p>9423</text:p>
          </table:table-cell>
          <table:table-cell office:value-type="float" office:value="-88.4893" calcext:value-type="float">
            <text:p>-88.4893</text:p>
          </table:table-cell>
          <table:table-cell/>
        </table:table-row>
        <table:table-row table:style-name="ro1">
          <table:table-cell office:value-type="float" office:value="9439" calcext:value-type="float">
            <text:p>9439</text:p>
          </table:table-cell>
          <table:table-cell office:value-type="float" office:value="-89.18191" calcext:value-type="float">
            <text:p>-89.18191</text:p>
          </table:table-cell>
          <table:table-cell/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float" office:value="-88.48197" calcext:value-type="float">
            <text:p>-88.48197</text:p>
          </table:table-cell>
          <table:table-cell/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float" office:value="-91.62615" calcext:value-type="float">
            <text:p>-91.62615</text:p>
          </table:table-cell>
          <table:table-cell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float" office:value="-90.3426" calcext:value-type="float">
            <text:p>-90.3426</text:p>
          </table:table-cell>
          <table:table-cell/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-89.9683" calcext:value-type="float">
            <text:p>-89.9683</text:p>
          </table:table-cell>
          <table:table-cell/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-91.23489" calcext:value-type="float">
            <text:p>-91.23489</text:p>
          </table:table-cell>
          <table:table-cell/>
        </table:table-row>
        <table:table-row table:style-name="ro1">
          <table:table-cell office:value-type="float" office:value="9532" calcext:value-type="float">
            <text:p>9532</text:p>
          </table:table-cell>
          <table:table-cell office:value-type="float" office:value="-89.746" calcext:value-type="float">
            <text:p>-89.746</text:p>
          </table:table-cell>
          <table:table-cell/>
        </table:table-row>
        <table:table-row table:style-name="ro1">
          <table:table-cell office:value-type="float" office:value="9548" calcext:value-type="float">
            <text:p>9548</text:p>
          </table:table-cell>
          <table:table-cell office:value-type="float" office:value="-88.77546" calcext:value-type="float">
            <text:p>-88.77546</text:p>
          </table:table-cell>
          <table:table-cell/>
        </table:table-row>
        <table:table-row table:style-name="ro1">
          <table:table-cell office:value-type="float" office:value="9563" calcext:value-type="float">
            <text:p>9563</text:p>
          </table:table-cell>
          <table:table-cell office:value-type="float" office:value="-89.42476" calcext:value-type="float">
            <text:p>-89.42476</text:p>
          </table:table-cell>
          <table:table-cell/>
        </table:table-row>
        <table:table-row table:style-name="ro1">
          <table:table-cell office:value-type="float" office:value="9579" calcext:value-type="float">
            <text:p>9579</text:p>
          </table:table-cell>
          <table:table-cell office:value-type="float" office:value="-89.20001" calcext:value-type="float">
            <text:p>-89.20001</text:p>
          </table:table-cell>
          <table:table-cell/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float" office:value="-88.15004" calcext:value-type="float">
            <text:p>-88.15004</text:p>
          </table:table-cell>
          <table:table-cell/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-90.43797" calcext:value-type="float">
            <text:p>-90.43797</text:p>
          </table:table-cell>
          <table:table-cell/>
        </table:table-row>
        <table:table-row table:style-name="ro1">
          <table:table-cell office:value-type="float" office:value="9626" calcext:value-type="float">
            <text:p>9626</text:p>
          </table:table-cell>
          <table:table-cell office:value-type="float" office:value="-87.48056" calcext:value-type="float">
            <text:p>-87.48056</text:p>
          </table:table-cell>
          <table:table-cell/>
        </table:table-row>
        <table:table-row table:style-name="ro1">
          <table:table-cell office:value-type="float" office:value="9641" calcext:value-type="float">
            <text:p>9641</text:p>
          </table:table-cell>
          <table:table-cell office:value-type="float" office:value="-88.65788" calcext:value-type="float">
            <text:p>-88.65788</text:p>
          </table:table-cell>
          <table:table-cell/>
        </table:table-row>
        <table:table-row table:style-name="ro1">
          <table:table-cell office:value-type="float" office:value="9657" calcext:value-type="float">
            <text:p>9657</text:p>
          </table:table-cell>
          <table:table-cell office:value-type="float" office:value="-86.69486" calcext:value-type="float">
            <text:p>-86.69486</text:p>
          </table:table-cell>
          <table:table-cell/>
        </table:table-row>
        <table:table-row table:style-name="ro1">
          <table:table-cell office:value-type="float" office:value="9673" calcext:value-type="float">
            <text:p>9673</text:p>
          </table:table-cell>
          <table:table-cell office:value-type="float" office:value="-86.87681" calcext:value-type="float">
            <text:p>-86.87681</text:p>
          </table:table-cell>
          <table:table-cell/>
        </table:table-row>
        <table:table-row table:style-name="ro1">
          <table:table-cell office:value-type="float" office:value="9688" calcext:value-type="float">
            <text:p>9688</text:p>
          </table:table-cell>
          <table:table-cell office:value-type="float" office:value="-87.16515" calcext:value-type="float">
            <text:p>-87.16515</text:p>
          </table:table-cell>
          <table:table-cell/>
        </table:table-row>
        <table:table-row table:style-name="ro1">
          <table:table-cell office:value-type="float" office:value="9704" calcext:value-type="float">
            <text:p>9704</text:p>
          </table:table-cell>
          <table:table-cell office:value-type="float" office:value="-87.76187" calcext:value-type="float">
            <text:p>-87.76187</text:p>
          </table:table-cell>
          <table:table-cell/>
        </table:table-row>
        <table:table-row table:style-name="ro1">
          <table:table-cell office:value-type="float" office:value="9719" calcext:value-type="float">
            <text:p>9719</text:p>
          </table:table-cell>
          <table:table-cell office:value-type="float" office:value="-88.91284" calcext:value-type="float">
            <text:p>-88.91284</text:p>
          </table:table-cell>
          <table:table-cell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float" office:value="-88.50079" calcext:value-type="float">
            <text:p>-88.50079</text:p>
          </table:table-cell>
          <table:table-cell/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float" office:value="-88.67826" calcext:value-type="float">
            <text:p>-88.67826</text:p>
          </table:table-cell>
          <table:table-cell/>
        </table:table-row>
        <table:table-row table:style-name="ro1">
          <table:table-cell office:value-type="float" office:value="9766" calcext:value-type="float">
            <text:p>9766</text:p>
          </table:table-cell>
          <table:table-cell office:value-type="float" office:value="-88.85946" calcext:value-type="float">
            <text:p>-88.85946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 office:value-type="float" office:value="-89.26317" calcext:value-type="float">
            <text:p>-89.26317</text:p>
          </table:table-cell>
          <table:table-cell/>
        </table:table-row>
        <table:table-row table:style-name="ro1">
          <table:table-cell office:value-type="float" office:value="9797" calcext:value-type="float">
            <text:p>9797</text:p>
          </table:table-cell>
          <table:table-cell office:value-type="float" office:value="-90.25074" calcext:value-type="float">
            <text:p>-90.25074</text:p>
          </table:table-cell>
          <table:table-cell/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float" office:value="-90.32437" calcext:value-type="float">
            <text:p>-90.32437</text:p>
          </table:table-cell>
          <table:table-cell/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float" office:value="-89.96405" calcext:value-type="float">
            <text:p>-89.96405</text:p>
          </table:table-cell>
          <table:table-cell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float" office:value="-89.97953" calcext:value-type="float">
            <text:p>-89.97953</text:p>
          </table:table-cell>
          <table:table-cell/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-89.1389" calcext:value-type="float">
            <text:p>-89.1389</text:p>
          </table:table-cell>
          <table:table-cell/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float" office:value="-88.80165" calcext:value-type="float">
            <text:p>-88.80165</text:p>
          </table:table-cell>
          <table:table-cell/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float" office:value="-88.44407" calcext:value-type="float">
            <text:p>-88.44407</text:p>
          </table:table-cell>
          <table:table-cell/>
        </table:table-row>
        <table:table-row table:style-name="ro1">
          <table:table-cell office:value-type="float" office:value="9906" calcext:value-type="float">
            <text:p>9906</text:p>
          </table:table-cell>
          <table:table-cell office:value-type="float" office:value="-87.07549" calcext:value-type="float">
            <text:p>-87.07549</text:p>
          </table:table-cell>
          <table:table-cell/>
        </table:table-row>
        <table:table-row table:style-name="ro1">
          <table:table-cell office:value-type="float" office:value="9922" calcext:value-type="float">
            <text:p>9922</text:p>
          </table:table-cell>
          <table:table-cell office:value-type="float" office:value="-86.00491" calcext:value-type="float">
            <text:p>-86.00491</text:p>
          </table:table-cell>
          <table:table-cell/>
        </table:table-row>
        <table:table-row table:style-name="ro1">
          <table:table-cell office:value-type="float" office:value="9938" calcext:value-type="float">
            <text:p>9938</text:p>
          </table:table-cell>
          <table:table-cell office:value-type="float" office:value="-87.63199" calcext:value-type="float">
            <text:p>-87.63199</text:p>
          </table:table-cell>
          <table:table-cell/>
        </table:table-row>
        <table:table-row table:style-name="ro1">
          <table:table-cell office:value-type="float" office:value="9953" calcext:value-type="float">
            <text:p>9953</text:p>
          </table:table-cell>
          <table:table-cell office:value-type="float" office:value="-87.89766" calcext:value-type="float">
            <text:p>-87.89766</text:p>
          </table:table-cell>
          <table:table-cell/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float" office:value="-86.1012" calcext:value-type="float">
            <text:p>-86.1012</text:p>
          </table:table-cell>
          <table:table-cell/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-84.65412" calcext:value-type="float">
            <text:p>-84.65412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85.72946" calcext:value-type="float">
            <text:p>-85.72946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88.76545" calcext:value-type="float">
            <text:p>-88.76545</text:p>
          </table:table-cell>
          <table:table-cell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-88.99174" calcext:value-type="float">
            <text:p>-88.99174</text:p>
          </table:table-cell>
          <table:table-cell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float" office:value="-91.40491" calcext:value-type="float">
            <text:p>-91.40491</text:p>
          </table:table-cell>
          <table:table-cell/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float" office:value="-89.33672" calcext:value-type="float">
            <text:p>-89.33672</text:p>
          </table:table-cell>
          <table:table-cell/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float" office:value="-89.27744" calcext:value-type="float">
            <text:p>-89.27744</text:p>
          </table:table-cell>
          <table:table-cell/>
        </table:table-row>
        <table:table-row table:style-name="ro1">
          <table:table-cell office:value-type="float" office:value="10223" calcext:value-type="float">
            <text:p>10223</text:p>
          </table:table-cell>
          <table:table-cell office:value-type="float" office:value="-92.30866" calcext:value-type="float">
            <text:p>-92.30866</text:p>
          </table:table-cell>
          <table:table-cell/>
        </table:table-row>
        <table:table-row table:style-name="ro1">
          <table:table-cell office:value-type="float" office:value="10267" calcext:value-type="float">
            <text:p>10267</text:p>
          </table:table-cell>
          <table:table-cell office:value-type="float" office:value="-90.18194" calcext:value-type="float">
            <text:p>-90.18194</text:p>
          </table:table-cell>
          <table:table-cell/>
        </table:table-row>
        <table:table-row table:style-name="ro1">
          <table:table-cell office:value-type="float" office:value="10312" calcext:value-type="float">
            <text:p>10312</text:p>
          </table:table-cell>
          <table:table-cell office:value-type="float" office:value="-89.89934" calcext:value-type="float">
            <text:p>-89.89934</text:p>
          </table:table-cell>
          <table:table-cell/>
        </table:table-row>
        <table:table-row table:style-name="ro1">
          <table:table-cell office:value-type="float" office:value="10356" calcext:value-type="float">
            <text:p>10356</text:p>
          </table:table-cell>
          <table:table-cell office:value-type="float" office:value="-90.85201" calcext:value-type="float">
            <text:p>-90.85201</text:p>
          </table:table-cell>
          <table:table-cell/>
        </table:table-row>
        <table:table-row table:style-name="ro1">
          <table:table-cell office:value-type="float" office:value="10401" calcext:value-type="float">
            <text:p>10401</text:p>
          </table:table-cell>
          <table:table-cell office:value-type="float" office:value="-89.73231" calcext:value-type="float">
            <text:p>-89.73231</text:p>
          </table:table-cell>
          <table:table-cell/>
        </table:table-row>
        <table:table-row table:style-name="ro1">
          <table:table-cell office:value-type="float" office:value="10445" calcext:value-type="float">
            <text:p>10445</text:p>
          </table:table-cell>
          <table:table-cell office:value-type="float" office:value="-90.07942" calcext:value-type="float">
            <text:p>-90.07942</text:p>
          </table:table-cell>
          <table:table-cell/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float" office:value="-89.21939" calcext:value-type="float">
            <text:p>-89.21939</text:p>
          </table:table-cell>
          <table:table-cell/>
        </table:table-row>
        <table:table-row table:style-name="ro1">
          <table:table-cell office:value-type="float" office:value="10535" calcext:value-type="float">
            <text:p>10535</text:p>
          </table:table-cell>
          <table:table-cell office:value-type="float" office:value="-90.32572" calcext:value-type="float">
            <text:p>-90.32572</text:p>
          </table:table-cell>
          <table:table-cell/>
        </table:table-row>
        <table:table-row table:style-name="ro1">
          <table:table-cell office:value-type="float" office:value="10579" calcext:value-type="float">
            <text:p>10579</text:p>
          </table:table-cell>
          <table:table-cell office:value-type="float" office:value="-91.35092" calcext:value-type="float">
            <text:p>-91.35092</text:p>
          </table:table-cell>
          <table:table-cell/>
        </table:table-row>
        <table:table-row table:style-name="ro1">
          <table:table-cell office:value-type="float" office:value="10624" calcext:value-type="float">
            <text:p>10624</text:p>
          </table:table-cell>
          <table:table-cell office:value-type="float" office:value="-88.31026" calcext:value-type="float">
            <text:p>-88.31026</text:p>
          </table:table-cell>
          <table:table-cell/>
        </table:table-row>
        <table:table-row table:style-name="ro1">
          <table:table-cell office:value-type="float" office:value="10668" calcext:value-type="float">
            <text:p>10668</text:p>
          </table:table-cell>
          <table:table-cell office:value-type="float" office:value="-88.26656" calcext:value-type="float">
            <text:p>-88.26656</text:p>
          </table:table-cell>
          <table:table-cell/>
        </table:table-row>
        <table:table-row table:style-name="ro1">
          <table:table-cell office:value-type="float" office:value="10713" calcext:value-type="float">
            <text:p>10713</text:p>
          </table:table-cell>
          <table:table-cell office:value-type="float" office:value="-87.87405" calcext:value-type="float">
            <text:p>-87.87405</text:p>
          </table:table-cell>
          <table:table-cell/>
        </table:table-row>
        <table:table-row table:style-name="ro1">
          <table:table-cell office:value-type="float" office:value="10757" calcext:value-type="float">
            <text:p>10757</text:p>
          </table:table-cell>
          <table:table-cell office:value-type="float" office:value="-89.23605" calcext:value-type="float">
            <text:p>-89.23605</text:p>
          </table:table-cell>
          <table:table-cell/>
        </table:table-row>
        <table:table-row table:style-name="ro1">
          <table:table-cell office:value-type="float" office:value="10802" calcext:value-type="float">
            <text:p>10802</text:p>
          </table:table-cell>
          <table:table-cell office:value-type="float" office:value="-89.12828" calcext:value-type="float">
            <text:p>-89.12828</text:p>
          </table:table-cell>
          <table:table-cell/>
        </table:table-row>
        <table:table-row table:style-name="ro1">
          <table:table-cell office:value-type="float" office:value="10846" calcext:value-type="float">
            <text:p>10846</text:p>
          </table:table-cell>
          <table:table-cell office:value-type="float" office:value="-90.55204" calcext:value-type="float">
            <text:p>-90.55204</text:p>
          </table:table-cell>
          <table:table-cell/>
        </table:table-row>
        <table:table-row table:style-name="ro1">
          <table:table-cell office:value-type="float" office:value="10891" calcext:value-type="float">
            <text:p>10891</text:p>
          </table:table-cell>
          <table:table-cell office:value-type="float" office:value="-90.12618" calcext:value-type="float">
            <text:p>-90.12618</text:p>
          </table:table-cell>
          <table:table-cell/>
        </table:table-row>
        <table:table-row table:style-name="ro1">
          <table:table-cell office:value-type="float" office:value="10935" calcext:value-type="float">
            <text:p>10935</text:p>
          </table:table-cell>
          <table:table-cell office:value-type="float" office:value="-90.50444" calcext:value-type="float">
            <text:p>-90.50444</text:p>
          </table:table-cell>
          <table:table-cell/>
        </table:table-row>
        <table:table-row table:style-name="ro1">
          <table:table-cell office:value-type="float" office:value="10980" calcext:value-type="float">
            <text:p>10980</text:p>
          </table:table-cell>
          <table:table-cell office:value-type="float" office:value="-89.1269" calcext:value-type="float">
            <text:p>-89.1269</text:p>
          </table:table-cell>
          <table:table-cell/>
        </table:table-row>
        <table:table-row table:style-name="ro1">
          <table:table-cell office:value-type="float" office:value="11024" calcext:value-type="float">
            <text:p>11024</text:p>
          </table:table-cell>
          <table:table-cell office:value-type="float" office:value="-89.07984" calcext:value-type="float">
            <text:p>-89.07984</text:p>
          </table:table-cell>
          <table:table-cell/>
        </table:table-row>
        <table:table-row table:style-name="ro1">
          <table:table-cell office:value-type="float" office:value="11069" calcext:value-type="float">
            <text:p>11069</text:p>
          </table:table-cell>
          <table:table-cell office:value-type="float" office:value="-87.27092" calcext:value-type="float">
            <text:p>-87.27092</text:p>
          </table:table-cell>
          <table:table-cell/>
        </table:table-row>
        <table:table-row table:style-name="ro1">
          <table:table-cell office:value-type="float" office:value="11114" calcext:value-type="float">
            <text:p>11114</text:p>
          </table:table-cell>
          <table:table-cell office:value-type="float" office:value="-88.43795" calcext:value-type="float">
            <text:p>-88.43795</text:p>
          </table:table-cell>
          <table:table-cell/>
        </table:table-row>
        <table:table-row table:style-name="ro1">
          <table:table-cell office:value-type="float" office:value="11158" calcext:value-type="float">
            <text:p>11158</text:p>
          </table:table-cell>
          <table:table-cell office:value-type="float" office:value="-91.21103" calcext:value-type="float">
            <text:p>-91.21103</text:p>
          </table:table-cell>
          <table:table-cell/>
        </table:table-row>
        <table:table-row table:style-name="ro1">
          <table:table-cell office:value-type="float" office:value="11203" calcext:value-type="float">
            <text:p>11203</text:p>
          </table:table-cell>
          <table:table-cell office:value-type="float" office:value="-89.26776" calcext:value-type="float">
            <text:p>-89.26776</text:p>
          </table:table-cell>
          <table:table-cell/>
        </table:table-row>
        <table:table-row table:style-name="ro1">
          <table:table-cell office:value-type="float" office:value="11247" calcext:value-type="float">
            <text:p>11247</text:p>
          </table:table-cell>
          <table:table-cell office:value-type="float" office:value="-87.52681" calcext:value-type="float">
            <text:p>-87.52681</text:p>
          </table:table-cell>
          <table:table-cell/>
        </table:table-row>
        <table:table-row table:style-name="ro1">
          <table:table-cell office:value-type="float" office:value="11292" calcext:value-type="float">
            <text:p>11292</text:p>
          </table:table-cell>
          <table:table-cell office:value-type="float" office:value="-89.07996" calcext:value-type="float">
            <text:p>-89.07996</text:p>
          </table:table-cell>
          <table:table-cell/>
        </table:table-row>
        <table:table-row table:style-name="ro1">
          <table:table-cell office:value-type="float" office:value="11336" calcext:value-type="float">
            <text:p>11336</text:p>
          </table:table-cell>
          <table:table-cell office:value-type="float" office:value="-87.6304" calcext:value-type="float">
            <text:p>-87.6304</text:p>
          </table:table-cell>
          <table:table-cell/>
        </table:table-row>
        <table:table-row table:style-name="ro1">
          <table:table-cell office:value-type="float" office:value="11381" calcext:value-type="float">
            <text:p>11381</text:p>
          </table:table-cell>
          <table:table-cell office:value-type="float" office:value="-89.11239" calcext:value-type="float">
            <text:p>-89.11239</text:p>
          </table:table-cell>
          <table:table-cell/>
        </table:table-row>
        <table:table-row table:style-name="ro1">
          <table:table-cell office:value-type="float" office:value="11425" calcext:value-type="float">
            <text:p>11425</text:p>
          </table:table-cell>
          <table:table-cell office:value-type="float" office:value="-89.83394" calcext:value-type="float">
            <text:p>-89.83394</text:p>
          </table:table-cell>
          <table:table-cell/>
        </table:table-row>
        <table:table-row table:style-name="ro1">
          <table:table-cell office:value-type="float" office:value="11470" calcext:value-type="float">
            <text:p>11470</text:p>
          </table:table-cell>
          <table:table-cell office:value-type="float" office:value="-91.57899" calcext:value-type="float">
            <text:p>-91.57899</text:p>
          </table:table-cell>
          <table:table-cell/>
        </table:table-row>
        <table:table-row table:style-name="ro1">
          <table:table-cell office:value-type="float" office:value="11514" calcext:value-type="float">
            <text:p>11514</text:p>
          </table:table-cell>
          <table:table-cell office:value-type="float" office:value="-91.9085" calcext:value-type="float">
            <text:p>-91.9085</text:p>
          </table:table-cell>
          <table:table-cell/>
        </table:table-row>
        <table:table-row table:style-name="ro1">
          <table:table-cell office:value-type="float" office:value="11559" calcext:value-type="float">
            <text:p>11559</text:p>
          </table:table-cell>
          <table:table-cell office:value-type="float" office:value="-92.28762" calcext:value-type="float">
            <text:p>-92.28762</text:p>
          </table:table-cell>
          <table:table-cell/>
        </table:table-row>
        <table:table-row table:style-name="ro1">
          <table:table-cell office:value-type="float" office:value="11604" calcext:value-type="float">
            <text:p>11604</text:p>
          </table:table-cell>
          <table:table-cell office:value-type="float" office:value="-91.35526" calcext:value-type="float">
            <text:p>-91.35526</text:p>
          </table:table-cell>
          <table:table-cell/>
        </table:table-row>
        <table:table-row table:style-name="ro1">
          <table:table-cell office:value-type="float" office:value="11648" calcext:value-type="float">
            <text:p>11648</text:p>
          </table:table-cell>
          <table:table-cell office:value-type="float" office:value="-92.27499" calcext:value-type="float">
            <text:p>-92.27499</text:p>
          </table:table-cell>
          <table:table-cell/>
        </table:table-row>
        <table:table-row table:style-name="ro1">
          <table:table-cell office:value-type="float" office:value="11693" calcext:value-type="float">
            <text:p>11693</text:p>
          </table:table-cell>
          <table:table-cell office:value-type="float" office:value="-91.42372" calcext:value-type="float">
            <text:p>-91.42372</text:p>
          </table:table-cell>
          <table:table-cell/>
        </table:table-row>
        <table:table-row table:style-name="ro1">
          <table:table-cell office:value-type="float" office:value="11737" calcext:value-type="float">
            <text:p>11737</text:p>
          </table:table-cell>
          <table:table-cell office:value-type="float" office:value="-93.4075" calcext:value-type="float">
            <text:p>-93.4075</text:p>
          </table:table-cell>
          <table:table-cell/>
        </table:table-row>
        <table:table-row table:style-name="ro1">
          <table:table-cell office:value-type="float" office:value="11782" calcext:value-type="float">
            <text:p>11782</text:p>
          </table:table-cell>
          <table:table-cell office:value-type="float" office:value="-91.90042" calcext:value-type="float">
            <text:p>-91.90042</text:p>
          </table:table-cell>
          <table:table-cell/>
        </table:table-row>
        <table:table-row table:style-name="ro1">
          <table:table-cell office:value-type="float" office:value="11826" calcext:value-type="float">
            <text:p>11826</text:p>
          </table:table-cell>
          <table:table-cell office:value-type="float" office:value="-94.49847" calcext:value-type="float">
            <text:p>-94.49847</text:p>
          </table:table-cell>
          <table:table-cell/>
        </table:table-row>
        <table:table-row table:style-name="ro1">
          <table:table-cell office:value-type="float" office:value="11871" calcext:value-type="float">
            <text:p>11871</text:p>
          </table:table-cell>
          <table:table-cell office:value-type="float" office:value="-92.46769" calcext:value-type="float">
            <text:p>-92.46769</text:p>
          </table:table-cell>
          <table:table-cell/>
        </table:table-row>
        <table:table-row table:style-name="ro1">
          <table:table-cell office:value-type="float" office:value="11915" calcext:value-type="float">
            <text:p>11915</text:p>
          </table:table-cell>
          <table:table-cell office:value-type="float" office:value="-94.21284" calcext:value-type="float">
            <text:p>-94.21284</text:p>
          </table:table-cell>
          <table:table-cell/>
        </table:table-row>
        <table:table-row table:style-name="ro1">
          <table:table-cell office:value-type="float" office:value="11960" calcext:value-type="float">
            <text:p>11960</text:p>
          </table:table-cell>
          <table:table-cell office:value-type="float" office:value="-92.30772" calcext:value-type="float">
            <text:p>-92.30772</text:p>
          </table:table-cell>
          <table:table-cell/>
        </table:table-row>
        <table:table-row table:style-name="ro1">
          <table:table-cell office:value-type="float" office:value="12004" calcext:value-type="float">
            <text:p>12004</text:p>
          </table:table-cell>
          <table:table-cell office:value-type="float" office:value="-93.13532" calcext:value-type="float">
            <text:p>-93.13532</text:p>
          </table:table-cell>
          <table:table-cell/>
        </table:table-row>
        <table:table-row table:style-name="ro1">
          <table:table-cell office:value-type="float" office:value="12049" calcext:value-type="float">
            <text:p>12049</text:p>
          </table:table-cell>
          <table:table-cell office:value-type="float" office:value="-93.52268" calcext:value-type="float">
            <text:p>-93.52268</text:p>
          </table:table-cell>
          <table:table-cell/>
        </table:table-row>
        <table:table-row table:style-name="ro1">
          <table:table-cell office:value-type="float" office:value="12094" calcext:value-type="float">
            <text:p>12094</text:p>
          </table:table-cell>
          <table:table-cell office:value-type="float" office:value="-91.69924" calcext:value-type="float">
            <text:p>-91.69924</text:p>
          </table:table-cell>
          <table:table-cell/>
        </table:table-row>
        <table:table-row table:style-name="ro1">
          <table:table-cell office:value-type="float" office:value="12138" calcext:value-type="float">
            <text:p>12138</text:p>
          </table:table-cell>
          <table:table-cell office:value-type="float" office:value="-92.41064" calcext:value-type="float">
            <text:p>-92.41064</text:p>
          </table:table-cell>
          <table:table-cell/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float" office:value="-91.56636" calcext:value-type="float">
            <text:p>-91.56636</text:p>
          </table:table-cell>
          <table:table-cell/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-91.50825" calcext:value-type="float">
            <text:p>-91.50825</text:p>
          </table:table-cell>
          <table:table-cell/>
        </table:table-row>
        <table:table-row table:style-name="ro1">
          <table:table-cell office:value-type="float" office:value="12272" calcext:value-type="float">
            <text:p>12272</text:p>
          </table:table-cell>
          <table:table-cell office:value-type="float" office:value="-90.3886" calcext:value-type="float">
            <text:p>-90.3886</text:p>
          </table:table-cell>
          <table:table-cell/>
        </table:table-row>
        <table:table-row table:style-name="ro1">
          <table:table-cell office:value-type="float" office:value="12316" calcext:value-type="float">
            <text:p>12316</text:p>
          </table:table-cell>
          <table:table-cell office:value-type="float" office:value="-89.30964" calcext:value-type="float">
            <text:p>-89.30964</text:p>
          </table:table-cell>
          <table:table-cell/>
        </table:table-row>
        <table:table-row table:style-name="ro1">
          <table:table-cell office:value-type="float" office:value="12361" calcext:value-type="float">
            <text:p>12361</text:p>
          </table:table-cell>
          <table:table-cell office:value-type="float" office:value="-90.33609" calcext:value-type="float">
            <text:p>-90.33609</text:p>
          </table:table-cell>
          <table:table-cell/>
        </table:table-row>
        <table:table-row table:style-name="ro1">
          <table:table-cell office:value-type="float" office:value="12405" calcext:value-type="float">
            <text:p>12405</text:p>
          </table:table-cell>
          <table:table-cell office:value-type="float" office:value="-89.98441" calcext:value-type="float">
            <text:p>-89.98441</text:p>
          </table:table-cell>
          <table:table-cell/>
        </table:table-row>
        <table:table-row table:style-name="ro1">
          <table:table-cell office:value-type="float" office:value="12450" calcext:value-type="float">
            <text:p>12450</text:p>
          </table:table-cell>
          <table:table-cell office:value-type="float" office:value="-89.43028" calcext:value-type="float">
            <text:p>-89.43028</text:p>
          </table:table-cell>
          <table:table-cell/>
        </table:table-row>
        <table:table-row table:style-name="ro1">
          <table:table-cell office:value-type="float" office:value="12494" calcext:value-type="float">
            <text:p>12494</text:p>
          </table:table-cell>
          <table:table-cell office:value-type="float" office:value="-88.64817" calcext:value-type="float">
            <text:p>-88.64817</text:p>
          </table:table-cell>
          <table:table-cell/>
        </table:table-row>
        <table:table-row table:style-name="ro1">
          <table:table-cell office:value-type="float" office:value="12539" calcext:value-type="float">
            <text:p>12539</text:p>
          </table:table-cell>
          <table:table-cell office:value-type="float" office:value="-87.71567" calcext:value-type="float">
            <text:p>-87.71567</text:p>
          </table:table-cell>
          <table:table-cell/>
        </table:table-row>
        <table:table-row table:style-name="ro1">
          <table:table-cell office:value-type="float" office:value="12584" calcext:value-type="float">
            <text:p>12584</text:p>
          </table:table-cell>
          <table:table-cell office:value-type="float" office:value="-87.8553" calcext:value-type="float">
            <text:p>-87.8553</text:p>
          </table:table-cell>
          <table:table-cell/>
        </table:table-row>
        <table:table-row table:style-name="ro1">
          <table:table-cell office:value-type="float" office:value="12628" calcext:value-type="float">
            <text:p>12628</text:p>
          </table:table-cell>
          <table:table-cell office:value-type="float" office:value="-87.01212" calcext:value-type="float">
            <text:p>-87.01212</text:p>
          </table:table-cell>
          <table:table-cell/>
        </table:table-row>
        <table:table-row table:style-name="ro1">
          <table:table-cell office:value-type="float" office:value="12673" calcext:value-type="float">
            <text:p>12673</text:p>
          </table:table-cell>
          <table:table-cell office:value-type="float" office:value="-88.04661" calcext:value-type="float">
            <text:p>-88.04661</text:p>
          </table:table-cell>
          <table:table-cell/>
        </table:table-row>
        <table:table-row table:style-name="ro1">
          <table:table-cell office:value-type="float" office:value="12717" calcext:value-type="float">
            <text:p>12717</text:p>
          </table:table-cell>
          <table:table-cell office:value-type="float" office:value="-88.06796" calcext:value-type="float">
            <text:p>-88.06796</text:p>
          </table:table-cell>
          <table:table-cell/>
        </table:table-row>
        <table:table-row table:style-name="ro1">
          <table:table-cell office:value-type="float" office:value="12762" calcext:value-type="float">
            <text:p>12762</text:p>
          </table:table-cell>
          <table:table-cell office:value-type="float" office:value="-88.31616" calcext:value-type="float">
            <text:p>-88.31616</text:p>
          </table:table-cell>
          <table:table-cell/>
        </table:table-row>
        <table:table-row table:style-name="ro1">
          <table:table-cell office:value-type="float" office:value="12806" calcext:value-type="float">
            <text:p>12806</text:p>
          </table:table-cell>
          <table:table-cell office:value-type="float" office:value="-89.57089" calcext:value-type="float">
            <text:p>-89.57089</text:p>
          </table:table-cell>
          <table:table-cell/>
        </table:table-row>
        <table:table-row table:style-name="ro1">
          <table:table-cell office:value-type="float" office:value="12851" calcext:value-type="float">
            <text:p>12851</text:p>
          </table:table-cell>
          <table:table-cell office:value-type="float" office:value="-88.51822" calcext:value-type="float">
            <text:p>-88.51822</text:p>
          </table:table-cell>
          <table:table-cell/>
        </table:table-row>
        <table:table-row table:style-name="ro1">
          <table:table-cell office:value-type="float" office:value="12895" calcext:value-type="float">
            <text:p>12895</text:p>
          </table:table-cell>
          <table:table-cell office:value-type="float" office:value="-90.72647" calcext:value-type="float">
            <text:p>-90.72647</text:p>
          </table:table-cell>
          <table:table-cell/>
        </table:table-row>
        <table:table-row table:style-name="ro1">
          <table:table-cell office:value-type="float" office:value="12940" calcext:value-type="float">
            <text:p>12940</text:p>
          </table:table-cell>
          <table:table-cell office:value-type="float" office:value="-89.40704" calcext:value-type="float">
            <text:p>-89.40704</text:p>
          </table:table-cell>
          <table:table-cell/>
        </table:table-row>
        <table:table-row table:style-name="ro1">
          <table:table-cell office:value-type="float" office:value="12984" calcext:value-type="float">
            <text:p>12984</text:p>
          </table:table-cell>
          <table:table-cell office:value-type="float" office:value="-87.8654" calcext:value-type="float">
            <text:p>-87.8654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 office:value-type="float" office:value="-88.5918" calcext:value-type="float">
            <text:p>-88.5918</text:p>
          </table:table-cell>
          <table:table-cell/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float" office:value="-89.62112" calcext:value-type="float">
            <text:p>-89.62112</text:p>
          </table:table-cell>
          <table:table-cell/>
        </table:table-row>
        <table:table-row table:style-name="ro1">
          <table:table-cell office:value-type="float" office:value="13118" calcext:value-type="float">
            <text:p>13118</text:p>
          </table:table-cell>
          <table:table-cell office:value-type="float" office:value="-89.56759" calcext:value-type="float">
            <text:p>-89.56759</text:p>
          </table:table-cell>
          <table:table-cell/>
        </table:table-row>
        <table:table-row table:style-name="ro1">
          <table:table-cell office:value-type="float" office:value="13163" calcext:value-type="float">
            <text:p>13163</text:p>
          </table:table-cell>
          <table:table-cell office:value-type="float" office:value="-91.1557" calcext:value-type="float">
            <text:p>-91.1557</text:p>
          </table:table-cell>
          <table:table-cell/>
        </table:table-row>
        <table:table-row table:style-name="ro1">
          <table:table-cell office:value-type="float" office:value="13207" calcext:value-type="float">
            <text:p>13207</text:p>
          </table:table-cell>
          <table:table-cell office:value-type="float" office:value="-91.54924" calcext:value-type="float">
            <text:p>-91.54924</text:p>
          </table:table-cell>
          <table:table-cell/>
        </table:table-row>
        <table:table-row table:style-name="ro1">
          <table:table-cell office:value-type="float" office:value="13252" calcext:value-type="float">
            <text:p>13252</text:p>
          </table:table-cell>
          <table:table-cell office:value-type="float" office:value="-91.33644" calcext:value-type="float">
            <text:p>-91.33644</text:p>
          </table:table-cell>
          <table:table-cell/>
        </table:table-row>
        <table:table-row table:style-name="ro1">
          <table:table-cell office:value-type="float" office:value="13296" calcext:value-type="float">
            <text:p>13296</text:p>
          </table:table-cell>
          <table:table-cell office:value-type="float" office:value="-92.40017" calcext:value-type="float">
            <text:p>-92.40017</text:p>
          </table:table-cell>
          <table:table-cell/>
        </table:table-row>
        <table:table-row table:style-name="ro1">
          <table:table-cell office:value-type="float" office:value="13341" calcext:value-type="float">
            <text:p>13341</text:p>
          </table:table-cell>
          <table:table-cell office:value-type="float" office:value="-92.81602" calcext:value-type="float">
            <text:p>-92.81602</text:p>
          </table:table-cell>
          <table:table-cell/>
        </table:table-row>
        <table:table-row table:style-name="ro1">
          <table:table-cell office:value-type="float" office:value="13385" calcext:value-type="float">
            <text:p>13385</text:p>
          </table:table-cell>
          <table:table-cell office:value-type="float" office:value="-91.67636" calcext:value-type="float">
            <text:p>-91.67636</text:p>
          </table:table-cell>
          <table:table-cell/>
        </table:table-row>
        <table:table-row table:style-name="ro1">
          <table:table-cell office:value-type="float" office:value="13430" calcext:value-type="float">
            <text:p>13430</text:p>
          </table:table-cell>
          <table:table-cell office:value-type="float" office:value="-90.82084" calcext:value-type="float">
            <text:p>-90.82084</text:p>
          </table:table-cell>
          <table:table-cell/>
        </table:table-row>
        <table:table-row table:style-name="ro1">
          <table:table-cell office:value-type="float" office:value="13474" calcext:value-type="float">
            <text:p>13474</text:p>
          </table:table-cell>
          <table:table-cell office:value-type="float" office:value="-91.31232" calcext:value-type="float">
            <text:p>-91.31232</text:p>
          </table:table-cell>
          <table:table-cell/>
        </table:table-row>
        <table:table-row table:style-name="ro1">
          <table:table-cell office:value-type="float" office:value="13519" calcext:value-type="float">
            <text:p>13519</text:p>
          </table:table-cell>
          <table:table-cell office:value-type="float" office:value="-93.89167" calcext:value-type="float">
            <text:p>-93.89167</text:p>
          </table:table-cell>
          <table:table-cell/>
        </table:table-row>
        <table:table-row table:style-name="ro1">
          <table:table-cell office:value-type="float" office:value="13563" calcext:value-type="float">
            <text:p>13563</text:p>
          </table:table-cell>
          <table:table-cell office:value-type="float" office:value="-95.53374" calcext:value-type="float">
            <text:p>-95.53374</text:p>
          </table:table-cell>
          <table:table-cell/>
        </table:table-row>
        <table:table-row table:style-name="ro1">
          <table:table-cell office:value-type="float" office:value="13608" calcext:value-type="float">
            <text:p>13608</text:p>
          </table:table-cell>
          <table:table-cell office:value-type="float" office:value="-95.65106" calcext:value-type="float">
            <text:p>-95.65106</text:p>
          </table:table-cell>
          <table:table-cell/>
        </table:table-row>
        <table:table-row table:style-name="ro1">
          <table:table-cell office:value-type="float" office:value="13653" calcext:value-type="float">
            <text:p>13653</text:p>
          </table:table-cell>
          <table:table-cell office:value-type="float" office:value="-95.86455" calcext:value-type="float">
            <text:p>-95.86455</text:p>
          </table:table-cell>
          <table:table-cell/>
        </table:table-row>
        <table:table-row table:style-name="ro1">
          <table:table-cell office:value-type="float" office:value="13697" calcext:value-type="float">
            <text:p>13697</text:p>
          </table:table-cell>
          <table:table-cell office:value-type="float" office:value="-89.00664" calcext:value-type="float">
            <text:p>-89.00664</text:p>
          </table:table-cell>
          <table:table-cell/>
        </table:table-row>
        <table:table-row table:style-name="ro1">
          <table:table-cell office:value-type="float" office:value="13742" calcext:value-type="float">
            <text:p>13742</text:p>
          </table:table-cell>
          <table:table-cell office:value-type="float" office:value="-90.66657" calcext:value-type="float">
            <text:p>-90.66657</text:p>
          </table:table-cell>
          <table:table-cell/>
        </table:table-row>
        <table:table-row table:style-name="ro1">
          <table:table-cell office:value-type="float" office:value="13786" calcext:value-type="float">
            <text:p>13786</text:p>
          </table:table-cell>
          <table:table-cell office:value-type="float" office:value="-91.17987" calcext:value-type="float">
            <text:p>-91.17987</text:p>
          </table:table-cell>
          <table:table-cell/>
        </table:table-row>
        <table:table-row table:style-name="ro1">
          <table:table-cell office:value-type="float" office:value="13831" calcext:value-type="float">
            <text:p>13831</text:p>
          </table:table-cell>
          <table:table-cell office:value-type="float" office:value="-90.53313" calcext:value-type="float">
            <text:p>-90.53313</text:p>
          </table:table-cell>
          <table:table-cell/>
        </table:table-row>
        <table:table-row table:style-name="ro1">
          <table:table-cell office:value-type="float" office:value="13875" calcext:value-type="float">
            <text:p>13875</text:p>
          </table:table-cell>
          <table:table-cell office:value-type="float" office:value="-90.14081" calcext:value-type="float">
            <text:p>-90.14081</text:p>
          </table:table-cell>
          <table:table-cell/>
        </table:table-row>
        <table:table-row table:style-name="ro1">
          <table:table-cell office:value-type="float" office:value="13920" calcext:value-type="float">
            <text:p>13920</text:p>
          </table:table-cell>
          <table:table-cell office:value-type="float" office:value="-89.67085" calcext:value-type="float">
            <text:p>-89.67085</text:p>
          </table:table-cell>
          <table:table-cell/>
        </table:table-row>
        <table:table-row table:style-name="ro1">
          <table:table-cell office:value-type="float" office:value="13964" calcext:value-type="float">
            <text:p>13964</text:p>
          </table:table-cell>
          <table:table-cell office:value-type="float" office:value="-93.05619" calcext:value-type="float">
            <text:p>-93.05619</text:p>
          </table:table-cell>
          <table:table-cell/>
        </table:table-row>
        <table:table-row table:style-name="ro1">
          <table:table-cell office:value-type="float" office:value="14009" calcext:value-type="float">
            <text:p>14009</text:p>
          </table:table-cell>
          <table:table-cell office:value-type="float" office:value="-93.06336" calcext:value-type="float">
            <text:p>-93.06336</text:p>
          </table:table-cell>
          <table:table-cell/>
        </table:table-row>
        <table:table-row table:style-name="ro1">
          <table:table-cell office:value-type="float" office:value="14053" calcext:value-type="float">
            <text:p>14053</text:p>
          </table:table-cell>
          <table:table-cell office:value-type="float" office:value="-92.05634" calcext:value-type="float">
            <text:p>-92.05634</text:p>
          </table:table-cell>
          <table:table-cell/>
        </table:table-row>
        <table:table-row table:style-name="ro1">
          <table:table-cell office:value-type="float" office:value="14098" calcext:value-type="float">
            <text:p>14098</text:p>
          </table:table-cell>
          <table:table-cell office:value-type="float" office:value="-91.46812" calcext:value-type="float">
            <text:p>-91.46812</text:p>
          </table:table-cell>
          <table:table-cell/>
        </table:table-row>
        <table:table-row table:style-name="ro1">
          <table:table-cell office:value-type="float" office:value="14143" calcext:value-type="float">
            <text:p>14143</text:p>
          </table:table-cell>
          <table:table-cell office:value-type="float" office:value="-93.43124" calcext:value-type="float">
            <text:p>-93.43124</text:p>
          </table:table-cell>
          <table:table-cell/>
        </table:table-row>
        <table:table-row table:style-name="ro1">
          <table:table-cell office:value-type="float" office:value="14187" calcext:value-type="float">
            <text:p>14187</text:p>
          </table:table-cell>
          <table:table-cell office:value-type="float" office:value="-92.97263" calcext:value-type="float">
            <text:p>-92.97263</text:p>
          </table:table-cell>
          <table:table-cell/>
        </table:table-row>
        <table:table-row table:style-name="ro1">
          <table:table-cell office:value-type="float" office:value="14232" calcext:value-type="float">
            <text:p>14232</text:p>
          </table:table-cell>
          <table:table-cell office:value-type="float" office:value="-90.95981" calcext:value-type="float">
            <text:p>-90.95981</text:p>
          </table:table-cell>
          <table:table-cell/>
        </table:table-row>
        <table:table-row table:style-name="ro1">
          <table:table-cell office:value-type="float" office:value="14276" calcext:value-type="float">
            <text:p>14276</text:p>
          </table:table-cell>
          <table:table-cell office:value-type="float" office:value="-92.49282" calcext:value-type="float">
            <text:p>-92.49282</text:p>
          </table:table-cell>
          <table:table-cell/>
        </table:table-row>
        <table:table-row table:style-name="ro1">
          <table:table-cell office:value-type="float" office:value="14321" calcext:value-type="float">
            <text:p>14321</text:p>
          </table:table-cell>
          <table:table-cell office:value-type="float" office:value="-88.20615" calcext:value-type="float">
            <text:p>-88.20615</text:p>
          </table:table-cell>
          <table:table-cell/>
        </table:table-row>
        <table:table-row table:style-name="ro1">
          <table:table-cell office:value-type="float" office:value="14365" calcext:value-type="float">
            <text:p>14365</text:p>
          </table:table-cell>
          <table:table-cell office:value-type="float" office:value="-90.66602" calcext:value-type="float">
            <text:p>-90.66602</text:p>
          </table:table-cell>
          <table:table-cell/>
        </table:table-row>
        <table:table-row table:style-name="ro1">
          <table:table-cell office:value-type="float" office:value="14410" calcext:value-type="float">
            <text:p>14410</text:p>
          </table:table-cell>
          <table:table-cell office:value-type="float" office:value="-90.05156" calcext:value-type="float">
            <text:p>-90.05156</text:p>
          </table:table-cell>
          <table:table-cell/>
        </table:table-row>
        <table:table-row table:style-name="ro1">
          <table:table-cell office:value-type="float" office:value="14454" calcext:value-type="float">
            <text:p>14454</text:p>
          </table:table-cell>
          <table:table-cell office:value-type="float" office:value="-95.14024" calcext:value-type="float">
            <text:p>-95.14024</text:p>
          </table:table-cell>
          <table:table-cell/>
        </table:table-row>
        <table:table-row table:style-name="ro1">
          <table:table-cell office:value-type="float" office:value="14499" calcext:value-type="float">
            <text:p>14499</text:p>
          </table:table-cell>
          <table:table-cell office:value-type="float" office:value="-94.3444" calcext:value-type="float">
            <text:p>-94.3444</text:p>
          </table:table-cell>
          <table:table-cell/>
        </table:table-row>
        <table:table-row table:style-name="ro1">
          <table:table-cell office:value-type="float" office:value="14543" calcext:value-type="float">
            <text:p>14543</text:p>
          </table:table-cell>
          <table:table-cell office:value-type="float" office:value="-91.14802" calcext:value-type="float">
            <text:p>-91.14802</text:p>
          </table:table-cell>
          <table:table-cell/>
        </table:table-row>
        <table:table-row table:style-name="ro1">
          <table:table-cell office:value-type="float" office:value="14588" calcext:value-type="float">
            <text:p>14588</text:p>
          </table:table-cell>
          <table:table-cell office:value-type="float" office:value="-93.32776" calcext:value-type="float">
            <text:p>-93.32776</text:p>
          </table:table-cell>
          <table:table-cell/>
        </table:table-row>
        <table:table-row table:style-name="ro1">
          <table:table-cell office:value-type="float" office:value="14633" calcext:value-type="float">
            <text:p>14633</text:p>
          </table:table-cell>
          <table:table-cell office:value-type="float" office:value="-93.55235" calcext:value-type="float">
            <text:p>-93.55235</text:p>
          </table:table-cell>
          <table:table-cell/>
        </table:table-row>
        <table:table-row table:style-name="ro1">
          <table:table-cell office:value-type="float" office:value="14677" calcext:value-type="float">
            <text:p>14677</text:p>
          </table:table-cell>
          <table:table-cell office:value-type="float" office:value="-92.63509" calcext:value-type="float">
            <text:p>-92.63509</text:p>
          </table:table-cell>
          <table:table-cell/>
        </table:table-row>
        <table:table-row table:style-name="ro1">
          <table:table-cell office:value-type="float" office:value="14722" calcext:value-type="float">
            <text:p>14722</text:p>
          </table:table-cell>
          <table:table-cell office:value-type="float" office:value="-92.15986" calcext:value-type="float">
            <text:p>-92.15986</text:p>
          </table:table-cell>
          <table:table-cell/>
        </table:table-row>
        <table:table-row table:style-name="ro1">
          <table:table-cell office:value-type="float" office:value="14766" calcext:value-type="float">
            <text:p>14766</text:p>
          </table:table-cell>
          <table:table-cell office:value-type="float" office:value="-93.76964" calcext:value-type="float">
            <text:p>-93.76964</text:p>
          </table:table-cell>
          <table:table-cell/>
        </table:table-row>
        <table:table-row table:style-name="ro1">
          <table:table-cell office:value-type="float" office:value="14811" calcext:value-type="float">
            <text:p>14811</text:p>
          </table:table-cell>
          <table:table-cell office:value-type="float" office:value="-91.96262" calcext:value-type="float">
            <text:p>-91.96262</text:p>
          </table:table-cell>
          <table:table-cell/>
        </table:table-row>
        <table:table-row table:style-name="ro1">
          <table:table-cell office:value-type="float" office:value="14855" calcext:value-type="float">
            <text:p>14855</text:p>
          </table:table-cell>
          <table:table-cell office:value-type="float" office:value="-94.09476" calcext:value-type="float">
            <text:p>-94.09476</text:p>
          </table:table-cell>
          <table:table-cell/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-93.42161" calcext:value-type="float">
            <text:p>-93.42161</text:p>
          </table:table-cell>
          <table:table-cell/>
        </table:table-row>
        <table:table-row table:style-name="ro1">
          <table:table-cell office:value-type="float" office:value="14944" calcext:value-type="float">
            <text:p>14944</text:p>
          </table:table-cell>
          <table:table-cell office:value-type="float" office:value="-97.42693" calcext:value-type="float">
            <text:p>-97.42693</text:p>
          </table:table-cell>
          <table:table-cell/>
        </table:table-row>
        <table:table-row table:style-name="ro1">
          <table:table-cell office:value-type="float" office:value="14989" calcext:value-type="float">
            <text:p>14989</text:p>
          </table:table-cell>
          <table:table-cell office:value-type="float" office:value="-94.85569" calcext:value-type="float">
            <text:p>-94.85569</text:p>
          </table:table-cell>
          <table:table-cell/>
        </table:table-row>
        <table:table-row table:style-name="ro1">
          <table:table-cell office:value-type="float" office:value="15033" calcext:value-type="float">
            <text:p>15033</text:p>
          </table:table-cell>
          <table:table-cell office:value-type="float" office:value="-93.93554" calcext:value-type="float">
            <text:p>-93.93554</text:p>
          </table:table-cell>
          <table:table-cell/>
        </table:table-row>
        <table:table-row table:style-name="ro1">
          <table:table-cell office:value-type="float" office:value="15078" calcext:value-type="float">
            <text:p>15078</text:p>
          </table:table-cell>
          <table:table-cell office:value-type="float" office:value="-94.4059" calcext:value-type="float">
            <text:p>-94.4059</text:p>
          </table:table-cell>
          <table:table-cell/>
        </table:table-row>
        <table:table-row table:style-name="ro1">
          <table:table-cell office:value-type="float" office:value="15122" calcext:value-type="float">
            <text:p>15122</text:p>
          </table:table-cell>
          <table:table-cell office:value-type="float" office:value="-95.14657" calcext:value-type="float">
            <text:p>-95.14657</text:p>
          </table:table-cell>
          <table:table-cell/>
        </table:table-row>
        <table:table-row table:style-name="ro1">
          <table:table-cell office:value-type="float" office:value="15167" calcext:value-type="float">
            <text:p>15167</text:p>
          </table:table-cell>
          <table:table-cell office:value-type="float" office:value="-94.38824" calcext:value-type="float">
            <text:p>-94.38824</text:p>
          </table:table-cell>
          <table:table-cell/>
        </table:table-row>
        <table:table-row table:style-name="ro1">
          <table:table-cell office:value-type="float" office:value="15212" calcext:value-type="float">
            <text:p>15212</text:p>
          </table:table-cell>
          <table:table-cell office:value-type="float" office:value="-97.02482" calcext:value-type="float">
            <text:p>-97.02482</text:p>
          </table:table-cell>
          <table:table-cell/>
        </table:table-row>
        <table:table-row table:style-name="ro1">
          <table:table-cell office:value-type="float" office:value="15256" calcext:value-type="float">
            <text:p>15256</text:p>
          </table:table-cell>
          <table:table-cell office:value-type="float" office:value="-97.94551" calcext:value-type="float">
            <text:p>-97.94551</text:p>
          </table:table-cell>
          <table:table-cell/>
        </table:table-row>
        <table:table-row table:style-name="ro1">
          <table:table-cell office:value-type="float" office:value="15301" calcext:value-type="float">
            <text:p>15301</text:p>
          </table:table-cell>
          <table:table-cell office:value-type="float" office:value="-97.91137" calcext:value-type="float">
            <text:p>-97.91137</text:p>
          </table:table-cell>
          <table:table-cell/>
        </table:table-row>
        <table:table-row table:style-name="ro1">
          <table:table-cell office:value-type="float" office:value="15345" calcext:value-type="float">
            <text:p>15345</text:p>
          </table:table-cell>
          <table:table-cell office:value-type="float" office:value="-97.08352" calcext:value-type="float">
            <text:p>-97.08352</text:p>
          </table:table-cell>
          <table:table-cell/>
        </table:table-row>
        <table:table-row table:style-name="ro1">
          <table:table-cell office:value-type="float" office:value="15390" calcext:value-type="float">
            <text:p>15390</text:p>
          </table:table-cell>
          <table:table-cell office:value-type="float" office:value="-96.45651" calcext:value-type="float">
            <text:p>-96.45651</text:p>
          </table:table-cell>
          <table:table-cell/>
        </table:table-row>
        <table:table-row table:style-name="ro1">
          <table:table-cell office:value-type="float" office:value="15434" calcext:value-type="float">
            <text:p>15434</text:p>
          </table:table-cell>
          <table:table-cell office:value-type="float" office:value="-95.05444" calcext:value-type="float">
            <text:p>-95.05444</text:p>
          </table:table-cell>
          <table:table-cell/>
        </table:table-row>
        <table:table-row table:style-name="ro1">
          <table:table-cell office:value-type="float" office:value="15479" calcext:value-type="float">
            <text:p>15479</text:p>
          </table:table-cell>
          <table:table-cell office:value-type="float" office:value="-100.24014" calcext:value-type="float">
            <text:p>-100.24014</text:p>
          </table:table-cell>
          <table:table-cell/>
        </table:table-row>
        <table:table-row table:style-name="ro1">
          <table:table-cell office:value-type="float" office:value="15523" calcext:value-type="float">
            <text:p>15523</text:p>
          </table:table-cell>
          <table:table-cell office:value-type="float" office:value="-98.30913" calcext:value-type="float">
            <text:p>-98.30913</text:p>
          </table:table-cell>
          <table:table-cell/>
        </table:table-row>
        <table:table-row table:style-name="ro1">
          <table:table-cell office:value-type="float" office:value="15568" calcext:value-type="float">
            <text:p>15568</text:p>
          </table:table-cell>
          <table:table-cell office:value-type="float" office:value="-96.56089" calcext:value-type="float">
            <text:p>-96.56089</text:p>
          </table:table-cell>
          <table:table-cell/>
        </table:table-row>
        <table:table-row table:style-name="ro1">
          <table:table-cell office:value-type="float" office:value="15612" calcext:value-type="float">
            <text:p>15612</text:p>
          </table:table-cell>
          <table:table-cell office:value-type="float" office:value="-95.92579" calcext:value-type="float">
            <text:p>-95.92579</text:p>
          </table:table-cell>
          <table:table-cell/>
        </table:table-row>
        <table:table-row table:style-name="ro1">
          <table:table-cell office:value-type="float" office:value="15657" calcext:value-type="float">
            <text:p>15657</text:p>
          </table:table-cell>
          <table:table-cell office:value-type="float" office:value="-99.30556" calcext:value-type="float">
            <text:p>-99.30556</text:p>
          </table:table-cell>
          <table:table-cell/>
        </table:table-row>
        <table:table-row table:style-name="ro1">
          <table:table-cell office:value-type="float" office:value="15702" calcext:value-type="float">
            <text:p>15702</text:p>
          </table:table-cell>
          <table:table-cell office:value-type="float" office:value="-97.00759" calcext:value-type="float">
            <text:p>-97.00759</text:p>
          </table:table-cell>
          <table:table-cell/>
        </table:table-row>
        <table:table-row table:style-name="ro1">
          <table:table-cell office:value-type="float" office:value="15746" calcext:value-type="float">
            <text:p>15746</text:p>
          </table:table-cell>
          <table:table-cell office:value-type="float" office:value="-98.7116" calcext:value-type="float">
            <text:p>-98.7116</text:p>
          </table:table-cell>
          <table:table-cell/>
        </table:table-row>
        <table:table-row table:style-name="ro1">
          <table:table-cell office:value-type="float" office:value="15791" calcext:value-type="float">
            <text:p>15791</text:p>
          </table:table-cell>
          <table:table-cell office:value-type="float" office:value="-95.38834" calcext:value-type="float">
            <text:p>-95.38834</text:p>
          </table:table-cell>
          <table:table-cell/>
        </table:table-row>
        <table:table-row table:style-name="ro1">
          <table:table-cell office:value-type="float" office:value="15835" calcext:value-type="float">
            <text:p>15835</text:p>
          </table:table-cell>
          <table:table-cell office:value-type="float" office:value="-94.03817" calcext:value-type="float">
            <text:p>-94.03817</text:p>
          </table:table-cell>
          <table:table-cell/>
        </table:table-row>
        <table:table-row table:style-name="ro1">
          <table:table-cell office:value-type="float" office:value="15880" calcext:value-type="float">
            <text:p>15880</text:p>
          </table:table-cell>
          <table:table-cell office:value-type="float" office:value="-98.7678" calcext:value-type="float">
            <text:p>-98.7678</text:p>
          </table:table-cell>
          <table:table-cell/>
        </table:table-row>
        <table:table-row table:style-name="ro1">
          <table:table-cell office:value-type="float" office:value="15924" calcext:value-type="float">
            <text:p>15924</text:p>
          </table:table-cell>
          <table:table-cell office:value-type="float" office:value="-97.2886" calcext:value-type="float">
            <text:p>-97.2886</text:p>
          </table:table-cell>
          <table:table-cell/>
        </table:table-row>
        <table:table-row table:style-name="ro1">
          <table:table-cell office:value-type="float" office:value="15969" calcext:value-type="float">
            <text:p>15969</text:p>
          </table:table-cell>
          <table:table-cell office:value-type="float" office:value="-97.70118" calcext:value-type="float">
            <text:p>-97.70118</text:p>
          </table:table-cell>
          <table:table-cell/>
        </table:table-row>
        <table:table-row table:style-name="ro1">
          <table:table-cell office:value-type="float" office:value="16013" calcext:value-type="float">
            <text:p>16013</text:p>
          </table:table-cell>
          <table:table-cell office:value-type="float" office:value="-95.99097" calcext:value-type="float">
            <text:p>-95.99097</text:p>
          </table:table-cell>
          <table:table-cell/>
        </table:table-row>
        <table:table-row table:style-name="ro1">
          <table:table-cell office:value-type="float" office:value="16058" calcext:value-type="float">
            <text:p>16058</text:p>
          </table:table-cell>
          <table:table-cell office:value-type="float" office:value="-95.87065" calcext:value-type="float">
            <text:p>-95.87065</text:p>
          </table:table-cell>
          <table:table-cell/>
        </table:table-row>
        <table:table-row table:style-name="ro1">
          <table:table-cell office:value-type="float" office:value="16102" calcext:value-type="float">
            <text:p>16102</text:p>
          </table:table-cell>
          <table:table-cell office:value-type="float" office:value="-95.40438" calcext:value-type="float">
            <text:p>-95.40438</text:p>
          </table:table-cell>
          <table:table-cell/>
        </table:table-row>
        <table:table-row table:style-name="ro1">
          <table:table-cell office:value-type="float" office:value="16147" calcext:value-type="float">
            <text:p>16147</text:p>
          </table:table-cell>
          <table:table-cell office:value-type="float" office:value="-91.94405" calcext:value-type="float">
            <text:p>-91.94405</text:p>
          </table:table-cell>
          <table:table-cell/>
        </table:table-row>
        <table:table-row table:style-name="ro1">
          <table:table-cell office:value-type="float" office:value="16192" calcext:value-type="float">
            <text:p>16192</text:p>
          </table:table-cell>
          <table:table-cell office:value-type="float" office:value="-91.23384" calcext:value-type="float">
            <text:p>-91.23384</text:p>
          </table:table-cell>
          <table:table-cell/>
        </table:table-row>
        <table:table-row table:style-name="ro1">
          <table:table-cell office:value-type="float" office:value="16236" calcext:value-type="float">
            <text:p>16236</text:p>
          </table:table-cell>
          <table:table-cell office:value-type="float" office:value="-89.89105" calcext:value-type="float">
            <text:p>-89.89105</text:p>
          </table:table-cell>
          <table:table-cell/>
        </table:table-row>
        <table:table-row table:style-name="ro1">
          <table:table-cell office:value-type="float" office:value="16281" calcext:value-type="float">
            <text:p>16281</text:p>
          </table:table-cell>
          <table:table-cell office:value-type="float" office:value="-90.3964" calcext:value-type="float">
            <text:p>-90.3964</text:p>
          </table:table-cell>
          <table:table-cell/>
        </table:table-row>
        <table:table-row table:style-name="ro1">
          <table:table-cell office:value-type="float" office:value="16325" calcext:value-type="float">
            <text:p>16325</text:p>
          </table:table-cell>
          <table:table-cell office:value-type="float" office:value="-90.03614" calcext:value-type="float">
            <text:p>-90.03614</text:p>
          </table:table-cell>
          <table:table-cell/>
        </table:table-row>
        <table:table-row table:style-name="ro1">
          <table:table-cell office:value-type="float" office:value="16370" calcext:value-type="float">
            <text:p>16370</text:p>
          </table:table-cell>
          <table:table-cell office:value-type="float" office:value="-91.56374" calcext:value-type="float">
            <text:p>-91.56374</text:p>
          </table:table-cell>
          <table:table-cell/>
        </table:table-row>
        <table:table-row table:style-name="ro1">
          <table:table-cell office:value-type="float" office:value="16414" calcext:value-type="float">
            <text:p>16414</text:p>
          </table:table-cell>
          <table:table-cell office:value-type="float" office:value="-92.48932" calcext:value-type="float">
            <text:p>-92.48932</text:p>
          </table:table-cell>
          <table:table-cell/>
        </table:table-row>
        <table:table-row table:style-name="ro1">
          <table:table-cell office:value-type="float" office:value="16459" calcext:value-type="float">
            <text:p>16459</text:p>
          </table:table-cell>
          <table:table-cell office:value-type="float" office:value="-93.34936" calcext:value-type="float">
            <text:p>-93.34936</text:p>
          </table:table-cell>
          <table:table-cell/>
        </table:table-row>
        <table:table-row table:style-name="ro1">
          <table:table-cell office:value-type="float" office:value="16503" calcext:value-type="float">
            <text:p>16503</text:p>
          </table:table-cell>
          <table:table-cell office:value-type="float" office:value="-94.627" calcext:value-type="float">
            <text:p>-94.627</text:p>
          </table:table-cell>
          <table:table-cell/>
        </table:table-row>
        <table:table-row table:style-name="ro1">
          <table:table-cell office:value-type="float" office:value="16548" calcext:value-type="float">
            <text:p>16548</text:p>
          </table:table-cell>
          <table:table-cell office:value-type="float" office:value="-94.41282" calcext:value-type="float">
            <text:p>-94.41282</text:p>
          </table:table-cell>
          <table:table-cell/>
        </table:table-row>
        <table:table-row table:style-name="ro1">
          <table:table-cell office:value-type="float" office:value="16592" calcext:value-type="float">
            <text:p>16592</text:p>
          </table:table-cell>
          <table:table-cell office:value-type="float" office:value="-98.10471" calcext:value-type="float">
            <text:p>-98.10471</text:p>
          </table:table-cell>
          <table:table-cell/>
        </table:table-row>
        <table:table-row table:style-name="ro1">
          <table:table-cell office:value-type="float" office:value="16637" calcext:value-type="float">
            <text:p>16637</text:p>
          </table:table-cell>
          <table:table-cell office:value-type="float" office:value="-96.7723" calcext:value-type="float">
            <text:p>-96.7723</text:p>
          </table:table-cell>
          <table:table-cell/>
        </table:table-row>
        <table:table-row table:style-name="ro1">
          <table:table-cell office:value-type="float" office:value="16682" calcext:value-type="float">
            <text:p>16682</text:p>
          </table:table-cell>
          <table:table-cell office:value-type="float" office:value="-94.7812" calcext:value-type="float">
            <text:p>-94.7812</text:p>
          </table:table-cell>
          <table:table-cell/>
        </table:table-row>
        <table:table-row table:style-name="ro1">
          <table:table-cell office:value-type="float" office:value="16726" calcext:value-type="float">
            <text:p>16726</text:p>
          </table:table-cell>
          <table:table-cell office:value-type="float" office:value="-96.30365" calcext:value-type="float">
            <text:p>-96.30365</text:p>
          </table:table-cell>
          <table:table-cell/>
        </table:table-row>
        <table:table-row table:style-name="ro1">
          <table:table-cell office:value-type="float" office:value="16771" calcext:value-type="float">
            <text:p>16771</text:p>
          </table:table-cell>
          <table:table-cell office:value-type="float" office:value="-96.21278" calcext:value-type="float">
            <text:p>-96.21278</text:p>
          </table:table-cell>
          <table:table-cell/>
        </table:table-row>
        <table:table-row table:style-name="ro1">
          <table:table-cell office:value-type="float" office:value="16815" calcext:value-type="float">
            <text:p>16815</text:p>
          </table:table-cell>
          <table:table-cell office:value-type="float" office:value="-95.03977" calcext:value-type="float">
            <text:p>-95.03977</text:p>
          </table:table-cell>
          <table:table-cell/>
        </table:table-row>
        <table:table-row table:style-name="ro1">
          <table:table-cell office:value-type="float" office:value="16860" calcext:value-type="float">
            <text:p>16860</text:p>
          </table:table-cell>
          <table:table-cell office:value-type="float" office:value="-96.69057" calcext:value-type="float">
            <text:p>-96.69057</text:p>
          </table:table-cell>
          <table:table-cell/>
        </table:table-row>
        <table:table-row table:style-name="ro1">
          <table:table-cell office:value-type="float" office:value="16904" calcext:value-type="float">
            <text:p>16904</text:p>
          </table:table-cell>
          <table:table-cell office:value-type="float" office:value="-96.69027" calcext:value-type="float">
            <text:p>-96.69027</text:p>
          </table:table-cell>
          <table:table-cell/>
        </table:table-row>
        <table:table-row table:style-name="ro1">
          <table:table-cell office:value-type="float" office:value="16949" calcext:value-type="float">
            <text:p>16949</text:p>
          </table:table-cell>
          <table:table-cell office:value-type="float" office:value="-99.00776" calcext:value-type="float">
            <text:p>-99.00776</text:p>
          </table:table-cell>
          <table:table-cell/>
        </table:table-row>
        <table:table-row table:style-name="ro1">
          <table:table-cell office:value-type="float" office:value="16993" calcext:value-type="float">
            <text:p>16993</text:p>
          </table:table-cell>
          <table:table-cell office:value-type="float" office:value="-97.68043" calcext:value-type="float">
            <text:p>-97.68043</text:p>
          </table:table-cell>
          <table:table-cell/>
        </table:table-row>
        <table:table-row table:style-name="ro1">
          <table:table-cell office:value-type="float" office:value="17038" calcext:value-type="float">
            <text:p>17038</text:p>
          </table:table-cell>
          <table:table-cell office:value-type="float" office:value="-96.35879" calcext:value-type="float">
            <text:p>-96.35879</text:p>
          </table:table-cell>
          <table:table-cell/>
        </table:table-row>
        <table:table-row table:style-name="ro1">
          <table:table-cell office:value-type="float" office:value="17082" calcext:value-type="float">
            <text:p>17082</text:p>
          </table:table-cell>
          <table:table-cell office:value-type="float" office:value="-97.05186" calcext:value-type="float">
            <text:p>-97.05186</text:p>
          </table:table-cell>
          <table:table-cell/>
        </table:table-row>
        <table:table-row table:style-name="ro1">
          <table:table-cell office:value-type="float" office:value="17127" calcext:value-type="float">
            <text:p>17127</text:p>
          </table:table-cell>
          <table:table-cell office:value-type="float" office:value="-95.91782" calcext:value-type="float">
            <text:p>-95.91782</text:p>
          </table:table-cell>
          <table:table-cell/>
        </table:table-row>
        <table:table-row table:style-name="ro1">
          <table:table-cell office:value-type="float" office:value="17171" calcext:value-type="float">
            <text:p>17171</text:p>
          </table:table-cell>
          <table:table-cell office:value-type="float" office:value="-96.837" calcext:value-type="float">
            <text:p>-96.837</text:p>
          </table:table-cell>
          <table:table-cell/>
        </table:table-row>
        <table:table-row table:style-name="ro1">
          <table:table-cell office:value-type="float" office:value="17216" calcext:value-type="float">
            <text:p>17216</text:p>
          </table:table-cell>
          <table:table-cell office:value-type="float" office:value="-99.2592" calcext:value-type="float">
            <text:p>-99.2592</text:p>
          </table:table-cell>
          <table:table-cell/>
        </table:table-row>
        <table:table-row table:style-name="ro1">
          <table:table-cell office:value-type="float" office:value="17261" calcext:value-type="float">
            <text:p>17261</text:p>
          </table:table-cell>
          <table:table-cell office:value-type="float" office:value="-99.73051" calcext:value-type="float">
            <text:p>-99.73051</text:p>
          </table:table-cell>
          <table:table-cell/>
        </table:table-row>
        <table:table-row table:style-name="ro1">
          <table:table-cell office:value-type="float" office:value="17305" calcext:value-type="float">
            <text:p>17305</text:p>
          </table:table-cell>
          <table:table-cell office:value-type="float" office:value="-99.70944" calcext:value-type="float">
            <text:p>-99.70944</text:p>
          </table:table-cell>
          <table:table-cell/>
        </table:table-row>
        <table:table-row table:style-name="ro1">
          <table:table-cell office:value-type="float" office:value="17350" calcext:value-type="float">
            <text:p>17350</text:p>
          </table:table-cell>
          <table:table-cell office:value-type="float" office:value="-97.50696" calcext:value-type="float">
            <text:p>-97.50696</text:p>
          </table:table-cell>
          <table:table-cell/>
        </table:table-row>
        <table:table-row table:style-name="ro1">
          <table:table-cell office:value-type="float" office:value="17394" calcext:value-type="float">
            <text:p>17394</text:p>
          </table:table-cell>
          <table:table-cell office:value-type="float" office:value="-94.38794" calcext:value-type="float">
            <text:p>-94.38794</text:p>
          </table:table-cell>
          <table:table-cell/>
        </table:table-row>
        <table:table-row table:style-name="ro1">
          <table:table-cell office:value-type="float" office:value="17439" calcext:value-type="float">
            <text:p>17439</text:p>
          </table:table-cell>
          <table:table-cell office:value-type="float" office:value="-92.01585" calcext:value-type="float">
            <text:p>-92.01585</text:p>
          </table:table-cell>
          <table:table-cell/>
        </table:table-row>
        <table:table-row table:style-name="ro1">
          <table:table-cell office:value-type="float" office:value="17483" calcext:value-type="float">
            <text:p>17483</text:p>
          </table:table-cell>
          <table:table-cell office:value-type="float" office:value="-89.68241" calcext:value-type="float">
            <text:p>-89.68241</text:p>
          </table:table-cell>
          <table:table-cell/>
        </table:table-row>
        <table:table-row table:style-name="ro1">
          <table:table-cell office:value-type="float" office:value="17528" calcext:value-type="float">
            <text:p>17528</text:p>
          </table:table-cell>
          <table:table-cell office:value-type="float" office:value="-89.81088" calcext:value-type="float">
            <text:p>-89.81088</text:p>
          </table:table-cell>
          <table:table-cell/>
        </table:table-row>
        <table:table-row table:style-name="ro1">
          <table:table-cell office:value-type="float" office:value="17572" calcext:value-type="float">
            <text:p>17572</text:p>
          </table:table-cell>
          <table:table-cell office:value-type="float" office:value="-91.75074" calcext:value-type="float">
            <text:p>-91.75074</text:p>
          </table:table-cell>
          <table:table-cell/>
        </table:table-row>
        <table:table-row table:style-name="ro1">
          <table:table-cell office:value-type="float" office:value="17617" calcext:value-type="float">
            <text:p>17617</text:p>
          </table:table-cell>
          <table:table-cell office:value-type="float" office:value="-91.27215" calcext:value-type="float">
            <text:p>-91.27215</text:p>
          </table:table-cell>
          <table:table-cell/>
        </table:table-row>
        <table:table-row table:style-name="ro1">
          <table:table-cell office:value-type="float" office:value="17661" calcext:value-type="float">
            <text:p>17661</text:p>
          </table:table-cell>
          <table:table-cell office:value-type="float" office:value="-95.24011" calcext:value-type="float">
            <text:p>-95.24011</text:p>
          </table:table-cell>
          <table:table-cell/>
        </table:table-row>
        <table:table-row table:style-name="ro1">
          <table:table-cell office:value-type="float" office:value="17706" calcext:value-type="float">
            <text:p>17706</text:p>
          </table:table-cell>
          <table:table-cell office:value-type="float" office:value="-95.83599" calcext:value-type="float">
            <text:p>-95.83599</text:p>
          </table:table-cell>
          <table:table-cell/>
        </table:table-row>
        <table:table-row table:style-name="ro1">
          <table:table-cell office:value-type="float" office:value="17751" calcext:value-type="float">
            <text:p>17751</text:p>
          </table:table-cell>
          <table:table-cell office:value-type="float" office:value="-97.62903" calcext:value-type="float">
            <text:p>-97.62903</text:p>
          </table:table-cell>
          <table:table-cell/>
        </table:table-row>
        <table:table-row table:style-name="ro1">
          <table:table-cell office:value-type="float" office:value="17795" calcext:value-type="float">
            <text:p>17795</text:p>
          </table:table-cell>
          <table:table-cell office:value-type="float" office:value="-98.0014" calcext:value-type="float">
            <text:p>-98.0014</text:p>
          </table:table-cell>
          <table:table-cell/>
        </table:table-row>
        <table:table-row table:style-name="ro1">
          <table:table-cell office:value-type="float" office:value="17840" calcext:value-type="float">
            <text:p>17840</text:p>
          </table:table-cell>
          <table:table-cell office:value-type="float" office:value="-97.18131" calcext:value-type="float">
            <text:p>-97.18131</text:p>
          </table:table-cell>
          <table:table-cell/>
        </table:table-row>
        <table:table-row table:style-name="ro1">
          <table:table-cell office:value-type="float" office:value="17884" calcext:value-type="float">
            <text:p>17884</text:p>
          </table:table-cell>
          <table:table-cell office:value-type="float" office:value="-97.35732" calcext:value-type="float">
            <text:p>-97.35732</text:p>
          </table:table-cell>
          <table:table-cell/>
        </table:table-row>
        <table:table-row table:style-name="ro1">
          <table:table-cell office:value-type="float" office:value="17929" calcext:value-type="float">
            <text:p>17929</text:p>
          </table:table-cell>
          <table:table-cell office:value-type="float" office:value="-95.94603" calcext:value-type="float">
            <text:p>-95.94603</text:p>
          </table:table-cell>
          <table:table-cell/>
        </table:table-row>
        <table:table-row table:style-name="ro1">
          <table:table-cell office:value-type="float" office:value="17973" calcext:value-type="float">
            <text:p>17973</text:p>
          </table:table-cell>
          <table:table-cell office:value-type="float" office:value="-95.62055" calcext:value-type="float">
            <text:p>-95.62055</text:p>
          </table:table-cell>
          <table:table-cell/>
        </table:table-row>
        <table:table-row table:style-name="ro1">
          <table:table-cell office:value-type="float" office:value="18018" calcext:value-type="float">
            <text:p>18018</text:p>
          </table:table-cell>
          <table:table-cell office:value-type="float" office:value="-95.91782" calcext:value-type="float">
            <text:p>-95.91782</text:p>
          </table:table-cell>
          <table:table-cell/>
        </table:table-row>
        <table:table-row table:style-name="ro1">
          <table:table-cell office:value-type="float" office:value="18062" calcext:value-type="float">
            <text:p>18062</text:p>
          </table:table-cell>
          <table:table-cell office:value-type="float" office:value="-96.23045" calcext:value-type="float">
            <text:p>-96.23045</text:p>
          </table:table-cell>
          <table:table-cell/>
        </table:table-row>
        <table:table-row table:style-name="ro1">
          <table:table-cell office:value-type="float" office:value="18107" calcext:value-type="float">
            <text:p>18107</text:p>
          </table:table-cell>
          <table:table-cell office:value-type="float" office:value="-96.46325" calcext:value-type="float">
            <text:p>-96.46325</text:p>
          </table:table-cell>
          <table:table-cell/>
        </table:table-row>
        <table:table-row table:style-name="ro1">
          <table:table-cell office:value-type="float" office:value="18151" calcext:value-type="float">
            <text:p>18151</text:p>
          </table:table-cell>
          <table:table-cell office:value-type="float" office:value="-98.88113" calcext:value-type="float">
            <text:p>-98.88113</text:p>
          </table:table-cell>
          <table:table-cell/>
        </table:table-row>
        <table:table-row table:style-name="ro1">
          <table:table-cell office:value-type="float" office:value="18196" calcext:value-type="float">
            <text:p>18196</text:p>
          </table:table-cell>
          <table:table-cell office:value-type="float" office:value="-95.94819" calcext:value-type="float">
            <text:p>-95.94819</text:p>
          </table:table-cell>
          <table:table-cell/>
        </table:table-row>
        <table:table-row table:style-name="ro1">
          <table:table-cell office:value-type="float" office:value="18241" calcext:value-type="float">
            <text:p>18241</text:p>
          </table:table-cell>
          <table:table-cell office:value-type="float" office:value="-99.09149" calcext:value-type="float">
            <text:p>-99.09149</text:p>
          </table:table-cell>
          <table:table-cell/>
        </table:table-row>
        <table:table-row table:style-name="ro1">
          <table:table-cell office:value-type="float" office:value="18285" calcext:value-type="float">
            <text:p>18285</text:p>
          </table:table-cell>
          <table:table-cell office:value-type="float" office:value="-96.28911" calcext:value-type="float">
            <text:p>-96.28911</text:p>
          </table:table-cell>
          <table:table-cell/>
        </table:table-row>
        <table:table-row table:style-name="ro1">
          <table:table-cell office:value-type="float" office:value="18330" calcext:value-type="float">
            <text:p>18330</text:p>
          </table:table-cell>
          <table:table-cell office:value-type="float" office:value="-97.97421" calcext:value-type="float">
            <text:p>-97.97421</text:p>
          </table:table-cell>
          <table:table-cell/>
        </table:table-row>
        <table:table-row table:style-name="ro1">
          <table:table-cell office:value-type="float" office:value="18374" calcext:value-type="float">
            <text:p>18374</text:p>
          </table:table-cell>
          <table:table-cell office:value-type="float" office:value="-98.17219" calcext:value-type="float">
            <text:p>-98.17219</text:p>
          </table:table-cell>
          <table:table-cell/>
        </table:table-row>
        <table:table-row table:style-name="ro1">
          <table:table-cell office:value-type="float" office:value="18419" calcext:value-type="float">
            <text:p>18419</text:p>
          </table:table-cell>
          <table:table-cell office:value-type="float" office:value="-98.2935" calcext:value-type="float">
            <text:p>-98.2935</text:p>
          </table:table-cell>
          <table:table-cell/>
        </table:table-row>
        <table:table-row table:style-name="ro1">
          <table:table-cell office:value-type="float" office:value="18463" calcext:value-type="float">
            <text:p>18463</text:p>
          </table:table-cell>
          <table:table-cell office:value-type="float" office:value="-98.73293" calcext:value-type="float">
            <text:p>-98.73293</text:p>
          </table:table-cell>
          <table:table-cell/>
        </table:table-row>
        <table:table-row table:style-name="ro1">
          <table:table-cell office:value-type="float" office:value="18508" calcext:value-type="float">
            <text:p>18508</text:p>
          </table:table-cell>
          <table:table-cell office:value-type="float" office:value="-97.54234" calcext:value-type="float">
            <text:p>-97.54234</text:p>
          </table:table-cell>
          <table:table-cell/>
        </table:table-row>
        <table:table-row table:style-name="ro1">
          <table:table-cell office:value-type="float" office:value="18552" calcext:value-type="float">
            <text:p>18552</text:p>
          </table:table-cell>
          <table:table-cell office:value-type="float" office:value="-96.5804" calcext:value-type="float">
            <text:p>-96.5804</text:p>
          </table:table-cell>
          <table:table-cell/>
        </table:table-row>
        <table:table-row table:style-name="ro1">
          <table:table-cell office:value-type="float" office:value="18597" calcext:value-type="float">
            <text:p>18597</text:p>
          </table:table-cell>
          <table:table-cell office:value-type="float" office:value="-95.31516" calcext:value-type="float">
            <text:p>-95.31516</text:p>
          </table:table-cell>
          <table:table-cell/>
        </table:table-row>
        <table:table-row table:style-name="ro1">
          <table:table-cell office:value-type="float" office:value="18641" calcext:value-type="float">
            <text:p>18641</text:p>
          </table:table-cell>
          <table:table-cell office:value-type="float" office:value="-96.31412" calcext:value-type="float">
            <text:p>-96.31412</text:p>
          </table:table-cell>
          <table:table-cell/>
        </table:table-row>
        <table:table-row table:style-name="ro1">
          <table:table-cell office:value-type="float" office:value="18686" calcext:value-type="float">
            <text:p>18686</text:p>
          </table:table-cell>
          <table:table-cell office:value-type="float" office:value="-94.087" calcext:value-type="float">
            <text:p>-94.087</text:p>
          </table:table-cell>
          <table:table-cell/>
        </table:table-row>
        <table:table-row table:style-name="ro1">
          <table:table-cell office:value-type="float" office:value="18731" calcext:value-type="float">
            <text:p>18731</text:p>
          </table:table-cell>
          <table:table-cell office:value-type="float" office:value="-95.52452" calcext:value-type="float">
            <text:p>-95.52452</text:p>
          </table:table-cell>
          <table:table-cell/>
        </table:table-row>
        <table:table-row table:style-name="ro1">
          <table:table-cell office:value-type="float" office:value="18775" calcext:value-type="float">
            <text:p>18775</text:p>
          </table:table-cell>
          <table:table-cell office:value-type="float" office:value="-92.94424" calcext:value-type="float">
            <text:p>-92.94424</text:p>
          </table:table-cell>
          <table:table-cell/>
        </table:table-row>
        <table:table-row table:style-name="ro1">
          <table:table-cell office:value-type="float" office:value="18820" calcext:value-type="float">
            <text:p>18820</text:p>
          </table:table-cell>
          <table:table-cell office:value-type="float" office:value="-93.80837" calcext:value-type="float">
            <text:p>-93.80837</text:p>
          </table:table-cell>
          <table:table-cell/>
        </table:table-row>
        <table:table-row table:style-name="ro1">
          <table:table-cell office:value-type="float" office:value="18864" calcext:value-type="float">
            <text:p>18864</text:p>
          </table:table-cell>
          <table:table-cell office:value-type="float" office:value="-94.78024" calcext:value-type="float">
            <text:p>-94.78024</text:p>
          </table:table-cell>
          <table:table-cell/>
        </table:table-row>
        <table:table-row table:style-name="ro1">
          <table:table-cell office:value-type="float" office:value="18909" calcext:value-type="float">
            <text:p>18909</text:p>
          </table:table-cell>
          <table:table-cell office:value-type="float" office:value="-95.42813" calcext:value-type="float">
            <text:p>-95.42813</text:p>
          </table:table-cell>
          <table:table-cell/>
        </table:table-row>
        <table:table-row table:style-name="ro1">
          <table:table-cell office:value-type="float" office:value="18953" calcext:value-type="float">
            <text:p>18953</text:p>
          </table:table-cell>
          <table:table-cell office:value-type="float" office:value="-99.42" calcext:value-type="float">
            <text:p>-99.42</text:p>
          </table:table-cell>
          <table:table-cell/>
        </table:table-row>
        <table:table-row table:style-name="ro1">
          <table:table-cell office:value-type="float" office:value="18998" calcext:value-type="float">
            <text:p>18998</text:p>
          </table:table-cell>
          <table:table-cell office:value-type="float" office:value="-100.14181" calcext:value-type="float">
            <text:p>-100.14181</text:p>
          </table:table-cell>
          <table:table-cell/>
        </table:table-row>
        <table:table-row table:style-name="ro1">
          <table:table-cell office:value-type="float" office:value="19042" calcext:value-type="float">
            <text:p>19042</text:p>
          </table:table-cell>
          <table:table-cell office:value-type="float" office:value="-101.86789" calcext:value-type="float">
            <text:p>-101.86789</text:p>
          </table:table-cell>
          <table:table-cell/>
        </table:table-row>
        <table:table-row table:style-name="ro1">
          <table:table-cell office:value-type="float" office:value="19087" calcext:value-type="float">
            <text:p>19087</text:p>
          </table:table-cell>
          <table:table-cell office:value-type="float" office:value="-102.7641" calcext:value-type="float">
            <text:p>-102.7641</text:p>
          </table:table-cell>
          <table:table-cell/>
        </table:table-row>
        <table:table-row table:style-name="ro1">
          <table:table-cell office:value-type="float" office:value="19131" calcext:value-type="float">
            <text:p>19131</text:p>
          </table:table-cell>
          <table:table-cell office:value-type="float" office:value="-100.92941" calcext:value-type="float">
            <text:p>-100.92941</text:p>
          </table:table-cell>
          <table:table-cell/>
        </table:table-row>
        <table:table-row table:style-name="ro1">
          <table:table-cell office:value-type="float" office:value="19176" calcext:value-type="float">
            <text:p>19176</text:p>
          </table:table-cell>
          <table:table-cell office:value-type="float" office:value="-103.3223" calcext:value-type="float">
            <text:p>-103.3223</text:p>
          </table:table-cell>
          <table:table-cell/>
        </table:table-row>
        <table:table-row table:style-name="ro1">
          <table:table-cell office:value-type="float" office:value="19220" calcext:value-type="float">
            <text:p>19220</text:p>
          </table:table-cell>
          <table:table-cell office:value-type="float" office:value="-99.56112" calcext:value-type="float">
            <text:p>-99.56112</text:p>
          </table:table-cell>
          <table:table-cell/>
        </table:table-row>
        <table:table-row table:style-name="ro1">
          <table:table-cell office:value-type="float" office:value="19265" calcext:value-type="float">
            <text:p>19265</text:p>
          </table:table-cell>
          <table:table-cell office:value-type="float" office:value="-101.62222" calcext:value-type="float">
            <text:p>-101.62222</text:p>
          </table:table-cell>
          <table:table-cell/>
        </table:table-row>
        <table:table-row table:style-name="ro1">
          <table:table-cell office:value-type="float" office:value="19310" calcext:value-type="float">
            <text:p>19310</text:p>
          </table:table-cell>
          <table:table-cell office:value-type="float" office:value="-100.62276" calcext:value-type="float">
            <text:p>-100.62276</text:p>
          </table:table-cell>
          <table:table-cell/>
        </table:table-row>
        <table:table-row table:style-name="ro1">
          <table:table-cell office:value-type="float" office:value="19354" calcext:value-type="float">
            <text:p>19354</text:p>
          </table:table-cell>
          <table:table-cell office:value-type="float" office:value="-101.2584" calcext:value-type="float">
            <text:p>-101.2584</text:p>
          </table:table-cell>
          <table:table-cell/>
        </table:table-row>
        <table:table-row table:style-name="ro1">
          <table:table-cell office:value-type="float" office:value="19399" calcext:value-type="float">
            <text:p>19399</text:p>
          </table:table-cell>
          <table:table-cell office:value-type="float" office:value="-99.60476" calcext:value-type="float">
            <text:p>-99.60476</text:p>
          </table:table-cell>
          <table:table-cell/>
        </table:table-row>
        <table:table-row table:style-name="ro1">
          <table:table-cell office:value-type="float" office:value="19443" calcext:value-type="float">
            <text:p>19443</text:p>
          </table:table-cell>
          <table:table-cell office:value-type="float" office:value="-100.52106" calcext:value-type="float">
            <text:p>-100.52106</text:p>
          </table:table-cell>
          <table:table-cell/>
        </table:table-row>
        <table:table-row table:style-name="ro1">
          <table:table-cell office:value-type="float" office:value="19488" calcext:value-type="float">
            <text:p>19488</text:p>
          </table:table-cell>
          <table:table-cell office:value-type="float" office:value="-100.83765" calcext:value-type="float">
            <text:p>-100.83765</text:p>
          </table:table-cell>
          <table:table-cell/>
        </table:table-row>
        <table:table-row table:style-name="ro1">
          <table:table-cell office:value-type="float" office:value="19532" calcext:value-type="float">
            <text:p>19532</text:p>
          </table:table-cell>
          <table:table-cell office:value-type="float" office:value="-102.36434" calcext:value-type="float">
            <text:p>-102.36434</text:p>
          </table:table-cell>
          <table:table-cell/>
        </table:table-row>
        <table:table-row table:style-name="ro1">
          <table:table-cell office:value-type="float" office:value="19577" calcext:value-type="float">
            <text:p>19577</text:p>
          </table:table-cell>
          <table:table-cell office:value-type="float" office:value="-99.2169" calcext:value-type="float">
            <text:p>-99.2169</text:p>
          </table:table-cell>
          <table:table-cell/>
        </table:table-row>
        <table:table-row table:style-name="ro1">
          <table:table-cell office:value-type="float" office:value="19621" calcext:value-type="float">
            <text:p>19621</text:p>
          </table:table-cell>
          <table:table-cell office:value-type="float" office:value="-99.75374" calcext:value-type="float">
            <text:p>-99.75374</text:p>
          </table:table-cell>
          <table:table-cell/>
        </table:table-row>
        <table:table-row table:style-name="ro1">
          <table:table-cell office:value-type="float" office:value="19666" calcext:value-type="float">
            <text:p>19666</text:p>
          </table:table-cell>
          <table:table-cell office:value-type="float" office:value="-99.83561" calcext:value-type="float">
            <text:p>-99.83561</text:p>
          </table:table-cell>
          <table:table-cell/>
        </table:table-row>
        <table:table-row table:style-name="ro1">
          <table:table-cell office:value-type="float" office:value="19710" calcext:value-type="float">
            <text:p>19710</text:p>
          </table:table-cell>
          <table:table-cell office:value-type="float" office:value="-99.93332" calcext:value-type="float">
            <text:p>-99.93332</text:p>
          </table:table-cell>
          <table:table-cell/>
        </table:table-row>
        <table:table-row table:style-name="ro1">
          <table:table-cell office:value-type="float" office:value="19755" calcext:value-type="float">
            <text:p>19755</text:p>
          </table:table-cell>
          <table:table-cell office:value-type="float" office:value="-98.04702" calcext:value-type="float">
            <text:p>-98.04702</text:p>
          </table:table-cell>
          <table:table-cell/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-100.92118" calcext:value-type="float">
            <text:p>-100.92118</text:p>
          </table:table-cell>
          <table:table-cell/>
        </table:table-row>
        <table:table-row table:style-name="ro1">
          <table:table-cell office:value-type="float" office:value="19844" calcext:value-type="float">
            <text:p>19844</text:p>
          </table:table-cell>
          <table:table-cell office:value-type="float" office:value="-99.27202" calcext:value-type="float">
            <text:p>-99.27202</text:p>
          </table:table-cell>
          <table:table-cell/>
        </table:table-row>
        <table:table-row table:style-name="ro1">
          <table:table-cell office:value-type="float" office:value="19889" calcext:value-type="float">
            <text:p>19889</text:p>
          </table:table-cell>
          <table:table-cell office:value-type="float" office:value="-96.69895" calcext:value-type="float">
            <text:p>-96.69895</text:p>
          </table:table-cell>
          <table:table-cell/>
        </table:table-row>
        <table:table-row table:style-name="ro1">
          <table:table-cell office:value-type="float" office:value="19933" calcext:value-type="float">
            <text:p>19933</text:p>
          </table:table-cell>
          <table:table-cell office:value-type="float" office:value="-96.84878" calcext:value-type="float">
            <text:p>-96.84878</text:p>
          </table:table-cell>
          <table:table-cell/>
        </table:table-row>
        <table:table-row table:style-name="ro1">
          <table:table-cell office:value-type="float" office:value="19978" calcext:value-type="float">
            <text:p>19978</text:p>
          </table:table-cell>
          <table:table-cell office:value-type="float" office:value="-94.87418" calcext:value-type="float">
            <text:p>-94.87418</text:p>
          </table:table-cell>
          <table:table-cell/>
        </table:table-row>
        <table:table-row table:style-name="ro1">
          <table:table-cell office:value-type="float" office:value="20022" calcext:value-type="float">
            <text:p>20022</text:p>
          </table:table-cell>
          <table:table-cell office:value-type="float" office:value="-91.95769" calcext:value-type="float">
            <text:p>-91.95769</text:p>
          </table:table-cell>
          <table:table-cell/>
        </table:table-row>
        <table:table-row table:style-name="ro1">
          <table:table-cell office:value-type="float" office:value="20067" calcext:value-type="float">
            <text:p>20067</text:p>
          </table:table-cell>
          <table:table-cell office:value-type="float" office:value="-93.1929" calcext:value-type="float">
            <text:p>-93.1929</text:p>
          </table:table-cell>
          <table:table-cell/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float" office:value="-93.85093" calcext:value-type="float">
            <text:p>-93.85093</text:p>
          </table:table-cell>
          <table:table-cell/>
        </table:table-row>
        <table:table-row table:style-name="ro1">
          <table:table-cell office:value-type="float" office:value="20156" calcext:value-type="float">
            <text:p>20156</text:p>
          </table:table-cell>
          <table:table-cell office:value-type="float" office:value="-97.1141" calcext:value-type="float">
            <text:p>-97.1141</text:p>
          </table:table-cell>
          <table:table-cell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-98.51137" calcext:value-type="float">
            <text:p>-98.51137</text:p>
          </table:table-cell>
          <table:table-cell/>
        </table:table-row>
        <table:table-row table:style-name="ro1">
          <table:table-cell office:value-type="float" office:value="20245" calcext:value-type="float">
            <text:p>20245</text:p>
          </table:table-cell>
          <table:table-cell office:value-type="float" office:value="-98.03824" calcext:value-type="float">
            <text:p>-98.03824</text:p>
          </table:table-cell>
          <table:table-cell/>
        </table:table-row>
        <table:table-row table:style-name="ro1">
          <table:table-cell office:value-type="float" office:value="20290" calcext:value-type="float">
            <text:p>20290</text:p>
          </table:table-cell>
          <table:table-cell office:value-type="float" office:value="-97.49496" calcext:value-type="float">
            <text:p>-97.49496</text:p>
          </table:table-cell>
          <table:table-cell/>
        </table:table-row>
        <table:table-row table:style-name="ro1">
          <table:table-cell office:value-type="float" office:value="20334" calcext:value-type="float">
            <text:p>20334</text:p>
          </table:table-cell>
          <table:table-cell office:value-type="float" office:value="-99.48527" calcext:value-type="float">
            <text:p>-99.48527</text:p>
          </table:table-cell>
          <table:table-cell/>
        </table:table-row>
        <table:table-row table:style-name="ro1">
          <table:table-cell office:value-type="float" office:value="20379" calcext:value-type="float">
            <text:p>20379</text:p>
          </table:table-cell>
          <table:table-cell office:value-type="float" office:value="-98.2388" calcext:value-type="float">
            <text:p>-98.2388</text:p>
          </table:table-cell>
          <table:table-cell/>
        </table:table-row>
        <table:table-row table:style-name="ro1">
          <table:table-cell office:value-type="float" office:value="20423" calcext:value-type="float">
            <text:p>20423</text:p>
          </table:table-cell>
          <table:table-cell office:value-type="float" office:value="-97.87063" calcext:value-type="float">
            <text:p>-97.87063</text:p>
          </table:table-cell>
          <table:table-cell/>
        </table:table-row>
        <table:table-row table:style-name="ro1">
          <table:table-cell office:value-type="float" office:value="20468" calcext:value-type="float">
            <text:p>20468</text:p>
          </table:table-cell>
          <table:table-cell office:value-type="float" office:value="-97.90705" calcext:value-type="float">
            <text:p>-97.90705</text:p>
          </table:table-cell>
          <table:table-cell/>
        </table:table-row>
        <table:table-row table:style-name="ro1">
          <table:table-cell office:value-type="float" office:value="20512" calcext:value-type="float">
            <text:p>20512</text:p>
          </table:table-cell>
          <table:table-cell office:value-type="float" office:value="-100.04172" calcext:value-type="float">
            <text:p>-100.04172</text:p>
          </table:table-cell>
          <table:table-cell/>
        </table:table-row>
        <table:table-row table:style-name="ro1">
          <table:table-cell office:value-type="float" office:value="20557" calcext:value-type="float">
            <text:p>20557</text:p>
          </table:table-cell>
          <table:table-cell office:value-type="float" office:value="-101.609" calcext:value-type="float">
            <text:p>-101.609</text:p>
          </table:table-cell>
          <table:table-cell/>
        </table:table-row>
        <table:table-row table:style-name="ro1">
          <table:table-cell office:value-type="float" office:value="20601" calcext:value-type="float">
            <text:p>20601</text:p>
          </table:table-cell>
          <table:table-cell office:value-type="float" office:value="-100.88178" calcext:value-type="float">
            <text:p>-100.88178</text:p>
          </table:table-cell>
          <table:table-cell/>
        </table:table-row>
        <table:table-row table:style-name="ro1">
          <table:table-cell office:value-type="float" office:value="20646" calcext:value-type="float">
            <text:p>20646</text:p>
          </table:table-cell>
          <table:table-cell office:value-type="float" office:value="-100.22625" calcext:value-type="float">
            <text:p>-100.22625</text:p>
          </table:table-cell>
          <table:table-cell/>
        </table:table-row>
        <table:table-row table:style-name="ro1">
          <table:table-cell office:value-type="float" office:value="20690" calcext:value-type="float">
            <text:p>20690</text:p>
          </table:table-cell>
          <table:table-cell office:value-type="float" office:value="-98.78889" calcext:value-type="float">
            <text:p>-98.78889</text:p>
          </table:table-cell>
          <table:table-cell/>
        </table:table-row>
        <table:table-row table:style-name="ro1">
          <table:table-cell office:value-type="float" office:value="20735" calcext:value-type="float">
            <text:p>20735</text:p>
          </table:table-cell>
          <table:table-cell office:value-type="float" office:value="-99.61472" calcext:value-type="float">
            <text:p>-99.61472</text:p>
          </table:table-cell>
          <table:table-cell/>
        </table:table-row>
        <table:table-row table:style-name="ro1">
          <table:table-cell office:value-type="float" office:value="20780" calcext:value-type="float">
            <text:p>20780</text:p>
          </table:table-cell>
          <table:table-cell office:value-type="float" office:value="-103.13078" calcext:value-type="float">
            <text:p>-103.13078</text:p>
          </table:table-cell>
          <table:table-cell/>
        </table:table-row>
        <table:table-row table:style-name="ro1">
          <table:table-cell office:value-type="float" office:value="20824" calcext:value-type="float">
            <text:p>20824</text:p>
          </table:table-cell>
          <table:table-cell office:value-type="float" office:value="-101.94208" calcext:value-type="float">
            <text:p>-101.94208</text:p>
          </table:table-cell>
          <table:table-cell/>
        </table:table-row>
        <table:table-row table:style-name="ro1">
          <table:table-cell office:value-type="float" office:value="20869" calcext:value-type="float">
            <text:p>20869</text:p>
          </table:table-cell>
          <table:table-cell office:value-type="float" office:value="-100.95841" calcext:value-type="float">
            <text:p>-100.95841</text:p>
          </table:table-cell>
          <table:table-cell/>
        </table:table-row>
        <table:table-row table:style-name="ro1">
          <table:table-cell office:value-type="float" office:value="20913" calcext:value-type="float">
            <text:p>20913</text:p>
          </table:table-cell>
          <table:table-cell office:value-type="float" office:value="-102.94015" calcext:value-type="float">
            <text:p>-102.94015</text:p>
          </table:table-cell>
          <table:table-cell/>
        </table:table-row>
        <table:table-row table:style-name="ro1">
          <table:table-cell office:value-type="float" office:value="20958" calcext:value-type="float">
            <text:p>20958</text:p>
          </table:table-cell>
          <table:table-cell office:value-type="float" office:value="-103.51453" calcext:value-type="float">
            <text:p>-103.51453</text:p>
          </table:table-cell>
          <table:table-cell/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float" office:value="-102.5272" calcext:value-type="float">
            <text:p>-102.5272</text:p>
          </table:table-cell>
          <table:table-cell/>
        </table:table-row>
        <table:table-row table:style-name="ro1">
          <table:table-cell office:value-type="float" office:value="21047" calcext:value-type="float">
            <text:p>21047</text:p>
          </table:table-cell>
          <table:table-cell office:value-type="float" office:value="-100.8714" calcext:value-type="float">
            <text:p>-100.8714</text:p>
          </table:table-cell>
          <table:table-cell/>
        </table:table-row>
        <table:table-row table:style-name="ro1">
          <table:table-cell office:value-type="float" office:value="21091" calcext:value-type="float">
            <text:p>21091</text:p>
          </table:table-cell>
          <table:table-cell office:value-type="float" office:value="-100.93222" calcext:value-type="float">
            <text:p>-100.93222</text:p>
          </table:table-cell>
          <table:table-cell/>
        </table:table-row>
        <table:table-row table:style-name="ro1">
          <table:table-cell office:value-type="float" office:value="21136" calcext:value-type="float">
            <text:p>21136</text:p>
          </table:table-cell>
          <table:table-cell office:value-type="float" office:value="-99.52086" calcext:value-type="float">
            <text:p>-99.52086</text:p>
          </table:table-cell>
          <table:table-cell/>
        </table:table-row>
        <table:table-row table:style-name="ro1">
          <table:table-cell office:value-type="float" office:value="21180" calcext:value-type="float">
            <text:p>21180</text:p>
          </table:table-cell>
          <table:table-cell office:value-type="float" office:value="-101.38353" calcext:value-type="float">
            <text:p>-101.38353</text:p>
          </table:table-cell>
          <table:table-cell/>
        </table:table-row>
        <table:table-row table:style-name="ro1">
          <table:table-cell office:value-type="float" office:value="21225" calcext:value-type="float">
            <text:p>21225</text:p>
          </table:table-cell>
          <table:table-cell office:value-type="float" office:value="-100.06403" calcext:value-type="float">
            <text:p>-100.06403</text:p>
          </table:table-cell>
          <table:table-cell/>
        </table:table-row>
        <table:table-row table:style-name="ro1">
          <table:table-cell office:value-type="float" office:value="21269" calcext:value-type="float">
            <text:p>21269</text:p>
          </table:table-cell>
          <table:table-cell office:value-type="float" office:value="-100.55363" calcext:value-type="float">
            <text:p>-100.55363</text:p>
          </table:table-cell>
          <table:table-cell/>
        </table:table-row>
        <table:table-row table:style-name="ro1">
          <table:table-cell office:value-type="float" office:value="21314" calcext:value-type="float">
            <text:p>21314</text:p>
          </table:table-cell>
          <table:table-cell office:value-type="float" office:value="-100.44953" calcext:value-type="float">
            <text:p>-100.44953</text:p>
          </table:table-cell>
          <table:table-cell/>
        </table:table-row>
        <table:table-row table:style-name="ro1">
          <table:table-cell office:value-type="float" office:value="21359" calcext:value-type="float">
            <text:p>21359</text:p>
          </table:table-cell>
          <table:table-cell office:value-type="float" office:value="-100.30238" calcext:value-type="float">
            <text:p>-100.30238</text:p>
          </table:table-cell>
          <table:table-cell/>
        </table:table-row>
        <table:table-row table:style-name="ro1">
          <table:table-cell office:value-type="float" office:value="21403" calcext:value-type="float">
            <text:p>21403</text:p>
          </table:table-cell>
          <table:table-cell office:value-type="float" office:value="-100.85924" calcext:value-type="float">
            <text:p>-100.85924</text:p>
          </table:table-cell>
          <table:table-cell/>
        </table:table-row>
        <table:table-row table:style-name="ro1">
          <table:table-cell office:value-type="float" office:value="21448" calcext:value-type="float">
            <text:p>21448</text:p>
          </table:table-cell>
          <table:table-cell office:value-type="float" office:value="-100.8205" calcext:value-type="float">
            <text:p>-100.8205</text:p>
          </table:table-cell>
          <table:table-cell/>
        </table:table-row>
        <table:table-row table:style-name="ro1">
          <table:table-cell office:value-type="float" office:value="21492" calcext:value-type="float">
            <text:p>21492</text:p>
          </table:table-cell>
          <table:table-cell office:value-type="float" office:value="-99.52843" calcext:value-type="float">
            <text:p>-99.52843</text:p>
          </table:table-cell>
          <table:table-cell/>
        </table:table-row>
        <table:table-row table:style-name="ro1">
          <table:table-cell office:value-type="float" office:value="21537" calcext:value-type="float">
            <text:p>21537</text:p>
          </table:table-cell>
          <table:table-cell office:value-type="float" office:value="-101.25119" calcext:value-type="float">
            <text:p>-101.25119</text:p>
          </table:table-cell>
          <table:table-cell/>
        </table:table-row>
        <table:table-row table:style-name="ro1">
          <table:table-cell office:value-type="float" office:value="21581" calcext:value-type="float">
            <text:p>21581</text:p>
          </table:table-cell>
          <table:table-cell office:value-type="float" office:value="-101.1915" calcext:value-type="float">
            <text:p>-101.1915</text:p>
          </table:table-cell>
          <table:table-cell/>
        </table:table-row>
        <table:table-row table:style-name="ro1">
          <table:table-cell office:value-type="float" office:value="21626" calcext:value-type="float">
            <text:p>21626</text:p>
          </table:table-cell>
          <table:table-cell office:value-type="float" office:value="-99.96671" calcext:value-type="float">
            <text:p>-99.96671</text:p>
          </table:table-cell>
          <table:table-cell/>
        </table:table-row>
        <table:table-row table:style-name="ro1">
          <table:table-cell office:value-type="float" office:value="21670" calcext:value-type="float">
            <text:p>21670</text:p>
          </table:table-cell>
          <table:table-cell office:value-type="float" office:value="-99.13012" calcext:value-type="float">
            <text:p>-99.13012</text:p>
          </table:table-cell>
          <table:table-cell/>
        </table:table-row>
        <table:table-row table:style-name="ro1">
          <table:table-cell office:value-type="float" office:value="21715" calcext:value-type="float">
            <text:p>21715</text:p>
          </table:table-cell>
          <table:table-cell office:value-type="float" office:value="-100.20356" calcext:value-type="float">
            <text:p>-100.20356</text:p>
          </table:table-cell>
          <table:table-cell/>
        </table:table-row>
        <table:table-row table:style-name="ro1">
          <table:table-cell office:value-type="float" office:value="21759" calcext:value-type="float">
            <text:p>21759</text:p>
          </table:table-cell>
          <table:table-cell office:value-type="float" office:value="-97.48865" calcext:value-type="float">
            <text:p>-97.48865</text:p>
          </table:table-cell>
          <table:table-cell/>
        </table:table-row>
        <table:table-row table:style-name="ro1">
          <table:table-cell office:value-type="float" office:value="21804" calcext:value-type="float">
            <text:p>21804</text:p>
          </table:table-cell>
          <table:table-cell office:value-type="float" office:value="-97.05809" calcext:value-type="float">
            <text:p>-97.05809</text:p>
          </table:table-cell>
          <table:table-cell/>
        </table:table-row>
        <table:table-row table:style-name="ro1">
          <table:table-cell office:value-type="float" office:value="21849" calcext:value-type="float">
            <text:p>21849</text:p>
          </table:table-cell>
          <table:table-cell office:value-type="float" office:value="-99.18999" calcext:value-type="float">
            <text:p>-99.18999</text:p>
          </table:table-cell>
          <table:table-cell/>
        </table:table-row>
        <table:table-row table:style-name="ro1">
          <table:table-cell office:value-type="float" office:value="21893" calcext:value-type="float">
            <text:p>21893</text:p>
          </table:table-cell>
          <table:table-cell office:value-type="float" office:value="-97.63117" calcext:value-type="float">
            <text:p>-97.63117</text:p>
          </table:table-cell>
          <table:table-cell/>
        </table:table-row>
        <table:table-row table:style-name="ro1">
          <table:table-cell office:value-type="float" office:value="21938" calcext:value-type="float">
            <text:p>21938</text:p>
          </table:table-cell>
          <table:table-cell office:value-type="float" office:value="-100.06794" calcext:value-type="float">
            <text:p>-100.06794</text:p>
          </table:table-cell>
          <table:table-cell/>
        </table:table-row>
        <table:table-row table:style-name="ro1">
          <table:table-cell office:value-type="float" office:value="21982" calcext:value-type="float">
            <text:p>21982</text:p>
          </table:table-cell>
          <table:table-cell office:value-type="float" office:value="-98.35261" calcext:value-type="float">
            <text:p>-98.35261</text:p>
          </table:table-cell>
          <table:table-cell/>
        </table:table-row>
        <table:table-row table:style-name="ro1">
          <table:table-cell office:value-type="float" office:value="22027" calcext:value-type="float">
            <text:p>22027</text:p>
          </table:table-cell>
          <table:table-cell office:value-type="float" office:value="-98.70499" calcext:value-type="float">
            <text:p>-98.70499</text:p>
          </table:table-cell>
          <table:table-cell/>
        </table:table-row>
        <table:table-row table:style-name="ro1">
          <table:table-cell office:value-type="float" office:value="22071" calcext:value-type="float">
            <text:p>22071</text:p>
          </table:table-cell>
          <table:table-cell office:value-type="float" office:value="-98.88915" calcext:value-type="float">
            <text:p>-98.88915</text:p>
          </table:table-cell>
          <table:table-cell/>
        </table:table-row>
        <table:table-row table:style-name="ro1">
          <table:table-cell office:value-type="float" office:value="22116" calcext:value-type="float">
            <text:p>22116</text:p>
          </table:table-cell>
          <table:table-cell office:value-type="float" office:value="-98.20526" calcext:value-type="float">
            <text:p>-98.20526</text:p>
          </table:table-cell>
          <table:table-cell/>
        </table:table-row>
        <table:table-row table:style-name="ro1">
          <table:table-cell office:value-type="float" office:value="22160" calcext:value-type="float">
            <text:p>22160</text:p>
          </table:table-cell>
          <table:table-cell office:value-type="float" office:value="-99.06359" calcext:value-type="float">
            <text:p>-99.06359</text:p>
          </table:table-cell>
          <table:table-cell/>
        </table:table-row>
        <table:table-row table:style-name="ro1">
          <table:table-cell office:value-type="float" office:value="22205" calcext:value-type="float">
            <text:p>22205</text:p>
          </table:table-cell>
          <table:table-cell office:value-type="float" office:value="-99.78902" calcext:value-type="float">
            <text:p>-99.78902</text:p>
          </table:table-cell>
          <table:table-cell/>
        </table:table-row>
        <table:table-row table:style-name="ro1">
          <table:table-cell office:value-type="float" office:value="22249" calcext:value-type="float">
            <text:p>22249</text:p>
          </table:table-cell>
          <table:table-cell office:value-type="float" office:value="-102.61153" calcext:value-type="float">
            <text:p>-102.61153</text:p>
          </table:table-cell>
          <table:table-cell/>
        </table:table-row>
        <table:table-row table:style-name="ro1">
          <table:table-cell office:value-type="float" office:value="22294" calcext:value-type="float">
            <text:p>22294</text:p>
          </table:table-cell>
          <table:table-cell office:value-type="float" office:value="-99.59907" calcext:value-type="float">
            <text:p>-99.59907</text:p>
          </table:table-cell>
          <table:table-cell/>
        </table:table-row>
        <table:table-row table:style-name="ro1">
          <table:table-cell office:value-type="float" office:value="22339" calcext:value-type="float">
            <text:p>22339</text:p>
          </table:table-cell>
          <table:table-cell office:value-type="float" office:value="-99.99884" calcext:value-type="float">
            <text:p>-99.99884</text:p>
          </table:table-cell>
          <table:table-cell/>
        </table:table-row>
        <table:table-row table:style-name="ro1">
          <table:table-cell office:value-type="float" office:value="22383" calcext:value-type="float">
            <text:p>22383</text:p>
          </table:table-cell>
          <table:table-cell office:value-type="float" office:value="-97.05594" calcext:value-type="float">
            <text:p>-97.05594</text:p>
          </table:table-cell>
          <table:table-cell/>
        </table:table-row>
        <table:table-row table:style-name="ro1">
          <table:table-cell office:value-type="float" office:value="22428" calcext:value-type="float">
            <text:p>22428</text:p>
          </table:table-cell>
          <table:table-cell office:value-type="float" office:value="-96.89355" calcext:value-type="float">
            <text:p>-96.89355</text:p>
          </table:table-cell>
          <table:table-cell/>
        </table:table-row>
        <table:table-row table:style-name="ro1">
          <table:table-cell office:value-type="float" office:value="22472" calcext:value-type="float">
            <text:p>22472</text:p>
          </table:table-cell>
          <table:table-cell office:value-type="float" office:value="-93.73429" calcext:value-type="float">
            <text:p>-93.73429</text:p>
          </table:table-cell>
          <table:table-cell/>
        </table:table-row>
        <table:table-row table:style-name="ro1">
          <table:table-cell office:value-type="float" office:value="22517" calcext:value-type="float">
            <text:p>22517</text:p>
          </table:table-cell>
          <table:table-cell office:value-type="float" office:value="-92.328" calcext:value-type="float">
            <text:p>-92.328</text:p>
          </table:table-cell>
          <table:table-cell/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float" office:value="-94.4155" calcext:value-type="float">
            <text:p>-94.4155</text:p>
          </table:table-cell>
          <table:table-cell/>
        </table:table-row>
        <table:table-row table:style-name="ro1">
          <table:table-cell office:value-type="float" office:value="22606" calcext:value-type="float">
            <text:p>22606</text:p>
          </table:table-cell>
          <table:table-cell office:value-type="float" office:value="-93.93118" calcext:value-type="float">
            <text:p>-93.93118</text:p>
          </table:table-cell>
          <table:table-cell/>
        </table:table-row>
        <table:table-row table:style-name="ro1">
          <table:table-cell office:value-type="float" office:value="22650" calcext:value-type="float">
            <text:p>22650</text:p>
          </table:table-cell>
          <table:table-cell office:value-type="float" office:value="-95.22737" calcext:value-type="float">
            <text:p>-95.22737</text:p>
          </table:table-cell>
          <table:table-cell/>
        </table:table-row>
        <table:table-row table:style-name="ro1">
          <table:table-cell office:value-type="float" office:value="22695" calcext:value-type="float">
            <text:p>22695</text:p>
          </table:table-cell>
          <table:table-cell office:value-type="float" office:value="-98.98131" calcext:value-type="float">
            <text:p>-98.98131</text:p>
          </table:table-cell>
          <table:table-cell/>
        </table:table-row>
        <table:table-row table:style-name="ro1">
          <table:table-cell office:value-type="float" office:value="22739" calcext:value-type="float">
            <text:p>22739</text:p>
          </table:table-cell>
          <table:table-cell office:value-type="float" office:value="-100.51188" calcext:value-type="float">
            <text:p>-100.51188</text:p>
          </table:table-cell>
          <table:table-cell/>
        </table:table-row>
        <table:table-row table:style-name="ro1">
          <table:table-cell office:value-type="float" office:value="22784" calcext:value-type="float">
            <text:p>22784</text:p>
          </table:table-cell>
          <table:table-cell office:value-type="float" office:value="-102.17343" calcext:value-type="float">
            <text:p>-102.17343</text:p>
          </table:table-cell>
          <table:table-cell/>
        </table:table-row>
        <table:table-row table:style-name="ro1">
          <table:table-cell office:value-type="float" office:value="22829" calcext:value-type="float">
            <text:p>22829</text:p>
          </table:table-cell>
          <table:table-cell office:value-type="float" office:value="-102.30079" calcext:value-type="float">
            <text:p>-102.30079</text:p>
          </table:table-cell>
          <table:table-cell/>
        </table:table-row>
        <table:table-row table:style-name="ro1">
          <table:table-cell office:value-type="float" office:value="22873" calcext:value-type="float">
            <text:p>22873</text:p>
          </table:table-cell>
          <table:table-cell office:value-type="float" office:value="-100.37812" calcext:value-type="float">
            <text:p>-100.37812</text:p>
          </table:table-cell>
          <table:table-cell/>
        </table:table-row>
        <table:table-row table:style-name="ro1">
          <table:table-cell office:value-type="float" office:value="22918" calcext:value-type="float">
            <text:p>22918</text:p>
          </table:table-cell>
          <table:table-cell office:value-type="float" office:value="-102.68205" calcext:value-type="float">
            <text:p>-102.68205</text:p>
          </table:table-cell>
          <table:table-cell/>
        </table:table-row>
        <table:table-row table:style-name="ro1">
          <table:table-cell office:value-type="float" office:value="22962" calcext:value-type="float">
            <text:p>22962</text:p>
          </table:table-cell>
          <table:table-cell office:value-type="float" office:value="-102.46576" calcext:value-type="float">
            <text:p>-102.46576</text:p>
          </table:table-cell>
          <table:table-cell/>
        </table:table-row>
        <table:table-row table:style-name="ro1">
          <table:table-cell office:value-type="float" office:value="23007" calcext:value-type="float">
            <text:p>23007</text:p>
          </table:table-cell>
          <table:table-cell office:value-type="float" office:value="-99.14309" calcext:value-type="float">
            <text:p>-99.14309</text:p>
          </table:table-cell>
          <table:table-cell/>
        </table:table-row>
        <table:table-row table:style-name="ro1">
          <table:table-cell office:value-type="float" office:value="23051" calcext:value-type="float">
            <text:p>23051</text:p>
          </table:table-cell>
          <table:table-cell office:value-type="float" office:value="-102.04195" calcext:value-type="float">
            <text:p>-102.04195</text:p>
          </table:table-cell>
          <table:table-cell/>
        </table:table-row>
        <table:table-row table:style-name="ro1">
          <table:table-cell office:value-type="float" office:value="23096" calcext:value-type="float">
            <text:p>23096</text:p>
          </table:table-cell>
          <table:table-cell office:value-type="float" office:value="-99.35852" calcext:value-type="float">
            <text:p>-99.35852</text:p>
          </table:table-cell>
          <table:table-cell/>
        </table:table-row>
        <table:table-row table:style-name="ro1">
          <table:table-cell office:value-type="float" office:value="23140" calcext:value-type="float">
            <text:p>23140</text:p>
          </table:table-cell>
          <table:table-cell office:value-type="float" office:value="-100.11475" calcext:value-type="float">
            <text:p>-100.11475</text:p>
          </table:table-cell>
          <table:table-cell/>
        </table:table-row>
        <table:table-row table:style-name="ro1">
          <table:table-cell office:value-type="float" office:value="23185" calcext:value-type="float">
            <text:p>23185</text:p>
          </table:table-cell>
          <table:table-cell office:value-type="float" office:value="-99.14456" calcext:value-type="float">
            <text:p>-99.14456</text:p>
          </table:table-cell>
          <table:table-cell/>
        </table:table-row>
        <table:table-row table:style-name="ro1">
          <table:table-cell office:value-type="float" office:value="23229" calcext:value-type="float">
            <text:p>23229</text:p>
          </table:table-cell>
          <table:table-cell office:value-type="float" office:value="-103.38101" calcext:value-type="float">
            <text:p>-103.38101</text:p>
          </table:table-cell>
          <table:table-cell/>
        </table:table-row>
        <table:table-row table:style-name="ro1">
          <table:table-cell office:value-type="float" office:value="23274" calcext:value-type="float">
            <text:p>23274</text:p>
          </table:table-cell>
          <table:table-cell office:value-type="float" office:value="-99.82797" calcext:value-type="float">
            <text:p>-99.82797</text:p>
          </table:table-cell>
          <table:table-cell/>
        </table:table-row>
        <table:table-row table:style-name="ro1">
          <table:table-cell office:value-type="float" office:value="23318" calcext:value-type="float">
            <text:p>23318</text:p>
          </table:table-cell>
          <table:table-cell office:value-type="float" office:value="-98.34382" calcext:value-type="float">
            <text:p>-98.34382</text:p>
          </table:table-cell>
          <table:table-cell/>
        </table:table-row>
        <table:table-row table:style-name="ro1">
          <table:table-cell office:value-type="float" office:value="23363" calcext:value-type="float">
            <text:p>23363</text:p>
          </table:table-cell>
          <table:table-cell office:value-type="float" office:value="-99.96493" calcext:value-type="float">
            <text:p>-99.96493</text:p>
          </table:table-cell>
          <table:table-cell/>
        </table:table-row>
        <table:table-row table:style-name="ro1">
          <table:table-cell office:value-type="float" office:value="23408" calcext:value-type="float">
            <text:p>23408</text:p>
          </table:table-cell>
          <table:table-cell office:value-type="float" office:value="-98.45201" calcext:value-type="float">
            <text:p>-98.45201</text:p>
          </table:table-cell>
          <table:table-cell/>
        </table:table-row>
        <table:table-row table:style-name="ro1">
          <table:table-cell office:value-type="float" office:value="23452" calcext:value-type="float">
            <text:p>23452</text:p>
          </table:table-cell>
          <table:table-cell office:value-type="float" office:value="-99.33907" calcext:value-type="float">
            <text:p>-99.33907</text:p>
          </table:table-cell>
          <table:table-cell/>
        </table:table-row>
        <table:table-row table:style-name="ro1">
          <table:table-cell office:value-type="float" office:value="23497" calcext:value-type="float">
            <text:p>23497</text:p>
          </table:table-cell>
          <table:table-cell office:value-type="float" office:value="-100.31439" calcext:value-type="float">
            <text:p>-100.31439</text:p>
          </table:table-cell>
          <table:table-cell/>
        </table:table-row>
        <table:table-row table:style-name="ro1">
          <table:table-cell office:value-type="float" office:value="23541" calcext:value-type="float">
            <text:p>23541</text:p>
          </table:table-cell>
          <table:table-cell office:value-type="float" office:value="-96.57265" calcext:value-type="float">
            <text:p>-96.57265</text:p>
          </table:table-cell>
          <table:table-cell/>
        </table:table-row>
        <table:table-row table:style-name="ro1">
          <table:table-cell office:value-type="float" office:value="23586" calcext:value-type="float">
            <text:p>23586</text:p>
          </table:table-cell>
          <table:table-cell office:value-type="float" office:value="-98.77293" calcext:value-type="float">
            <text:p>-98.77293</text:p>
          </table:table-cell>
          <table:table-cell/>
        </table:table-row>
        <table:table-row table:style-name="ro1">
          <table:table-cell office:value-type="float" office:value="23630" calcext:value-type="float">
            <text:p>23630</text:p>
          </table:table-cell>
          <table:table-cell office:value-type="float" office:value="-101.46041" calcext:value-type="float">
            <text:p>-101.46041</text:p>
          </table:table-cell>
          <table:table-cell/>
        </table:table-row>
        <table:table-row table:style-name="ro1">
          <table:table-cell office:value-type="float" office:value="23675" calcext:value-type="float">
            <text:p>23675</text:p>
          </table:table-cell>
          <table:table-cell office:value-type="float" office:value="-98.90494" calcext:value-type="float">
            <text:p>-98.90494</text:p>
          </table:table-cell>
          <table:table-cell/>
        </table:table-row>
        <table:table-row table:style-name="ro1">
          <table:table-cell office:value-type="float" office:value="23719" calcext:value-type="float">
            <text:p>23719</text:p>
          </table:table-cell>
          <table:table-cell office:value-type="float" office:value="-97.95557" calcext:value-type="float">
            <text:p>-97.95557</text:p>
          </table:table-cell>
          <table:table-cell/>
        </table:table-row>
        <table:table-row table:style-name="ro1">
          <table:table-cell office:value-type="float" office:value="23764" calcext:value-type="float">
            <text:p>23764</text:p>
          </table:table-cell>
          <table:table-cell office:value-type="float" office:value="-95.53872" calcext:value-type="float">
            <text:p>-95.53872</text:p>
          </table:table-cell>
          <table:table-cell/>
        </table:table-row>
        <table:table-row table:style-name="ro1">
          <table:table-cell office:value-type="float" office:value="23808" calcext:value-type="float">
            <text:p>23808</text:p>
          </table:table-cell>
          <table:table-cell office:value-type="float" office:value="-94.76905" calcext:value-type="float">
            <text:p>-94.76905</text:p>
          </table:table-cell>
          <table:table-cell/>
        </table:table-row>
        <table:table-row table:style-name="ro1">
          <table:table-cell office:value-type="float" office:value="23853" calcext:value-type="float">
            <text:p>23853</text:p>
          </table:table-cell>
          <table:table-cell office:value-type="float" office:value="-96.54909" calcext:value-type="float">
            <text:p>-96.54909</text:p>
          </table:table-cell>
          <table:table-cell/>
        </table:table-row>
        <table:table-row table:style-name="ro1">
          <table:table-cell office:value-type="float" office:value="23898" calcext:value-type="float">
            <text:p>23898</text:p>
          </table:table-cell>
          <table:table-cell office:value-type="float" office:value="-97.05132" calcext:value-type="float">
            <text:p>-97.05132</text:p>
          </table:table-cell>
          <table:table-cell/>
        </table:table-row>
        <table:table-row table:style-name="ro1">
          <table:table-cell office:value-type="float" office:value="23942" calcext:value-type="float">
            <text:p>23942</text:p>
          </table:table-cell>
          <table:table-cell office:value-type="float" office:value="-97.63486" calcext:value-type="float">
            <text:p>-97.63486</text:p>
          </table:table-cell>
          <table:table-cell/>
        </table:table-row>
        <table:table-row table:style-name="ro1">
          <table:table-cell office:value-type="float" office:value="23987" calcext:value-type="float">
            <text:p>23987</text:p>
          </table:table-cell>
          <table:table-cell office:value-type="float" office:value="-98.0801" calcext:value-type="float">
            <text:p>-98.0801</text:p>
          </table:table-cell>
          <table:table-cell/>
        </table:table-row>
        <table:table-row table:style-name="ro1">
          <table:table-cell office:value-type="float" office:value="24031" calcext:value-type="float">
            <text:p>24031</text:p>
          </table:table-cell>
          <table:table-cell office:value-type="float" office:value="-99.24399" calcext:value-type="float">
            <text:p>-99.24399</text:p>
          </table:table-cell>
          <table:table-cell/>
        </table:table-row>
        <table:table-row table:style-name="ro1">
          <table:table-cell office:value-type="float" office:value="24076" calcext:value-type="float">
            <text:p>24076</text:p>
          </table:table-cell>
          <table:table-cell office:value-type="float" office:value="-97.59444" calcext:value-type="float">
            <text:p>-97.59444</text:p>
          </table:table-cell>
          <table:table-cell/>
        </table:table-row>
        <table:table-row table:style-name="ro1">
          <table:table-cell office:value-type="float" office:value="24120" calcext:value-type="float">
            <text:p>24120</text:p>
          </table:table-cell>
          <table:table-cell office:value-type="float" office:value="-98.95301" calcext:value-type="float">
            <text:p>-98.95301</text:p>
          </table:table-cell>
          <table:table-cell/>
        </table:table-row>
        <table:table-row table:style-name="ro1">
          <table:table-cell office:value-type="float" office:value="24165" calcext:value-type="float">
            <text:p>24165</text:p>
          </table:table-cell>
          <table:table-cell office:value-type="float" office:value="-97.77517" calcext:value-type="float">
            <text:p>-97.77517</text:p>
          </table:table-cell>
          <table:table-cell/>
        </table:table-row>
        <table:table-row table:style-name="ro1">
          <table:table-cell office:value-type="float" office:value="24209" calcext:value-type="float">
            <text:p>24209</text:p>
          </table:table-cell>
          <table:table-cell office:value-type="float" office:value="-99.22278" calcext:value-type="float">
            <text:p>-99.22278</text:p>
          </table:table-cell>
          <table:table-cell/>
        </table:table-row>
        <table:table-row table:style-name="ro1">
          <table:table-cell office:value-type="float" office:value="24254" calcext:value-type="float">
            <text:p>24254</text:p>
          </table:table-cell>
          <table:table-cell office:value-type="float" office:value="-98.64312" calcext:value-type="float">
            <text:p>-98.64312</text:p>
          </table:table-cell>
          <table:table-cell/>
        </table:table-row>
        <table:table-row table:style-name="ro1">
          <table:table-cell office:value-type="float" office:value="24298" calcext:value-type="float">
            <text:p>24298</text:p>
          </table:table-cell>
          <table:table-cell office:value-type="float" office:value="-99.2053" calcext:value-type="float">
            <text:p>-99.2053</text:p>
          </table:table-cell>
          <table:table-cell/>
        </table:table-row>
        <table:table-row table:style-name="ro1">
          <table:table-cell office:value-type="float" office:value="24343" calcext:value-type="float">
            <text:p>24343</text:p>
          </table:table-cell>
          <table:table-cell office:value-type="float" office:value="-99.88746" calcext:value-type="float">
            <text:p>-99.88746</text:p>
          </table:table-cell>
          <table:table-cell/>
        </table:table-row>
        <table:table-row table:style-name="ro1">
          <table:table-cell office:value-type="float" office:value="24388" calcext:value-type="float">
            <text:p>24388</text:p>
          </table:table-cell>
          <table:table-cell office:value-type="float" office:value="-99.0527" calcext:value-type="float">
            <text:p>-99.0527</text:p>
          </table:table-cell>
          <table:table-cell/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float" office:value="-99.35539" calcext:value-type="float">
            <text:p>-99.35539</text:p>
          </table:table-cell>
          <table:table-cell/>
        </table:table-row>
        <table:table-row table:style-name="ro1">
          <table:table-cell office:value-type="float" office:value="24477" calcext:value-type="float">
            <text:p>24477</text:p>
          </table:table-cell>
          <table:table-cell office:value-type="float" office:value="-99.82671" calcext:value-type="float">
            <text:p>-99.82671</text:p>
          </table:table-cell>
          <table:table-cell/>
        </table:table-row>
        <table:table-row table:style-name="ro1">
          <table:table-cell office:value-type="float" office:value="24521" calcext:value-type="float">
            <text:p>24521</text:p>
          </table:table-cell>
          <table:table-cell office:value-type="float" office:value="-100.43695" calcext:value-type="float">
            <text:p>-100.43695</text:p>
          </table:table-cell>
          <table:table-cell/>
        </table:table-row>
        <table:table-row table:style-name="ro1">
          <table:table-cell office:value-type="float" office:value="24566" calcext:value-type="float">
            <text:p>24566</text:p>
          </table:table-cell>
          <table:table-cell office:value-type="float" office:value="-102.2547" calcext:value-type="float">
            <text:p>-102.2547</text:p>
          </table:table-cell>
          <table:table-cell/>
        </table:table-row>
        <table:table-row table:style-name="ro1">
          <table:table-cell office:value-type="float" office:value="24610" calcext:value-type="float">
            <text:p>24610</text:p>
          </table:table-cell>
          <table:table-cell office:value-type="float" office:value="-101.81894" calcext:value-type="float">
            <text:p>-101.81894</text:p>
          </table:table-cell>
          <table:table-cell/>
        </table:table-row>
        <table:table-row table:style-name="ro1">
          <table:table-cell office:value-type="float" office:value="24655" calcext:value-type="float">
            <text:p>24655</text:p>
          </table:table-cell>
          <table:table-cell office:value-type="float" office:value="-106.59422" calcext:value-type="float">
            <text:p>-106.59422</text:p>
          </table:table-cell>
          <table:table-cell/>
        </table:table-row>
        <table:table-row table:style-name="ro1">
          <table:table-cell office:value-type="float" office:value="24699" calcext:value-type="float">
            <text:p>24699</text:p>
          </table:table-cell>
          <table:table-cell office:value-type="float" office:value="-102.08188" calcext:value-type="float">
            <text:p>-102.08188</text:p>
          </table:table-cell>
          <table:table-cell/>
        </table:table-row>
        <table:table-row table:style-name="ro1">
          <table:table-cell office:value-type="float" office:value="24744" calcext:value-type="float">
            <text:p>24744</text:p>
          </table:table-cell>
          <table:table-cell office:value-type="float" office:value="-102.15848" calcext:value-type="float">
            <text:p>-102.15848</text:p>
          </table:table-cell>
          <table:table-cell/>
        </table:table-row>
        <table:table-row table:style-name="ro1">
          <table:table-cell office:value-type="float" office:value="24788" calcext:value-type="float">
            <text:p>24788</text:p>
          </table:table-cell>
          <table:table-cell office:value-type="float" office:value="-102.15594" calcext:value-type="float">
            <text:p>-102.15594</text:p>
          </table:table-cell>
          <table:table-cell/>
        </table:table-row>
        <table:table-row table:style-name="ro1">
          <table:table-cell office:value-type="float" office:value="24833" calcext:value-type="float">
            <text:p>24833</text:p>
          </table:table-cell>
          <table:table-cell office:value-type="float" office:value="-100.29801" calcext:value-type="float">
            <text:p>-100.29801</text:p>
          </table:table-cell>
          <table:table-cell/>
        </table:table-row>
        <table:table-row table:style-name="ro1">
          <table:table-cell office:value-type="float" office:value="24878" calcext:value-type="float">
            <text:p>24878</text:p>
          </table:table-cell>
          <table:table-cell office:value-type="float" office:value="-101.0464" calcext:value-type="float">
            <text:p>-101.0464</text:p>
          </table:table-cell>
          <table:table-cell/>
        </table:table-row>
        <table:table-row table:style-name="ro1">
          <table:table-cell office:value-type="float" office:value="24922" calcext:value-type="float">
            <text:p>24922</text:p>
          </table:table-cell>
          <table:table-cell office:value-type="float" office:value="-98.44694" calcext:value-type="float">
            <text:p>-98.44694</text:p>
          </table:table-cell>
          <table:table-cell/>
        </table:table-row>
        <table:table-row table:style-name="ro1">
          <table:table-cell office:value-type="float" office:value="24967" calcext:value-type="float">
            <text:p>24967</text:p>
          </table:table-cell>
          <table:table-cell office:value-type="float" office:value="-98.8533" calcext:value-type="float">
            <text:p>-98.8533</text:p>
          </table:table-cell>
          <table:table-cell/>
        </table:table-row>
        <table:table-row table:style-name="ro1">
          <table:table-cell office:value-type="float" office:value="25011" calcext:value-type="float">
            <text:p>25011</text:p>
          </table:table-cell>
          <table:table-cell office:value-type="float" office:value="-98.61793" calcext:value-type="float">
            <text:p>-98.61793</text:p>
          </table:table-cell>
          <table:table-cell/>
        </table:table-row>
        <table:table-row table:style-name="ro1">
          <table:table-cell office:value-type="float" office:value="25056" calcext:value-type="float">
            <text:p>25056</text:p>
          </table:table-cell>
          <table:table-cell office:value-type="float" office:value="-100.74697" calcext:value-type="float">
            <text:p>-100.74697</text:p>
          </table:table-cell>
          <table:table-cell/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-97.50181" calcext:value-type="float">
            <text:p>-97.50181</text:p>
          </table:table-cell>
          <table:table-cell/>
        </table:table-row>
        <table:table-row table:style-name="ro1">
          <table:table-cell office:value-type="float" office:value="25145" calcext:value-type="float">
            <text:p>25145</text:p>
          </table:table-cell>
          <table:table-cell office:value-type="float" office:value="-97.87395" calcext:value-type="float">
            <text:p>-97.87395</text:p>
          </table:table-cell>
          <table:table-cell/>
        </table:table-row>
        <table:table-row table:style-name="ro1">
          <table:table-cell office:value-type="float" office:value="25189" calcext:value-type="float">
            <text:p>25189</text:p>
          </table:table-cell>
          <table:table-cell office:value-type="float" office:value="-99.73915" calcext:value-type="float">
            <text:p>-99.73915</text:p>
          </table:table-cell>
          <table:table-cell/>
        </table:table-row>
        <table:table-row table:style-name="ro1">
          <table:table-cell office:value-type="float" office:value="25234" calcext:value-type="float">
            <text:p>25234</text:p>
          </table:table-cell>
          <table:table-cell office:value-type="float" office:value="-99.49614" calcext:value-type="float">
            <text:p>-99.49614</text:p>
          </table:table-cell>
          <table:table-cell/>
        </table:table-row>
        <table:table-row table:style-name="ro1">
          <table:table-cell office:value-type="float" office:value="25278" calcext:value-type="float">
            <text:p>25278</text:p>
          </table:table-cell>
          <table:table-cell office:value-type="float" office:value="-100.55874" calcext:value-type="float">
            <text:p>-100.55874</text:p>
          </table:table-cell>
          <table:table-cell/>
        </table:table-row>
        <table:table-row table:style-name="ro1">
          <table:table-cell office:value-type="float" office:value="25323" calcext:value-type="float">
            <text:p>25323</text:p>
          </table:table-cell>
          <table:table-cell office:value-type="float" office:value="-97.47382" calcext:value-type="float">
            <text:p>-97.47382</text:p>
          </table:table-cell>
          <table:table-cell/>
        </table:table-row>
        <table:table-row table:style-name="ro1">
          <table:table-cell office:value-type="float" office:value="25367" calcext:value-type="float">
            <text:p>25367</text:p>
          </table:table-cell>
          <table:table-cell office:value-type="float" office:value="-98.39362" calcext:value-type="float">
            <text:p>-98.39362</text:p>
          </table:table-cell>
          <table:table-cell/>
        </table:table-row>
        <table:table-row table:style-name="ro1">
          <table:table-cell office:value-type="float" office:value="25412" calcext:value-type="float">
            <text:p>25412</text:p>
          </table:table-cell>
          <table:table-cell office:value-type="float" office:value="-97.52655" calcext:value-type="float">
            <text:p>-97.52655</text:p>
          </table:table-cell>
          <table:table-cell/>
        </table:table-row>
        <table:table-row table:style-name="ro1">
          <table:table-cell office:value-type="float" office:value="25457" calcext:value-type="float">
            <text:p>25457</text:p>
          </table:table-cell>
          <table:table-cell office:value-type="float" office:value="-97.99947" calcext:value-type="float">
            <text:p>-97.99947</text:p>
          </table:table-cell>
          <table:table-cell/>
        </table:table-row>
        <table:table-row table:style-name="ro1">
          <table:table-cell office:value-type="float" office:value="25501" calcext:value-type="float">
            <text:p>25501</text:p>
          </table:table-cell>
          <table:table-cell office:value-type="float" office:value="-98.03795" calcext:value-type="float">
            <text:p>-98.03795</text:p>
          </table:table-cell>
          <table:table-cell/>
        </table:table-row>
        <table:table-row table:style-name="ro1">
          <table:table-cell office:value-type="float" office:value="25546" calcext:value-type="float">
            <text:p>25546</text:p>
          </table:table-cell>
          <table:table-cell office:value-type="float" office:value="-99.06564" calcext:value-type="float">
            <text:p>-99.06564</text:p>
          </table:table-cell>
          <table:table-cell/>
        </table:table-row>
        <table:table-row table:style-name="ro1">
          <table:table-cell office:value-type="float" office:value="25590" calcext:value-type="float">
            <text:p>25590</text:p>
          </table:table-cell>
          <table:table-cell office:value-type="float" office:value="-97.18311" calcext:value-type="float">
            <text:p>-97.18311</text:p>
          </table:table-cell>
          <table:table-cell/>
        </table:table-row>
        <table:table-row table:style-name="ro1">
          <table:table-cell office:value-type="float" office:value="25635" calcext:value-type="float">
            <text:p>25635</text:p>
          </table:table-cell>
          <table:table-cell office:value-type="float" office:value="-100.22218" calcext:value-type="float">
            <text:p>-100.22218</text:p>
          </table:table-cell>
          <table:table-cell/>
        </table:table-row>
        <table:table-row table:style-name="ro1">
          <table:table-cell office:value-type="float" office:value="25679" calcext:value-type="float">
            <text:p>25679</text:p>
          </table:table-cell>
          <table:table-cell office:value-type="float" office:value="-97.63277" calcext:value-type="float">
            <text:p>-97.63277</text:p>
          </table:table-cell>
          <table:table-cell/>
        </table:table-row>
        <table:table-row table:style-name="ro1">
          <table:table-cell office:value-type="float" office:value="25724" calcext:value-type="float">
            <text:p>25724</text:p>
          </table:table-cell>
          <table:table-cell office:value-type="float" office:value="-96.34439" calcext:value-type="float">
            <text:p>-96.34439</text:p>
          </table:table-cell>
          <table:table-cell/>
        </table:table-row>
        <table:table-row table:style-name="ro1">
          <table:table-cell office:value-type="float" office:value="25768" calcext:value-type="float">
            <text:p>25768</text:p>
          </table:table-cell>
          <table:table-cell office:value-type="float" office:value="-100.07784" calcext:value-type="float">
            <text:p>-100.07784</text:p>
          </table:table-cell>
          <table:table-cell/>
        </table:table-row>
        <table:table-row table:style-name="ro1">
          <table:table-cell office:value-type="float" office:value="25813" calcext:value-type="float">
            <text:p>25813</text:p>
          </table:table-cell>
          <table:table-cell office:value-type="float" office:value="-101.68468" calcext:value-type="float">
            <text:p>-101.68468</text:p>
          </table:table-cell>
          <table:table-cell/>
        </table:table-row>
        <table:table-row table:style-name="ro1">
          <table:table-cell office:value-type="float" office:value="25857" calcext:value-type="float">
            <text:p>25857</text:p>
          </table:table-cell>
          <table:table-cell office:value-type="float" office:value="-96.27368" calcext:value-type="float">
            <text:p>-96.27368</text:p>
          </table:table-cell>
          <table:table-cell/>
        </table:table-row>
        <table:table-row table:style-name="ro1">
          <table:table-cell office:value-type="float" office:value="25902" calcext:value-type="float">
            <text:p>25902</text:p>
          </table:table-cell>
          <table:table-cell office:value-type="float" office:value="-97.84487" calcext:value-type="float">
            <text:p>-97.84487</text:p>
          </table:table-cell>
          <table:table-cell/>
        </table:table-row>
        <table:table-row table:style-name="ro1">
          <table:table-cell office:value-type="float" office:value="25947" calcext:value-type="float">
            <text:p>25947</text:p>
          </table:table-cell>
          <table:table-cell office:value-type="float" office:value="-98.02491" calcext:value-type="float">
            <text:p>-98.02491</text:p>
          </table:table-cell>
          <table:table-cell/>
        </table:table-row>
        <table:table-row table:style-name="ro1">
          <table:table-cell office:value-type="float" office:value="25991" calcext:value-type="float">
            <text:p>25991</text:p>
          </table:table-cell>
          <table:table-cell office:value-type="float" office:value="-98.42704" calcext:value-type="float">
            <text:p>-98.42704</text:p>
          </table:table-cell>
          <table:table-cell/>
        </table:table-row>
        <table:table-row table:style-name="ro1">
          <table:table-cell office:value-type="float" office:value="26036" calcext:value-type="float">
            <text:p>26036</text:p>
          </table:table-cell>
          <table:table-cell office:value-type="float" office:value="-98.1091" calcext:value-type="float">
            <text:p>-98.1091</text:p>
          </table:table-cell>
          <table:table-cell/>
        </table:table-row>
        <table:table-row table:style-name="ro1">
          <table:table-cell office:value-type="float" office:value="26080" calcext:value-type="float">
            <text:p>26080</text:p>
          </table:table-cell>
          <table:table-cell office:value-type="float" office:value="-99.74369" calcext:value-type="float">
            <text:p>-99.74369</text:p>
          </table:table-cell>
          <table:table-cell/>
        </table:table-row>
        <table:table-row table:style-name="ro1">
          <table:table-cell office:value-type="float" office:value="26125" calcext:value-type="float">
            <text:p>26125</text:p>
          </table:table-cell>
          <table:table-cell office:value-type="float" office:value="-101.07413" calcext:value-type="float">
            <text:p>-101.07413</text:p>
          </table:table-cell>
          <table:table-cell/>
        </table:table-row>
        <table:table-row table:style-name="ro1">
          <table:table-cell office:value-type="float" office:value="26169" calcext:value-type="float">
            <text:p>26169</text:p>
          </table:table-cell>
          <table:table-cell office:value-type="float" office:value="-97.15293" calcext:value-type="float">
            <text:p>-97.15293</text:p>
          </table:table-cell>
          <table:table-cell/>
        </table:table-row>
        <table:table-row table:style-name="ro1">
          <table:table-cell office:value-type="float" office:value="26214" calcext:value-type="float">
            <text:p>26214</text:p>
          </table:table-cell>
          <table:table-cell office:value-type="float" office:value="-102.07992" calcext:value-type="float">
            <text:p>-102.07992</text:p>
          </table:table-cell>
          <table:table-cell/>
        </table:table-row>
        <table:table-row table:style-name="ro1">
          <table:table-cell office:value-type="float" office:value="26258" calcext:value-type="float">
            <text:p>26258</text:p>
          </table:table-cell>
          <table:table-cell office:value-type="float" office:value="-100.23749" calcext:value-type="float">
            <text:p>-100.23749</text:p>
          </table:table-cell>
          <table:table-cell/>
        </table:table-row>
        <table:table-row table:style-name="ro1">
          <table:table-cell office:value-type="float" office:value="26303" calcext:value-type="float">
            <text:p>26303</text:p>
          </table:table-cell>
          <table:table-cell office:value-type="float" office:value="-101.36199" calcext:value-type="float">
            <text:p>-101.36199</text:p>
          </table:table-cell>
          <table:table-cell/>
        </table:table-row>
        <table:table-row table:style-name="ro1">
          <table:table-cell office:value-type="float" office:value="26347" calcext:value-type="float">
            <text:p>26347</text:p>
          </table:table-cell>
          <table:table-cell office:value-type="float" office:value="-103.99694" calcext:value-type="float">
            <text:p>-103.99694</text:p>
          </table:table-cell>
          <table:table-cell/>
        </table:table-row>
        <table:table-row table:style-name="ro1">
          <table:table-cell office:value-type="float" office:value="26392" calcext:value-type="float">
            <text:p>26392</text:p>
          </table:table-cell>
          <table:table-cell office:value-type="float" office:value="-102.7722" calcext:value-type="float">
            <text:p>-102.7722</text:p>
          </table:table-cell>
          <table:table-cell/>
        </table:table-row>
        <table:table-row table:style-name="ro1">
          <table:table-cell office:value-type="float" office:value="26437" calcext:value-type="float">
            <text:p>26437</text:p>
          </table:table-cell>
          <table:table-cell office:value-type="float" office:value="-102.51001" calcext:value-type="float">
            <text:p>-102.51001</text:p>
          </table:table-cell>
          <table:table-cell/>
        </table:table-row>
        <table:table-row table:style-name="ro1">
          <table:table-cell office:value-type="float" office:value="26481" calcext:value-type="float">
            <text:p>26481</text:p>
          </table:table-cell>
          <table:table-cell office:value-type="float" office:value="-100.59999" calcext:value-type="float">
            <text:p>-100.59999</text:p>
          </table:table-cell>
          <table:table-cell/>
        </table:table-row>
        <table:table-row table:style-name="ro1">
          <table:table-cell office:value-type="float" office:value="26526" calcext:value-type="float">
            <text:p>26526</text:p>
          </table:table-cell>
          <table:table-cell office:value-type="float" office:value="-102.97628" calcext:value-type="float">
            <text:p>-102.97628</text:p>
          </table:table-cell>
          <table:table-cell/>
        </table:table-row>
        <table:table-row table:style-name="ro1">
          <table:table-cell office:value-type="float" office:value="26570" calcext:value-type="float">
            <text:p>26570</text:p>
          </table:table-cell>
          <table:table-cell office:value-type="float" office:value="-99.99787" calcext:value-type="float">
            <text:p>-99.99787</text:p>
          </table:table-cell>
          <table:table-cell/>
        </table:table-row>
        <table:table-row table:style-name="ro1">
          <table:table-cell office:value-type="float" office:value="26615" calcext:value-type="float">
            <text:p>26615</text:p>
          </table:table-cell>
          <table:table-cell office:value-type="float" office:value="-101.77546" calcext:value-type="float">
            <text:p>-101.77546</text:p>
          </table:table-cell>
          <table:table-cell/>
        </table:table-row>
        <table:table-row table:style-name="ro1">
          <table:table-cell office:value-type="float" office:value="26659" calcext:value-type="float">
            <text:p>26659</text:p>
          </table:table-cell>
          <table:table-cell office:value-type="float" office:value="-101.69442" calcext:value-type="float">
            <text:p>-101.69442</text:p>
          </table:table-cell>
          <table:table-cell/>
        </table:table-row>
        <table:table-row table:style-name="ro1">
          <table:table-cell office:value-type="float" office:value="26704" calcext:value-type="float">
            <text:p>26704</text:p>
          </table:table-cell>
          <table:table-cell office:value-type="float" office:value="-100.40839" calcext:value-type="float">
            <text:p>-100.40839</text:p>
          </table:table-cell>
          <table:table-cell/>
        </table:table-row>
        <table:table-row table:style-name="ro1">
          <table:table-cell office:value-type="float" office:value="26748" calcext:value-type="float">
            <text:p>26748</text:p>
          </table:table-cell>
          <table:table-cell office:value-type="float" office:value="-98.76811" calcext:value-type="float">
            <text:p>-98.76811</text:p>
          </table:table-cell>
          <table:table-cell/>
        </table:table-row>
        <table:table-row table:style-name="ro1">
          <table:table-cell office:value-type="float" office:value="26793" calcext:value-type="float">
            <text:p>26793</text:p>
          </table:table-cell>
          <table:table-cell office:value-type="float" office:value="-98.37488" calcext:value-type="float">
            <text:p>-98.37488</text:p>
          </table:table-cell>
          <table:table-cell/>
        </table:table-row>
        <table:table-row table:style-name="ro1">
          <table:table-cell office:value-type="float" office:value="26837" calcext:value-type="float">
            <text:p>26837</text:p>
          </table:table-cell>
          <table:table-cell office:value-type="float" office:value="-98.81187" calcext:value-type="float">
            <text:p>-98.81187</text:p>
          </table:table-cell>
          <table:table-cell/>
        </table:table-row>
        <table:table-row table:style-name="ro1">
          <table:table-cell office:value-type="float" office:value="26882" calcext:value-type="float">
            <text:p>26882</text:p>
          </table:table-cell>
          <table:table-cell office:value-type="float" office:value="-98.71285" calcext:value-type="float">
            <text:p>-98.71285</text:p>
          </table:table-cell>
          <table:table-cell/>
        </table:table-row>
        <table:table-row table:style-name="ro1">
          <table:table-cell office:value-type="float" office:value="26927" calcext:value-type="float">
            <text:p>26927</text:p>
          </table:table-cell>
          <table:table-cell office:value-type="float" office:value="-97.73286" calcext:value-type="float">
            <text:p>-97.73286</text:p>
          </table:table-cell>
          <table:table-cell/>
        </table:table-row>
        <table:table-row table:style-name="ro1">
          <table:table-cell office:value-type="float" office:value="26971" calcext:value-type="float">
            <text:p>26971</text:p>
          </table:table-cell>
          <table:table-cell office:value-type="float" office:value="-98.45363" calcext:value-type="float">
            <text:p>-98.45363</text:p>
          </table:table-cell>
          <table:table-cell/>
        </table:table-row>
        <table:table-row table:style-name="ro1">
          <table:table-cell office:value-type="float" office:value="27016" calcext:value-type="float">
            <text:p>27016</text:p>
          </table:table-cell>
          <table:table-cell office:value-type="float" office:value="-98.39324" calcext:value-type="float">
            <text:p>-98.39324</text:p>
          </table:table-cell>
          <table:table-cell/>
        </table:table-row>
        <table:table-row table:style-name="ro1">
          <table:table-cell office:value-type="float" office:value="27060" calcext:value-type="float">
            <text:p>27060</text:p>
          </table:table-cell>
          <table:table-cell office:value-type="float" office:value="-97.33925" calcext:value-type="float">
            <text:p>-97.33925</text:p>
          </table:table-cell>
          <table:table-cell/>
        </table:table-row>
        <table:table-row table:style-name="ro1">
          <table:table-cell office:value-type="float" office:value="27105" calcext:value-type="float">
            <text:p>27105</text:p>
          </table:table-cell>
          <table:table-cell office:value-type="float" office:value="-96.82449" calcext:value-type="float">
            <text:p>-96.82449</text:p>
          </table:table-cell>
          <table:table-cell/>
        </table:table-row>
        <table:table-row table:style-name="ro1">
          <table:table-cell office:value-type="float" office:value="27149" calcext:value-type="float">
            <text:p>27149</text:p>
          </table:table-cell>
          <table:table-cell office:value-type="float" office:value="-97.11007" calcext:value-type="float">
            <text:p>-97.11007</text:p>
          </table:table-cell>
          <table:table-cell/>
        </table:table-row>
        <table:table-row table:style-name="ro1">
          <table:table-cell office:value-type="float" office:value="27194" calcext:value-type="float">
            <text:p>27194</text:p>
          </table:table-cell>
          <table:table-cell office:value-type="float" office:value="-97.0943" calcext:value-type="float">
            <text:p>-97.0943</text:p>
          </table:table-cell>
          <table:table-cell/>
        </table:table-row>
        <table:table-row table:style-name="ro1">
          <table:table-cell office:value-type="float" office:value="27238" calcext:value-type="float">
            <text:p>27238</text:p>
          </table:table-cell>
          <table:table-cell office:value-type="float" office:value="-96.54915" calcext:value-type="float">
            <text:p>-96.54915</text:p>
          </table:table-cell>
          <table:table-cell/>
        </table:table-row>
        <table:table-row table:style-name="ro1">
          <table:table-cell office:value-type="float" office:value="27283" calcext:value-type="float">
            <text:p>27283</text:p>
          </table:table-cell>
          <table:table-cell office:value-type="float" office:value="-96.44796" calcext:value-type="float">
            <text:p>-96.44796</text:p>
          </table:table-cell>
          <table:table-cell/>
        </table:table-row>
        <table:table-row table:style-name="ro1">
          <table:table-cell office:value-type="float" office:value="27327" calcext:value-type="float">
            <text:p>27327</text:p>
          </table:table-cell>
          <table:table-cell office:value-type="float" office:value="-99.133" calcext:value-type="float">
            <text:p>-99.133</text:p>
          </table:table-cell>
          <table:table-cell/>
        </table:table-row>
        <table:table-row table:style-name="ro1">
          <table:table-cell office:value-type="float" office:value="27372" calcext:value-type="float">
            <text:p>27372</text:p>
          </table:table-cell>
          <table:table-cell office:value-type="float" office:value="-97.5875" calcext:value-type="float">
            <text:p>-97.5875</text:p>
          </table:table-cell>
          <table:table-cell/>
        </table:table-row>
        <table:table-row table:style-name="ro1">
          <table:table-cell office:value-type="float" office:value="27416" calcext:value-type="float">
            <text:p>27416</text:p>
          </table:table-cell>
          <table:table-cell office:value-type="float" office:value="-96.64026" calcext:value-type="float">
            <text:p>-96.64026</text:p>
          </table:table-cell>
          <table:table-cell/>
        </table:table-row>
        <table:table-row table:style-name="ro1">
          <table:table-cell office:value-type="float" office:value="27461" calcext:value-type="float">
            <text:p>27461</text:p>
          </table:table-cell>
          <table:table-cell office:value-type="float" office:value="-94.65231" calcext:value-type="float">
            <text:p>-94.65231</text:p>
          </table:table-cell>
          <table:table-cell/>
        </table:table-row>
        <table:table-row table:style-name="ro1">
          <table:table-cell office:value-type="float" office:value="27506" calcext:value-type="float">
            <text:p>27506</text:p>
          </table:table-cell>
          <table:table-cell office:value-type="float" office:value="-95.25181" calcext:value-type="float">
            <text:p>-95.25181</text:p>
          </table:table-cell>
          <table:table-cell/>
        </table:table-row>
        <table:table-row table:style-name="ro1">
          <table:table-cell office:value-type="float" office:value="27550" calcext:value-type="float">
            <text:p>27550</text:p>
          </table:table-cell>
          <table:table-cell office:value-type="float" office:value="-96.41175" calcext:value-type="float">
            <text:p>-96.41175</text:p>
          </table:table-cell>
          <table:table-cell/>
        </table:table-row>
        <table:table-row table:style-name="ro1">
          <table:table-cell office:value-type="float" office:value="27595" calcext:value-type="float">
            <text:p>27595</text:p>
          </table:table-cell>
          <table:table-cell office:value-type="float" office:value="-95.4204" calcext:value-type="float">
            <text:p>-95.4204</text:p>
          </table:table-cell>
          <table:table-cell/>
        </table:table-row>
        <table:table-row table:style-name="ro1">
          <table:table-cell office:value-type="float" office:value="27639" calcext:value-type="float">
            <text:p>27639</text:p>
          </table:table-cell>
          <table:table-cell office:value-type="float" office:value="-95.07163" calcext:value-type="float">
            <text:p>-95.07163</text:p>
          </table:table-cell>
          <table:table-cell/>
        </table:table-row>
        <table:table-row table:style-name="ro1">
          <table:table-cell office:value-type="float" office:value="27684" calcext:value-type="float">
            <text:p>27684</text:p>
          </table:table-cell>
          <table:table-cell office:value-type="float" office:value="-97.28438" calcext:value-type="float">
            <text:p>-97.28438</text:p>
          </table:table-cell>
          <table:table-cell/>
        </table:table-row>
        <table:table-row table:style-name="ro1">
          <table:table-cell office:value-type="float" office:value="27728" calcext:value-type="float">
            <text:p>27728</text:p>
          </table:table-cell>
          <table:table-cell office:value-type="float" office:value="-97.20534" calcext:value-type="float">
            <text:p>-97.20534</text:p>
          </table:table-cell>
          <table:table-cell/>
        </table:table-row>
        <table:table-row table:style-name="ro1">
          <table:table-cell office:value-type="float" office:value="27773" calcext:value-type="float">
            <text:p>27773</text:p>
          </table:table-cell>
          <table:table-cell office:value-type="float" office:value="-98.21757" calcext:value-type="float">
            <text:p>-98.21757</text:p>
          </table:table-cell>
          <table:table-cell/>
        </table:table-row>
        <table:table-row table:style-name="ro1">
          <table:table-cell office:value-type="float" office:value="27817" calcext:value-type="float">
            <text:p>27817</text:p>
          </table:table-cell>
          <table:table-cell office:value-type="float" office:value="-98.43351" calcext:value-type="float">
            <text:p>-98.43351</text:p>
          </table:table-cell>
          <table:table-cell/>
        </table:table-row>
        <table:table-row table:style-name="ro1">
          <table:table-cell office:value-type="float" office:value="27862" calcext:value-type="float">
            <text:p>27862</text:p>
          </table:table-cell>
          <table:table-cell office:value-type="float" office:value="-100.70274" calcext:value-type="float">
            <text:p>-100.70274</text:p>
          </table:table-cell>
          <table:table-cell/>
        </table:table-row>
        <table:table-row table:style-name="ro1">
          <table:table-cell office:value-type="float" office:value="27906" calcext:value-type="float">
            <text:p>27906</text:p>
          </table:table-cell>
          <table:table-cell office:value-type="float" office:value="-98.25639" calcext:value-type="float">
            <text:p>-98.25639</text:p>
          </table:table-cell>
          <table:table-cell/>
        </table:table-row>
        <table:table-row table:style-name="ro1">
          <table:table-cell office:value-type="float" office:value="27951" calcext:value-type="float">
            <text:p>27951</text:p>
          </table:table-cell>
          <table:table-cell office:value-type="float" office:value="-99.54032" calcext:value-type="float">
            <text:p>-99.54032</text:p>
          </table:table-cell>
          <table:table-cell/>
        </table:table-row>
        <table:table-row table:style-name="ro1">
          <table:table-cell office:value-type="float" office:value="27996" calcext:value-type="float">
            <text:p>27996</text:p>
          </table:table-cell>
          <table:table-cell office:value-type="float" office:value="-99.546" calcext:value-type="float">
            <text:p>-99.546</text:p>
          </table:table-cell>
          <table:table-cell/>
        </table:table-row>
        <table:table-row table:style-name="ro1">
          <table:table-cell office:value-type="float" office:value="28040" calcext:value-type="float">
            <text:p>28040</text:p>
          </table:table-cell>
          <table:table-cell office:value-type="float" office:value="-100.74022" calcext:value-type="float">
            <text:p>-100.74022</text:p>
          </table:table-cell>
          <table:table-cell/>
        </table:table-row>
        <table:table-row table:style-name="ro1">
          <table:table-cell office:value-type="float" office:value="28085" calcext:value-type="float">
            <text:p>28085</text:p>
          </table:table-cell>
          <table:table-cell office:value-type="float" office:value="-100.72098" calcext:value-type="float">
            <text:p>-100.72098</text:p>
          </table:table-cell>
          <table:table-cell/>
        </table:table-row>
        <table:table-row table:style-name="ro1">
          <table:table-cell office:value-type="float" office:value="28129" calcext:value-type="float">
            <text:p>28129</text:p>
          </table:table-cell>
          <table:table-cell office:value-type="float" office:value="-101.59566" calcext:value-type="float">
            <text:p>-101.59566</text:p>
          </table:table-cell>
          <table:table-cell/>
        </table:table-row>
        <table:table-row table:style-name="ro1">
          <table:table-cell office:value-type="float" office:value="28174" calcext:value-type="float">
            <text:p>28174</text:p>
          </table:table-cell>
          <table:table-cell office:value-type="float" office:value="-100.08837" calcext:value-type="float">
            <text:p>-100.08837</text:p>
          </table:table-cell>
          <table:table-cell/>
        </table:table-row>
        <table:table-row table:style-name="ro1">
          <table:table-cell office:value-type="float" office:value="28218" calcext:value-type="float">
            <text:p>28218</text:p>
          </table:table-cell>
          <table:table-cell office:value-type="float" office:value="-101.22195" calcext:value-type="float">
            <text:p>-101.22195</text:p>
          </table:table-cell>
          <table:table-cell/>
        </table:table-row>
        <table:table-row table:style-name="ro1">
          <table:table-cell office:value-type="float" office:value="28263" calcext:value-type="float">
            <text:p>28263</text:p>
          </table:table-cell>
          <table:table-cell office:value-type="float" office:value="-101.36332" calcext:value-type="float">
            <text:p>-101.36332</text:p>
          </table:table-cell>
          <table:table-cell/>
        </table:table-row>
        <table:table-row table:style-name="ro1">
          <table:table-cell office:value-type="float" office:value="28307" calcext:value-type="float">
            <text:p>28307</text:p>
          </table:table-cell>
          <table:table-cell office:value-type="float" office:value="-101.22232" calcext:value-type="float">
            <text:p>-101.22232</text:p>
          </table:table-cell>
          <table:table-cell/>
        </table:table-row>
        <table:table-row table:style-name="ro1">
          <table:table-cell office:value-type="float" office:value="28352" calcext:value-type="float">
            <text:p>28352</text:p>
          </table:table-cell>
          <table:table-cell office:value-type="float" office:value="-101.91621" calcext:value-type="float">
            <text:p>-101.91621</text:p>
          </table:table-cell>
          <table:table-cell/>
        </table:table-row>
        <table:table-row table:style-name="ro1">
          <table:table-cell office:value-type="float" office:value="28396" calcext:value-type="float">
            <text:p>28396</text:p>
          </table:table-cell>
          <table:table-cell office:value-type="float" office:value="-101.01781" calcext:value-type="float">
            <text:p>-101.01781</text:p>
          </table:table-cell>
          <table:table-cell/>
        </table:table-row>
        <table:table-row table:style-name="ro1">
          <table:table-cell office:value-type="float" office:value="28441" calcext:value-type="float">
            <text:p>28441</text:p>
          </table:table-cell>
          <table:table-cell office:value-type="float" office:value="-99.7205" calcext:value-type="float">
            <text:p>-99.7205</text:p>
          </table:table-cell>
          <table:table-cell/>
        </table:table-row>
        <table:table-row table:style-name="ro1">
          <table:table-cell office:value-type="float" office:value="28486" calcext:value-type="float">
            <text:p>28486</text:p>
          </table:table-cell>
          <table:table-cell office:value-type="float" office:value="-100.58735" calcext:value-type="float">
            <text:p>-100.58735</text:p>
          </table:table-cell>
          <table:table-cell/>
        </table:table-row>
        <table:table-row table:style-name="ro1">
          <table:table-cell office:value-type="float" office:value="28530" calcext:value-type="float">
            <text:p>28530</text:p>
          </table:table-cell>
          <table:table-cell office:value-type="float" office:value="-100.35868" calcext:value-type="float">
            <text:p>-100.35868</text:p>
          </table:table-cell>
          <table:table-cell/>
        </table:table-row>
        <table:table-row table:style-name="ro1">
          <table:table-cell office:value-type="float" office:value="28575" calcext:value-type="float">
            <text:p>28575</text:p>
          </table:table-cell>
          <table:table-cell office:value-type="float" office:value="-102.40938" calcext:value-type="float">
            <text:p>-102.40938</text:p>
          </table:table-cell>
          <table:table-cell/>
        </table:table-row>
        <table:table-row table:style-name="ro1">
          <table:table-cell office:value-type="float" office:value="28619" calcext:value-type="float">
            <text:p>28619</text:p>
          </table:table-cell>
          <table:table-cell office:value-type="float" office:value="-99.16026" calcext:value-type="float">
            <text:p>-99.16026</text:p>
          </table:table-cell>
          <table:table-cell/>
        </table:table-row>
        <table:table-row table:style-name="ro1">
          <table:table-cell office:value-type="float" office:value="28664" calcext:value-type="float">
            <text:p>28664</text:p>
          </table:table-cell>
          <table:table-cell office:value-type="float" office:value="-100.23056" calcext:value-type="float">
            <text:p>-100.23056</text:p>
          </table:table-cell>
          <table:table-cell/>
        </table:table-row>
        <table:table-row table:style-name="ro1">
          <table:table-cell office:value-type="float" office:value="28708" calcext:value-type="float">
            <text:p>28708</text:p>
          </table:table-cell>
          <table:table-cell office:value-type="float" office:value="-100.16049" calcext:value-type="float">
            <text:p>-100.16049</text:p>
          </table:table-cell>
          <table:table-cell/>
        </table:table-row>
        <table:table-row table:style-name="ro1">
          <table:table-cell office:value-type="float" office:value="28753" calcext:value-type="float">
            <text:p>28753</text:p>
          </table:table-cell>
          <table:table-cell office:value-type="float" office:value="-98.22232" calcext:value-type="float">
            <text:p>-98.22232</text:p>
          </table:table-cell>
          <table:table-cell/>
        </table:table-row>
        <table:table-row table:style-name="ro1">
          <table:table-cell office:value-type="float" office:value="28797" calcext:value-type="float">
            <text:p>28797</text:p>
          </table:table-cell>
          <table:table-cell office:value-type="float" office:value="-98.52137" calcext:value-type="float">
            <text:p>-98.52137</text:p>
          </table:table-cell>
          <table:table-cell/>
        </table:table-row>
        <table:table-row table:style-name="ro1">
          <table:table-cell office:value-type="float" office:value="28842" calcext:value-type="float">
            <text:p>28842</text:p>
          </table:table-cell>
          <table:table-cell office:value-type="float" office:value="-99.4075" calcext:value-type="float">
            <text:p>-99.4075</text:p>
          </table:table-cell>
          <table:table-cell/>
        </table:table-row>
        <table:table-row table:style-name="ro1">
          <table:table-cell office:value-type="float" office:value="28886" calcext:value-type="float">
            <text:p>28886</text:p>
          </table:table-cell>
          <table:table-cell office:value-type="float" office:value="-98.48025" calcext:value-type="float">
            <text:p>-98.48025</text:p>
          </table:table-cell>
          <table:table-cell/>
        </table:table-row>
        <table:table-row table:style-name="ro1">
          <table:table-cell office:value-type="float" office:value="28931" calcext:value-type="float">
            <text:p>28931</text:p>
          </table:table-cell>
          <table:table-cell office:value-type="float" office:value="-97.80819" calcext:value-type="float">
            <text:p>-97.80819</text:p>
          </table:table-cell>
          <table:table-cell/>
        </table:table-row>
        <table:table-row table:style-name="ro1">
          <table:table-cell office:value-type="float" office:value="28976" calcext:value-type="float">
            <text:p>28976</text:p>
          </table:table-cell>
          <table:table-cell office:value-type="float" office:value="-96.76097" calcext:value-type="float">
            <text:p>-96.76097</text:p>
          </table:table-cell>
          <table:table-cell/>
        </table:table-row>
        <table:table-row table:style-name="ro1">
          <table:table-cell office:value-type="float" office:value="29020" calcext:value-type="float">
            <text:p>29020</text:p>
          </table:table-cell>
          <table:table-cell office:value-type="float" office:value="-97.09688" calcext:value-type="float">
            <text:p>-97.09688</text:p>
          </table:table-cell>
          <table:table-cell/>
        </table:table-row>
        <table:table-row table:style-name="ro1">
          <table:table-cell office:value-type="float" office:value="29065" calcext:value-type="float">
            <text:p>29065</text:p>
          </table:table-cell>
          <table:table-cell office:value-type="float" office:value="-97.74215" calcext:value-type="float">
            <text:p>-97.74215</text:p>
          </table:table-cell>
          <table:table-cell/>
        </table:table-row>
        <table:table-row table:style-name="ro1">
          <table:table-cell office:value-type="float" office:value="29109" calcext:value-type="float">
            <text:p>29109</text:p>
          </table:table-cell>
          <table:table-cell office:value-type="float" office:value="-98.80044" calcext:value-type="float">
            <text:p>-98.80044</text:p>
          </table:table-cell>
          <table:table-cell/>
        </table:table-row>
        <table:table-row table:style-name="ro1">
          <table:table-cell office:value-type="float" office:value="29154" calcext:value-type="float">
            <text:p>29154</text:p>
          </table:table-cell>
          <table:table-cell office:value-type="float" office:value="-97.28111" calcext:value-type="float">
            <text:p>-97.28111</text:p>
          </table:table-cell>
          <table:table-cell/>
        </table:table-row>
        <table:table-row table:style-name="ro1">
          <table:table-cell office:value-type="float" office:value="29198" calcext:value-type="float">
            <text:p>29198</text:p>
          </table:table-cell>
          <table:table-cell office:value-type="float" office:value="-97.64603" calcext:value-type="float">
            <text:p>-97.64603</text:p>
          </table:table-cell>
          <table:table-cell/>
        </table:table-row>
        <table:table-row table:style-name="ro1">
          <table:table-cell office:value-type="float" office:value="29243" calcext:value-type="float">
            <text:p>29243</text:p>
          </table:table-cell>
          <table:table-cell office:value-type="float" office:value="-97.17209" calcext:value-type="float">
            <text:p>-97.17209</text:p>
          </table:table-cell>
          <table:table-cell/>
        </table:table-row>
        <table:table-row table:style-name="ro1">
          <table:table-cell office:value-type="float" office:value="29287" calcext:value-type="float">
            <text:p>29287</text:p>
          </table:table-cell>
          <table:table-cell office:value-type="float" office:value="-96.4537" calcext:value-type="float">
            <text:p>-96.4537</text:p>
          </table:table-cell>
          <table:table-cell/>
        </table:table-row>
        <table:table-row table:style-name="ro1">
          <table:table-cell office:value-type="float" office:value="29332" calcext:value-type="float">
            <text:p>29332</text:p>
          </table:table-cell>
          <table:table-cell office:value-type="float" office:value="-96.83634" calcext:value-type="float">
            <text:p>-96.83634</text:p>
          </table:table-cell>
          <table:table-cell/>
        </table:table-row>
        <table:table-row table:style-name="ro1">
          <table:table-cell office:value-type="float" office:value="29376" calcext:value-type="float">
            <text:p>29376</text:p>
          </table:table-cell>
          <table:table-cell office:value-type="float" office:value="-98.00662" calcext:value-type="float">
            <text:p>-98.00662</text:p>
          </table:table-cell>
          <table:table-cell/>
        </table:table-row>
        <table:table-row table:style-name="ro1">
          <table:table-cell office:value-type="float" office:value="29421" calcext:value-type="float">
            <text:p>29421</text:p>
          </table:table-cell>
          <table:table-cell office:value-type="float" office:value="-98.08957" calcext:value-type="float">
            <text:p>-98.08957</text:p>
          </table:table-cell>
          <table:table-cell/>
        </table:table-row>
        <table:table-row table:style-name="ro1">
          <table:table-cell office:value-type="float" office:value="29465" calcext:value-type="float">
            <text:p>29465</text:p>
          </table:table-cell>
          <table:table-cell office:value-type="float" office:value="-97.95653" calcext:value-type="float">
            <text:p>-97.95653</text:p>
          </table:table-cell>
          <table:table-cell/>
        </table:table-row>
        <table:table-row table:style-name="ro1">
          <table:table-cell office:value-type="float" office:value="29510" calcext:value-type="float">
            <text:p>29510</text:p>
          </table:table-cell>
          <table:table-cell office:value-type="float" office:value="-98.63442" calcext:value-type="float">
            <text:p>-98.63442</text:p>
          </table:table-cell>
          <table:table-cell/>
        </table:table-row>
        <table:table-row table:style-name="ro1">
          <table:table-cell office:value-type="float" office:value="29555" calcext:value-type="float">
            <text:p>29555</text:p>
          </table:table-cell>
          <table:table-cell office:value-type="float" office:value="-98.45164" calcext:value-type="float">
            <text:p>-98.45164</text:p>
          </table:table-cell>
          <table:table-cell/>
        </table:table-row>
        <table:table-row table:style-name="ro1">
          <table:table-cell office:value-type="float" office:value="29599" calcext:value-type="float">
            <text:p>29599</text:p>
          </table:table-cell>
          <table:table-cell office:value-type="float" office:value="-100.25007" calcext:value-type="float">
            <text:p>-100.25007</text:p>
          </table:table-cell>
          <table:table-cell/>
        </table:table-row>
        <table:table-row table:style-name="ro1">
          <table:table-cell office:value-type="float" office:value="29644" calcext:value-type="float">
            <text:p>29644</text:p>
          </table:table-cell>
          <table:table-cell office:value-type="float" office:value="-98.81571" calcext:value-type="float">
            <text:p>-98.81571</text:p>
          </table:table-cell>
          <table:table-cell/>
        </table:table-row>
        <table:table-row table:style-name="ro1">
          <table:table-cell office:value-type="float" office:value="29688" calcext:value-type="float">
            <text:p>29688</text:p>
          </table:table-cell>
          <table:table-cell office:value-type="float" office:value="-99.59467" calcext:value-type="float">
            <text:p>-99.59467</text:p>
          </table:table-cell>
          <table:table-cell/>
        </table:table-row>
        <table:table-row table:style-name="ro1">
          <table:table-cell office:value-type="float" office:value="29733" calcext:value-type="float">
            <text:p>29733</text:p>
          </table:table-cell>
          <table:table-cell office:value-type="float" office:value="-100.47326" calcext:value-type="float">
            <text:p>-100.47326</text:p>
          </table:table-cell>
          <table:table-cell/>
        </table:table-row>
        <table:table-row table:style-name="ro1">
          <table:table-cell office:value-type="float" office:value="29777" calcext:value-type="float">
            <text:p>29777</text:p>
          </table:table-cell>
          <table:table-cell office:value-type="float" office:value="-100.65068" calcext:value-type="float">
            <text:p>-100.65068</text:p>
          </table:table-cell>
          <table:table-cell/>
        </table:table-row>
        <table:table-row table:style-name="ro1">
          <table:table-cell office:value-type="float" office:value="29822" calcext:value-type="float">
            <text:p>29822</text:p>
          </table:table-cell>
          <table:table-cell office:value-type="float" office:value="-99.0642" calcext:value-type="float">
            <text:p>-99.0642</text:p>
          </table:table-cell>
          <table:table-cell/>
        </table:table-row>
        <table:table-row table:style-name="ro1">
          <table:table-cell office:value-type="float" office:value="29866" calcext:value-type="float">
            <text:p>29866</text:p>
          </table:table-cell>
          <table:table-cell office:value-type="float" office:value="-98.59076" calcext:value-type="float">
            <text:p>-98.59076</text:p>
          </table:table-cell>
          <table:table-cell/>
        </table:table-row>
        <table:table-row table:style-name="ro1">
          <table:table-cell office:value-type="float" office:value="29911" calcext:value-type="float">
            <text:p>29911</text:p>
          </table:table-cell>
          <table:table-cell office:value-type="float" office:value="-99.62836" calcext:value-type="float">
            <text:p>-99.62836</text:p>
          </table:table-cell>
          <table:table-cell/>
        </table:table-row>
        <table:table-row table:style-name="ro1">
          <table:table-cell office:value-type="float" office:value="29955" calcext:value-type="float">
            <text:p>29955</text:p>
          </table:table-cell>
          <table:table-cell office:value-type="float" office:value="-99.48651" calcext:value-type="float">
            <text:p>-99.48651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-101.12648" calcext:value-type="float">
            <text:p>-101.12648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-101.9411" calcext:value-type="float">
            <text:p>-101.9411</text:p>
          </table:table-cell>
          <table:table-cell office:value-type="float" office:value="-125" calcext:value-type="float">
            <text:p>-125</text:p>
          </table:table-cell>
        </table:table-row>
        <table:table-row table:style-name="ro1">
          <table:table-cell office:value-type="float" office:value="30156" calcext:value-type="float">
            <text:p>30156</text:p>
          </table:table-cell>
          <table:table-cell office:value-type="float" office:value="-100.40849" calcext:value-type="float">
            <text:p>-100.40849</text:p>
          </table:table-cell>
          <table:table-cell/>
        </table:table-row>
        <table:table-row table:style-name="ro1">
          <table:table-cell office:value-type="float" office:value="30312" calcext:value-type="float">
            <text:p>30312</text:p>
          </table:table-cell>
          <table:table-cell office:value-type="float" office:value="-101.33736" calcext:value-type="float">
            <text:p>-101.33736</text:p>
          </table:table-cell>
          <table:table-cell/>
        </table:table-row>
        <table:table-row table:style-name="ro1">
          <table:table-cell office:value-type="float" office:value="30468" calcext:value-type="float">
            <text:p>30468</text:p>
          </table:table-cell>
          <table:table-cell office:value-type="float" office:value="-101.60001" calcext:value-type="float">
            <text:p>-101.60001</text:p>
          </table:table-cell>
          <table:table-cell/>
        </table:table-row>
        <table:table-row table:style-name="ro1">
          <table:table-cell office:value-type="float" office:value="30624" calcext:value-type="float">
            <text:p>30624</text:p>
          </table:table-cell>
          <table:table-cell office:value-type="float" office:value="-100.62032" calcext:value-type="float">
            <text:p>-100.62032</text:p>
          </table:table-cell>
          <table:table-cell/>
        </table:table-row>
        <table:table-row table:style-name="ro1">
          <table:table-cell office:value-type="float" office:value="30780" calcext:value-type="float">
            <text:p>30780</text:p>
          </table:table-cell>
          <table:table-cell office:value-type="float" office:value="-99.78165" calcext:value-type="float">
            <text:p>-99.78165</text:p>
          </table:table-cell>
          <table:table-cell/>
        </table:table-row>
        <table:table-row table:style-name="ro1">
          <table:table-cell office:value-type="float" office:value="30935" calcext:value-type="float">
            <text:p>30935</text:p>
          </table:table-cell>
          <table:table-cell office:value-type="float" office:value="-97.05311" calcext:value-type="float">
            <text:p>-97.05311</text:p>
          </table:table-cell>
          <table:table-cell/>
        </table:table-row>
        <table:table-row table:style-name="ro1">
          <table:table-cell office:value-type="float" office:value="31091" calcext:value-type="float">
            <text:p>31091</text:p>
          </table:table-cell>
          <table:table-cell office:value-type="float" office:value="-98.11359" calcext:value-type="float">
            <text:p>-98.11359</text:p>
          </table:table-cell>
          <table:table-cell/>
        </table:table-row>
        <table:table-row table:style-name="ro1">
          <table:table-cell office:value-type="float" office:value="31247" calcext:value-type="float">
            <text:p>31247</text:p>
          </table:table-cell>
          <table:table-cell office:value-type="float" office:value="-96.90415" calcext:value-type="float">
            <text:p>-96.90415</text:p>
          </table:table-cell>
          <table:table-cell/>
        </table:table-row>
        <table:table-row table:style-name="ro1">
          <table:table-cell office:value-type="float" office:value="31403" calcext:value-type="float">
            <text:p>31403</text:p>
          </table:table-cell>
          <table:table-cell office:value-type="float" office:value="-98.78292" calcext:value-type="float">
            <text:p>-98.78292</text:p>
          </table:table-cell>
          <table:table-cell/>
        </table:table-row>
        <table:table-row table:style-name="ro1">
          <table:table-cell office:value-type="float" office:value="31559" calcext:value-type="float">
            <text:p>31559</text:p>
          </table:table-cell>
          <table:table-cell office:value-type="float" office:value="-98.9118" calcext:value-type="float">
            <text:p>-98.9118</text:p>
          </table:table-cell>
          <table:table-cell/>
        </table:table-row>
        <table:table-row table:style-name="ro1">
          <table:table-cell office:value-type="float" office:value="31715" calcext:value-type="float">
            <text:p>31715</text:p>
          </table:table-cell>
          <table:table-cell office:value-type="float" office:value="-99.05975" calcext:value-type="float">
            <text:p>-99.05975</text:p>
          </table:table-cell>
          <table:table-cell/>
        </table:table-row>
        <table:table-row table:style-name="ro1">
          <table:table-cell office:value-type="float" office:value="31871" calcext:value-type="float">
            <text:p>31871</text:p>
          </table:table-cell>
          <table:table-cell office:value-type="float" office:value="-103.22889" calcext:value-type="float">
            <text:p>-103.22889</text:p>
          </table:table-cell>
          <table:table-cell/>
        </table:table-row>
        <table:table-row table:style-name="ro1">
          <table:table-cell office:value-type="float" office:value="32027" calcext:value-type="float">
            <text:p>32027</text:p>
          </table:table-cell>
          <table:table-cell office:value-type="float" office:value="-104.52901" calcext:value-type="float">
            <text:p>-104.52901</text:p>
          </table:table-cell>
          <table:table-cell/>
        </table:table-row>
        <table:table-row table:style-name="ro1">
          <table:table-cell office:value-type="float" office:value="32183" calcext:value-type="float">
            <text:p>32183</text:p>
          </table:table-cell>
          <table:table-cell office:value-type="float" office:value="-100.99472" calcext:value-type="float">
            <text:p>-100.99472</text:p>
          </table:table-cell>
          <table:table-cell/>
        </table:table-row>
        <table:table-row table:style-name="ro1">
          <table:table-cell office:value-type="float" office:value="32339" calcext:value-type="float">
            <text:p>32339</text:p>
          </table:table-cell>
          <table:table-cell office:value-type="float" office:value="-101.00406" calcext:value-type="float">
            <text:p>-101.00406</text:p>
          </table:table-cell>
          <table:table-cell/>
        </table:table-row>
        <table:table-row table:style-name="ro1">
          <table:table-cell office:value-type="float" office:value="32494" calcext:value-type="float">
            <text:p>32494</text:p>
          </table:table-cell>
          <table:table-cell office:value-type="float" office:value="-100.10352" calcext:value-type="float">
            <text:p>-100.10352</text:p>
          </table:table-cell>
          <table:table-cell/>
        </table:table-row>
        <table:table-row table:style-name="ro1">
          <table:table-cell office:value-type="float" office:value="32650" calcext:value-type="float">
            <text:p>32650</text:p>
          </table:table-cell>
          <table:table-cell office:value-type="float" office:value="-98.16637" calcext:value-type="float">
            <text:p>-98.16637</text:p>
          </table:table-cell>
          <table:table-cell/>
        </table:table-row>
        <table:table-row table:style-name="ro1">
          <table:table-cell office:value-type="float" office:value="32806" calcext:value-type="float">
            <text:p>32806</text:p>
          </table:table-cell>
          <table:table-cell office:value-type="float" office:value="-99.92234" calcext:value-type="float">
            <text:p>-99.92234</text:p>
          </table:table-cell>
          <table:table-cell/>
        </table:table-row>
        <table:table-row table:style-name="ro1">
          <table:table-cell office:value-type="float" office:value="32962" calcext:value-type="float">
            <text:p>32962</text:p>
          </table:table-cell>
          <table:table-cell office:value-type="float" office:value="-99.35765" calcext:value-type="float">
            <text:p>-99.35765</text:p>
          </table:table-cell>
          <table:table-cell/>
        </table:table-row>
        <table:table-row table:style-name="ro1">
          <table:table-cell office:value-type="float" office:value="33118" calcext:value-type="float">
            <text:p>33118</text:p>
          </table:table-cell>
          <table:table-cell office:value-type="float" office:value="-100.45946" calcext:value-type="float">
            <text:p>-100.45946</text:p>
          </table:table-cell>
          <table:table-cell/>
        </table:table-row>
        <table:table-row table:style-name="ro1">
          <table:table-cell office:value-type="float" office:value="33274" calcext:value-type="float">
            <text:p>33274</text:p>
          </table:table-cell>
          <table:table-cell office:value-type="float" office:value="-99.79641" calcext:value-type="float">
            <text:p>-99.79641</text:p>
          </table:table-cell>
          <table:table-cell/>
        </table:table-row>
        <table:table-row table:style-name="ro1">
          <table:table-cell office:value-type="float" office:value="33430" calcext:value-type="float">
            <text:p>33430</text:p>
          </table:table-cell>
          <table:table-cell office:value-type="float" office:value="-99.28293" calcext:value-type="float">
            <text:p>-99.28293</text:p>
          </table:table-cell>
          <table:table-cell/>
        </table:table-row>
        <table:table-row table:style-name="ro1">
          <table:table-cell office:value-type="float" office:value="33586" calcext:value-type="float">
            <text:p>33586</text:p>
          </table:table-cell>
          <table:table-cell office:value-type="float" office:value="-99.5342" calcext:value-type="float">
            <text:p>-99.5342</text:p>
          </table:table-cell>
          <table:table-cell/>
        </table:table-row>
        <table:table-row table:style-name="ro1">
          <table:table-cell office:value-type="float" office:value="33742" calcext:value-type="float">
            <text:p>33742</text:p>
          </table:table-cell>
          <table:table-cell office:value-type="float" office:value="-100.00969" calcext:value-type="float">
            <text:p>-100.00969</text:p>
          </table:table-cell>
          <table:table-cell/>
        </table:table-row>
        <table:table-row table:style-name="ro1">
          <table:table-cell office:value-type="float" office:value="33898" calcext:value-type="float">
            <text:p>33898</text:p>
          </table:table-cell>
          <table:table-cell office:value-type="float" office:value="-101.4723" calcext:value-type="float">
            <text:p>-101.4723</text:p>
          </table:table-cell>
          <table:table-cell/>
        </table:table-row>
        <table:table-row table:style-name="ro1">
          <table:table-cell office:value-type="float" office:value="34053" calcext:value-type="float">
            <text:p>34053</text:p>
          </table:table-cell>
          <table:table-cell office:value-type="float" office:value="-104.31334" calcext:value-type="float">
            <text:p>-104.31334</text:p>
          </table:table-cell>
          <table:table-cell/>
        </table:table-row>
        <table:table-row table:style-name="ro1">
          <table:table-cell office:value-type="float" office:value="34209" calcext:value-type="float">
            <text:p>34209</text:p>
          </table:table-cell>
          <table:table-cell office:value-type="float" office:value="-102.41789" calcext:value-type="float">
            <text:p>-102.41789</text:p>
          </table:table-cell>
          <table:table-cell/>
        </table:table-row>
        <table:table-row table:style-name="ro1">
          <table:table-cell office:value-type="float" office:value="34365" calcext:value-type="float">
            <text:p>34365</text:p>
          </table:table-cell>
          <table:table-cell office:value-type="float" office:value="-103.1059" calcext:value-type="float">
            <text:p>-103.1059</text:p>
          </table:table-cell>
          <table:table-cell/>
        </table:table-row>
        <table:table-row table:style-name="ro1">
          <table:table-cell office:value-type="float" office:value="34521" calcext:value-type="float">
            <text:p>34521</text:p>
          </table:table-cell>
          <table:table-cell office:value-type="float" office:value="-100.46432" calcext:value-type="float">
            <text:p>-100.46432</text:p>
          </table:table-cell>
          <table:table-cell/>
        </table:table-row>
        <table:table-row table:style-name="ro1">
          <table:table-cell office:value-type="float" office:value="34677" calcext:value-type="float">
            <text:p>34677</text:p>
          </table:table-cell>
          <table:table-cell office:value-type="float" office:value="-98.3567" calcext:value-type="float">
            <text:p>-98.3567</text:p>
          </table:table-cell>
          <table:table-cell/>
        </table:table-row>
        <table:table-row table:style-name="ro1">
          <table:table-cell office:value-type="float" office:value="34833" calcext:value-type="float">
            <text:p>34833</text:p>
          </table:table-cell>
          <table:table-cell office:value-type="float" office:value="-98.08867" calcext:value-type="float">
            <text:p>-98.08867</text:p>
          </table:table-cell>
          <table:table-cell/>
        </table:table-row>
        <table:table-row table:style-name="ro1">
          <table:table-cell office:value-type="float" office:value="34989" calcext:value-type="float">
            <text:p>34989</text:p>
          </table:table-cell>
          <table:table-cell office:value-type="float" office:value="-99.36777" calcext:value-type="float">
            <text:p>-99.36777</text:p>
          </table:table-cell>
          <table:table-cell/>
        </table:table-row>
        <table:table-row table:style-name="ro1">
          <table:table-cell office:value-type="float" office:value="35145" calcext:value-type="float">
            <text:p>35145</text:p>
          </table:table-cell>
          <table:table-cell office:value-type="float" office:value="-100.71934" calcext:value-type="float">
            <text:p>-100.71934</text:p>
          </table:table-cell>
          <table:table-cell/>
        </table:table-row>
        <table:table-row table:style-name="ro1">
          <table:table-cell office:value-type="float" office:value="35301" calcext:value-type="float">
            <text:p>35301</text:p>
          </table:table-cell>
          <table:table-cell office:value-type="float" office:value="-103.15582" calcext:value-type="float">
            <text:p>-103.15582</text:p>
          </table:table-cell>
          <table:table-cell/>
        </table:table-row>
        <table:table-row table:style-name="ro1">
          <table:table-cell office:value-type="float" office:value="35457" calcext:value-type="float">
            <text:p>35457</text:p>
          </table:table-cell>
          <table:table-cell office:value-type="float" office:value="-103.83712" calcext:value-type="float">
            <text:p>-103.83712</text:p>
          </table:table-cell>
          <table:table-cell/>
        </table:table-row>
        <table:table-row table:style-name="ro1">
          <table:table-cell office:value-type="float" office:value="35612" calcext:value-type="float">
            <text:p>35612</text:p>
          </table:table-cell>
          <table:table-cell office:value-type="float" office:value="-106.43632" calcext:value-type="float">
            <text:p>-106.43632</text:p>
          </table:table-cell>
          <table:table-cell/>
        </table:table-row>
        <table:table-row table:style-name="ro1">
          <table:table-cell office:value-type="float" office:value="35768" calcext:value-type="float">
            <text:p>35768</text:p>
          </table:table-cell>
          <table:table-cell office:value-type="float" office:value="-105.36719" calcext:value-type="float">
            <text:p>-105.36719</text:p>
          </table:table-cell>
          <table:table-cell/>
        </table:table-row>
        <table:table-row table:style-name="ro1">
          <table:table-cell office:value-type="float" office:value="35924" calcext:value-type="float">
            <text:p>35924</text:p>
          </table:table-cell>
          <table:table-cell office:value-type="float" office:value="-100.79758" calcext:value-type="float">
            <text:p>-100.79758</text:p>
          </table:table-cell>
          <table:table-cell/>
        </table:table-row>
        <table:table-row table:style-name="ro1">
          <table:table-cell office:value-type="float" office:value="36080" calcext:value-type="float">
            <text:p>36080</text:p>
          </table:table-cell>
          <table:table-cell office:value-type="float" office:value="-102.60486" calcext:value-type="float">
            <text:p>-102.60486</text:p>
          </table:table-cell>
          <table:table-cell/>
        </table:table-row>
        <table:table-row table:style-name="ro1">
          <table:table-cell office:value-type="float" office:value="36236" calcext:value-type="float">
            <text:p>36236</text:p>
          </table:table-cell>
          <table:table-cell office:value-type="float" office:value="-98.35429" calcext:value-type="float">
            <text:p>-98.35429</text:p>
          </table:table-cell>
          <table:table-cell/>
        </table:table-row>
        <table:table-row table:style-name="ro1">
          <table:table-cell office:value-type="float" office:value="36392" calcext:value-type="float">
            <text:p>36392</text:p>
          </table:table-cell>
          <table:table-cell office:value-type="float" office:value="-97.57743" calcext:value-type="float">
            <text:p>-97.57743</text:p>
          </table:table-cell>
          <table:table-cell/>
        </table:table-row>
        <table:table-row table:style-name="ro1">
          <table:table-cell office:value-type="float" office:value="36548" calcext:value-type="float">
            <text:p>36548</text:p>
          </table:table-cell>
          <table:table-cell office:value-type="float" office:value="-101.59876" calcext:value-type="float">
            <text:p>-101.59876</text:p>
          </table:table-cell>
          <table:table-cell/>
        </table:table-row>
        <table:table-row table:style-name="ro1">
          <table:table-cell office:value-type="float" office:value="36704" calcext:value-type="float">
            <text:p>36704</text:p>
          </table:table-cell>
          <table:table-cell office:value-type="float" office:value="-99.49595" calcext:value-type="float">
            <text:p>-99.49595</text:p>
          </table:table-cell>
          <table:table-cell/>
        </table:table-row>
        <table:table-row table:style-name="ro1">
          <table:table-cell office:value-type="float" office:value="36860" calcext:value-type="float">
            <text:p>36860</text:p>
          </table:table-cell>
          <table:table-cell office:value-type="float" office:value="-101.06722" calcext:value-type="float">
            <text:p>-101.06722</text:p>
          </table:table-cell>
          <table:table-cell/>
        </table:table-row>
        <table:table-row table:style-name="ro1">
          <table:table-cell office:value-type="float" office:value="37016" calcext:value-type="float">
            <text:p>37016</text:p>
          </table:table-cell>
          <table:table-cell office:value-type="float" office:value="-101.17188" calcext:value-type="float">
            <text:p>-101.17188</text:p>
          </table:table-cell>
          <table:table-cell/>
        </table:table-row>
        <table:table-row table:style-name="ro1">
          <table:table-cell office:value-type="float" office:value="37171" calcext:value-type="float">
            <text:p>37171</text:p>
          </table:table-cell>
          <table:table-cell office:value-type="float" office:value="-100.77665" calcext:value-type="float">
            <text:p>-100.77665</text:p>
          </table:table-cell>
          <table:table-cell/>
        </table:table-row>
        <table:table-row table:style-name="ro1">
          <table:table-cell office:value-type="float" office:value="37327" calcext:value-type="float">
            <text:p>37327</text:p>
          </table:table-cell>
          <table:table-cell office:value-type="float" office:value="-104.34149" calcext:value-type="float">
            <text:p>-104.34149</text:p>
          </table:table-cell>
          <table:table-cell/>
        </table:table-row>
        <table:table-row table:style-name="ro1">
          <table:table-cell office:value-type="float" office:value="37483" calcext:value-type="float">
            <text:p>37483</text:p>
          </table:table-cell>
          <table:table-cell office:value-type="float" office:value="-106.06625" calcext:value-type="float">
            <text:p>-106.06625</text:p>
          </table:table-cell>
          <table:table-cell/>
        </table:table-row>
        <table:table-row table:style-name="ro1">
          <table:table-cell office:value-type="float" office:value="37639" calcext:value-type="float">
            <text:p>37639</text:p>
          </table:table-cell>
          <table:table-cell office:value-type="float" office:value="-103.06235" calcext:value-type="float">
            <text:p>-103.06235</text:p>
          </table:table-cell>
          <table:table-cell/>
        </table:table-row>
        <table:table-row table:style-name="ro1">
          <table:table-cell office:value-type="float" office:value="37795" calcext:value-type="float">
            <text:p>37795</text:p>
          </table:table-cell>
          <table:table-cell office:value-type="float" office:value="-103.62949" calcext:value-type="float">
            <text:p>-103.62949</text:p>
          </table:table-cell>
          <table:table-cell/>
        </table:table-row>
        <table:table-row table:style-name="ro1">
          <table:table-cell office:value-type="float" office:value="37951" calcext:value-type="float">
            <text:p>37951</text:p>
          </table:table-cell>
          <table:table-cell office:value-type="float" office:value="-103.48966" calcext:value-type="float">
            <text:p>-103.48966</text:p>
          </table:table-cell>
          <table:table-cell/>
        </table:table-row>
        <table:table-row table:style-name="ro1">
          <table:table-cell office:value-type="float" office:value="38107" calcext:value-type="float">
            <text:p>38107</text:p>
          </table:table-cell>
          <table:table-cell office:value-type="float" office:value="-102.63605" calcext:value-type="float">
            <text:p>-102.63605</text:p>
          </table:table-cell>
          <table:table-cell/>
        </table:table-row>
        <table:table-row table:style-name="ro1">
          <table:table-cell office:value-type="float" office:value="38263" calcext:value-type="float">
            <text:p>38263</text:p>
          </table:table-cell>
          <table:table-cell office:value-type="float" office:value="-100.23024" calcext:value-type="float">
            <text:p>-100.23024</text:p>
          </table:table-cell>
          <table:table-cell/>
        </table:table-row>
        <table:table-row table:style-name="ro1">
          <table:table-cell office:value-type="float" office:value="38419" calcext:value-type="float">
            <text:p>38419</text:p>
          </table:table-cell>
          <table:table-cell office:value-type="float" office:value="-100.59226" calcext:value-type="float">
            <text:p>-100.59226</text:p>
          </table:table-cell>
          <table:table-cell/>
        </table:table-row>
        <table:table-row table:style-name="ro1">
          <table:table-cell office:value-type="float" office:value="38575" calcext:value-type="float">
            <text:p>38575</text:p>
          </table:table-cell>
          <table:table-cell office:value-type="float" office:value="-100.84525" calcext:value-type="float">
            <text:p>-100.84525</text:p>
          </table:table-cell>
          <table:table-cell/>
        </table:table-row>
        <table:table-row table:style-name="ro1">
          <table:table-cell office:value-type="float" office:value="38731" calcext:value-type="float">
            <text:p>38731</text:p>
          </table:table-cell>
          <table:table-cell office:value-type="float" office:value="-99.8628" calcext:value-type="float">
            <text:p>-99.8628</text:p>
          </table:table-cell>
          <table:table-cell/>
        </table:table-row>
        <table:table-row table:style-name="ro1">
          <table:table-cell office:value-type="float" office:value="38886" calcext:value-type="float">
            <text:p>38886</text:p>
          </table:table-cell>
          <table:table-cell office:value-type="float" office:value="-104.76466" calcext:value-type="float">
            <text:p>-104.76466</text:p>
          </table:table-cell>
          <table:table-cell/>
        </table:table-row>
        <table:table-row table:style-name="ro1">
          <table:table-cell office:value-type="float" office:value="39042" calcext:value-type="float">
            <text:p>39042</text:p>
          </table:table-cell>
          <table:table-cell office:value-type="float" office:value="-103.79491" calcext:value-type="float">
            <text:p>-103.79491</text:p>
          </table:table-cell>
          <table:table-cell/>
        </table:table-row>
        <table:table-row table:style-name="ro1">
          <table:table-cell office:value-type="float" office:value="39198" calcext:value-type="float">
            <text:p>39198</text:p>
          </table:table-cell>
          <table:table-cell office:value-type="float" office:value="-107.46012" calcext:value-type="float">
            <text:p>-107.46012</text:p>
          </table:table-cell>
          <table:table-cell/>
        </table:table-row>
        <table:table-row table:style-name="ro1">
          <table:table-cell office:value-type="float" office:value="39354" calcext:value-type="float">
            <text:p>39354</text:p>
          </table:table-cell>
          <table:table-cell office:value-type="float" office:value="-104.21922" calcext:value-type="float">
            <text:p>-104.21922</text:p>
          </table:table-cell>
          <table:table-cell/>
        </table:table-row>
        <table:table-row table:style-name="ro1">
          <table:table-cell office:value-type="float" office:value="39510" calcext:value-type="float">
            <text:p>39510</text:p>
          </table:table-cell>
          <table:table-cell office:value-type="float" office:value="-105.78418" calcext:value-type="float">
            <text:p>-105.78418</text:p>
          </table:table-cell>
          <table:table-cell/>
        </table:table-row>
        <table:table-row table:style-name="ro1">
          <table:table-cell office:value-type="float" office:value="39666" calcext:value-type="float">
            <text:p>39666</text:p>
          </table:table-cell>
          <table:table-cell office:value-type="float" office:value="-104.53803" calcext:value-type="float">
            <text:p>-104.53803</text:p>
          </table:table-cell>
          <table:table-cell/>
        </table:table-row>
        <table:table-row table:style-name="ro1">
          <table:table-cell office:value-type="float" office:value="39822" calcext:value-type="float">
            <text:p>39822</text:p>
          </table:table-cell>
          <table:table-cell office:value-type="float" office:value="-103.00705" calcext:value-type="float">
            <text:p>-103.00705</text:p>
          </table:table-cell>
          <table:table-cell/>
        </table:table-row>
        <table:table-row table:style-name="ro1">
          <table:table-cell office:value-type="float" office:value="39978" calcext:value-type="float">
            <text:p>39978</text:p>
          </table:table-cell>
          <table:table-cell office:value-type="float" office:value="-99.11369" calcext:value-type="float">
            <text:p>-99.11369</text:p>
          </table:table-cell>
          <table:table-cell/>
        </table:table-row>
        <table:table-row table:style-name="ro1">
          <table:table-cell office:value-type="float" office:value="40134" calcext:value-type="float">
            <text:p>40134</text:p>
          </table:table-cell>
          <table:table-cell office:value-type="float" office:value="-99.60725" calcext:value-type="float">
            <text:p>-99.60725</text:p>
          </table:table-cell>
          <table:table-cell/>
        </table:table-row>
        <table:table-row table:style-name="ro1">
          <table:table-cell office:value-type="float" office:value="40290" calcext:value-type="float">
            <text:p>40290</text:p>
          </table:table-cell>
          <table:table-cell office:value-type="float" office:value="-100.38711" calcext:value-type="float">
            <text:p>-100.38711</text:p>
          </table:table-cell>
          <table:table-cell/>
        </table:table-row>
        <table:table-row table:style-name="ro1">
          <table:table-cell office:value-type="float" office:value="40445" calcext:value-type="float">
            <text:p>40445</text:p>
          </table:table-cell>
          <table:table-cell office:value-type="float" office:value="-101.73972" calcext:value-type="float">
            <text:p>-101.73972</text:p>
          </table:table-cell>
          <table:table-cell/>
        </table:table-row>
        <table:table-row table:style-name="ro1">
          <table:table-cell office:value-type="float" office:value="40601" calcext:value-type="float">
            <text:p>40601</text:p>
          </table:table-cell>
          <table:table-cell office:value-type="float" office:value="-102.863" calcext:value-type="float">
            <text:p>-102.863</text:p>
          </table:table-cell>
          <table:table-cell/>
        </table:table-row>
        <table:table-row table:style-name="ro1">
          <table:table-cell office:value-type="float" office:value="40757" calcext:value-type="float">
            <text:p>40757</text:p>
          </table:table-cell>
          <table:table-cell office:value-type="float" office:value="-102.32004" calcext:value-type="float">
            <text:p>-102.32004</text:p>
          </table:table-cell>
          <table:table-cell/>
        </table:table-row>
        <table:table-row table:style-name="ro1">
          <table:table-cell office:value-type="float" office:value="40913" calcext:value-type="float">
            <text:p>40913</text:p>
          </table:table-cell>
          <table:table-cell office:value-type="float" office:value="-104.34589" calcext:value-type="float">
            <text:p>-104.34589</text:p>
          </table:table-cell>
          <table:table-cell/>
        </table:table-row>
        <table:table-row table:style-name="ro1">
          <table:table-cell office:value-type="float" office:value="41069" calcext:value-type="float">
            <text:p>41069</text:p>
          </table:table-cell>
          <table:table-cell office:value-type="float" office:value="-107.86606" calcext:value-type="float">
            <text:p>-107.86606</text:p>
          </table:table-cell>
          <table:table-cell/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float" office:value="-102.90555" calcext:value-type="float">
            <text:p>-102.90555</text:p>
          </table:table-cell>
          <table:table-cell/>
        </table:table-row>
        <table:table-row table:style-name="ro1">
          <table:table-cell office:value-type="float" office:value="41381" calcext:value-type="float">
            <text:p>41381</text:p>
          </table:table-cell>
          <table:table-cell office:value-type="float" office:value="-104.49936" calcext:value-type="float">
            <text:p>-104.49936</text:p>
          </table:table-cell>
          <table:table-cell/>
        </table:table-row>
        <table:table-row table:style-name="ro1">
          <table:table-cell office:value-type="float" office:value="41537" calcext:value-type="float">
            <text:p>41537</text:p>
          </table:table-cell>
          <table:table-cell office:value-type="float" office:value="-105.72012" calcext:value-type="float">
            <text:p>-105.72012</text:p>
          </table:table-cell>
          <table:table-cell/>
        </table:table-row>
        <table:table-row table:style-name="ro1">
          <table:table-cell office:value-type="float" office:value="41693" calcext:value-type="float">
            <text:p>41693</text:p>
          </table:table-cell>
          <table:table-cell office:value-type="float" office:value="-101.83689" calcext:value-type="float">
            <text:p>-101.83689</text:p>
          </table:table-cell>
          <table:table-cell/>
        </table:table-row>
        <table:table-row table:style-name="ro1">
          <table:table-cell office:value-type="float" office:value="41849" calcext:value-type="float">
            <text:p>41849</text:p>
          </table:table-cell>
          <table:table-cell office:value-type="float" office:value="-101.9539" calcext:value-type="float">
            <text:p>-101.9539</text:p>
          </table:table-cell>
          <table:table-cell/>
        </table:table-row>
        <table:table-row table:style-name="ro1">
          <table:table-cell office:value-type="float" office:value="42004" calcext:value-type="float">
            <text:p>42004</text:p>
          </table:table-cell>
          <table:table-cell office:value-type="float" office:value="-101.87934" calcext:value-type="float">
            <text:p>-101.87934</text:p>
          </table:table-cell>
          <table:table-cell/>
        </table:table-row>
        <table:table-row table:style-name="ro1">
          <table:table-cell office:value-type="float" office:value="42160" calcext:value-type="float">
            <text:p>42160</text:p>
          </table:table-cell>
          <table:table-cell office:value-type="float" office:value="-102.20336" calcext:value-type="float">
            <text:p>-102.20336</text:p>
          </table:table-cell>
          <table:table-cell/>
        </table:table-row>
        <table:table-row table:style-name="ro1">
          <table:table-cell office:value-type="float" office:value="42316" calcext:value-type="float">
            <text:p>42316</text:p>
          </table:table-cell>
          <table:table-cell office:value-type="float" office:value="-101.03016" calcext:value-type="float">
            <text:p>-101.03016</text:p>
          </table:table-cell>
          <table:table-cell/>
        </table:table-row>
        <table:table-row table:style-name="ro1">
          <table:table-cell office:value-type="float" office:value="42472" calcext:value-type="float">
            <text:p>42472</text:p>
          </table:table-cell>
          <table:table-cell office:value-type="float" office:value="-100.91319" calcext:value-type="float">
            <text:p>-100.91319</text:p>
          </table:table-cell>
          <table:table-cell/>
        </table:table-row>
        <table:table-row table:style-name="ro1">
          <table:table-cell office:value-type="float" office:value="42628" calcext:value-type="float">
            <text:p>42628</text:p>
          </table:table-cell>
          <table:table-cell office:value-type="float" office:value="-103.58053" calcext:value-type="float">
            <text:p>-103.58053</text:p>
          </table:table-cell>
          <table:table-cell/>
        </table:table-row>
        <table:table-row table:style-name="ro1">
          <table:table-cell office:value-type="float" office:value="42784" calcext:value-type="float">
            <text:p>42784</text:p>
          </table:table-cell>
          <table:table-cell office:value-type="float" office:value="-102.5075" calcext:value-type="float">
            <text:p>-102.5075</text:p>
          </table:table-cell>
          <table:table-cell/>
        </table:table-row>
        <table:table-row table:style-name="ro1">
          <table:table-cell office:value-type="float" office:value="42940" calcext:value-type="float">
            <text:p>42940</text:p>
          </table:table-cell>
          <table:table-cell office:value-type="float" office:value="-108.87413" calcext:value-type="float">
            <text:p>-108.87413</text:p>
          </table:table-cell>
          <table:table-cell/>
        </table:table-row>
        <table:table-row table:style-name="ro1">
          <table:table-cell office:value-type="float" office:value="43096" calcext:value-type="float">
            <text:p>43096</text:p>
          </table:table-cell>
          <table:table-cell office:value-type="float" office:value="-106.35087" calcext:value-type="float">
            <text:p>-106.35087</text:p>
          </table:table-cell>
          <table:table-cell/>
        </table:table-row>
        <table:table-row table:style-name="ro1">
          <table:table-cell office:value-type="float" office:value="43252" calcext:value-type="float">
            <text:p>43252</text:p>
          </table:table-cell>
          <table:table-cell office:value-type="float" office:value="-102.75303" calcext:value-type="float">
            <text:p>-102.75303</text:p>
          </table:table-cell>
          <table:table-cell/>
        </table:table-row>
        <table:table-row table:style-name="ro1">
          <table:table-cell office:value-type="float" office:value="43408" calcext:value-type="float">
            <text:p>43408</text:p>
          </table:table-cell>
          <table:table-cell office:value-type="float" office:value="-104.30093" calcext:value-type="float">
            <text:p>-104.30093</text:p>
          </table:table-cell>
          <table:table-cell/>
        </table:table-row>
        <table:table-row table:style-name="ro1">
          <table:table-cell office:value-type="float" office:value="43563" calcext:value-type="float">
            <text:p>43563</text:p>
          </table:table-cell>
          <table:table-cell office:value-type="float" office:value="-102.56705" calcext:value-type="float">
            <text:p>-102.56705</text:p>
          </table:table-cell>
          <table:table-cell/>
        </table:table-row>
        <table:table-row table:style-name="ro1">
          <table:table-cell office:value-type="float" office:value="43719" calcext:value-type="float">
            <text:p>43719</text:p>
          </table:table-cell>
          <table:table-cell office:value-type="float" office:value="-101.39962" calcext:value-type="float">
            <text:p>-101.39962</text:p>
          </table:table-cell>
          <table:table-cell/>
        </table:table-row>
        <table:table-row table:style-name="ro1">
          <table:table-cell office:value-type="float" office:value="43875" calcext:value-type="float">
            <text:p>43875</text:p>
          </table:table-cell>
          <table:table-cell office:value-type="float" office:value="-103.30242" calcext:value-type="float">
            <text:p>-103.30242</text:p>
          </table:table-cell>
          <table:table-cell/>
        </table:table-row>
        <table:table-row table:style-name="ro1">
          <table:table-cell office:value-type="float" office:value="44031" calcext:value-type="float">
            <text:p>44031</text:p>
          </table:table-cell>
          <table:table-cell office:value-type="float" office:value="-101.19975" calcext:value-type="float">
            <text:p>-101.19975</text:p>
          </table:table-cell>
          <table:table-cell/>
        </table:table-row>
        <table:table-row table:style-name="ro1">
          <table:table-cell office:value-type="float" office:value="44187" calcext:value-type="float">
            <text:p>44187</text:p>
          </table:table-cell>
          <table:table-cell office:value-type="float" office:value="-102.59707" calcext:value-type="float">
            <text:p>-102.59707</text:p>
          </table:table-cell>
          <table:table-cell/>
        </table:table-row>
        <table:table-row table:style-name="ro1">
          <table:table-cell office:value-type="float" office:value="44343" calcext:value-type="float">
            <text:p>44343</text:p>
          </table:table-cell>
          <table:table-cell office:value-type="float" office:value="-101.48009" calcext:value-type="float">
            <text:p>-101.48009</text:p>
          </table:table-cell>
          <table:table-cell/>
        </table:table-row>
        <table:table-row table:style-name="ro1">
          <table:table-cell office:value-type="float" office:value="44499" calcext:value-type="float">
            <text:p>44499</text:p>
          </table:table-cell>
          <table:table-cell office:value-type="float" office:value="-104.38316" calcext:value-type="float">
            <text:p>-104.38316</text:p>
          </table:table-cell>
          <table:table-cell/>
        </table:table-row>
        <table:table-row table:style-name="ro1">
          <table:table-cell office:value-type="float" office:value="44655" calcext:value-type="float">
            <text:p>44655</text:p>
          </table:table-cell>
          <table:table-cell office:value-type="float" office:value="-104.88972" calcext:value-type="float">
            <text:p>-104.88972</text:p>
          </table:table-cell>
          <table:table-cell/>
        </table:table-row>
        <table:table-row table:style-name="ro1">
          <table:table-cell office:value-type="float" office:value="44811" calcext:value-type="float">
            <text:p>44811</text:p>
          </table:table-cell>
          <table:table-cell office:value-type="float" office:value="-107.43906" calcext:value-type="float">
            <text:p>-107.43906</text:p>
          </table:table-cell>
          <table:table-cell/>
        </table:table-row>
        <table:table-row table:style-name="ro1">
          <table:table-cell office:value-type="float" office:value="44967" calcext:value-type="float">
            <text:p>44967</text:p>
          </table:table-cell>
          <table:table-cell office:value-type="float" office:value="-106.34616" calcext:value-type="float">
            <text:p>-106.34616</text:p>
          </table:table-cell>
          <table:table-cell/>
        </table:table-row>
        <table:table-row table:style-name="ro1">
          <table:table-cell office:value-type="float" office:value="45122" calcext:value-type="float">
            <text:p>45122</text:p>
          </table:table-cell>
          <table:table-cell office:value-type="float" office:value="-105.49613" calcext:value-type="float">
            <text:p>-105.49613</text:p>
          </table:table-cell>
          <table:table-cell/>
        </table:table-row>
        <table:table-row table:style-name="ro1">
          <table:table-cell office:value-type="float" office:value="45278" calcext:value-type="float">
            <text:p>45278</text:p>
          </table:table-cell>
          <table:table-cell office:value-type="float" office:value="-103.49962" calcext:value-type="float">
            <text:p>-103.49962</text:p>
          </table:table-cell>
          <table:table-cell/>
        </table:table-row>
        <table:table-row table:style-name="ro1">
          <table:table-cell office:value-type="float" office:value="45434" calcext:value-type="float">
            <text:p>45434</text:p>
          </table:table-cell>
          <table:table-cell office:value-type="float" office:value="-102.16018" calcext:value-type="float">
            <text:p>-102.16018</text:p>
          </table:table-cell>
          <table:table-cell/>
        </table:table-row>
        <table:table-row table:style-name="ro1">
          <table:table-cell office:value-type="float" office:value="45590" calcext:value-type="float">
            <text:p>45590</text:p>
          </table:table-cell>
          <table:table-cell office:value-type="float" office:value="-102.9004" calcext:value-type="float">
            <text:p>-102.9004</text:p>
          </table:table-cell>
          <table:table-cell/>
        </table:table-row>
        <table:table-row table:style-name="ro1">
          <table:table-cell office:value-type="float" office:value="45746" calcext:value-type="float">
            <text:p>45746</text:p>
          </table:table-cell>
          <table:table-cell office:value-type="float" office:value="-102.43014" calcext:value-type="float">
            <text:p>-102.43014</text:p>
          </table:table-cell>
          <table:table-cell/>
        </table:table-row>
        <table:table-row table:style-name="ro1">
          <table:table-cell office:value-type="float" office:value="45902" calcext:value-type="float">
            <text:p>45902</text:p>
          </table:table-cell>
          <table:table-cell office:value-type="float" office:value="-105.05414" calcext:value-type="float">
            <text:p>-105.05414</text:p>
          </table:table-cell>
          <table:table-cell/>
        </table:table-row>
        <table:table-row table:style-name="ro1">
          <table:table-cell office:value-type="float" office:value="46058" calcext:value-type="float">
            <text:p>46058</text:p>
          </table:table-cell>
          <table:table-cell office:value-type="float" office:value="-102.54288" calcext:value-type="float">
            <text:p>-102.54288</text:p>
          </table:table-cell>
          <table:table-cell/>
        </table:table-row>
        <table:table-row table:style-name="ro1">
          <table:table-cell office:value-type="float" office:value="46214" calcext:value-type="float">
            <text:p>46214</text:p>
          </table:table-cell>
          <table:table-cell office:value-type="float" office:value="-100.95997" calcext:value-type="float">
            <text:p>-100.95997</text:p>
          </table:table-cell>
          <table:table-cell/>
        </table:table-row>
        <table:table-row table:style-name="ro1">
          <table:table-cell office:value-type="float" office:value="46370" calcext:value-type="float">
            <text:p>46370</text:p>
          </table:table-cell>
          <table:table-cell office:value-type="float" office:value="-102.10274" calcext:value-type="float">
            <text:p>-102.10274</text:p>
          </table:table-cell>
          <table:table-cell/>
        </table:table-row>
        <table:table-row table:style-name="ro1">
          <table:table-cell office:value-type="float" office:value="46526" calcext:value-type="float">
            <text:p>46526</text:p>
          </table:table-cell>
          <table:table-cell office:value-type="float" office:value="-105.1893" calcext:value-type="float">
            <text:p>-105.1893</text:p>
          </table:table-cell>
          <table:table-cell/>
        </table:table-row>
        <table:table-row table:style-name="ro1">
          <table:table-cell office:value-type="float" office:value="46682" calcext:value-type="float">
            <text:p>46682</text:p>
          </table:table-cell>
          <table:table-cell office:value-type="float" office:value="-107.66718" calcext:value-type="float">
            <text:p>-107.66718</text:p>
          </table:table-cell>
          <table:table-cell/>
        </table:table-row>
        <table:table-row table:style-name="ro1">
          <table:table-cell office:value-type="float" office:value="46837" calcext:value-type="float">
            <text:p>46837</text:p>
          </table:table-cell>
          <table:table-cell office:value-type="float" office:value="-105.43641" calcext:value-type="float">
            <text:p>-105.43641</text:p>
          </table:table-cell>
          <table:table-cell/>
        </table:table-row>
        <table:table-row table:style-name="ro1">
          <table:table-cell office:value-type="float" office:value="46993" calcext:value-type="float">
            <text:p>46993</text:p>
          </table:table-cell>
          <table:table-cell office:value-type="float" office:value="-102.4993" calcext:value-type="float">
            <text:p>-102.4993</text:p>
          </table:table-cell>
          <table:table-cell/>
        </table:table-row>
        <table:table-row table:style-name="ro1">
          <table:table-cell office:value-type="float" office:value="47149" calcext:value-type="float">
            <text:p>47149</text:p>
          </table:table-cell>
          <table:table-cell office:value-type="float" office:value="-103.85461" calcext:value-type="float">
            <text:p>-103.85461</text:p>
          </table:table-cell>
          <table:table-cell/>
        </table:table-row>
        <table:table-row table:style-name="ro1">
          <table:table-cell office:value-type="float" office:value="47305" calcext:value-type="float">
            <text:p>47305</text:p>
          </table:table-cell>
          <table:table-cell office:value-type="float" office:value="-101.34926" calcext:value-type="float">
            <text:p>-101.34926</text:p>
          </table:table-cell>
          <table:table-cell/>
        </table:table-row>
        <table:table-row table:style-name="ro1">
          <table:table-cell office:value-type="float" office:value="47461" calcext:value-type="float">
            <text:p>47461</text:p>
          </table:table-cell>
          <table:table-cell office:value-type="float" office:value="-102.44907" calcext:value-type="float">
            <text:p>-102.44907</text:p>
          </table:table-cell>
          <table:table-cell/>
        </table:table-row>
        <table:table-row table:style-name="ro1">
          <table:table-cell office:value-type="float" office:value="47617" calcext:value-type="float">
            <text:p>47617</text:p>
          </table:table-cell>
          <table:table-cell office:value-type="float" office:value="-101.73429" calcext:value-type="float">
            <text:p>-101.73429</text:p>
          </table:table-cell>
          <table:table-cell/>
        </table:table-row>
        <table:table-row table:style-name="ro1">
          <table:table-cell office:value-type="float" office:value="47773" calcext:value-type="float">
            <text:p>47773</text:p>
          </table:table-cell>
          <table:table-cell office:value-type="float" office:value="-103.06184" calcext:value-type="float">
            <text:p>-103.06184</text:p>
          </table:table-cell>
          <table:table-cell/>
        </table:table-row>
        <table:table-row table:style-name="ro1">
          <table:table-cell office:value-type="float" office:value="47929" calcext:value-type="float">
            <text:p>47929</text:p>
          </table:table-cell>
          <table:table-cell office:value-type="float" office:value="-103.40476" calcext:value-type="float">
            <text:p>-103.40476</text:p>
          </table:table-cell>
          <table:table-cell/>
        </table:table-row>
        <table:table-row table:style-name="ro1">
          <table:table-cell office:value-type="float" office:value="48085" calcext:value-type="float">
            <text:p>48085</text:p>
          </table:table-cell>
          <table:table-cell office:value-type="float" office:value="-105.51051" calcext:value-type="float">
            <text:p>-105.51051</text:p>
          </table:table-cell>
          <table:table-cell/>
        </table:table-row>
        <table:table-row table:style-name="ro1">
          <table:table-cell office:value-type="float" office:value="48241" calcext:value-type="float">
            <text:p>48241</text:p>
          </table:table-cell>
          <table:table-cell office:value-type="float" office:value="-105.80836" calcext:value-type="float">
            <text:p>-105.80836</text:p>
          </table:table-cell>
          <table:table-cell/>
        </table:table-row>
        <table:table-row table:style-name="ro1">
          <table:table-cell office:value-type="float" office:value="48396" calcext:value-type="float">
            <text:p>48396</text:p>
          </table:table-cell>
          <table:table-cell office:value-type="float" office:value="-107.20444" calcext:value-type="float">
            <text:p>-107.20444</text:p>
          </table:table-cell>
          <table:table-cell/>
        </table:table-row>
        <table:table-row table:style-name="ro1">
          <table:table-cell office:value-type="float" office:value="48552" calcext:value-type="float">
            <text:p>48552</text:p>
          </table:table-cell>
          <table:table-cell office:value-type="float" office:value="-106.71803" calcext:value-type="float">
            <text:p>-106.71803</text:p>
          </table:table-cell>
          <table:table-cell/>
        </table:table-row>
        <table:table-row table:style-name="ro1">
          <table:table-cell office:value-type="float" office:value="48708" calcext:value-type="float">
            <text:p>48708</text:p>
          </table:table-cell>
          <table:table-cell office:value-type="float" office:value="-102.06906" calcext:value-type="float">
            <text:p>-102.06906</text:p>
          </table:table-cell>
          <table:table-cell/>
        </table:table-row>
        <table:table-row table:style-name="ro1">
          <table:table-cell office:value-type="float" office:value="48864" calcext:value-type="float">
            <text:p>48864</text:p>
          </table:table-cell>
          <table:table-cell office:value-type="float" office:value="-102.93492" calcext:value-type="float">
            <text:p>-102.93492</text:p>
          </table:table-cell>
          <table:table-cell/>
        </table:table-row>
        <table:table-row table:style-name="ro1">
          <table:table-cell office:value-type="float" office:value="49020" calcext:value-type="float">
            <text:p>49020</text:p>
          </table:table-cell>
          <table:table-cell office:value-type="float" office:value="-103.31879" calcext:value-type="float">
            <text:p>-103.31879</text:p>
          </table:table-cell>
          <table:table-cell/>
        </table:table-row>
        <table:table-row table:style-name="ro1">
          <table:table-cell office:value-type="float" office:value="49176" calcext:value-type="float">
            <text:p>49176</text:p>
          </table:table-cell>
          <table:table-cell office:value-type="float" office:value="-103.36331" calcext:value-type="float">
            <text:p>-103.36331</text:p>
          </table:table-cell>
          <table:table-cell/>
        </table:table-row>
        <table:table-row table:style-name="ro1">
          <table:table-cell office:value-type="float" office:value="49332" calcext:value-type="float">
            <text:p>49332</text:p>
          </table:table-cell>
          <table:table-cell office:value-type="float" office:value="-101.46369" calcext:value-type="float">
            <text:p>-101.46369</text:p>
          </table:table-cell>
          <table:table-cell/>
        </table:table-row>
        <table:table-row table:style-name="ro1">
          <table:table-cell office:value-type="float" office:value="49488" calcext:value-type="float">
            <text:p>49488</text:p>
          </table:table-cell>
          <table:table-cell office:value-type="float" office:value="-103.62594" calcext:value-type="float">
            <text:p>-103.62594</text:p>
          </table:table-cell>
          <table:table-cell/>
        </table:table-row>
        <table:table-row table:style-name="ro1">
          <table:table-cell office:value-type="float" office:value="49644" calcext:value-type="float">
            <text:p>49644</text:p>
          </table:table-cell>
          <table:table-cell office:value-type="float" office:value="-102.27535" calcext:value-type="float">
            <text:p>-102.27535</text:p>
          </table:table-cell>
          <table:table-cell/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-103.83012" calcext:value-type="float">
            <text:p>-103.83012</text:p>
          </table:table-cell>
          <table:table-cell/>
        </table:table-row>
        <table:table-row table:style-name="ro1">
          <table:table-cell office:value-type="float" office:value="49955" calcext:value-type="float">
            <text:p>49955</text:p>
          </table:table-cell>
          <table:table-cell office:value-type="float" office:value="-103.54218" calcext:value-type="float">
            <text:p>-103.54218</text:p>
          </table:table-cell>
          <table:table-cell/>
        </table:table-row>
        <table:table-row table:style-name="ro1">
          <table:table-cell office:value-type="float" office:value="50111" calcext:value-type="float">
            <text:p>50111</text:p>
          </table:table-cell>
          <table:table-cell office:value-type="float" office:value="-103.26358" calcext:value-type="float">
            <text:p>-103.26358</text:p>
          </table:table-cell>
          <table:table-cell/>
        </table:table-row>
        <table:table-row table:style-name="ro1">
          <table:table-cell office:value-type="float" office:value="50267" calcext:value-type="float">
            <text:p>50267</text:p>
          </table:table-cell>
          <table:table-cell office:value-type="float" office:value="-107.44465" calcext:value-type="float">
            <text:p>-107.44465</text:p>
          </table:table-cell>
          <table:table-cell/>
        </table:table-row>
        <table:table-row table:style-name="ro1">
          <table:table-cell office:value-type="float" office:value="50423" calcext:value-type="float">
            <text:p>50423</text:p>
          </table:table-cell>
          <table:table-cell office:value-type="float" office:value="-104.45047" calcext:value-type="float">
            <text:p>-104.45047</text:p>
          </table:table-cell>
          <table:table-cell/>
        </table:table-row>
        <table:table-row table:style-name="ro1">
          <table:table-cell office:value-type="float" office:value="50579" calcext:value-type="float">
            <text:p>50579</text:p>
          </table:table-cell>
          <table:table-cell office:value-type="float" office:value="-106.21245" calcext:value-type="float">
            <text:p>-106.21245</text:p>
          </table:table-cell>
          <table:table-cell/>
        </table:table-row>
        <table:table-row table:style-name="ro1">
          <table:table-cell office:value-type="float" office:value="50735" calcext:value-type="float">
            <text:p>50735</text:p>
          </table:table-cell>
          <table:table-cell office:value-type="float" office:value="-105.09141" calcext:value-type="float">
            <text:p>-105.09141</text:p>
          </table:table-cell>
          <table:table-cell/>
        </table:table-row>
        <table:table-row table:style-name="ro1">
          <table:table-cell office:value-type="float" office:value="50891" calcext:value-type="float">
            <text:p>50891</text:p>
          </table:table-cell>
          <table:table-cell office:value-type="float" office:value="-103.5591" calcext:value-type="float">
            <text:p>-103.5591</text:p>
          </table:table-cell>
          <table:table-cell/>
        </table:table-row>
        <table:table-row table:style-name="ro1">
          <table:table-cell office:value-type="float" office:value="51047" calcext:value-type="float">
            <text:p>51047</text:p>
          </table:table-cell>
          <table:table-cell office:value-type="float" office:value="-105.21524" calcext:value-type="float">
            <text:p>-105.21524</text:p>
          </table:table-cell>
          <table:table-cell/>
        </table:table-row>
        <table:table-row table:style-name="ro1">
          <table:table-cell office:value-type="float" office:value="51203" calcext:value-type="float">
            <text:p>51203</text:p>
          </table:table-cell>
          <table:table-cell office:value-type="float" office:value="-102.81242" calcext:value-type="float">
            <text:p>-102.81242</text:p>
          </table:table-cell>
          <table:table-cell/>
        </table:table-row>
        <table:table-row table:style-name="ro1">
          <table:table-cell office:value-type="float" office:value="51359" calcext:value-type="float">
            <text:p>51359</text:p>
          </table:table-cell>
          <table:table-cell office:value-type="float" office:value="-103.02312" calcext:value-type="float">
            <text:p>-103.02312</text:p>
          </table:table-cell>
          <table:table-cell/>
        </table:table-row>
        <table:table-row table:style-name="ro1">
          <table:table-cell office:value-type="float" office:value="51514" calcext:value-type="float">
            <text:p>51514</text:p>
          </table:table-cell>
          <table:table-cell office:value-type="float" office:value="-101.97258" calcext:value-type="float">
            <text:p>-101.97258</text:p>
          </table:table-cell>
          <table:table-cell/>
        </table:table-row>
        <table:table-row table:style-name="ro1">
          <table:table-cell office:value-type="float" office:value="51670" calcext:value-type="float">
            <text:p>51670</text:p>
          </table:table-cell>
          <table:table-cell office:value-type="float" office:value="-103.20736" calcext:value-type="float">
            <text:p>-103.20736</text:p>
          </table:table-cell>
          <table:table-cell/>
        </table:table-row>
        <table:table-row table:style-name="ro1">
          <table:table-cell office:value-type="float" office:value="51826" calcext:value-type="float">
            <text:p>51826</text:p>
          </table:table-cell>
          <table:table-cell office:value-type="float" office:value="-104.28585" calcext:value-type="float">
            <text:p>-104.28585</text:p>
          </table:table-cell>
          <table:table-cell/>
        </table:table-row>
        <table:table-row table:style-name="ro1">
          <table:table-cell office:value-type="float" office:value="51982" calcext:value-type="float">
            <text:p>51982</text:p>
          </table:table-cell>
          <table:table-cell office:value-type="float" office:value="-104.67875" calcext:value-type="float">
            <text:p>-104.67875</text:p>
          </table:table-cell>
          <table:table-cell/>
        </table:table-row>
        <table:table-row table:style-name="ro1">
          <table:table-cell office:value-type="float" office:value="52138" calcext:value-type="float">
            <text:p>52138</text:p>
          </table:table-cell>
          <table:table-cell office:value-type="float" office:value="-105.98155" calcext:value-type="float">
            <text:p>-105.98155</text:p>
          </table:table-cell>
          <table:table-cell/>
        </table:table-row>
        <table:table-row table:style-name="ro1">
          <table:table-cell office:value-type="float" office:value="52294" calcext:value-type="float">
            <text:p>52294</text:p>
          </table:table-cell>
          <table:table-cell office:value-type="float" office:value="-107.25961" calcext:value-type="float">
            <text:p>-107.25961</text:p>
          </table:table-cell>
          <table:table-cell/>
        </table:table-row>
        <table:table-row table:style-name="ro1">
          <table:table-cell office:value-type="float" office:value="52450" calcext:value-type="float">
            <text:p>52450</text:p>
          </table:table-cell>
          <table:table-cell office:value-type="float" office:value="-105.02384" calcext:value-type="float">
            <text:p>-105.02384</text:p>
          </table:table-cell>
          <table:table-cell/>
        </table:table-row>
        <table:table-row table:style-name="ro1">
          <table:table-cell office:value-type="float" office:value="52606" calcext:value-type="float">
            <text:p>52606</text:p>
          </table:table-cell>
          <table:table-cell office:value-type="float" office:value="-105.99845" calcext:value-type="float">
            <text:p>-105.99845</text:p>
          </table:table-cell>
          <table:table-cell/>
        </table:table-row>
        <table:table-row table:style-name="ro1">
          <table:table-cell office:value-type="float" office:value="52762" calcext:value-type="float">
            <text:p>52762</text:p>
          </table:table-cell>
          <table:table-cell office:value-type="float" office:value="-103.46456" calcext:value-type="float">
            <text:p>-103.46456</text:p>
          </table:table-cell>
          <table:table-cell/>
        </table:table-row>
        <table:table-row table:style-name="ro1">
          <table:table-cell office:value-type="float" office:value="52918" calcext:value-type="float">
            <text:p>52918</text:p>
          </table:table-cell>
          <table:table-cell office:value-type="float" office:value="-102.77047" calcext:value-type="float">
            <text:p>-102.77047</text:p>
          </table:table-cell>
          <table:table-cell/>
        </table:table-row>
        <table:table-row table:style-name="ro1">
          <table:table-cell office:value-type="float" office:value="53073" calcext:value-type="float">
            <text:p>53073</text:p>
          </table:table-cell>
          <table:table-cell office:value-type="float" office:value="-103.35796" calcext:value-type="float">
            <text:p>-103.35796</text:p>
          </table:table-cell>
          <table:table-cell/>
        </table:table-row>
        <table:table-row table:style-name="ro1">
          <table:table-cell office:value-type="float" office:value="53229" calcext:value-type="float">
            <text:p>53229</text:p>
          </table:table-cell>
          <table:table-cell office:value-type="float" office:value="-104.39189" calcext:value-type="float">
            <text:p>-104.39189</text:p>
          </table:table-cell>
          <table:table-cell/>
        </table:table-row>
        <table:table-row table:style-name="ro1">
          <table:table-cell office:value-type="float" office:value="53385" calcext:value-type="float">
            <text:p>53385</text:p>
          </table:table-cell>
          <table:table-cell office:value-type="float" office:value="-103.33118" calcext:value-type="float">
            <text:p>-103.33118</text:p>
          </table:table-cell>
          <table:table-cell/>
        </table:table-row>
        <table:table-row table:style-name="ro1">
          <table:table-cell office:value-type="float" office:value="53541" calcext:value-type="float">
            <text:p>53541</text:p>
          </table:table-cell>
          <table:table-cell office:value-type="float" office:value="-104.11328" calcext:value-type="float">
            <text:p>-104.11328</text:p>
          </table:table-cell>
          <table:table-cell/>
        </table:table-row>
        <table:table-row table:style-name="ro1">
          <table:table-cell office:value-type="float" office:value="53697" calcext:value-type="float">
            <text:p>53697</text:p>
          </table:table-cell>
          <table:table-cell office:value-type="float" office:value="-104.56454" calcext:value-type="float">
            <text:p>-104.56454</text:p>
          </table:table-cell>
          <table:table-cell/>
        </table:table-row>
        <table:table-row table:style-name="ro1">
          <table:table-cell office:value-type="float" office:value="53853" calcext:value-type="float">
            <text:p>53853</text:p>
          </table:table-cell>
          <table:table-cell office:value-type="float" office:value="-107.41906" calcext:value-type="float">
            <text:p>-107.41906</text:p>
          </table:table-cell>
          <table:table-cell/>
        </table:table-row>
        <table:table-row table:style-name="ro1">
          <table:table-cell office:value-type="float" office:value="54009" calcext:value-type="float">
            <text:p>54009</text:p>
          </table:table-cell>
          <table:table-cell office:value-type="float" office:value="-108.39054" calcext:value-type="float">
            <text:p>-108.39054</text:p>
          </table:table-cell>
          <table:table-cell/>
        </table:table-row>
        <table:table-row table:style-name="ro1">
          <table:table-cell office:value-type="float" office:value="54165" calcext:value-type="float">
            <text:p>54165</text:p>
          </table:table-cell>
          <table:table-cell office:value-type="float" office:value="-106.92703" calcext:value-type="float">
            <text:p>-106.92703</text:p>
          </table:table-cell>
          <table:table-cell/>
        </table:table-row>
        <table:table-row table:style-name="ro1">
          <table:table-cell office:value-type="float" office:value="54321" calcext:value-type="float">
            <text:p>54321</text:p>
          </table:table-cell>
          <table:table-cell office:value-type="float" office:value="-104.7718" calcext:value-type="float">
            <text:p>-104.7718</text:p>
          </table:table-cell>
          <table:table-cell/>
        </table:table-row>
        <table:table-row table:style-name="ro1">
          <table:table-cell office:value-type="float" office:value="54477" calcext:value-type="float">
            <text:p>54477</text:p>
          </table:table-cell>
          <table:table-cell office:value-type="float" office:value="-105.0875" calcext:value-type="float">
            <text:p>-105.0875</text:p>
          </table:table-cell>
          <table:table-cell/>
        </table:table-row>
        <table:table-row table:style-name="ro1">
          <table:table-cell office:value-type="float" office:value="54633" calcext:value-type="float">
            <text:p>54633</text:p>
          </table:table-cell>
          <table:table-cell office:value-type="float" office:value="-104.84616" calcext:value-type="float">
            <text:p>-104.84616</text:p>
          </table:table-cell>
          <table:table-cell/>
        </table:table-row>
        <table:table-row table:style-name="ro1">
          <table:table-cell office:value-type="float" office:value="54788" calcext:value-type="float">
            <text:p>54788</text:p>
          </table:table-cell>
          <table:table-cell office:value-type="float" office:value="-102.41578" calcext:value-type="float">
            <text:p>-102.41578</text:p>
          </table:table-cell>
          <table:table-cell/>
        </table:table-row>
        <table:table-row table:style-name="ro1">
          <table:table-cell office:value-type="float" office:value="54944" calcext:value-type="float">
            <text:p>54944</text:p>
          </table:table-cell>
          <table:table-cell office:value-type="float" office:value="-102.01036" calcext:value-type="float">
            <text:p>-102.01036</text:p>
          </table:table-cell>
          <table:table-cell/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-102.66075" calcext:value-type="float">
            <text:p>-102.66075</text:p>
          </table:table-cell>
          <table:table-cell/>
        </table:table-row>
        <table:table-row table:style-name="ro1">
          <table:table-cell office:value-type="float" office:value="55256" calcext:value-type="float">
            <text:p>55256</text:p>
          </table:table-cell>
          <table:table-cell office:value-type="float" office:value="-103.28875" calcext:value-type="float">
            <text:p>-103.28875</text:p>
          </table:table-cell>
          <table:table-cell/>
        </table:table-row>
        <table:table-row table:style-name="ro1">
          <table:table-cell office:value-type="float" office:value="55412" calcext:value-type="float">
            <text:p>55412</text:p>
          </table:table-cell>
          <table:table-cell office:value-type="float" office:value="-104.53124" calcext:value-type="float">
            <text:p>-104.53124</text:p>
          </table:table-cell>
          <table:table-cell/>
        </table:table-row>
        <table:table-row table:style-name="ro1">
          <table:table-cell office:value-type="float" office:value="55568" calcext:value-type="float">
            <text:p>55568</text:p>
          </table:table-cell>
          <table:table-cell office:value-type="float" office:value="-106.09191" calcext:value-type="float">
            <text:p>-106.09191</text:p>
          </table:table-cell>
          <table:table-cell/>
        </table:table-row>
        <table:table-row table:style-name="ro1">
          <table:table-cell office:value-type="float" office:value="55724" calcext:value-type="float">
            <text:p>55724</text:p>
          </table:table-cell>
          <table:table-cell office:value-type="float" office:value="-108.81282" calcext:value-type="float">
            <text:p>-108.81282</text:p>
          </table:table-cell>
          <table:table-cell/>
        </table:table-row>
        <table:table-row table:style-name="ro1">
          <table:table-cell office:value-type="float" office:value="55880" calcext:value-type="float">
            <text:p>55880</text:p>
          </table:table-cell>
          <table:table-cell office:value-type="float" office:value="-108.56944" calcext:value-type="float">
            <text:p>-108.56944</text:p>
          </table:table-cell>
          <table:table-cell/>
        </table:table-row>
        <table:table-row table:style-name="ro1">
          <table:table-cell office:value-type="float" office:value="56036" calcext:value-type="float">
            <text:p>56036</text:p>
          </table:table-cell>
          <table:table-cell office:value-type="float" office:value="-106.35581" calcext:value-type="float">
            <text:p>-106.35581</text:p>
          </table:table-cell>
          <table:table-cell/>
        </table:table-row>
        <table:table-row table:style-name="ro1">
          <table:table-cell office:value-type="float" office:value="56192" calcext:value-type="float">
            <text:p>56192</text:p>
          </table:table-cell>
          <table:table-cell office:value-type="float" office:value="-104.62819" calcext:value-type="float">
            <text:p>-104.62819</text:p>
          </table:table-cell>
          <table:table-cell/>
        </table:table-row>
        <table:table-row table:style-name="ro1">
          <table:table-cell office:value-type="float" office:value="56347" calcext:value-type="float">
            <text:p>56347</text:p>
          </table:table-cell>
          <table:table-cell office:value-type="float" office:value="-102.97144" calcext:value-type="float">
            <text:p>-102.97144</text:p>
          </table:table-cell>
          <table:table-cell/>
        </table:table-row>
        <table:table-row table:style-name="ro1">
          <table:table-cell office:value-type="float" office:value="56503" calcext:value-type="float">
            <text:p>56503</text:p>
          </table:table-cell>
          <table:table-cell office:value-type="float" office:value="-102.9288" calcext:value-type="float">
            <text:p>-102.9288</text:p>
          </table:table-cell>
          <table:table-cell/>
        </table:table-row>
        <table:table-row table:style-name="ro1">
          <table:table-cell office:value-type="float" office:value="56659" calcext:value-type="float">
            <text:p>56659</text:p>
          </table:table-cell>
          <table:table-cell office:value-type="float" office:value="-103.40672" calcext:value-type="float">
            <text:p>-103.40672</text:p>
          </table:table-cell>
          <table:table-cell/>
        </table:table-row>
        <table:table-row table:style-name="ro1">
          <table:table-cell office:value-type="float" office:value="56815" calcext:value-type="float">
            <text:p>56815</text:p>
          </table:table-cell>
          <table:table-cell office:value-type="float" office:value="-103.23566" calcext:value-type="float">
            <text:p>-103.23566</text:p>
          </table:table-cell>
          <table:table-cell/>
        </table:table-row>
        <table:table-row table:style-name="ro1">
          <table:table-cell office:value-type="float" office:value="56971" calcext:value-type="float">
            <text:p>56971</text:p>
          </table:table-cell>
          <table:table-cell office:value-type="float" office:value="-103.6103" calcext:value-type="float">
            <text:p>-103.6103</text:p>
          </table:table-cell>
          <table:table-cell/>
        </table:table-row>
        <table:table-row table:style-name="ro1">
          <table:table-cell office:value-type="float" office:value="57127" calcext:value-type="float">
            <text:p>57127</text:p>
          </table:table-cell>
          <table:table-cell office:value-type="float" office:value="-105.65711" calcext:value-type="float">
            <text:p>-105.65711</text:p>
          </table:table-cell>
          <table:table-cell/>
        </table:table-row>
        <table:table-row table:style-name="ro1">
          <table:table-cell office:value-type="float" office:value="57283" calcext:value-type="float">
            <text:p>57283</text:p>
          </table:table-cell>
          <table:table-cell office:value-type="float" office:value="-106.92072" calcext:value-type="float">
            <text:p>-106.92072</text:p>
          </table:table-cell>
          <table:table-cell/>
        </table:table-row>
        <table:table-row table:style-name="ro1">
          <table:table-cell office:value-type="float" office:value="57439" calcext:value-type="float">
            <text:p>57439</text:p>
          </table:table-cell>
          <table:table-cell office:value-type="float" office:value="-106.06137" calcext:value-type="float">
            <text:p>-106.06137</text:p>
          </table:table-cell>
          <table:table-cell/>
        </table:table-row>
        <table:table-row table:style-name="ro1">
          <table:table-cell office:value-type="float" office:value="57595" calcext:value-type="float">
            <text:p>57595</text:p>
          </table:table-cell>
          <table:table-cell office:value-type="float" office:value="-107.66957" calcext:value-type="float">
            <text:p>-107.66957</text:p>
          </table:table-cell>
          <table:table-cell/>
        </table:table-row>
        <table:table-row table:style-name="ro1">
          <table:table-cell office:value-type="float" office:value="57751" calcext:value-type="float">
            <text:p>57751</text:p>
          </table:table-cell>
          <table:table-cell office:value-type="float" office:value="-108.02856" calcext:value-type="float">
            <text:p>-108.02856</text:p>
          </table:table-cell>
          <table:table-cell/>
        </table:table-row>
        <table:table-row table:style-name="ro1">
          <table:table-cell office:value-type="float" office:value="57906" calcext:value-type="float">
            <text:p>57906</text:p>
          </table:table-cell>
          <table:table-cell office:value-type="float" office:value="-106.10916" calcext:value-type="float">
            <text:p>-106.10916</text:p>
          </table:table-cell>
          <table:table-cell/>
        </table:table-row>
        <table:table-row table:style-name="ro1">
          <table:table-cell office:value-type="float" office:value="58062" calcext:value-type="float">
            <text:p>58062</text:p>
          </table:table-cell>
          <table:table-cell office:value-type="float" office:value="-107.38541" calcext:value-type="float">
            <text:p>-107.38541</text:p>
          </table:table-cell>
          <table:table-cell/>
        </table:table-row>
        <table:table-row table:style-name="ro1">
          <table:table-cell office:value-type="float" office:value="58218" calcext:value-type="float">
            <text:p>58218</text:p>
          </table:table-cell>
          <table:table-cell office:value-type="float" office:value="-103.56008" calcext:value-type="float">
            <text:p>-103.56008</text:p>
          </table:table-cell>
          <table:table-cell/>
        </table:table-row>
        <table:table-row table:style-name="ro1">
          <table:table-cell office:value-type="float" office:value="58374" calcext:value-type="float">
            <text:p>58374</text:p>
          </table:table-cell>
          <table:table-cell office:value-type="float" office:value="-101.98715" calcext:value-type="float">
            <text:p>-101.98715</text:p>
          </table:table-cell>
          <table:table-cell/>
        </table:table-row>
        <table:table-row table:style-name="ro1">
          <table:table-cell office:value-type="float" office:value="58530" calcext:value-type="float">
            <text:p>58530</text:p>
          </table:table-cell>
          <table:table-cell office:value-type="float" office:value="-103.95118" calcext:value-type="float">
            <text:p>-103.95118</text:p>
          </table:table-cell>
          <table:table-cell/>
        </table:table-row>
        <table:table-row table:style-name="ro1">
          <table:table-cell office:value-type="float" office:value="58686" calcext:value-type="float">
            <text:p>58686</text:p>
          </table:table-cell>
          <table:table-cell office:value-type="float" office:value="-102.85497" calcext:value-type="float">
            <text:p>-102.85497</text:p>
          </table:table-cell>
          <table:table-cell/>
        </table:table-row>
        <table:table-row table:style-name="ro1">
          <table:table-cell office:value-type="float" office:value="58842" calcext:value-type="float">
            <text:p>58842</text:p>
          </table:table-cell>
          <table:table-cell office:value-type="float" office:value="-104.94238" calcext:value-type="float">
            <text:p>-104.94238</text:p>
          </table:table-cell>
          <table:table-cell/>
        </table:table-row>
        <table:table-row table:style-name="ro1">
          <table:table-cell office:value-type="float" office:value="58998" calcext:value-type="float">
            <text:p>58998</text:p>
          </table:table-cell>
          <table:table-cell office:value-type="float" office:value="-104.08634" calcext:value-type="float">
            <text:p>-104.08634</text:p>
          </table:table-cell>
          <table:table-cell/>
        </table:table-row>
        <table:table-row table:style-name="ro1">
          <table:table-cell office:value-type="float" office:value="59154" calcext:value-type="float">
            <text:p>59154</text:p>
          </table:table-cell>
          <table:table-cell office:value-type="float" office:value="-105.8377" calcext:value-type="float">
            <text:p>-105.8377</text:p>
          </table:table-cell>
          <table:table-cell/>
        </table:table-row>
        <table:table-row table:style-name="ro1">
          <table:table-cell office:value-type="float" office:value="59310" calcext:value-type="float">
            <text:p>59310</text:p>
          </table:table-cell>
          <table:table-cell office:value-type="float" office:value="-107.04322" calcext:value-type="float">
            <text:p>-107.04322</text:p>
          </table:table-cell>
          <table:table-cell/>
        </table:table-row>
        <table:table-row table:style-name="ro1">
          <table:table-cell office:value-type="float" office:value="59465" calcext:value-type="float">
            <text:p>59465</text:p>
          </table:table-cell>
          <table:table-cell office:value-type="float" office:value="-110.56626" calcext:value-type="float">
            <text:p>-110.56626</text:p>
          </table:table-cell>
          <table:table-cell/>
        </table:table-row>
        <table:table-row table:style-name="ro1">
          <table:table-cell office:value-type="float" office:value="59621" calcext:value-type="float">
            <text:p>59621</text:p>
          </table:table-cell>
          <table:table-cell office:value-type="float" office:value="-109.00253" calcext:value-type="float">
            <text:p>-109.00253</text:p>
          </table:table-cell>
          <table:table-cell/>
        </table:table-row>
        <table:table-row table:style-name="ro1">
          <table:table-cell office:value-type="float" office:value="59777" calcext:value-type="float">
            <text:p>59777</text:p>
          </table:table-cell>
          <table:table-cell office:value-type="float" office:value="-109.29858" calcext:value-type="float">
            <text:p>-109.29858</text:p>
          </table:table-cell>
          <table:table-cell/>
        </table:table-row>
        <table:table-row table:style-name="ro1">
          <table:table-cell office:value-type="float" office:value="59933" calcext:value-type="float">
            <text:p>59933</text:p>
          </table:table-cell>
          <table:table-cell office:value-type="float" office:value="-105.05882" calcext:value-type="float">
            <text:p>-105.05882</text:p>
          </table:table-cell>
          <table:table-cell/>
        </table:table-row>
        <table:table-row table:style-name="ro1">
          <table:table-cell office:value-type="float" office:value="60089" calcext:value-type="float">
            <text:p>60089</text:p>
          </table:table-cell>
          <table:table-cell office:value-type="float" office:value="-105.05389" calcext:value-type="float">
            <text:p>-105.05389</text:p>
          </table:table-cell>
          <table:table-cell/>
        </table:table-row>
        <table:table-row table:style-name="ro1">
          <table:table-cell office:value-type="float" office:value="60245" calcext:value-type="float">
            <text:p>60245</text:p>
          </table:table-cell>
          <table:table-cell office:value-type="float" office:value="-105.17084" calcext:value-type="float">
            <text:p>-105.17084</text:p>
          </table:table-cell>
          <table:table-cell/>
        </table:table-row>
        <table:table-row table:style-name="ro1">
          <table:table-cell office:value-type="float" office:value="60401" calcext:value-type="float">
            <text:p>60401</text:p>
          </table:table-cell>
          <table:table-cell office:value-type="float" office:value="-101.87162" calcext:value-type="float">
            <text:p>-101.87162</text:p>
          </table:table-cell>
          <table:table-cell/>
        </table:table-row>
        <table:table-row table:style-name="ro1">
          <table:table-cell office:value-type="float" office:value="60557" calcext:value-type="float">
            <text:p>60557</text:p>
          </table:table-cell>
          <table:table-cell office:value-type="float" office:value="-105.79859" calcext:value-type="float">
            <text:p>-105.79859</text:p>
          </table:table-cell>
          <table:table-cell/>
        </table:table-row>
        <table:table-row table:style-name="ro1">
          <table:table-cell office:value-type="float" office:value="60713" calcext:value-type="float">
            <text:p>60713</text:p>
          </table:table-cell>
          <table:table-cell office:value-type="float" office:value="-105.76436" calcext:value-type="float">
            <text:p>-105.76436</text:p>
          </table:table-cell>
          <table:table-cell/>
        </table:table-row>
        <table:table-row table:style-name="ro1">
          <table:table-cell office:value-type="float" office:value="60869" calcext:value-type="float">
            <text:p>60869</text:p>
          </table:table-cell>
          <table:table-cell office:value-type="float" office:value="-108.14074" calcext:value-type="float">
            <text:p>-108.14074</text:p>
          </table:table-cell>
          <table:table-cell/>
        </table:table-row>
        <table:table-row table:style-name="ro1">
          <table:table-cell office:value-type="float" office:value="61024" calcext:value-type="float">
            <text:p>61024</text:p>
          </table:table-cell>
          <table:table-cell office:value-type="float" office:value="-104.30144" calcext:value-type="float">
            <text:p>-104.30144</text:p>
          </table:table-cell>
          <table:table-cell/>
        </table:table-row>
        <table:table-row table:style-name="ro1">
          <table:table-cell office:value-type="float" office:value="61180" calcext:value-type="float">
            <text:p>61180</text:p>
          </table:table-cell>
          <table:table-cell office:value-type="float" office:value="-107.9058" calcext:value-type="float">
            <text:p>-107.9058</text:p>
          </table:table-cell>
          <table:table-cell/>
        </table:table-row>
        <table:table-row table:style-name="ro1">
          <table:table-cell office:value-type="float" office:value="61336" calcext:value-type="float">
            <text:p>61336</text:p>
          </table:table-cell>
          <table:table-cell office:value-type="float" office:value="-108.46624" calcext:value-type="float">
            <text:p>-108.46624</text:p>
          </table:table-cell>
          <table:table-cell/>
        </table:table-row>
        <table:table-row table:style-name="ro1">
          <table:table-cell office:value-type="float" office:value="61492" calcext:value-type="float">
            <text:p>61492</text:p>
          </table:table-cell>
          <table:table-cell office:value-type="float" office:value="-108.82489" calcext:value-type="float">
            <text:p>-108.82489</text:p>
          </table:table-cell>
          <table:table-cell/>
        </table:table-row>
        <table:table-row table:style-name="ro1">
          <table:table-cell office:value-type="float" office:value="61648" calcext:value-type="float">
            <text:p>61648</text:p>
          </table:table-cell>
          <table:table-cell office:value-type="float" office:value="-107.59711" calcext:value-type="float">
            <text:p>-107.59711</text:p>
          </table:table-cell>
          <table:table-cell/>
        </table:table-row>
        <table:table-row table:style-name="ro1">
          <table:table-cell office:value-type="float" office:value="61804" calcext:value-type="float">
            <text:p>61804</text:p>
          </table:table-cell>
          <table:table-cell office:value-type="float" office:value="-105.60788" calcext:value-type="float">
            <text:p>-105.60788</text:p>
          </table:table-cell>
          <table:table-cell/>
        </table:table-row>
        <table:table-row table:style-name="ro1">
          <table:table-cell office:value-type="float" office:value="61960" calcext:value-type="float">
            <text:p>61960</text:p>
          </table:table-cell>
          <table:table-cell office:value-type="float" office:value="-105.46012" calcext:value-type="float">
            <text:p>-105.46012</text:p>
          </table:table-cell>
          <table:table-cell/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float" office:value="-103.18757" calcext:value-type="float">
            <text:p>-103.18757</text:p>
          </table:table-cell>
          <table:table-cell/>
        </table:table-row>
        <table:table-row table:style-name="ro1">
          <table:table-cell office:value-type="float" office:value="62272" calcext:value-type="float">
            <text:p>62272</text:p>
          </table:table-cell>
          <table:table-cell office:value-type="float" office:value="-102.74697" calcext:value-type="float">
            <text:p>-102.74697</text:p>
          </table:table-cell>
          <table:table-cell/>
        </table:table-row>
        <table:table-row table:style-name="ro1">
          <table:table-cell office:value-type="float" office:value="62428" calcext:value-type="float">
            <text:p>62428</text:p>
          </table:table-cell>
          <table:table-cell office:value-type="float" office:value="-105.68059" calcext:value-type="float">
            <text:p>-105.68059</text:p>
          </table:table-cell>
          <table:table-cell/>
        </table:table-row>
        <table:table-row table:style-name="ro1">
          <table:table-cell office:value-type="float" office:value="62584" calcext:value-type="float">
            <text:p>62584</text:p>
          </table:table-cell>
          <table:table-cell office:value-type="float" office:value="-104.99856" calcext:value-type="float">
            <text:p>-104.99856</text:p>
          </table:table-cell>
          <table:table-cell/>
        </table:table-row>
        <table:table-row table:style-name="ro1">
          <table:table-cell office:value-type="float" office:value="62739" calcext:value-type="float">
            <text:p>62739</text:p>
          </table:table-cell>
          <table:table-cell office:value-type="float" office:value="-102.83711" calcext:value-type="float">
            <text:p>-102.83711</text:p>
          </table:table-cell>
          <table:table-cell/>
        </table:table-row>
        <table:table-row table:style-name="ro1">
          <table:table-cell office:value-type="float" office:value="62895" calcext:value-type="float">
            <text:p>62895</text:p>
          </table:table-cell>
          <table:table-cell office:value-type="float" office:value="-108.46348" calcext:value-type="float">
            <text:p>-108.46348</text:p>
          </table:table-cell>
          <table:table-cell/>
        </table:table-row>
        <table:table-row table:style-name="ro1">
          <table:table-cell office:value-type="float" office:value="63051" calcext:value-type="float">
            <text:p>63051</text:p>
          </table:table-cell>
          <table:table-cell office:value-type="float" office:value="-108.07376" calcext:value-type="float">
            <text:p>-108.07376</text:p>
          </table:table-cell>
          <table:table-cell/>
        </table:table-row>
        <table:table-row table:style-name="ro1">
          <table:table-cell office:value-type="float" office:value="63207" calcext:value-type="float">
            <text:p>63207</text:p>
          </table:table-cell>
          <table:table-cell office:value-type="float" office:value="-107.15561" calcext:value-type="float">
            <text:p>-107.15561</text:p>
          </table:table-cell>
          <table:table-cell/>
        </table:table-row>
        <table:table-row table:style-name="ro1">
          <table:table-cell office:value-type="float" office:value="63363" calcext:value-type="float">
            <text:p>63363</text:p>
          </table:table-cell>
          <table:table-cell office:value-type="float" office:value="-107.64276" calcext:value-type="float">
            <text:p>-107.64276</text:p>
          </table:table-cell>
          <table:table-cell/>
        </table:table-row>
        <table:table-row table:style-name="ro1">
          <table:table-cell office:value-type="float" office:value="63519" calcext:value-type="float">
            <text:p>63519</text:p>
          </table:table-cell>
          <table:table-cell office:value-type="float" office:value="-106.64916" calcext:value-type="float">
            <text:p>-106.64916</text:p>
          </table:table-cell>
          <table:table-cell/>
        </table:table-row>
        <table:table-row table:style-name="ro1">
          <table:table-cell office:value-type="float" office:value="63675" calcext:value-type="float">
            <text:p>63675</text:p>
          </table:table-cell>
          <table:table-cell office:value-type="float" office:value="-101.54637" calcext:value-type="float">
            <text:p>-101.54637</text:p>
          </table:table-cell>
          <table:table-cell/>
        </table:table-row>
        <table:table-row table:style-name="ro1">
          <table:table-cell office:value-type="float" office:value="63831" calcext:value-type="float">
            <text:p>63831</text:p>
          </table:table-cell>
          <table:table-cell office:value-type="float" office:value="-102.25105" calcext:value-type="float">
            <text:p>-102.25105</text:p>
          </table:table-cell>
          <table:table-cell/>
        </table:table-row>
        <table:table-row table:style-name="ro1">
          <table:table-cell office:value-type="float" office:value="63987" calcext:value-type="float">
            <text:p>63987</text:p>
          </table:table-cell>
          <table:table-cell office:value-type="float" office:value="-104.30113" calcext:value-type="float">
            <text:p>-104.30113</text:p>
          </table:table-cell>
          <table:table-cell/>
        </table:table-row>
        <table:table-row table:style-name="ro1">
          <table:table-cell office:value-type="float" office:value="64143" calcext:value-type="float">
            <text:p>64143</text:p>
          </table:table-cell>
          <table:table-cell office:value-type="float" office:value="-105.86753" calcext:value-type="float">
            <text:p>-105.86753</text:p>
          </table:table-cell>
          <table:table-cell/>
        </table:table-row>
        <table:table-row table:style-name="ro1">
          <table:table-cell office:value-type="float" office:value="64298" calcext:value-type="float">
            <text:p>64298</text:p>
          </table:table-cell>
          <table:table-cell office:value-type="float" office:value="-105.20528" calcext:value-type="float">
            <text:p>-105.20528</text:p>
          </table:table-cell>
          <table:table-cell/>
        </table:table-row>
        <table:table-row table:style-name="ro1">
          <table:table-cell office:value-type="float" office:value="64454" calcext:value-type="float">
            <text:p>64454</text:p>
          </table:table-cell>
          <table:table-cell office:value-type="float" office:value="-108.17824" calcext:value-type="float">
            <text:p>-108.17824</text:p>
          </table:table-cell>
          <table:table-cell/>
        </table:table-row>
        <table:table-row table:style-name="ro1">
          <table:table-cell office:value-type="float" office:value="64610" calcext:value-type="float">
            <text:p>64610</text:p>
          </table:table-cell>
          <table:table-cell office:value-type="float" office:value="-106.49863" calcext:value-type="float">
            <text:p>-106.49863</text:p>
          </table:table-cell>
          <table:table-cell/>
        </table:table-row>
        <table:table-row table:style-name="ro1">
          <table:table-cell office:value-type="float" office:value="64766" calcext:value-type="float">
            <text:p>64766</text:p>
          </table:table-cell>
          <table:table-cell office:value-type="float" office:value="-105.17222" calcext:value-type="float">
            <text:p>-105.17222</text:p>
          </table:table-cell>
          <table:table-cell/>
        </table:table-row>
        <table:table-row table:style-name="ro1">
          <table:table-cell office:value-type="float" office:value="64922" calcext:value-type="float">
            <text:p>64922</text:p>
          </table:table-cell>
          <table:table-cell office:value-type="float" office:value="-107.31499" calcext:value-type="float">
            <text:p>-107.31499</text:p>
          </table:table-cell>
          <table:table-cell/>
        </table:table-row>
        <table:table-row table:style-name="ro1">
          <table:table-cell office:value-type="float" office:value="65078" calcext:value-type="float">
            <text:p>65078</text:p>
          </table:table-cell>
          <table:table-cell office:value-type="float" office:value="-108.58744" calcext:value-type="float">
            <text:p>-108.58744</text:p>
          </table:table-cell>
          <table:table-cell/>
        </table:table-row>
        <table:table-row table:style-name="ro1">
          <table:table-cell office:value-type="float" office:value="65234" calcext:value-type="float">
            <text:p>65234</text:p>
          </table:table-cell>
          <table:table-cell office:value-type="float" office:value="-106.53243" calcext:value-type="float">
            <text:p>-106.53243</text:p>
          </table:table-cell>
          <table:table-cell/>
        </table:table-row>
        <table:table-row table:style-name="ro1">
          <table:table-cell office:value-type="float" office:value="65390" calcext:value-type="float">
            <text:p>65390</text:p>
          </table:table-cell>
          <table:table-cell office:value-type="float" office:value="-107.76187" calcext:value-type="float">
            <text:p>-107.76187</text:p>
          </table:table-cell>
          <table:table-cell/>
        </table:table-row>
        <table:table-row table:style-name="ro1">
          <table:table-cell office:value-type="float" office:value="65546" calcext:value-type="float">
            <text:p>65546</text:p>
          </table:table-cell>
          <table:table-cell office:value-type="float" office:value="-105.49628" calcext:value-type="float">
            <text:p>-105.49628</text:p>
          </table:table-cell>
          <table:table-cell/>
        </table:table-row>
        <table:table-row table:style-name="ro1">
          <table:table-cell office:value-type="float" office:value="65702" calcext:value-type="float">
            <text:p>65702</text:p>
          </table:table-cell>
          <table:table-cell office:value-type="float" office:value="-105.7118" calcext:value-type="float">
            <text:p>-105.7118</text:p>
          </table:table-cell>
          <table:table-cell/>
        </table:table-row>
        <table:table-row table:style-name="ro1">
          <table:table-cell office:value-type="float" office:value="65857" calcext:value-type="float">
            <text:p>65857</text:p>
          </table:table-cell>
          <table:table-cell office:value-type="float" office:value="-105.62568" calcext:value-type="float">
            <text:p>-105.62568</text:p>
          </table:table-cell>
          <table:table-cell/>
        </table:table-row>
        <table:table-row table:style-name="ro1">
          <table:table-cell office:value-type="float" office:value="66013" calcext:value-type="float">
            <text:p>66013</text:p>
          </table:table-cell>
          <table:table-cell office:value-type="float" office:value="-104.59516" calcext:value-type="float">
            <text:p>-104.59516</text:p>
          </table:table-cell>
          <table:table-cell/>
        </table:table-row>
        <table:table-row table:style-name="ro1">
          <table:table-cell office:value-type="float" office:value="66169" calcext:value-type="float">
            <text:p>66169</text:p>
          </table:table-cell>
          <table:table-cell office:value-type="float" office:value="-104.97995" calcext:value-type="float">
            <text:p>-104.97995</text:p>
          </table:table-cell>
          <table:table-cell/>
        </table:table-row>
        <table:table-row table:style-name="ro1">
          <table:table-cell office:value-type="float" office:value="66325" calcext:value-type="float">
            <text:p>66325</text:p>
          </table:table-cell>
          <table:table-cell office:value-type="float" office:value="-104.02984" calcext:value-type="float">
            <text:p>-104.02984</text:p>
          </table:table-cell>
          <table:table-cell/>
        </table:table-row>
        <table:table-row table:style-name="ro1">
          <table:table-cell office:value-type="float" office:value="66481" calcext:value-type="float">
            <text:p>66481</text:p>
          </table:table-cell>
          <table:table-cell office:value-type="float" office:value="-105.48446" calcext:value-type="float">
            <text:p>-105.48446</text:p>
          </table:table-cell>
          <table:table-cell/>
        </table:table-row>
        <table:table-row table:style-name="ro1">
          <table:table-cell office:value-type="float" office:value="66637" calcext:value-type="float">
            <text:p>66637</text:p>
          </table:table-cell>
          <table:table-cell office:value-type="float" office:value="-109.54212" calcext:value-type="float">
            <text:p>-109.54212</text:p>
          </table:table-cell>
          <table:table-cell/>
        </table:table-row>
        <table:table-row table:style-name="ro1">
          <table:table-cell office:value-type="float" office:value="66793" calcext:value-type="float">
            <text:p>66793</text:p>
          </table:table-cell>
          <table:table-cell office:value-type="float" office:value="-109.06351" calcext:value-type="float">
            <text:p>-109.06351</text:p>
          </table:table-cell>
          <table:table-cell/>
        </table:table-row>
        <table:table-row table:style-name="ro1">
          <table:table-cell office:value-type="float" office:value="66949" calcext:value-type="float">
            <text:p>66949</text:p>
          </table:table-cell>
          <table:table-cell office:value-type="float" office:value="-107.89514" calcext:value-type="float">
            <text:p>-107.89514</text:p>
          </table:table-cell>
          <table:table-cell/>
        </table:table-row>
        <table:table-row table:style-name="ro1">
          <table:table-cell office:value-type="float" office:value="67105" calcext:value-type="float">
            <text:p>67105</text:p>
          </table:table-cell>
          <table:table-cell office:value-type="float" office:value="-106.66503" calcext:value-type="float">
            <text:p>-106.66503</text:p>
          </table:table-cell>
          <table:table-cell/>
        </table:table-row>
        <table:table-row table:style-name="ro1">
          <table:table-cell office:value-type="float" office:value="67261" calcext:value-type="float">
            <text:p>67261</text:p>
          </table:table-cell>
          <table:table-cell office:value-type="float" office:value="-107.98428" calcext:value-type="float">
            <text:p>-107.98428</text:p>
          </table:table-cell>
          <table:table-cell/>
        </table:table-row>
        <table:table-row table:style-name="ro1">
          <table:table-cell office:value-type="float" office:value="67416" calcext:value-type="float">
            <text:p>67416</text:p>
          </table:table-cell>
          <table:table-cell office:value-type="float" office:value="-104.65668" calcext:value-type="float">
            <text:p>-104.65668</text:p>
          </table:table-cell>
          <table:table-cell/>
        </table:table-row>
        <table:table-row table:style-name="ro1">
          <table:table-cell office:value-type="float" office:value="67572" calcext:value-type="float">
            <text:p>67572</text:p>
          </table:table-cell>
          <table:table-cell office:value-type="float" office:value="-106.44131" calcext:value-type="float">
            <text:p>-106.44131</text:p>
          </table:table-cell>
          <table:table-cell/>
        </table:table-row>
        <table:table-row table:style-name="ro1">
          <table:table-cell office:value-type="float" office:value="67728" calcext:value-type="float">
            <text:p>67728</text:p>
          </table:table-cell>
          <table:table-cell office:value-type="float" office:value="-104.61044" calcext:value-type="float">
            <text:p>-104.61044</text:p>
          </table:table-cell>
          <table:table-cell/>
        </table:table-row>
        <table:table-row table:style-name="ro1">
          <table:table-cell office:value-type="float" office:value="67884" calcext:value-type="float">
            <text:p>67884</text:p>
          </table:table-cell>
          <table:table-cell office:value-type="float" office:value="-106.49503" calcext:value-type="float">
            <text:p>-106.49503</text:p>
          </table:table-cell>
          <table:table-cell/>
        </table:table-row>
        <table:table-row table:style-name="ro1">
          <table:table-cell office:value-type="float" office:value="68040" calcext:value-type="float">
            <text:p>68040</text:p>
          </table:table-cell>
          <table:table-cell office:value-type="float" office:value="-107.11691" calcext:value-type="float">
            <text:p>-107.11691</text:p>
          </table:table-cell>
          <table:table-cell/>
        </table:table-row>
        <table:table-row table:style-name="ro1">
          <table:table-cell office:value-type="float" office:value="68196" calcext:value-type="float">
            <text:p>68196</text:p>
          </table:table-cell>
          <table:table-cell office:value-type="float" office:value="-105.98984" calcext:value-type="float">
            <text:p>-105.98984</text:p>
          </table:table-cell>
          <table:table-cell/>
        </table:table-row>
        <table:table-row table:style-name="ro1">
          <table:table-cell office:value-type="float" office:value="68352" calcext:value-type="float">
            <text:p>68352</text:p>
          </table:table-cell>
          <table:table-cell office:value-type="float" office:value="-106.54061" calcext:value-type="float">
            <text:p>-106.54061</text:p>
          </table:table-cell>
          <table:table-cell/>
        </table:table-row>
        <table:table-row table:style-name="ro1">
          <table:table-cell office:value-type="float" office:value="68508" calcext:value-type="float">
            <text:p>68508</text:p>
          </table:table-cell>
          <table:table-cell office:value-type="float" office:value="-110.22134" calcext:value-type="float">
            <text:p>-110.22134</text:p>
          </table:table-cell>
          <table:table-cell/>
        </table:table-row>
        <table:table-row table:style-name="ro1">
          <table:table-cell office:value-type="float" office:value="68664" calcext:value-type="float">
            <text:p>68664</text:p>
          </table:table-cell>
          <table:table-cell office:value-type="float" office:value="-109.14868" calcext:value-type="float">
            <text:p>-109.14868</text:p>
          </table:table-cell>
          <table:table-cell/>
        </table:table-row>
        <table:table-row table:style-name="ro1">
          <table:table-cell office:value-type="float" office:value="68820" calcext:value-type="float">
            <text:p>68820</text:p>
          </table:table-cell>
          <table:table-cell office:value-type="float" office:value="-107.73918" calcext:value-type="float">
            <text:p>-107.73918</text:p>
          </table:table-cell>
          <table:table-cell/>
        </table:table-row>
        <table:table-row table:style-name="ro1">
          <table:table-cell office:value-type="float" office:value="68976" calcext:value-type="float">
            <text:p>68976</text:p>
          </table:table-cell>
          <table:table-cell office:value-type="float" office:value="-105.98525" calcext:value-type="float">
            <text:p>-105.98525</text:p>
          </table:table-cell>
          <table:table-cell/>
        </table:table-row>
        <table:table-row table:style-name="ro1">
          <table:table-cell office:value-type="float" office:value="69131" calcext:value-type="float">
            <text:p>69131</text:p>
          </table:table-cell>
          <table:table-cell office:value-type="float" office:value="-104.91486" calcext:value-type="float">
            <text:p>-104.91486</text:p>
          </table:table-cell>
          <table:table-cell/>
        </table:table-row>
        <table:table-row table:style-name="ro1">
          <table:table-cell office:value-type="float" office:value="69287" calcext:value-type="float">
            <text:p>69287</text:p>
          </table:table-cell>
          <table:table-cell office:value-type="float" office:value="-106.05664" calcext:value-type="float">
            <text:p>-106.05664</text:p>
          </table:table-cell>
          <table:table-cell/>
        </table:table-row>
        <table:table-row table:style-name="ro1">
          <table:table-cell office:value-type="float" office:value="69443" calcext:value-type="float">
            <text:p>69443</text:p>
          </table:table-cell>
          <table:table-cell office:value-type="float" office:value="-105.29719" calcext:value-type="float">
            <text:p>-105.29719</text:p>
          </table:table-cell>
          <table:table-cell/>
        </table:table-row>
        <table:table-row table:style-name="ro1">
          <table:table-cell office:value-type="float" office:value="69599" calcext:value-type="float">
            <text:p>69599</text:p>
          </table:table-cell>
          <table:table-cell office:value-type="float" office:value="-105.77084" calcext:value-type="float">
            <text:p>-105.77084</text:p>
          </table:table-cell>
          <table:table-cell/>
        </table:table-row>
        <table:table-row table:style-name="ro1">
          <table:table-cell office:value-type="float" office:value="69755" calcext:value-type="float">
            <text:p>69755</text:p>
          </table:table-cell>
          <table:table-cell office:value-type="float" office:value="-105.22469" calcext:value-type="float">
            <text:p>-105.22469</text:p>
          </table:table-cell>
          <table:table-cell/>
        </table:table-row>
        <table:table-row table:style-name="ro1">
          <table:table-cell office:value-type="float" office:value="69911" calcext:value-type="float">
            <text:p>69911</text:p>
          </table:table-cell>
          <table:table-cell office:value-type="float" office:value="-104.22195" calcext:value-type="float">
            <text:p>-104.22195</text:p>
          </table:table-cell>
          <table:table-cell/>
        </table:table-row>
        <table:table-row table:style-name="ro1">
          <table:table-cell office:value-type="float" office:value="70067" calcext:value-type="float">
            <text:p>70067</text:p>
          </table:table-cell>
          <table:table-cell office:value-type="float" office:value="-105.68842" calcext:value-type="float">
            <text:p>-105.68842</text:p>
          </table:table-cell>
          <table:table-cell/>
        </table:table-row>
        <table:table-row table:style-name="ro1">
          <table:table-cell office:value-type="float" office:value="70223" calcext:value-type="float">
            <text:p>70223</text:p>
          </table:table-cell>
          <table:table-cell office:value-type="float" office:value="-108.63624" calcext:value-type="float">
            <text:p>-108.63624</text:p>
          </table:table-cell>
          <table:table-cell/>
        </table:table-row>
        <table:table-row table:style-name="ro1">
          <table:table-cell office:value-type="float" office:value="70379" calcext:value-type="float">
            <text:p>70379</text:p>
          </table:table-cell>
          <table:table-cell office:value-type="float" office:value="-108.02158" calcext:value-type="float">
            <text:p>-108.02158</text:p>
          </table:table-cell>
          <table:table-cell/>
        </table:table-row>
        <table:table-row table:style-name="ro1">
          <table:table-cell office:value-type="float" office:value="70535" calcext:value-type="float">
            <text:p>70535</text:p>
          </table:table-cell>
          <table:table-cell office:value-type="float" office:value="-110.41568" calcext:value-type="float">
            <text:p>-110.41568</text:p>
          </table:table-cell>
          <table:table-cell/>
        </table:table-row>
        <table:table-row table:style-name="ro1">
          <table:table-cell office:value-type="float" office:value="70690" calcext:value-type="float">
            <text:p>70690</text:p>
          </table:table-cell>
          <table:table-cell office:value-type="float" office:value="-106.46738" calcext:value-type="float">
            <text:p>-106.46738</text:p>
          </table:table-cell>
          <table:table-cell/>
        </table:table-row>
        <table:table-row table:style-name="ro1">
          <table:table-cell office:value-type="float" office:value="70846" calcext:value-type="float">
            <text:p>70846</text:p>
          </table:table-cell>
          <table:table-cell office:value-type="float" office:value="-105.11186" calcext:value-type="float">
            <text:p>-105.11186</text:p>
          </table:table-cell>
          <table:table-cell/>
        </table:table-row>
        <table:table-row table:style-name="ro1">
          <table:table-cell office:value-type="float" office:value="71002" calcext:value-type="float">
            <text:p>71002</text:p>
          </table:table-cell>
          <table:table-cell office:value-type="float" office:value="-104.03909" calcext:value-type="float">
            <text:p>-104.03909</text:p>
          </table:table-cell>
          <table:table-cell/>
        </table:table-row>
        <table:table-row table:style-name="ro1">
          <table:table-cell office:value-type="float" office:value="71158" calcext:value-type="float">
            <text:p>71158</text:p>
          </table:table-cell>
          <table:table-cell office:value-type="float" office:value="-108.61762" calcext:value-type="float">
            <text:p>-108.61762</text:p>
          </table:table-cell>
          <table:table-cell/>
        </table:table-row>
        <table:table-row table:style-name="ro1">
          <table:table-cell office:value-type="float" office:value="71314" calcext:value-type="float">
            <text:p>71314</text:p>
          </table:table-cell>
          <table:table-cell office:value-type="float" office:value="-104.23181" calcext:value-type="float">
            <text:p>-104.23181</text:p>
          </table:table-cell>
          <table:table-cell/>
        </table:table-row>
        <table:table-row table:style-name="ro1">
          <table:table-cell office:value-type="float" office:value="71470" calcext:value-type="float">
            <text:p>71470</text:p>
          </table:table-cell>
          <table:table-cell office:value-type="float" office:value="-105.34945" calcext:value-type="float">
            <text:p>-105.34945</text:p>
          </table:table-cell>
          <table:table-cell/>
        </table:table-row>
        <table:table-row table:style-name="ro1">
          <table:table-cell office:value-type="float" office:value="71626" calcext:value-type="float">
            <text:p>71626</text:p>
          </table:table-cell>
          <table:table-cell office:value-type="float" office:value="-105.08432" calcext:value-type="float">
            <text:p>-105.08432</text:p>
          </table:table-cell>
          <table:table-cell/>
        </table:table-row>
        <table:table-row table:style-name="ro1">
          <table:table-cell office:value-type="float" office:value="71782" calcext:value-type="float">
            <text:p>71782</text:p>
          </table:table-cell>
          <table:table-cell office:value-type="float" office:value="-106.88009" calcext:value-type="float">
            <text:p>-106.88009</text:p>
          </table:table-cell>
          <table:table-cell/>
        </table:table-row>
        <table:table-row table:style-name="ro1">
          <table:table-cell office:value-type="float" office:value="71938" calcext:value-type="float">
            <text:p>71938</text:p>
          </table:table-cell>
          <table:table-cell office:value-type="float" office:value="-107.94939" calcext:value-type="float">
            <text:p>-107.94939</text:p>
          </table:table-cell>
          <table:table-cell/>
        </table:table-row>
        <table:table-row table:style-name="ro1">
          <table:table-cell office:value-type="float" office:value="72094" calcext:value-type="float">
            <text:p>72094</text:p>
          </table:table-cell>
          <table:table-cell office:value-type="float" office:value="-108.91749" calcext:value-type="float">
            <text:p>-108.91749</text:p>
          </table:table-cell>
          <table:table-cell/>
        </table:table-row>
        <table:table-row table:style-name="ro1">
          <table:table-cell office:value-type="float" office:value="72249" calcext:value-type="float">
            <text:p>72249</text:p>
          </table:table-cell>
          <table:table-cell office:value-type="float" office:value="-110.77532" calcext:value-type="float">
            <text:p>-110.77532</text:p>
          </table:table-cell>
          <table:table-cell/>
        </table:table-row>
        <table:table-row table:style-name="ro1">
          <table:table-cell office:value-type="float" office:value="72405" calcext:value-type="float">
            <text:p>72405</text:p>
          </table:table-cell>
          <table:table-cell office:value-type="float" office:value="-107.14121" calcext:value-type="float">
            <text:p>-107.14121</text:p>
          </table:table-cell>
          <table:table-cell/>
        </table:table-row>
        <table:table-row table:style-name="ro1">
          <table:table-cell office:value-type="float" office:value="72561" calcext:value-type="float">
            <text:p>72561</text:p>
          </table:table-cell>
          <table:table-cell office:value-type="float" office:value="-110.74019" calcext:value-type="float">
            <text:p>-110.74019</text:p>
          </table:table-cell>
          <table:table-cell/>
        </table:table-row>
        <table:table-row table:style-name="ro1">
          <table:table-cell office:value-type="float" office:value="72717" calcext:value-type="float">
            <text:p>72717</text:p>
          </table:table-cell>
          <table:table-cell office:value-type="float" office:value="-108.34166" calcext:value-type="float">
            <text:p>-108.34166</text:p>
          </table:table-cell>
          <table:table-cell/>
        </table:table-row>
        <table:table-row table:style-name="ro1">
          <table:table-cell office:value-type="float" office:value="72873" calcext:value-type="float">
            <text:p>72873</text:p>
          </table:table-cell>
          <table:table-cell office:value-type="float" office:value="-106.09562" calcext:value-type="float">
            <text:p>-106.09562</text:p>
          </table:table-cell>
          <table:table-cell/>
        </table:table-row>
        <table:table-row table:style-name="ro1">
          <table:table-cell office:value-type="float" office:value="73029" calcext:value-type="float">
            <text:p>73029</text:p>
          </table:table-cell>
          <table:table-cell office:value-type="float" office:value="-104.90345" calcext:value-type="float">
            <text:p>-104.90345</text:p>
          </table:table-cell>
          <table:table-cell/>
        </table:table-row>
        <table:table-row table:style-name="ro1">
          <table:table-cell office:value-type="float" office:value="73185" calcext:value-type="float">
            <text:p>73185</text:p>
          </table:table-cell>
          <table:table-cell office:value-type="float" office:value="-104.42231" calcext:value-type="float">
            <text:p>-104.42231</text:p>
          </table:table-cell>
          <table:table-cell/>
        </table:table-row>
        <table:table-row table:style-name="ro1">
          <table:table-cell office:value-type="float" office:value="73341" calcext:value-type="float">
            <text:p>73341</text:p>
          </table:table-cell>
          <table:table-cell office:value-type="float" office:value="-104.20898" calcext:value-type="float">
            <text:p>-104.20898</text:p>
          </table:table-cell>
          <table:table-cell/>
        </table:table-row>
        <table:table-row table:style-name="ro1">
          <table:table-cell office:value-type="float" office:value="73497" calcext:value-type="float">
            <text:p>73497</text:p>
          </table:table-cell>
          <table:table-cell office:value-type="float" office:value="-104.91738" calcext:value-type="float">
            <text:p>-104.91738</text:p>
          </table:table-cell>
          <table:table-cell/>
        </table:table-row>
        <table:table-row table:style-name="ro1">
          <table:table-cell office:value-type="float" office:value="73653" calcext:value-type="float">
            <text:p>73653</text:p>
          </table:table-cell>
          <table:table-cell office:value-type="float" office:value="-105.54201" calcext:value-type="float">
            <text:p>-105.54201</text:p>
          </table:table-cell>
          <table:table-cell/>
        </table:table-row>
        <table:table-row table:style-name="ro1">
          <table:table-cell office:value-type="float" office:value="73808" calcext:value-type="float">
            <text:p>73808</text:p>
          </table:table-cell>
          <table:table-cell office:value-type="float" office:value="-106.55099" calcext:value-type="float">
            <text:p>-106.55099</text:p>
          </table:table-cell>
          <table:table-cell/>
        </table:table-row>
        <table:table-row table:style-name="ro1">
          <table:table-cell office:value-type="float" office:value="73964" calcext:value-type="float">
            <text:p>73964</text:p>
          </table:table-cell>
          <table:table-cell office:value-type="float" office:value="-106.68991" calcext:value-type="float">
            <text:p>-106.68991</text:p>
          </table:table-cell>
          <table:table-cell/>
        </table:table-row>
        <table:table-row table:style-name="ro1">
          <table:table-cell office:value-type="float" office:value="74120" calcext:value-type="float">
            <text:p>74120</text:p>
          </table:table-cell>
          <table:table-cell office:value-type="float" office:value="-111.18124" calcext:value-type="float">
            <text:p>-111.18124</text:p>
          </table:table-cell>
          <table:table-cell/>
        </table:table-row>
        <table:table-row table:style-name="ro1">
          <table:table-cell office:value-type="float" office:value="74276" calcext:value-type="float">
            <text:p>74276</text:p>
          </table:table-cell>
          <table:table-cell office:value-type="float" office:value="-108.18466" calcext:value-type="float">
            <text:p>-108.18466</text:p>
          </table:table-cell>
          <table:table-cell/>
        </table:table-row>
        <table:table-row table:style-name="ro1">
          <table:table-cell office:value-type="float" office:value="74432" calcext:value-type="float">
            <text:p>74432</text:p>
          </table:table-cell>
          <table:table-cell office:value-type="float" office:value="-105.78049" calcext:value-type="float">
            <text:p>-105.78049</text:p>
          </table:table-cell>
          <table:table-cell/>
        </table:table-row>
        <table:table-row table:style-name="ro1">
          <table:table-cell office:value-type="float" office:value="74588" calcext:value-type="float">
            <text:p>74588</text:p>
          </table:table-cell>
          <table:table-cell office:value-type="float" office:value="-106.44839" calcext:value-type="float">
            <text:p>-106.44839</text:p>
          </table:table-cell>
          <table:table-cell/>
        </table:table-row>
        <table:table-row table:style-name="ro1">
          <table:table-cell office:value-type="float" office:value="74744" calcext:value-type="float">
            <text:p>74744</text:p>
          </table:table-cell>
          <table:table-cell office:value-type="float" office:value="-104.35918" calcext:value-type="float">
            <text:p>-104.35918</text:p>
          </table:table-cell>
          <table:table-cell/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-105.3184" calcext:value-type="float">
            <text:p>-105.3184</text:p>
          </table:table-cell>
          <table:table-cell/>
        </table:table-row>
        <table:table-row table:style-name="ro1">
          <table:table-cell office:value-type="float" office:value="75056" calcext:value-type="float">
            <text:p>75056</text:p>
          </table:table-cell>
          <table:table-cell office:value-type="float" office:value="-106.08895" calcext:value-type="float">
            <text:p>-106.08895</text:p>
          </table:table-cell>
          <table:table-cell/>
        </table:table-row>
        <table:table-row table:style-name="ro1">
          <table:table-cell office:value-type="float" office:value="75212" calcext:value-type="float">
            <text:p>75212</text:p>
          </table:table-cell>
          <table:table-cell office:value-type="float" office:value="-103.96134" calcext:value-type="float">
            <text:p>-103.96134</text:p>
          </table:table-cell>
          <table:table-cell/>
        </table:table-row>
        <table:table-row table:style-name="ro1">
          <table:table-cell office:value-type="float" office:value="75367" calcext:value-type="float">
            <text:p>75367</text:p>
          </table:table-cell>
          <table:table-cell office:value-type="float" office:value="-105.14999" calcext:value-type="float">
            <text:p>-105.14999</text:p>
          </table:table-cell>
          <table:table-cell/>
        </table:table-row>
        <table:table-row table:style-name="ro1">
          <table:table-cell office:value-type="float" office:value="75523" calcext:value-type="float">
            <text:p>75523</text:p>
          </table:table-cell>
          <table:table-cell office:value-type="float" office:value="-105.96464" calcext:value-type="float">
            <text:p>-105.96464</text:p>
          </table:table-cell>
          <table:table-cell/>
        </table:table-row>
        <table:table-row table:style-name="ro1">
          <table:table-cell office:value-type="float" office:value="75679" calcext:value-type="float">
            <text:p>75679</text:p>
          </table:table-cell>
          <table:table-cell office:value-type="float" office:value="-108.17102" calcext:value-type="float">
            <text:p>-108.17102</text:p>
          </table:table-cell>
          <table:table-cell/>
        </table:table-row>
        <table:table-row table:style-name="ro1">
          <table:table-cell office:value-type="float" office:value="75835" calcext:value-type="float">
            <text:p>75835</text:p>
          </table:table-cell>
          <table:table-cell office:value-type="float" office:value="-107.10976" calcext:value-type="float">
            <text:p>-107.10976</text:p>
          </table:table-cell>
          <table:table-cell/>
        </table:table-row>
        <table:table-row table:style-name="ro1">
          <table:table-cell office:value-type="float" office:value="75991" calcext:value-type="float">
            <text:p>75991</text:p>
          </table:table-cell>
          <table:table-cell office:value-type="float" office:value="-109.12762" calcext:value-type="float">
            <text:p>-109.12762</text:p>
          </table:table-cell>
          <table:table-cell/>
        </table:table-row>
        <table:table-row table:style-name="ro1">
          <table:table-cell office:value-type="float" office:value="76147" calcext:value-type="float">
            <text:p>76147</text:p>
          </table:table-cell>
          <table:table-cell office:value-type="float" office:value="-106.14793" calcext:value-type="float">
            <text:p>-106.14793</text:p>
          </table:table-cell>
          <table:table-cell/>
        </table:table-row>
        <table:table-row table:style-name="ro1">
          <table:table-cell office:value-type="float" office:value="76303" calcext:value-type="float">
            <text:p>76303</text:p>
          </table:table-cell>
          <table:table-cell office:value-type="float" office:value="-107.09781" calcext:value-type="float">
            <text:p>-107.09781</text:p>
          </table:table-cell>
          <table:table-cell/>
        </table:table-row>
        <table:table-row table:style-name="ro1">
          <table:table-cell office:value-type="float" office:value="76459" calcext:value-type="float">
            <text:p>76459</text:p>
          </table:table-cell>
          <table:table-cell office:value-type="float" office:value="-107.24806" calcext:value-type="float">
            <text:p>-107.24806</text:p>
          </table:table-cell>
          <table:table-cell/>
        </table:table-row>
        <table:table-row table:style-name="ro1">
          <table:table-cell office:value-type="float" office:value="76615" calcext:value-type="float">
            <text:p>76615</text:p>
          </table:table-cell>
          <table:table-cell office:value-type="float" office:value="-106.23689" calcext:value-type="float">
            <text:p>-106.23689</text:p>
          </table:table-cell>
          <table:table-cell/>
        </table:table-row>
        <table:table-row table:style-name="ro1">
          <table:table-cell office:value-type="float" office:value="76771" calcext:value-type="float">
            <text:p>76771</text:p>
          </table:table-cell>
          <table:table-cell office:value-type="float" office:value="-103.67976" calcext:value-type="float">
            <text:p>-103.67976</text:p>
          </table:table-cell>
          <table:table-cell/>
        </table:table-row>
        <table:table-row table:style-name="ro1">
          <table:table-cell office:value-type="float" office:value="76927" calcext:value-type="float">
            <text:p>76927</text:p>
          </table:table-cell>
          <table:table-cell office:value-type="float" office:value="-104.9091" calcext:value-type="float">
            <text:p>-104.9091</text:p>
          </table:table-cell>
          <table:table-cell/>
        </table:table-row>
        <table:table-row table:style-name="ro1">
          <table:table-cell office:value-type="float" office:value="77082" calcext:value-type="float">
            <text:p>77082</text:p>
          </table:table-cell>
          <table:table-cell office:value-type="float" office:value="-103.87906" calcext:value-type="float">
            <text:p>-103.87906</text:p>
          </table:table-cell>
          <table:table-cell/>
        </table:table-row>
        <table:table-row table:style-name="ro1">
          <table:table-cell office:value-type="float" office:value="77238" calcext:value-type="float">
            <text:p>77238</text:p>
          </table:table-cell>
          <table:table-cell office:value-type="float" office:value="-108.31688" calcext:value-type="float">
            <text:p>-108.31688</text:p>
          </table:table-cell>
          <table:table-cell/>
        </table:table-row>
        <table:table-row table:style-name="ro1">
          <table:table-cell office:value-type="float" office:value="77394" calcext:value-type="float">
            <text:p>77394</text:p>
          </table:table-cell>
          <table:table-cell office:value-type="float" office:value="-105.80792" calcext:value-type="float">
            <text:p>-105.80792</text:p>
          </table:table-cell>
          <table:table-cell/>
        </table:table-row>
        <table:table-row table:style-name="ro1">
          <table:table-cell office:value-type="float" office:value="77550" calcext:value-type="float">
            <text:p>77550</text:p>
          </table:table-cell>
          <table:table-cell office:value-type="float" office:value="-108.73547" calcext:value-type="float">
            <text:p>-108.73547</text:p>
          </table:table-cell>
          <table:table-cell/>
        </table:table-row>
        <table:table-row table:style-name="ro1">
          <table:table-cell office:value-type="float" office:value="77706" calcext:value-type="float">
            <text:p>77706</text:p>
          </table:table-cell>
          <table:table-cell office:value-type="float" office:value="-109.23978" calcext:value-type="float">
            <text:p>-109.23978</text:p>
          </table:table-cell>
          <table:table-cell/>
        </table:table-row>
        <table:table-row table:style-name="ro1">
          <table:table-cell office:value-type="float" office:value="77862" calcext:value-type="float">
            <text:p>77862</text:p>
          </table:table-cell>
          <table:table-cell office:value-type="float" office:value="-112.11361" calcext:value-type="float">
            <text:p>-112.11361</text:p>
          </table:table-cell>
          <table:table-cell/>
        </table:table-row>
        <table:table-row table:style-name="ro1">
          <table:table-cell office:value-type="float" office:value="78018" calcext:value-type="float">
            <text:p>78018</text:p>
          </table:table-cell>
          <table:table-cell office:value-type="float" office:value="-107.65419" calcext:value-type="float">
            <text:p>-107.65419</text:p>
          </table:table-cell>
          <table:table-cell/>
        </table:table-row>
        <table:table-row table:style-name="ro1">
          <table:table-cell office:value-type="float" office:value="78174" calcext:value-type="float">
            <text:p>78174</text:p>
          </table:table-cell>
          <table:table-cell office:value-type="float" office:value="-108.97453" calcext:value-type="float">
            <text:p>-108.97453</text:p>
          </table:table-cell>
          <table:table-cell/>
        </table:table-row>
        <table:table-row table:style-name="ro1">
          <table:table-cell office:value-type="float" office:value="78330" calcext:value-type="float">
            <text:p>78330</text:p>
          </table:table-cell>
          <table:table-cell office:value-type="float" office:value="-107.71978" calcext:value-type="float">
            <text:p>-107.71978</text:p>
          </table:table-cell>
          <table:table-cell/>
        </table:table-row>
        <table:table-row table:style-name="ro1">
          <table:table-cell office:value-type="float" office:value="78486" calcext:value-type="float">
            <text:p>78486</text:p>
          </table:table-cell>
          <table:table-cell office:value-type="float" office:value="-106.63664" calcext:value-type="float">
            <text:p>-106.63664</text:p>
          </table:table-cell>
          <table:table-cell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float" office:value="-106.72159" calcext:value-type="float">
            <text:p>-106.72159</text:p>
          </table:table-cell>
          <table:table-cell/>
        </table:table-row>
        <table:table-row table:style-name="ro1">
          <table:table-cell office:value-type="float" office:value="78797" calcext:value-type="float">
            <text:p>78797</text:p>
          </table:table-cell>
          <table:table-cell office:value-type="float" office:value="-103.40958" calcext:value-type="float">
            <text:p>-103.40958</text:p>
          </table:table-cell>
          <table:table-cell/>
        </table:table-row>
        <table:table-row table:style-name="ro1">
          <table:table-cell office:value-type="float" office:value="78953" calcext:value-type="float">
            <text:p>78953</text:p>
          </table:table-cell>
          <table:table-cell office:value-type="float" office:value="-106.08949" calcext:value-type="float">
            <text:p>-106.08949</text:p>
          </table:table-cell>
          <table:table-cell/>
        </table:table-row>
        <table:table-row table:style-name="ro1">
          <table:table-cell office:value-type="float" office:value="79109" calcext:value-type="float">
            <text:p>79109</text:p>
          </table:table-cell>
          <table:table-cell office:value-type="float" office:value="-106.32047" calcext:value-type="float">
            <text:p>-106.32047</text:p>
          </table:table-cell>
          <table:table-cell/>
        </table:table-row>
        <table:table-row table:style-name="ro1">
          <table:table-cell office:value-type="float" office:value="79265" calcext:value-type="float">
            <text:p>79265</text:p>
          </table:table-cell>
          <table:table-cell office:value-type="float" office:value="-104.88562" calcext:value-type="float">
            <text:p>-104.88562</text:p>
          </table:table-cell>
          <table:table-cell/>
        </table:table-row>
        <table:table-row table:style-name="ro1">
          <table:table-cell office:value-type="float" office:value="79421" calcext:value-type="float">
            <text:p>79421</text:p>
          </table:table-cell>
          <table:table-cell office:value-type="float" office:value="-108.10045" calcext:value-type="float">
            <text:p>-108.10045</text:p>
          </table:table-cell>
          <table:table-cell/>
        </table:table-row>
        <table:table-row table:style-name="ro1">
          <table:table-cell office:value-type="float" office:value="79577" calcext:value-type="float">
            <text:p>79577</text:p>
          </table:table-cell>
          <table:table-cell office:value-type="float" office:value="-108.68163" calcext:value-type="float">
            <text:p>-108.68163</text:p>
          </table:table-cell>
          <table:table-cell/>
        </table:table-row>
        <table:table-row table:style-name="ro1">
          <table:table-cell office:value-type="float" office:value="79733" calcext:value-type="float">
            <text:p>79733</text:p>
          </table:table-cell>
          <table:table-cell office:value-type="float" office:value="-108.89162" calcext:value-type="float">
            <text:p>-108.89162</text:p>
          </table:table-cell>
          <table:table-cell/>
        </table:table-row>
        <table:table-row table:style-name="ro1">
          <table:table-cell office:value-type="float" office:value="79889" calcext:value-type="float">
            <text:p>79889</text:p>
          </table:table-cell>
          <table:table-cell office:value-type="float" office:value="-107.17292" calcext:value-type="float">
            <text:p>-107.17292</text:p>
          </table:table-cell>
          <table:table-cell/>
        </table:table-row>
        <table:table-row table:style-name="ro1">
          <table:table-cell office:value-type="float" office:value="80045" calcext:value-type="float">
            <text:p>80045</text:p>
          </table:table-cell>
          <table:table-cell office:value-type="float" office:value="-101.2807" calcext:value-type="float">
            <text:p>-101.2807</text:p>
          </table:table-cell>
          <table:table-cell/>
        </table:table-row>
        <table:table-row table:style-name="ro1">
          <table:table-cell office:value-type="float" office:value="80200" calcext:value-type="float">
            <text:p>80200</text:p>
          </table:table-cell>
          <table:table-cell office:value-type="float" office:value="-103.24449" calcext:value-type="float">
            <text:p>-103.24449</text:p>
          </table:table-cell>
          <table:table-cell/>
        </table:table-row>
        <table:table-row table:style-name="ro1">
          <table:table-cell office:value-type="float" office:value="80356" calcext:value-type="float">
            <text:p>80356</text:p>
          </table:table-cell>
          <table:table-cell office:value-type="float" office:value="-107.81619" calcext:value-type="float">
            <text:p>-107.81619</text:p>
          </table:table-cell>
          <table:table-cell/>
        </table:table-row>
        <table:table-row table:style-name="ro1">
          <table:table-cell office:value-type="float" office:value="80512" calcext:value-type="float">
            <text:p>80512</text:p>
          </table:table-cell>
          <table:table-cell office:value-type="float" office:value="-105.88359" calcext:value-type="float">
            <text:p>-105.88359</text:p>
          </table:table-cell>
          <table:table-cell/>
        </table:table-row>
        <table:table-row table:style-name="ro1">
          <table:table-cell office:value-type="float" office:value="80668" calcext:value-type="float">
            <text:p>80668</text:p>
          </table:table-cell>
          <table:table-cell office:value-type="float" office:value="-106.70715" calcext:value-type="float">
            <text:p>-106.70715</text:p>
          </table:table-cell>
          <table:table-cell/>
        </table:table-row>
        <table:table-row table:style-name="ro1">
          <table:table-cell office:value-type="float" office:value="80824" calcext:value-type="float">
            <text:p>80824</text:p>
          </table:table-cell>
          <table:table-cell office:value-type="float" office:value="-106.28405" calcext:value-type="float">
            <text:p>-106.28405</text:p>
          </table:table-cell>
          <table:table-cell/>
        </table:table-row>
        <table:table-row table:style-name="ro1">
          <table:table-cell office:value-type="float" office:value="80980" calcext:value-type="float">
            <text:p>80980</text:p>
          </table:table-cell>
          <table:table-cell office:value-type="float" office:value="-107.31993" calcext:value-type="float">
            <text:p>-107.31993</text:p>
          </table:table-cell>
          <table:table-cell/>
        </table:table-row>
        <table:table-row table:style-name="ro1">
          <table:table-cell office:value-type="float" office:value="81136" calcext:value-type="float">
            <text:p>81136</text:p>
          </table:table-cell>
          <table:table-cell office:value-type="float" office:value="-108.35985" calcext:value-type="float">
            <text:p>-108.35985</text:p>
          </table:table-cell>
          <table:table-cell/>
        </table:table-row>
        <table:table-row table:style-name="ro1">
          <table:table-cell office:value-type="float" office:value="81292" calcext:value-type="float">
            <text:p>81292</text:p>
          </table:table-cell>
          <table:table-cell office:value-type="float" office:value="-107.97606" calcext:value-type="float">
            <text:p>-107.97606</text:p>
          </table:table-cell>
          <table:table-cell/>
        </table:table-row>
        <table:table-row table:style-name="ro1">
          <table:table-cell office:value-type="float" office:value="81448" calcext:value-type="float">
            <text:p>81448</text:p>
          </table:table-cell>
          <table:table-cell office:value-type="float" office:value="-109.55634" calcext:value-type="float">
            <text:p>-109.55634</text:p>
          </table:table-cell>
          <table:table-cell/>
        </table:table-row>
        <table:table-row table:style-name="ro1">
          <table:table-cell office:value-type="float" office:value="81604" calcext:value-type="float">
            <text:p>81604</text:p>
          </table:table-cell>
          <table:table-cell office:value-type="float" office:value="-108.22239" calcext:value-type="float">
            <text:p>-108.22239</text:p>
          </table:table-cell>
          <table:table-cell/>
        </table:table-row>
        <table:table-row table:style-name="ro1">
          <table:table-cell office:value-type="float" office:value="81759" calcext:value-type="float">
            <text:p>81759</text:p>
          </table:table-cell>
          <table:table-cell office:value-type="float" office:value="-105.88734" calcext:value-type="float">
            <text:p>-105.88734</text:p>
          </table:table-cell>
          <table:table-cell/>
        </table:table-row>
        <table:table-row table:style-name="ro1">
          <table:table-cell office:value-type="float" office:value="81915" calcext:value-type="float">
            <text:p>81915</text:p>
          </table:table-cell>
          <table:table-cell office:value-type="float" office:value="-106.91468" calcext:value-type="float">
            <text:p>-106.91468</text:p>
          </table:table-cell>
          <table:table-cell/>
        </table:table-row>
        <table:table-row table:style-name="ro1">
          <table:table-cell office:value-type="float" office:value="82071" calcext:value-type="float">
            <text:p>82071</text:p>
          </table:table-cell>
          <table:table-cell office:value-type="float" office:value="-107.62528" calcext:value-type="float">
            <text:p>-107.62528</text:p>
          </table:table-cell>
          <table:table-cell/>
        </table:table-row>
        <table:table-row table:style-name="ro1">
          <table:table-cell office:value-type="float" office:value="82227" calcext:value-type="float">
            <text:p>82227</text:p>
          </table:table-cell>
          <table:table-cell office:value-type="float" office:value="-106.76541" calcext:value-type="float">
            <text:p>-106.76541</text:p>
          </table:table-cell>
          <table:table-cell/>
        </table:table-row>
        <table:table-row table:style-name="ro1">
          <table:table-cell office:value-type="float" office:value="82383" calcext:value-type="float">
            <text:p>82383</text:p>
          </table:table-cell>
          <table:table-cell office:value-type="float" office:value="-105.19141" calcext:value-type="float">
            <text:p>-105.19141</text:p>
          </table:table-cell>
          <table:table-cell/>
        </table:table-row>
        <table:table-row table:style-name="ro1">
          <table:table-cell office:value-type="float" office:value="82539" calcext:value-type="float">
            <text:p>82539</text:p>
          </table:table-cell>
          <table:table-cell office:value-type="float" office:value="-106.08345" calcext:value-type="float">
            <text:p>-106.08345</text:p>
          </table:table-cell>
          <table:table-cell/>
        </table:table-row>
        <table:table-row table:style-name="ro1">
          <table:table-cell office:value-type="float" office:value="82695" calcext:value-type="float">
            <text:p>82695</text:p>
          </table:table-cell>
          <table:table-cell office:value-type="float" office:value="-107.78551" calcext:value-type="float">
            <text:p>-107.78551</text:p>
          </table:table-cell>
          <table:table-cell/>
        </table:table-row>
        <table:table-row table:style-name="ro1">
          <table:table-cell office:value-type="float" office:value="82851" calcext:value-type="float">
            <text:p>82851</text:p>
          </table:table-cell>
          <table:table-cell office:value-type="float" office:value="-106.62841" calcext:value-type="float">
            <text:p>-106.62841</text:p>
          </table:table-cell>
          <table:table-cell/>
        </table:table-row>
        <table:table-row table:style-name="ro1">
          <table:table-cell office:value-type="float" office:value="83007" calcext:value-type="float">
            <text:p>83007</text:p>
          </table:table-cell>
          <table:table-cell office:value-type="float" office:value="-106.67709" calcext:value-type="float">
            <text:p>-106.67709</text:p>
          </table:table-cell>
          <table:table-cell/>
        </table:table-row>
        <table:table-row table:style-name="ro1">
          <table:table-cell office:value-type="float" office:value="83163" calcext:value-type="float">
            <text:p>83163</text:p>
          </table:table-cell>
          <table:table-cell office:value-type="float" office:value="-112.35438" calcext:value-type="float">
            <text:p>-112.35438</text:p>
          </table:table-cell>
          <table:table-cell/>
        </table:table-row>
        <table:table-row table:style-name="ro1">
          <table:table-cell office:value-type="float" office:value="83318" calcext:value-type="float">
            <text:p>83318</text:p>
          </table:table-cell>
          <table:table-cell office:value-type="float" office:value="-112.23069" calcext:value-type="float">
            <text:p>-112.23069</text:p>
          </table:table-cell>
          <table:table-cell/>
        </table:table-row>
        <table:table-row table:style-name="ro1">
          <table:table-cell office:value-type="float" office:value="83474" calcext:value-type="float">
            <text:p>83474</text:p>
          </table:table-cell>
          <table:table-cell office:value-type="float" office:value="-112.53442" calcext:value-type="float">
            <text:p>-112.53442</text:p>
          </table:table-cell>
          <table:table-cell/>
        </table:table-row>
        <table:table-row table:style-name="ro1">
          <table:table-cell office:value-type="float" office:value="83630" calcext:value-type="float">
            <text:p>83630</text:p>
          </table:table-cell>
          <table:table-cell office:value-type="float" office:value="-107.92359" calcext:value-type="float">
            <text:p>-107.92359</text:p>
          </table:table-cell>
          <table:table-cell/>
        </table:table-row>
        <table:table-row table:style-name="ro1">
          <table:table-cell office:value-type="float" office:value="83786" calcext:value-type="float">
            <text:p>83786</text:p>
          </table:table-cell>
          <table:table-cell office:value-type="float" office:value="-106.75478" calcext:value-type="float">
            <text:p>-106.75478</text:p>
          </table:table-cell>
          <table:table-cell/>
        </table:table-row>
        <table:table-row table:style-name="ro1">
          <table:table-cell office:value-type="float" office:value="83942" calcext:value-type="float">
            <text:p>83942</text:p>
          </table:table-cell>
          <table:table-cell office:value-type="float" office:value="-106.4873" calcext:value-type="float">
            <text:p>-106.4873</text:p>
          </table:table-cell>
          <table:table-cell/>
        </table:table-row>
        <table:table-row table:style-name="ro1">
          <table:table-cell office:value-type="float" office:value="84098" calcext:value-type="float">
            <text:p>84098</text:p>
          </table:table-cell>
          <table:table-cell office:value-type="float" office:value="-104.29732" calcext:value-type="float">
            <text:p>-104.29732</text:p>
          </table:table-cell>
          <table:table-cell/>
        </table:table-row>
        <table:table-row table:style-name="ro1">
          <table:table-cell office:value-type="float" office:value="84254" calcext:value-type="float">
            <text:p>84254</text:p>
          </table:table-cell>
          <table:table-cell office:value-type="float" office:value="-103.96941" calcext:value-type="float">
            <text:p>-103.96941</text:p>
          </table:table-cell>
          <table:table-cell/>
        </table:table-row>
        <table:table-row table:style-name="ro1">
          <table:table-cell office:value-type="float" office:value="84410" calcext:value-type="float">
            <text:p>84410</text:p>
          </table:table-cell>
          <table:table-cell office:value-type="float" office:value="-105.48184" calcext:value-type="float">
            <text:p>-105.48184</text:p>
          </table:table-cell>
          <table:table-cell/>
        </table:table-row>
        <table:table-row table:style-name="ro1">
          <table:table-cell office:value-type="float" office:value="84566" calcext:value-type="float">
            <text:p>84566</text:p>
          </table:table-cell>
          <table:table-cell office:value-type="float" office:value="-105.4568" calcext:value-type="float">
            <text:p>-105.4568</text:p>
          </table:table-cell>
          <table:table-cell/>
        </table:table-row>
        <table:table-row table:style-name="ro1">
          <table:table-cell office:value-type="float" office:value="84722" calcext:value-type="float">
            <text:p>84722</text:p>
          </table:table-cell>
          <table:table-cell office:value-type="float" office:value="-107.19738" calcext:value-type="float">
            <text:p>-107.19738</text:p>
          </table:table-cell>
          <table:table-cell/>
        </table:table-row>
        <table:table-row table:style-name="ro1">
          <table:table-cell office:value-type="float" office:value="84878" calcext:value-type="float">
            <text:p>84878</text:p>
          </table:table-cell>
          <table:table-cell office:value-type="float" office:value="-109.11897" calcext:value-type="float">
            <text:p>-109.11897</text:p>
          </table:table-cell>
          <table:table-cell/>
        </table:table-row>
        <table:table-row table:style-name="ro1">
          <table:table-cell office:value-type="float" office:value="85033" calcext:value-type="float">
            <text:p>85033</text:p>
          </table:table-cell>
          <table:table-cell office:value-type="float" office:value="-110.74796" calcext:value-type="float">
            <text:p>-110.74796</text:p>
          </table:table-cell>
          <table:table-cell/>
        </table:table-row>
        <table:table-row table:style-name="ro1">
          <table:table-cell office:value-type="float" office:value="85189" calcext:value-type="float">
            <text:p>85189</text:p>
          </table:table-cell>
          <table:table-cell office:value-type="float" office:value="-111.25262" calcext:value-type="float">
            <text:p>-111.25262</text:p>
          </table:table-cell>
          <table:table-cell/>
        </table:table-row>
        <table:table-row table:style-name="ro1">
          <table:table-cell office:value-type="float" office:value="85345" calcext:value-type="float">
            <text:p>85345</text:p>
          </table:table-cell>
          <table:table-cell office:value-type="float" office:value="-110.21116" calcext:value-type="float">
            <text:p>-110.21116</text:p>
          </table:table-cell>
          <table:table-cell/>
        </table:table-row>
        <table:table-row table:style-name="ro1">
          <table:table-cell office:value-type="float" office:value="85501" calcext:value-type="float">
            <text:p>85501</text:p>
          </table:table-cell>
          <table:table-cell office:value-type="float" office:value="-107.99903" calcext:value-type="float">
            <text:p>-107.99903</text:p>
          </table:table-cell>
          <table:table-cell/>
        </table:table-row>
        <table:table-row table:style-name="ro1">
          <table:table-cell office:value-type="float" office:value="85657" calcext:value-type="float">
            <text:p>85657</text:p>
          </table:table-cell>
          <table:table-cell office:value-type="float" office:value="-108.73993" calcext:value-type="float">
            <text:p>-108.73993</text:p>
          </table:table-cell>
          <table:table-cell/>
        </table:table-row>
        <table:table-row table:style-name="ro1">
          <table:table-cell office:value-type="float" office:value="85813" calcext:value-type="float">
            <text:p>85813</text:p>
          </table:table-cell>
          <table:table-cell office:value-type="float" office:value="-106.10251" calcext:value-type="float">
            <text:p>-106.10251</text:p>
          </table:table-cell>
          <table:table-cell/>
        </table:table-row>
        <table:table-row table:style-name="ro1">
          <table:table-cell office:value-type="float" office:value="85969" calcext:value-type="float">
            <text:p>85969</text:p>
          </table:table-cell>
          <table:table-cell office:value-type="float" office:value="-108.26016" calcext:value-type="float">
            <text:p>-108.26016</text:p>
          </table:table-cell>
          <table:table-cell/>
        </table:table-row>
        <table:table-row table:style-name="ro1">
          <table:table-cell office:value-type="float" office:value="86125" calcext:value-type="float">
            <text:p>86125</text:p>
          </table:table-cell>
          <table:table-cell office:value-type="float" office:value="-106.35903" calcext:value-type="float">
            <text:p>-106.35903</text:p>
          </table:table-cell>
          <table:table-cell/>
        </table:table-row>
        <table:table-row table:style-name="ro1">
          <table:table-cell office:value-type="float" office:value="86281" calcext:value-type="float">
            <text:p>86281</text:p>
          </table:table-cell>
          <table:table-cell office:value-type="float" office:value="-105.6772" calcext:value-type="float">
            <text:p>-105.6772</text:p>
          </table:table-cell>
          <table:table-cell/>
        </table:table-row>
        <table:table-row table:style-name="ro1">
          <table:table-cell office:value-type="float" office:value="86437" calcext:value-type="float">
            <text:p>86437</text:p>
          </table:table-cell>
          <table:table-cell office:value-type="float" office:value="-107.18184" calcext:value-type="float">
            <text:p>-107.18184</text:p>
          </table:table-cell>
          <table:table-cell/>
        </table:table-row>
        <table:table-row table:style-name="ro1">
          <table:table-cell office:value-type="float" office:value="86592" calcext:value-type="float">
            <text:p>86592</text:p>
          </table:table-cell>
          <table:table-cell office:value-type="float" office:value="-107.86124" calcext:value-type="float">
            <text:p>-107.86124</text:p>
          </table:table-cell>
          <table:table-cell/>
        </table:table-row>
        <table:table-row table:style-name="ro1">
          <table:table-cell office:value-type="float" office:value="86748" calcext:value-type="float">
            <text:p>86748</text:p>
          </table:table-cell>
          <table:table-cell office:value-type="float" office:value="-108.66069" calcext:value-type="float">
            <text:p>-108.66069</text:p>
          </table:table-cell>
          <table:table-cell/>
        </table:table-row>
        <table:table-row table:style-name="ro1">
          <table:table-cell office:value-type="float" office:value="86904" calcext:value-type="float">
            <text:p>86904</text:p>
          </table:table-cell>
          <table:table-cell office:value-type="float" office:value="-110.62501" calcext:value-type="float">
            <text:p>-110.62501</text:p>
          </table:table-cell>
          <table:table-cell/>
        </table:table-row>
        <table:table-row table:style-name="ro1">
          <table:table-cell office:value-type="float" office:value="87060" calcext:value-type="float">
            <text:p>87060</text:p>
          </table:table-cell>
          <table:table-cell office:value-type="float" office:value="-111.42097" calcext:value-type="float">
            <text:p>-111.42097</text:p>
          </table:table-cell>
          <table:table-cell/>
        </table:table-row>
        <table:table-row table:style-name="ro1">
          <table:table-cell office:value-type="float" office:value="87216" calcext:value-type="float">
            <text:p>87216</text:p>
          </table:table-cell>
          <table:table-cell office:value-type="float" office:value="-108.57559" calcext:value-type="float">
            <text:p>-108.57559</text:p>
          </table:table-cell>
          <table:table-cell/>
        </table:table-row>
        <table:table-row table:style-name="ro1">
          <table:table-cell office:value-type="float" office:value="87372" calcext:value-type="float">
            <text:p>87372</text:p>
          </table:table-cell>
          <table:table-cell office:value-type="float" office:value="-110.62016" calcext:value-type="float">
            <text:p>-110.62016</text:p>
          </table:table-cell>
          <table:table-cell/>
        </table:table-row>
        <table:table-row table:style-name="ro1">
          <table:table-cell office:value-type="float" office:value="87528" calcext:value-type="float">
            <text:p>87528</text:p>
          </table:table-cell>
          <table:table-cell office:value-type="float" office:value="-107.15926" calcext:value-type="float">
            <text:p>-107.15926</text:p>
          </table:table-cell>
          <table:table-cell/>
        </table:table-row>
        <table:table-row table:style-name="ro1">
          <table:table-cell office:value-type="float" office:value="87684" calcext:value-type="float">
            <text:p>87684</text:p>
          </table:table-cell>
          <table:table-cell office:value-type="float" office:value="-106.67932" calcext:value-type="float">
            <text:p>-106.67932</text:p>
          </table:table-cell>
          <table:table-cell/>
        </table:table-row>
        <table:table-row table:style-name="ro1">
          <table:table-cell office:value-type="float" office:value="87840" calcext:value-type="float">
            <text:p>87840</text:p>
          </table:table-cell>
          <table:table-cell office:value-type="float" office:value="-108.10899" calcext:value-type="float">
            <text:p>-108.10899</text:p>
          </table:table-cell>
          <table:table-cell/>
        </table:table-row>
        <table:table-row table:style-name="ro1">
          <table:table-cell office:value-type="float" office:value="87996" calcext:value-type="float">
            <text:p>87996</text:p>
          </table:table-cell>
          <table:table-cell office:value-type="float" office:value="-104.8153" calcext:value-type="float">
            <text:p>-104.8153</text:p>
          </table:table-cell>
          <table:table-cell/>
        </table:table-row>
        <table:table-row table:style-name="ro1">
          <table:table-cell office:value-type="float" office:value="88151" calcext:value-type="float">
            <text:p>88151</text:p>
          </table:table-cell>
          <table:table-cell office:value-type="float" office:value="-107.37456" calcext:value-type="float">
            <text:p>-107.37456</text:p>
          </table:table-cell>
          <table:table-cell/>
        </table:table-row>
        <table:table-row table:style-name="ro1">
          <table:table-cell office:value-type="float" office:value="88307" calcext:value-type="float">
            <text:p>88307</text:p>
          </table:table-cell>
          <table:table-cell office:value-type="float" office:value="-108.45811" calcext:value-type="float">
            <text:p>-108.45811</text:p>
          </table:table-cell>
          <table:table-cell/>
        </table:table-row>
        <table:table-row table:style-name="ro1">
          <table:table-cell office:value-type="float" office:value="88463" calcext:value-type="float">
            <text:p>88463</text:p>
          </table:table-cell>
          <table:table-cell office:value-type="float" office:value="-108.41726" calcext:value-type="float">
            <text:p>-108.41726</text:p>
          </table:table-cell>
          <table:table-cell/>
        </table:table-row>
        <table:table-row table:style-name="ro1">
          <table:table-cell office:value-type="float" office:value="88619" calcext:value-type="float">
            <text:p>88619</text:p>
          </table:table-cell>
          <table:table-cell office:value-type="float" office:value="-110.35952" calcext:value-type="float">
            <text:p>-110.35952</text:p>
          </table:table-cell>
          <table:table-cell/>
        </table:table-row>
        <table:table-row table:style-name="ro1">
          <table:table-cell office:value-type="float" office:value="88775" calcext:value-type="float">
            <text:p>88775</text:p>
          </table:table-cell>
          <table:table-cell office:value-type="float" office:value="-112.53398" calcext:value-type="float">
            <text:p>-112.53398</text:p>
          </table:table-cell>
          <table:table-cell/>
        </table:table-row>
        <table:table-row table:style-name="ro1">
          <table:table-cell office:value-type="float" office:value="88931" calcext:value-type="float">
            <text:p>88931</text:p>
          </table:table-cell>
          <table:table-cell office:value-type="float" office:value="-109.64794" calcext:value-type="float">
            <text:p>-109.64794</text:p>
          </table:table-cell>
          <table:table-cell/>
        </table:table-row>
        <table:table-row table:style-name="ro1">
          <table:table-cell office:value-type="float" office:value="89087" calcext:value-type="float">
            <text:p>89087</text:p>
          </table:table-cell>
          <table:table-cell office:value-type="float" office:value="-108.13012" calcext:value-type="float">
            <text:p>-108.13012</text:p>
          </table:table-cell>
          <table:table-cell/>
        </table:table-row>
        <table:table-row table:style-name="ro1">
          <table:table-cell office:value-type="float" office:value="89243" calcext:value-type="float">
            <text:p>89243</text:p>
          </table:table-cell>
          <table:table-cell office:value-type="float" office:value="-106.30747" calcext:value-type="float">
            <text:p>-106.30747</text:p>
          </table:table-cell>
          <table:table-cell/>
        </table:table-row>
        <table:table-row table:style-name="ro1">
          <table:table-cell office:value-type="float" office:value="89399" calcext:value-type="float">
            <text:p>89399</text:p>
          </table:table-cell>
          <table:table-cell office:value-type="float" office:value="-107.12434" calcext:value-type="float">
            <text:p>-107.12434</text:p>
          </table:table-cell>
          <table:table-cell/>
        </table:table-row>
        <table:table-row table:style-name="ro1">
          <table:table-cell office:value-type="float" office:value="89555" calcext:value-type="float">
            <text:p>89555</text:p>
          </table:table-cell>
          <table:table-cell office:value-type="float" office:value="-104.65741" calcext:value-type="float">
            <text:p>-104.65741</text:p>
          </table:table-cell>
          <table:table-cell/>
        </table:table-row>
        <table:table-row table:style-name="ro1">
          <table:table-cell office:value-type="float" office:value="89710" calcext:value-type="float">
            <text:p>89710</text:p>
          </table:table-cell>
          <table:table-cell office:value-type="float" office:value="-104.62059" calcext:value-type="float">
            <text:p>-104.62059</text:p>
          </table:table-cell>
          <table:table-cell/>
        </table:table-row>
        <table:table-row table:style-name="ro1">
          <table:table-cell office:value-type="float" office:value="89866" calcext:value-type="float">
            <text:p>89866</text:p>
          </table:table-cell>
          <table:table-cell office:value-type="float" office:value="-106.34676" calcext:value-type="float">
            <text:p>-106.34676</text:p>
          </table:table-cell>
          <table:table-cell/>
        </table:table-row>
        <table:table-row table:style-name="ro1">
          <table:table-cell office:value-type="float" office:value="90022" calcext:value-type="float">
            <text:p>90022</text:p>
          </table:table-cell>
          <table:table-cell office:value-type="float" office:value="-107.04429" calcext:value-type="float">
            <text:p>-107.04429</text:p>
          </table:table-cell>
          <table:table-cell/>
        </table:table-row>
        <table:table-row table:style-name="ro1">
          <table:table-cell office:value-type="float" office:value="90178" calcext:value-type="float">
            <text:p>90178</text:p>
          </table:table-cell>
          <table:table-cell office:value-type="float" office:value="-106.57188" calcext:value-type="float">
            <text:p>-106.57188</text:p>
          </table:table-cell>
          <table:table-cell/>
        </table:table-row>
        <table:table-row table:style-name="ro1">
          <table:table-cell office:value-type="float" office:value="90334" calcext:value-type="float">
            <text:p>90334</text:p>
          </table:table-cell>
          <table:table-cell office:value-type="float" office:value="-105.72006" calcext:value-type="float">
            <text:p>-105.72006</text:p>
          </table:table-cell>
          <table:table-cell/>
        </table:table-row>
        <table:table-row table:style-name="ro1">
          <table:table-cell office:value-type="float" office:value="90490" calcext:value-type="float">
            <text:p>90490</text:p>
          </table:table-cell>
          <table:table-cell office:value-type="float" office:value="-111.02676" calcext:value-type="float">
            <text:p>-111.02676</text:p>
          </table:table-cell>
          <table:table-cell/>
        </table:table-row>
        <table:table-row table:style-name="ro1">
          <table:table-cell office:value-type="float" office:value="90646" calcext:value-type="float">
            <text:p>90646</text:p>
          </table:table-cell>
          <table:table-cell office:value-type="float" office:value="-111.68712" calcext:value-type="float">
            <text:p>-111.68712</text:p>
          </table:table-cell>
          <table:table-cell/>
        </table:table-row>
        <table:table-row table:style-name="ro1">
          <table:table-cell office:value-type="float" office:value="90802" calcext:value-type="float">
            <text:p>90802</text:p>
          </table:table-cell>
          <table:table-cell office:value-type="float" office:value="-110.44835" calcext:value-type="float">
            <text:p>-110.44835</text:p>
          </table:table-cell>
          <table:table-cell/>
        </table:table-row>
        <table:table-row table:style-name="ro1">
          <table:table-cell office:value-type="float" office:value="90958" calcext:value-type="float">
            <text:p>90958</text:p>
          </table:table-cell>
          <table:table-cell office:value-type="float" office:value="-105.97831" calcext:value-type="float">
            <text:p>-105.97831</text:p>
          </table:table-cell>
          <table:table-cell/>
        </table:table-row>
        <table:table-row table:style-name="ro1">
          <table:table-cell office:value-type="float" office:value="91114" calcext:value-type="float">
            <text:p>91114</text:p>
          </table:table-cell>
          <table:table-cell office:value-type="float" office:value="-109.00009" calcext:value-type="float">
            <text:p>-109.00009</text:p>
          </table:table-cell>
          <table:table-cell/>
        </table:table-row>
        <table:table-row table:style-name="ro1">
          <table:table-cell office:value-type="float" office:value="91269" calcext:value-type="float">
            <text:p>91269</text:p>
          </table:table-cell>
          <table:table-cell office:value-type="float" office:value="-107.75953" calcext:value-type="float">
            <text:p>-107.75953</text:p>
          </table:table-cell>
          <table:table-cell/>
        </table:table-row>
        <table:table-row table:style-name="ro1">
          <table:table-cell office:value-type="float" office:value="91425" calcext:value-type="float">
            <text:p>91425</text:p>
          </table:table-cell>
          <table:table-cell office:value-type="float" office:value="-109.07518" calcext:value-type="float">
            <text:p>-109.07518</text:p>
          </table:table-cell>
          <table:table-cell/>
        </table:table-row>
        <table:table-row table:style-name="ro1">
          <table:table-cell office:value-type="float" office:value="91581" calcext:value-type="float">
            <text:p>91581</text:p>
          </table:table-cell>
          <table:table-cell office:value-type="float" office:value="-105.91288" calcext:value-type="float">
            <text:p>-105.91288</text:p>
          </table:table-cell>
          <table:table-cell/>
        </table:table-row>
        <table:table-row table:style-name="ro1">
          <table:table-cell office:value-type="float" office:value="91737" calcext:value-type="float">
            <text:p>91737</text:p>
          </table:table-cell>
          <table:table-cell office:value-type="float" office:value="-106.71655" calcext:value-type="float">
            <text:p>-106.71655</text:p>
          </table:table-cell>
          <table:table-cell/>
        </table:table-row>
        <table:table-row table:style-name="ro1">
          <table:table-cell office:value-type="float" office:value="91893" calcext:value-type="float">
            <text:p>91893</text:p>
          </table:table-cell>
          <table:table-cell office:value-type="float" office:value="-106.30818" calcext:value-type="float">
            <text:p>-106.30818</text:p>
          </table:table-cell>
          <table:table-cell/>
        </table:table-row>
        <table:table-row table:style-name="ro1">
          <table:table-cell office:value-type="float" office:value="92049" calcext:value-type="float">
            <text:p>92049</text:p>
          </table:table-cell>
          <table:table-cell office:value-type="float" office:value="-107.97441" calcext:value-type="float">
            <text:p>-107.97441</text:p>
          </table:table-cell>
          <table:table-cell/>
        </table:table-row>
        <table:table-row table:style-name="ro1">
          <table:table-cell office:value-type="float" office:value="92205" calcext:value-type="float">
            <text:p>92205</text:p>
          </table:table-cell>
          <table:table-cell office:value-type="float" office:value="-109.35942" calcext:value-type="float">
            <text:p>-109.35942</text:p>
          </table:table-cell>
          <table:table-cell/>
        </table:table-row>
        <table:table-row table:style-name="ro1">
          <table:table-cell office:value-type="float" office:value="92361" calcext:value-type="float">
            <text:p>92361</text:p>
          </table:table-cell>
          <table:table-cell office:value-type="float" office:value="-113.52066" calcext:value-type="float">
            <text:p>-113.52066</text:p>
          </table:table-cell>
          <table:table-cell/>
        </table:table-row>
        <table:table-row table:style-name="ro1">
          <table:table-cell office:value-type="float" office:value="92517" calcext:value-type="float">
            <text:p>92517</text:p>
          </table:table-cell>
          <table:table-cell office:value-type="float" office:value="-109.11984" calcext:value-type="float">
            <text:p>-109.11984</text:p>
          </table:table-cell>
          <table:table-cell/>
        </table:table-row>
        <table:table-row table:style-name="ro1">
          <table:table-cell office:value-type="float" office:value="92673" calcext:value-type="float">
            <text:p>92673</text:p>
          </table:table-cell>
          <table:table-cell office:value-type="float" office:value="-108.93898" calcext:value-type="float">
            <text:p>-108.93898</text:p>
          </table:table-cell>
          <table:table-cell/>
        </table:table-row>
        <table:table-row table:style-name="ro1">
          <table:table-cell office:value-type="float" office:value="92829" calcext:value-type="float">
            <text:p>92829</text:p>
          </table:table-cell>
          <table:table-cell office:value-type="float" office:value="-108.30032" calcext:value-type="float">
            <text:p>-108.30032</text:p>
          </table:table-cell>
          <table:table-cell/>
        </table:table-row>
        <table:table-row table:style-name="ro1">
          <table:table-cell office:value-type="float" office:value="92984" calcext:value-type="float">
            <text:p>92984</text:p>
          </table:table-cell>
          <table:table-cell office:value-type="float" office:value="-106.74668" calcext:value-type="float">
            <text:p>-106.74668</text:p>
          </table:table-cell>
          <table:table-cell/>
        </table:table-row>
        <table:table-row table:style-name="ro1">
          <table:table-cell office:value-type="float" office:value="93140" calcext:value-type="float">
            <text:p>93140</text:p>
          </table:table-cell>
          <table:table-cell office:value-type="float" office:value="-107.09806" calcext:value-type="float">
            <text:p>-107.09806</text:p>
          </table:table-cell>
          <table:table-cell/>
        </table:table-row>
        <table:table-row table:style-name="ro1">
          <table:table-cell office:value-type="float" office:value="93296" calcext:value-type="float">
            <text:p>93296</text:p>
          </table:table-cell>
          <table:table-cell office:value-type="float" office:value="-105.71697" calcext:value-type="float">
            <text:p>-105.71697</text:p>
          </table:table-cell>
          <table:table-cell/>
        </table:table-row>
        <table:table-row table:style-name="ro1">
          <table:table-cell office:value-type="float" office:value="93452" calcext:value-type="float">
            <text:p>93452</text:p>
          </table:table-cell>
          <table:table-cell office:value-type="float" office:value="-107.85806" calcext:value-type="float">
            <text:p>-107.85806</text:p>
          </table:table-cell>
          <table:table-cell/>
        </table:table-row>
        <table:table-row table:style-name="ro1">
          <table:table-cell office:value-type="float" office:value="93608" calcext:value-type="float">
            <text:p>93608</text:p>
          </table:table-cell>
          <table:table-cell office:value-type="float" office:value="-105.82358" calcext:value-type="float">
            <text:p>-105.82358</text:p>
          </table:table-cell>
          <table:table-cell/>
        </table:table-row>
        <table:table-row table:style-name="ro1">
          <table:table-cell office:value-type="float" office:value="93764" calcext:value-type="float">
            <text:p>93764</text:p>
          </table:table-cell>
          <table:table-cell office:value-type="float" office:value="-108.0043" calcext:value-type="float">
            <text:p>-108.0043</text:p>
          </table:table-cell>
          <table:table-cell/>
        </table:table-row>
        <table:table-row table:style-name="ro1">
          <table:table-cell office:value-type="float" office:value="93920" calcext:value-type="float">
            <text:p>93920</text:p>
          </table:table-cell>
          <table:table-cell office:value-type="float" office:value="-109.38011" calcext:value-type="float">
            <text:p>-109.38011</text:p>
          </table:table-cell>
          <table:table-cell/>
        </table:table-row>
        <table:table-row table:style-name="ro1">
          <table:table-cell office:value-type="float" office:value="94076" calcext:value-type="float">
            <text:p>94076</text:p>
          </table:table-cell>
          <table:table-cell office:value-type="float" office:value="-111.1393" calcext:value-type="float">
            <text:p>-111.1393</text:p>
          </table:table-cell>
          <table:table-cell/>
        </table:table-row>
        <table:table-row table:style-name="ro1">
          <table:table-cell office:value-type="float" office:value="94232" calcext:value-type="float">
            <text:p>94232</text:p>
          </table:table-cell>
          <table:table-cell office:value-type="float" office:value="-112.77645" calcext:value-type="float">
            <text:p>-112.77645</text:p>
          </table:table-cell>
          <table:table-cell/>
        </table:table-row>
        <table:table-row table:style-name="ro1">
          <table:table-cell office:value-type="float" office:value="94388" calcext:value-type="float">
            <text:p>94388</text:p>
          </table:table-cell>
          <table:table-cell office:value-type="float" office:value="-109.26106" calcext:value-type="float">
            <text:p>-109.26106</text:p>
          </table:table-cell>
          <table:table-cell/>
        </table:table-row>
        <table:table-row table:style-name="ro1">
          <table:table-cell office:value-type="float" office:value="94543" calcext:value-type="float">
            <text:p>94543</text:p>
          </table:table-cell>
          <table:table-cell office:value-type="float" office:value="-108.28671" calcext:value-type="float">
            <text:p>-108.28671</text:p>
          </table:table-cell>
          <table:table-cell/>
        </table:table-row>
        <table:table-row table:style-name="ro1">
          <table:table-cell office:value-type="float" office:value="94699" calcext:value-type="float">
            <text:p>94699</text:p>
          </table:table-cell>
          <table:table-cell office:value-type="float" office:value="-109.59764" calcext:value-type="float">
            <text:p>-109.59764</text:p>
          </table:table-cell>
          <table:table-cell/>
        </table:table-row>
        <table:table-row table:style-name="ro1">
          <table:table-cell office:value-type="float" office:value="94855" calcext:value-type="float">
            <text:p>94855</text:p>
          </table:table-cell>
          <table:table-cell office:value-type="float" office:value="-108.69497" calcext:value-type="float">
            <text:p>-108.69497</text:p>
          </table:table-cell>
          <table:table-cell/>
        </table:table-row>
        <table:table-row table:style-name="ro1">
          <table:table-cell office:value-type="float" office:value="95011" calcext:value-type="float">
            <text:p>95011</text:p>
          </table:table-cell>
          <table:table-cell office:value-type="float" office:value="-108.92478" calcext:value-type="float">
            <text:p>-108.92478</text:p>
          </table:table-cell>
          <table:table-cell/>
        </table:table-row>
        <table:table-row table:style-name="ro1">
          <table:table-cell office:value-type="float" office:value="95167" calcext:value-type="float">
            <text:p>95167</text:p>
          </table:table-cell>
          <table:table-cell office:value-type="float" office:value="-105.99337" calcext:value-type="float">
            <text:p>-105.99337</text:p>
          </table:table-cell>
          <table:table-cell/>
        </table:table-row>
        <table:table-row table:style-name="ro1">
          <table:table-cell office:value-type="float" office:value="95323" calcext:value-type="float">
            <text:p>95323</text:p>
          </table:table-cell>
          <table:table-cell office:value-type="float" office:value="-106.44356" calcext:value-type="float">
            <text:p>-106.44356</text:p>
          </table:table-cell>
          <table:table-cell/>
        </table:table-row>
        <table:table-row table:style-name="ro1">
          <table:table-cell office:value-type="float" office:value="95479" calcext:value-type="float">
            <text:p>95479</text:p>
          </table:table-cell>
          <table:table-cell office:value-type="float" office:value="-106.20642" calcext:value-type="float">
            <text:p>-106.20642</text:p>
          </table:table-cell>
          <table:table-cell/>
        </table:table-row>
        <table:table-row table:style-name="ro1">
          <table:table-cell office:value-type="float" office:value="95635" calcext:value-type="float">
            <text:p>95635</text:p>
          </table:table-cell>
          <table:table-cell office:value-type="float" office:value="-109.81285" calcext:value-type="float">
            <text:p>-109.81285</text:p>
          </table:table-cell>
          <table:table-cell/>
        </table:table-row>
        <table:table-row table:style-name="ro1">
          <table:table-cell office:value-type="float" office:value="95791" calcext:value-type="float">
            <text:p>95791</text:p>
          </table:table-cell>
          <table:table-cell office:value-type="float" office:value="-108.00626" calcext:value-type="float">
            <text:p>-108.00626</text:p>
          </table:table-cell>
          <table:table-cell/>
        </table:table-row>
        <table:table-row table:style-name="ro1">
          <table:table-cell office:value-type="float" office:value="95947" calcext:value-type="float">
            <text:p>95947</text:p>
          </table:table-cell>
          <table:table-cell office:value-type="float" office:value="-109.09562" calcext:value-type="float">
            <text:p>-109.09562</text:p>
          </table:table-cell>
          <table:table-cell/>
        </table:table-row>
        <table:table-row table:style-name="ro1">
          <table:table-cell office:value-type="float" office:value="96102" calcext:value-type="float">
            <text:p>96102</text:p>
          </table:table-cell>
          <table:table-cell office:value-type="float" office:value="-113.23564" calcext:value-type="float">
            <text:p>-113.23564</text:p>
          </table:table-cell>
          <table:table-cell/>
        </table:table-row>
        <table:table-row table:style-name="ro1">
          <table:table-cell office:value-type="float" office:value="96258" calcext:value-type="float">
            <text:p>96258</text:p>
          </table:table-cell>
          <table:table-cell office:value-type="float" office:value="-110.50384" calcext:value-type="float">
            <text:p>-110.50384</text:p>
          </table:table-cell>
          <table:table-cell/>
        </table:table-row>
        <table:table-row table:style-name="ro1">
          <table:table-cell office:value-type="float" office:value="96414" calcext:value-type="float">
            <text:p>96414</text:p>
          </table:table-cell>
          <table:table-cell office:value-type="float" office:value="-109.17226" calcext:value-type="float">
            <text:p>-109.17226</text:p>
          </table:table-cell>
          <table:table-cell/>
        </table:table-row>
        <table:table-row table:style-name="ro1">
          <table:table-cell office:value-type="float" office:value="96570" calcext:value-type="float">
            <text:p>96570</text:p>
          </table:table-cell>
          <table:table-cell office:value-type="float" office:value="-108.37012" calcext:value-type="float">
            <text:p>-108.37012</text:p>
          </table:table-cell>
          <table:table-cell/>
        </table:table-row>
        <table:table-row table:style-name="ro1">
          <table:table-cell office:value-type="float" office:value="96726" calcext:value-type="float">
            <text:p>96726</text:p>
          </table:table-cell>
          <table:table-cell office:value-type="float" office:value="-109.39272" calcext:value-type="float">
            <text:p>-109.39272</text:p>
          </table:table-cell>
          <table:table-cell/>
        </table:table-row>
        <table:table-row table:style-name="ro1">
          <table:table-cell office:value-type="float" office:value="96882" calcext:value-type="float">
            <text:p>96882</text:p>
          </table:table-cell>
          <table:table-cell office:value-type="float" office:value="-106.86601" calcext:value-type="float">
            <text:p>-106.86601</text:p>
          </table:table-cell>
          <table:table-cell/>
        </table:table-row>
        <table:table-row table:style-name="ro1">
          <table:table-cell office:value-type="float" office:value="97038" calcext:value-type="float">
            <text:p>97038</text:p>
          </table:table-cell>
          <table:table-cell office:value-type="float" office:value="-107.51345" calcext:value-type="float">
            <text:p>-107.51345</text:p>
          </table:table-cell>
          <table:table-cell/>
        </table:table-row>
        <table:table-row table:style-name="ro1">
          <table:table-cell office:value-type="float" office:value="97194" calcext:value-type="float">
            <text:p>97194</text:p>
          </table:table-cell>
          <table:table-cell office:value-type="float" office:value="-108.35616" calcext:value-type="float">
            <text:p>-108.35616</text:p>
          </table:table-cell>
          <table:table-cell/>
        </table:table-row>
        <table:table-row table:style-name="ro1">
          <table:table-cell office:value-type="float" office:value="97350" calcext:value-type="float">
            <text:p>97350</text:p>
          </table:table-cell>
          <table:table-cell office:value-type="float" office:value="-107.67441" calcext:value-type="float">
            <text:p>-107.67441</text:p>
          </table:table-cell>
          <table:table-cell/>
        </table:table-row>
        <table:table-row table:style-name="ro1">
          <table:table-cell office:value-type="float" office:value="97506" calcext:value-type="float">
            <text:p>97506</text:p>
          </table:table-cell>
          <table:table-cell office:value-type="float" office:value="-107.50472" calcext:value-type="float">
            <text:p>-107.50472</text:p>
          </table:table-cell>
          <table:table-cell/>
        </table:table-row>
        <table:table-row table:style-name="ro1">
          <table:table-cell office:value-type="float" office:value="97661" calcext:value-type="float">
            <text:p>97661</text:p>
          </table:table-cell>
          <table:table-cell office:value-type="float" office:value="-109.61246" calcext:value-type="float">
            <text:p>-109.61246</text:p>
          </table:table-cell>
          <table:table-cell/>
        </table:table-row>
        <table:table-row table:style-name="ro1">
          <table:table-cell office:value-type="float" office:value="97817" calcext:value-type="float">
            <text:p>97817</text:p>
          </table:table-cell>
          <table:table-cell office:value-type="float" office:value="-107.84103" calcext:value-type="float">
            <text:p>-107.84103</text:p>
          </table:table-cell>
          <table:table-cell/>
        </table:table-row>
        <table:table-row table:style-name="ro1">
          <table:table-cell office:value-type="float" office:value="97973" calcext:value-type="float">
            <text:p>97973</text:p>
          </table:table-cell>
          <table:table-cell office:value-type="float" office:value="-110.59509" calcext:value-type="float">
            <text:p>-110.59509</text:p>
          </table:table-cell>
          <table:table-cell/>
        </table:table-row>
        <table:table-row table:style-name="ro1">
          <table:table-cell office:value-type="float" office:value="98129" calcext:value-type="float">
            <text:p>98129</text:p>
          </table:table-cell>
          <table:table-cell office:value-type="float" office:value="-109.72919" calcext:value-type="float">
            <text:p>-109.72919</text:p>
          </table:table-cell>
          <table:table-cell/>
        </table:table-row>
        <table:table-row table:style-name="ro1">
          <table:table-cell office:value-type="float" office:value="98285" calcext:value-type="float">
            <text:p>98285</text:p>
          </table:table-cell>
          <table:table-cell office:value-type="float" office:value="-107.80431" calcext:value-type="float">
            <text:p>-107.80431</text:p>
          </table:table-cell>
          <table:table-cell/>
        </table:table-row>
        <table:table-row table:style-name="ro1">
          <table:table-cell office:value-type="float" office:value="98441" calcext:value-type="float">
            <text:p>98441</text:p>
          </table:table-cell>
          <table:table-cell office:value-type="float" office:value="-108.8568" calcext:value-type="float">
            <text:p>-108.8568</text:p>
          </table:table-cell>
          <table:table-cell/>
        </table:table-row>
        <table:table-row table:style-name="ro1">
          <table:table-cell office:value-type="float" office:value="98597" calcext:value-type="float">
            <text:p>98597</text:p>
          </table:table-cell>
          <table:table-cell office:value-type="float" office:value="-107.73824" calcext:value-type="float">
            <text:p>-107.73824</text:p>
          </table:table-cell>
          <table:table-cell/>
        </table:table-row>
        <table:table-row table:style-name="ro1">
          <table:table-cell office:value-type="float" office:value="98753" calcext:value-type="float">
            <text:p>98753</text:p>
          </table:table-cell>
          <table:table-cell office:value-type="float" office:value="-106.59348" calcext:value-type="float">
            <text:p>-106.59348</text:p>
          </table:table-cell>
          <table:table-cell/>
        </table:table-row>
        <table:table-row table:style-name="ro1">
          <table:table-cell office:value-type="float" office:value="98909" calcext:value-type="float">
            <text:p>98909</text:p>
          </table:table-cell>
          <table:table-cell office:value-type="float" office:value="-106.849" calcext:value-type="float">
            <text:p>-106.849</text:p>
          </table:table-cell>
          <table:table-cell/>
        </table:table-row>
        <table:table-row table:style-name="ro1">
          <table:table-cell office:value-type="float" office:value="99065" calcext:value-type="float">
            <text:p>99065</text:p>
          </table:table-cell>
          <table:table-cell office:value-type="float" office:value="-106.28968" calcext:value-type="float">
            <text:p>-106.28968</text:p>
          </table:table-cell>
          <table:table-cell/>
        </table:table-row>
        <table:table-row table:style-name="ro1">
          <table:table-cell office:value-type="float" office:value="99220" calcext:value-type="float">
            <text:p>99220</text:p>
          </table:table-cell>
          <table:table-cell office:value-type="float" office:value="-108.62016" calcext:value-type="float">
            <text:p>-108.62016</text:p>
          </table:table-cell>
          <table:table-cell/>
        </table:table-row>
        <table:table-row table:style-name="ro1">
          <table:table-cell office:value-type="float" office:value="99376" calcext:value-type="float">
            <text:p>99376</text:p>
          </table:table-cell>
          <table:table-cell office:value-type="float" office:value="-107.72272" calcext:value-type="float">
            <text:p>-107.72272</text:p>
          </table:table-cell>
          <table:table-cell/>
        </table:table-row>
        <table:table-row table:style-name="ro1">
          <table:table-cell office:value-type="float" office:value="99532" calcext:value-type="float">
            <text:p>99532</text:p>
          </table:table-cell>
          <table:table-cell office:value-type="float" office:value="-109.17234" calcext:value-type="float">
            <text:p>-109.17234</text:p>
          </table:table-cell>
          <table:table-cell/>
        </table:table-row>
        <table:table-row table:style-name="ro1">
          <table:table-cell office:value-type="float" office:value="99688" calcext:value-type="float">
            <text:p>99688</text:p>
          </table:table-cell>
          <table:table-cell office:value-type="float" office:value="-110.40363" calcext:value-type="float">
            <text:p>-110.40363</text:p>
          </table:table-cell>
          <table:table-cell/>
        </table:table-row>
        <table:table-row table:style-name="ro1">
          <table:table-cell office:value-type="float" office:value="99844" calcext:value-type="float">
            <text:p>99844</text:p>
          </table:table-cell>
          <table:table-cell office:value-type="float" office:value="-112.18809" calcext:value-type="float">
            <text:p>-112.1880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-109.49832" calcext:value-type="float">
            <text:p>-109.49832</text:p>
          </table:table-cell>
          <table:table-cell office:value-type="float" office:value="-132" calcext:value-type="float">
            <text:p>-13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-108.33704" calcext:value-type="float">
            <text:p>-108.33704</text:p>
          </table:table-cell>
          <table:table-cell/>
        </table:table-row>
        <table:table-row table:style-name="ro1">
          <table:table-cell office:value-type="float" office:value="100445" calcext:value-type="float">
            <text:p>100445</text:p>
          </table:table-cell>
          <table:table-cell office:value-type="float" office:value="-109.7767" calcext:value-type="float">
            <text:p>-109.7767</text:p>
          </table:table-cell>
          <table:table-cell/>
        </table:table-row>
        <table:table-row table:style-name="ro1">
          <table:table-cell office:value-type="float" office:value="100891" calcext:value-type="float">
            <text:p>100891</text:p>
          </table:table-cell>
          <table:table-cell office:value-type="float" office:value="-108.7145" calcext:value-type="float">
            <text:p>-108.7145</text:p>
          </table:table-cell>
          <table:table-cell/>
        </table:table-row>
        <table:table-row table:style-name="ro1">
          <table:table-cell office:value-type="float" office:value="101336" calcext:value-type="float">
            <text:p>101336</text:p>
          </table:table-cell>
          <table:table-cell office:value-type="float" office:value="-109.68478" calcext:value-type="float">
            <text:p>-109.68478</text:p>
          </table:table-cell>
          <table:table-cell/>
        </table:table-row>
        <table:table-row table:style-name="ro1">
          <table:table-cell office:value-type="float" office:value="101782" calcext:value-type="float">
            <text:p>101782</text:p>
          </table:table-cell>
          <table:table-cell office:value-type="float" office:value="-110.72726" calcext:value-type="float">
            <text:p>-110.72726</text:p>
          </table:table-cell>
          <table:table-cell/>
        </table:table-row>
        <table:table-row table:style-name="ro1">
          <table:table-cell office:value-type="float" office:value="102227" calcext:value-type="float">
            <text:p>102227</text:p>
          </table:table-cell>
          <table:table-cell office:value-type="float" office:value="-111.4029" calcext:value-type="float">
            <text:p>-111.4029</text:p>
          </table:table-cell>
          <table:table-cell/>
        </table:table-row>
        <table:table-row table:style-name="ro1">
          <table:table-cell office:value-type="float" office:value="102673" calcext:value-type="float">
            <text:p>102673</text:p>
          </table:table-cell>
          <table:table-cell office:value-type="float" office:value="-111.84309" calcext:value-type="float">
            <text:p>-111.84309</text:p>
          </table:table-cell>
          <table:table-cell/>
        </table:table-row>
        <table:table-row table:style-name="ro1">
          <table:table-cell office:value-type="float" office:value="103118" calcext:value-type="float">
            <text:p>103118</text:p>
          </table:table-cell>
          <table:table-cell office:value-type="float" office:value="-110.70547" calcext:value-type="float">
            <text:p>-110.70547</text:p>
          </table:table-cell>
          <table:table-cell/>
        </table:table-row>
        <table:table-row table:style-name="ro1">
          <table:table-cell office:value-type="float" office:value="103563" calcext:value-type="float">
            <text:p>103563</text:p>
          </table:table-cell>
          <table:table-cell office:value-type="float" office:value="-111.14145" calcext:value-type="float">
            <text:p>-111.14145</text:p>
          </table:table-cell>
          <table:table-cell/>
        </table:table-row>
        <table:table-row table:style-name="ro1">
          <table:table-cell office:value-type="float" office:value="104009" calcext:value-type="float">
            <text:p>104009</text:p>
          </table:table-cell>
          <table:table-cell office:value-type="float" office:value="-111.7096" calcext:value-type="float">
            <text:p>-111.7096</text:p>
          </table:table-cell>
          <table:table-cell/>
        </table:table-row>
        <table:table-row table:style-name="ro1">
          <table:table-cell office:value-type="float" office:value="104454" calcext:value-type="float">
            <text:p>104454</text:p>
          </table:table-cell>
          <table:table-cell office:value-type="float" office:value="-108.00219" calcext:value-type="float">
            <text:p>-108.00219</text:p>
          </table:table-cell>
          <table:table-cell/>
        </table:table-row>
        <table:table-row table:style-name="ro1">
          <table:table-cell office:value-type="float" office:value="104900" calcext:value-type="float">
            <text:p>104900</text:p>
          </table:table-cell>
          <table:table-cell office:value-type="float" office:value="-110.31206" calcext:value-type="float">
            <text:p>-110.31206</text:p>
          </table:table-cell>
          <table:table-cell/>
        </table:table-row>
        <table:table-row table:style-name="ro1">
          <table:table-cell office:value-type="float" office:value="105345" calcext:value-type="float">
            <text:p>105345</text:p>
          </table:table-cell>
          <table:table-cell office:value-type="float" office:value="-107.95985" calcext:value-type="float">
            <text:p>-107.95985</text:p>
          </table:table-cell>
          <table:table-cell/>
        </table:table-row>
        <table:table-row table:style-name="ro1">
          <table:table-cell office:value-type="float" office:value="105791" calcext:value-type="float">
            <text:p>105791</text:p>
          </table:table-cell>
          <table:table-cell office:value-type="float" office:value="-106.6336" calcext:value-type="float">
            <text:p>-106.6336</text:p>
          </table:table-cell>
          <table:table-cell/>
        </table:table-row>
        <table:table-row table:style-name="ro1">
          <table:table-cell office:value-type="float" office:value="106236" calcext:value-type="float">
            <text:p>106236</text:p>
          </table:table-cell>
          <table:table-cell office:value-type="float" office:value="-108.01353" calcext:value-type="float">
            <text:p>-108.01353</text:p>
          </table:table-cell>
          <table:table-cell/>
        </table:table-row>
        <table:table-row table:style-name="ro1">
          <table:table-cell office:value-type="float" office:value="106682" calcext:value-type="float">
            <text:p>106682</text:p>
          </table:table-cell>
          <table:table-cell office:value-type="float" office:value="-107.7188" calcext:value-type="float">
            <text:p>-107.7188</text:p>
          </table:table-cell>
          <table:table-cell/>
        </table:table-row>
        <table:table-row table:style-name="ro1">
          <table:table-cell office:value-type="float" office:value="107127" calcext:value-type="float">
            <text:p>107127</text:p>
          </table:table-cell>
          <table:table-cell office:value-type="float" office:value="-110.01816" calcext:value-type="float">
            <text:p>-110.01816</text:p>
          </table:table-cell>
          <table:table-cell/>
        </table:table-row>
        <table:table-row table:style-name="ro1">
          <table:table-cell office:value-type="float" office:value="107572" calcext:value-type="float">
            <text:p>107572</text:p>
          </table:table-cell>
          <table:table-cell office:value-type="float" office:value="-108.83231" calcext:value-type="float">
            <text:p>-108.83231</text:p>
          </table:table-cell>
          <table:table-cell/>
        </table:table-row>
        <table:table-row table:style-name="ro1">
          <table:table-cell office:value-type="float" office:value="108018" calcext:value-type="float">
            <text:p>108018</text:p>
          </table:table-cell>
          <table:table-cell office:value-type="float" office:value="-107.92303" calcext:value-type="float">
            <text:p>-107.92303</text:p>
          </table:table-cell>
          <table:table-cell/>
        </table:table-row>
        <table:table-row table:style-name="ro1">
          <table:table-cell office:value-type="float" office:value="108463" calcext:value-type="float">
            <text:p>108463</text:p>
          </table:table-cell>
          <table:table-cell office:value-type="float" office:value="-108.52641" calcext:value-type="float">
            <text:p>-108.52641</text:p>
          </table:table-cell>
          <table:table-cell/>
        </table:table-row>
        <table:table-row table:style-name="ro1">
          <table:table-cell office:value-type="float" office:value="108909" calcext:value-type="float">
            <text:p>108909</text:p>
          </table:table-cell>
          <table:table-cell office:value-type="float" office:value="-108.69084" calcext:value-type="float">
            <text:p>-108.69084</text:p>
          </table:table-cell>
          <table:table-cell/>
        </table:table-row>
        <table:table-row table:style-name="ro1">
          <table:table-cell office:value-type="float" office:value="109354" calcext:value-type="float">
            <text:p>109354</text:p>
          </table:table-cell>
          <table:table-cell office:value-type="float" office:value="-109.69353" calcext:value-type="float">
            <text:p>-109.69353</text:p>
          </table:table-cell>
          <table:table-cell/>
        </table:table-row>
        <table:table-row table:style-name="ro1">
          <table:table-cell office:value-type="float" office:value="109800" calcext:value-type="float">
            <text:p>109800</text:p>
          </table:table-cell>
          <table:table-cell office:value-type="float" office:value="-108.05112" calcext:value-type="float">
            <text:p>-108.05112</text:p>
          </table:table-cell>
          <table:table-cell/>
        </table:table-row>
        <table:table-row table:style-name="ro1">
          <table:table-cell office:value-type="float" office:value="110245" calcext:value-type="float">
            <text:p>110245</text:p>
          </table:table-cell>
          <table:table-cell office:value-type="float" office:value="-108.70934" calcext:value-type="float">
            <text:p>-108.70934</text:p>
          </table:table-cell>
          <table:table-cell/>
        </table:table-row>
        <table:table-row table:style-name="ro1">
          <table:table-cell office:value-type="float" office:value="110690" calcext:value-type="float">
            <text:p>110690</text:p>
          </table:table-cell>
          <table:table-cell office:value-type="float" office:value="-107.77236" calcext:value-type="float">
            <text:p>-107.77236</text:p>
          </table:table-cell>
          <table:table-cell/>
        </table:table-row>
        <table:table-row table:style-name="ro1">
          <table:table-cell office:value-type="float" office:value="111136" calcext:value-type="float">
            <text:p>111136</text:p>
          </table:table-cell>
          <table:table-cell office:value-type="float" office:value="-108.95704" calcext:value-type="float">
            <text:p>-108.95704</text:p>
          </table:table-cell>
          <table:table-cell/>
        </table:table-row>
        <table:table-row table:style-name="ro1">
          <table:table-cell office:value-type="float" office:value="111581" calcext:value-type="float">
            <text:p>111581</text:p>
          </table:table-cell>
          <table:table-cell office:value-type="float" office:value="-108.99465" calcext:value-type="float">
            <text:p>-108.99465</text:p>
          </table:table-cell>
          <table:table-cell/>
        </table:table-row>
        <table:table-row table:style-name="ro1">
          <table:table-cell office:value-type="float" office:value="112027" calcext:value-type="float">
            <text:p>112027</text:p>
          </table:table-cell>
          <table:table-cell office:value-type="float" office:value="-110.79555" calcext:value-type="float">
            <text:p>-110.79555</text:p>
          </table:table-cell>
          <table:table-cell/>
        </table:table-row>
        <table:table-row table:style-name="ro1">
          <table:table-cell office:value-type="float" office:value="112472" calcext:value-type="float">
            <text:p>112472</text:p>
          </table:table-cell>
          <table:table-cell office:value-type="float" office:value="-109.17954" calcext:value-type="float">
            <text:p>-109.17954</text:p>
          </table:table-cell>
          <table:table-cell/>
        </table:table-row>
        <table:table-row table:style-name="ro1">
          <table:table-cell office:value-type="float" office:value="112918" calcext:value-type="float">
            <text:p>112918</text:p>
          </table:table-cell>
          <table:table-cell office:value-type="float" office:value="-108.41466" calcext:value-type="float">
            <text:p>-108.41466</text:p>
          </table:table-cell>
          <table:table-cell/>
        </table:table-row>
        <table:table-row table:style-name="ro1">
          <table:table-cell office:value-type="float" office:value="113363" calcext:value-type="float">
            <text:p>113363</text:p>
          </table:table-cell>
          <table:table-cell office:value-type="float" office:value="-109.6343" calcext:value-type="float">
            <text:p>-109.6343</text:p>
          </table:table-cell>
          <table:table-cell/>
        </table:table-row>
        <table:table-row table:style-name="ro1">
          <table:table-cell office:value-type="float" office:value="113808" calcext:value-type="float">
            <text:p>113808</text:p>
          </table:table-cell>
          <table:table-cell office:value-type="float" office:value="-109.35618" calcext:value-type="float">
            <text:p>-109.35618</text:p>
          </table:table-cell>
          <table:table-cell/>
        </table:table-row>
        <table:table-row table:style-name="ro1">
          <table:table-cell office:value-type="float" office:value="114254" calcext:value-type="float">
            <text:p>114254</text:p>
          </table:table-cell>
          <table:table-cell office:value-type="float" office:value="-109.48155" calcext:value-type="float">
            <text:p>-109.48155</text:p>
          </table:table-cell>
          <table:table-cell/>
        </table:table-row>
        <table:table-row table:style-name="ro1">
          <table:table-cell office:value-type="float" office:value="114699" calcext:value-type="float">
            <text:p>114699</text:p>
          </table:table-cell>
          <table:table-cell office:value-type="float" office:value="-107.91649" calcext:value-type="float">
            <text:p>-107.91649</text:p>
          </table:table-cell>
          <table:table-cell/>
        </table:table-row>
        <table:table-row table:style-name="ro1">
          <table:table-cell office:value-type="float" office:value="115145" calcext:value-type="float">
            <text:p>115145</text:p>
          </table:table-cell>
          <table:table-cell office:value-type="float" office:value="-108.3696" calcext:value-type="float">
            <text:p>-108.3696</text:p>
          </table:table-cell>
          <table:table-cell/>
        </table:table-row>
        <table:table-row table:style-name="ro1">
          <table:table-cell office:value-type="float" office:value="115590" calcext:value-type="float">
            <text:p>115590</text:p>
          </table:table-cell>
          <table:table-cell office:value-type="float" office:value="-108.03922" calcext:value-type="float">
            <text:p>-108.03922</text:p>
          </table:table-cell>
          <table:table-cell/>
        </table:table-row>
        <table:table-row table:style-name="ro1">
          <table:table-cell office:value-type="float" office:value="116036" calcext:value-type="float">
            <text:p>116036</text:p>
          </table:table-cell>
          <table:table-cell office:value-type="float" office:value="-107.82568" calcext:value-type="float">
            <text:p>-107.82568</text:p>
          </table:table-cell>
          <table:table-cell/>
        </table:table-row>
        <table:table-row table:style-name="ro1">
          <table:table-cell office:value-type="float" office:value="116481" calcext:value-type="float">
            <text:p>116481</text:p>
          </table:table-cell>
          <table:table-cell office:value-type="float" office:value="-107.74312" calcext:value-type="float">
            <text:p>-107.74312</text:p>
          </table:table-cell>
          <table:table-cell/>
        </table:table-row>
        <table:table-row table:style-name="ro1">
          <table:table-cell office:value-type="float" office:value="116927" calcext:value-type="float">
            <text:p>116927</text:p>
          </table:table-cell>
          <table:table-cell office:value-type="float" office:value="-106.26157" calcext:value-type="float">
            <text:p>-106.26157</text:p>
          </table:table-cell>
          <table:table-cell/>
        </table:table-row>
        <table:table-row table:style-name="ro1">
          <table:table-cell office:value-type="float" office:value="117372" calcext:value-type="float">
            <text:p>117372</text:p>
          </table:table-cell>
          <table:table-cell office:value-type="float" office:value="-107.08024" calcext:value-type="float">
            <text:p>-107.08024</text:p>
          </table:table-cell>
          <table:table-cell/>
        </table:table-row>
        <table:table-row table:style-name="ro1">
          <table:table-cell office:value-type="float" office:value="117817" calcext:value-type="float">
            <text:p>117817</text:p>
          </table:table-cell>
          <table:table-cell office:value-type="float" office:value="-106.15368" calcext:value-type="float">
            <text:p>-106.15368</text:p>
          </table:table-cell>
          <table:table-cell/>
        </table:table-row>
        <table:table-row table:style-name="ro1">
          <table:table-cell office:value-type="float" office:value="118263" calcext:value-type="float">
            <text:p>118263</text:p>
          </table:table-cell>
          <table:table-cell office:value-type="float" office:value="-109.24262" calcext:value-type="float">
            <text:p>-109.24262</text:p>
          </table:table-cell>
          <table:table-cell/>
        </table:table-row>
        <table:table-row table:style-name="ro1">
          <table:table-cell office:value-type="float" office:value="118708" calcext:value-type="float">
            <text:p>118708</text:p>
          </table:table-cell>
          <table:table-cell office:value-type="float" office:value="-109.16181" calcext:value-type="float">
            <text:p>-109.16181</text:p>
          </table:table-cell>
          <table:table-cell/>
        </table:table-row>
        <table:table-row table:style-name="ro1">
          <table:table-cell office:value-type="float" office:value="119154" calcext:value-type="float">
            <text:p>119154</text:p>
          </table:table-cell>
          <table:table-cell office:value-type="float" office:value="-107.15118" calcext:value-type="float">
            <text:p>-107.15118</text:p>
          </table:table-cell>
          <table:table-cell/>
        </table:table-row>
        <table:table-row table:style-name="ro1">
          <table:table-cell office:value-type="float" office:value="119599" calcext:value-type="float">
            <text:p>119599</text:p>
          </table:table-cell>
          <table:table-cell office:value-type="float" office:value="-109.62011" calcext:value-type="float">
            <text:p>-109.62011</text:p>
          </table:table-cell>
          <table:table-cell/>
        </table:table-row>
        <table:table-row table:style-name="ro1">
          <table:table-cell office:value-type="float" office:value="120045" calcext:value-type="float">
            <text:p>120045</text:p>
          </table:table-cell>
          <table:table-cell office:value-type="float" office:value="-109.89408" calcext:value-type="float">
            <text:p>-109.89408</text:p>
          </table:table-cell>
          <table:table-cell/>
        </table:table-row>
        <table:table-row table:style-name="ro1">
          <table:table-cell office:value-type="float" office:value="120490" calcext:value-type="float">
            <text:p>120490</text:p>
          </table:table-cell>
          <table:table-cell office:value-type="float" office:value="-108.5127" calcext:value-type="float">
            <text:p>-108.5127</text:p>
          </table:table-cell>
          <table:table-cell/>
        </table:table-row>
        <table:table-row table:style-name="ro1">
          <table:table-cell office:value-type="float" office:value="120935" calcext:value-type="float">
            <text:p>120935</text:p>
          </table:table-cell>
          <table:table-cell office:value-type="float" office:value="-111.44285" calcext:value-type="float">
            <text:p>-111.44285</text:p>
          </table:table-cell>
          <table:table-cell/>
        </table:table-row>
        <table:table-row table:style-name="ro1">
          <table:table-cell office:value-type="float" office:value="121381" calcext:value-type="float">
            <text:p>121381</text:p>
          </table:table-cell>
          <table:table-cell office:value-type="float" office:value="-109.21344" calcext:value-type="float">
            <text:p>-109.21344</text:p>
          </table:table-cell>
          <table:table-cell/>
        </table:table-row>
        <table:table-row table:style-name="ro1">
          <table:table-cell office:value-type="float" office:value="121826" calcext:value-type="float">
            <text:p>121826</text:p>
          </table:table-cell>
          <table:table-cell office:value-type="float" office:value="-109.87306" calcext:value-type="float">
            <text:p>-109.87306</text:p>
          </table:table-cell>
          <table:table-cell/>
        </table:table-row>
        <table:table-row table:style-name="ro1">
          <table:table-cell office:value-type="float" office:value="122272" calcext:value-type="float">
            <text:p>122272</text:p>
          </table:table-cell>
          <table:table-cell office:value-type="float" office:value="-112.36268" calcext:value-type="float">
            <text:p>-112.36268</text:p>
          </table:table-cell>
          <table:table-cell/>
        </table:table-row>
        <table:table-row table:style-name="ro1">
          <table:table-cell office:value-type="float" office:value="122717" calcext:value-type="float">
            <text:p>122717</text:p>
          </table:table-cell>
          <table:table-cell office:value-type="float" office:value="-109.89243" calcext:value-type="float">
            <text:p>-109.89243</text:p>
          </table:table-cell>
          <table:table-cell/>
        </table:table-row>
        <table:table-row table:style-name="ro1">
          <table:table-cell office:value-type="float" office:value="123163" calcext:value-type="float">
            <text:p>123163</text:p>
          </table:table-cell>
          <table:table-cell office:value-type="float" office:value="-109.60172" calcext:value-type="float">
            <text:p>-109.60172</text:p>
          </table:table-cell>
          <table:table-cell/>
        </table:table-row>
        <table:table-row table:style-name="ro1">
          <table:table-cell office:value-type="float" office:value="123608" calcext:value-type="float">
            <text:p>123608</text:p>
          </table:table-cell>
          <table:table-cell office:value-type="float" office:value="-110.44934" calcext:value-type="float">
            <text:p>-110.44934</text:p>
          </table:table-cell>
          <table:table-cell/>
        </table:table-row>
        <table:table-row table:style-name="ro1">
          <table:table-cell office:value-type="float" office:value="124053" calcext:value-type="float">
            <text:p>124053</text:p>
          </table:table-cell>
          <table:table-cell office:value-type="float" office:value="-111.69566" calcext:value-type="float">
            <text:p>-111.69566</text:p>
          </table:table-cell>
          <table:table-cell/>
        </table:table-row>
        <table:table-row table:style-name="ro1">
          <table:table-cell office:value-type="float" office:value="124499" calcext:value-type="float">
            <text:p>124499</text:p>
          </table:table-cell>
          <table:table-cell office:value-type="float" office:value="-110.35941" calcext:value-type="float">
            <text:p>-110.35941</text:p>
          </table:table-cell>
          <table:table-cell/>
        </table:table-row>
        <table:table-row table:style-name="ro1">
          <table:table-cell office:value-type="float" office:value="124944" calcext:value-type="float">
            <text:p>124944</text:p>
          </table:table-cell>
          <table:table-cell office:value-type="float" office:value="-106.60462" calcext:value-type="float">
            <text:p>-106.60462</text:p>
          </table:table-cell>
          <table:table-cell/>
        </table:table-row>
        <table:table-row table:style-name="ro1">
          <table:table-cell office:value-type="float" office:value="125390" calcext:value-type="float">
            <text:p>125390</text:p>
          </table:table-cell>
          <table:table-cell office:value-type="float" office:value="-109.49242" calcext:value-type="float">
            <text:p>-109.49242</text:p>
          </table:table-cell>
          <table:table-cell/>
        </table:table-row>
        <table:table-row table:style-name="ro1">
          <table:table-cell office:value-type="float" office:value="125835" calcext:value-type="float">
            <text:p>125835</text:p>
          </table:table-cell>
          <table:table-cell office:value-type="float" office:value="-110.09266" calcext:value-type="float">
            <text:p>-110.09266</text:p>
          </table:table-cell>
          <table:table-cell/>
        </table:table-row>
        <table:table-row table:style-name="ro1">
          <table:table-cell office:value-type="float" office:value="126281" calcext:value-type="float">
            <text:p>126281</text:p>
          </table:table-cell>
          <table:table-cell office:value-type="float" office:value="-108.18725" calcext:value-type="float">
            <text:p>-108.18725</text:p>
          </table:table-cell>
          <table:table-cell/>
        </table:table-row>
        <table:table-row table:style-name="ro1">
          <table:table-cell office:value-type="float" office:value="126726" calcext:value-type="float">
            <text:p>126726</text:p>
          </table:table-cell>
          <table:table-cell office:value-type="float" office:value="-108.26009" calcext:value-type="float">
            <text:p>-108.26009</text:p>
          </table:table-cell>
          <table:table-cell/>
        </table:table-row>
        <table:table-row table:style-name="ro1">
          <table:table-cell office:value-type="float" office:value="127171" calcext:value-type="float">
            <text:p>127171</text:p>
          </table:table-cell>
          <table:table-cell office:value-type="float" office:value="-110.54203" calcext:value-type="float">
            <text:p>-110.54203</text:p>
          </table:table-cell>
          <table:table-cell/>
        </table:table-row>
        <table:table-row table:style-name="ro1">
          <table:table-cell office:value-type="float" office:value="127617" calcext:value-type="float">
            <text:p>127617</text:p>
          </table:table-cell>
          <table:table-cell office:value-type="float" office:value="-108.1561" calcext:value-type="float">
            <text:p>-108.1561</text:p>
          </table:table-cell>
          <table:table-cell/>
        </table:table-row>
        <table:table-row table:style-name="ro1">
          <table:table-cell office:value-type="float" office:value="128062" calcext:value-type="float">
            <text:p>128062</text:p>
          </table:table-cell>
          <table:table-cell office:value-type="float" office:value="-108.89629" calcext:value-type="float">
            <text:p>-108.89629</text:p>
          </table:table-cell>
          <table:table-cell/>
        </table:table-row>
        <table:table-row table:style-name="ro1">
          <table:table-cell office:value-type="float" office:value="128508" calcext:value-type="float">
            <text:p>128508</text:p>
          </table:table-cell>
          <table:table-cell office:value-type="float" office:value="-108.45191" calcext:value-type="float">
            <text:p>-108.45191</text:p>
          </table:table-cell>
          <table:table-cell/>
        </table:table-row>
        <table:table-row table:style-name="ro1">
          <table:table-cell office:value-type="float" office:value="128953" calcext:value-type="float">
            <text:p>128953</text:p>
          </table:table-cell>
          <table:table-cell office:value-type="float" office:value="-107.57926" calcext:value-type="float">
            <text:p>-107.57926</text:p>
          </table:table-cell>
          <table:table-cell/>
        </table:table-row>
        <table:table-row table:style-name="ro1">
          <table:table-cell office:value-type="float" office:value="129399" calcext:value-type="float">
            <text:p>129399</text:p>
          </table:table-cell>
          <table:table-cell office:value-type="float" office:value="-110.35744" calcext:value-type="float">
            <text:p>-110.35744</text:p>
          </table:table-cell>
          <table:table-cell/>
        </table:table-row>
        <table:table-row table:style-name="ro1">
          <table:table-cell office:value-type="float" office:value="129844" calcext:value-type="float">
            <text:p>129844</text:p>
          </table:table-cell>
          <table:table-cell office:value-type="float" office:value="-108.46461" calcext:value-type="float">
            <text:p>-108.46461</text:p>
          </table:table-cell>
          <table:table-cell/>
        </table:table-row>
        <table:table-row table:style-name="ro1">
          <table:table-cell office:value-type="float" office:value="130290" calcext:value-type="float">
            <text:p>130290</text:p>
          </table:table-cell>
          <table:table-cell office:value-type="float" office:value="-109.40714" calcext:value-type="float">
            <text:p>-109.40714</text:p>
          </table:table-cell>
          <table:table-cell/>
        </table:table-row>
        <table:table-row table:style-name="ro1">
          <table:table-cell office:value-type="float" office:value="130735" calcext:value-type="float">
            <text:p>130735</text:p>
          </table:table-cell>
          <table:table-cell office:value-type="float" office:value="-109.34249" calcext:value-type="float">
            <text:p>-109.34249</text:p>
          </table:table-cell>
          <table:table-cell/>
        </table:table-row>
        <table:table-row table:style-name="ro1">
          <table:table-cell office:value-type="float" office:value="131180" calcext:value-type="float">
            <text:p>131180</text:p>
          </table:table-cell>
          <table:table-cell office:value-type="float" office:value="-108.95345" calcext:value-type="float">
            <text:p>-108.95345</text:p>
          </table:table-cell>
          <table:table-cell/>
        </table:table-row>
        <table:table-row table:style-name="ro1">
          <table:table-cell office:value-type="float" office:value="131626" calcext:value-type="float">
            <text:p>131626</text:p>
          </table:table-cell>
          <table:table-cell office:value-type="float" office:value="-106.80656" calcext:value-type="float">
            <text:p>-106.80656</text:p>
          </table:table-cell>
          <table:table-cell/>
        </table:table-row>
        <table:table-row table:style-name="ro1">
          <table:table-cell office:value-type="float" office:value="132071" calcext:value-type="float">
            <text:p>132071</text:p>
          </table:table-cell>
          <table:table-cell office:value-type="float" office:value="-109.71382" calcext:value-type="float">
            <text:p>-109.71382</text:p>
          </table:table-cell>
          <table:table-cell/>
        </table:table-row>
        <table:table-row table:style-name="ro1">
          <table:table-cell office:value-type="float" office:value="132517" calcext:value-type="float">
            <text:p>132517</text:p>
          </table:table-cell>
          <table:table-cell office:value-type="float" office:value="-111.38984" calcext:value-type="float">
            <text:p>-111.38984</text:p>
          </table:table-cell>
          <table:table-cell/>
        </table:table-row>
        <table:table-row table:style-name="ro1">
          <table:table-cell office:value-type="float" office:value="132962" calcext:value-type="float">
            <text:p>132962</text:p>
          </table:table-cell>
          <table:table-cell office:value-type="float" office:value="-109.98231" calcext:value-type="float">
            <text:p>-109.98231</text:p>
          </table:table-cell>
          <table:table-cell/>
        </table:table-row>
        <table:table-row table:style-name="ro1">
          <table:table-cell office:value-type="float" office:value="133408" calcext:value-type="float">
            <text:p>133408</text:p>
          </table:table-cell>
          <table:table-cell office:value-type="float" office:value="-111.42045" calcext:value-type="float">
            <text:p>-111.42045</text:p>
          </table:table-cell>
          <table:table-cell/>
        </table:table-row>
        <table:table-row table:style-name="ro1">
          <table:table-cell office:value-type="float" office:value="133853" calcext:value-type="float">
            <text:p>133853</text:p>
          </table:table-cell>
          <table:table-cell office:value-type="float" office:value="-110.63235" calcext:value-type="float">
            <text:p>-110.63235</text:p>
          </table:table-cell>
          <table:table-cell/>
        </table:table-row>
        <table:table-row table:style-name="ro1">
          <table:table-cell office:value-type="float" office:value="134298" calcext:value-type="float">
            <text:p>134298</text:p>
          </table:table-cell>
          <table:table-cell office:value-type="float" office:value="-106.65222" calcext:value-type="float">
            <text:p>-106.65222</text:p>
          </table:table-cell>
          <table:table-cell/>
        </table:table-row>
        <table:table-row table:style-name="ro1">
          <table:table-cell office:value-type="float" office:value="134744" calcext:value-type="float">
            <text:p>134744</text:p>
          </table:table-cell>
          <table:table-cell office:value-type="float" office:value="-109.64478" calcext:value-type="float">
            <text:p>-109.64478</text:p>
          </table:table-cell>
          <table:table-cell/>
        </table:table-row>
        <table:table-row table:style-name="ro1">
          <table:table-cell office:value-type="float" office:value="135189" calcext:value-type="float">
            <text:p>135189</text:p>
          </table:table-cell>
          <table:table-cell office:value-type="float" office:value="-106.00222" calcext:value-type="float">
            <text:p>-106.00222</text:p>
          </table:table-cell>
          <table:table-cell/>
        </table:table-row>
        <table:table-row table:style-name="ro1">
          <table:table-cell office:value-type="float" office:value="135635" calcext:value-type="float">
            <text:p>135635</text:p>
          </table:table-cell>
          <table:table-cell office:value-type="float" office:value="-108.94225" calcext:value-type="float">
            <text:p>-108.94225</text:p>
          </table:table-cell>
          <table:table-cell/>
        </table:table-row>
        <table:table-row table:style-name="ro1">
          <table:table-cell office:value-type="float" office:value="136080" calcext:value-type="float">
            <text:p>136080</text:p>
          </table:table-cell>
          <table:table-cell office:value-type="float" office:value="-108.27071" calcext:value-type="float">
            <text:p>-108.27071</text:p>
          </table:table-cell>
          <table:table-cell/>
        </table:table-row>
        <table:table-row table:style-name="ro1">
          <table:table-cell office:value-type="float" office:value="136526" calcext:value-type="float">
            <text:p>136526</text:p>
          </table:table-cell>
          <table:table-cell office:value-type="float" office:value="-110.56641" calcext:value-type="float">
            <text:p>-110.56641</text:p>
          </table:table-cell>
          <table:table-cell/>
        </table:table-row>
        <table:table-row table:style-name="ro1">
          <table:table-cell office:value-type="float" office:value="136971" calcext:value-type="float">
            <text:p>136971</text:p>
          </table:table-cell>
          <table:table-cell office:value-type="float" office:value="-108.60796" calcext:value-type="float">
            <text:p>-108.60796</text:p>
          </table:table-cell>
          <table:table-cell/>
        </table:table-row>
        <table:table-row table:style-name="ro1">
          <table:table-cell office:value-type="float" office:value="137416" calcext:value-type="float">
            <text:p>137416</text:p>
          </table:table-cell>
          <table:table-cell office:value-type="float" office:value="-108.53816" calcext:value-type="float">
            <text:p>-108.53816</text:p>
          </table:table-cell>
          <table:table-cell/>
        </table:table-row>
        <table:table-row table:style-name="ro1">
          <table:table-cell office:value-type="float" office:value="137862" calcext:value-type="float">
            <text:p>137862</text:p>
          </table:table-cell>
          <table:table-cell office:value-type="float" office:value="-106.83859" calcext:value-type="float">
            <text:p>-106.83859</text:p>
          </table:table-cell>
          <table:table-cell/>
        </table:table-row>
        <table:table-row table:style-name="ro1">
          <table:table-cell office:value-type="float" office:value="138307" calcext:value-type="float">
            <text:p>138307</text:p>
          </table:table-cell>
          <table:table-cell office:value-type="float" office:value="-106.68004" calcext:value-type="float">
            <text:p>-106.68004</text:p>
          </table:table-cell>
          <table:table-cell/>
        </table:table-row>
        <table:table-row table:style-name="ro1">
          <table:table-cell office:value-type="float" office:value="138753" calcext:value-type="float">
            <text:p>138753</text:p>
          </table:table-cell>
          <table:table-cell office:value-type="float" office:value="-108.84001" calcext:value-type="float">
            <text:p>-108.84001</text:p>
          </table:table-cell>
          <table:table-cell/>
        </table:table-row>
        <table:table-row table:style-name="ro1">
          <table:table-cell office:value-type="float" office:value="139198" calcext:value-type="float">
            <text:p>139198</text:p>
          </table:table-cell>
          <table:table-cell office:value-type="float" office:value="-110.23241" calcext:value-type="float">
            <text:p>-110.23241</text:p>
          </table:table-cell>
          <table:table-cell/>
        </table:table-row>
        <table:table-row table:style-name="ro1">
          <table:table-cell office:value-type="float" office:value="139644" calcext:value-type="float">
            <text:p>139644</text:p>
          </table:table-cell>
          <table:table-cell office:value-type="float" office:value="-108.82496" calcext:value-type="float">
            <text:p>-108.82496</text:p>
          </table:table-cell>
          <table:table-cell/>
        </table:table-row>
        <table:table-row table:style-name="ro1">
          <table:table-cell office:value-type="float" office:value="140089" calcext:value-type="float">
            <text:p>140089</text:p>
          </table:table-cell>
          <table:table-cell office:value-type="float" office:value="-108.60776" calcext:value-type="float">
            <text:p>-108.60776</text:p>
          </table:table-cell>
          <table:table-cell/>
        </table:table-row>
        <table:table-row table:style-name="ro1">
          <table:table-cell office:value-type="float" office:value="140535" calcext:value-type="float">
            <text:p>140535</text:p>
          </table:table-cell>
          <table:table-cell office:value-type="float" office:value="-110.94644" calcext:value-type="float">
            <text:p>-110.94644</text:p>
          </table:table-cell>
          <table:table-cell/>
        </table:table-row>
        <table:table-row table:style-name="ro1">
          <table:table-cell office:value-type="float" office:value="140980" calcext:value-type="float">
            <text:p>140980</text:p>
          </table:table-cell>
          <table:table-cell office:value-type="float" office:value="-111.1385" calcext:value-type="float">
            <text:p>-111.1385</text:p>
          </table:table-cell>
          <table:table-cell/>
        </table:table-row>
        <table:table-row table:style-name="ro1">
          <table:table-cell office:value-type="float" office:value="141425" calcext:value-type="float">
            <text:p>141425</text:p>
          </table:table-cell>
          <table:table-cell office:value-type="float" office:value="-110.12314" calcext:value-type="float">
            <text:p>-110.12314</text:p>
          </table:table-cell>
          <table:table-cell/>
        </table:table-row>
        <table:table-row table:style-name="ro1">
          <table:table-cell office:value-type="float" office:value="141871" calcext:value-type="float">
            <text:p>141871</text:p>
          </table:table-cell>
          <table:table-cell office:value-type="float" office:value="-111.42166" calcext:value-type="float">
            <text:p>-111.42166</text:p>
          </table:table-cell>
          <table:table-cell/>
        </table:table-row>
        <table:table-row table:style-name="ro1">
          <table:table-cell office:value-type="float" office:value="142316" calcext:value-type="float">
            <text:p>142316</text:p>
          </table:table-cell>
          <table:table-cell office:value-type="float" office:value="-109.40022" calcext:value-type="float">
            <text:p>-109.40022</text:p>
          </table:table-cell>
          <table:table-cell/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float" office:value="-111.28108" calcext:value-type="float">
            <text:p>-111.28108</text:p>
          </table:table-cell>
          <table:table-cell/>
        </table:table-row>
        <table:table-row table:style-name="ro1">
          <table:table-cell office:value-type="float" office:value="143207" calcext:value-type="float">
            <text:p>143207</text:p>
          </table:table-cell>
          <table:table-cell office:value-type="float" office:value="-110.17231" calcext:value-type="float">
            <text:p>-110.17231</text:p>
          </table:table-cell>
          <table:table-cell/>
        </table:table-row>
        <table:table-row table:style-name="ro1">
          <table:table-cell office:value-type="float" office:value="143653" calcext:value-type="float">
            <text:p>143653</text:p>
          </table:table-cell>
          <table:table-cell office:value-type="float" office:value="-108.83418" calcext:value-type="float">
            <text:p>-108.83418</text:p>
          </table:table-cell>
          <table:table-cell/>
        </table:table-row>
        <table:table-row table:style-name="ro1">
          <table:table-cell office:value-type="float" office:value="144098" calcext:value-type="float">
            <text:p>144098</text:p>
          </table:table-cell>
          <table:table-cell office:value-type="float" office:value="-108.83031" calcext:value-type="float">
            <text:p>-108.83031</text:p>
          </table:table-cell>
          <table:table-cell/>
        </table:table-row>
        <table:table-row table:style-name="ro1">
          <table:table-cell office:value-type="float" office:value="144543" calcext:value-type="float">
            <text:p>144543</text:p>
          </table:table-cell>
          <table:table-cell office:value-type="float" office:value="-109.38566" calcext:value-type="float">
            <text:p>-109.38566</text:p>
          </table:table-cell>
          <table:table-cell/>
        </table:table-row>
        <table:table-row table:style-name="ro1">
          <table:table-cell office:value-type="float" office:value="144989" calcext:value-type="float">
            <text:p>144989</text:p>
          </table:table-cell>
          <table:table-cell office:value-type="float" office:value="-108.12962" calcext:value-type="float">
            <text:p>-108.12962</text:p>
          </table:table-cell>
          <table:table-cell/>
        </table:table-row>
        <table:table-row table:style-name="ro1">
          <table:table-cell office:value-type="float" office:value="145434" calcext:value-type="float">
            <text:p>145434</text:p>
          </table:table-cell>
          <table:table-cell office:value-type="float" office:value="-108.42672" calcext:value-type="float">
            <text:p>-108.42672</text:p>
          </table:table-cell>
          <table:table-cell/>
        </table:table-row>
        <table:table-row table:style-name="ro1">
          <table:table-cell office:value-type="float" office:value="145880" calcext:value-type="float">
            <text:p>145880</text:p>
          </table:table-cell>
          <table:table-cell office:value-type="float" office:value="-107.31094" calcext:value-type="float">
            <text:p>-107.31094</text:p>
          </table:table-cell>
          <table:table-cell/>
        </table:table-row>
        <table:table-row table:style-name="ro1">
          <table:table-cell office:value-type="float" office:value="146325" calcext:value-type="float">
            <text:p>146325</text:p>
          </table:table-cell>
          <table:table-cell office:value-type="float" office:value="-109.41856" calcext:value-type="float">
            <text:p>-109.41856</text:p>
          </table:table-cell>
          <table:table-cell/>
        </table:table-row>
        <table:table-row table:style-name="ro1">
          <table:table-cell office:value-type="float" office:value="146771" calcext:value-type="float">
            <text:p>146771</text:p>
          </table:table-cell>
          <table:table-cell office:value-type="float" office:value="-107.58609" calcext:value-type="float">
            <text:p>-107.58609</text:p>
          </table:table-cell>
          <table:table-cell/>
        </table:table-row>
        <table:table-row table:style-name="ro1">
          <table:table-cell office:value-type="float" office:value="147216" calcext:value-type="float">
            <text:p>147216</text:p>
          </table:table-cell>
          <table:table-cell office:value-type="float" office:value="-108.37686" calcext:value-type="float">
            <text:p>-108.37686</text:p>
          </table:table-cell>
          <table:table-cell/>
        </table:table-row>
        <table:table-row table:style-name="ro1">
          <table:table-cell office:value-type="float" office:value="147661" calcext:value-type="float">
            <text:p>147661</text:p>
          </table:table-cell>
          <table:table-cell office:value-type="float" office:value="-109.22179" calcext:value-type="float">
            <text:p>-109.22179</text:p>
          </table:table-cell>
          <table:table-cell/>
        </table:table-row>
        <table:table-row table:style-name="ro1">
          <table:table-cell office:value-type="float" office:value="148107" calcext:value-type="float">
            <text:p>148107</text:p>
          </table:table-cell>
          <table:table-cell office:value-type="float" office:value="-109.03761" calcext:value-type="float">
            <text:p>-109.03761</text:p>
          </table:table-cell>
          <table:table-cell/>
        </table:table-row>
        <table:table-row table:style-name="ro1">
          <table:table-cell office:value-type="float" office:value="148552" calcext:value-type="float">
            <text:p>148552</text:p>
          </table:table-cell>
          <table:table-cell office:value-type="float" office:value="-108.93141" calcext:value-type="float">
            <text:p>-108.93141</text:p>
          </table:table-cell>
          <table:table-cell/>
        </table:table-row>
        <table:table-row table:style-name="ro1">
          <table:table-cell office:value-type="float" office:value="148998" calcext:value-type="float">
            <text:p>148998</text:p>
          </table:table-cell>
          <table:table-cell office:value-type="float" office:value="-109.29804" calcext:value-type="float">
            <text:p>-109.29804</text:p>
          </table:table-cell>
          <table:table-cell/>
        </table:table-row>
        <table:table-row table:style-name="ro1">
          <table:table-cell office:value-type="float" office:value="149443" calcext:value-type="float">
            <text:p>149443</text:p>
          </table:table-cell>
          <table:table-cell office:value-type="float" office:value="-108.89656" calcext:value-type="float">
            <text:p>-108.89656</text:p>
          </table:table-cell>
          <table:table-cell/>
        </table:table-row>
        <table:table-row table:style-name="ro1">
          <table:table-cell office:value-type="float" office:value="149889" calcext:value-type="float">
            <text:p>149889</text:p>
          </table:table-cell>
          <table:table-cell office:value-type="float" office:value="-111.82291" calcext:value-type="float">
            <text:p>-111.82291</text:p>
          </table:table-cell>
          <table:table-cell/>
        </table:table-row>
        <table:table-row table:style-name="ro1">
          <table:table-cell office:value-type="float" office:value="150334" calcext:value-type="float">
            <text:p>150334</text:p>
          </table:table-cell>
          <table:table-cell office:value-type="float" office:value="-109.03961" calcext:value-type="float">
            <text:p>-109.03961</text:p>
          </table:table-cell>
          <table:table-cell/>
        </table:table-row>
        <table:table-row table:style-name="ro1">
          <table:table-cell office:value-type="float" office:value="150780" calcext:value-type="float">
            <text:p>150780</text:p>
          </table:table-cell>
          <table:table-cell office:value-type="float" office:value="-112.52734" calcext:value-type="float">
            <text:p>-112.52734</text:p>
          </table:table-cell>
          <table:table-cell/>
        </table:table-row>
        <table:table-row table:style-name="ro1">
          <table:table-cell office:value-type="float" office:value="151225" calcext:value-type="float">
            <text:p>151225</text:p>
          </table:table-cell>
          <table:table-cell office:value-type="float" office:value="-109.1712" calcext:value-type="float">
            <text:p>-109.1712</text:p>
          </table:table-cell>
          <table:table-cell/>
        </table:table-row>
        <table:table-row table:style-name="ro1">
          <table:table-cell office:value-type="float" office:value="151670" calcext:value-type="float">
            <text:p>151670</text:p>
          </table:table-cell>
          <table:table-cell office:value-type="float" office:value="-109.45725" calcext:value-type="float">
            <text:p>-109.45725</text:p>
          </table:table-cell>
          <table:table-cell/>
        </table:table-row>
        <table:table-row table:style-name="ro1">
          <table:table-cell office:value-type="float" office:value="152116" calcext:value-type="float">
            <text:p>152116</text:p>
          </table:table-cell>
          <table:table-cell office:value-type="float" office:value="-109.5546" calcext:value-type="float">
            <text:p>-109.5546</text:p>
          </table:table-cell>
          <table:table-cell/>
        </table:table-row>
        <table:table-row table:style-name="ro1">
          <table:table-cell office:value-type="float" office:value="152561" calcext:value-type="float">
            <text:p>152561</text:p>
          </table:table-cell>
          <table:table-cell office:value-type="float" office:value="-110.46784" calcext:value-type="float">
            <text:p>-110.46784</text:p>
          </table:table-cell>
          <table:table-cell/>
        </table:table-row>
        <table:table-row table:style-name="ro1">
          <table:table-cell office:value-type="float" office:value="153007" calcext:value-type="float">
            <text:p>153007</text:p>
          </table:table-cell>
          <table:table-cell office:value-type="float" office:value="-109.3543" calcext:value-type="float">
            <text:p>-109.3543</text:p>
          </table:table-cell>
          <table:table-cell/>
        </table:table-row>
        <table:table-row table:style-name="ro1">
          <table:table-cell office:value-type="float" office:value="153452" calcext:value-type="float">
            <text:p>153452</text:p>
          </table:table-cell>
          <table:table-cell office:value-type="float" office:value="-108.61639" calcext:value-type="float">
            <text:p>-108.61639</text:p>
          </table:table-cell>
          <table:table-cell/>
        </table:table-row>
        <table:table-row table:style-name="ro1">
          <table:table-cell office:value-type="float" office:value="153898" calcext:value-type="float">
            <text:p>153898</text:p>
          </table:table-cell>
          <table:table-cell office:value-type="float" office:value="-110.49194" calcext:value-type="float">
            <text:p>-110.49194</text:p>
          </table:table-cell>
          <table:table-cell/>
        </table:table-row>
        <table:table-row table:style-name="ro1">
          <table:table-cell office:value-type="float" office:value="154343" calcext:value-type="float">
            <text:p>154343</text:p>
          </table:table-cell>
          <table:table-cell office:value-type="float" office:value="-110.15749" calcext:value-type="float">
            <text:p>-110.15749</text:p>
          </table:table-cell>
          <table:table-cell/>
        </table:table-row>
        <table:table-row table:style-name="ro1">
          <table:table-cell office:value-type="float" office:value="154788" calcext:value-type="float">
            <text:p>154788</text:p>
          </table:table-cell>
          <table:table-cell office:value-type="float" office:value="-109.01675" calcext:value-type="float">
            <text:p>-109.01675</text:p>
          </table:table-cell>
          <table:table-cell/>
        </table:table-row>
        <table:table-row table:style-name="ro1">
          <table:table-cell office:value-type="float" office:value="155234" calcext:value-type="float">
            <text:p>155234</text:p>
          </table:table-cell>
          <table:table-cell office:value-type="float" office:value="-108.05472" calcext:value-type="float">
            <text:p>-108.05472</text:p>
          </table:table-cell>
          <table:table-cell/>
        </table:table-row>
        <table:table-row table:style-name="ro1">
          <table:table-cell office:value-type="float" office:value="155679" calcext:value-type="float">
            <text:p>155679</text:p>
          </table:table-cell>
          <table:table-cell office:value-type="float" office:value="-107.20389" calcext:value-type="float">
            <text:p>-107.20389</text:p>
          </table:table-cell>
          <table:table-cell/>
        </table:table-row>
        <table:table-row table:style-name="ro1">
          <table:table-cell office:value-type="float" office:value="156125" calcext:value-type="float">
            <text:p>156125</text:p>
          </table:table-cell>
          <table:table-cell office:value-type="float" office:value="-107.2345" calcext:value-type="float">
            <text:p>-107.2345</text:p>
          </table:table-cell>
          <table:table-cell/>
        </table:table-row>
        <table:table-row table:style-name="ro1">
          <table:table-cell office:value-type="float" office:value="156570" calcext:value-type="float">
            <text:p>156570</text:p>
          </table:table-cell>
          <table:table-cell office:value-type="float" office:value="-109.70553" calcext:value-type="float">
            <text:p>-109.70553</text:p>
          </table:table-cell>
          <table:table-cell/>
        </table:table-row>
        <table:table-row table:style-name="ro1">
          <table:table-cell office:value-type="float" office:value="157016" calcext:value-type="float">
            <text:p>157016</text:p>
          </table:table-cell>
          <table:table-cell office:value-type="float" office:value="-107.91697" calcext:value-type="float">
            <text:p>-107.91697</text:p>
          </table:table-cell>
          <table:table-cell/>
        </table:table-row>
        <table:table-row table:style-name="ro1">
          <table:table-cell office:value-type="float" office:value="157461" calcext:value-type="float">
            <text:p>157461</text:p>
          </table:table-cell>
          <table:table-cell office:value-type="float" office:value="-108.18039" calcext:value-type="float">
            <text:p>-108.18039</text:p>
          </table:table-cell>
          <table:table-cell/>
        </table:table-row>
        <table:table-row table:style-name="ro1">
          <table:table-cell office:value-type="float" office:value="157906" calcext:value-type="float">
            <text:p>157906</text:p>
          </table:table-cell>
          <table:table-cell office:value-type="float" office:value="-109.45705" calcext:value-type="float">
            <text:p>-109.45705</text:p>
          </table:table-cell>
          <table:table-cell/>
        </table:table-row>
        <table:table-row table:style-name="ro1">
          <table:table-cell office:value-type="float" office:value="158352" calcext:value-type="float">
            <text:p>158352</text:p>
          </table:table-cell>
          <table:table-cell office:value-type="float" office:value="-110.17242" calcext:value-type="float">
            <text:p>-110.17242</text:p>
          </table:table-cell>
          <table:table-cell/>
        </table:table-row>
        <table:table-row table:style-name="ro1">
          <table:table-cell office:value-type="float" office:value="158797" calcext:value-type="float">
            <text:p>158797</text:p>
          </table:table-cell>
          <table:table-cell office:value-type="float" office:value="-110.71164" calcext:value-type="float">
            <text:p>-110.71164</text:p>
          </table:table-cell>
          <table:table-cell/>
        </table:table-row>
        <table:table-row table:style-name="ro1">
          <table:table-cell office:value-type="float" office:value="159243" calcext:value-type="float">
            <text:p>159243</text:p>
          </table:table-cell>
          <table:table-cell office:value-type="float" office:value="-108.18953" calcext:value-type="float">
            <text:p>-108.18953</text:p>
          </table:table-cell>
          <table:table-cell/>
        </table:table-row>
        <table:table-row table:style-name="ro1">
          <table:table-cell office:value-type="float" office:value="159688" calcext:value-type="float">
            <text:p>159688</text:p>
          </table:table-cell>
          <table:table-cell office:value-type="float" office:value="-109.55939" calcext:value-type="float">
            <text:p>-109.55939</text:p>
          </table:table-cell>
          <table:table-cell/>
        </table:table-row>
        <table:table-row table:style-name="ro1">
          <table:table-cell office:value-type="float" office:value="160134" calcext:value-type="float">
            <text:p>160134</text:p>
          </table:table-cell>
          <table:table-cell office:value-type="float" office:value="-111.19056" calcext:value-type="float">
            <text:p>-111.19056</text:p>
          </table:table-cell>
          <table:table-cell/>
        </table:table-row>
        <table:table-row table:style-name="ro1">
          <table:table-cell office:value-type="float" office:value="160579" calcext:value-type="float">
            <text:p>160579</text:p>
          </table:table-cell>
          <table:table-cell office:value-type="float" office:value="-112.68194" calcext:value-type="float">
            <text:p>-112.68194</text:p>
          </table:table-cell>
          <table:table-cell/>
        </table:table-row>
        <table:table-row table:style-name="ro1">
          <table:table-cell office:value-type="float" office:value="161024" calcext:value-type="float">
            <text:p>161024</text:p>
          </table:table-cell>
          <table:table-cell office:value-type="float" office:value="-111.99476" calcext:value-type="float">
            <text:p>-111.99476</text:p>
          </table:table-cell>
          <table:table-cell/>
        </table:table-row>
        <table:table-row table:style-name="ro1">
          <table:table-cell office:value-type="float" office:value="161470" calcext:value-type="float">
            <text:p>161470</text:p>
          </table:table-cell>
          <table:table-cell office:value-type="float" office:value="-111.73981" calcext:value-type="float">
            <text:p>-111.73981</text:p>
          </table:table-cell>
          <table:table-cell/>
        </table:table-row>
        <table:table-row table:style-name="ro1">
          <table:table-cell office:value-type="float" office:value="161915" calcext:value-type="float">
            <text:p>161915</text:p>
          </table:table-cell>
          <table:table-cell office:value-type="float" office:value="-111.87234" calcext:value-type="float">
            <text:p>-111.87234</text:p>
          </table:table-cell>
          <table:table-cell/>
        </table:table-row>
        <table:table-row table:style-name="ro1">
          <table:table-cell office:value-type="float" office:value="162361" calcext:value-type="float">
            <text:p>162361</text:p>
          </table:table-cell>
          <table:table-cell office:value-type="float" office:value="-108.16079" calcext:value-type="float">
            <text:p>-108.16079</text:p>
          </table:table-cell>
          <table:table-cell/>
        </table:table-row>
        <table:table-row table:style-name="ro1">
          <table:table-cell office:value-type="float" office:value="162806" calcext:value-type="float">
            <text:p>162806</text:p>
          </table:table-cell>
          <table:table-cell office:value-type="float" office:value="-108.39804" calcext:value-type="float">
            <text:p>-108.39804</text:p>
          </table:table-cell>
          <table:table-cell/>
        </table:table-row>
        <table:table-row table:style-name="ro1">
          <table:table-cell office:value-type="float" office:value="163252" calcext:value-type="float">
            <text:p>163252</text:p>
          </table:table-cell>
          <table:table-cell office:value-type="float" office:value="-110.69553" calcext:value-type="float">
            <text:p>-110.69553</text:p>
          </table:table-cell>
          <table:table-cell/>
        </table:table-row>
        <table:table-row table:style-name="ro1">
          <table:table-cell office:value-type="float" office:value="163697" calcext:value-type="float">
            <text:p>163697</text:p>
          </table:table-cell>
          <table:table-cell office:value-type="float" office:value="-110.84898" calcext:value-type="float">
            <text:p>-110.84898</text:p>
          </table:table-cell>
          <table:table-cell/>
        </table:table-row>
        <table:table-row table:style-name="ro1">
          <table:table-cell office:value-type="float" office:value="164143" calcext:value-type="float">
            <text:p>164143</text:p>
          </table:table-cell>
          <table:table-cell office:value-type="float" office:value="-108.91469" calcext:value-type="float">
            <text:p>-108.91469</text:p>
          </table:table-cell>
          <table:table-cell/>
        </table:table-row>
        <table:table-row table:style-name="ro1">
          <table:table-cell office:value-type="float" office:value="164588" calcext:value-type="float">
            <text:p>164588</text:p>
          </table:table-cell>
          <table:table-cell office:value-type="float" office:value="-109.63934" calcext:value-type="float">
            <text:p>-109.63934</text:p>
          </table:table-cell>
          <table:table-cell/>
        </table:table-row>
        <table:table-row table:style-name="ro1">
          <table:table-cell office:value-type="float" office:value="165033" calcext:value-type="float">
            <text:p>165033</text:p>
          </table:table-cell>
          <table:table-cell office:value-type="float" office:value="-109.41495" calcext:value-type="float">
            <text:p>-109.41495</text:p>
          </table:table-cell>
          <table:table-cell/>
        </table:table-row>
        <table:table-row table:style-name="ro1">
          <table:table-cell office:value-type="float" office:value="165479" calcext:value-type="float">
            <text:p>165479</text:p>
          </table:table-cell>
          <table:table-cell office:value-type="float" office:value="-107.42007" calcext:value-type="float">
            <text:p>-107.42007</text:p>
          </table:table-cell>
          <table:table-cell/>
        </table:table-row>
        <table:table-row table:style-name="ro1">
          <table:table-cell office:value-type="float" office:value="165924" calcext:value-type="float">
            <text:p>165924</text:p>
          </table:table-cell>
          <table:table-cell office:value-type="float" office:value="-109.39922" calcext:value-type="float">
            <text:p>-109.39922</text:p>
          </table:table-cell>
          <table:table-cell/>
        </table:table-row>
        <table:table-row table:style-name="ro1">
          <table:table-cell office:value-type="float" office:value="166370" calcext:value-type="float">
            <text:p>166370</text:p>
          </table:table-cell>
          <table:table-cell office:value-type="float" office:value="-108.95574" calcext:value-type="float">
            <text:p>-108.95574</text:p>
          </table:table-cell>
          <table:table-cell/>
        </table:table-row>
        <table:table-row table:style-name="ro1">
          <table:table-cell office:value-type="float" office:value="166815" calcext:value-type="float">
            <text:p>166815</text:p>
          </table:table-cell>
          <table:table-cell office:value-type="float" office:value="-107.87894" calcext:value-type="float">
            <text:p>-107.87894</text:p>
          </table:table-cell>
          <table:table-cell/>
        </table:table-row>
        <table:table-row table:style-name="ro1">
          <table:table-cell office:value-type="float" office:value="167261" calcext:value-type="float">
            <text:p>167261</text:p>
          </table:table-cell>
          <table:table-cell office:value-type="float" office:value="-108.77652" calcext:value-type="float">
            <text:p>-108.77652</text:p>
          </table:table-cell>
          <table:table-cell/>
        </table:table-row>
        <table:table-row table:style-name="ro1">
          <table:table-cell office:value-type="float" office:value="167706" calcext:value-type="float">
            <text:p>167706</text:p>
          </table:table-cell>
          <table:table-cell office:value-type="float" office:value="-111.69191" calcext:value-type="float">
            <text:p>-111.69191</text:p>
          </table:table-cell>
          <table:table-cell/>
        </table:table-row>
        <table:table-row table:style-name="ro1">
          <table:table-cell office:value-type="float" office:value="168151" calcext:value-type="float">
            <text:p>168151</text:p>
          </table:table-cell>
          <table:table-cell office:value-type="float" office:value="-108.88959" calcext:value-type="float">
            <text:p>-108.88959</text:p>
          </table:table-cell>
          <table:table-cell/>
        </table:table-row>
        <table:table-row table:style-name="ro1">
          <table:table-cell office:value-type="float" office:value="168597" calcext:value-type="float">
            <text:p>168597</text:p>
          </table:table-cell>
          <table:table-cell office:value-type="float" office:value="-110.25007" calcext:value-type="float">
            <text:p>-110.25007</text:p>
          </table:table-cell>
          <table:table-cell/>
        </table:table-row>
        <table:table-row table:style-name="ro1">
          <table:table-cell office:value-type="float" office:value="169042" calcext:value-type="float">
            <text:p>169042</text:p>
          </table:table-cell>
          <table:table-cell office:value-type="float" office:value="-111.40249" calcext:value-type="float">
            <text:p>-111.40249</text:p>
          </table:table-cell>
          <table:table-cell/>
        </table:table-row>
        <table:table-row table:style-name="ro1">
          <table:table-cell office:value-type="float" office:value="169488" calcext:value-type="float">
            <text:p>169488</text:p>
          </table:table-cell>
          <table:table-cell office:value-type="float" office:value="-110.11961" calcext:value-type="float">
            <text:p>-110.11961</text:p>
          </table:table-cell>
          <table:table-cell/>
        </table:table-row>
        <table:table-row table:style-name="ro1">
          <table:table-cell office:value-type="float" office:value="169933" calcext:value-type="float">
            <text:p>169933</text:p>
          </table:table-cell>
          <table:table-cell office:value-type="float" office:value="-111.27511" calcext:value-type="float">
            <text:p>-111.27511</text:p>
          </table:table-cell>
          <table:table-cell/>
        </table:table-row>
        <table:table-row table:style-name="ro1">
          <table:table-cell office:value-type="float" office:value="170379" calcext:value-type="float">
            <text:p>170379</text:p>
          </table:table-cell>
          <table:table-cell office:value-type="float" office:value="-110.07262" calcext:value-type="float">
            <text:p>-110.07262</text:p>
          </table:table-cell>
          <table:table-cell/>
        </table:table-row>
        <table:table-row table:style-name="ro1">
          <table:table-cell office:value-type="float" office:value="170824" calcext:value-type="float">
            <text:p>170824</text:p>
          </table:table-cell>
          <table:table-cell office:value-type="float" office:value="-110.40474" calcext:value-type="float">
            <text:p>-110.40474</text:p>
          </table:table-cell>
          <table:table-cell/>
        </table:table-row>
        <table:table-row table:style-name="ro1">
          <table:table-cell office:value-type="float" office:value="171269" calcext:value-type="float">
            <text:p>171269</text:p>
          </table:table-cell>
          <table:table-cell office:value-type="float" office:value="-109.69863" calcext:value-type="float">
            <text:p>-109.69863</text:p>
          </table:table-cell>
          <table:table-cell/>
        </table:table-row>
        <table:table-row table:style-name="ro1">
          <table:table-cell office:value-type="float" office:value="171715" calcext:value-type="float">
            <text:p>171715</text:p>
          </table:table-cell>
          <table:table-cell office:value-type="float" office:value="-108.21022" calcext:value-type="float">
            <text:p>-108.21022</text:p>
          </table:table-cell>
          <table:table-cell/>
        </table:table-row>
        <table:table-row table:style-name="ro1">
          <table:table-cell office:value-type="float" office:value="172160" calcext:value-type="float">
            <text:p>172160</text:p>
          </table:table-cell>
          <table:table-cell office:value-type="float" office:value="-111.12501" calcext:value-type="float">
            <text:p>-111.12501</text:p>
          </table:table-cell>
          <table:table-cell/>
        </table:table-row>
        <table:table-row table:style-name="ro1">
          <table:table-cell office:value-type="float" office:value="172606" calcext:value-type="float">
            <text:p>172606</text:p>
          </table:table-cell>
          <table:table-cell office:value-type="float" office:value="-107.72338" calcext:value-type="float">
            <text:p>-107.72338</text:p>
          </table:table-cell>
          <table:table-cell/>
        </table:table-row>
        <table:table-row table:style-name="ro1">
          <table:table-cell office:value-type="float" office:value="173051" calcext:value-type="float">
            <text:p>173051</text:p>
          </table:table-cell>
          <table:table-cell office:value-type="float" office:value="-109.01424" calcext:value-type="float">
            <text:p>-109.01424</text:p>
          </table:table-cell>
          <table:table-cell/>
        </table:table-row>
        <table:table-row table:style-name="ro1">
          <table:table-cell office:value-type="float" office:value="173497" calcext:value-type="float">
            <text:p>173497</text:p>
          </table:table-cell>
          <table:table-cell office:value-type="float" office:value="-108.24686" calcext:value-type="float">
            <text:p>-108.24686</text:p>
          </table:table-cell>
          <table:table-cell/>
        </table:table-row>
        <table:table-row table:style-name="ro1">
          <table:table-cell office:value-type="float" office:value="173942" calcext:value-type="float">
            <text:p>173942</text:p>
          </table:table-cell>
          <table:table-cell office:value-type="float" office:value="-109.26769" calcext:value-type="float">
            <text:p>-109.26769</text:p>
          </table:table-cell>
          <table:table-cell/>
        </table:table-row>
        <table:table-row table:style-name="ro1">
          <table:table-cell office:value-type="float" office:value="174388" calcext:value-type="float">
            <text:p>174388</text:p>
          </table:table-cell>
          <table:table-cell office:value-type="float" office:value="-108.37344" calcext:value-type="float">
            <text:p>-108.37344</text:p>
          </table:table-cell>
          <table:table-cell/>
        </table:table-row>
        <table:table-row table:style-name="ro1">
          <table:table-cell office:value-type="float" office:value="174833" calcext:value-type="float">
            <text:p>174833</text:p>
          </table:table-cell>
          <table:table-cell office:value-type="float" office:value="-107.70164" calcext:value-type="float">
            <text:p>-107.70164</text:p>
          </table:table-cell>
          <table:table-cell/>
        </table:table-row>
        <table:table-row table:style-name="ro1">
          <table:table-cell office:value-type="float" office:value="175278" calcext:value-type="float">
            <text:p>175278</text:p>
          </table:table-cell>
          <table:table-cell office:value-type="float" office:value="-110.84806" calcext:value-type="float">
            <text:p>-110.84806</text:p>
          </table:table-cell>
          <table:table-cell/>
        </table:table-row>
        <table:table-row table:style-name="ro1">
          <table:table-cell office:value-type="float" office:value="175724" calcext:value-type="float">
            <text:p>175724</text:p>
          </table:table-cell>
          <table:table-cell office:value-type="float" office:value="-107.99719" calcext:value-type="float">
            <text:p>-107.99719</text:p>
          </table:table-cell>
          <table:table-cell/>
        </table:table-row>
        <table:table-row table:style-name="ro1">
          <table:table-cell office:value-type="float" office:value="176169" calcext:value-type="float">
            <text:p>176169</text:p>
          </table:table-cell>
          <table:table-cell office:value-type="float" office:value="-110.04931" calcext:value-type="float">
            <text:p>-110.04931</text:p>
          </table:table-cell>
          <table:table-cell/>
        </table:table-row>
        <table:table-row table:style-name="ro1">
          <table:table-cell office:value-type="float" office:value="176615" calcext:value-type="float">
            <text:p>176615</text:p>
          </table:table-cell>
          <table:table-cell office:value-type="float" office:value="-108.9632" calcext:value-type="float">
            <text:p>-108.9632</text:p>
          </table:table-cell>
          <table:table-cell/>
        </table:table-row>
        <table:table-row table:style-name="ro1">
          <table:table-cell office:value-type="float" office:value="177060" calcext:value-type="float">
            <text:p>177060</text:p>
          </table:table-cell>
          <table:table-cell office:value-type="float" office:value="-108.22434" calcext:value-type="float">
            <text:p>-108.22434</text:p>
          </table:table-cell>
          <table:table-cell/>
        </table:table-row>
        <table:table-row table:style-name="ro1">
          <table:table-cell office:value-type="float" office:value="177506" calcext:value-type="float">
            <text:p>177506</text:p>
          </table:table-cell>
          <table:table-cell office:value-type="float" office:value="-108.34891" calcext:value-type="float">
            <text:p>-108.34891</text:p>
          </table:table-cell>
          <table:table-cell/>
        </table:table-row>
        <table:table-row table:style-name="ro1">
          <table:table-cell office:value-type="float" office:value="177951" calcext:value-type="float">
            <text:p>177951</text:p>
          </table:table-cell>
          <table:table-cell office:value-type="float" office:value="-108.66478" calcext:value-type="float">
            <text:p>-108.66478</text:p>
          </table:table-cell>
          <table:table-cell/>
        </table:table-row>
        <table:table-row table:style-name="ro1">
          <table:table-cell office:value-type="float" office:value="178396" calcext:value-type="float">
            <text:p>178396</text:p>
          </table:table-cell>
          <table:table-cell office:value-type="float" office:value="-110.69472" calcext:value-type="float">
            <text:p>-110.69472</text:p>
          </table:table-cell>
          <table:table-cell/>
        </table:table-row>
        <table:table-row table:style-name="ro1">
          <table:table-cell office:value-type="float" office:value="178842" calcext:value-type="float">
            <text:p>178842</text:p>
          </table:table-cell>
          <table:table-cell office:value-type="float" office:value="-111.49547" calcext:value-type="float">
            <text:p>-111.49547</text:p>
          </table:table-cell>
          <table:table-cell/>
        </table:table-row>
        <table:table-row table:style-name="ro1">
          <table:table-cell office:value-type="float" office:value="179287" calcext:value-type="float">
            <text:p>179287</text:p>
          </table:table-cell>
          <table:table-cell office:value-type="float" office:value="-111.66532" calcext:value-type="float">
            <text:p>-111.66532</text:p>
          </table:table-cell>
          <table:table-cell/>
        </table:table-row>
        <table:table-row table:style-name="ro1">
          <table:table-cell office:value-type="float" office:value="179733" calcext:value-type="float">
            <text:p>179733</text:p>
          </table:table-cell>
          <table:table-cell office:value-type="float" office:value="-112.88712" calcext:value-type="float">
            <text:p>-112.88712</text:p>
          </table:table-cell>
          <table:table-cell/>
        </table:table-row>
        <table:table-row table:style-name="ro1">
          <table:table-cell office:value-type="float" office:value="180178" calcext:value-type="float">
            <text:p>180178</text:p>
          </table:table-cell>
          <table:table-cell office:value-type="float" office:value="-110.07625" calcext:value-type="float">
            <text:p>-110.07625</text:p>
          </table:table-cell>
          <table:table-cell/>
        </table:table-row>
        <table:table-row table:style-name="ro1">
          <table:table-cell office:value-type="float" office:value="180624" calcext:value-type="float">
            <text:p>180624</text:p>
          </table:table-cell>
          <table:table-cell office:value-type="float" office:value="-113.86081" calcext:value-type="float">
            <text:p>-113.86081</text:p>
          </table:table-cell>
          <table:table-cell/>
        </table:table-row>
        <table:table-row table:style-name="ro1">
          <table:table-cell office:value-type="float" office:value="181069" calcext:value-type="float">
            <text:p>181069</text:p>
          </table:table-cell>
          <table:table-cell office:value-type="float" office:value="-109.78182" calcext:value-type="float">
            <text:p>-109.78182</text:p>
          </table:table-cell>
          <table:table-cell/>
        </table:table-row>
        <table:table-row table:style-name="ro1">
          <table:table-cell office:value-type="float" office:value="181514" calcext:value-type="float">
            <text:p>181514</text:p>
          </table:table-cell>
          <table:table-cell office:value-type="float" office:value="-110.14324" calcext:value-type="float">
            <text:p>-110.14324</text:p>
          </table:table-cell>
          <table:table-cell/>
        </table:table-row>
        <table:table-row table:style-name="ro1">
          <table:table-cell office:value-type="float" office:value="181960" calcext:value-type="float">
            <text:p>181960</text:p>
          </table:table-cell>
          <table:table-cell office:value-type="float" office:value="-110.43374" calcext:value-type="float">
            <text:p>-110.43374</text:p>
          </table:table-cell>
          <table:table-cell/>
        </table:table-row>
        <table:table-row table:style-name="ro1">
          <table:table-cell office:value-type="float" office:value="182405" calcext:value-type="float">
            <text:p>182405</text:p>
          </table:table-cell>
          <table:table-cell office:value-type="float" office:value="-110.45209" calcext:value-type="float">
            <text:p>-110.45209</text:p>
          </table:table-cell>
          <table:table-cell/>
        </table:table-row>
        <table:table-row table:style-name="ro1">
          <table:table-cell office:value-type="float" office:value="182851" calcext:value-type="float">
            <text:p>182851</text:p>
          </table:table-cell>
          <table:table-cell office:value-type="float" office:value="-110.11551" calcext:value-type="float">
            <text:p>-110.11551</text:p>
          </table:table-cell>
          <table:table-cell/>
        </table:table-row>
        <table:table-row table:style-name="ro1">
          <table:table-cell office:value-type="float" office:value="183296" calcext:value-type="float">
            <text:p>183296</text:p>
          </table:table-cell>
          <table:table-cell office:value-type="float" office:value="-110.89644" calcext:value-type="float">
            <text:p>-110.89644</text:p>
          </table:table-cell>
          <table:table-cell/>
        </table:table-row>
        <table:table-row table:style-name="ro1">
          <table:table-cell office:value-type="float" office:value="183742" calcext:value-type="float">
            <text:p>183742</text:p>
          </table:table-cell>
          <table:table-cell office:value-type="float" office:value="-110.4403" calcext:value-type="float">
            <text:p>-110.4403</text:p>
          </table:table-cell>
          <table:table-cell/>
        </table:table-row>
        <table:table-row table:style-name="ro1">
          <table:table-cell office:value-type="float" office:value="184187" calcext:value-type="float">
            <text:p>184187</text:p>
          </table:table-cell>
          <table:table-cell office:value-type="float" office:value="-106.44188" calcext:value-type="float">
            <text:p>-106.44188</text:p>
          </table:table-cell>
          <table:table-cell/>
        </table:table-row>
        <table:table-row table:style-name="ro1">
          <table:table-cell office:value-type="float" office:value="184633" calcext:value-type="float">
            <text:p>184633</text:p>
          </table:table-cell>
          <table:table-cell office:value-type="float" office:value="-105.16219" calcext:value-type="float">
            <text:p>-105.16219</text:p>
          </table:table-cell>
          <table:table-cell/>
        </table:table-row>
        <table:table-row table:style-name="ro1">
          <table:table-cell office:value-type="float" office:value="185078" calcext:value-type="float">
            <text:p>185078</text:p>
          </table:table-cell>
          <table:table-cell office:value-type="float" office:value="-108.19918" calcext:value-type="float">
            <text:p>-108.19918</text:p>
          </table:table-cell>
          <table:table-cell/>
        </table:table-row>
        <table:table-row table:style-name="ro1">
          <table:table-cell office:value-type="float" office:value="185523" calcext:value-type="float">
            <text:p>185523</text:p>
          </table:table-cell>
          <table:table-cell office:value-type="float" office:value="-107.6695" calcext:value-type="float">
            <text:p>-107.6695</text:p>
          </table:table-cell>
          <table:table-cell/>
        </table:table-row>
        <table:table-row table:style-name="ro1">
          <table:table-cell office:value-type="float" office:value="185969" calcext:value-type="float">
            <text:p>185969</text:p>
          </table:table-cell>
          <table:table-cell office:value-type="float" office:value="-106.84144" calcext:value-type="float">
            <text:p>-106.84144</text:p>
          </table:table-cell>
          <table:table-cell/>
        </table:table-row>
        <table:table-row table:style-name="ro1">
          <table:table-cell office:value-type="float" office:value="186414" calcext:value-type="float">
            <text:p>186414</text:p>
          </table:table-cell>
          <table:table-cell office:value-type="float" office:value="-108.69626" calcext:value-type="float">
            <text:p>-108.69626</text:p>
          </table:table-cell>
          <table:table-cell/>
        </table:table-row>
        <table:table-row table:style-name="ro1">
          <table:table-cell office:value-type="float" office:value="186860" calcext:value-type="float">
            <text:p>186860</text:p>
          </table:table-cell>
          <table:table-cell office:value-type="float" office:value="-108.81548" calcext:value-type="float">
            <text:p>-108.81548</text:p>
          </table:table-cell>
          <table:table-cell/>
        </table:table-row>
        <table:table-row table:style-name="ro1">
          <table:table-cell office:value-type="float" office:value="187305" calcext:value-type="float">
            <text:p>187305</text:p>
          </table:table-cell>
          <table:table-cell office:value-type="float" office:value="-111.25601" calcext:value-type="float">
            <text:p>-111.25601</text:p>
          </table:table-cell>
          <table:table-cell/>
        </table:table-row>
        <table:table-row table:style-name="ro1">
          <table:table-cell office:value-type="float" office:value="187751" calcext:value-type="float">
            <text:p>187751</text:p>
          </table:table-cell>
          <table:table-cell office:value-type="float" office:value="-109.93949" calcext:value-type="float">
            <text:p>-109.93949</text:p>
          </table:table-cell>
          <table:table-cell/>
        </table:table-row>
        <table:table-row table:style-name="ro1">
          <table:table-cell office:value-type="float" office:value="188196" calcext:value-type="float">
            <text:p>188196</text:p>
          </table:table-cell>
          <table:table-cell office:value-type="float" office:value="-109.52355" calcext:value-type="float">
            <text:p>-109.52355</text:p>
          </table:table-cell>
          <table:table-cell/>
        </table:table-row>
        <table:table-row table:style-name="ro1">
          <table:table-cell office:value-type="float" office:value="188641" calcext:value-type="float">
            <text:p>188641</text:p>
          </table:table-cell>
          <table:table-cell office:value-type="float" office:value="-111.70535" calcext:value-type="float">
            <text:p>-111.70535</text:p>
          </table:table-cell>
          <table:table-cell/>
        </table:table-row>
        <table:table-row table:style-name="ro1">
          <table:table-cell office:value-type="float" office:value="189087" calcext:value-type="float">
            <text:p>189087</text:p>
          </table:table-cell>
          <table:table-cell office:value-type="float" office:value="-109.81085" calcext:value-type="float">
            <text:p>-109.81085</text:p>
          </table:table-cell>
          <table:table-cell/>
        </table:table-row>
        <table:table-row table:style-name="ro1">
          <table:table-cell office:value-type="float" office:value="189532" calcext:value-type="float">
            <text:p>189532</text:p>
          </table:table-cell>
          <table:table-cell office:value-type="float" office:value="-110.97639" calcext:value-type="float">
            <text:p>-110.97639</text:p>
          </table:table-cell>
          <table:table-cell/>
        </table:table-row>
        <table:table-row table:style-name="ro1">
          <table:table-cell office:value-type="float" office:value="189978" calcext:value-type="float">
            <text:p>189978</text:p>
          </table:table-cell>
          <table:table-cell office:value-type="float" office:value="-109.56426" calcext:value-type="float">
            <text:p>-109.56426</text:p>
          </table:table-cell>
          <table:table-cell/>
        </table:table-row>
        <table:table-row table:style-name="ro1">
          <table:table-cell office:value-type="float" office:value="190423" calcext:value-type="float">
            <text:p>190423</text:p>
          </table:table-cell>
          <table:table-cell office:value-type="float" office:value="-112.91056" calcext:value-type="float">
            <text:p>-112.91056</text:p>
          </table:table-cell>
          <table:table-cell/>
        </table:table-row>
        <table:table-row table:style-name="ro1">
          <table:table-cell office:value-type="float" office:value="190869" calcext:value-type="float">
            <text:p>190869</text:p>
          </table:table-cell>
          <table:table-cell office:value-type="float" office:value="-109.97" calcext:value-type="float">
            <text:p>-109.97</text:p>
          </table:table-cell>
          <table:table-cell/>
        </table:table-row>
        <table:table-row table:style-name="ro1">
          <table:table-cell office:value-type="float" office:value="191314" calcext:value-type="float">
            <text:p>191314</text:p>
          </table:table-cell>
          <table:table-cell office:value-type="float" office:value="-108.74094" calcext:value-type="float">
            <text:p>-108.74094</text:p>
          </table:table-cell>
          <table:table-cell/>
        </table:table-row>
        <table:table-row table:style-name="ro1">
          <table:table-cell office:value-type="float" office:value="191759" calcext:value-type="float">
            <text:p>191759</text:p>
          </table:table-cell>
          <table:table-cell office:value-type="float" office:value="-110.52022" calcext:value-type="float">
            <text:p>-110.52022</text:p>
          </table:table-cell>
          <table:table-cell/>
        </table:table-row>
        <table:table-row table:style-name="ro1">
          <table:table-cell office:value-type="float" office:value="192205" calcext:value-type="float">
            <text:p>192205</text:p>
          </table:table-cell>
          <table:table-cell office:value-type="float" office:value="-109.42149" calcext:value-type="float">
            <text:p>-109.42149</text:p>
          </table:table-cell>
          <table:table-cell/>
        </table:table-row>
        <table:table-row table:style-name="ro1">
          <table:table-cell office:value-type="float" office:value="192650" calcext:value-type="float">
            <text:p>192650</text:p>
          </table:table-cell>
          <table:table-cell office:value-type="float" office:value="-110.68259" calcext:value-type="float">
            <text:p>-110.68259</text:p>
          </table:table-cell>
          <table:table-cell/>
        </table:table-row>
        <table:table-row table:style-name="ro1">
          <table:table-cell office:value-type="float" office:value="193096" calcext:value-type="float">
            <text:p>193096</text:p>
          </table:table-cell>
          <table:table-cell office:value-type="float" office:value="-108.38176" calcext:value-type="float">
            <text:p>-108.38176</text:p>
          </table:table-cell>
          <table:table-cell/>
        </table:table-row>
        <table:table-row table:style-name="ro1">
          <table:table-cell office:value-type="float" office:value="193541" calcext:value-type="float">
            <text:p>193541</text:p>
          </table:table-cell>
          <table:table-cell office:value-type="float" office:value="-108.81457" calcext:value-type="float">
            <text:p>-108.81457</text:p>
          </table:table-cell>
          <table:table-cell/>
        </table:table-row>
        <table:table-row table:style-name="ro1">
          <table:table-cell office:value-type="float" office:value="193987" calcext:value-type="float">
            <text:p>193987</text:p>
          </table:table-cell>
          <table:table-cell office:value-type="float" office:value="-108.18531" calcext:value-type="float">
            <text:p>-108.18531</text:p>
          </table:table-cell>
          <table:table-cell/>
        </table:table-row>
        <table:table-row table:style-name="ro1">
          <table:table-cell office:value-type="float" office:value="194432" calcext:value-type="float">
            <text:p>194432</text:p>
          </table:table-cell>
          <table:table-cell office:value-type="float" office:value="-107.46504" calcext:value-type="float">
            <text:p>-107.46504</text:p>
          </table:table-cell>
          <table:table-cell/>
        </table:table-row>
        <table:table-row table:style-name="ro1">
          <table:table-cell office:value-type="float" office:value="194878" calcext:value-type="float">
            <text:p>194878</text:p>
          </table:table-cell>
          <table:table-cell office:value-type="float" office:value="-109.0715" calcext:value-type="float">
            <text:p>-109.0715</text:p>
          </table:table-cell>
          <table:table-cell/>
        </table:table-row>
        <table:table-row table:style-name="ro1">
          <table:table-cell office:value-type="float" office:value="195323" calcext:value-type="float">
            <text:p>195323</text:p>
          </table:table-cell>
          <table:table-cell office:value-type="float" office:value="-108.25876" calcext:value-type="float">
            <text:p>-108.25876</text:p>
          </table:table-cell>
          <table:table-cell/>
        </table:table-row>
        <table:table-row table:style-name="ro1">
          <table:table-cell office:value-type="float" office:value="195768" calcext:value-type="float">
            <text:p>195768</text:p>
          </table:table-cell>
          <table:table-cell office:value-type="float" office:value="-106.34668" calcext:value-type="float">
            <text:p>-106.34668</text:p>
          </table:table-cell>
          <table:table-cell/>
        </table:table-row>
        <table:table-row table:style-name="ro1">
          <table:table-cell office:value-type="float" office:value="196214" calcext:value-type="float">
            <text:p>196214</text:p>
          </table:table-cell>
          <table:table-cell office:value-type="float" office:value="-108.30915" calcext:value-type="float">
            <text:p>-108.30915</text:p>
          </table:table-cell>
          <table:table-cell/>
        </table:table-row>
        <table:table-row table:style-name="ro1">
          <table:table-cell office:value-type="float" office:value="196659" calcext:value-type="float">
            <text:p>196659</text:p>
          </table:table-cell>
          <table:table-cell office:value-type="float" office:value="-108.38936" calcext:value-type="float">
            <text:p>-108.38936</text:p>
          </table:table-cell>
          <table:table-cell/>
        </table:table-row>
        <table:table-row table:style-name="ro1">
          <table:table-cell office:value-type="float" office:value="197105" calcext:value-type="float">
            <text:p>197105</text:p>
          </table:table-cell>
          <table:table-cell office:value-type="float" office:value="-110.0672" calcext:value-type="float">
            <text:p>-110.0672</text:p>
          </table:table-cell>
          <table:table-cell/>
        </table:table-row>
        <table:table-row table:style-name="ro1">
          <table:table-cell office:value-type="float" office:value="197550" calcext:value-type="float">
            <text:p>197550</text:p>
          </table:table-cell>
          <table:table-cell office:value-type="float" office:value="-108.57616" calcext:value-type="float">
            <text:p>-108.57616</text:p>
          </table:table-cell>
          <table:table-cell/>
        </table:table-row>
        <table:table-row table:style-name="ro1">
          <table:table-cell office:value-type="float" office:value="197996" calcext:value-type="float">
            <text:p>197996</text:p>
          </table:table-cell>
          <table:table-cell office:value-type="float" office:value="-110.34835" calcext:value-type="float">
            <text:p>-110.34835</text:p>
          </table:table-cell>
          <table:table-cell/>
        </table:table-row>
        <table:table-row table:style-name="ro1">
          <table:table-cell office:value-type="float" office:value="198441" calcext:value-type="float">
            <text:p>198441</text:p>
          </table:table-cell>
          <table:table-cell office:value-type="float" office:value="-109.09488" calcext:value-type="float">
            <text:p>-109.09488</text:p>
          </table:table-cell>
          <table:table-cell/>
        </table:table-row>
        <table:table-row table:style-name="ro1">
          <table:table-cell office:value-type="float" office:value="198886" calcext:value-type="float">
            <text:p>198886</text:p>
          </table:table-cell>
          <table:table-cell office:value-type="float" office:value="-113.11332" calcext:value-type="float">
            <text:p>-113.11332</text:p>
          </table:table-cell>
          <table:table-cell/>
        </table:table-row>
        <table:table-row table:style-name="ro1">
          <table:table-cell office:value-type="float" office:value="199332" calcext:value-type="float">
            <text:p>199332</text:p>
          </table:table-cell>
          <table:table-cell office:value-type="float" office:value="-108.55832" calcext:value-type="float">
            <text:p>-108.55832</text:p>
          </table:table-cell>
          <table:table-cell/>
        </table:table-row>
        <table:table-row table:style-name="ro1">
          <table:table-cell office:value-type="float" office:value="199777" calcext:value-type="float">
            <text:p>199777</text:p>
          </table:table-cell>
          <table:table-cell office:value-type="float" office:value="-106.9463" calcext:value-type="float">
            <text:p>-106.9463</text:p>
          </table:table-cell>
          <table:table-cell/>
        </table:table-row>
        <table:table-row table:style-name="ro1">
          <table:table-cell office:value-type="float" office:value="200223" calcext:value-type="float">
            <text:p>200223</text:p>
          </table:table-cell>
          <table:table-cell office:value-type="float" office:value="-111.71658" calcext:value-type="float">
            <text:p>-111.71658</text:p>
          </table:table-cell>
          <table:table-cell/>
        </table:table-row>
        <table:table-row table:style-name="ro1">
          <table:table-cell office:value-type="float" office:value="200668" calcext:value-type="float">
            <text:p>200668</text:p>
          </table:table-cell>
          <table:table-cell office:value-type="float" office:value="-112.54141" calcext:value-type="float">
            <text:p>-112.54141</text:p>
          </table:table-cell>
          <table:table-cell/>
        </table:table-row>
        <table:table-row table:style-name="ro1">
          <table:table-cell office:value-type="float" office:value="201114" calcext:value-type="float">
            <text:p>201114</text:p>
          </table:table-cell>
          <table:table-cell office:value-type="float" office:value="-107.3214" calcext:value-type="float">
            <text:p>-107.3214</text:p>
          </table:table-cell>
          <table:table-cell/>
        </table:table-row>
        <table:table-row table:style-name="ro1">
          <table:table-cell office:value-type="float" office:value="201559" calcext:value-type="float">
            <text:p>201559</text:p>
          </table:table-cell>
          <table:table-cell office:value-type="float" office:value="-110.91913" calcext:value-type="float">
            <text:p>-110.91913</text:p>
          </table:table-cell>
          <table:table-cell/>
        </table:table-row>
        <table:table-row table:style-name="ro1">
          <table:table-cell office:value-type="float" office:value="202004" calcext:value-type="float">
            <text:p>202004</text:p>
          </table:table-cell>
          <table:table-cell office:value-type="float" office:value="-109.60058" calcext:value-type="float">
            <text:p>-109.60058</text:p>
          </table:table-cell>
          <table:table-cell/>
        </table:table-row>
        <table:table-row table:style-name="ro1">
          <table:table-cell office:value-type="float" office:value="202450" calcext:value-type="float">
            <text:p>202450</text:p>
          </table:table-cell>
          <table:table-cell office:value-type="float" office:value="-108.47284" calcext:value-type="float">
            <text:p>-108.47284</text:p>
          </table:table-cell>
          <table:table-cell/>
        </table:table-row>
        <table:table-row table:style-name="ro1">
          <table:table-cell office:value-type="float" office:value="202895" calcext:value-type="float">
            <text:p>202895</text:p>
          </table:table-cell>
          <table:table-cell office:value-type="float" office:value="-110.4457" calcext:value-type="float">
            <text:p>-110.4457</text:p>
          </table:table-cell>
          <table:table-cell/>
        </table:table-row>
        <table:table-row table:style-name="ro1">
          <table:table-cell office:value-type="float" office:value="203341" calcext:value-type="float">
            <text:p>203341</text:p>
          </table:table-cell>
          <table:table-cell office:value-type="float" office:value="-109.70006" calcext:value-type="float">
            <text:p>-109.70006</text:p>
          </table:table-cell>
          <table:table-cell/>
        </table:table-row>
        <table:table-row table:style-name="ro1">
          <table:table-cell office:value-type="float" office:value="203786" calcext:value-type="float">
            <text:p>203786</text:p>
          </table:table-cell>
          <table:table-cell office:value-type="float" office:value="-109.78781" calcext:value-type="float">
            <text:p>-109.78781</text:p>
          </table:table-cell>
          <table:table-cell/>
        </table:table-row>
        <table:table-row table:style-name="ro1">
          <table:table-cell office:value-type="float" office:value="204232" calcext:value-type="float">
            <text:p>204232</text:p>
          </table:table-cell>
          <table:table-cell office:value-type="float" office:value="-109.39122" calcext:value-type="float">
            <text:p>-109.39122</text:p>
          </table:table-cell>
          <table:table-cell/>
        </table:table-row>
        <table:table-row table:style-name="ro1">
          <table:table-cell office:value-type="float" office:value="204677" calcext:value-type="float">
            <text:p>204677</text:p>
          </table:table-cell>
          <table:table-cell office:value-type="float" office:value="-108.48438" calcext:value-type="float">
            <text:p>-108.48438</text:p>
          </table:table-cell>
          <table:table-cell/>
        </table:table-row>
        <table:table-row table:style-name="ro1">
          <table:table-cell office:value-type="float" office:value="205122" calcext:value-type="float">
            <text:p>205122</text:p>
          </table:table-cell>
          <table:table-cell office:value-type="float" office:value="-107.79157" calcext:value-type="float">
            <text:p>-107.79157</text:p>
          </table:table-cell>
          <table:table-cell/>
        </table:table-row>
        <table:table-row table:style-name="ro1">
          <table:table-cell office:value-type="float" office:value="205568" calcext:value-type="float">
            <text:p>205568</text:p>
          </table:table-cell>
          <table:table-cell office:value-type="float" office:value="-109.28446" calcext:value-type="float">
            <text:p>-109.28446</text:p>
          </table:table-cell>
          <table:table-cell/>
        </table:table-row>
        <table:table-row table:style-name="ro1">
          <table:table-cell office:value-type="float" office:value="206013" calcext:value-type="float">
            <text:p>206013</text:p>
          </table:table-cell>
          <table:table-cell office:value-type="float" office:value="-107.45499" calcext:value-type="float">
            <text:p>-107.45499</text:p>
          </table:table-cell>
          <table:table-cell/>
        </table:table-row>
        <table:table-row table:style-name="ro1">
          <table:table-cell office:value-type="float" office:value="206459" calcext:value-type="float">
            <text:p>206459</text:p>
          </table:table-cell>
          <table:table-cell office:value-type="float" office:value="-107.98918" calcext:value-type="float">
            <text:p>-107.98918</text:p>
          </table:table-cell>
          <table:table-cell/>
        </table:table-row>
        <table:table-row table:style-name="ro1">
          <table:table-cell office:value-type="float" office:value="206904" calcext:value-type="float">
            <text:p>206904</text:p>
          </table:table-cell>
          <table:table-cell office:value-type="float" office:value="-109.7564" calcext:value-type="float">
            <text:p>-109.7564</text:p>
          </table:table-cell>
          <table:table-cell/>
        </table:table-row>
        <table:table-row table:style-name="ro1">
          <table:table-cell office:value-type="float" office:value="207350" calcext:value-type="float">
            <text:p>207350</text:p>
          </table:table-cell>
          <table:table-cell office:value-type="float" office:value="-107.29269" calcext:value-type="float">
            <text:p>-107.29269</text:p>
          </table:table-cell>
          <table:table-cell/>
        </table:table-row>
        <table:table-row table:style-name="ro1">
          <table:table-cell office:value-type="float" office:value="207795" calcext:value-type="float">
            <text:p>207795</text:p>
          </table:table-cell>
          <table:table-cell office:value-type="float" office:value="-108.16632" calcext:value-type="float">
            <text:p>-108.16632</text:p>
          </table:table-cell>
          <table:table-cell/>
        </table:table-row>
        <table:table-row table:style-name="ro1">
          <table:table-cell office:value-type="float" office:value="208241" calcext:value-type="float">
            <text:p>208241</text:p>
          </table:table-cell>
          <table:table-cell office:value-type="float" office:value="-110.67478" calcext:value-type="float">
            <text:p>-110.67478</text:p>
          </table:table-cell>
          <table:table-cell/>
        </table:table-row>
        <table:table-row table:style-name="ro1">
          <table:table-cell office:value-type="float" office:value="208686" calcext:value-type="float">
            <text:p>208686</text:p>
          </table:table-cell>
          <table:table-cell office:value-type="float" office:value="-109.59884" calcext:value-type="float">
            <text:p>-109.59884</text:p>
          </table:table-cell>
          <table:table-cell/>
        </table:table-row>
        <table:table-row table:style-name="ro1">
          <table:table-cell office:value-type="float" office:value="209131" calcext:value-type="float">
            <text:p>209131</text:p>
          </table:table-cell>
          <table:table-cell office:value-type="float" office:value="-108.07981" calcext:value-type="float">
            <text:p>-108.07981</text:p>
          </table:table-cell>
          <table:table-cell/>
        </table:table-row>
        <table:table-row table:style-name="ro1">
          <table:table-cell office:value-type="float" office:value="209577" calcext:value-type="float">
            <text:p>209577</text:p>
          </table:table-cell>
          <table:table-cell office:value-type="float" office:value="-107.98465" calcext:value-type="float">
            <text:p>-107.98465</text:p>
          </table:table-cell>
          <table:table-cell/>
        </table:table-row>
        <table:table-row table:style-name="ro1">
          <table:table-cell office:value-type="float" office:value="210022" calcext:value-type="float">
            <text:p>210022</text:p>
          </table:table-cell>
          <table:table-cell office:value-type="float" office:value="-111.00625" calcext:value-type="float">
            <text:p>-111.00625</text:p>
          </table:table-cell>
          <table:table-cell/>
        </table:table-row>
        <table:table-row table:style-name="ro1">
          <table:table-cell office:value-type="float" office:value="210468" calcext:value-type="float">
            <text:p>210468</text:p>
          </table:table-cell>
          <table:table-cell office:value-type="float" office:value="-111.54734" calcext:value-type="float">
            <text:p>-111.54734</text:p>
          </table:table-cell>
          <table:table-cell/>
        </table:table-row>
        <table:table-row table:style-name="ro1">
          <table:table-cell office:value-type="float" office:value="210913" calcext:value-type="float">
            <text:p>210913</text:p>
          </table:table-cell>
          <table:table-cell office:value-type="float" office:value="-108.7462" calcext:value-type="float">
            <text:p>-108.7462</text:p>
          </table:table-cell>
          <table:table-cell/>
        </table:table-row>
        <table:table-row table:style-name="ro1">
          <table:table-cell office:value-type="float" office:value="211359" calcext:value-type="float">
            <text:p>211359</text:p>
          </table:table-cell>
          <table:table-cell office:value-type="float" office:value="-110.31109" calcext:value-type="float">
            <text:p>-110.31109</text:p>
          </table:table-cell>
          <table:table-cell/>
        </table:table-row>
        <table:table-row table:style-name="ro1">
          <table:table-cell office:value-type="float" office:value="211804" calcext:value-type="float">
            <text:p>211804</text:p>
          </table:table-cell>
          <table:table-cell office:value-type="float" office:value="-109.07691" calcext:value-type="float">
            <text:p>-109.07691</text:p>
          </table:table-cell>
          <table:table-cell/>
        </table:table-row>
        <table:table-row table:style-name="ro1">
          <table:table-cell office:value-type="float" office:value="212249" calcext:value-type="float">
            <text:p>212249</text:p>
          </table:table-cell>
          <table:table-cell office:value-type="float" office:value="-108.5895" calcext:value-type="float">
            <text:p>-108.5895</text:p>
          </table:table-cell>
          <table:table-cell/>
        </table:table-row>
        <table:table-row table:style-name="ro1">
          <table:table-cell office:value-type="float" office:value="212695" calcext:value-type="float">
            <text:p>212695</text:p>
          </table:table-cell>
          <table:table-cell office:value-type="float" office:value="-109.71098" calcext:value-type="float">
            <text:p>-109.71098</text:p>
          </table:table-cell>
          <table:table-cell/>
        </table:table-row>
        <table:table-row table:style-name="ro1">
          <table:table-cell office:value-type="float" office:value="213140" calcext:value-type="float">
            <text:p>213140</text:p>
          </table:table-cell>
          <table:table-cell office:value-type="float" office:value="-108.79937" calcext:value-type="float">
            <text:p>-108.79937</text:p>
          </table:table-cell>
          <table:table-cell/>
        </table:table-row>
        <table:table-row table:style-name="ro1">
          <table:table-cell office:value-type="float" office:value="213586" calcext:value-type="float">
            <text:p>213586</text:p>
          </table:table-cell>
          <table:table-cell office:value-type="float" office:value="-109.32218" calcext:value-type="float">
            <text:p>-109.32218</text:p>
          </table:table-cell>
          <table:table-cell/>
        </table:table-row>
        <table:table-row table:style-name="ro1">
          <table:table-cell office:value-type="float" office:value="214031" calcext:value-type="float">
            <text:p>214031</text:p>
          </table:table-cell>
          <table:table-cell office:value-type="float" office:value="-107.53775" calcext:value-type="float">
            <text:p>-107.53775</text:p>
          </table:table-cell>
          <table:table-cell/>
        </table:table-row>
        <table:table-row table:style-name="ro1">
          <table:table-cell office:value-type="float" office:value="214477" calcext:value-type="float">
            <text:p>214477</text:p>
          </table:table-cell>
          <table:table-cell office:value-type="float" office:value="-110.17528" calcext:value-type="float">
            <text:p>-110.17528</text:p>
          </table:table-cell>
          <table:table-cell/>
        </table:table-row>
        <table:table-row table:style-name="ro1">
          <table:table-cell office:value-type="float" office:value="214922" calcext:value-type="float">
            <text:p>214922</text:p>
          </table:table-cell>
          <table:table-cell office:value-type="float" office:value="-112.32709" calcext:value-type="float">
            <text:p>-112.32709</text:p>
          </table:table-cell>
          <table:table-cell/>
        </table:table-row>
        <table:table-row table:style-name="ro1">
          <table:table-cell office:value-type="float" office:value="215367" calcext:value-type="float">
            <text:p>215367</text:p>
          </table:table-cell>
          <table:table-cell office:value-type="float" office:value="-107.77016" calcext:value-type="float">
            <text:p>-107.77016</text:p>
          </table:table-cell>
          <table:table-cell/>
        </table:table-row>
        <table:table-row table:style-name="ro1">
          <table:table-cell office:value-type="float" office:value="215813" calcext:value-type="float">
            <text:p>215813</text:p>
          </table:table-cell>
          <table:table-cell office:value-type="float" office:value="-108.68369" calcext:value-type="float">
            <text:p>-108.68369</text:p>
          </table:table-cell>
          <table:table-cell/>
        </table:table-row>
        <table:table-row table:style-name="ro1">
          <table:table-cell office:value-type="float" office:value="216258" calcext:value-type="float">
            <text:p>216258</text:p>
          </table:table-cell>
          <table:table-cell office:value-type="float" office:value="-109.78353" calcext:value-type="float">
            <text:p>-109.78353</text:p>
          </table:table-cell>
          <table:table-cell/>
        </table:table-row>
        <table:table-row table:style-name="ro1">
          <table:table-cell office:value-type="float" office:value="216704" calcext:value-type="float">
            <text:p>216704</text:p>
          </table:table-cell>
          <table:table-cell office:value-type="float" office:value="-109.20982" calcext:value-type="float">
            <text:p>-109.20982</text:p>
          </table:table-cell>
          <table:table-cell/>
        </table:table-row>
        <table:table-row table:style-name="ro1">
          <table:table-cell office:value-type="float" office:value="217149" calcext:value-type="float">
            <text:p>217149</text:p>
          </table:table-cell>
          <table:table-cell office:value-type="float" office:value="-109.22978" calcext:value-type="float">
            <text:p>-109.22978</text:p>
          </table:table-cell>
          <table:table-cell/>
        </table:table-row>
        <table:table-row table:style-name="ro1">
          <table:table-cell office:value-type="float" office:value="217595" calcext:value-type="float">
            <text:p>217595</text:p>
          </table:table-cell>
          <table:table-cell office:value-type="float" office:value="-109.79782" calcext:value-type="float">
            <text:p>-109.79782</text:p>
          </table:table-cell>
          <table:table-cell/>
        </table:table-row>
        <table:table-row table:style-name="ro1">
          <table:table-cell office:value-type="float" office:value="218040" calcext:value-type="float">
            <text:p>218040</text:p>
          </table:table-cell>
          <table:table-cell office:value-type="float" office:value="-109.07845" calcext:value-type="float">
            <text:p>-109.07845</text:p>
          </table:table-cell>
          <table:table-cell/>
        </table:table-row>
        <table:table-row table:style-name="ro1">
          <table:table-cell office:value-type="float" office:value="218486" calcext:value-type="float">
            <text:p>218486</text:p>
          </table:table-cell>
          <table:table-cell office:value-type="float" office:value="-110.03629" calcext:value-type="float">
            <text:p>-110.03629</text:p>
          </table:table-cell>
          <table:table-cell/>
        </table:table-row>
        <table:table-row table:style-name="ro1">
          <table:table-cell office:value-type="float" office:value="218931" calcext:value-type="float">
            <text:p>218931</text:p>
          </table:table-cell>
          <table:table-cell office:value-type="float" office:value="-108.71328" calcext:value-type="float">
            <text:p>-108.71328</text:p>
          </table:table-cell>
          <table:table-cell/>
        </table:table-row>
        <table:table-row table:style-name="ro1">
          <table:table-cell office:value-type="float" office:value="219376" calcext:value-type="float">
            <text:p>219376</text:p>
          </table:table-cell>
          <table:table-cell office:value-type="float" office:value="-108.63184" calcext:value-type="float">
            <text:p>-108.63184</text:p>
          </table:table-cell>
          <table:table-cell/>
        </table:table-row>
        <table:table-row table:style-name="ro1">
          <table:table-cell office:value-type="float" office:value="219822" calcext:value-type="float">
            <text:p>219822</text:p>
          </table:table-cell>
          <table:table-cell office:value-type="float" office:value="-108.47098" calcext:value-type="float">
            <text:p>-108.47098</text:p>
          </table:table-cell>
          <table:table-cell/>
        </table:table-row>
        <table:table-row table:style-name="ro1">
          <table:table-cell office:value-type="float" office:value="220267" calcext:value-type="float">
            <text:p>220267</text:p>
          </table:table-cell>
          <table:table-cell office:value-type="float" office:value="-110.42951" calcext:value-type="float">
            <text:p>-110.42951</text:p>
          </table:table-cell>
          <table:table-cell/>
        </table:table-row>
        <table:table-row table:style-name="ro1">
          <table:table-cell office:value-type="float" office:value="220713" calcext:value-type="float">
            <text:p>220713</text:p>
          </table:table-cell>
          <table:table-cell office:value-type="float" office:value="-107.32449" calcext:value-type="float">
            <text:p>-107.32449</text:p>
          </table:table-cell>
          <table:table-cell/>
        </table:table-row>
        <table:table-row table:style-name="ro1">
          <table:table-cell office:value-type="float" office:value="221158" calcext:value-type="float">
            <text:p>221158</text:p>
          </table:table-cell>
          <table:table-cell office:value-type="float" office:value="-110.81505" calcext:value-type="float">
            <text:p>-110.81505</text:p>
          </table:table-cell>
          <table:table-cell/>
        </table:table-row>
        <table:table-row table:style-name="ro1">
          <table:table-cell office:value-type="float" office:value="221604" calcext:value-type="float">
            <text:p>221604</text:p>
          </table:table-cell>
          <table:table-cell office:value-type="float" office:value="-108.68584" calcext:value-type="float">
            <text:p>-108.68584</text:p>
          </table:table-cell>
          <table:table-cell/>
        </table:table-row>
        <table:table-row table:style-name="ro1">
          <table:table-cell office:value-type="float" office:value="222049" calcext:value-type="float">
            <text:p>222049</text:p>
          </table:table-cell>
          <table:table-cell office:value-type="float" office:value="-110.75101" calcext:value-type="float">
            <text:p>-110.75101</text:p>
          </table:table-cell>
          <table:table-cell/>
        </table:table-row>
        <table:table-row table:style-name="ro1">
          <table:table-cell office:value-type="float" office:value="222494" calcext:value-type="float">
            <text:p>222494</text:p>
          </table:table-cell>
          <table:table-cell office:value-type="float" office:value="-109.97134" calcext:value-type="float">
            <text:p>-109.97134</text:p>
          </table:table-cell>
          <table:table-cell/>
        </table:table-row>
        <table:table-row table:style-name="ro1">
          <table:table-cell office:value-type="float" office:value="222940" calcext:value-type="float">
            <text:p>222940</text:p>
          </table:table-cell>
          <table:table-cell office:value-type="float" office:value="-106.67562" calcext:value-type="float">
            <text:p>-106.67562</text:p>
          </table:table-cell>
          <table:table-cell/>
        </table:table-row>
        <table:table-row table:style-name="ro1">
          <table:table-cell office:value-type="float" office:value="223385" calcext:value-type="float">
            <text:p>223385</text:p>
          </table:table-cell>
          <table:table-cell office:value-type="float" office:value="-109.18582" calcext:value-type="float">
            <text:p>-109.18582</text:p>
          </table:table-cell>
          <table:table-cell/>
        </table:table-row>
        <table:table-row table:style-name="ro1">
          <table:table-cell office:value-type="float" office:value="223831" calcext:value-type="float">
            <text:p>223831</text:p>
          </table:table-cell>
          <table:table-cell office:value-type="float" office:value="-110.14366" calcext:value-type="float">
            <text:p>-110.14366</text:p>
          </table:table-cell>
          <table:table-cell/>
        </table:table-row>
        <table:table-row table:style-name="ro1">
          <table:table-cell office:value-type="float" office:value="224276" calcext:value-type="float">
            <text:p>224276</text:p>
          </table:table-cell>
          <table:table-cell office:value-type="float" office:value="-108.13845" calcext:value-type="float">
            <text:p>-108.13845</text:p>
          </table:table-cell>
          <table:table-cell/>
        </table:table-row>
        <table:table-row table:style-name="ro1">
          <table:table-cell office:value-type="float" office:value="224722" calcext:value-type="float">
            <text:p>224722</text:p>
          </table:table-cell>
          <table:table-cell office:value-type="float" office:value="-109.27174" calcext:value-type="float">
            <text:p>-109.27174</text:p>
          </table:table-cell>
          <table:table-cell/>
        </table:table-row>
        <table:table-row table:style-name="ro1">
          <table:table-cell office:value-type="float" office:value="225167" calcext:value-type="float">
            <text:p>225167</text:p>
          </table:table-cell>
          <table:table-cell office:value-type="float" office:value="-108.49387" calcext:value-type="float">
            <text:p>-108.49387</text:p>
          </table:table-cell>
          <table:table-cell/>
        </table:table-row>
        <table:table-row table:style-name="ro1">
          <table:table-cell office:value-type="float" office:value="225612" calcext:value-type="float">
            <text:p>225612</text:p>
          </table:table-cell>
          <table:table-cell office:value-type="float" office:value="-108.80539" calcext:value-type="float">
            <text:p>-108.80539</text:p>
          </table:table-cell>
          <table:table-cell/>
        </table:table-row>
        <table:table-row table:style-name="ro1">
          <table:table-cell office:value-type="float" office:value="226058" calcext:value-type="float">
            <text:p>226058</text:p>
          </table:table-cell>
          <table:table-cell office:value-type="float" office:value="-108.88886" calcext:value-type="float">
            <text:p>-108.88886</text:p>
          </table:table-cell>
          <table:table-cell/>
        </table:table-row>
        <table:table-row table:style-name="ro1">
          <table:table-cell office:value-type="float" office:value="226503" calcext:value-type="float">
            <text:p>226503</text:p>
          </table:table-cell>
          <table:table-cell office:value-type="float" office:value="-108.30622" calcext:value-type="float">
            <text:p>-108.30622</text:p>
          </table:table-cell>
          <table:table-cell/>
        </table:table-row>
        <table:table-row table:style-name="ro1">
          <table:table-cell office:value-type="float" office:value="226949" calcext:value-type="float">
            <text:p>226949</text:p>
          </table:table-cell>
          <table:table-cell office:value-type="float" office:value="-107.01699" calcext:value-type="float">
            <text:p>-107.01699</text:p>
          </table:table-cell>
          <table:table-cell/>
        </table:table-row>
        <table:table-row table:style-name="ro1">
          <table:table-cell office:value-type="float" office:value="227394" calcext:value-type="float">
            <text:p>227394</text:p>
          </table:table-cell>
          <table:table-cell office:value-type="float" office:value="-112.73199" calcext:value-type="float">
            <text:p>-112.73199</text:p>
          </table:table-cell>
          <table:table-cell/>
        </table:table-row>
        <table:table-row table:style-name="ro1">
          <table:table-cell office:value-type="float" office:value="227840" calcext:value-type="float">
            <text:p>227840</text:p>
          </table:table-cell>
          <table:table-cell office:value-type="float" office:value="-108.83403" calcext:value-type="float">
            <text:p>-108.83403</text:p>
          </table:table-cell>
          <table:table-cell/>
        </table:table-row>
        <table:table-row table:style-name="ro1">
          <table:table-cell office:value-type="float" office:value="228285" calcext:value-type="float">
            <text:p>228285</text:p>
          </table:table-cell>
          <table:table-cell office:value-type="float" office:value="-110.89094" calcext:value-type="float">
            <text:p>-110.89094</text:p>
          </table:table-cell>
          <table:table-cell/>
        </table:table-row>
        <table:table-row table:style-name="ro1">
          <table:table-cell office:value-type="float" office:value="228731" calcext:value-type="float">
            <text:p>228731</text:p>
          </table:table-cell>
          <table:table-cell office:value-type="float" office:value="-110.25347" calcext:value-type="float">
            <text:p>-110.25347</text:p>
          </table:table-cell>
          <table:table-cell/>
        </table:table-row>
        <table:table-row table:style-name="ro1">
          <table:table-cell office:value-type="float" office:value="229176" calcext:value-type="float">
            <text:p>229176</text:p>
          </table:table-cell>
          <table:table-cell office:value-type="float" office:value="-111.56618" calcext:value-type="float">
            <text:p>-111.56618</text:p>
          </table:table-cell>
          <table:table-cell/>
        </table:table-row>
        <table:table-row table:style-name="ro1">
          <table:table-cell office:value-type="float" office:value="229621" calcext:value-type="float">
            <text:p>229621</text:p>
          </table:table-cell>
          <table:table-cell office:value-type="float" office:value="-111.64322" calcext:value-type="float">
            <text:p>-111.64322</text:p>
          </table:table-cell>
          <table:table-cell/>
        </table:table-row>
        <table:table-row table:style-name="ro1">
          <table:table-cell office:value-type="float" office:value="230067" calcext:value-type="float">
            <text:p>230067</text:p>
          </table:table-cell>
          <table:table-cell office:value-type="float" office:value="-110.49219" calcext:value-type="float">
            <text:p>-110.49219</text:p>
          </table:table-cell>
          <table:table-cell/>
        </table:table-row>
        <table:table-row table:style-name="ro1">
          <table:table-cell office:value-type="float" office:value="230512" calcext:value-type="float">
            <text:p>230512</text:p>
          </table:table-cell>
          <table:table-cell office:value-type="float" office:value="-109.74274" calcext:value-type="float">
            <text:p>-109.74274</text:p>
          </table:table-cell>
          <table:table-cell/>
        </table:table-row>
        <table:table-row table:style-name="ro1">
          <table:table-cell office:value-type="float" office:value="230958" calcext:value-type="float">
            <text:p>230958</text:p>
          </table:table-cell>
          <table:table-cell office:value-type="float" office:value="-109.7482" calcext:value-type="float">
            <text:p>-109.7482</text:p>
          </table:table-cell>
          <table:table-cell/>
        </table:table-row>
        <table:table-row table:style-name="ro1">
          <table:table-cell office:value-type="float" office:value="231403" calcext:value-type="float">
            <text:p>231403</text:p>
          </table:table-cell>
          <table:table-cell office:value-type="float" office:value="-109.4925" calcext:value-type="float">
            <text:p>-109.4925</text:p>
          </table:table-cell>
          <table:table-cell/>
        </table:table-row>
        <table:table-row table:style-name="ro1">
          <table:table-cell office:value-type="float" office:value="231849" calcext:value-type="float">
            <text:p>231849</text:p>
          </table:table-cell>
          <table:table-cell office:value-type="float" office:value="-109.7814" calcext:value-type="float">
            <text:p>-109.7814</text:p>
          </table:table-cell>
          <table:table-cell/>
        </table:table-row>
        <table:table-row table:style-name="ro1">
          <table:table-cell office:value-type="float" office:value="232294" calcext:value-type="float">
            <text:p>232294</text:p>
          </table:table-cell>
          <table:table-cell office:value-type="float" office:value="-109.61395" calcext:value-type="float">
            <text:p>-109.61395</text:p>
          </table:table-cell>
          <table:table-cell/>
        </table:table-row>
        <table:table-row table:style-name="ro1">
          <table:table-cell office:value-type="float" office:value="232739" calcext:value-type="float">
            <text:p>232739</text:p>
          </table:table-cell>
          <table:table-cell office:value-type="float" office:value="-107.48853" calcext:value-type="float">
            <text:p>-107.48853</text:p>
          </table:table-cell>
          <table:table-cell/>
        </table:table-row>
        <table:table-row table:style-name="ro1">
          <table:table-cell office:value-type="float" office:value="233185" calcext:value-type="float">
            <text:p>233185</text:p>
          </table:table-cell>
          <table:table-cell office:value-type="float" office:value="-109.81741" calcext:value-type="float">
            <text:p>-109.81741</text:p>
          </table:table-cell>
          <table:table-cell/>
        </table:table-row>
        <table:table-row table:style-name="ro1">
          <table:table-cell office:value-type="float" office:value="233630" calcext:value-type="float">
            <text:p>233630</text:p>
          </table:table-cell>
          <table:table-cell office:value-type="float" office:value="-108.96204" calcext:value-type="float">
            <text:p>-108.96204</text:p>
          </table:table-cell>
          <table:table-cell/>
        </table:table-row>
        <table:table-row table:style-name="ro1">
          <table:table-cell office:value-type="float" office:value="234076" calcext:value-type="float">
            <text:p>234076</text:p>
          </table:table-cell>
          <table:table-cell office:value-type="float" office:value="-107.46613" calcext:value-type="float">
            <text:p>-107.46613</text:p>
          </table:table-cell>
          <table:table-cell/>
        </table:table-row>
        <table:table-row table:style-name="ro1">
          <table:table-cell office:value-type="float" office:value="234521" calcext:value-type="float">
            <text:p>234521</text:p>
          </table:table-cell>
          <table:table-cell office:value-type="float" office:value="-109.62281" calcext:value-type="float">
            <text:p>-109.62281</text:p>
          </table:table-cell>
          <table:table-cell/>
        </table:table-row>
        <table:table-row table:style-name="ro1">
          <table:table-cell office:value-type="float" office:value="234967" calcext:value-type="float">
            <text:p>234967</text:p>
          </table:table-cell>
          <table:table-cell office:value-type="float" office:value="-107.7158" calcext:value-type="float">
            <text:p>-107.7158</text:p>
          </table:table-cell>
          <table:table-cell/>
        </table:table-row>
        <table:table-row table:style-name="ro1">
          <table:table-cell office:value-type="float" office:value="235412" calcext:value-type="float">
            <text:p>235412</text:p>
          </table:table-cell>
          <table:table-cell office:value-type="float" office:value="-109.73866" calcext:value-type="float">
            <text:p>-109.73866</text:p>
          </table:table-cell>
          <table:table-cell/>
        </table:table-row>
        <table:table-row table:style-name="ro1">
          <table:table-cell office:value-type="float" office:value="235857" calcext:value-type="float">
            <text:p>235857</text:p>
          </table:table-cell>
          <table:table-cell office:value-type="float" office:value="-110.54562" calcext:value-type="float">
            <text:p>-110.54562</text:p>
          </table:table-cell>
          <table:table-cell/>
        </table:table-row>
        <table:table-row table:style-name="ro1">
          <table:table-cell office:value-type="float" office:value="236303" calcext:value-type="float">
            <text:p>236303</text:p>
          </table:table-cell>
          <table:table-cell office:value-type="float" office:value="-109.77806" calcext:value-type="float">
            <text:p>-109.77806</text:p>
          </table:table-cell>
          <table:table-cell/>
        </table:table-row>
        <table:table-row table:style-name="ro1">
          <table:table-cell office:value-type="float" office:value="236748" calcext:value-type="float">
            <text:p>236748</text:p>
          </table:table-cell>
          <table:table-cell office:value-type="float" office:value="-108.8104" calcext:value-type="float">
            <text:p>-108.8104</text:p>
          </table:table-cell>
          <table:table-cell/>
        </table:table-row>
        <table:table-row table:style-name="ro1">
          <table:table-cell office:value-type="float" office:value="237194" calcext:value-type="float">
            <text:p>237194</text:p>
          </table:table-cell>
          <table:table-cell office:value-type="float" office:value="-108.944" calcext:value-type="float">
            <text:p>-108.944</text:p>
          </table:table-cell>
          <table:table-cell/>
        </table:table-row>
        <table:table-row table:style-name="ro1">
          <table:table-cell office:value-type="float" office:value="237639" calcext:value-type="float">
            <text:p>237639</text:p>
          </table:table-cell>
          <table:table-cell office:value-type="float" office:value="-109.48142" calcext:value-type="float">
            <text:p>-109.48142</text:p>
          </table:table-cell>
          <table:table-cell/>
        </table:table-row>
        <table:table-row table:style-name="ro1">
          <table:table-cell office:value-type="float" office:value="238085" calcext:value-type="float">
            <text:p>238085</text:p>
          </table:table-cell>
          <table:table-cell office:value-type="float" office:value="-110.25663" calcext:value-type="float">
            <text:p>-110.25663</text:p>
          </table:table-cell>
          <table:table-cell/>
        </table:table-row>
        <table:table-row table:style-name="ro1">
          <table:table-cell office:value-type="float" office:value="238530" calcext:value-type="float">
            <text:p>238530</text:p>
          </table:table-cell>
          <table:table-cell office:value-type="float" office:value="-109.96269" calcext:value-type="float">
            <text:p>-109.96269</text:p>
          </table:table-cell>
          <table:table-cell/>
        </table:table-row>
        <table:table-row table:style-name="ro1">
          <table:table-cell office:value-type="float" office:value="238976" calcext:value-type="float">
            <text:p>238976</text:p>
          </table:table-cell>
          <table:table-cell office:value-type="float" office:value="-107.39455" calcext:value-type="float">
            <text:p>-107.39455</text:p>
          </table:table-cell>
          <table:table-cell/>
        </table:table-row>
        <table:table-row table:style-name="ro1">
          <table:table-cell office:value-type="float" office:value="239421" calcext:value-type="float">
            <text:p>239421</text:p>
          </table:table-cell>
          <table:table-cell office:value-type="float" office:value="-110.55789" calcext:value-type="float">
            <text:p>-110.55789</text:p>
          </table:table-cell>
          <table:table-cell/>
        </table:table-row>
        <table:table-row table:style-name="ro1">
          <table:table-cell office:value-type="float" office:value="239866" calcext:value-type="float">
            <text:p>239866</text:p>
          </table:table-cell>
          <table:table-cell office:value-type="float" office:value="-110.39139" calcext:value-type="float">
            <text:p>-110.39139</text:p>
          </table:table-cell>
          <table:table-cell/>
        </table:table-row>
        <table:table-row table:style-name="ro1">
          <table:table-cell office:value-type="float" office:value="240312" calcext:value-type="float">
            <text:p>240312</text:p>
          </table:table-cell>
          <table:table-cell office:value-type="float" office:value="-109.79376" calcext:value-type="float">
            <text:p>-109.79376</text:p>
          </table:table-cell>
          <table:table-cell/>
        </table:table-row>
        <table:table-row table:style-name="ro1">
          <table:table-cell office:value-type="float" office:value="240757" calcext:value-type="float">
            <text:p>240757</text:p>
          </table:table-cell>
          <table:table-cell office:value-type="float" office:value="-110.07722" calcext:value-type="float">
            <text:p>-110.07722</text:p>
          </table:table-cell>
          <table:table-cell/>
        </table:table-row>
        <table:table-row table:style-name="ro1">
          <table:table-cell office:value-type="float" office:value="241203" calcext:value-type="float">
            <text:p>241203</text:p>
          </table:table-cell>
          <table:table-cell office:value-type="float" office:value="-109.88101" calcext:value-type="float">
            <text:p>-109.88101</text:p>
          </table:table-cell>
          <table:table-cell/>
        </table:table-row>
        <table:table-row table:style-name="ro1">
          <table:table-cell office:value-type="float" office:value="241648" calcext:value-type="float">
            <text:p>241648</text:p>
          </table:table-cell>
          <table:table-cell office:value-type="float" office:value="-108.0437" calcext:value-type="float">
            <text:p>-108.0437</text:p>
          </table:table-cell>
          <table:table-cell/>
        </table:table-row>
        <table:table-row table:style-name="ro1">
          <table:table-cell office:value-type="float" office:value="242094" calcext:value-type="float">
            <text:p>242094</text:p>
          </table:table-cell>
          <table:table-cell office:value-type="float" office:value="-110.22254" calcext:value-type="float">
            <text:p>-110.22254</text:p>
          </table:table-cell>
          <table:table-cell/>
        </table:table-row>
        <table:table-row table:style-name="ro1">
          <table:table-cell office:value-type="float" office:value="242539" calcext:value-type="float">
            <text:p>242539</text:p>
          </table:table-cell>
          <table:table-cell office:value-type="float" office:value="-109.74556" calcext:value-type="float">
            <text:p>-109.74556</text:p>
          </table:table-cell>
          <table:table-cell/>
        </table:table-row>
        <table:table-row table:style-name="ro1">
          <table:table-cell office:value-type="float" office:value="242984" calcext:value-type="float">
            <text:p>242984</text:p>
          </table:table-cell>
          <table:table-cell office:value-type="float" office:value="-108.91492" calcext:value-type="float">
            <text:p>-108.91492</text:p>
          </table:table-cell>
          <table:table-cell/>
        </table:table-row>
        <table:table-row table:style-name="ro1">
          <table:table-cell office:value-type="float" office:value="243430" calcext:value-type="float">
            <text:p>243430</text:p>
          </table:table-cell>
          <table:table-cell office:value-type="float" office:value="-109.26236" calcext:value-type="float">
            <text:p>-109.26236</text:p>
          </table:table-cell>
          <table:table-cell/>
        </table:table-row>
        <table:table-row table:style-name="ro1">
          <table:table-cell office:value-type="float" office:value="243875" calcext:value-type="float">
            <text:p>243875</text:p>
          </table:table-cell>
          <table:table-cell office:value-type="float" office:value="-107.70956" calcext:value-type="float">
            <text:p>-107.70956</text:p>
          </table:table-cell>
          <table:table-cell/>
        </table:table-row>
        <table:table-row table:style-name="ro1">
          <table:table-cell office:value-type="float" office:value="244321" calcext:value-type="float">
            <text:p>244321</text:p>
          </table:table-cell>
          <table:table-cell office:value-type="float" office:value="-107.66195" calcext:value-type="float">
            <text:p>-107.66195</text:p>
          </table:table-cell>
          <table:table-cell/>
        </table:table-row>
        <table:table-row table:style-name="ro1">
          <table:table-cell office:value-type="float" office:value="244766" calcext:value-type="float">
            <text:p>244766</text:p>
          </table:table-cell>
          <table:table-cell office:value-type="float" office:value="-109.666" calcext:value-type="float">
            <text:p>-109.666</text:p>
          </table:table-cell>
          <table:table-cell/>
        </table:table-row>
        <table:table-row table:style-name="ro1">
          <table:table-cell office:value-type="float" office:value="245212" calcext:value-type="float">
            <text:p>245212</text:p>
          </table:table-cell>
          <table:table-cell office:value-type="float" office:value="-112.43897" calcext:value-type="float">
            <text:p>-112.43897</text:p>
          </table:table-cell>
          <table:table-cell/>
        </table:table-row>
        <table:table-row table:style-name="ro1">
          <table:table-cell office:value-type="float" office:value="245657" calcext:value-type="float">
            <text:p>245657</text:p>
          </table:table-cell>
          <table:table-cell office:value-type="float" office:value="-105.23262" calcext:value-type="float">
            <text:p>-105.23262</text:p>
          </table:table-cell>
          <table:table-cell/>
        </table:table-row>
        <table:table-row table:style-name="ro1">
          <table:table-cell office:value-type="float" office:value="246102" calcext:value-type="float">
            <text:p>246102</text:p>
          </table:table-cell>
          <table:table-cell office:value-type="float" office:value="-108.29715" calcext:value-type="float">
            <text:p>-108.29715</text:p>
          </table:table-cell>
          <table:table-cell/>
        </table:table-row>
        <table:table-row table:style-name="ro1">
          <table:table-cell office:value-type="float" office:value="246548" calcext:value-type="float">
            <text:p>246548</text:p>
          </table:table-cell>
          <table:table-cell office:value-type="float" office:value="-107.14325" calcext:value-type="float">
            <text:p>-107.14325</text:p>
          </table:table-cell>
          <table:table-cell/>
        </table:table-row>
        <table:table-row table:style-name="ro1">
          <table:table-cell office:value-type="float" office:value="246993" calcext:value-type="float">
            <text:p>246993</text:p>
          </table:table-cell>
          <table:table-cell office:value-type="float" office:value="-108.22075" calcext:value-type="float">
            <text:p>-108.22075</text:p>
          </table:table-cell>
          <table:table-cell/>
        </table:table-row>
        <table:table-row table:style-name="ro1">
          <table:table-cell office:value-type="float" office:value="247439" calcext:value-type="float">
            <text:p>247439</text:p>
          </table:table-cell>
          <table:table-cell office:value-type="float" office:value="-108.19664" calcext:value-type="float">
            <text:p>-108.19664</text:p>
          </table:table-cell>
          <table:table-cell/>
        </table:table-row>
        <table:table-row table:style-name="ro1">
          <table:table-cell office:value-type="float" office:value="247884" calcext:value-type="float">
            <text:p>247884</text:p>
          </table:table-cell>
          <table:table-cell office:value-type="float" office:value="-109.87601" calcext:value-type="float">
            <text:p>-109.87601</text:p>
          </table:table-cell>
          <table:table-cell/>
        </table:table-row>
        <table:table-row table:style-name="ro1">
          <table:table-cell office:value-type="float" office:value="248330" calcext:value-type="float">
            <text:p>248330</text:p>
          </table:table-cell>
          <table:table-cell office:value-type="float" office:value="-110.86582" calcext:value-type="float">
            <text:p>-110.86582</text:p>
          </table:table-cell>
          <table:table-cell/>
        </table:table-row>
        <table:table-row table:style-name="ro1">
          <table:table-cell office:value-type="float" office:value="248775" calcext:value-type="float">
            <text:p>248775</text:p>
          </table:table-cell>
          <table:table-cell office:value-type="float" office:value="-111.77712" calcext:value-type="float">
            <text:p>-111.77712</text:p>
          </table:table-cell>
          <table:table-cell/>
        </table:table-row>
        <table:table-row table:style-name="ro1">
          <table:table-cell office:value-type="float" office:value="249220" calcext:value-type="float">
            <text:p>249220</text:p>
          </table:table-cell>
          <table:table-cell office:value-type="float" office:value="-108.84957" calcext:value-type="float">
            <text:p>-108.84957</text:p>
          </table:table-cell>
          <table:table-cell/>
        </table:table-row>
        <table:table-row table:style-name="ro1">
          <table:table-cell office:value-type="float" office:value="249666" calcext:value-type="float">
            <text:p>249666</text:p>
          </table:table-cell>
          <table:table-cell office:value-type="float" office:value="-109.87931" calcext:value-type="float">
            <text:p>-109.87931</text:p>
          </table:table-cell>
          <table:table-cell/>
        </table:table-row>
        <table:table-row table:style-name="ro1">
          <table:table-cell office:value-type="float" office:value="250111" calcext:value-type="float">
            <text:p>250111</text:p>
          </table:table-cell>
          <table:table-cell office:value-type="float" office:value="-108.29428" calcext:value-type="float">
            <text:p>-108.29428</text:p>
          </table:table-cell>
          <table:table-cell/>
        </table:table-row>
        <table:table-row table:style-name="ro1">
          <table:table-cell office:value-type="float" office:value="250557" calcext:value-type="float">
            <text:p>250557</text:p>
          </table:table-cell>
          <table:table-cell office:value-type="float" office:value="-107.33189" calcext:value-type="float">
            <text:p>-107.33189</text:p>
          </table:table-cell>
          <table:table-cell/>
        </table:table-row>
        <table:table-row table:style-name="ro1">
          <table:table-cell office:value-type="float" office:value="251002" calcext:value-type="float">
            <text:p>251002</text:p>
          </table:table-cell>
          <table:table-cell office:value-type="float" office:value="-110.14491" calcext:value-type="float">
            <text:p>-110.14491</text:p>
          </table:table-cell>
          <table:table-cell/>
        </table:table-row>
        <table:table-row table:style-name="ro1">
          <table:table-cell office:value-type="float" office:value="251448" calcext:value-type="float">
            <text:p>251448</text:p>
          </table:table-cell>
          <table:table-cell office:value-type="float" office:value="-108.77925" calcext:value-type="float">
            <text:p>-108.77925</text:p>
          </table:table-cell>
          <table:table-cell/>
        </table:table-row>
        <table:table-row table:style-name="ro1">
          <table:table-cell office:value-type="float" office:value="251893" calcext:value-type="float">
            <text:p>251893</text:p>
          </table:table-cell>
          <table:table-cell office:value-type="float" office:value="-110.04332" calcext:value-type="float">
            <text:p>-110.04332</text:p>
          </table:table-cell>
          <table:table-cell/>
        </table:table-row>
        <table:table-row table:style-name="ro1">
          <table:table-cell office:value-type="float" office:value="252339" calcext:value-type="float">
            <text:p>252339</text:p>
          </table:table-cell>
          <table:table-cell office:value-type="float" office:value="-108.95849" calcext:value-type="float">
            <text:p>-108.95849</text:p>
          </table:table-cell>
          <table:table-cell/>
        </table:table-row>
        <table:table-row table:style-name="ro1">
          <table:table-cell office:value-type="float" office:value="252784" calcext:value-type="float">
            <text:p>252784</text:p>
          </table:table-cell>
          <table:table-cell office:value-type="float" office:value="-106.52916" calcext:value-type="float">
            <text:p>-106.52916</text:p>
          </table:table-cell>
          <table:table-cell/>
        </table:table-row>
        <table:table-row table:style-name="ro1">
          <table:table-cell office:value-type="float" office:value="253229" calcext:value-type="float">
            <text:p>253229</text:p>
          </table:table-cell>
          <table:table-cell office:value-type="float" office:value="-108.22808" calcext:value-type="float">
            <text:p>-108.22808</text:p>
          </table:table-cell>
          <table:table-cell/>
        </table:table-row>
        <table:table-row table:style-name="ro1">
          <table:table-cell office:value-type="float" office:value="253675" calcext:value-type="float">
            <text:p>253675</text:p>
          </table:table-cell>
          <table:table-cell office:value-type="float" office:value="-108.72907" calcext:value-type="float">
            <text:p>-108.72907</text:p>
          </table:table-cell>
          <table:table-cell/>
        </table:table-row>
        <table:table-row table:style-name="ro1">
          <table:table-cell office:value-type="float" office:value="254120" calcext:value-type="float">
            <text:p>254120</text:p>
          </table:table-cell>
          <table:table-cell office:value-type="float" office:value="-109.55005" calcext:value-type="float">
            <text:p>-109.55005</text:p>
          </table:table-cell>
          <table:table-cell/>
        </table:table-row>
        <table:table-row table:style-name="ro1">
          <table:table-cell office:value-type="float" office:value="254566" calcext:value-type="float">
            <text:p>254566</text:p>
          </table:table-cell>
          <table:table-cell office:value-type="float" office:value="-107.51951" calcext:value-type="float">
            <text:p>-107.51951</text:p>
          </table:table-cell>
          <table:table-cell/>
        </table:table-row>
        <table:table-row table:style-name="ro1">
          <table:table-cell office:value-type="float" office:value="255011" calcext:value-type="float">
            <text:p>255011</text:p>
          </table:table-cell>
          <table:table-cell office:value-type="float" office:value="-108.21512" calcext:value-type="float">
            <text:p>-108.21512</text:p>
          </table:table-cell>
          <table:table-cell/>
        </table:table-row>
        <table:table-row table:style-name="ro1">
          <table:table-cell office:value-type="float" office:value="255457" calcext:value-type="float">
            <text:p>255457</text:p>
          </table:table-cell>
          <table:table-cell office:value-type="float" office:value="-111.71112" calcext:value-type="float">
            <text:p>-111.71112</text:p>
          </table:table-cell>
          <table:table-cell/>
        </table:table-row>
        <table:table-row table:style-name="ro1">
          <table:table-cell office:value-type="float" office:value="255902" calcext:value-type="float">
            <text:p>255902</text:p>
          </table:table-cell>
          <table:table-cell office:value-type="float" office:value="-108.4495" calcext:value-type="float">
            <text:p>-108.4495</text:p>
          </table:table-cell>
          <table:table-cell/>
        </table:table-row>
        <table:table-row table:style-name="ro1">
          <table:table-cell office:value-type="float" office:value="256347" calcext:value-type="float">
            <text:p>256347</text:p>
          </table:table-cell>
          <table:table-cell office:value-type="float" office:value="-107.58285" calcext:value-type="float">
            <text:p>-107.58285</text:p>
          </table:table-cell>
          <table:table-cell/>
        </table:table-row>
        <table:table-row table:style-name="ro1">
          <table:table-cell office:value-type="float" office:value="256793" calcext:value-type="float">
            <text:p>256793</text:p>
          </table:table-cell>
          <table:table-cell office:value-type="float" office:value="-108.92454" calcext:value-type="float">
            <text:p>-108.92454</text:p>
          </table:table-cell>
          <table:table-cell/>
        </table:table-row>
        <table:table-row table:style-name="ro1">
          <table:table-cell office:value-type="float" office:value="257238" calcext:value-type="float">
            <text:p>257238</text:p>
          </table:table-cell>
          <table:table-cell office:value-type="float" office:value="-109.24582" calcext:value-type="float">
            <text:p>-109.24582</text:p>
          </table:table-cell>
          <table:table-cell/>
        </table:table-row>
        <table:table-row table:style-name="ro1">
          <table:table-cell office:value-type="float" office:value="257684" calcext:value-type="float">
            <text:p>257684</text:p>
          </table:table-cell>
          <table:table-cell office:value-type="float" office:value="-110.31129" calcext:value-type="float">
            <text:p>-110.31129</text:p>
          </table:table-cell>
          <table:table-cell/>
        </table:table-row>
        <table:table-row table:style-name="ro1">
          <table:table-cell office:value-type="float" office:value="258129" calcext:value-type="float">
            <text:p>258129</text:p>
          </table:table-cell>
          <table:table-cell office:value-type="float" office:value="-109.6117" calcext:value-type="float">
            <text:p>-109.6117</text:p>
          </table:table-cell>
          <table:table-cell/>
        </table:table-row>
        <table:table-row table:style-name="ro1">
          <table:table-cell office:value-type="float" office:value="258575" calcext:value-type="float">
            <text:p>258575</text:p>
          </table:table-cell>
          <table:table-cell office:value-type="float" office:value="-109.15451" calcext:value-type="float">
            <text:p>-109.15451</text:p>
          </table:table-cell>
          <table:table-cell/>
        </table:table-row>
        <table:table-row table:style-name="ro1">
          <table:table-cell office:value-type="float" office:value="259020" calcext:value-type="float">
            <text:p>259020</text:p>
          </table:table-cell>
          <table:table-cell office:value-type="float" office:value="-108.93111" calcext:value-type="float">
            <text:p>-108.93111</text:p>
          </table:table-cell>
          <table:table-cell/>
        </table:table-row>
        <table:table-row table:style-name="ro1">
          <table:table-cell office:value-type="float" office:value="259465" calcext:value-type="float">
            <text:p>259465</text:p>
          </table:table-cell>
          <table:table-cell office:value-type="float" office:value="-110.91988" calcext:value-type="float">
            <text:p>-110.91988</text:p>
          </table:table-cell>
          <table:table-cell/>
        </table:table-row>
        <table:table-row table:style-name="ro1">
          <table:table-cell office:value-type="float" office:value="259911" calcext:value-type="float">
            <text:p>259911</text:p>
          </table:table-cell>
          <table:table-cell office:value-type="float" office:value="-110.85936" calcext:value-type="float">
            <text:p>-110.85936</text:p>
          </table:table-cell>
          <table:table-cell/>
        </table:table-row>
        <table:table-row table:style-name="ro1">
          <table:table-cell office:value-type="float" office:value="260356" calcext:value-type="float">
            <text:p>260356</text:p>
          </table:table-cell>
          <table:table-cell office:value-type="float" office:value="-111.48816" calcext:value-type="float">
            <text:p>-111.48816</text:p>
          </table:table-cell>
          <table:table-cell/>
        </table:table-row>
        <table:table-row table:style-name="ro1">
          <table:table-cell office:value-type="float" office:value="260802" calcext:value-type="float">
            <text:p>260802</text:p>
          </table:table-cell>
          <table:table-cell office:value-type="float" office:value="-109.15293" calcext:value-type="float">
            <text:p>-109.15293</text:p>
          </table:table-cell>
          <table:table-cell/>
        </table:table-row>
        <table:table-row table:style-name="ro1">
          <table:table-cell office:value-type="float" office:value="261247" calcext:value-type="float">
            <text:p>261247</text:p>
          </table:table-cell>
          <table:table-cell office:value-type="float" office:value="-109.17518" calcext:value-type="float">
            <text:p>-109.17518</text:p>
          </table:table-cell>
          <table:table-cell/>
        </table:table-row>
        <table:table-row table:style-name="ro1">
          <table:table-cell office:value-type="float" office:value="261693" calcext:value-type="float">
            <text:p>261693</text:p>
          </table:table-cell>
          <table:table-cell office:value-type="float" office:value="-108.61568" calcext:value-type="float">
            <text:p>-108.61568</text:p>
          </table:table-cell>
          <table:table-cell/>
        </table:table-row>
        <table:table-row table:style-name="ro1">
          <table:table-cell office:value-type="float" office:value="262138" calcext:value-type="float">
            <text:p>262138</text:p>
          </table:table-cell>
          <table:table-cell office:value-type="float" office:value="-107.55024" calcext:value-type="float">
            <text:p>-107.55024</text:p>
          </table:table-cell>
          <table:table-cell/>
        </table:table-row>
        <table:table-row table:style-name="ro1">
          <table:table-cell office:value-type="float" office:value="262584" calcext:value-type="float">
            <text:p>262584</text:p>
          </table:table-cell>
          <table:table-cell office:value-type="float" office:value="-109.09506" calcext:value-type="float">
            <text:p>-109.09506</text:p>
          </table:table-cell>
          <table:table-cell/>
        </table:table-row>
        <table:table-row table:style-name="ro1">
          <table:table-cell office:value-type="float" office:value="263029" calcext:value-type="float">
            <text:p>263029</text:p>
          </table:table-cell>
          <table:table-cell office:value-type="float" office:value="-106.06774" calcext:value-type="float">
            <text:p>-106.06774</text:p>
          </table:table-cell>
          <table:table-cell/>
        </table:table-row>
        <table:table-row table:style-name="ro1">
          <table:table-cell office:value-type="float" office:value="263474" calcext:value-type="float">
            <text:p>263474</text:p>
          </table:table-cell>
          <table:table-cell office:value-type="float" office:value="-107.87511" calcext:value-type="float">
            <text:p>-107.87511</text:p>
          </table:table-cell>
          <table:table-cell/>
        </table:table-row>
        <table:table-row table:style-name="ro1">
          <table:table-cell office:value-type="float" office:value="263920" calcext:value-type="float">
            <text:p>263920</text:p>
          </table:table-cell>
          <table:table-cell office:value-type="float" office:value="-110.39969" calcext:value-type="float">
            <text:p>-110.39969</text:p>
          </table:table-cell>
          <table:table-cell/>
        </table:table-row>
        <table:table-row table:style-name="ro1">
          <table:table-cell office:value-type="float" office:value="264365" calcext:value-type="float">
            <text:p>264365</text:p>
          </table:table-cell>
          <table:table-cell office:value-type="float" office:value="-109.05074" calcext:value-type="float">
            <text:p>-109.05074</text:p>
          </table:table-cell>
          <table:table-cell/>
        </table:table-row>
        <table:table-row table:style-name="ro1">
          <table:table-cell office:value-type="float" office:value="264811" calcext:value-type="float">
            <text:p>264811</text:p>
          </table:table-cell>
          <table:table-cell office:value-type="float" office:value="-110.05588" calcext:value-type="float">
            <text:p>-110.05588</text:p>
          </table:table-cell>
          <table:table-cell/>
        </table:table-row>
        <table:table-row table:style-name="ro1">
          <table:table-cell office:value-type="float" office:value="265256" calcext:value-type="float">
            <text:p>265256</text:p>
          </table:table-cell>
          <table:table-cell office:value-type="float" office:value="-111.38572" calcext:value-type="float">
            <text:p>-111.38572</text:p>
          </table:table-cell>
          <table:table-cell/>
        </table:table-row>
        <table:table-row table:style-name="ro1">
          <table:table-cell office:value-type="float" office:value="265702" calcext:value-type="float">
            <text:p>265702</text:p>
          </table:table-cell>
          <table:table-cell office:value-type="float" office:value="-107.42736" calcext:value-type="float">
            <text:p>-107.42736</text:p>
          </table:table-cell>
          <table:table-cell/>
        </table:table-row>
        <table:table-row table:style-name="ro1">
          <table:table-cell office:value-type="float" office:value="266147" calcext:value-type="float">
            <text:p>266147</text:p>
          </table:table-cell>
          <table:table-cell office:value-type="float" office:value="-109.83244" calcext:value-type="float">
            <text:p>-109.83244</text:p>
          </table:table-cell>
          <table:table-cell/>
        </table:table-row>
        <table:table-row table:style-name="ro1">
          <table:table-cell office:value-type="float" office:value="266592" calcext:value-type="float">
            <text:p>266592</text:p>
          </table:table-cell>
          <table:table-cell office:value-type="float" office:value="-109.53391" calcext:value-type="float">
            <text:p>-109.53391</text:p>
          </table:table-cell>
          <table:table-cell/>
        </table:table-row>
        <table:table-row table:style-name="ro1">
          <table:table-cell office:value-type="float" office:value="267038" calcext:value-type="float">
            <text:p>267038</text:p>
          </table:table-cell>
          <table:table-cell office:value-type="float" office:value="-109.6732" calcext:value-type="float">
            <text:p>-109.6732</text:p>
          </table:table-cell>
          <table:table-cell/>
        </table:table-row>
        <table:table-row table:style-name="ro1">
          <table:table-cell office:value-type="float" office:value="267483" calcext:value-type="float">
            <text:p>267483</text:p>
          </table:table-cell>
          <table:table-cell office:value-type="float" office:value="-110.89366" calcext:value-type="float">
            <text:p>-110.89366</text:p>
          </table:table-cell>
          <table:table-cell/>
        </table:table-row>
        <table:table-row table:style-name="ro1">
          <table:table-cell office:value-type="float" office:value="267929" calcext:value-type="float">
            <text:p>267929</text:p>
          </table:table-cell>
          <table:table-cell office:value-type="float" office:value="-111.07991" calcext:value-type="float">
            <text:p>-111.07991</text:p>
          </table:table-cell>
          <table:table-cell/>
        </table:table-row>
        <table:table-row table:style-name="ro1">
          <table:table-cell office:value-type="float" office:value="268374" calcext:value-type="float">
            <text:p>268374</text:p>
          </table:table-cell>
          <table:table-cell office:value-type="float" office:value="-110.20282" calcext:value-type="float">
            <text:p>-110.20282</text:p>
          </table:table-cell>
          <table:table-cell/>
        </table:table-row>
        <table:table-row table:style-name="ro1">
          <table:table-cell office:value-type="float" office:value="268820" calcext:value-type="float">
            <text:p>268820</text:p>
          </table:table-cell>
          <table:table-cell office:value-type="float" office:value="-109.90394" calcext:value-type="float">
            <text:p>-109.90394</text:p>
          </table:table-cell>
          <table:table-cell/>
        </table:table-row>
        <table:table-row table:style-name="ro1">
          <table:table-cell office:value-type="float" office:value="269265" calcext:value-type="float">
            <text:p>269265</text:p>
          </table:table-cell>
          <table:table-cell office:value-type="float" office:value="-109.54855" calcext:value-type="float">
            <text:p>-109.54855</text:p>
          </table:table-cell>
          <table:table-cell/>
        </table:table-row>
        <table:table-row table:style-name="ro1">
          <table:table-cell office:value-type="float" office:value="269710" calcext:value-type="float">
            <text:p>269710</text:p>
          </table:table-cell>
          <table:table-cell office:value-type="float" office:value="-110.29631" calcext:value-type="float">
            <text:p>-110.29631</text:p>
          </table:table-cell>
          <table:table-cell/>
        </table:table-row>
        <table:table-row table:style-name="ro1">
          <table:table-cell office:value-type="float" office:value="270156" calcext:value-type="float">
            <text:p>270156</text:p>
          </table:table-cell>
          <table:table-cell office:value-type="float" office:value="-108.76824" calcext:value-type="float">
            <text:p>-108.76824</text:p>
          </table:table-cell>
          <table:table-cell/>
        </table:table-row>
        <table:table-row table:style-name="ro1">
          <table:table-cell office:value-type="float" office:value="270601" calcext:value-type="float">
            <text:p>270601</text:p>
          </table:table-cell>
          <table:table-cell office:value-type="float" office:value="-109.22558" calcext:value-type="float">
            <text:p>-109.22558</text:p>
          </table:table-cell>
          <table:table-cell/>
        </table:table-row>
        <table:table-row table:style-name="ro1">
          <table:table-cell office:value-type="float" office:value="271047" calcext:value-type="float">
            <text:p>271047</text:p>
          </table:table-cell>
          <table:table-cell office:value-type="float" office:value="-109.91782" calcext:value-type="float">
            <text:p>-109.91782</text:p>
          </table:table-cell>
          <table:table-cell/>
        </table:table-row>
        <table:table-row table:style-name="ro1">
          <table:table-cell office:value-type="float" office:value="271492" calcext:value-type="float">
            <text:p>271492</text:p>
          </table:table-cell>
          <table:table-cell office:value-type="float" office:value="-106.71182" calcext:value-type="float">
            <text:p>-106.71182</text:p>
          </table:table-cell>
          <table:table-cell/>
        </table:table-row>
        <table:table-row table:style-name="ro1">
          <table:table-cell office:value-type="float" office:value="271938" calcext:value-type="float">
            <text:p>271938</text:p>
          </table:table-cell>
          <table:table-cell office:value-type="float" office:value="-108.12475" calcext:value-type="float">
            <text:p>-108.12475</text:p>
          </table:table-cell>
          <table:table-cell/>
        </table:table-row>
        <table:table-row table:style-name="ro1">
          <table:table-cell office:value-type="float" office:value="272383" calcext:value-type="float">
            <text:p>272383</text:p>
          </table:table-cell>
          <table:table-cell office:value-type="float" office:value="-109.48374" calcext:value-type="float">
            <text:p>-109.48374</text:p>
          </table:table-cell>
          <table:table-cell/>
        </table:table-row>
        <table:table-row table:style-name="ro1">
          <table:table-cell office:value-type="float" office:value="272829" calcext:value-type="float">
            <text:p>272829</text:p>
          </table:table-cell>
          <table:table-cell office:value-type="float" office:value="-109.23937" calcext:value-type="float">
            <text:p>-109.23937</text:p>
          </table:table-cell>
          <table:table-cell/>
        </table:table-row>
        <table:table-row table:style-name="ro1">
          <table:table-cell office:value-type="float" office:value="273274" calcext:value-type="float">
            <text:p>273274</text:p>
          </table:table-cell>
          <table:table-cell office:value-type="float" office:value="-107.66709" calcext:value-type="float">
            <text:p>-107.66709</text:p>
          </table:table-cell>
          <table:table-cell/>
        </table:table-row>
        <table:table-row table:style-name="ro1">
          <table:table-cell office:value-type="float" office:value="273719" calcext:value-type="float">
            <text:p>273719</text:p>
          </table:table-cell>
          <table:table-cell office:value-type="float" office:value="-108.78622" calcext:value-type="float">
            <text:p>-108.78622</text:p>
          </table:table-cell>
          <table:table-cell/>
        </table:table-row>
        <table:table-row table:style-name="ro1">
          <table:table-cell office:value-type="float" office:value="274165" calcext:value-type="float">
            <text:p>274165</text:p>
          </table:table-cell>
          <table:table-cell office:value-type="float" office:value="-110.0009" calcext:value-type="float">
            <text:p>-110.0009</text:p>
          </table:table-cell>
          <table:table-cell/>
        </table:table-row>
        <table:table-row table:style-name="ro1">
          <table:table-cell office:value-type="float" office:value="274610" calcext:value-type="float">
            <text:p>274610</text:p>
          </table:table-cell>
          <table:table-cell office:value-type="float" office:value="-108.57941" calcext:value-type="float">
            <text:p>-108.57941</text:p>
          </table:table-cell>
          <table:table-cell/>
        </table:table-row>
        <table:table-row table:style-name="ro1">
          <table:table-cell office:value-type="float" office:value="275056" calcext:value-type="float">
            <text:p>275056</text:p>
          </table:table-cell>
          <table:table-cell office:value-type="float" office:value="-106.44589" calcext:value-type="float">
            <text:p>-106.44589</text:p>
          </table:table-cell>
          <table:table-cell/>
        </table:table-row>
        <table:table-row table:style-name="ro1">
          <table:table-cell office:value-type="float" office:value="275501" calcext:value-type="float">
            <text:p>275501</text:p>
          </table:table-cell>
          <table:table-cell office:value-type="float" office:value="-107.40766" calcext:value-type="float">
            <text:p>-107.40766</text:p>
          </table:table-cell>
          <table:table-cell/>
        </table:table-row>
        <table:table-row table:style-name="ro1">
          <table:table-cell office:value-type="float" office:value="275947" calcext:value-type="float">
            <text:p>275947</text:p>
          </table:table-cell>
          <table:table-cell office:value-type="float" office:value="-110.54429" calcext:value-type="float">
            <text:p>-110.54429</text:p>
          </table:table-cell>
          <table:table-cell/>
        </table:table-row>
        <table:table-row table:style-name="ro1">
          <table:table-cell office:value-type="float" office:value="276392" calcext:value-type="float">
            <text:p>276392</text:p>
          </table:table-cell>
          <table:table-cell office:value-type="float" office:value="-109.96166" calcext:value-type="float">
            <text:p>-109.96166</text:p>
          </table:table-cell>
          <table:table-cell/>
        </table:table-row>
        <table:table-row table:style-name="ro1">
          <table:table-cell office:value-type="float" office:value="276837" calcext:value-type="float">
            <text:p>276837</text:p>
          </table:table-cell>
          <table:table-cell office:value-type="float" office:value="-106.82945" calcext:value-type="float">
            <text:p>-106.82945</text:p>
          </table:table-cell>
          <table:table-cell/>
        </table:table-row>
        <table:table-row table:style-name="ro1">
          <table:table-cell office:value-type="float" office:value="277283" calcext:value-type="float">
            <text:p>277283</text:p>
          </table:table-cell>
          <table:table-cell office:value-type="float" office:value="-107.7159" calcext:value-type="float">
            <text:p>-107.7159</text:p>
          </table:table-cell>
          <table:table-cell/>
        </table:table-row>
        <table:table-row table:style-name="ro1">
          <table:table-cell office:value-type="float" office:value="277728" calcext:value-type="float">
            <text:p>277728</text:p>
          </table:table-cell>
          <table:table-cell office:value-type="float" office:value="-110.26545" calcext:value-type="float">
            <text:p>-110.26545</text:p>
          </table:table-cell>
          <table:table-cell/>
        </table:table-row>
        <table:table-row table:style-name="ro1">
          <table:table-cell office:value-type="float" office:value="278174" calcext:value-type="float">
            <text:p>278174</text:p>
          </table:table-cell>
          <table:table-cell office:value-type="float" office:value="-109.97953" calcext:value-type="float">
            <text:p>-109.97953</text:p>
          </table:table-cell>
          <table:table-cell/>
        </table:table-row>
        <table:table-row table:style-name="ro1">
          <table:table-cell office:value-type="float" office:value="278619" calcext:value-type="float">
            <text:p>278619</text:p>
          </table:table-cell>
          <table:table-cell office:value-type="float" office:value="-108.30628" calcext:value-type="float">
            <text:p>-108.30628</text:p>
          </table:table-cell>
          <table:table-cell/>
        </table:table-row>
        <table:table-row table:style-name="ro1">
          <table:table-cell office:value-type="float" office:value="279065" calcext:value-type="float">
            <text:p>279065</text:p>
          </table:table-cell>
          <table:table-cell office:value-type="float" office:value="-111.08272" calcext:value-type="float">
            <text:p>-111.08272</text:p>
          </table:table-cell>
          <table:table-cell/>
        </table:table-row>
        <table:table-row table:style-name="ro1">
          <table:table-cell office:value-type="float" office:value="279510" calcext:value-type="float">
            <text:p>279510</text:p>
          </table:table-cell>
          <table:table-cell office:value-type="float" office:value="-112.17996" calcext:value-type="float">
            <text:p>-112.17996</text:p>
          </table:table-cell>
          <table:table-cell/>
        </table:table-row>
        <table:table-row table:style-name="ro1">
          <table:table-cell office:value-type="float" office:value="279955" calcext:value-type="float">
            <text:p>279955</text:p>
          </table:table-cell>
          <table:table-cell office:value-type="float" office:value="-108.75553" calcext:value-type="float">
            <text:p>-108.75553</text:p>
          </table:table-cell>
          <table:table-cell/>
        </table:table-row>
        <table:table-row table:style-name="ro1">
          <table:table-cell office:value-type="float" office:value="280401" calcext:value-type="float">
            <text:p>280401</text:p>
          </table:table-cell>
          <table:table-cell office:value-type="float" office:value="-108.94894" calcext:value-type="float">
            <text:p>-108.94894</text:p>
          </table:table-cell>
          <table:table-cell/>
        </table:table-row>
        <table:table-row table:style-name="ro1">
          <table:table-cell office:value-type="float" office:value="280846" calcext:value-type="float">
            <text:p>280846</text:p>
          </table:table-cell>
          <table:table-cell office:value-type="float" office:value="-106.21598" calcext:value-type="float">
            <text:p>-106.21598</text:p>
          </table:table-cell>
          <table:table-cell/>
        </table:table-row>
        <table:table-row table:style-name="ro1">
          <table:table-cell office:value-type="float" office:value="281292" calcext:value-type="float">
            <text:p>281292</text:p>
          </table:table-cell>
          <table:table-cell office:value-type="float" office:value="-108.9788" calcext:value-type="float">
            <text:p>-108.9788</text:p>
          </table:table-cell>
          <table:table-cell/>
        </table:table-row>
        <table:table-row table:style-name="ro1">
          <table:table-cell office:value-type="float" office:value="281737" calcext:value-type="float">
            <text:p>281737</text:p>
          </table:table-cell>
          <table:table-cell office:value-type="float" office:value="-108.56142" calcext:value-type="float">
            <text:p>-108.56142</text:p>
          </table:table-cell>
          <table:table-cell/>
        </table:table-row>
        <table:table-row table:style-name="ro1">
          <table:table-cell office:value-type="float" office:value="282183" calcext:value-type="float">
            <text:p>282183</text:p>
          </table:table-cell>
          <table:table-cell office:value-type="float" office:value="-107.72336" calcext:value-type="float">
            <text:p>-107.72336</text:p>
          </table:table-cell>
          <table:table-cell/>
        </table:table-row>
        <table:table-row table:style-name="ro1">
          <table:table-cell office:value-type="float" office:value="282628" calcext:value-type="float">
            <text:p>282628</text:p>
          </table:table-cell>
          <table:table-cell office:value-type="float" office:value="-109.23084" calcext:value-type="float">
            <text:p>-109.23084</text:p>
          </table:table-cell>
          <table:table-cell/>
        </table:table-row>
        <table:table-row table:style-name="ro1">
          <table:table-cell office:value-type="float" office:value="283073" calcext:value-type="float">
            <text:p>283073</text:p>
          </table:table-cell>
          <table:table-cell office:value-type="float" office:value="-107.77222" calcext:value-type="float">
            <text:p>-107.77222</text:p>
          </table:table-cell>
          <table:table-cell/>
        </table:table-row>
        <table:table-row table:style-name="ro1">
          <table:table-cell office:value-type="float" office:value="283519" calcext:value-type="float">
            <text:p>283519</text:p>
          </table:table-cell>
          <table:table-cell office:value-type="float" office:value="-107.11434" calcext:value-type="float">
            <text:p>-107.11434</text:p>
          </table:table-cell>
          <table:table-cell/>
        </table:table-row>
        <table:table-row table:style-name="ro1">
          <table:table-cell office:value-type="float" office:value="283964" calcext:value-type="float">
            <text:p>283964</text:p>
          </table:table-cell>
          <table:table-cell office:value-type="float" office:value="-109.80518" calcext:value-type="float">
            <text:p>-109.80518</text:p>
          </table:table-cell>
          <table:table-cell/>
        </table:table-row>
        <table:table-row table:style-name="ro1">
          <table:table-cell office:value-type="float" office:value="284410" calcext:value-type="float">
            <text:p>284410</text:p>
          </table:table-cell>
          <table:table-cell office:value-type="float" office:value="-109.22958" calcext:value-type="float">
            <text:p>-109.22958</text:p>
          </table:table-cell>
          <table:table-cell/>
        </table:table-row>
        <table:table-row table:style-name="ro1">
          <table:table-cell office:value-type="float" office:value="284855" calcext:value-type="float">
            <text:p>284855</text:p>
          </table:table-cell>
          <table:table-cell office:value-type="float" office:value="-109.79606" calcext:value-type="float">
            <text:p>-109.79606</text:p>
          </table:table-cell>
          <table:table-cell/>
        </table:table-row>
        <table:table-row table:style-name="ro1">
          <table:table-cell office:value-type="float" office:value="285301" calcext:value-type="float">
            <text:p>285301</text:p>
          </table:table-cell>
          <table:table-cell office:value-type="float" office:value="-111.35194" calcext:value-type="float">
            <text:p>-111.35194</text:p>
          </table:table-cell>
          <table:table-cell/>
        </table:table-row>
        <table:table-row table:style-name="ro1">
          <table:table-cell office:value-type="float" office:value="285746" calcext:value-type="float">
            <text:p>285746</text:p>
          </table:table-cell>
          <table:table-cell office:value-type="float" office:value="-110.35812" calcext:value-type="float">
            <text:p>-110.35812</text:p>
          </table:table-cell>
          <table:table-cell/>
        </table:table-row>
        <table:table-row table:style-name="ro1">
          <table:table-cell office:value-type="float" office:value="286192" calcext:value-type="float">
            <text:p>286192</text:p>
          </table:table-cell>
          <table:table-cell office:value-type="float" office:value="-106.65694" calcext:value-type="float">
            <text:p>-106.65694</text:p>
          </table:table-cell>
          <table:table-cell/>
        </table:table-row>
        <table:table-row table:style-name="ro1">
          <table:table-cell office:value-type="float" office:value="286637" calcext:value-type="float">
            <text:p>286637</text:p>
          </table:table-cell>
          <table:table-cell office:value-type="float" office:value="-111.25606" calcext:value-type="float">
            <text:p>-111.25606</text:p>
          </table:table-cell>
          <table:table-cell/>
        </table:table-row>
        <table:table-row table:style-name="ro1">
          <table:table-cell office:value-type="float" office:value="287082" calcext:value-type="float">
            <text:p>287082</text:p>
          </table:table-cell>
          <table:table-cell office:value-type="float" office:value="-111.02687" calcext:value-type="float">
            <text:p>-111.02687</text:p>
          </table:table-cell>
          <table:table-cell/>
        </table:table-row>
        <table:table-row table:style-name="ro1">
          <table:table-cell office:value-type="float" office:value="287528" calcext:value-type="float">
            <text:p>287528</text:p>
          </table:table-cell>
          <table:table-cell office:value-type="float" office:value="-113.82832" calcext:value-type="float">
            <text:p>-113.82832</text:p>
          </table:table-cell>
          <table:table-cell/>
        </table:table-row>
        <table:table-row table:style-name="ro1">
          <table:table-cell office:value-type="float" office:value="287973" calcext:value-type="float">
            <text:p>287973</text:p>
          </table:table-cell>
          <table:table-cell office:value-type="float" office:value="-108.84312" calcext:value-type="float">
            <text:p>-108.84312</text:p>
          </table:table-cell>
          <table:table-cell/>
        </table:table-row>
        <table:table-row table:style-name="ro1">
          <table:table-cell office:value-type="float" office:value="288419" calcext:value-type="float">
            <text:p>288419</text:p>
          </table:table-cell>
          <table:table-cell office:value-type="float" office:value="-108.90422" calcext:value-type="float">
            <text:p>-108.90422</text:p>
          </table:table-cell>
          <table:table-cell/>
        </table:table-row>
        <table:table-row table:style-name="ro1">
          <table:table-cell office:value-type="float" office:value="288864" calcext:value-type="float">
            <text:p>288864</text:p>
          </table:table-cell>
          <table:table-cell office:value-type="float" office:value="-110.79197" calcext:value-type="float">
            <text:p>-110.79197</text:p>
          </table:table-cell>
          <table:table-cell/>
        </table:table-row>
        <table:table-row table:style-name="ro1">
          <table:table-cell office:value-type="float" office:value="289310" calcext:value-type="float">
            <text:p>289310</text:p>
          </table:table-cell>
          <table:table-cell office:value-type="float" office:value="-108.31339" calcext:value-type="float">
            <text:p>-108.31339</text:p>
          </table:table-cell>
          <table:table-cell/>
        </table:table-row>
        <table:table-row table:style-name="ro1">
          <table:table-cell office:value-type="float" office:value="289755" calcext:value-type="float">
            <text:p>289755</text:p>
          </table:table-cell>
          <table:table-cell office:value-type="float" office:value="-108.73257" calcext:value-type="float">
            <text:p>-108.73257</text:p>
          </table:table-cell>
          <table:table-cell/>
        </table:table-row>
        <table:table-row table:style-name="ro1">
          <table:table-cell office:value-type="float" office:value="290200" calcext:value-type="float">
            <text:p>290200</text:p>
          </table:table-cell>
          <table:table-cell office:value-type="float" office:value="-109.63444" calcext:value-type="float">
            <text:p>-109.63444</text:p>
          </table:table-cell>
          <table:table-cell/>
        </table:table-row>
        <table:table-row table:style-name="ro1">
          <table:table-cell office:value-type="float" office:value="290646" calcext:value-type="float">
            <text:p>290646</text:p>
          </table:table-cell>
          <table:table-cell office:value-type="float" office:value="-107.33188" calcext:value-type="float">
            <text:p>-107.33188</text:p>
          </table:table-cell>
          <table:table-cell/>
        </table:table-row>
        <table:table-row table:style-name="ro1">
          <table:table-cell office:value-type="float" office:value="291091" calcext:value-type="float">
            <text:p>291091</text:p>
          </table:table-cell>
          <table:table-cell office:value-type="float" office:value="-107.96912" calcext:value-type="float">
            <text:p>-107.96912</text:p>
          </table:table-cell>
          <table:table-cell/>
        </table:table-row>
        <table:table-row table:style-name="ro1">
          <table:table-cell office:value-type="float" office:value="291537" calcext:value-type="float">
            <text:p>291537</text:p>
          </table:table-cell>
          <table:table-cell office:value-type="float" office:value="-107.50415" calcext:value-type="float">
            <text:p>-107.50415</text:p>
          </table:table-cell>
          <table:table-cell/>
        </table:table-row>
        <table:table-row table:style-name="ro1">
          <table:table-cell office:value-type="float" office:value="291982" calcext:value-type="float">
            <text:p>291982</text:p>
          </table:table-cell>
          <table:table-cell office:value-type="float" office:value="-108.63818" calcext:value-type="float">
            <text:p>-108.63818</text:p>
          </table:table-cell>
          <table:table-cell/>
        </table:table-row>
        <table:table-row table:style-name="ro1">
          <table:table-cell office:value-type="float" office:value="292428" calcext:value-type="float">
            <text:p>292428</text:p>
          </table:table-cell>
          <table:table-cell office:value-type="float" office:value="-107.74522" calcext:value-type="float">
            <text:p>-107.74522</text:p>
          </table:table-cell>
          <table:table-cell/>
        </table:table-row>
        <table:table-row table:style-name="ro1">
          <table:table-cell office:value-type="float" office:value="292873" calcext:value-type="float">
            <text:p>292873</text:p>
          </table:table-cell>
          <table:table-cell office:value-type="float" office:value="-106.89719" calcext:value-type="float">
            <text:p>-106.89719</text:p>
          </table:table-cell>
          <table:table-cell/>
        </table:table-row>
        <table:table-row table:style-name="ro1">
          <table:table-cell office:value-type="float" office:value="293318" calcext:value-type="float">
            <text:p>293318</text:p>
          </table:table-cell>
          <table:table-cell office:value-type="float" office:value="-108.11109" calcext:value-type="float">
            <text:p>-108.11109</text:p>
          </table:table-cell>
          <table:table-cell/>
        </table:table-row>
        <table:table-row table:style-name="ro1">
          <table:table-cell office:value-type="float" office:value="293764" calcext:value-type="float">
            <text:p>293764</text:p>
          </table:table-cell>
          <table:table-cell office:value-type="float" office:value="-109.05809" calcext:value-type="float">
            <text:p>-109.05809</text:p>
          </table:table-cell>
          <table:table-cell/>
        </table:table-row>
        <table:table-row table:style-name="ro1">
          <table:table-cell office:value-type="float" office:value="294209" calcext:value-type="float">
            <text:p>294209</text:p>
          </table:table-cell>
          <table:table-cell office:value-type="float" office:value="-110.29171" calcext:value-type="float">
            <text:p>-110.29171</text:p>
          </table:table-cell>
          <table:table-cell/>
        </table:table-row>
        <table:table-row table:style-name="ro1">
          <table:table-cell office:value-type="float" office:value="294655" calcext:value-type="float">
            <text:p>294655</text:p>
          </table:table-cell>
          <table:table-cell office:value-type="float" office:value="-106.40814" calcext:value-type="float">
            <text:p>-106.40814</text:p>
          </table:table-cell>
          <table:table-cell/>
        </table:table-row>
        <table:table-row table:style-name="ro1">
          <table:table-cell office:value-type="float" office:value="295100" calcext:value-type="float">
            <text:p>295100</text:p>
          </table:table-cell>
          <table:table-cell office:value-type="float" office:value="-107.86832" calcext:value-type="float">
            <text:p>-107.86832</text:p>
          </table:table-cell>
          <table:table-cell/>
        </table:table-row>
        <table:table-row table:style-name="ro1">
          <table:table-cell office:value-type="float" office:value="295546" calcext:value-type="float">
            <text:p>295546</text:p>
          </table:table-cell>
          <table:table-cell office:value-type="float" office:value="-107.55874" calcext:value-type="float">
            <text:p>-107.55874</text:p>
          </table:table-cell>
          <table:table-cell/>
        </table:table-row>
        <table:table-row table:style-name="ro1">
          <table:table-cell office:value-type="float" office:value="295991" calcext:value-type="float">
            <text:p>295991</text:p>
          </table:table-cell>
          <table:table-cell office:value-type="float" office:value="-110.21014" calcext:value-type="float">
            <text:p>-110.21014</text:p>
          </table:table-cell>
          <table:table-cell/>
        </table:table-row>
        <table:table-row table:style-name="ro1">
          <table:table-cell office:value-type="float" office:value="296437" calcext:value-type="float">
            <text:p>296437</text:p>
          </table:table-cell>
          <table:table-cell office:value-type="float" office:value="-109.43339" calcext:value-type="float">
            <text:p>-109.43339</text:p>
          </table:table-cell>
          <table:table-cell/>
        </table:table-row>
        <table:table-row table:style-name="ro1">
          <table:table-cell office:value-type="float" office:value="296882" calcext:value-type="float">
            <text:p>296882</text:p>
          </table:table-cell>
          <table:table-cell office:value-type="float" office:value="-109.89969" calcext:value-type="float">
            <text:p>-109.89969</text:p>
          </table:table-cell>
          <table:table-cell/>
        </table:table-row>
        <table:table-row table:style-name="ro1">
          <table:table-cell office:value-type="float" office:value="297327" calcext:value-type="float">
            <text:p>297327</text:p>
          </table:table-cell>
          <table:table-cell office:value-type="float" office:value="-107.40366" calcext:value-type="float">
            <text:p>-107.40366</text:p>
          </table:table-cell>
          <table:table-cell/>
        </table:table-row>
        <table:table-row table:style-name="ro1">
          <table:table-cell office:value-type="float" office:value="297773" calcext:value-type="float">
            <text:p>297773</text:p>
          </table:table-cell>
          <table:table-cell office:value-type="float" office:value="-110.29481" calcext:value-type="float">
            <text:p>-110.29481</text:p>
          </table:table-cell>
          <table:table-cell/>
        </table:table-row>
        <table:table-row table:style-name="ro1">
          <table:table-cell office:value-type="float" office:value="298218" calcext:value-type="float">
            <text:p>298218</text:p>
          </table:table-cell>
          <table:table-cell office:value-type="float" office:value="-110.62674" calcext:value-type="float">
            <text:p>-110.62674</text:p>
          </table:table-cell>
          <table:table-cell/>
        </table:table-row>
        <table:table-row table:style-name="ro1">
          <table:table-cell office:value-type="float" office:value="298664" calcext:value-type="float">
            <text:p>298664</text:p>
          </table:table-cell>
          <table:table-cell office:value-type="float" office:value="-110.11399" calcext:value-type="float">
            <text:p>-110.11399</text:p>
          </table:table-cell>
          <table:table-cell/>
        </table:table-row>
        <table:table-row table:style-name="ro1">
          <table:table-cell office:value-type="float" office:value="299109" calcext:value-type="float">
            <text:p>299109</text:p>
          </table:table-cell>
          <table:table-cell office:value-type="float" office:value="-108.98522" calcext:value-type="float">
            <text:p>-108.98522</text:p>
          </table:table-cell>
          <table:table-cell/>
        </table:table-row>
        <table:table-row table:style-name="ro1">
          <table:table-cell office:value-type="float" office:value="299555" calcext:value-type="float">
            <text:p>299555</text:p>
          </table:table-cell>
          <table:table-cell office:value-type="float" office:value="-108.21195" calcext:value-type="float">
            <text:p>-108.21195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-109.89531" calcext:value-type="float">
            <text:p>-109.89531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-109.75241" calcext:value-type="float">
            <text:p>-109.75241</text:p>
          </table:table-cell>
          <table:table-cell office:value-type="float" office:value="-138" calcext:value-type="float">
            <text:p>-138</text:p>
          </table:table-cell>
        </table:table-row>
        <table:table-row table:style-name="ro1">
          <table:table-cell office:value-type="float" office:value="301559" calcext:value-type="float">
            <text:p>301559</text:p>
          </table:table-cell>
          <table:table-cell office:value-type="float" office:value="-107.53325" calcext:value-type="float">
            <text:p>-107.53325</text:p>
          </table:table-cell>
          <table:table-cell/>
        </table:table-row>
        <table:table-row table:style-name="ro1">
          <table:table-cell office:value-type="float" office:value="303118" calcext:value-type="float">
            <text:p>303118</text:p>
          </table:table-cell>
          <table:table-cell office:value-type="float" office:value="-111.1393" calcext:value-type="float">
            <text:p>-111.1393</text:p>
          </table:table-cell>
          <table:table-cell/>
        </table:table-row>
        <table:table-row table:style-name="ro1">
          <table:table-cell office:value-type="float" office:value="304677" calcext:value-type="float">
            <text:p>304677</text:p>
          </table:table-cell>
          <table:table-cell office:value-type="float" office:value="-107.38996" calcext:value-type="float">
            <text:p>-107.38996</text:p>
          </table:table-cell>
          <table:table-cell/>
        </table:table-row>
        <table:table-row table:style-name="ro1">
          <table:table-cell office:value-type="float" office:value="306236" calcext:value-type="float">
            <text:p>306236</text:p>
          </table:table-cell>
          <table:table-cell office:value-type="float" office:value="-107.30736" calcext:value-type="float">
            <text:p>-107.30736</text:p>
          </table:table-cell>
          <table:table-cell/>
        </table:table-row>
        <table:table-row table:style-name="ro1">
          <table:table-cell office:value-type="float" office:value="307795" calcext:value-type="float">
            <text:p>307795</text:p>
          </table:table-cell>
          <table:table-cell office:value-type="float" office:value="-106.495" calcext:value-type="float">
            <text:p>-106.495</text:p>
          </table:table-cell>
          <table:table-cell/>
        </table:table-row>
        <table:table-row table:style-name="ro1">
          <table:table-cell office:value-type="float" office:value="309354" calcext:value-type="float">
            <text:p>309354</text:p>
          </table:table-cell>
          <table:table-cell office:value-type="float" office:value="-108.54994" calcext:value-type="float">
            <text:p>-108.54994</text:p>
          </table:table-cell>
          <table:table-cell/>
        </table:table-row>
        <table:table-row table:style-name="ro1">
          <table:table-cell office:value-type="float" office:value="310913" calcext:value-type="float">
            <text:p>310913</text:p>
          </table:table-cell>
          <table:table-cell office:value-type="float" office:value="-108.02069" calcext:value-type="float">
            <text:p>-108.02069</text:p>
          </table:table-cell>
          <table:table-cell/>
        </table:table-row>
        <table:table-row table:style-name="ro1">
          <table:table-cell office:value-type="float" office:value="312472" calcext:value-type="float">
            <text:p>312472</text:p>
          </table:table-cell>
          <table:table-cell office:value-type="float" office:value="-107.00694" calcext:value-type="float">
            <text:p>-107.00694</text:p>
          </table:table-cell>
          <table:table-cell/>
        </table:table-row>
        <table:table-row table:style-name="ro1">
          <table:table-cell office:value-type="float" office:value="314031" calcext:value-type="float">
            <text:p>314031</text:p>
          </table:table-cell>
          <table:table-cell office:value-type="float" office:value="-108.25899" calcext:value-type="float">
            <text:p>-108.25899</text:p>
          </table:table-cell>
          <table:table-cell/>
        </table:table-row>
        <table:table-row table:style-name="ro1">
          <table:table-cell office:value-type="float" office:value="315590" calcext:value-type="float">
            <text:p>315590</text:p>
          </table:table-cell>
          <table:table-cell office:value-type="float" office:value="-107.67324" calcext:value-type="float">
            <text:p>-107.67324</text:p>
          </table:table-cell>
          <table:table-cell/>
        </table:table-row>
        <table:table-row table:style-name="ro1">
          <table:table-cell office:value-type="float" office:value="317149" calcext:value-type="float">
            <text:p>317149</text:p>
          </table:table-cell>
          <table:table-cell office:value-type="float" office:value="-108.64767" calcext:value-type="float">
            <text:p>-108.64767</text:p>
          </table:table-cell>
          <table:table-cell/>
        </table:table-row>
        <table:table-row table:style-name="ro1">
          <table:table-cell office:value-type="float" office:value="318708" calcext:value-type="float">
            <text:p>318708</text:p>
          </table:table-cell>
          <table:table-cell office:value-type="float" office:value="-109.93447" calcext:value-type="float">
            <text:p>-109.93447</text:p>
          </table:table-cell>
          <table:table-cell/>
        </table:table-row>
        <table:table-row table:style-name="ro1">
          <table:table-cell office:value-type="float" office:value="320267" calcext:value-type="float">
            <text:p>320267</text:p>
          </table:table-cell>
          <table:table-cell office:value-type="float" office:value="-110.66772" calcext:value-type="float">
            <text:p>-110.66772</text:p>
          </table:table-cell>
          <table:table-cell/>
        </table:table-row>
        <table:table-row table:style-name="ro1">
          <table:table-cell office:value-type="float" office:value="321826" calcext:value-type="float">
            <text:p>321826</text:p>
          </table:table-cell>
          <table:table-cell office:value-type="float" office:value="-107.57474" calcext:value-type="float">
            <text:p>-107.57474</text:p>
          </table:table-cell>
          <table:table-cell/>
        </table:table-row>
        <table:table-row table:style-name="ro1">
          <table:table-cell office:value-type="float" office:value="323385" calcext:value-type="float">
            <text:p>323385</text:p>
          </table:table-cell>
          <table:table-cell office:value-type="float" office:value="-109.12156" calcext:value-type="float">
            <text:p>-109.12156</text:p>
          </table:table-cell>
          <table:table-cell/>
        </table:table-row>
        <table:table-row table:style-name="ro1">
          <table:table-cell office:value-type="float" office:value="324944" calcext:value-type="float">
            <text:p>324944</text:p>
          </table:table-cell>
          <table:table-cell office:value-type="float" office:value="-108.839" calcext:value-type="float">
            <text:p>-108.839</text:p>
          </table:table-cell>
          <table:table-cell/>
        </table:table-row>
        <table:table-row table:style-name="ro1">
          <table:table-cell office:value-type="float" office:value="326503" calcext:value-type="float">
            <text:p>326503</text:p>
          </table:table-cell>
          <table:table-cell office:value-type="float" office:value="-108.30049" calcext:value-type="float">
            <text:p>-108.30049</text:p>
          </table:table-cell>
          <table:table-cell/>
        </table:table-row>
        <table:table-row table:style-name="ro1">
          <table:table-cell office:value-type="float" office:value="328062" calcext:value-type="float">
            <text:p>328062</text:p>
          </table:table-cell>
          <table:table-cell office:value-type="float" office:value="-109.68231" calcext:value-type="float">
            <text:p>-109.68231</text:p>
          </table:table-cell>
          <table:table-cell/>
        </table:table-row>
        <table:table-row table:style-name="ro1">
          <table:table-cell office:value-type="float" office:value="329621" calcext:value-type="float">
            <text:p>329621</text:p>
          </table:table-cell>
          <table:table-cell office:value-type="float" office:value="-108.22937" calcext:value-type="float">
            <text:p>-108.22937</text:p>
          </table:table-cell>
          <table:table-cell/>
        </table:table-row>
        <table:table-row table:style-name="ro1">
          <table:table-cell office:value-type="float" office:value="331180" calcext:value-type="float">
            <text:p>331180</text:p>
          </table:table-cell>
          <table:table-cell office:value-type="float" office:value="-110.64938" calcext:value-type="float">
            <text:p>-110.64938</text:p>
          </table:table-cell>
          <table:table-cell/>
        </table:table-row>
        <table:table-row table:style-name="ro1">
          <table:table-cell office:value-type="float" office:value="332739" calcext:value-type="float">
            <text:p>332739</text:p>
          </table:table-cell>
          <table:table-cell office:value-type="float" office:value="-108.94887" calcext:value-type="float">
            <text:p>-108.94887</text:p>
          </table:table-cell>
          <table:table-cell/>
        </table:table-row>
        <table:table-row table:style-name="ro1">
          <table:table-cell office:value-type="float" office:value="334298" calcext:value-type="float">
            <text:p>334298</text:p>
          </table:table-cell>
          <table:table-cell office:value-type="float" office:value="-110.21044" calcext:value-type="float">
            <text:p>-110.21044</text:p>
          </table:table-cell>
          <table:table-cell/>
        </table:table-row>
        <table:table-row table:style-name="ro1">
          <table:table-cell office:value-type="float" office:value="335857" calcext:value-type="float">
            <text:p>335857</text:p>
          </table:table-cell>
          <table:table-cell office:value-type="float" office:value="-113.4755" calcext:value-type="float">
            <text:p>-113.4755</text:p>
          </table:table-cell>
          <table:table-cell/>
        </table:table-row>
        <table:table-row table:style-name="ro1">
          <table:table-cell office:value-type="float" office:value="337416" calcext:value-type="float">
            <text:p>337416</text:p>
          </table:table-cell>
          <table:table-cell office:value-type="float" office:value="-111.86344" calcext:value-type="float">
            <text:p>-111.86344</text:p>
          </table:table-cell>
          <table:table-cell/>
        </table:table-row>
        <table:table-row table:style-name="ro1">
          <table:table-cell office:value-type="float" office:value="338976" calcext:value-type="float">
            <text:p>338976</text:p>
          </table:table-cell>
          <table:table-cell office:value-type="float" office:value="-109.14343" calcext:value-type="float">
            <text:p>-109.14343</text:p>
          </table:table-cell>
          <table:table-cell/>
        </table:table-row>
        <table:table-row table:style-name="ro1">
          <table:table-cell office:value-type="float" office:value="340535" calcext:value-type="float">
            <text:p>340535</text:p>
          </table:table-cell>
          <table:table-cell office:value-type="float" office:value="-110.68145" calcext:value-type="float">
            <text:p>-110.68145</text:p>
          </table:table-cell>
          <table:table-cell/>
        </table:table-row>
        <table:table-row table:style-name="ro1">
          <table:table-cell office:value-type="float" office:value="342094" calcext:value-type="float">
            <text:p>342094</text:p>
          </table:table-cell>
          <table:table-cell office:value-type="float" office:value="-109.82332" calcext:value-type="float">
            <text:p>-109.82332</text:p>
          </table:table-cell>
          <table:table-cell/>
        </table:table-row>
        <table:table-row table:style-name="ro1">
          <table:table-cell office:value-type="float" office:value="343653" calcext:value-type="float">
            <text:p>343653</text:p>
          </table:table-cell>
          <table:table-cell office:value-type="float" office:value="-111.01516" calcext:value-type="float">
            <text:p>-111.01516</text:p>
          </table:table-cell>
          <table:table-cell/>
        </table:table-row>
        <table:table-row table:style-name="ro1">
          <table:table-cell office:value-type="float" office:value="345212" calcext:value-type="float">
            <text:p>345212</text:p>
          </table:table-cell>
          <table:table-cell office:value-type="float" office:value="-109.5079" calcext:value-type="float">
            <text:p>-109.5079</text:p>
          </table:table-cell>
          <table:table-cell/>
        </table:table-row>
        <table:table-row table:style-name="ro1">
          <table:table-cell office:value-type="float" office:value="346771" calcext:value-type="float">
            <text:p>346771</text:p>
          </table:table-cell>
          <table:table-cell office:value-type="float" office:value="-107.76855" calcext:value-type="float">
            <text:p>-107.76855</text:p>
          </table:table-cell>
          <table:table-cell/>
        </table:table-row>
        <table:table-row table:style-name="ro1">
          <table:table-cell office:value-type="float" office:value="348330" calcext:value-type="float">
            <text:p>348330</text:p>
          </table:table-cell>
          <table:table-cell office:value-type="float" office:value="-109.65668" calcext:value-type="float">
            <text:p>-109.65668</text:p>
          </table:table-cell>
          <table:table-cell/>
        </table:table-row>
        <table:table-row table:style-name="ro1">
          <table:table-cell office:value-type="float" office:value="349889" calcext:value-type="float">
            <text:p>349889</text:p>
          </table:table-cell>
          <table:table-cell office:value-type="float" office:value="-105.20514" calcext:value-type="float">
            <text:p>-105.20514</text:p>
          </table:table-cell>
          <table:table-cell/>
        </table:table-row>
        <table:table-row table:style-name="ro1">
          <table:table-cell office:value-type="float" office:value="351448" calcext:value-type="float">
            <text:p>351448</text:p>
          </table:table-cell>
          <table:table-cell office:value-type="float" office:value="-108.14122" calcext:value-type="float">
            <text:p>-108.14122</text:p>
          </table:table-cell>
          <table:table-cell/>
        </table:table-row>
        <table:table-row table:style-name="ro1">
          <table:table-cell office:value-type="float" office:value="353007" calcext:value-type="float">
            <text:p>353007</text:p>
          </table:table-cell>
          <table:table-cell office:value-type="float" office:value="-107.63285" calcext:value-type="float">
            <text:p>-107.63285</text:p>
          </table:table-cell>
          <table:table-cell/>
        </table:table-row>
        <table:table-row table:style-name="ro1">
          <table:table-cell office:value-type="float" office:value="354566" calcext:value-type="float">
            <text:p>354566</text:p>
          </table:table-cell>
          <table:table-cell office:value-type="float" office:value="-112.80272" calcext:value-type="float">
            <text:p>-112.80272</text:p>
          </table:table-cell>
          <table:table-cell/>
        </table:table-row>
        <table:table-row table:style-name="ro1">
          <table:table-cell office:value-type="float" office:value="356125" calcext:value-type="float">
            <text:p>356125</text:p>
          </table:table-cell>
          <table:table-cell office:value-type="float" office:value="-108.85842" calcext:value-type="float">
            <text:p>-108.85842</text:p>
          </table:table-cell>
          <table:table-cell/>
        </table:table-row>
        <table:table-row table:style-name="ro1">
          <table:table-cell office:value-type="float" office:value="357684" calcext:value-type="float">
            <text:p>357684</text:p>
          </table:table-cell>
          <table:table-cell office:value-type="float" office:value="-109.20312" calcext:value-type="float">
            <text:p>-109.20312</text:p>
          </table:table-cell>
          <table:table-cell/>
        </table:table-row>
        <table:table-row table:style-name="ro1">
          <table:table-cell office:value-type="float" office:value="359243" calcext:value-type="float">
            <text:p>359243</text:p>
          </table:table-cell>
          <table:table-cell office:value-type="float" office:value="-107.30839" calcext:value-type="float">
            <text:p>-107.30839</text:p>
          </table:table-cell>
          <table:table-cell/>
        </table:table-row>
        <table:table-row table:style-name="ro1">
          <table:table-cell office:value-type="float" office:value="360802" calcext:value-type="float">
            <text:p>360802</text:p>
          </table:table-cell>
          <table:table-cell office:value-type="float" office:value="-108.47012" calcext:value-type="float">
            <text:p>-108.47012</text:p>
          </table:table-cell>
          <table:table-cell/>
        </table:table-row>
        <table:table-row table:style-name="ro1">
          <table:table-cell office:value-type="float" office:value="362361" calcext:value-type="float">
            <text:p>362361</text:p>
          </table:table-cell>
          <table:table-cell office:value-type="float" office:value="-109.80375" calcext:value-type="float">
            <text:p>-109.80375</text:p>
          </table:table-cell>
          <table:table-cell/>
        </table:table-row>
        <table:table-row table:style-name="ro1">
          <table:table-cell office:value-type="float" office:value="363920" calcext:value-type="float">
            <text:p>363920</text:p>
          </table:table-cell>
          <table:table-cell office:value-type="float" office:value="-109.44134" calcext:value-type="float">
            <text:p>-109.44134</text:p>
          </table:table-cell>
          <table:table-cell/>
        </table:table-row>
        <table:table-row table:style-name="ro1">
          <table:table-cell office:value-type="float" office:value="365479" calcext:value-type="float">
            <text:p>365479</text:p>
          </table:table-cell>
          <table:table-cell office:value-type="float" office:value="-106.3833" calcext:value-type="float">
            <text:p>-106.3833</text:p>
          </table:table-cell>
          <table:table-cell/>
        </table:table-row>
        <table:table-row table:style-name="ro1">
          <table:table-cell office:value-type="float" office:value="367038" calcext:value-type="float">
            <text:p>367038</text:p>
          </table:table-cell>
          <table:table-cell office:value-type="float" office:value="-112.99005" calcext:value-type="float">
            <text:p>-112.99005</text:p>
          </table:table-cell>
          <table:table-cell/>
        </table:table-row>
        <table:table-row table:style-name="ro1">
          <table:table-cell office:value-type="float" office:value="368597" calcext:value-type="float">
            <text:p>368597</text:p>
          </table:table-cell>
          <table:table-cell office:value-type="float" office:value="-111.52084" calcext:value-type="float">
            <text:p>-111.52084</text:p>
          </table:table-cell>
          <table:table-cell/>
        </table:table-row>
        <table:table-row table:style-name="ro1">
          <table:table-cell office:value-type="float" office:value="370156" calcext:value-type="float">
            <text:p>370156</text:p>
          </table:table-cell>
          <table:table-cell office:value-type="float" office:value="-109.02258" calcext:value-type="float">
            <text:p>-109.02258</text:p>
          </table:table-cell>
          <table:table-cell/>
        </table:table-row>
        <table:table-row table:style-name="ro1">
          <table:table-cell office:value-type="float" office:value="371715" calcext:value-type="float">
            <text:p>371715</text:p>
          </table:table-cell>
          <table:table-cell office:value-type="float" office:value="-107.78031" calcext:value-type="float">
            <text:p>-107.78031</text:p>
          </table:table-cell>
          <table:table-cell/>
        </table:table-row>
        <table:table-row table:style-name="ro1">
          <table:table-cell office:value-type="float" office:value="373274" calcext:value-type="float">
            <text:p>373274</text:p>
          </table:table-cell>
          <table:table-cell office:value-type="float" office:value="-112.30892" calcext:value-type="float">
            <text:p>-112.30892</text:p>
          </table:table-cell>
          <table:table-cell/>
        </table:table-row>
        <table:table-row table:style-name="ro1">
          <table:table-cell office:value-type="float" office:value="374833" calcext:value-type="float">
            <text:p>374833</text:p>
          </table:table-cell>
          <table:table-cell office:value-type="float" office:value="-108.90157" calcext:value-type="float">
            <text:p>-108.90157</text:p>
          </table:table-cell>
          <table:table-cell/>
        </table:table-row>
        <table:table-row table:style-name="ro1">
          <table:table-cell office:value-type="float" office:value="376392" calcext:value-type="float">
            <text:p>376392</text:p>
          </table:table-cell>
          <table:table-cell office:value-type="float" office:value="-113.24399" calcext:value-type="float">
            <text:p>-113.24399</text:p>
          </table:table-cell>
          <table:table-cell/>
        </table:table-row>
        <table:table-row table:style-name="ro1">
          <table:table-cell office:value-type="float" office:value="377951" calcext:value-type="float">
            <text:p>377951</text:p>
          </table:table-cell>
          <table:table-cell office:value-type="float" office:value="-109.72962" calcext:value-type="float">
            <text:p>-109.72962</text:p>
          </table:table-cell>
          <table:table-cell/>
        </table:table-row>
        <table:table-row table:style-name="ro1">
          <table:table-cell office:value-type="float" office:value="379510" calcext:value-type="float">
            <text:p>379510</text:p>
          </table:table-cell>
          <table:table-cell office:value-type="float" office:value="-112.19668" calcext:value-type="float">
            <text:p>-112.19668</text:p>
          </table:table-cell>
          <table:table-cell/>
        </table:table-row>
        <table:table-row table:style-name="ro1">
          <table:table-cell office:value-type="float" office:value="381069" calcext:value-type="float">
            <text:p>381069</text:p>
          </table:table-cell>
          <table:table-cell office:value-type="float" office:value="-110.48361" calcext:value-type="float">
            <text:p>-110.48361</text:p>
          </table:table-cell>
          <table:table-cell/>
        </table:table-row>
        <table:table-row table:style-name="ro1">
          <table:table-cell office:value-type="float" office:value="382628" calcext:value-type="float">
            <text:p>382628</text:p>
          </table:table-cell>
          <table:table-cell office:value-type="float" office:value="-112.34832" calcext:value-type="float">
            <text:p>-112.34832</text:p>
          </table:table-cell>
          <table:table-cell/>
        </table:table-row>
        <table:table-row table:style-name="ro1">
          <table:table-cell office:value-type="float" office:value="384187" calcext:value-type="float">
            <text:p>384187</text:p>
          </table:table-cell>
          <table:table-cell office:value-type="float" office:value="-107.95347" calcext:value-type="float">
            <text:p>-107.95347</text:p>
          </table:table-cell>
          <table:table-cell/>
        </table:table-row>
        <table:table-row table:style-name="ro1">
          <table:table-cell office:value-type="float" office:value="385746" calcext:value-type="float">
            <text:p>385746</text:p>
          </table:table-cell>
          <table:table-cell office:value-type="float" office:value="-109.71326" calcext:value-type="float">
            <text:p>-109.71326</text:p>
          </table:table-cell>
          <table:table-cell/>
        </table:table-row>
        <table:table-row table:style-name="ro1">
          <table:table-cell office:value-type="float" office:value="387305" calcext:value-type="float">
            <text:p>387305</text:p>
          </table:table-cell>
          <table:table-cell office:value-type="float" office:value="-110.20975" calcext:value-type="float">
            <text:p>-110.20975</text:p>
          </table:table-cell>
          <table:table-cell/>
        </table:table-row>
        <table:table-row table:style-name="ro1">
          <table:table-cell office:value-type="float" office:value="388864" calcext:value-type="float">
            <text:p>388864</text:p>
          </table:table-cell>
          <table:table-cell office:value-type="float" office:value="-109.44941" calcext:value-type="float">
            <text:p>-109.44941</text:p>
          </table:table-cell>
          <table:table-cell/>
        </table:table-row>
        <table:table-row table:style-name="ro1">
          <table:table-cell office:value-type="float" office:value="390423" calcext:value-type="float">
            <text:p>390423</text:p>
          </table:table-cell>
          <table:table-cell office:value-type="float" office:value="-110.12334" calcext:value-type="float">
            <text:p>-110.12334</text:p>
          </table:table-cell>
          <table:table-cell/>
        </table:table-row>
        <table:table-row table:style-name="ro1">
          <table:table-cell office:value-type="float" office:value="391982" calcext:value-type="float">
            <text:p>391982</text:p>
          </table:table-cell>
          <table:table-cell office:value-type="float" office:value="-109.8015" calcext:value-type="float">
            <text:p>-109.8015</text:p>
          </table:table-cell>
          <table:table-cell/>
        </table:table-row>
        <table:table-row table:style-name="ro1">
          <table:table-cell office:value-type="float" office:value="393541" calcext:value-type="float">
            <text:p>393541</text:p>
          </table:table-cell>
          <table:table-cell office:value-type="float" office:value="-110.46662" calcext:value-type="float">
            <text:p>-110.46662</text:p>
          </table:table-cell>
          <table:table-cell/>
        </table:table-row>
        <table:table-row table:style-name="ro1">
          <table:table-cell office:value-type="float" office:value="395100" calcext:value-type="float">
            <text:p>395100</text:p>
          </table:table-cell>
          <table:table-cell office:value-type="float" office:value="-112.44128" calcext:value-type="float">
            <text:p>-112.44128</text:p>
          </table:table-cell>
          <table:table-cell/>
        </table:table-row>
        <table:table-row table:style-name="ro1">
          <table:table-cell office:value-type="float" office:value="396659" calcext:value-type="float">
            <text:p>396659</text:p>
          </table:table-cell>
          <table:table-cell office:value-type="float" office:value="-111.42215" calcext:value-type="float">
            <text:p>-111.42215</text:p>
          </table:table-cell>
          <table:table-cell/>
        </table:table-row>
        <table:table-row table:style-name="ro1">
          <table:table-cell office:value-type="float" office:value="398218" calcext:value-type="float">
            <text:p>398218</text:p>
          </table:table-cell>
          <table:table-cell office:value-type="float" office:value="-110.32285" calcext:value-type="float">
            <text:p>-110.32285</text:p>
          </table:table-cell>
          <table:table-cell/>
        </table:table-row>
        <table:table-row table:style-name="ro1">
          <table:table-cell office:value-type="float" office:value="399777" calcext:value-type="float">
            <text:p>399777</text:p>
          </table:table-cell>
          <table:table-cell office:value-type="float" office:value="-110.08876" calcext:value-type="float">
            <text:p>-110.08876</text:p>
          </table:table-cell>
          <table:table-cell/>
        </table:table-row>
        <table:table-row table:style-name="ro1">
          <table:table-cell office:value-type="float" office:value="401336" calcext:value-type="float">
            <text:p>401336</text:p>
          </table:table-cell>
          <table:table-cell office:value-type="float" office:value="-108.6077" calcext:value-type="float">
            <text:p>-108.6077</text:p>
          </table:table-cell>
          <table:table-cell/>
        </table:table-row>
        <table:table-row table:style-name="ro1">
          <table:table-cell office:value-type="float" office:value="402895" calcext:value-type="float">
            <text:p>402895</text:p>
          </table:table-cell>
          <table:table-cell office:value-type="float" office:value="-109.11626" calcext:value-type="float">
            <text:p>-109.11626</text:p>
          </table:table-cell>
          <table:table-cell/>
        </table:table-row>
        <table:table-row table:style-name="ro1">
          <table:table-cell office:value-type="float" office:value="404454" calcext:value-type="float">
            <text:p>404454</text:p>
          </table:table-cell>
          <table:table-cell office:value-type="float" office:value="-109.54202" calcext:value-type="float">
            <text:p>-109.54202</text:p>
          </table:table-cell>
          <table:table-cell/>
        </table:table-row>
        <table:table-row table:style-name="ro1">
          <table:table-cell office:value-type="float" office:value="406013" calcext:value-type="float">
            <text:p>406013</text:p>
          </table:table-cell>
          <table:table-cell office:value-type="float" office:value="-111.22082" calcext:value-type="float">
            <text:p>-111.22082</text:p>
          </table:table-cell>
          <table:table-cell/>
        </table:table-row>
        <table:table-row table:style-name="ro1">
          <table:table-cell office:value-type="float" office:value="407572" calcext:value-type="float">
            <text:p>407572</text:p>
          </table:table-cell>
          <table:table-cell office:value-type="float" office:value="-111.33632" calcext:value-type="float">
            <text:p>-111.33632</text:p>
          </table:table-cell>
          <table:table-cell/>
        </table:table-row>
        <table:table-row table:style-name="ro1">
          <table:table-cell office:value-type="float" office:value="409131" calcext:value-type="float">
            <text:p>409131</text:p>
          </table:table-cell>
          <table:table-cell office:value-type="float" office:value="-114.05569" calcext:value-type="float">
            <text:p>-114.05569</text:p>
          </table:table-cell>
          <table:table-cell/>
        </table:table-row>
        <table:table-row table:style-name="ro1">
          <table:table-cell office:value-type="float" office:value="410690" calcext:value-type="float">
            <text:p>410690</text:p>
          </table:table-cell>
          <table:table-cell office:value-type="float" office:value="-110.37124" calcext:value-type="float">
            <text:p>-110.37124</text:p>
          </table:table-cell>
          <table:table-cell/>
        </table:table-row>
        <table:table-row table:style-name="ro1">
          <table:table-cell office:value-type="float" office:value="412249" calcext:value-type="float">
            <text:p>412249</text:p>
          </table:table-cell>
          <table:table-cell office:value-type="float" office:value="-109.3638" calcext:value-type="float">
            <text:p>-109.3638</text:p>
          </table:table-cell>
          <table:table-cell/>
        </table:table-row>
        <table:table-row table:style-name="ro1">
          <table:table-cell office:value-type="float" office:value="413808" calcext:value-type="float">
            <text:p>413808</text:p>
          </table:table-cell>
          <table:table-cell office:value-type="float" office:value="-111.41895" calcext:value-type="float">
            <text:p>-111.41895</text:p>
          </table:table-cell>
          <table:table-cell/>
        </table:table-row>
        <table:table-row table:style-name="ro1">
          <table:table-cell office:value-type="float" office:value="415367" calcext:value-type="float">
            <text:p>415367</text:p>
          </table:table-cell>
          <table:table-cell office:value-type="float" office:value="-111.33032" calcext:value-type="float">
            <text:p>-111.33032</text:p>
          </table:table-cell>
          <table:table-cell/>
        </table:table-row>
        <table:table-row table:style-name="ro1">
          <table:table-cell office:value-type="float" office:value="416927" calcext:value-type="float">
            <text:p>416927</text:p>
          </table:table-cell>
          <table:table-cell office:value-type="float" office:value="-110.43296" calcext:value-type="float">
            <text:p>-110.43296</text:p>
          </table:table-cell>
          <table:table-cell/>
        </table:table-row>
        <table:table-row table:style-name="ro1">
          <table:table-cell office:value-type="float" office:value="418486" calcext:value-type="float">
            <text:p>418486</text:p>
          </table:table-cell>
          <table:table-cell office:value-type="float" office:value="-111.28829" calcext:value-type="float">
            <text:p>-111.28829</text:p>
          </table:table-cell>
          <table:table-cell/>
        </table:table-row>
        <table:table-row table:style-name="ro1">
          <table:table-cell office:value-type="float" office:value="420045" calcext:value-type="float">
            <text:p>420045</text:p>
          </table:table-cell>
          <table:table-cell office:value-type="float" office:value="-113.49647" calcext:value-type="float">
            <text:p>-113.49647</text:p>
          </table:table-cell>
          <table:table-cell/>
        </table:table-row>
        <table:table-row table:style-name="ro1">
          <table:table-cell office:value-type="float" office:value="421604" calcext:value-type="float">
            <text:p>421604</text:p>
          </table:table-cell>
          <table:table-cell office:value-type="float" office:value="-110.06835" calcext:value-type="float">
            <text:p>-110.06835</text:p>
          </table:table-cell>
          <table:table-cell/>
        </table:table-row>
        <table:table-row table:style-name="ro1">
          <table:table-cell office:value-type="float" office:value="423163" calcext:value-type="float">
            <text:p>423163</text:p>
          </table:table-cell>
          <table:table-cell office:value-type="float" office:value="-111.07116" calcext:value-type="float">
            <text:p>-111.07116</text:p>
          </table:table-cell>
          <table:table-cell/>
        </table:table-row>
        <table:table-row table:style-name="ro1">
          <table:table-cell office:value-type="float" office:value="424722" calcext:value-type="float">
            <text:p>424722</text:p>
          </table:table-cell>
          <table:table-cell office:value-type="float" office:value="-113.30069" calcext:value-type="float">
            <text:p>-113.30069</text:p>
          </table:table-cell>
          <table:table-cell/>
        </table:table-row>
        <table:table-row table:style-name="ro1">
          <table:table-cell office:value-type="float" office:value="426281" calcext:value-type="float">
            <text:p>426281</text:p>
          </table:table-cell>
          <table:table-cell office:value-type="float" office:value="-113.9897" calcext:value-type="float">
            <text:p>-113.9897</text:p>
          </table:table-cell>
          <table:table-cell/>
        </table:table-row>
        <table:table-row table:style-name="ro1">
          <table:table-cell office:value-type="float" office:value="427840" calcext:value-type="float">
            <text:p>427840</text:p>
          </table:table-cell>
          <table:table-cell office:value-type="float" office:value="-114.39819" calcext:value-type="float">
            <text:p>-114.39819</text:p>
          </table:table-cell>
          <table:table-cell/>
        </table:table-row>
        <table:table-row table:style-name="ro1">
          <table:table-cell office:value-type="float" office:value="429399" calcext:value-type="float">
            <text:p>429399</text:p>
          </table:table-cell>
          <table:table-cell office:value-type="float" office:value="-112.12821" calcext:value-type="float">
            <text:p>-112.12821</text:p>
          </table:table-cell>
          <table:table-cell/>
        </table:table-row>
        <table:table-row table:style-name="ro1">
          <table:table-cell office:value-type="float" office:value="430958" calcext:value-type="float">
            <text:p>430958</text:p>
          </table:table-cell>
          <table:table-cell office:value-type="float" office:value="-112.39839" calcext:value-type="float">
            <text:p>-112.39839</text:p>
          </table:table-cell>
          <table:table-cell/>
        </table:table-row>
        <table:table-row table:style-name="ro1">
          <table:table-cell office:value-type="float" office:value="432517" calcext:value-type="float">
            <text:p>432517</text:p>
          </table:table-cell>
          <table:table-cell office:value-type="float" office:value="-114.51641" calcext:value-type="float">
            <text:p>-114.51641</text:p>
          </table:table-cell>
          <table:table-cell/>
        </table:table-row>
        <table:table-row table:style-name="ro1">
          <table:table-cell office:value-type="float" office:value="434076" calcext:value-type="float">
            <text:p>434076</text:p>
          </table:table-cell>
          <table:table-cell office:value-type="float" office:value="-110.42303" calcext:value-type="float">
            <text:p>-110.42303</text:p>
          </table:table-cell>
          <table:table-cell/>
        </table:table-row>
        <table:table-row table:style-name="ro1">
          <table:table-cell office:value-type="float" office:value="435635" calcext:value-type="float">
            <text:p>435635</text:p>
          </table:table-cell>
          <table:table-cell office:value-type="float" office:value="-109.31215" calcext:value-type="float">
            <text:p>-109.31215</text:p>
          </table:table-cell>
          <table:table-cell/>
        </table:table-row>
        <table:table-row table:style-name="ro1">
          <table:table-cell office:value-type="float" office:value="437194" calcext:value-type="float">
            <text:p>437194</text:p>
          </table:table-cell>
          <table:table-cell office:value-type="float" office:value="-109.80566" calcext:value-type="float">
            <text:p>-109.80566</text:p>
          </table:table-cell>
          <table:table-cell/>
        </table:table-row>
        <table:table-row table:style-name="ro1">
          <table:table-cell office:value-type="float" office:value="438753" calcext:value-type="float">
            <text:p>438753</text:p>
          </table:table-cell>
          <table:table-cell office:value-type="float" office:value="-112.3561" calcext:value-type="float">
            <text:p>-112.3561</text:p>
          </table:table-cell>
          <table:table-cell/>
        </table:table-row>
        <table:table-row table:style-name="ro1">
          <table:table-cell office:value-type="float" office:value="440312" calcext:value-type="float">
            <text:p>440312</text:p>
          </table:table-cell>
          <table:table-cell office:value-type="float" office:value="-112.86564" calcext:value-type="float">
            <text:p>-112.86564</text:p>
          </table:table-cell>
          <table:table-cell/>
        </table:table-row>
        <table:table-row table:style-name="ro1">
          <table:table-cell office:value-type="float" office:value="441871" calcext:value-type="float">
            <text:p>441871</text:p>
          </table:table-cell>
          <table:table-cell office:value-type="float" office:value="-114.10647" calcext:value-type="float">
            <text:p>-114.10647</text:p>
          </table:table-cell>
          <table:table-cell/>
        </table:table-row>
        <table:table-row table:style-name="ro1">
          <table:table-cell office:value-type="float" office:value="443430" calcext:value-type="float">
            <text:p>443430</text:p>
          </table:table-cell>
          <table:table-cell office:value-type="float" office:value="-114.42618" calcext:value-type="float">
            <text:p>-114.42618</text:p>
          </table:table-cell>
          <table:table-cell/>
        </table:table-row>
        <table:table-row table:style-name="ro1">
          <table:table-cell office:value-type="float" office:value="444989" calcext:value-type="float">
            <text:p>444989</text:p>
          </table:table-cell>
          <table:table-cell office:value-type="float" office:value="-114.43808" calcext:value-type="float">
            <text:p>-114.43808</text:p>
          </table:table-cell>
          <table:table-cell/>
        </table:table-row>
        <table:table-row table:style-name="ro1">
          <table:table-cell office:value-type="float" office:value="446548" calcext:value-type="float">
            <text:p>446548</text:p>
          </table:table-cell>
          <table:table-cell office:value-type="float" office:value="-114.64384" calcext:value-type="float">
            <text:p>-114.64384</text:p>
          </table:table-cell>
          <table:table-cell/>
        </table:table-row>
        <table:table-row table:style-name="ro1">
          <table:table-cell office:value-type="float" office:value="448107" calcext:value-type="float">
            <text:p>448107</text:p>
          </table:table-cell>
          <table:table-cell office:value-type="float" office:value="-110.19051" calcext:value-type="float">
            <text:p>-110.19051</text:p>
          </table:table-cell>
          <table:table-cell/>
        </table:table-row>
        <table:table-row table:style-name="ro1">
          <table:table-cell office:value-type="float" office:value="449666" calcext:value-type="float">
            <text:p>449666</text:p>
          </table:table-cell>
          <table:table-cell office:value-type="float" office:value="-113.17976" calcext:value-type="float">
            <text:p>-113.17976</text:p>
          </table:table-cell>
          <table:table-cell/>
        </table:table-row>
        <table:table-row table:style-name="ro1">
          <table:table-cell office:value-type="float" office:value="451225" calcext:value-type="float">
            <text:p>451225</text:p>
          </table:table-cell>
          <table:table-cell office:value-type="float" office:value="-113.14916" calcext:value-type="float">
            <text:p>-113.14916</text:p>
          </table:table-cell>
          <table:table-cell/>
        </table:table-row>
        <table:table-row table:style-name="ro1">
          <table:table-cell office:value-type="float" office:value="452784" calcext:value-type="float">
            <text:p>452784</text:p>
          </table:table-cell>
          <table:table-cell office:value-type="float" office:value="-114.51962" calcext:value-type="float">
            <text:p>-114.51962</text:p>
          </table:table-cell>
          <table:table-cell/>
        </table:table-row>
        <table:table-row table:style-name="ro1">
          <table:table-cell office:value-type="float" office:value="454343" calcext:value-type="float">
            <text:p>454343</text:p>
          </table:table-cell>
          <table:table-cell office:value-type="float" office:value="-116.63351" calcext:value-type="float">
            <text:p>-116.63351</text:p>
          </table:table-cell>
          <table:table-cell/>
        </table:table-row>
        <table:table-row table:style-name="ro1">
          <table:table-cell office:value-type="float" office:value="455902" calcext:value-type="float">
            <text:p>455902</text:p>
          </table:table-cell>
          <table:table-cell office:value-type="float" office:value="-110.96114" calcext:value-type="float">
            <text:p>-110.96114</text:p>
          </table:table-cell>
          <table:table-cell/>
        </table:table-row>
        <table:table-row table:style-name="ro1">
          <table:table-cell office:value-type="float" office:value="457461" calcext:value-type="float">
            <text:p>457461</text:p>
          </table:table-cell>
          <table:table-cell office:value-type="float" office:value="-115.90616" calcext:value-type="float">
            <text:p>-115.90616</text:p>
          </table:table-cell>
          <table:table-cell/>
        </table:table-row>
        <table:table-row table:style-name="ro1">
          <table:table-cell office:value-type="float" office:value="459020" calcext:value-type="float">
            <text:p>459020</text:p>
          </table:table-cell>
          <table:table-cell office:value-type="float" office:value="-112.9125" calcext:value-type="float">
            <text:p>-112.9125</text:p>
          </table:table-cell>
          <table:table-cell/>
        </table:table-row>
        <table:table-row table:style-name="ro1">
          <table:table-cell office:value-type="float" office:value="460579" calcext:value-type="float">
            <text:p>460579</text:p>
          </table:table-cell>
          <table:table-cell office:value-type="float" office:value="-112.94695" calcext:value-type="float">
            <text:p>-112.94695</text:p>
          </table:table-cell>
          <table:table-cell/>
        </table:table-row>
        <table:table-row table:style-name="ro1">
          <table:table-cell office:value-type="float" office:value="462138" calcext:value-type="float">
            <text:p>462138</text:p>
          </table:table-cell>
          <table:table-cell office:value-type="float" office:value="-113.25976" calcext:value-type="float">
            <text:p>-113.25976</text:p>
          </table:table-cell>
          <table:table-cell/>
        </table:table-row>
        <table:table-row table:style-name="ro1">
          <table:table-cell office:value-type="float" office:value="463697" calcext:value-type="float">
            <text:p>463697</text:p>
          </table:table-cell>
          <table:table-cell office:value-type="float" office:value="-112.75608" calcext:value-type="float">
            <text:p>-112.75608</text:p>
          </table:table-cell>
          <table:table-cell/>
        </table:table-row>
        <table:table-row table:style-name="ro1">
          <table:table-cell office:value-type="float" office:value="465256" calcext:value-type="float">
            <text:p>465256</text:p>
          </table:table-cell>
          <table:table-cell office:value-type="float" office:value="-113.71205" calcext:value-type="float">
            <text:p>-113.71205</text:p>
          </table:table-cell>
          <table:table-cell/>
        </table:table-row>
        <table:table-row table:style-name="ro1">
          <table:table-cell office:value-type="float" office:value="466815" calcext:value-type="float">
            <text:p>466815</text:p>
          </table:table-cell>
          <table:table-cell office:value-type="float" office:value="-114.34738" calcext:value-type="float">
            <text:p>-114.34738</text:p>
          </table:table-cell>
          <table:table-cell/>
        </table:table-row>
        <table:table-row table:style-name="ro1">
          <table:table-cell office:value-type="float" office:value="468374" calcext:value-type="float">
            <text:p>468374</text:p>
          </table:table-cell>
          <table:table-cell office:value-type="float" office:value="-112.69436" calcext:value-type="float">
            <text:p>-112.69436</text:p>
          </table:table-cell>
          <table:table-cell/>
        </table:table-row>
        <table:table-row table:style-name="ro1">
          <table:table-cell office:value-type="float" office:value="469933" calcext:value-type="float">
            <text:p>469933</text:p>
          </table:table-cell>
          <table:table-cell office:value-type="float" office:value="-115.12908" calcext:value-type="float">
            <text:p>-115.12908</text:p>
          </table:table-cell>
          <table:table-cell/>
        </table:table-row>
        <table:table-row table:style-name="ro1">
          <table:table-cell office:value-type="float" office:value="471492" calcext:value-type="float">
            <text:p>471492</text:p>
          </table:table-cell>
          <table:table-cell office:value-type="float" office:value="-113.00704" calcext:value-type="float">
            <text:p>-113.00704</text:p>
          </table:table-cell>
          <table:table-cell/>
        </table:table-row>
        <table:table-row table:style-name="ro1">
          <table:table-cell office:value-type="float" office:value="473051" calcext:value-type="float">
            <text:p>473051</text:p>
          </table:table-cell>
          <table:table-cell office:value-type="float" office:value="-115.12875" calcext:value-type="float">
            <text:p>-115.12875</text:p>
          </table:table-cell>
          <table:table-cell/>
        </table:table-row>
        <table:table-row table:style-name="ro1">
          <table:table-cell office:value-type="float" office:value="474610" calcext:value-type="float">
            <text:p>474610</text:p>
          </table:table-cell>
          <table:table-cell office:value-type="float" office:value="-113.31301" calcext:value-type="float">
            <text:p>-113.31301</text:p>
          </table:table-cell>
          <table:table-cell/>
        </table:table-row>
        <table:table-row table:style-name="ro1">
          <table:table-cell office:value-type="float" office:value="476169" calcext:value-type="float">
            <text:p>476169</text:p>
          </table:table-cell>
          <table:table-cell office:value-type="float" office:value="-112.94369" calcext:value-type="float">
            <text:p>-112.94369</text:p>
          </table:table-cell>
          <table:table-cell/>
        </table:table-row>
        <table:table-row table:style-name="ro1">
          <table:table-cell office:value-type="float" office:value="477728" calcext:value-type="float">
            <text:p>477728</text:p>
          </table:table-cell>
          <table:table-cell office:value-type="float" office:value="-114.84006" calcext:value-type="float">
            <text:p>-114.84006</text:p>
          </table:table-cell>
          <table:table-cell/>
        </table:table-row>
        <table:table-row table:style-name="ro1">
          <table:table-cell office:value-type="float" office:value="479287" calcext:value-type="float">
            <text:p>479287</text:p>
          </table:table-cell>
          <table:table-cell office:value-type="float" office:value="-111.10547" calcext:value-type="float">
            <text:p>-111.10547</text:p>
          </table:table-cell>
          <table:table-cell/>
        </table:table-row>
        <table:table-row table:style-name="ro1">
          <table:table-cell office:value-type="float" office:value="480846" calcext:value-type="float">
            <text:p>480846</text:p>
          </table:table-cell>
          <table:table-cell office:value-type="float" office:value="-114.58589" calcext:value-type="float">
            <text:p>-114.58589</text:p>
          </table:table-cell>
          <table:table-cell/>
        </table:table-row>
        <table:table-row table:style-name="ro1">
          <table:table-cell office:value-type="float" office:value="482405" calcext:value-type="float">
            <text:p>482405</text:p>
          </table:table-cell>
          <table:table-cell office:value-type="float" office:value="-114.7442" calcext:value-type="float">
            <text:p>-114.7442</text:p>
          </table:table-cell>
          <table:table-cell/>
        </table:table-row>
        <table:table-row table:style-name="ro1">
          <table:table-cell office:value-type="float" office:value="483964" calcext:value-type="float">
            <text:p>483964</text:p>
          </table:table-cell>
          <table:table-cell office:value-type="float" office:value="-116.5639" calcext:value-type="float">
            <text:p>-116.5639</text:p>
          </table:table-cell>
          <table:table-cell/>
        </table:table-row>
        <table:table-row table:style-name="ro1">
          <table:table-cell office:value-type="float" office:value="485523" calcext:value-type="float">
            <text:p>485523</text:p>
          </table:table-cell>
          <table:table-cell office:value-type="float" office:value="-116.63509" calcext:value-type="float">
            <text:p>-116.63509</text:p>
          </table:table-cell>
          <table:table-cell/>
        </table:table-row>
        <table:table-row table:style-name="ro1">
          <table:table-cell office:value-type="float" office:value="487082" calcext:value-type="float">
            <text:p>487082</text:p>
          </table:table-cell>
          <table:table-cell office:value-type="float" office:value="-113.85324" calcext:value-type="float">
            <text:p>-113.85324</text:p>
          </table:table-cell>
          <table:table-cell/>
        </table:table-row>
        <table:table-row table:style-name="ro1">
          <table:table-cell office:value-type="float" office:value="488641" calcext:value-type="float">
            <text:p>488641</text:p>
          </table:table-cell>
          <table:table-cell office:value-type="float" office:value="-114.89532" calcext:value-type="float">
            <text:p>-114.89532</text:p>
          </table:table-cell>
          <table:table-cell/>
        </table:table-row>
        <table:table-row table:style-name="ro1">
          <table:table-cell office:value-type="float" office:value="490200" calcext:value-type="float">
            <text:p>490200</text:p>
          </table:table-cell>
          <table:table-cell office:value-type="float" office:value="-114.17358" calcext:value-type="float">
            <text:p>-114.17358</text:p>
          </table:table-cell>
          <table:table-cell/>
        </table:table-row>
        <table:table-row table:style-name="ro1">
          <table:table-cell office:value-type="float" office:value="491759" calcext:value-type="float">
            <text:p>491759</text:p>
          </table:table-cell>
          <table:table-cell office:value-type="float" office:value="-113.66415" calcext:value-type="float">
            <text:p>-113.66415</text:p>
          </table:table-cell>
          <table:table-cell/>
        </table:table-row>
        <table:table-row table:style-name="ro1">
          <table:table-cell office:value-type="float" office:value="493318" calcext:value-type="float">
            <text:p>493318</text:p>
          </table:table-cell>
          <table:table-cell office:value-type="float" office:value="-112.16562" calcext:value-type="float">
            <text:p>-112.16562</text:p>
          </table:table-cell>
          <table:table-cell/>
        </table:table-row>
        <table:table-row table:style-name="ro1">
          <table:table-cell office:value-type="float" office:value="494878" calcext:value-type="float">
            <text:p>494878</text:p>
          </table:table-cell>
          <table:table-cell office:value-type="float" office:value="-116.43829" calcext:value-type="float">
            <text:p>-116.43829</text:p>
          </table:table-cell>
          <table:table-cell/>
        </table:table-row>
        <table:table-row table:style-name="ro1">
          <table:table-cell office:value-type="float" office:value="496437" calcext:value-type="float">
            <text:p>496437</text:p>
          </table:table-cell>
          <table:table-cell office:value-type="float" office:value="-113.02055" calcext:value-type="float">
            <text:p>-113.02055</text:p>
          </table:table-cell>
          <table:table-cell/>
        </table:table-row>
        <table:table-row table:style-name="ro1">
          <table:table-cell office:value-type="float" office:value="497996" calcext:value-type="float">
            <text:p>497996</text:p>
          </table:table-cell>
          <table:table-cell office:value-type="float" office:value="-116.38119" calcext:value-type="float">
            <text:p>-116.38119</text:p>
          </table:table-cell>
          <table:table-cell/>
        </table:table-row>
        <table:table-row table:style-name="ro1">
          <table:table-cell office:value-type="float" office:value="499555" calcext:value-type="float">
            <text:p>499555</text:p>
          </table:table-cell>
          <table:table-cell office:value-type="float" office:value="-113.28619" calcext:value-type="float">
            <text:p>-113.28619</text:p>
          </table:table-cell>
          <table:table-cell/>
        </table:table-row>
        <table:table-row table:style-name="ro1">
          <table:table-cell office:value-type="float" office:value="501114" calcext:value-type="float">
            <text:p>501114</text:p>
          </table:table-cell>
          <table:table-cell office:value-type="float" office:value="-111.54134" calcext:value-type="float">
            <text:p>-111.54134</text:p>
          </table:table-cell>
          <table:table-cell/>
        </table:table-row>
        <table:table-row table:style-name="ro1">
          <table:table-cell office:value-type="float" office:value="502673" calcext:value-type="float">
            <text:p>502673</text:p>
          </table:table-cell>
          <table:table-cell office:value-type="float" office:value="-113.20243" calcext:value-type="float">
            <text:p>-113.20243</text:p>
          </table:table-cell>
          <table:table-cell/>
        </table:table-row>
        <table:table-row table:style-name="ro1">
          <table:table-cell office:value-type="float" office:value="504232" calcext:value-type="float">
            <text:p>504232</text:p>
          </table:table-cell>
          <table:table-cell office:value-type="float" office:value="-115.69309" calcext:value-type="float">
            <text:p>-115.69309</text:p>
          </table:table-cell>
          <table:table-cell/>
        </table:table-row>
        <table:table-row table:style-name="ro1">
          <table:table-cell office:value-type="float" office:value="505791" calcext:value-type="float">
            <text:p>505791</text:p>
          </table:table-cell>
          <table:table-cell office:value-type="float" office:value="-113.60059" calcext:value-type="float">
            <text:p>-113.60059</text:p>
          </table:table-cell>
          <table:table-cell/>
        </table:table-row>
        <table:table-row table:style-name="ro1">
          <table:table-cell office:value-type="float" office:value="507350" calcext:value-type="float">
            <text:p>507350</text:p>
          </table:table-cell>
          <table:table-cell office:value-type="float" office:value="-116.1014" calcext:value-type="float">
            <text:p>-116.1014</text:p>
          </table:table-cell>
          <table:table-cell/>
        </table:table-row>
        <table:table-row table:style-name="ro1">
          <table:table-cell office:value-type="float" office:value="508909" calcext:value-type="float">
            <text:p>508909</text:p>
          </table:table-cell>
          <table:table-cell office:value-type="float" office:value="-115.2491" calcext:value-type="float">
            <text:p>-115.2491</text:p>
          </table:table-cell>
          <table:table-cell/>
        </table:table-row>
        <table:table-row table:style-name="ro1">
          <table:table-cell office:value-type="float" office:value="510468" calcext:value-type="float">
            <text:p>510468</text:p>
          </table:table-cell>
          <table:table-cell office:value-type="float" office:value="-117.66484" calcext:value-type="float">
            <text:p>-117.66484</text:p>
          </table:table-cell>
          <table:table-cell/>
        </table:table-row>
        <table:table-row table:style-name="ro1">
          <table:table-cell office:value-type="float" office:value="512027" calcext:value-type="float">
            <text:p>512027</text:p>
          </table:table-cell>
          <table:table-cell office:value-type="float" office:value="-116.59706" calcext:value-type="float">
            <text:p>-116.59706</text:p>
          </table:table-cell>
          <table:table-cell/>
        </table:table-row>
        <table:table-row table:style-name="ro1">
          <table:table-cell office:value-type="float" office:value="513586" calcext:value-type="float">
            <text:p>513586</text:p>
          </table:table-cell>
          <table:table-cell office:value-type="float" office:value="-117.38524" calcext:value-type="float">
            <text:p>-117.38524</text:p>
          </table:table-cell>
          <table:table-cell/>
        </table:table-row>
        <table:table-row table:style-name="ro1">
          <table:table-cell office:value-type="float" office:value="515145" calcext:value-type="float">
            <text:p>515145</text:p>
          </table:table-cell>
          <table:table-cell office:value-type="float" office:value="-116.04118" calcext:value-type="float">
            <text:p>-116.04118</text:p>
          </table:table-cell>
          <table:table-cell/>
        </table:table-row>
        <table:table-row table:style-name="ro1">
          <table:table-cell office:value-type="float" office:value="516704" calcext:value-type="float">
            <text:p>516704</text:p>
          </table:table-cell>
          <table:table-cell office:value-type="float" office:value="-114.20234" calcext:value-type="float">
            <text:p>-114.20234</text:p>
          </table:table-cell>
          <table:table-cell/>
        </table:table-row>
        <table:table-row table:style-name="ro1">
          <table:table-cell office:value-type="float" office:value="518263" calcext:value-type="float">
            <text:p>518263</text:p>
          </table:table-cell>
          <table:table-cell office:value-type="float" office:value="-115.1986" calcext:value-type="float">
            <text:p>-115.1986</text:p>
          </table:table-cell>
          <table:table-cell/>
        </table:table-row>
        <table:table-row table:style-name="ro1">
          <table:table-cell office:value-type="float" office:value="519822" calcext:value-type="float">
            <text:p>519822</text:p>
          </table:table-cell>
          <table:table-cell office:value-type="float" office:value="-114.21292" calcext:value-type="float">
            <text:p>-114.21292</text:p>
          </table:table-cell>
          <table:table-cell/>
        </table:table-row>
        <table:table-row table:style-name="ro1">
          <table:table-cell office:value-type="float" office:value="521381" calcext:value-type="float">
            <text:p>521381</text:p>
          </table:table-cell>
          <table:table-cell office:value-type="float" office:value="-116.27832" calcext:value-type="float">
            <text:p>-116.27832</text:p>
          </table:table-cell>
          <table:table-cell/>
        </table:table-row>
        <table:table-row table:style-name="ro1">
          <table:table-cell office:value-type="float" office:value="522940" calcext:value-type="float">
            <text:p>522940</text:p>
          </table:table-cell>
          <table:table-cell office:value-type="float" office:value="-117.90536" calcext:value-type="float">
            <text:p>-117.90536</text:p>
          </table:table-cell>
          <table:table-cell/>
        </table:table-row>
        <table:table-row table:style-name="ro1">
          <table:table-cell office:value-type="float" office:value="524499" calcext:value-type="float">
            <text:p>524499</text:p>
          </table:table-cell>
          <table:table-cell office:value-type="float" office:value="-115.59819" calcext:value-type="float">
            <text:p>-115.59819</text:p>
          </table:table-cell>
          <table:table-cell/>
        </table:table-row>
        <table:table-row table:style-name="ro1">
          <table:table-cell office:value-type="float" office:value="526058" calcext:value-type="float">
            <text:p>526058</text:p>
          </table:table-cell>
          <table:table-cell office:value-type="float" office:value="-116.70151" calcext:value-type="float">
            <text:p>-116.70151</text:p>
          </table:table-cell>
          <table:table-cell/>
        </table:table-row>
        <table:table-row table:style-name="ro1">
          <table:table-cell office:value-type="float" office:value="527617" calcext:value-type="float">
            <text:p>527617</text:p>
          </table:table-cell>
          <table:table-cell office:value-type="float" office:value="-113.34764" calcext:value-type="float">
            <text:p>-113.34764</text:p>
          </table:table-cell>
          <table:table-cell/>
        </table:table-row>
        <table:table-row table:style-name="ro1">
          <table:table-cell office:value-type="float" office:value="529176" calcext:value-type="float">
            <text:p>529176</text:p>
          </table:table-cell>
          <table:table-cell office:value-type="float" office:value="-116.2461" calcext:value-type="float">
            <text:p>-116.2461</text:p>
          </table:table-cell>
          <table:table-cell/>
        </table:table-row>
        <table:table-row table:style-name="ro1">
          <table:table-cell office:value-type="float" office:value="530735" calcext:value-type="float">
            <text:p>530735</text:p>
          </table:table-cell>
          <table:table-cell office:value-type="float" office:value="-116.87069" calcext:value-type="float">
            <text:p>-116.87069</text:p>
          </table:table-cell>
          <table:table-cell/>
        </table:table-row>
        <table:table-row table:style-name="ro1">
          <table:table-cell office:value-type="float" office:value="532294" calcext:value-type="float">
            <text:p>532294</text:p>
          </table:table-cell>
          <table:table-cell office:value-type="float" office:value="-116.46126" calcext:value-type="float">
            <text:p>-116.46126</text:p>
          </table:table-cell>
          <table:table-cell/>
        </table:table-row>
        <table:table-row table:style-name="ro1">
          <table:table-cell office:value-type="float" office:value="533853" calcext:value-type="float">
            <text:p>533853</text:p>
          </table:table-cell>
          <table:table-cell office:value-type="float" office:value="-118.68797" calcext:value-type="float">
            <text:p>-118.68797</text:p>
          </table:table-cell>
          <table:table-cell/>
        </table:table-row>
        <table:table-row table:style-name="ro1">
          <table:table-cell office:value-type="float" office:value="535412" calcext:value-type="float">
            <text:p>535412</text:p>
          </table:table-cell>
          <table:table-cell office:value-type="float" office:value="-115.51469" calcext:value-type="float">
            <text:p>-115.51469</text:p>
          </table:table-cell>
          <table:table-cell/>
        </table:table-row>
        <table:table-row table:style-name="ro1">
          <table:table-cell office:value-type="float" office:value="536971" calcext:value-type="float">
            <text:p>536971</text:p>
          </table:table-cell>
          <table:table-cell office:value-type="float" office:value="-116.57832" calcext:value-type="float">
            <text:p>-116.57832</text:p>
          </table:table-cell>
          <table:table-cell/>
        </table:table-row>
        <table:table-row table:style-name="ro1">
          <table:table-cell office:value-type="float" office:value="538530" calcext:value-type="float">
            <text:p>538530</text:p>
          </table:table-cell>
          <table:table-cell office:value-type="float" office:value="-117.33724" calcext:value-type="float">
            <text:p>-117.33724</text:p>
          </table:table-cell>
          <table:table-cell/>
        </table:table-row>
        <table:table-row table:style-name="ro1">
          <table:table-cell office:value-type="float" office:value="540089" calcext:value-type="float">
            <text:p>540089</text:p>
          </table:table-cell>
          <table:table-cell office:value-type="float" office:value="-117.99545" calcext:value-type="float">
            <text:p>-117.99545</text:p>
          </table:table-cell>
          <table:table-cell/>
        </table:table-row>
        <table:table-row table:style-name="ro1">
          <table:table-cell office:value-type="float" office:value="541648" calcext:value-type="float">
            <text:p>541648</text:p>
          </table:table-cell>
          <table:table-cell office:value-type="float" office:value="-116.21588" calcext:value-type="float">
            <text:p>-116.21588</text:p>
          </table:table-cell>
          <table:table-cell/>
        </table:table-row>
        <table:table-row table:style-name="ro1">
          <table:table-cell office:value-type="float" office:value="543207" calcext:value-type="float">
            <text:p>543207</text:p>
          </table:table-cell>
          <table:table-cell office:value-type="float" office:value="-115.05922" calcext:value-type="float">
            <text:p>-115.05922</text:p>
          </table:table-cell>
          <table:table-cell/>
        </table:table-row>
        <table:table-row table:style-name="ro1">
          <table:table-cell office:value-type="float" office:value="544766" calcext:value-type="float">
            <text:p>544766</text:p>
          </table:table-cell>
          <table:table-cell office:value-type="float" office:value="-116.87019" calcext:value-type="float">
            <text:p>-116.87019</text:p>
          </table:table-cell>
          <table:table-cell/>
        </table:table-row>
        <table:table-row table:style-name="ro1">
          <table:table-cell office:value-type="float" office:value="546325" calcext:value-type="float">
            <text:p>546325</text:p>
          </table:table-cell>
          <table:table-cell office:value-type="float" office:value="-116.79485" calcext:value-type="float">
            <text:p>-116.79485</text:p>
          </table:table-cell>
          <table:table-cell/>
        </table:table-row>
        <table:table-row table:style-name="ro1">
          <table:table-cell office:value-type="float" office:value="547884" calcext:value-type="float">
            <text:p>547884</text:p>
          </table:table-cell>
          <table:table-cell office:value-type="float" office:value="-117.04419" calcext:value-type="float">
            <text:p>-117.04419</text:p>
          </table:table-cell>
          <table:table-cell/>
        </table:table-row>
        <table:table-row table:style-name="ro1">
          <table:table-cell office:value-type="float" office:value="549443" calcext:value-type="float">
            <text:p>549443</text:p>
          </table:table-cell>
          <table:table-cell office:value-type="float" office:value="-116.50472" calcext:value-type="float">
            <text:p>-116.50472</text:p>
          </table:table-cell>
          <table:table-cell/>
        </table:table-row>
        <table:table-row table:style-name="ro1">
          <table:table-cell office:value-type="float" office:value="551002" calcext:value-type="float">
            <text:p>551002</text:p>
          </table:table-cell>
          <table:table-cell office:value-type="float" office:value="-118.3377" calcext:value-type="float">
            <text:p>-118.3377</text:p>
          </table:table-cell>
          <table:table-cell/>
        </table:table-row>
        <table:table-row table:style-name="ro1">
          <table:table-cell office:value-type="float" office:value="552561" calcext:value-type="float">
            <text:p>552561</text:p>
          </table:table-cell>
          <table:table-cell office:value-type="float" office:value="-115.1178" calcext:value-type="float">
            <text:p>-115.1178</text:p>
          </table:table-cell>
          <table:table-cell/>
        </table:table-row>
        <table:table-row table:style-name="ro1">
          <table:table-cell office:value-type="float" office:value="554120" calcext:value-type="float">
            <text:p>554120</text:p>
          </table:table-cell>
          <table:table-cell office:value-type="float" office:value="-115.56176" calcext:value-type="float">
            <text:p>-115.56176</text:p>
          </table:table-cell>
          <table:table-cell/>
        </table:table-row>
        <table:table-row table:style-name="ro1">
          <table:table-cell office:value-type="float" office:value="555679" calcext:value-type="float">
            <text:p>555679</text:p>
          </table:table-cell>
          <table:table-cell office:value-type="float" office:value="-116.90978" calcext:value-type="float">
            <text:p>-116.90978</text:p>
          </table:table-cell>
          <table:table-cell/>
        </table:table-row>
        <table:table-row table:style-name="ro1">
          <table:table-cell office:value-type="float" office:value="557238" calcext:value-type="float">
            <text:p>557238</text:p>
          </table:table-cell>
          <table:table-cell office:value-type="float" office:value="-118.23762" calcext:value-type="float">
            <text:p>-118.23762</text:p>
          </table:table-cell>
          <table:table-cell/>
        </table:table-row>
        <table:table-row table:style-name="ro1">
          <table:table-cell office:value-type="float" office:value="558797" calcext:value-type="float">
            <text:p>558797</text:p>
          </table:table-cell>
          <table:table-cell office:value-type="float" office:value="-113.22298" calcext:value-type="float">
            <text:p>-113.22298</text:p>
          </table:table-cell>
          <table:table-cell/>
        </table:table-row>
        <table:table-row table:style-name="ro1">
          <table:table-cell office:value-type="float" office:value="560356" calcext:value-type="float">
            <text:p>560356</text:p>
          </table:table-cell>
          <table:table-cell office:value-type="float" office:value="-119.96328" calcext:value-type="float">
            <text:p>-119.96328</text:p>
          </table:table-cell>
          <table:table-cell/>
        </table:table-row>
        <table:table-row table:style-name="ro1">
          <table:table-cell office:value-type="float" office:value="561915" calcext:value-type="float">
            <text:p>561915</text:p>
          </table:table-cell>
          <table:table-cell office:value-type="float" office:value="-112.84524" calcext:value-type="float">
            <text:p>-112.84524</text:p>
          </table:table-cell>
          <table:table-cell/>
        </table:table-row>
        <table:table-row table:style-name="ro1">
          <table:table-cell office:value-type="float" office:value="563474" calcext:value-type="float">
            <text:p>563474</text:p>
          </table:table-cell>
          <table:table-cell office:value-type="float" office:value="-117.83253" calcext:value-type="float">
            <text:p>-117.83253</text:p>
          </table:table-cell>
          <table:table-cell/>
        </table:table-row>
        <table:table-row table:style-name="ro1">
          <table:table-cell office:value-type="float" office:value="565033" calcext:value-type="float">
            <text:p>565033</text:p>
          </table:table-cell>
          <table:table-cell office:value-type="float" office:value="-116.56332" calcext:value-type="float">
            <text:p>-116.56332</text:p>
          </table:table-cell>
          <table:table-cell/>
        </table:table-row>
        <table:table-row table:style-name="ro1">
          <table:table-cell office:value-type="float" office:value="566592" calcext:value-type="float">
            <text:p>566592</text:p>
          </table:table-cell>
          <table:table-cell office:value-type="float" office:value="-114.87649" calcext:value-type="float">
            <text:p>-114.87649</text:p>
          </table:table-cell>
          <table:table-cell/>
        </table:table-row>
        <table:table-row table:style-name="ro1">
          <table:table-cell office:value-type="float" office:value="568151" calcext:value-type="float">
            <text:p>568151</text:p>
          </table:table-cell>
          <table:table-cell office:value-type="float" office:value="-117.54078" calcext:value-type="float">
            <text:p>-117.54078</text:p>
          </table:table-cell>
          <table:table-cell/>
        </table:table-row>
        <table:table-row table:style-name="ro1">
          <table:table-cell office:value-type="float" office:value="569710" calcext:value-type="float">
            <text:p>569710</text:p>
          </table:table-cell>
          <table:table-cell office:value-type="float" office:value="-115.97286" calcext:value-type="float">
            <text:p>-115.97286</text:p>
          </table:table-cell>
          <table:table-cell/>
        </table:table-row>
        <table:table-row table:style-name="ro1">
          <table:table-cell office:value-type="float" office:value="571269" calcext:value-type="float">
            <text:p>571269</text:p>
          </table:table-cell>
          <table:table-cell office:value-type="float" office:value="-115.34062" calcext:value-type="float">
            <text:p>-115.34062</text:p>
          </table:table-cell>
          <table:table-cell/>
        </table:table-row>
        <table:table-row table:style-name="ro1">
          <table:table-cell office:value-type="float" office:value="572829" calcext:value-type="float">
            <text:p>572829</text:p>
          </table:table-cell>
          <table:table-cell office:value-type="float" office:value="-119.84269" calcext:value-type="float">
            <text:p>-119.84269</text:p>
          </table:table-cell>
          <table:table-cell/>
        </table:table-row>
        <table:table-row table:style-name="ro1">
          <table:table-cell office:value-type="float" office:value="574388" calcext:value-type="float">
            <text:p>574388</text:p>
          </table:table-cell>
          <table:table-cell office:value-type="float" office:value="-119.57462" calcext:value-type="float">
            <text:p>-119.57462</text:p>
          </table:table-cell>
          <table:table-cell/>
        </table:table-row>
        <table:table-row table:style-name="ro1">
          <table:table-cell office:value-type="float" office:value="575947" calcext:value-type="float">
            <text:p>575947</text:p>
          </table:table-cell>
          <table:table-cell office:value-type="float" office:value="-118.54858" calcext:value-type="float">
            <text:p>-118.54858</text:p>
          </table:table-cell>
          <table:table-cell/>
        </table:table-row>
        <table:table-row table:style-name="ro1">
          <table:table-cell office:value-type="float" office:value="577506" calcext:value-type="float">
            <text:p>577506</text:p>
          </table:table-cell>
          <table:table-cell office:value-type="float" office:value="-117.32531" calcext:value-type="float">
            <text:p>-117.32531</text:p>
          </table:table-cell>
          <table:table-cell/>
        </table:table-row>
        <table:table-row table:style-name="ro1">
          <table:table-cell office:value-type="float" office:value="579065" calcext:value-type="float">
            <text:p>579065</text:p>
          </table:table-cell>
          <table:table-cell office:value-type="float" office:value="-117.09531" calcext:value-type="float">
            <text:p>-117.09531</text:p>
          </table:table-cell>
          <table:table-cell/>
        </table:table-row>
        <table:table-row table:style-name="ro1">
          <table:table-cell office:value-type="float" office:value="580624" calcext:value-type="float">
            <text:p>580624</text:p>
          </table:table-cell>
          <table:table-cell office:value-type="float" office:value="-119.37066" calcext:value-type="float">
            <text:p>-119.37066</text:p>
          </table:table-cell>
          <table:table-cell/>
        </table:table-row>
        <table:table-row table:style-name="ro1">
          <table:table-cell office:value-type="float" office:value="582183" calcext:value-type="float">
            <text:p>582183</text:p>
          </table:table-cell>
          <table:table-cell office:value-type="float" office:value="-119.74792" calcext:value-type="float">
            <text:p>-119.74792</text:p>
          </table:table-cell>
          <table:table-cell/>
        </table:table-row>
        <table:table-row table:style-name="ro1">
          <table:table-cell office:value-type="float" office:value="583742" calcext:value-type="float">
            <text:p>583742</text:p>
          </table:table-cell>
          <table:table-cell office:value-type="float" office:value="-118.93912" calcext:value-type="float">
            <text:p>-118.93912</text:p>
          </table:table-cell>
          <table:table-cell/>
        </table:table-row>
        <table:table-row table:style-name="ro1">
          <table:table-cell office:value-type="float" office:value="585301" calcext:value-type="float">
            <text:p>585301</text:p>
          </table:table-cell>
          <table:table-cell office:value-type="float" office:value="-117.41281" calcext:value-type="float">
            <text:p>-117.41281</text:p>
          </table:table-cell>
          <table:table-cell/>
        </table:table-row>
        <table:table-row table:style-name="ro1">
          <table:table-cell office:value-type="float" office:value="586860" calcext:value-type="float">
            <text:p>586860</text:p>
          </table:table-cell>
          <table:table-cell office:value-type="float" office:value="-118.72624" calcext:value-type="float">
            <text:p>-118.72624</text:p>
          </table:table-cell>
          <table:table-cell/>
        </table:table-row>
        <table:table-row table:style-name="ro1">
          <table:table-cell office:value-type="float" office:value="588419" calcext:value-type="float">
            <text:p>588419</text:p>
          </table:table-cell>
          <table:table-cell office:value-type="float" office:value="-116.10581" calcext:value-type="float">
            <text:p>-116.10581</text:p>
          </table:table-cell>
          <table:table-cell/>
        </table:table-row>
        <table:table-row table:style-name="ro1">
          <table:table-cell office:value-type="float" office:value="589978" calcext:value-type="float">
            <text:p>589978</text:p>
          </table:table-cell>
          <table:table-cell office:value-type="float" office:value="-114.32882" calcext:value-type="float">
            <text:p>-114.32882</text:p>
          </table:table-cell>
          <table:table-cell/>
        </table:table-row>
        <table:table-row table:style-name="ro1">
          <table:table-cell office:value-type="float" office:value="591537" calcext:value-type="float">
            <text:p>591537</text:p>
          </table:table-cell>
          <table:table-cell office:value-type="float" office:value="-115.67595" calcext:value-type="float">
            <text:p>-115.67595</text:p>
          </table:table-cell>
          <table:table-cell/>
        </table:table-row>
        <table:table-row table:style-name="ro1">
          <table:table-cell office:value-type="float" office:value="593096" calcext:value-type="float">
            <text:p>593096</text:p>
          </table:table-cell>
          <table:table-cell office:value-type="float" office:value="-117.5828" calcext:value-type="float">
            <text:p>-117.5828</text:p>
          </table:table-cell>
          <table:table-cell/>
        </table:table-row>
        <table:table-row table:style-name="ro1">
          <table:table-cell office:value-type="float" office:value="594655" calcext:value-type="float">
            <text:p>594655</text:p>
          </table:table-cell>
          <table:table-cell office:value-type="float" office:value="-118.53704" calcext:value-type="float">
            <text:p>-118.53704</text:p>
          </table:table-cell>
          <table:table-cell/>
        </table:table-row>
        <table:table-row table:style-name="ro1">
          <table:table-cell office:value-type="float" office:value="596214" calcext:value-type="float">
            <text:p>596214</text:p>
          </table:table-cell>
          <table:table-cell office:value-type="float" office:value="-117.07832" calcext:value-type="float">
            <text:p>-117.07832</text:p>
          </table:table-cell>
          <table:table-cell/>
        </table:table-row>
        <table:table-row table:style-name="ro1">
          <table:table-cell office:value-type="float" office:value="597773" calcext:value-type="float">
            <text:p>597773</text:p>
          </table:table-cell>
          <table:table-cell office:value-type="float" office:value="-115.61704" calcext:value-type="float">
            <text:p>-115.61704</text:p>
          </table:table-cell>
          <table:table-cell/>
        </table:table-row>
        <table:table-row table:style-name="ro1">
          <table:table-cell office:value-type="float" office:value="599332" calcext:value-type="float">
            <text:p>599332</text:p>
          </table:table-cell>
          <table:table-cell office:value-type="float" office:value="-120.52925" calcext:value-type="float">
            <text:p>-120.52925</text:p>
          </table:table-cell>
          <table:table-cell/>
        </table:table-row>
        <table:table-row table:style-name="ro1">
          <table:table-cell office:value-type="float" office:value="600891" calcext:value-type="float">
            <text:p>600891</text:p>
          </table:table-cell>
          <table:table-cell office:value-type="float" office:value="-119.05313" calcext:value-type="float">
            <text:p>-119.05313</text:p>
          </table:table-cell>
          <table:table-cell/>
        </table:table-row>
        <table:table-row table:style-name="ro1">
          <table:table-cell office:value-type="float" office:value="602450" calcext:value-type="float">
            <text:p>602450</text:p>
          </table:table-cell>
          <table:table-cell office:value-type="float" office:value="-119.58972" calcext:value-type="float">
            <text:p>-119.58972</text:p>
          </table:table-cell>
          <table:table-cell/>
        </table:table-row>
        <table:table-row table:style-name="ro1">
          <table:table-cell office:value-type="float" office:value="604009" calcext:value-type="float">
            <text:p>604009</text:p>
          </table:table-cell>
          <table:table-cell office:value-type="float" office:value="-120.00811" calcext:value-type="float">
            <text:p>-120.00811</text:p>
          </table:table-cell>
          <table:table-cell/>
        </table:table-row>
        <table:table-row table:style-name="ro1">
          <table:table-cell office:value-type="float" office:value="605568" calcext:value-type="float">
            <text:p>605568</text:p>
          </table:table-cell>
          <table:table-cell office:value-type="float" office:value="-117.77099" calcext:value-type="float">
            <text:p>-117.77099</text:p>
          </table:table-cell>
          <table:table-cell/>
        </table:table-row>
        <table:table-row table:style-name="ro1">
          <table:table-cell office:value-type="float" office:value="607127" calcext:value-type="float">
            <text:p>607127</text:p>
          </table:table-cell>
          <table:table-cell office:value-type="float" office:value="-116.88707" calcext:value-type="float">
            <text:p>-116.88707</text:p>
          </table:table-cell>
          <table:table-cell/>
        </table:table-row>
        <table:table-row table:style-name="ro1">
          <table:table-cell office:value-type="float" office:value="608686" calcext:value-type="float">
            <text:p>608686</text:p>
          </table:table-cell>
          <table:table-cell office:value-type="float" office:value="-118.76606" calcext:value-type="float">
            <text:p>-118.76606</text:p>
          </table:table-cell>
          <table:table-cell/>
        </table:table-row>
        <table:table-row table:style-name="ro1">
          <table:table-cell office:value-type="float" office:value="610245" calcext:value-type="float">
            <text:p>610245</text:p>
          </table:table-cell>
          <table:table-cell office:value-type="float" office:value="-119.54038" calcext:value-type="float">
            <text:p>-119.54038</text:p>
          </table:table-cell>
          <table:table-cell/>
        </table:table-row>
        <table:table-row table:style-name="ro1">
          <table:table-cell office:value-type="float" office:value="611804" calcext:value-type="float">
            <text:p>611804</text:p>
          </table:table-cell>
          <table:table-cell office:value-type="float" office:value="-118.64219" calcext:value-type="float">
            <text:p>-118.64219</text:p>
          </table:table-cell>
          <table:table-cell/>
        </table:table-row>
        <table:table-row table:style-name="ro1">
          <table:table-cell office:value-type="float" office:value="613363" calcext:value-type="float">
            <text:p>613363</text:p>
          </table:table-cell>
          <table:table-cell office:value-type="float" office:value="-120.32004" calcext:value-type="float">
            <text:p>-120.32004</text:p>
          </table:table-cell>
          <table:table-cell/>
        </table:table-row>
        <table:table-row table:style-name="ro1">
          <table:table-cell office:value-type="float" office:value="614922" calcext:value-type="float">
            <text:p>614922</text:p>
          </table:table-cell>
          <table:table-cell office:value-type="float" office:value="-118.50582" calcext:value-type="float">
            <text:p>-118.50582</text:p>
          </table:table-cell>
          <table:table-cell/>
        </table:table-row>
        <table:table-row table:style-name="ro1">
          <table:table-cell office:value-type="float" office:value="616481" calcext:value-type="float">
            <text:p>616481</text:p>
          </table:table-cell>
          <table:table-cell office:value-type="float" office:value="-119.44525" calcext:value-type="float">
            <text:p>-119.44525</text:p>
          </table:table-cell>
          <table:table-cell/>
        </table:table-row>
        <table:table-row table:style-name="ro1">
          <table:table-cell office:value-type="float" office:value="618040" calcext:value-type="float">
            <text:p>618040</text:p>
          </table:table-cell>
          <table:table-cell office:value-type="float" office:value="-120.22891" calcext:value-type="float">
            <text:p>-120.22891</text:p>
          </table:table-cell>
          <table:table-cell/>
        </table:table-row>
        <table:table-row table:style-name="ro1">
          <table:table-cell office:value-type="float" office:value="619599" calcext:value-type="float">
            <text:p>619599</text:p>
          </table:table-cell>
          <table:table-cell office:value-type="float" office:value="-119.82586" calcext:value-type="float">
            <text:p>-119.82586</text:p>
          </table:table-cell>
          <table:table-cell/>
        </table:table-row>
        <table:table-row table:style-name="ro1">
          <table:table-cell office:value-type="float" office:value="621158" calcext:value-type="float">
            <text:p>621158</text:p>
          </table:table-cell>
          <table:table-cell office:value-type="float" office:value="-119.03399" calcext:value-type="float">
            <text:p>-119.03399</text:p>
          </table:table-cell>
          <table:table-cell/>
        </table:table-row>
        <table:table-row table:style-name="ro1">
          <table:table-cell office:value-type="float" office:value="622717" calcext:value-type="float">
            <text:p>622717</text:p>
          </table:table-cell>
          <table:table-cell office:value-type="float" office:value="-119.7775" calcext:value-type="float">
            <text:p>-119.7775</text:p>
          </table:table-cell>
          <table:table-cell/>
        </table:table-row>
        <table:table-row table:style-name="ro1">
          <table:table-cell office:value-type="float" office:value="624276" calcext:value-type="float">
            <text:p>624276</text:p>
          </table:table-cell>
          <table:table-cell office:value-type="float" office:value="-119.51863" calcext:value-type="float">
            <text:p>-119.51863</text:p>
          </table:table-cell>
          <table:table-cell/>
        </table:table-row>
        <table:table-row table:style-name="ro1">
          <table:table-cell office:value-type="float" office:value="625835" calcext:value-type="float">
            <text:p>625835</text:p>
          </table:table-cell>
          <table:table-cell office:value-type="float" office:value="-120.21786" calcext:value-type="float">
            <text:p>-120.21786</text:p>
          </table:table-cell>
          <table:table-cell/>
        </table:table-row>
        <table:table-row table:style-name="ro1">
          <table:table-cell office:value-type="float" office:value="627394" calcext:value-type="float">
            <text:p>627394</text:p>
          </table:table-cell>
          <table:table-cell office:value-type="float" office:value="-120.79176" calcext:value-type="float">
            <text:p>-120.79176</text:p>
          </table:table-cell>
          <table:table-cell/>
        </table:table-row>
        <table:table-row table:style-name="ro1">
          <table:table-cell office:value-type="float" office:value="628953" calcext:value-type="float">
            <text:p>628953</text:p>
          </table:table-cell>
          <table:table-cell office:value-type="float" office:value="-120.29457" calcext:value-type="float">
            <text:p>-120.29457</text:p>
          </table:table-cell>
          <table:table-cell/>
        </table:table-row>
        <table:table-row table:style-name="ro1">
          <table:table-cell office:value-type="float" office:value="630512" calcext:value-type="float">
            <text:p>630512</text:p>
          </table:table-cell>
          <table:table-cell office:value-type="float" office:value="-119.87968" calcext:value-type="float">
            <text:p>-119.87968</text:p>
          </table:table-cell>
          <table:table-cell/>
        </table:table-row>
        <table:table-row table:style-name="ro1">
          <table:table-cell office:value-type="float" office:value="632071" calcext:value-type="float">
            <text:p>632071</text:p>
          </table:table-cell>
          <table:table-cell office:value-type="float" office:value="-118.62286" calcext:value-type="float">
            <text:p>-118.62286</text:p>
          </table:table-cell>
          <table:table-cell/>
        </table:table-row>
        <table:table-row table:style-name="ro1">
          <table:table-cell office:value-type="float" office:value="633630" calcext:value-type="float">
            <text:p>633630</text:p>
          </table:table-cell>
          <table:table-cell office:value-type="float" office:value="-119.6405" calcext:value-type="float">
            <text:p>-119.6405</text:p>
          </table:table-cell>
          <table:table-cell/>
        </table:table-row>
        <table:table-row table:style-name="ro1">
          <table:table-cell office:value-type="float" office:value="635189" calcext:value-type="float">
            <text:p>635189</text:p>
          </table:table-cell>
          <table:table-cell office:value-type="float" office:value="-119.20141" calcext:value-type="float">
            <text:p>-119.20141</text:p>
          </table:table-cell>
          <table:table-cell/>
        </table:table-row>
        <table:table-row table:style-name="ro1">
          <table:table-cell office:value-type="float" office:value="636748" calcext:value-type="float">
            <text:p>636748</text:p>
          </table:table-cell>
          <table:table-cell office:value-type="float" office:value="-119.12715" calcext:value-type="float">
            <text:p>-119.12715</text:p>
          </table:table-cell>
          <table:table-cell/>
        </table:table-row>
        <table:table-row table:style-name="ro1">
          <table:table-cell office:value-type="float" office:value="638307" calcext:value-type="float">
            <text:p>638307</text:p>
          </table:table-cell>
          <table:table-cell office:value-type="float" office:value="-119.27047" calcext:value-type="float">
            <text:p>-119.27047</text:p>
          </table:table-cell>
          <table:table-cell/>
        </table:table-row>
        <table:table-row table:style-name="ro1">
          <table:table-cell office:value-type="float" office:value="639866" calcext:value-type="float">
            <text:p>639866</text:p>
          </table:table-cell>
          <table:table-cell office:value-type="float" office:value="-119.99699" calcext:value-type="float">
            <text:p>-119.99699</text:p>
          </table:table-cell>
          <table:table-cell/>
        </table:table-row>
        <table:table-row table:style-name="ro1">
          <table:table-cell office:value-type="float" office:value="641425" calcext:value-type="float">
            <text:p>641425</text:p>
          </table:table-cell>
          <table:table-cell office:value-type="float" office:value="-119.38514" calcext:value-type="float">
            <text:p>-119.38514</text:p>
          </table:table-cell>
          <table:table-cell/>
        </table:table-row>
        <table:table-row table:style-name="ro1">
          <table:table-cell office:value-type="float" office:value="642984" calcext:value-type="float">
            <text:p>642984</text:p>
          </table:table-cell>
          <table:table-cell office:value-type="float" office:value="-120.28585" calcext:value-type="float">
            <text:p>-120.28585</text:p>
          </table:table-cell>
          <table:table-cell/>
        </table:table-row>
        <table:table-row table:style-name="ro1">
          <table:table-cell office:value-type="float" office:value="644543" calcext:value-type="float">
            <text:p>644543</text:p>
          </table:table-cell>
          <table:table-cell office:value-type="float" office:value="-121.42062" calcext:value-type="float">
            <text:p>-121.42062</text:p>
          </table:table-cell>
          <table:table-cell/>
        </table:table-row>
        <table:table-row table:style-name="ro1">
          <table:table-cell office:value-type="float" office:value="646102" calcext:value-type="float">
            <text:p>646102</text:p>
          </table:table-cell>
          <table:table-cell office:value-type="float" office:value="-119.36609" calcext:value-type="float">
            <text:p>-119.36609</text:p>
          </table:table-cell>
          <table:table-cell/>
        </table:table-row>
        <table:table-row table:style-name="ro1">
          <table:table-cell office:value-type="float" office:value="647661" calcext:value-type="float">
            <text:p>647661</text:p>
          </table:table-cell>
          <table:table-cell office:value-type="float" office:value="-117.32805" calcext:value-type="float">
            <text:p>-117.32805</text:p>
          </table:table-cell>
          <table:table-cell/>
        </table:table-row>
        <table:table-row table:style-name="ro1">
          <table:table-cell office:value-type="float" office:value="649220" calcext:value-type="float">
            <text:p>649220</text:p>
          </table:table-cell>
          <table:table-cell office:value-type="float" office:value="-118.6778" calcext:value-type="float">
            <text:p>-118.6778</text:p>
          </table:table-cell>
          <table:table-cell/>
        </table:table-row>
        <table:table-row table:style-name="ro1">
          <table:table-cell office:value-type="float" office:value="650780" calcext:value-type="float">
            <text:p>650780</text:p>
          </table:table-cell>
          <table:table-cell office:value-type="float" office:value="-121.21261" calcext:value-type="float">
            <text:p>-121.21261</text:p>
          </table:table-cell>
          <table:table-cell/>
        </table:table-row>
        <table:table-row table:style-name="ro1">
          <table:table-cell office:value-type="float" office:value="652339" calcext:value-type="float">
            <text:p>652339</text:p>
          </table:table-cell>
          <table:table-cell office:value-type="float" office:value="-119.11775" calcext:value-type="float">
            <text:p>-119.11775</text:p>
          </table:table-cell>
          <table:table-cell/>
        </table:table-row>
        <table:table-row table:style-name="ro1">
          <table:table-cell office:value-type="float" office:value="653898" calcext:value-type="float">
            <text:p>653898</text:p>
          </table:table-cell>
          <table:table-cell office:value-type="float" office:value="-121.00399" calcext:value-type="float">
            <text:p>-121.00399</text:p>
          </table:table-cell>
          <table:table-cell/>
        </table:table-row>
        <table:table-row table:style-name="ro1">
          <table:table-cell office:value-type="float" office:value="655457" calcext:value-type="float">
            <text:p>655457</text:p>
          </table:table-cell>
          <table:table-cell office:value-type="float" office:value="-120.35839" calcext:value-type="float">
            <text:p>-120.35839</text:p>
          </table:table-cell>
          <table:table-cell/>
        </table:table-row>
        <table:table-row table:style-name="ro1">
          <table:table-cell office:value-type="float" office:value="657016" calcext:value-type="float">
            <text:p>657016</text:p>
          </table:table-cell>
          <table:table-cell office:value-type="float" office:value="-120.53134" calcext:value-type="float">
            <text:p>-120.53134</text:p>
          </table:table-cell>
          <table:table-cell/>
        </table:table-row>
        <table:table-row table:style-name="ro1">
          <table:table-cell office:value-type="float" office:value="658575" calcext:value-type="float">
            <text:p>658575</text:p>
          </table:table-cell>
          <table:table-cell office:value-type="float" office:value="-119.59561" calcext:value-type="float">
            <text:p>-119.59561</text:p>
          </table:table-cell>
          <table:table-cell/>
        </table:table-row>
        <table:table-row table:style-name="ro1">
          <table:table-cell office:value-type="float" office:value="660134" calcext:value-type="float">
            <text:p>660134</text:p>
          </table:table-cell>
          <table:table-cell office:value-type="float" office:value="-120.2495" calcext:value-type="float">
            <text:p>-120.2495</text:p>
          </table:table-cell>
          <table:table-cell/>
        </table:table-row>
        <table:table-row table:style-name="ro1">
          <table:table-cell office:value-type="float" office:value="661693" calcext:value-type="float">
            <text:p>661693</text:p>
          </table:table-cell>
          <table:table-cell office:value-type="float" office:value="-118.66026" calcext:value-type="float">
            <text:p>-118.66026</text:p>
          </table:table-cell>
          <table:table-cell/>
        </table:table-row>
        <table:table-row table:style-name="ro1">
          <table:table-cell office:value-type="float" office:value="663252" calcext:value-type="float">
            <text:p>663252</text:p>
          </table:table-cell>
          <table:table-cell office:value-type="float" office:value="-118.49988" calcext:value-type="float">
            <text:p>-118.49988</text:p>
          </table:table-cell>
          <table:table-cell/>
        </table:table-row>
        <table:table-row table:style-name="ro1">
          <table:table-cell office:value-type="float" office:value="664811" calcext:value-type="float">
            <text:p>664811</text:p>
          </table:table-cell>
          <table:table-cell office:value-type="float" office:value="-120.60389" calcext:value-type="float">
            <text:p>-120.60389</text:p>
          </table:table-cell>
          <table:table-cell/>
        </table:table-row>
        <table:table-row table:style-name="ro1">
          <table:table-cell office:value-type="float" office:value="666370" calcext:value-type="float">
            <text:p>666370</text:p>
          </table:table-cell>
          <table:table-cell office:value-type="float" office:value="-120.51434" calcext:value-type="float">
            <text:p>-120.51434</text:p>
          </table:table-cell>
          <table:table-cell/>
        </table:table-row>
        <table:table-row table:style-name="ro1">
          <table:table-cell office:value-type="float" office:value="667929" calcext:value-type="float">
            <text:p>667929</text:p>
          </table:table-cell>
          <table:table-cell office:value-type="float" office:value="-121.81375" calcext:value-type="float">
            <text:p>-121.81375</text:p>
          </table:table-cell>
          <table:table-cell/>
        </table:table-row>
        <table:table-row table:style-name="ro1">
          <table:table-cell office:value-type="float" office:value="669488" calcext:value-type="float">
            <text:p>669488</text:p>
          </table:table-cell>
          <table:table-cell office:value-type="float" office:value="-121.23136" calcext:value-type="float">
            <text:p>-121.23136</text:p>
          </table:table-cell>
          <table:table-cell/>
        </table:table-row>
        <table:table-row table:style-name="ro1">
          <table:table-cell office:value-type="float" office:value="671047" calcext:value-type="float">
            <text:p>671047</text:p>
          </table:table-cell>
          <table:table-cell office:value-type="float" office:value="-119.90705" calcext:value-type="float">
            <text:p>-119.90705</text:p>
          </table:table-cell>
          <table:table-cell/>
        </table:table-row>
        <table:table-row table:style-name="ro1">
          <table:table-cell office:value-type="float" office:value="672606" calcext:value-type="float">
            <text:p>672606</text:p>
          </table:table-cell>
          <table:table-cell office:value-type="float" office:value="-121.65722" calcext:value-type="float">
            <text:p>-121.65722</text:p>
          </table:table-cell>
          <table:table-cell/>
        </table:table-row>
        <table:table-row table:style-name="ro1">
          <table:table-cell office:value-type="float" office:value="674165" calcext:value-type="float">
            <text:p>674165</text:p>
          </table:table-cell>
          <table:table-cell office:value-type="float" office:value="-117.98603" calcext:value-type="float">
            <text:p>-117.98603</text:p>
          </table:table-cell>
          <table:table-cell/>
        </table:table-row>
        <table:table-row table:style-name="ro1">
          <table:table-cell office:value-type="float" office:value="675724" calcext:value-type="float">
            <text:p>675724</text:p>
          </table:table-cell>
          <table:table-cell office:value-type="float" office:value="-120.5334" calcext:value-type="float">
            <text:p>-120.5334</text:p>
          </table:table-cell>
          <table:table-cell/>
        </table:table-row>
        <table:table-row table:style-name="ro1">
          <table:table-cell office:value-type="float" office:value="677283" calcext:value-type="float">
            <text:p>677283</text:p>
          </table:table-cell>
          <table:table-cell office:value-type="float" office:value="-119.98481" calcext:value-type="float">
            <text:p>-119.98481</text:p>
          </table:table-cell>
          <table:table-cell/>
        </table:table-row>
        <table:table-row table:style-name="ro1">
          <table:table-cell office:value-type="float" office:value="678842" calcext:value-type="float">
            <text:p>678842</text:p>
          </table:table-cell>
          <table:table-cell office:value-type="float" office:value="-121.63113" calcext:value-type="float">
            <text:p>-121.63113</text:p>
          </table:table-cell>
          <table:table-cell/>
        </table:table-row>
        <table:table-row table:style-name="ro1">
          <table:table-cell office:value-type="float" office:value="680401" calcext:value-type="float">
            <text:p>680401</text:p>
          </table:table-cell>
          <table:table-cell office:value-type="float" office:value="-119.70709" calcext:value-type="float">
            <text:p>-119.70709</text:p>
          </table:table-cell>
          <table:table-cell/>
        </table:table-row>
        <table:table-row table:style-name="ro1">
          <table:table-cell office:value-type="float" office:value="681960" calcext:value-type="float">
            <text:p>681960</text:p>
          </table:table-cell>
          <table:table-cell office:value-type="float" office:value="-119.16294" calcext:value-type="float">
            <text:p>-119.16294</text:p>
          </table:table-cell>
          <table:table-cell/>
        </table:table-row>
        <table:table-row table:style-name="ro1">
          <table:table-cell office:value-type="float" office:value="683519" calcext:value-type="float">
            <text:p>683519</text:p>
          </table:table-cell>
          <table:table-cell office:value-type="float" office:value="-119.68793" calcext:value-type="float">
            <text:p>-119.68793</text:p>
          </table:table-cell>
          <table:table-cell/>
        </table:table-row>
        <table:table-row table:style-name="ro1">
          <table:table-cell office:value-type="float" office:value="685078" calcext:value-type="float">
            <text:p>685078</text:p>
          </table:table-cell>
          <table:table-cell office:value-type="float" office:value="-118.60465" calcext:value-type="float">
            <text:p>-118.60465</text:p>
          </table:table-cell>
          <table:table-cell/>
        </table:table-row>
        <table:table-row table:style-name="ro1">
          <table:table-cell office:value-type="float" office:value="686637" calcext:value-type="float">
            <text:p>686637</text:p>
          </table:table-cell>
          <table:table-cell office:value-type="float" office:value="-120.68387" calcext:value-type="float">
            <text:p>-120.68387</text:p>
          </table:table-cell>
          <table:table-cell/>
        </table:table-row>
        <table:table-row table:style-name="ro1">
          <table:table-cell office:value-type="float" office:value="688196" calcext:value-type="float">
            <text:p>688196</text:p>
          </table:table-cell>
          <table:table-cell office:value-type="float" office:value="-119.58332" calcext:value-type="float">
            <text:p>-119.58332</text:p>
          </table:table-cell>
          <table:table-cell/>
        </table:table-row>
        <table:table-row table:style-name="ro1">
          <table:table-cell office:value-type="float" office:value="689755" calcext:value-type="float">
            <text:p>689755</text:p>
          </table:table-cell>
          <table:table-cell office:value-type="float" office:value="-120.70705" calcext:value-type="float">
            <text:p>-120.70705</text:p>
          </table:table-cell>
          <table:table-cell/>
        </table:table-row>
        <table:table-row table:style-name="ro1">
          <table:table-cell office:value-type="float" office:value="691314" calcext:value-type="float">
            <text:p>691314</text:p>
          </table:table-cell>
          <table:table-cell office:value-type="float" office:value="-118.87875" calcext:value-type="float">
            <text:p>-118.87875</text:p>
          </table:table-cell>
          <table:table-cell/>
        </table:table-row>
        <table:table-row table:style-name="ro1">
          <table:table-cell office:value-type="float" office:value="692873" calcext:value-type="float">
            <text:p>692873</text:p>
          </table:table-cell>
          <table:table-cell office:value-type="float" office:value="-120.85658" calcext:value-type="float">
            <text:p>-120.85658</text:p>
          </table:table-cell>
          <table:table-cell/>
        </table:table-row>
        <table:table-row table:style-name="ro1">
          <table:table-cell office:value-type="float" office:value="694432" calcext:value-type="float">
            <text:p>694432</text:p>
          </table:table-cell>
          <table:table-cell office:value-type="float" office:value="-122.0403" calcext:value-type="float">
            <text:p>-122.0403</text:p>
          </table:table-cell>
          <table:table-cell/>
        </table:table-row>
        <table:table-row table:style-name="ro1">
          <table:table-cell office:value-type="float" office:value="695991" calcext:value-type="float">
            <text:p>695991</text:p>
          </table:table-cell>
          <table:table-cell office:value-type="float" office:value="-120.33156" calcext:value-type="float">
            <text:p>-120.33156</text:p>
          </table:table-cell>
          <table:table-cell/>
        </table:table-row>
        <table:table-row table:style-name="ro1">
          <table:table-cell office:value-type="float" office:value="697550" calcext:value-type="float">
            <text:p>697550</text:p>
          </table:table-cell>
          <table:table-cell office:value-type="float" office:value="-121.04697" calcext:value-type="float">
            <text:p>-121.04697</text:p>
          </table:table-cell>
          <table:table-cell/>
        </table:table-row>
        <table:table-row table:style-name="ro1">
          <table:table-cell office:value-type="float" office:value="699109" calcext:value-type="float">
            <text:p>699109</text:p>
          </table:table-cell>
          <table:table-cell office:value-type="float" office:value="-121.76447" calcext:value-type="float">
            <text:p>-121.76447</text:p>
          </table:table-cell>
          <table:table-cell/>
        </table:table-row>
        <table:table-row table:style-name="ro1">
          <table:table-cell office:value-type="float" office:value="700668" calcext:value-type="float">
            <text:p>700668</text:p>
          </table:table-cell>
          <table:table-cell office:value-type="float" office:value="-121.09244" calcext:value-type="float">
            <text:p>-121.09244</text:p>
          </table:table-cell>
          <table:table-cell/>
        </table:table-row>
        <table:table-row table:style-name="ro1">
          <table:table-cell office:value-type="float" office:value="702227" calcext:value-type="float">
            <text:p>702227</text:p>
          </table:table-cell>
          <table:table-cell office:value-type="float" office:value="-118.54464" calcext:value-type="float">
            <text:p>-118.54464</text:p>
          </table:table-cell>
          <table:table-cell/>
        </table:table-row>
        <table:table-row table:style-name="ro1">
          <table:table-cell office:value-type="float" office:value="703786" calcext:value-type="float">
            <text:p>703786</text:p>
          </table:table-cell>
          <table:table-cell office:value-type="float" office:value="-121.7617" calcext:value-type="float">
            <text:p>-121.7617</text:p>
          </table:table-cell>
          <table:table-cell/>
        </table:table-row>
        <table:table-row table:style-name="ro1">
          <table:table-cell office:value-type="float" office:value="705345" calcext:value-type="float">
            <text:p>705345</text:p>
          </table:table-cell>
          <table:table-cell office:value-type="float" office:value="-121.71512" calcext:value-type="float">
            <text:p>-121.71512</text:p>
          </table:table-cell>
          <table:table-cell/>
        </table:table-row>
        <table:table-row table:style-name="ro1">
          <table:table-cell office:value-type="float" office:value="706904" calcext:value-type="float">
            <text:p>706904</text:p>
          </table:table-cell>
          <table:table-cell office:value-type="float" office:value="-121.72379" calcext:value-type="float">
            <text:p>-121.72379</text:p>
          </table:table-cell>
          <table:table-cell/>
        </table:table-row>
        <table:table-row table:style-name="ro1">
          <table:table-cell office:value-type="float" office:value="708463" calcext:value-type="float">
            <text:p>708463</text:p>
          </table:table-cell>
          <table:table-cell office:value-type="float" office:value="-119.86905" calcext:value-type="float">
            <text:p>-119.86905</text:p>
          </table:table-cell>
          <table:table-cell/>
        </table:table-row>
        <table:table-row table:style-name="ro1">
          <table:table-cell office:value-type="float" office:value="710022" calcext:value-type="float">
            <text:p>710022</text:p>
          </table:table-cell>
          <table:table-cell office:value-type="float" office:value="-121.75976" calcext:value-type="float">
            <text:p>-121.75976</text:p>
          </table:table-cell>
          <table:table-cell/>
        </table:table-row>
        <table:table-row table:style-name="ro1">
          <table:table-cell office:value-type="float" office:value="711581" calcext:value-type="float">
            <text:p>711581</text:p>
          </table:table-cell>
          <table:table-cell office:value-type="float" office:value="-120.531" calcext:value-type="float">
            <text:p>-120.531</text:p>
          </table:table-cell>
          <table:table-cell/>
        </table:table-row>
        <table:table-row table:style-name="ro1">
          <table:table-cell office:value-type="float" office:value="713140" calcext:value-type="float">
            <text:p>713140</text:p>
          </table:table-cell>
          <table:table-cell office:value-type="float" office:value="-121.23824" calcext:value-type="float">
            <text:p>-121.23824</text:p>
          </table:table-cell>
          <table:table-cell/>
        </table:table-row>
        <table:table-row table:style-name="ro1">
          <table:table-cell office:value-type="float" office:value="714699" calcext:value-type="float">
            <text:p>714699</text:p>
          </table:table-cell>
          <table:table-cell office:value-type="float" office:value="-121.04555" calcext:value-type="float">
            <text:p>-121.04555</text:p>
          </table:table-cell>
          <table:table-cell/>
        </table:table-row>
        <table:table-row table:style-name="ro1">
          <table:table-cell office:value-type="float" office:value="716258" calcext:value-type="float">
            <text:p>716258</text:p>
          </table:table-cell>
          <table:table-cell office:value-type="float" office:value="-120.44969" calcext:value-type="float">
            <text:p>-120.44969</text:p>
          </table:table-cell>
          <table:table-cell/>
        </table:table-row>
        <table:table-row table:style-name="ro1">
          <table:table-cell office:value-type="float" office:value="717817" calcext:value-type="float">
            <text:p>717817</text:p>
          </table:table-cell>
          <table:table-cell office:value-type="float" office:value="-118.89482" calcext:value-type="float">
            <text:p>-118.89482</text:p>
          </table:table-cell>
          <table:table-cell/>
        </table:table-row>
        <table:table-row table:style-name="ro1">
          <table:table-cell office:value-type="float" office:value="719376" calcext:value-type="float">
            <text:p>719376</text:p>
          </table:table-cell>
          <table:table-cell office:value-type="float" office:value="-120.05106" calcext:value-type="float">
            <text:p>-120.05106</text:p>
          </table:table-cell>
          <table:table-cell/>
        </table:table-row>
        <table:table-row table:style-name="ro1">
          <table:table-cell office:value-type="float" office:value="720935" calcext:value-type="float">
            <text:p>720935</text:p>
          </table:table-cell>
          <table:table-cell office:value-type="float" office:value="-121.08328" calcext:value-type="float">
            <text:p>-121.08328</text:p>
          </table:table-cell>
          <table:table-cell/>
        </table:table-row>
        <table:table-row table:style-name="ro1">
          <table:table-cell office:value-type="float" office:value="722494" calcext:value-type="float">
            <text:p>722494</text:p>
          </table:table-cell>
          <table:table-cell office:value-type="float" office:value="-120.03829" calcext:value-type="float">
            <text:p>-120.03829</text:p>
          </table:table-cell>
          <table:table-cell/>
        </table:table-row>
        <table:table-row table:style-name="ro1">
          <table:table-cell office:value-type="float" office:value="724053" calcext:value-type="float">
            <text:p>724053</text:p>
          </table:table-cell>
          <table:table-cell office:value-type="float" office:value="-120.10055" calcext:value-type="float">
            <text:p>-120.10055</text:p>
          </table:table-cell>
          <table:table-cell/>
        </table:table-row>
        <table:table-row table:style-name="ro1">
          <table:table-cell office:value-type="float" office:value="725612" calcext:value-type="float">
            <text:p>725612</text:p>
          </table:table-cell>
          <table:table-cell office:value-type="float" office:value="-121.91738" calcext:value-type="float">
            <text:p>-121.91738</text:p>
          </table:table-cell>
          <table:table-cell/>
        </table:table-row>
        <table:table-row table:style-name="ro1">
          <table:table-cell office:value-type="float" office:value="727171" calcext:value-type="float">
            <text:p>727171</text:p>
          </table:table-cell>
          <table:table-cell office:value-type="float" office:value="-121.61398" calcext:value-type="float">
            <text:p>-121.61398</text:p>
          </table:table-cell>
          <table:table-cell/>
        </table:table-row>
        <table:table-row table:style-name="ro1">
          <table:table-cell office:value-type="float" office:value="728731" calcext:value-type="float">
            <text:p>728731</text:p>
          </table:table-cell>
          <table:table-cell office:value-type="float" office:value="-120.38974" calcext:value-type="float">
            <text:p>-120.38974</text:p>
          </table:table-cell>
          <table:table-cell/>
        </table:table-row>
        <table:table-row table:style-name="ro1">
          <table:table-cell office:value-type="float" office:value="730290" calcext:value-type="float">
            <text:p>730290</text:p>
          </table:table-cell>
          <table:table-cell office:value-type="float" office:value="-120.17446" calcext:value-type="float">
            <text:p>-120.17446</text:p>
          </table:table-cell>
          <table:table-cell/>
        </table:table-row>
        <table:table-row table:style-name="ro1">
          <table:table-cell office:value-type="float" office:value="731849" calcext:value-type="float">
            <text:p>731849</text:p>
          </table:table-cell>
          <table:table-cell office:value-type="float" office:value="-120.7048" calcext:value-type="float">
            <text:p>-120.7048</text:p>
          </table:table-cell>
          <table:table-cell/>
        </table:table-row>
        <table:table-row table:style-name="ro1">
          <table:table-cell office:value-type="float" office:value="733408" calcext:value-type="float">
            <text:p>733408</text:p>
          </table:table-cell>
          <table:table-cell office:value-type="float" office:value="-122.07088" calcext:value-type="float">
            <text:p>-122.07088</text:p>
          </table:table-cell>
          <table:table-cell/>
        </table:table-row>
        <table:table-row table:style-name="ro1">
          <table:table-cell office:value-type="float" office:value="734967" calcext:value-type="float">
            <text:p>734967</text:p>
          </table:table-cell>
          <table:table-cell office:value-type="float" office:value="-120.12325" calcext:value-type="float">
            <text:p>-120.12325</text:p>
          </table:table-cell>
          <table:table-cell/>
        </table:table-row>
        <table:table-row table:style-name="ro1">
          <table:table-cell office:value-type="float" office:value="736526" calcext:value-type="float">
            <text:p>736526</text:p>
          </table:table-cell>
          <table:table-cell office:value-type="float" office:value="-119.77231" calcext:value-type="float">
            <text:p>-119.77231</text:p>
          </table:table-cell>
          <table:table-cell/>
        </table:table-row>
        <table:table-row table:style-name="ro1">
          <table:table-cell office:value-type="float" office:value="738085" calcext:value-type="float">
            <text:p>738085</text:p>
          </table:table-cell>
          <table:table-cell office:value-type="float" office:value="-122.83925" calcext:value-type="float">
            <text:p>-122.83925</text:p>
          </table:table-cell>
          <table:table-cell/>
        </table:table-row>
        <table:table-row table:style-name="ro1">
          <table:table-cell office:value-type="float" office:value="739644" calcext:value-type="float">
            <text:p>739644</text:p>
          </table:table-cell>
          <table:table-cell office:value-type="float" office:value="-119.2432" calcext:value-type="float">
            <text:p>-119.2432</text:p>
          </table:table-cell>
          <table:table-cell/>
        </table:table-row>
        <table:table-row table:style-name="ro1">
          <table:table-cell office:value-type="float" office:value="741203" calcext:value-type="float">
            <text:p>741203</text:p>
          </table:table-cell>
          <table:table-cell office:value-type="float" office:value="-119.41531" calcext:value-type="float">
            <text:p>-119.41531</text:p>
          </table:table-cell>
          <table:table-cell/>
        </table:table-row>
        <table:table-row table:style-name="ro1">
          <table:table-cell office:value-type="float" office:value="742762" calcext:value-type="float">
            <text:p>742762</text:p>
          </table:table-cell>
          <table:table-cell office:value-type="float" office:value="-122.35022" calcext:value-type="float">
            <text:p>-122.35022</text:p>
          </table:table-cell>
          <table:table-cell/>
        </table:table-row>
        <table:table-row table:style-name="ro1">
          <table:table-cell office:value-type="float" office:value="744321" calcext:value-type="float">
            <text:p>744321</text:p>
          </table:table-cell>
          <table:table-cell office:value-type="float" office:value="-120.835" calcext:value-type="float">
            <text:p>-120.835</text:p>
          </table:table-cell>
          <table:table-cell/>
        </table:table-row>
        <table:table-row table:style-name="ro1">
          <table:table-cell office:value-type="float" office:value="745880" calcext:value-type="float">
            <text:p>745880</text:p>
          </table:table-cell>
          <table:table-cell office:value-type="float" office:value="-122.46811" calcext:value-type="float">
            <text:p>-122.46811</text:p>
          </table:table-cell>
          <table:table-cell/>
        </table:table-row>
        <table:table-row table:style-name="ro1">
          <table:table-cell office:value-type="float" office:value="747439" calcext:value-type="float">
            <text:p>747439</text:p>
          </table:table-cell>
          <table:table-cell office:value-type="float" office:value="-120.01806" calcext:value-type="float">
            <text:p>-120.01806</text:p>
          </table:table-cell>
          <table:table-cell/>
        </table:table-row>
        <table:table-row table:style-name="ro1">
          <table:table-cell office:value-type="float" office:value="748998" calcext:value-type="float">
            <text:p>748998</text:p>
          </table:table-cell>
          <table:table-cell office:value-type="float" office:value="-121.90701" calcext:value-type="float">
            <text:p>-121.90701</text:p>
          </table:table-cell>
          <table:table-cell/>
        </table:table-row>
        <table:table-row table:style-name="ro1">
          <table:table-cell office:value-type="float" office:value="750557" calcext:value-type="float">
            <text:p>750557</text:p>
          </table:table-cell>
          <table:table-cell office:value-type="float" office:value="-122.43668" calcext:value-type="float">
            <text:p>-122.43668</text:p>
          </table:table-cell>
          <table:table-cell/>
        </table:table-row>
        <table:table-row table:style-name="ro1">
          <table:table-cell office:value-type="float" office:value="752116" calcext:value-type="float">
            <text:p>752116</text:p>
          </table:table-cell>
          <table:table-cell office:value-type="float" office:value="-121.3516" calcext:value-type="float">
            <text:p>-121.3516</text:p>
          </table:table-cell>
          <table:table-cell/>
        </table:table-row>
        <table:table-row table:style-name="ro1">
          <table:table-cell office:value-type="float" office:value="753675" calcext:value-type="float">
            <text:p>753675</text:p>
          </table:table-cell>
          <table:table-cell office:value-type="float" office:value="-120.2253" calcext:value-type="float">
            <text:p>-120.2253</text:p>
          </table:table-cell>
          <table:table-cell/>
        </table:table-row>
        <table:table-row table:style-name="ro1">
          <table:table-cell office:value-type="float" office:value="755234" calcext:value-type="float">
            <text:p>755234</text:p>
          </table:table-cell>
          <table:table-cell office:value-type="float" office:value="-122.41207" calcext:value-type="float">
            <text:p>-122.41207</text:p>
          </table:table-cell>
          <table:table-cell/>
        </table:table-row>
        <table:table-row table:style-name="ro1">
          <table:table-cell office:value-type="float" office:value="756793" calcext:value-type="float">
            <text:p>756793</text:p>
          </table:table-cell>
          <table:table-cell office:value-type="float" office:value="-122.4004" calcext:value-type="float">
            <text:p>-122.4004</text:p>
          </table:table-cell>
          <table:table-cell/>
        </table:table-row>
        <table:table-row table:style-name="ro1">
          <table:table-cell office:value-type="float" office:value="758352" calcext:value-type="float">
            <text:p>758352</text:p>
          </table:table-cell>
          <table:table-cell office:value-type="float" office:value="-122.00457" calcext:value-type="float">
            <text:p>-122.00457</text:p>
          </table:table-cell>
          <table:table-cell/>
        </table:table-row>
        <table:table-row table:style-name="ro1">
          <table:table-cell office:value-type="float" office:value="759911" calcext:value-type="float">
            <text:p>759911</text:p>
          </table:table-cell>
          <table:table-cell office:value-type="float" office:value="-122.30562" calcext:value-type="float">
            <text:p>-122.30562</text:p>
          </table:table-cell>
          <table:table-cell/>
        </table:table-row>
        <table:table-row table:style-name="ro1">
          <table:table-cell office:value-type="float" office:value="761470" calcext:value-type="float">
            <text:p>761470</text:p>
          </table:table-cell>
          <table:table-cell office:value-type="float" office:value="-121.75061" calcext:value-type="float">
            <text:p>-121.75061</text:p>
          </table:table-cell>
          <table:table-cell/>
        </table:table-row>
        <table:table-row table:style-name="ro1">
          <table:table-cell office:value-type="float" office:value="763029" calcext:value-type="float">
            <text:p>763029</text:p>
          </table:table-cell>
          <table:table-cell office:value-type="float" office:value="-119.06782" calcext:value-type="float">
            <text:p>-119.06782</text:p>
          </table:table-cell>
          <table:table-cell/>
        </table:table-row>
        <table:table-row table:style-name="ro1">
          <table:table-cell office:value-type="float" office:value="764588" calcext:value-type="float">
            <text:p>764588</text:p>
          </table:table-cell>
          <table:table-cell office:value-type="float" office:value="-121.03796" calcext:value-type="float">
            <text:p>-121.03796</text:p>
          </table:table-cell>
          <table:table-cell/>
        </table:table-row>
        <table:table-row table:style-name="ro1">
          <table:table-cell office:value-type="float" office:value="766147" calcext:value-type="float">
            <text:p>766147</text:p>
          </table:table-cell>
          <table:table-cell office:value-type="float" office:value="-122.12955" calcext:value-type="float">
            <text:p>-122.12955</text:p>
          </table:table-cell>
          <table:table-cell/>
        </table:table-row>
        <table:table-row table:style-name="ro1">
          <table:table-cell office:value-type="float" office:value="767706" calcext:value-type="float">
            <text:p>767706</text:p>
          </table:table-cell>
          <table:table-cell office:value-type="float" office:value="-121.11124" calcext:value-type="float">
            <text:p>-121.11124</text:p>
          </table:table-cell>
          <table:table-cell/>
        </table:table-row>
        <table:table-row table:style-name="ro1">
          <table:table-cell office:value-type="float" office:value="769265" calcext:value-type="float">
            <text:p>769265</text:p>
          </table:table-cell>
          <table:table-cell office:value-type="float" office:value="-121.03071" calcext:value-type="float">
            <text:p>-121.03071</text:p>
          </table:table-cell>
          <table:table-cell/>
        </table:table-row>
        <table:table-row table:style-name="ro1">
          <table:table-cell office:value-type="float" office:value="770824" calcext:value-type="float">
            <text:p>770824</text:p>
          </table:table-cell>
          <table:table-cell office:value-type="float" office:value="-120.90753" calcext:value-type="float">
            <text:p>-120.90753</text:p>
          </table:table-cell>
          <table:table-cell/>
        </table:table-row>
        <table:table-row table:style-name="ro1">
          <table:table-cell office:value-type="float" office:value="772383" calcext:value-type="float">
            <text:p>772383</text:p>
          </table:table-cell>
          <table:table-cell office:value-type="float" office:value="-122.0391" calcext:value-type="float">
            <text:p>-122.0391</text:p>
          </table:table-cell>
          <table:table-cell/>
        </table:table-row>
        <table:table-row table:style-name="ro1">
          <table:table-cell office:value-type="float" office:value="773942" calcext:value-type="float">
            <text:p>773942</text:p>
          </table:table-cell>
          <table:table-cell office:value-type="float" office:value="-120.7417" calcext:value-type="float">
            <text:p>-120.7417</text:p>
          </table:table-cell>
          <table:table-cell/>
        </table:table-row>
        <table:table-row table:style-name="ro1">
          <table:table-cell office:value-type="float" office:value="775501" calcext:value-type="float">
            <text:p>775501</text:p>
          </table:table-cell>
          <table:table-cell office:value-type="float" office:value="-122.41156" calcext:value-type="float">
            <text:p>-122.41156</text:p>
          </table:table-cell>
          <table:table-cell/>
        </table:table-row>
        <table:table-row table:style-name="ro1">
          <table:table-cell office:value-type="float" office:value="777060" calcext:value-type="float">
            <text:p>777060</text:p>
          </table:table-cell>
          <table:table-cell office:value-type="float" office:value="-122.91664" calcext:value-type="float">
            <text:p>-122.91664</text:p>
          </table:table-cell>
          <table:table-cell/>
        </table:table-row>
        <table:table-row table:style-name="ro1">
          <table:table-cell office:value-type="float" office:value="778619" calcext:value-type="float">
            <text:p>778619</text:p>
          </table:table-cell>
          <table:table-cell office:value-type="float" office:value="-120.56919" calcext:value-type="float">
            <text:p>-120.56919</text:p>
          </table:table-cell>
          <table:table-cell/>
        </table:table-row>
        <table:table-row table:style-name="ro1">
          <table:table-cell office:value-type="float" office:value="780178" calcext:value-type="float">
            <text:p>780178</text:p>
          </table:table-cell>
          <table:table-cell office:value-type="float" office:value="-122.00524" calcext:value-type="float">
            <text:p>-122.00524</text:p>
          </table:table-cell>
          <table:table-cell/>
        </table:table-row>
        <table:table-row table:style-name="ro1">
          <table:table-cell office:value-type="float" office:value="781737" calcext:value-type="float">
            <text:p>781737</text:p>
          </table:table-cell>
          <table:table-cell office:value-type="float" office:value="-120.59436" calcext:value-type="float">
            <text:p>-120.59436</text:p>
          </table:table-cell>
          <table:table-cell/>
        </table:table-row>
        <table:table-row table:style-name="ro1">
          <table:table-cell office:value-type="float" office:value="783296" calcext:value-type="float">
            <text:p>783296</text:p>
          </table:table-cell>
          <table:table-cell office:value-type="float" office:value="-120.29432" calcext:value-type="float">
            <text:p>-120.29432</text:p>
          </table:table-cell>
          <table:table-cell/>
        </table:table-row>
        <table:table-row table:style-name="ro1">
          <table:table-cell office:value-type="float" office:value="784855" calcext:value-type="float">
            <text:p>784855</text:p>
          </table:table-cell>
          <table:table-cell office:value-type="float" office:value="-120.59306" calcext:value-type="float">
            <text:p>-120.59306</text:p>
          </table:table-cell>
          <table:table-cell/>
        </table:table-row>
        <table:table-row table:style-name="ro1">
          <table:table-cell office:value-type="float" office:value="786414" calcext:value-type="float">
            <text:p>786414</text:p>
          </table:table-cell>
          <table:table-cell office:value-type="float" office:value="-120.52908" calcext:value-type="float">
            <text:p>-120.52908</text:p>
          </table:table-cell>
          <table:table-cell/>
        </table:table-row>
        <table:table-row table:style-name="ro1">
          <table:table-cell office:value-type="float" office:value="787973" calcext:value-type="float">
            <text:p>787973</text:p>
          </table:table-cell>
          <table:table-cell office:value-type="float" office:value="-121.31994" calcext:value-type="float">
            <text:p>-121.31994</text:p>
          </table:table-cell>
          <table:table-cell/>
        </table:table-row>
        <table:table-row table:style-name="ro1">
          <table:table-cell office:value-type="float" office:value="789532" calcext:value-type="float">
            <text:p>789532</text:p>
          </table:table-cell>
          <table:table-cell office:value-type="float" office:value="-121.82192" calcext:value-type="float">
            <text:p>-121.82192</text:p>
          </table:table-cell>
          <table:table-cell/>
        </table:table-row>
        <table:table-row table:style-name="ro1">
          <table:table-cell office:value-type="float" office:value="791091" calcext:value-type="float">
            <text:p>791091</text:p>
          </table:table-cell>
          <table:table-cell office:value-type="float" office:value="-119.22039" calcext:value-type="float">
            <text:p>-119.22039</text:p>
          </table:table-cell>
          <table:table-cell/>
        </table:table-row>
        <table:table-row table:style-name="ro1">
          <table:table-cell office:value-type="float" office:value="792650" calcext:value-type="float">
            <text:p>792650</text:p>
          </table:table-cell>
          <table:table-cell office:value-type="float" office:value="-120.41113" calcext:value-type="float">
            <text:p>-120.41113</text:p>
          </table:table-cell>
          <table:table-cell/>
        </table:table-row>
        <table:table-row table:style-name="ro1">
          <table:table-cell office:value-type="float" office:value="794209" calcext:value-type="float">
            <text:p>794209</text:p>
          </table:table-cell>
          <table:table-cell office:value-type="float" office:value="-120.75414" calcext:value-type="float">
            <text:p>-120.75414</text:p>
          </table:table-cell>
          <table:table-cell/>
        </table:table-row>
        <table:table-row table:style-name="ro1">
          <table:table-cell office:value-type="float" office:value="795768" calcext:value-type="float">
            <text:p>795768</text:p>
          </table:table-cell>
          <table:table-cell office:value-type="float" office:value="-119.94219" calcext:value-type="float">
            <text:p>-119.94219</text:p>
          </table:table-cell>
          <table:table-cell/>
        </table:table-row>
        <table:table-row table:style-name="ro1">
          <table:table-cell office:value-type="float" office:value="797327" calcext:value-type="float">
            <text:p>797327</text:p>
          </table:table-cell>
          <table:table-cell office:value-type="float" office:value="-120.84699" calcext:value-type="float">
            <text:p>-120.84699</text:p>
          </table:table-cell>
          <table:table-cell/>
        </table:table-row>
        <table:table-row table:style-name="ro1">
          <table:table-cell office:value-type="float" office:value="798886" calcext:value-type="float">
            <text:p>798886</text:p>
          </table:table-cell>
          <table:table-cell office:value-type="float" office:value="-121.98156" calcext:value-type="float">
            <text:p>-121.98156</text:p>
          </table:table-cell>
          <table:table-cell/>
        </table:table-row>
        <table:table-row table:style-name="ro1">
          <table:table-cell office:value-type="float" office:value="800445" calcext:value-type="float">
            <text:p>800445</text:p>
          </table:table-cell>
          <table:table-cell office:value-type="float" office:value="-121.83394" calcext:value-type="float">
            <text:p>-121.83394</text:p>
          </table:table-cell>
          <table:table-cell/>
        </table:table-row>
        <table:table-row table:style-name="ro1">
          <table:table-cell office:value-type="float" office:value="802004" calcext:value-type="float">
            <text:p>802004</text:p>
          </table:table-cell>
          <table:table-cell office:value-type="float" office:value="-120.34061" calcext:value-type="float">
            <text:p>-120.34061</text:p>
          </table:table-cell>
          <table:table-cell/>
        </table:table-row>
        <table:table-row table:style-name="ro1">
          <table:table-cell office:value-type="float" office:value="803563" calcext:value-type="float">
            <text:p>803563</text:p>
          </table:table-cell>
          <table:table-cell office:value-type="float" office:value="-119.02478" calcext:value-type="float">
            <text:p>-119.02478</text:p>
          </table:table-cell>
          <table:table-cell/>
        </table:table-row>
        <table:table-row table:style-name="ro1">
          <table:table-cell office:value-type="float" office:value="805122" calcext:value-type="float">
            <text:p>805122</text:p>
          </table:table-cell>
          <table:table-cell office:value-type="float" office:value="-121.72616" calcext:value-type="float">
            <text:p>-121.72616</text:p>
          </table:table-cell>
          <table:table-cell/>
        </table:table-row>
        <table:table-row table:style-name="ro1">
          <table:table-cell office:value-type="float" office:value="806682" calcext:value-type="float">
            <text:p>806682</text:p>
          </table:table-cell>
          <table:table-cell office:value-type="float" office:value="-121.15956" calcext:value-type="float">
            <text:p>-121.15956</text:p>
          </table:table-cell>
          <table:table-cell/>
        </table:table-row>
        <table:table-row table:style-name="ro1">
          <table:table-cell office:value-type="float" office:value="808241" calcext:value-type="float">
            <text:p>808241</text:p>
          </table:table-cell>
          <table:table-cell office:value-type="float" office:value="-119.81709" calcext:value-type="float">
            <text:p>-119.81709</text:p>
          </table:table-cell>
          <table:table-cell/>
        </table:table-row>
        <table:table-row table:style-name="ro1">
          <table:table-cell office:value-type="float" office:value="809800" calcext:value-type="float">
            <text:p>809800</text:p>
          </table:table-cell>
          <table:table-cell office:value-type="float" office:value="-121.20928" calcext:value-type="float">
            <text:p>-121.20928</text:p>
          </table:table-cell>
          <table:table-cell/>
        </table:table-row>
        <table:table-row table:style-name="ro1">
          <table:table-cell office:value-type="float" office:value="811359" calcext:value-type="float">
            <text:p>811359</text:p>
          </table:table-cell>
          <table:table-cell office:value-type="float" office:value="-119.661" calcext:value-type="float">
            <text:p>-119.661</text:p>
          </table:table-cell>
          <table:table-cell/>
        </table:table-row>
        <table:table-row table:style-name="ro1">
          <table:table-cell office:value-type="float" office:value="812918" calcext:value-type="float">
            <text:p>812918</text:p>
          </table:table-cell>
          <table:table-cell office:value-type="float" office:value="-121.8593" calcext:value-type="float">
            <text:p>-121.8593</text:p>
          </table:table-cell>
          <table:table-cell/>
        </table:table-row>
        <table:table-row table:style-name="ro1">
          <table:table-cell office:value-type="float" office:value="814477" calcext:value-type="float">
            <text:p>814477</text:p>
          </table:table-cell>
          <table:table-cell office:value-type="float" office:value="-121.56228" calcext:value-type="float">
            <text:p>-121.56228</text:p>
          </table:table-cell>
          <table:table-cell/>
        </table:table-row>
        <table:table-row table:style-name="ro1">
          <table:table-cell office:value-type="float" office:value="816036" calcext:value-type="float">
            <text:p>816036</text:p>
          </table:table-cell>
          <table:table-cell office:value-type="float" office:value="-120.85416" calcext:value-type="float">
            <text:p>-120.85416</text:p>
          </table:table-cell>
          <table:table-cell/>
        </table:table-row>
        <table:table-row table:style-name="ro1">
          <table:table-cell office:value-type="float" office:value="817595" calcext:value-type="float">
            <text:p>817595</text:p>
          </table:table-cell>
          <table:table-cell office:value-type="float" office:value="-121.95254" calcext:value-type="float">
            <text:p>-121.95254</text:p>
          </table:table-cell>
          <table:table-cell/>
        </table:table-row>
        <table:table-row table:style-name="ro1">
          <table:table-cell office:value-type="float" office:value="819154" calcext:value-type="float">
            <text:p>819154</text:p>
          </table:table-cell>
          <table:table-cell office:value-type="float" office:value="-121.88746" calcext:value-type="float">
            <text:p>-121.88746</text:p>
          </table:table-cell>
          <table:table-cell/>
        </table:table-row>
        <table:table-row table:style-name="ro1">
          <table:table-cell office:value-type="float" office:value="820713" calcext:value-type="float">
            <text:p>820713</text:p>
          </table:table-cell>
          <table:table-cell office:value-type="float" office:value="-121.12944" calcext:value-type="float">
            <text:p>-121.12944</text:p>
          </table:table-cell>
          <table:table-cell/>
        </table:table-row>
        <table:table-row table:style-name="ro1">
          <table:table-cell office:value-type="float" office:value="822272" calcext:value-type="float">
            <text:p>822272</text:p>
          </table:table-cell>
          <table:table-cell office:value-type="float" office:value="-121.96751" calcext:value-type="float">
            <text:p>-121.96751</text:p>
          </table:table-cell>
          <table:table-cell/>
        </table:table-row>
        <table:table-row table:style-name="ro1">
          <table:table-cell office:value-type="float" office:value="823831" calcext:value-type="float">
            <text:p>823831</text:p>
          </table:table-cell>
          <table:table-cell office:value-type="float" office:value="-120.85553" calcext:value-type="float">
            <text:p>-120.85553</text:p>
          </table:table-cell>
          <table:table-cell/>
        </table:table-row>
        <table:table-row table:style-name="ro1">
          <table:table-cell office:value-type="float" office:value="825390" calcext:value-type="float">
            <text:p>825390</text:p>
          </table:table-cell>
          <table:table-cell office:value-type="float" office:value="-118.99538" calcext:value-type="float">
            <text:p>-118.99538</text:p>
          </table:table-cell>
          <table:table-cell/>
        </table:table-row>
        <table:table-row table:style-name="ro1">
          <table:table-cell office:value-type="float" office:value="826949" calcext:value-type="float">
            <text:p>826949</text:p>
          </table:table-cell>
          <table:table-cell office:value-type="float" office:value="-120.64168" calcext:value-type="float">
            <text:p>-120.64168</text:p>
          </table:table-cell>
          <table:table-cell/>
        </table:table-row>
        <table:table-row table:style-name="ro1">
          <table:table-cell office:value-type="float" office:value="828508" calcext:value-type="float">
            <text:p>828508</text:p>
          </table:table-cell>
          <table:table-cell office:value-type="float" office:value="-121.79882" calcext:value-type="float">
            <text:p>-121.79882</text:p>
          </table:table-cell>
          <table:table-cell/>
        </table:table-row>
        <table:table-row table:style-name="ro1">
          <table:table-cell office:value-type="float" office:value="830067" calcext:value-type="float">
            <text:p>830067</text:p>
          </table:table-cell>
          <table:table-cell office:value-type="float" office:value="-120.97334" calcext:value-type="float">
            <text:p>-120.97334</text:p>
          </table:table-cell>
          <table:table-cell/>
        </table:table-row>
        <table:table-row table:style-name="ro1">
          <table:table-cell office:value-type="float" office:value="831626" calcext:value-type="float">
            <text:p>831626</text:p>
          </table:table-cell>
          <table:table-cell office:value-type="float" office:value="-119.85938" calcext:value-type="float">
            <text:p>-119.85938</text:p>
          </table:table-cell>
          <table:table-cell/>
        </table:table-row>
        <table:table-row table:style-name="ro1">
          <table:table-cell office:value-type="float" office:value="833185" calcext:value-type="float">
            <text:p>833185</text:p>
          </table:table-cell>
          <table:table-cell office:value-type="float" office:value="-122.68007" calcext:value-type="float">
            <text:p>-122.68007</text:p>
          </table:table-cell>
          <table:table-cell/>
        </table:table-row>
        <table:table-row table:style-name="ro1">
          <table:table-cell office:value-type="float" office:value="834744" calcext:value-type="float">
            <text:p>834744</text:p>
          </table:table-cell>
          <table:table-cell office:value-type="float" office:value="-121.21505" calcext:value-type="float">
            <text:p>-121.21505</text:p>
          </table:table-cell>
          <table:table-cell/>
        </table:table-row>
        <table:table-row table:style-name="ro1">
          <table:table-cell office:value-type="float" office:value="836303" calcext:value-type="float">
            <text:p>836303</text:p>
          </table:table-cell>
          <table:table-cell office:value-type="float" office:value="-122.34816" calcext:value-type="float">
            <text:p>-122.34816</text:p>
          </table:table-cell>
          <table:table-cell/>
        </table:table-row>
        <table:table-row table:style-name="ro1">
          <table:table-cell office:value-type="float" office:value="837862" calcext:value-type="float">
            <text:p>837862</text:p>
          </table:table-cell>
          <table:table-cell office:value-type="float" office:value="-121.24188" calcext:value-type="float">
            <text:p>-121.24188</text:p>
          </table:table-cell>
          <table:table-cell/>
        </table:table-row>
        <table:table-row table:style-name="ro1">
          <table:table-cell office:value-type="float" office:value="839421" calcext:value-type="float">
            <text:p>839421</text:p>
          </table:table-cell>
          <table:table-cell office:value-type="float" office:value="-121.15941" calcext:value-type="float">
            <text:p>-121.15941</text:p>
          </table:table-cell>
          <table:table-cell/>
        </table:table-row>
        <table:table-row table:style-name="ro1">
          <table:table-cell office:value-type="float" office:value="840980" calcext:value-type="float">
            <text:p>840980</text:p>
          </table:table-cell>
          <table:table-cell office:value-type="float" office:value="-122.40009" calcext:value-type="float">
            <text:p>-122.40009</text:p>
          </table:table-cell>
          <table:table-cell/>
        </table:table-row>
        <table:table-row table:style-name="ro1">
          <table:table-cell office:value-type="float" office:value="842539" calcext:value-type="float">
            <text:p>842539</text:p>
          </table:table-cell>
          <table:table-cell office:value-type="float" office:value="-122.50682" calcext:value-type="float">
            <text:p>-122.50682</text:p>
          </table:table-cell>
          <table:table-cell/>
        </table:table-row>
        <table:table-row table:style-name="ro1">
          <table:table-cell office:value-type="float" office:value="844098" calcext:value-type="float">
            <text:p>844098</text:p>
          </table:table-cell>
          <table:table-cell office:value-type="float" office:value="-120.65371" calcext:value-type="float">
            <text:p>-120.65371</text:p>
          </table:table-cell>
          <table:table-cell/>
        </table:table-row>
        <table:table-row table:style-name="ro1">
          <table:table-cell office:value-type="float" office:value="845657" calcext:value-type="float">
            <text:p>845657</text:p>
          </table:table-cell>
          <table:table-cell office:value-type="float" office:value="-122.40438" calcext:value-type="float">
            <text:p>-122.40438</text:p>
          </table:table-cell>
          <table:table-cell/>
        </table:table-row>
        <table:table-row table:style-name="ro1">
          <table:table-cell office:value-type="float" office:value="847216" calcext:value-type="float">
            <text:p>847216</text:p>
          </table:table-cell>
          <table:table-cell office:value-type="float" office:value="-122.87468" calcext:value-type="float">
            <text:p>-122.87468</text:p>
          </table:table-cell>
          <table:table-cell/>
        </table:table-row>
        <table:table-row table:style-name="ro1">
          <table:table-cell office:value-type="float" office:value="848775" calcext:value-type="float">
            <text:p>848775</text:p>
          </table:table-cell>
          <table:table-cell office:value-type="float" office:value="-122.27907" calcext:value-type="float">
            <text:p>-122.27907</text:p>
          </table:table-cell>
          <table:table-cell/>
        </table:table-row>
        <table:table-row table:style-name="ro1">
          <table:table-cell office:value-type="float" office:value="850334" calcext:value-type="float">
            <text:p>850334</text:p>
          </table:table-cell>
          <table:table-cell office:value-type="float" office:value="-121.03246" calcext:value-type="float">
            <text:p>-121.03246</text:p>
          </table:table-cell>
          <table:table-cell/>
        </table:table-row>
        <table:table-row table:style-name="ro1">
          <table:table-cell office:value-type="float" office:value="851893" calcext:value-type="float">
            <text:p>851893</text:p>
          </table:table-cell>
          <table:table-cell office:value-type="float" office:value="-119.65769" calcext:value-type="float">
            <text:p>-119.65769</text:p>
          </table:table-cell>
          <table:table-cell/>
        </table:table-row>
        <table:table-row table:style-name="ro1">
          <table:table-cell office:value-type="float" office:value="853452" calcext:value-type="float">
            <text:p>853452</text:p>
          </table:table-cell>
          <table:table-cell office:value-type="float" office:value="-120.44728" calcext:value-type="float">
            <text:p>-120.44728</text:p>
          </table:table-cell>
          <table:table-cell/>
        </table:table-row>
        <table:table-row table:style-name="ro1">
          <table:table-cell office:value-type="float" office:value="855011" calcext:value-type="float">
            <text:p>855011</text:p>
          </table:table-cell>
          <table:table-cell office:value-type="float" office:value="-122.88281" calcext:value-type="float">
            <text:p>-122.88281</text:p>
          </table:table-cell>
          <table:table-cell/>
        </table:table-row>
        <table:table-row table:style-name="ro1">
          <table:table-cell office:value-type="float" office:value="856570" calcext:value-type="float">
            <text:p>856570</text:p>
          </table:table-cell>
          <table:table-cell office:value-type="float" office:value="-122.91719" calcext:value-type="float">
            <text:p>-122.91719</text:p>
          </table:table-cell>
          <table:table-cell/>
        </table:table-row>
        <table:table-row table:style-name="ro1">
          <table:table-cell office:value-type="float" office:value="858129" calcext:value-type="float">
            <text:p>858129</text:p>
          </table:table-cell>
          <table:table-cell office:value-type="float" office:value="-121.24747" calcext:value-type="float">
            <text:p>-121.24747</text:p>
          </table:table-cell>
          <table:table-cell/>
        </table:table-row>
        <table:table-row table:style-name="ro1">
          <table:table-cell office:value-type="float" office:value="859688" calcext:value-type="float">
            <text:p>859688</text:p>
          </table:table-cell>
          <table:table-cell office:value-type="float" office:value="-122.42359" calcext:value-type="float">
            <text:p>-122.42359</text:p>
          </table:table-cell>
          <table:table-cell/>
        </table:table-row>
        <table:table-row table:style-name="ro1">
          <table:table-cell office:value-type="float" office:value="861247" calcext:value-type="float">
            <text:p>861247</text:p>
          </table:table-cell>
          <table:table-cell office:value-type="float" office:value="-123.05738" calcext:value-type="float">
            <text:p>-123.05738</text:p>
          </table:table-cell>
          <table:table-cell/>
        </table:table-row>
        <table:table-row table:style-name="ro1">
          <table:table-cell office:value-type="float" office:value="862806" calcext:value-type="float">
            <text:p>862806</text:p>
          </table:table-cell>
          <table:table-cell office:value-type="float" office:value="-117.30849" calcext:value-type="float">
            <text:p>-117.30849</text:p>
          </table:table-cell>
          <table:table-cell/>
        </table:table-row>
        <table:table-row table:style-name="ro1">
          <table:table-cell office:value-type="float" office:value="864365" calcext:value-type="float">
            <text:p>864365</text:p>
          </table:table-cell>
          <table:table-cell office:value-type="float" office:value="-121.19188" calcext:value-type="float">
            <text:p>-121.19188</text:p>
          </table:table-cell>
          <table:table-cell/>
        </table:table-row>
        <table:table-row table:style-name="ro1">
          <table:table-cell office:value-type="float" office:value="865924" calcext:value-type="float">
            <text:p>865924</text:p>
          </table:table-cell>
          <table:table-cell office:value-type="float" office:value="-122.78085" calcext:value-type="float">
            <text:p>-122.78085</text:p>
          </table:table-cell>
          <table:table-cell/>
        </table:table-row>
        <table:table-row table:style-name="ro1">
          <table:table-cell office:value-type="float" office:value="867483" calcext:value-type="float">
            <text:p>867483</text:p>
          </table:table-cell>
          <table:table-cell office:value-type="float" office:value="-122.25978" calcext:value-type="float">
            <text:p>-122.25978</text:p>
          </table:table-cell>
          <table:table-cell/>
        </table:table-row>
        <table:table-row table:style-name="ro1">
          <table:table-cell office:value-type="float" office:value="869042" calcext:value-type="float">
            <text:p>869042</text:p>
          </table:table-cell>
          <table:table-cell office:value-type="float" office:value="-121.21909" calcext:value-type="float">
            <text:p>-121.21909</text:p>
          </table:table-cell>
          <table:table-cell/>
        </table:table-row>
        <table:table-row table:style-name="ro1">
          <table:table-cell office:value-type="float" office:value="870601" calcext:value-type="float">
            <text:p>870601</text:p>
          </table:table-cell>
          <table:table-cell office:value-type="float" office:value="-123.26957" calcext:value-type="float">
            <text:p>-123.26957</text:p>
          </table:table-cell>
          <table:table-cell/>
        </table:table-row>
        <table:table-row table:style-name="ro1">
          <table:table-cell office:value-type="float" office:value="872160" calcext:value-type="float">
            <text:p>872160</text:p>
          </table:table-cell>
          <table:table-cell office:value-type="float" office:value="-121.83996" calcext:value-type="float">
            <text:p>-121.83996</text:p>
          </table:table-cell>
          <table:table-cell/>
        </table:table-row>
        <table:table-row table:style-name="ro1">
          <table:table-cell office:value-type="float" office:value="873719" calcext:value-type="float">
            <text:p>873719</text:p>
          </table:table-cell>
          <table:table-cell office:value-type="float" office:value="-121.27578" calcext:value-type="float">
            <text:p>-121.27578</text:p>
          </table:table-cell>
          <table:table-cell/>
        </table:table-row>
        <table:table-row table:style-name="ro1">
          <table:table-cell office:value-type="float" office:value="875278" calcext:value-type="float">
            <text:p>875278</text:p>
          </table:table-cell>
          <table:table-cell office:value-type="float" office:value="-122.31778" calcext:value-type="float">
            <text:p>-122.31778</text:p>
          </table:table-cell>
          <table:table-cell/>
        </table:table-row>
        <table:table-row table:style-name="ro1">
          <table:table-cell office:value-type="float" office:value="876837" calcext:value-type="float">
            <text:p>876837</text:p>
          </table:table-cell>
          <table:table-cell office:value-type="float" office:value="-122.35272" calcext:value-type="float">
            <text:p>-122.35272</text:p>
          </table:table-cell>
          <table:table-cell/>
        </table:table-row>
        <table:table-row table:style-name="ro1">
          <table:table-cell office:value-type="float" office:value="878396" calcext:value-type="float">
            <text:p>878396</text:p>
          </table:table-cell>
          <table:table-cell office:value-type="float" office:value="-122.56215" calcext:value-type="float">
            <text:p>-122.56215</text:p>
          </table:table-cell>
          <table:table-cell/>
        </table:table-row>
        <table:table-row table:style-name="ro1">
          <table:table-cell office:value-type="float" office:value="879955" calcext:value-type="float">
            <text:p>879955</text:p>
          </table:table-cell>
          <table:table-cell office:value-type="float" office:value="-122.45861" calcext:value-type="float">
            <text:p>-122.45861</text:p>
          </table:table-cell>
          <table:table-cell/>
        </table:table-row>
        <table:table-row table:style-name="ro1">
          <table:table-cell office:value-type="float" office:value="881514" calcext:value-type="float">
            <text:p>881514</text:p>
          </table:table-cell>
          <table:table-cell office:value-type="float" office:value="-121.91122" calcext:value-type="float">
            <text:p>-121.91122</text:p>
          </table:table-cell>
          <table:table-cell/>
        </table:table-row>
        <table:table-row table:style-name="ro1">
          <table:table-cell office:value-type="float" office:value="883073" calcext:value-type="float">
            <text:p>883073</text:p>
          </table:table-cell>
          <table:table-cell office:value-type="float" office:value="-122.47389" calcext:value-type="float">
            <text:p>-122.47389</text:p>
          </table:table-cell>
          <table:table-cell/>
        </table:table-row>
        <table:table-row table:style-name="ro1">
          <table:table-cell office:value-type="float" office:value="884633" calcext:value-type="float">
            <text:p>884633</text:p>
          </table:table-cell>
          <table:table-cell office:value-type="float" office:value="-119.83072" calcext:value-type="float">
            <text:p>-119.83072</text:p>
          </table:table-cell>
          <table:table-cell/>
        </table:table-row>
        <table:table-row table:style-name="ro1">
          <table:table-cell office:value-type="float" office:value="886192" calcext:value-type="float">
            <text:p>886192</text:p>
          </table:table-cell>
          <table:table-cell office:value-type="float" office:value="-121.26863" calcext:value-type="float">
            <text:p>-121.26863</text:p>
          </table:table-cell>
          <table:table-cell/>
        </table:table-row>
        <table:table-row table:style-name="ro1">
          <table:table-cell office:value-type="float" office:value="887751" calcext:value-type="float">
            <text:p>887751</text:p>
          </table:table-cell>
          <table:table-cell office:value-type="float" office:value="-121.85934" calcext:value-type="float">
            <text:p>-121.85934</text:p>
          </table:table-cell>
          <table:table-cell/>
        </table:table-row>
        <table:table-row table:style-name="ro1">
          <table:table-cell office:value-type="float" office:value="889310" calcext:value-type="float">
            <text:p>889310</text:p>
          </table:table-cell>
          <table:table-cell office:value-type="float" office:value="-122.07594" calcext:value-type="float">
            <text:p>-122.07594</text:p>
          </table:table-cell>
          <table:table-cell/>
        </table:table-row>
        <table:table-row table:style-name="ro1">
          <table:table-cell office:value-type="float" office:value="890869" calcext:value-type="float">
            <text:p>890869</text:p>
          </table:table-cell>
          <table:table-cell office:value-type="float" office:value="-121.06251" calcext:value-type="float">
            <text:p>-121.06251</text:p>
          </table:table-cell>
          <table:table-cell/>
        </table:table-row>
        <table:table-row table:style-name="ro1">
          <table:table-cell office:value-type="float" office:value="892428" calcext:value-type="float">
            <text:p>892428</text:p>
          </table:table-cell>
          <table:table-cell office:value-type="float" office:value="-122.61982" calcext:value-type="float">
            <text:p>-122.61982</text:p>
          </table:table-cell>
          <table:table-cell/>
        </table:table-row>
        <table:table-row table:style-name="ro1">
          <table:table-cell office:value-type="float" office:value="893987" calcext:value-type="float">
            <text:p>893987</text:p>
          </table:table-cell>
          <table:table-cell office:value-type="float" office:value="-122.56395" calcext:value-type="float">
            <text:p>-122.56395</text:p>
          </table:table-cell>
          <table:table-cell/>
        </table:table-row>
        <table:table-row table:style-name="ro1">
          <table:table-cell office:value-type="float" office:value="895546" calcext:value-type="float">
            <text:p>895546</text:p>
          </table:table-cell>
          <table:table-cell office:value-type="float" office:value="-122.83705" calcext:value-type="float">
            <text:p>-122.83705</text:p>
          </table:table-cell>
          <table:table-cell/>
        </table:table-row>
        <table:table-row table:style-name="ro1">
          <table:table-cell office:value-type="float" office:value="897105" calcext:value-type="float">
            <text:p>897105</text:p>
          </table:table-cell>
          <table:table-cell office:value-type="float" office:value="-122.75179" calcext:value-type="float">
            <text:p>-122.75179</text:p>
          </table:table-cell>
          <table:table-cell/>
        </table:table-row>
        <table:table-row table:style-name="ro1">
          <table:table-cell office:value-type="float" office:value="898664" calcext:value-type="float">
            <text:p>898664</text:p>
          </table:table-cell>
          <table:table-cell office:value-type="float" office:value="-121.22368" calcext:value-type="float">
            <text:p>-121.22368</text:p>
          </table:table-cell>
          <table:table-cell/>
        </table:table-row>
        <table:table-row table:style-name="ro1">
          <table:table-cell office:value-type="float" office:value="900223" calcext:value-type="float">
            <text:p>900223</text:p>
          </table:table-cell>
          <table:table-cell office:value-type="float" office:value="-118.86094" calcext:value-type="float">
            <text:p>-118.86094</text:p>
          </table:table-cell>
          <table:table-cell/>
        </table:table-row>
        <table:table-row table:style-name="ro1">
          <table:table-cell office:value-type="float" office:value="901782" calcext:value-type="float">
            <text:p>901782</text:p>
          </table:table-cell>
          <table:table-cell office:value-type="float" office:value="-122.70245" calcext:value-type="float">
            <text:p>-122.70245</text:p>
          </table:table-cell>
          <table:table-cell/>
        </table:table-row>
        <table:table-row table:style-name="ro1">
          <table:table-cell office:value-type="float" office:value="903341" calcext:value-type="float">
            <text:p>903341</text:p>
          </table:table-cell>
          <table:table-cell office:value-type="float" office:value="-122.95141" calcext:value-type="float">
            <text:p>-122.95141</text:p>
          </table:table-cell>
          <table:table-cell/>
        </table:table-row>
        <table:table-row table:style-name="ro1">
          <table:table-cell office:value-type="float" office:value="904900" calcext:value-type="float">
            <text:p>904900</text:p>
          </table:table-cell>
          <table:table-cell office:value-type="float" office:value="-122.52269" calcext:value-type="float">
            <text:p>-122.52269</text:p>
          </table:table-cell>
          <table:table-cell/>
        </table:table-row>
        <table:table-row table:style-name="ro1">
          <table:table-cell office:value-type="float" office:value="906459" calcext:value-type="float">
            <text:p>906459</text:p>
          </table:table-cell>
          <table:table-cell office:value-type="float" office:value="-121.93976" calcext:value-type="float">
            <text:p>-121.93976</text:p>
          </table:table-cell>
          <table:table-cell/>
        </table:table-row>
        <table:table-row table:style-name="ro1">
          <table:table-cell office:value-type="float" office:value="908018" calcext:value-type="float">
            <text:p>908018</text:p>
          </table:table-cell>
          <table:table-cell office:value-type="float" office:value="-120.63692" calcext:value-type="float">
            <text:p>-120.63692</text:p>
          </table:table-cell>
          <table:table-cell/>
        </table:table-row>
        <table:table-row table:style-name="ro1">
          <table:table-cell office:value-type="float" office:value="909577" calcext:value-type="float">
            <text:p>909577</text:p>
          </table:table-cell>
          <table:table-cell office:value-type="float" office:value="-122.64918" calcext:value-type="float">
            <text:p>-122.64918</text:p>
          </table:table-cell>
          <table:table-cell/>
        </table:table-row>
        <table:table-row table:style-name="ro1">
          <table:table-cell office:value-type="float" office:value="911136" calcext:value-type="float">
            <text:p>911136</text:p>
          </table:table-cell>
          <table:table-cell office:value-type="float" office:value="-120.44207" calcext:value-type="float">
            <text:p>-120.44207</text:p>
          </table:table-cell>
          <table:table-cell/>
        </table:table-row>
        <table:table-row table:style-name="ro1">
          <table:table-cell office:value-type="float" office:value="912695" calcext:value-type="float">
            <text:p>912695</text:p>
          </table:table-cell>
          <table:table-cell office:value-type="float" office:value="-122.17578" calcext:value-type="float">
            <text:p>-122.17578</text:p>
          </table:table-cell>
          <table:table-cell/>
        </table:table-row>
        <table:table-row table:style-name="ro1">
          <table:table-cell office:value-type="float" office:value="914254" calcext:value-type="float">
            <text:p>914254</text:p>
          </table:table-cell>
          <table:table-cell office:value-type="float" office:value="-120.4708" calcext:value-type="float">
            <text:p>-120.4708</text:p>
          </table:table-cell>
          <table:table-cell/>
        </table:table-row>
        <table:table-row table:style-name="ro1">
          <table:table-cell office:value-type="float" office:value="915813" calcext:value-type="float">
            <text:p>915813</text:p>
          </table:table-cell>
          <table:table-cell office:value-type="float" office:value="-121.93562" calcext:value-type="float">
            <text:p>-121.93562</text:p>
          </table:table-cell>
          <table:table-cell/>
        </table:table-row>
        <table:table-row table:style-name="ro1">
          <table:table-cell office:value-type="float" office:value="917372" calcext:value-type="float">
            <text:p>917372</text:p>
          </table:table-cell>
          <table:table-cell office:value-type="float" office:value="-122.25106" calcext:value-type="float">
            <text:p>-122.25106</text:p>
          </table:table-cell>
          <table:table-cell/>
        </table:table-row>
        <table:table-row table:style-name="ro1">
          <table:table-cell office:value-type="float" office:value="918931" calcext:value-type="float">
            <text:p>918931</text:p>
          </table:table-cell>
          <table:table-cell office:value-type="float" office:value="-117.99878" calcext:value-type="float">
            <text:p>-117.99878</text:p>
          </table:table-cell>
          <table:table-cell/>
        </table:table-row>
        <table:table-row table:style-name="ro1">
          <table:table-cell office:value-type="float" office:value="920490" calcext:value-type="float">
            <text:p>920490</text:p>
          </table:table-cell>
          <table:table-cell office:value-type="float" office:value="-120.99949" calcext:value-type="float">
            <text:p>-120.99949</text:p>
          </table:table-cell>
          <table:table-cell/>
        </table:table-row>
        <table:table-row table:style-name="ro1">
          <table:table-cell office:value-type="float" office:value="922049" calcext:value-type="float">
            <text:p>922049</text:p>
          </table:table-cell>
          <table:table-cell office:value-type="float" office:value="-123.14144" calcext:value-type="float">
            <text:p>-123.14144</text:p>
          </table:table-cell>
          <table:table-cell/>
        </table:table-row>
        <table:table-row table:style-name="ro1">
          <table:table-cell office:value-type="float" office:value="923608" calcext:value-type="float">
            <text:p>923608</text:p>
          </table:table-cell>
          <table:table-cell office:value-type="float" office:value="-121.79134" calcext:value-type="float">
            <text:p>-121.79134</text:p>
          </table:table-cell>
          <table:table-cell/>
        </table:table-row>
        <table:table-row table:style-name="ro1">
          <table:table-cell office:value-type="float" office:value="925167" calcext:value-type="float">
            <text:p>925167</text:p>
          </table:table-cell>
          <table:table-cell office:value-type="float" office:value="-123.02188" calcext:value-type="float">
            <text:p>-123.02188</text:p>
          </table:table-cell>
          <table:table-cell/>
        </table:table-row>
        <table:table-row table:style-name="ro1">
          <table:table-cell office:value-type="float" office:value="926726" calcext:value-type="float">
            <text:p>926726</text:p>
          </table:table-cell>
          <table:table-cell office:value-type="float" office:value="-122.06911" calcext:value-type="float">
            <text:p>-122.06911</text:p>
          </table:table-cell>
          <table:table-cell/>
        </table:table-row>
        <table:table-row table:style-name="ro1">
          <table:table-cell office:value-type="float" office:value="928285" calcext:value-type="float">
            <text:p>928285</text:p>
          </table:table-cell>
          <table:table-cell office:value-type="float" office:value="-122.4985" calcext:value-type="float">
            <text:p>-122.4985</text:p>
          </table:table-cell>
          <table:table-cell/>
        </table:table-row>
        <table:table-row table:style-name="ro1">
          <table:table-cell office:value-type="float" office:value="929844" calcext:value-type="float">
            <text:p>929844</text:p>
          </table:table-cell>
          <table:table-cell office:value-type="float" office:value="-123.0622" calcext:value-type="float">
            <text:p>-123.0622</text:p>
          </table:table-cell>
          <table:table-cell/>
        </table:table-row>
        <table:table-row table:style-name="ro1">
          <table:table-cell office:value-type="float" office:value="931403" calcext:value-type="float">
            <text:p>931403</text:p>
          </table:table-cell>
          <table:table-cell office:value-type="float" office:value="-122.39735" calcext:value-type="float">
            <text:p>-122.39735</text:p>
          </table:table-cell>
          <table:table-cell/>
        </table:table-row>
        <table:table-row table:style-name="ro1">
          <table:table-cell office:value-type="float" office:value="932962" calcext:value-type="float">
            <text:p>932962</text:p>
          </table:table-cell>
          <table:table-cell office:value-type="float" office:value="-121.22391" calcext:value-type="float">
            <text:p>-121.22391</text:p>
          </table:table-cell>
          <table:table-cell/>
        </table:table-row>
        <table:table-row table:style-name="ro1">
          <table:table-cell office:value-type="float" office:value="934521" calcext:value-type="float">
            <text:p>934521</text:p>
          </table:table-cell>
          <table:table-cell office:value-type="float" office:value="-120.60938" calcext:value-type="float">
            <text:p>-120.60938</text:p>
          </table:table-cell>
          <table:table-cell/>
        </table:table-row>
        <table:table-row table:style-name="ro1">
          <table:table-cell office:value-type="float" office:value="936080" calcext:value-type="float">
            <text:p>936080</text:p>
          </table:table-cell>
          <table:table-cell office:value-type="float" office:value="-121.03522" calcext:value-type="float">
            <text:p>-121.03522</text:p>
          </table:table-cell>
          <table:table-cell/>
        </table:table-row>
        <table:table-row table:style-name="ro1">
          <table:table-cell office:value-type="float" office:value="937639" calcext:value-type="float">
            <text:p>937639</text:p>
          </table:table-cell>
          <table:table-cell office:value-type="float" office:value="-121.46119" calcext:value-type="float">
            <text:p>-121.46119</text:p>
          </table:table-cell>
          <table:table-cell/>
        </table:table-row>
        <table:table-row table:style-name="ro1">
          <table:table-cell office:value-type="float" office:value="939198" calcext:value-type="float">
            <text:p>939198</text:p>
          </table:table-cell>
          <table:table-cell office:value-type="float" office:value="-122.91366" calcext:value-type="float">
            <text:p>-122.91366</text:p>
          </table:table-cell>
          <table:table-cell/>
        </table:table-row>
        <table:table-row table:style-name="ro1">
          <table:table-cell office:value-type="float" office:value="940757" calcext:value-type="float">
            <text:p>940757</text:p>
          </table:table-cell>
          <table:table-cell office:value-type="float" office:value="-123.13504" calcext:value-type="float">
            <text:p>-123.13504</text:p>
          </table:table-cell>
          <table:table-cell/>
        </table:table-row>
        <table:table-row table:style-name="ro1">
          <table:table-cell office:value-type="float" office:value="942316" calcext:value-type="float">
            <text:p>942316</text:p>
          </table:table-cell>
          <table:table-cell office:value-type="float" office:value="-122.85797" calcext:value-type="float">
            <text:p>-122.85797</text:p>
          </table:table-cell>
          <table:table-cell/>
        </table:table-row>
        <table:table-row table:style-name="ro1">
          <table:table-cell office:value-type="float" office:value="943875" calcext:value-type="float">
            <text:p>943875</text:p>
          </table:table-cell>
          <table:table-cell office:value-type="float" office:value="-122.52319" calcext:value-type="float">
            <text:p>-122.52319</text:p>
          </table:table-cell>
          <table:table-cell/>
        </table:table-row>
        <table:table-row table:style-name="ro1">
          <table:table-cell office:value-type="float" office:value="945434" calcext:value-type="float">
            <text:p>945434</text:p>
          </table:table-cell>
          <table:table-cell office:value-type="float" office:value="-122.69811" calcext:value-type="float">
            <text:p>-122.69811</text:p>
          </table:table-cell>
          <table:table-cell/>
        </table:table-row>
        <table:table-row table:style-name="ro1">
          <table:table-cell office:value-type="float" office:value="946993" calcext:value-type="float">
            <text:p>946993</text:p>
          </table:table-cell>
          <table:table-cell office:value-type="float" office:value="-121.94141" calcext:value-type="float">
            <text:p>-121.94141</text:p>
          </table:table-cell>
          <table:table-cell/>
        </table:table-row>
        <table:table-row table:style-name="ro1">
          <table:table-cell office:value-type="float" office:value="948552" calcext:value-type="float">
            <text:p>948552</text:p>
          </table:table-cell>
          <table:table-cell office:value-type="float" office:value="-122.88484" calcext:value-type="float">
            <text:p>-122.88484</text:p>
          </table:table-cell>
          <table:table-cell/>
        </table:table-row>
        <table:table-row table:style-name="ro1">
          <table:table-cell office:value-type="float" office:value="950111" calcext:value-type="float">
            <text:p>950111</text:p>
          </table:table-cell>
          <table:table-cell office:value-type="float" office:value="-122.48769" calcext:value-type="float">
            <text:p>-122.48769</text:p>
          </table:table-cell>
          <table:table-cell/>
        </table:table-row>
        <table:table-row table:style-name="ro1">
          <table:table-cell office:value-type="float" office:value="951670" calcext:value-type="float">
            <text:p>951670</text:p>
          </table:table-cell>
          <table:table-cell office:value-type="float" office:value="-121.38468" calcext:value-type="float">
            <text:p>-121.38468</text:p>
          </table:table-cell>
          <table:table-cell/>
        </table:table-row>
        <table:table-row table:style-name="ro1">
          <table:table-cell office:value-type="float" office:value="953229" calcext:value-type="float">
            <text:p>953229</text:p>
          </table:table-cell>
          <table:table-cell office:value-type="float" office:value="-123.00268" calcext:value-type="float">
            <text:p>-123.00268</text:p>
          </table:table-cell>
          <table:table-cell/>
        </table:table-row>
        <table:table-row table:style-name="ro1">
          <table:table-cell office:value-type="float" office:value="954788" calcext:value-type="float">
            <text:p>954788</text:p>
          </table:table-cell>
          <table:table-cell office:value-type="float" office:value="-121.35853" calcext:value-type="float">
            <text:p>-121.35853</text:p>
          </table:table-cell>
          <table:table-cell/>
        </table:table-row>
        <table:table-row table:style-name="ro1">
          <table:table-cell office:value-type="float" office:value="956347" calcext:value-type="float">
            <text:p>956347</text:p>
          </table:table-cell>
          <table:table-cell office:value-type="float" office:value="-121.71004" calcext:value-type="float">
            <text:p>-121.71004</text:p>
          </table:table-cell>
          <table:table-cell/>
        </table:table-row>
        <table:table-row table:style-name="ro1">
          <table:table-cell office:value-type="float" office:value="957906" calcext:value-type="float">
            <text:p>957906</text:p>
          </table:table-cell>
          <table:table-cell office:value-type="float" office:value="-122.31015" calcext:value-type="float">
            <text:p>-122.31015</text:p>
          </table:table-cell>
          <table:table-cell/>
        </table:table-row>
        <table:table-row table:style-name="ro1">
          <table:table-cell office:value-type="float" office:value="959465" calcext:value-type="float">
            <text:p>959465</text:p>
          </table:table-cell>
          <table:table-cell office:value-type="float" office:value="-123.03105" calcext:value-type="float">
            <text:p>-123.03105</text:p>
          </table:table-cell>
          <table:table-cell/>
        </table:table-row>
        <table:table-row table:style-name="ro1">
          <table:table-cell office:value-type="float" office:value="961024" calcext:value-type="float">
            <text:p>961024</text:p>
          </table:table-cell>
          <table:table-cell office:value-type="float" office:value="-123.17582" calcext:value-type="float">
            <text:p>-123.17582</text:p>
          </table:table-cell>
          <table:table-cell/>
        </table:table-row>
        <table:table-row table:style-name="ro1">
          <table:table-cell office:value-type="float" office:value="962584" calcext:value-type="float">
            <text:p>962584</text:p>
          </table:table-cell>
          <table:table-cell office:value-type="float" office:value="-120.71734" calcext:value-type="float">
            <text:p>-120.71734</text:p>
          </table:table-cell>
          <table:table-cell/>
        </table:table-row>
        <table:table-row table:style-name="ro1">
          <table:table-cell office:value-type="float" office:value="964143" calcext:value-type="float">
            <text:p>964143</text:p>
          </table:table-cell>
          <table:table-cell office:value-type="float" office:value="-122.73701" calcext:value-type="float">
            <text:p>-122.73701</text:p>
          </table:table-cell>
          <table:table-cell/>
        </table:table-row>
        <table:table-row table:style-name="ro1">
          <table:table-cell office:value-type="float" office:value="965702" calcext:value-type="float">
            <text:p>965702</text:p>
          </table:table-cell>
          <table:table-cell office:value-type="float" office:value="-122.02918" calcext:value-type="float">
            <text:p>-122.02918</text:p>
          </table:table-cell>
          <table:table-cell/>
        </table:table-row>
        <table:table-row table:style-name="ro1">
          <table:table-cell office:value-type="float" office:value="967261" calcext:value-type="float">
            <text:p>967261</text:p>
          </table:table-cell>
          <table:table-cell office:value-type="float" office:value="-121.70859" calcext:value-type="float">
            <text:p>-121.70859</text:p>
          </table:table-cell>
          <table:table-cell/>
        </table:table-row>
        <table:table-row table:style-name="ro1">
          <table:table-cell office:value-type="float" office:value="968820" calcext:value-type="float">
            <text:p>968820</text:p>
          </table:table-cell>
          <table:table-cell office:value-type="float" office:value="-122.92374" calcext:value-type="float">
            <text:p>-122.92374</text:p>
          </table:table-cell>
          <table:table-cell/>
        </table:table-row>
        <table:table-row table:style-name="ro1">
          <table:table-cell office:value-type="float" office:value="970379" calcext:value-type="float">
            <text:p>970379</text:p>
          </table:table-cell>
          <table:table-cell office:value-type="float" office:value="-122.57288" calcext:value-type="float">
            <text:p>-122.57288</text:p>
          </table:table-cell>
          <table:table-cell/>
        </table:table-row>
        <table:table-row table:style-name="ro1">
          <table:table-cell office:value-type="float" office:value="971938" calcext:value-type="float">
            <text:p>971938</text:p>
          </table:table-cell>
          <table:table-cell office:value-type="float" office:value="-122.78478" calcext:value-type="float">
            <text:p>-122.78478</text:p>
          </table:table-cell>
          <table:table-cell/>
        </table:table-row>
        <table:table-row table:style-name="ro1">
          <table:table-cell office:value-type="float" office:value="973497" calcext:value-type="float">
            <text:p>973497</text:p>
          </table:table-cell>
          <table:table-cell office:value-type="float" office:value="-122.5723" calcext:value-type="float">
            <text:p>-122.5723</text:p>
          </table:table-cell>
          <table:table-cell/>
        </table:table-row>
        <table:table-row table:style-name="ro1">
          <table:table-cell office:value-type="float" office:value="975056" calcext:value-type="float">
            <text:p>975056</text:p>
          </table:table-cell>
          <table:table-cell office:value-type="float" office:value="-122.5814" calcext:value-type="float">
            <text:p>-122.5814</text:p>
          </table:table-cell>
          <table:table-cell/>
        </table:table-row>
        <table:table-row table:style-name="ro1">
          <table:table-cell office:value-type="float" office:value="976615" calcext:value-type="float">
            <text:p>976615</text:p>
          </table:table-cell>
          <table:table-cell office:value-type="float" office:value="-123.31875" calcext:value-type="float">
            <text:p>-123.31875</text:p>
          </table:table-cell>
          <table:table-cell/>
        </table:table-row>
        <table:table-row table:style-name="ro1">
          <table:table-cell office:value-type="float" office:value="978174" calcext:value-type="float">
            <text:p>978174</text:p>
          </table:table-cell>
          <table:table-cell office:value-type="float" office:value="-122.04031" calcext:value-type="float">
            <text:p>-122.04031</text:p>
          </table:table-cell>
          <table:table-cell/>
        </table:table-row>
        <table:table-row table:style-name="ro1">
          <table:table-cell office:value-type="float" office:value="979733" calcext:value-type="float">
            <text:p>979733</text:p>
          </table:table-cell>
          <table:table-cell office:value-type="float" office:value="-122.68056" calcext:value-type="float">
            <text:p>-122.68056</text:p>
          </table:table-cell>
          <table:table-cell/>
        </table:table-row>
        <table:table-row table:style-name="ro1">
          <table:table-cell office:value-type="float" office:value="981292" calcext:value-type="float">
            <text:p>981292</text:p>
          </table:table-cell>
          <table:table-cell office:value-type="float" office:value="-122.51759" calcext:value-type="float">
            <text:p>-122.51759</text:p>
          </table:table-cell>
          <table:table-cell/>
        </table:table-row>
        <table:table-row table:style-name="ro1">
          <table:table-cell office:value-type="float" office:value="982851" calcext:value-type="float">
            <text:p>982851</text:p>
          </table:table-cell>
          <table:table-cell office:value-type="float" office:value="-122.88941" calcext:value-type="float">
            <text:p>-122.88941</text:p>
          </table:table-cell>
          <table:table-cell/>
        </table:table-row>
        <table:table-row table:style-name="ro1">
          <table:table-cell office:value-type="float" office:value="984410" calcext:value-type="float">
            <text:p>984410</text:p>
          </table:table-cell>
          <table:table-cell office:value-type="float" office:value="-120.91316" calcext:value-type="float">
            <text:p>-120.91316</text:p>
          </table:table-cell>
          <table:table-cell/>
        </table:table-row>
        <table:table-row table:style-name="ro1">
          <table:table-cell office:value-type="float" office:value="985969" calcext:value-type="float">
            <text:p>985969</text:p>
          </table:table-cell>
          <table:table-cell office:value-type="float" office:value="-122.46012" calcext:value-type="float">
            <text:p>-122.46012</text:p>
          </table:table-cell>
          <table:table-cell/>
        </table:table-row>
        <table:table-row table:style-name="ro1">
          <table:table-cell office:value-type="float" office:value="987528" calcext:value-type="float">
            <text:p>987528</text:p>
          </table:table-cell>
          <table:table-cell office:value-type="float" office:value="-119.79809" calcext:value-type="float">
            <text:p>-119.79809</text:p>
          </table:table-cell>
          <table:table-cell/>
        </table:table-row>
        <table:table-row table:style-name="ro1">
          <table:table-cell office:value-type="float" office:value="989087" calcext:value-type="float">
            <text:p>989087</text:p>
          </table:table-cell>
          <table:table-cell office:value-type="float" office:value="-123.03326" calcext:value-type="float">
            <text:p>-123.03326</text:p>
          </table:table-cell>
          <table:table-cell/>
        </table:table-row>
        <table:table-row table:style-name="ro1">
          <table:table-cell office:value-type="float" office:value="990646" calcext:value-type="float">
            <text:p>990646</text:p>
          </table:table-cell>
          <table:table-cell office:value-type="float" office:value="-123.04669" calcext:value-type="float">
            <text:p>-123.04669</text:p>
          </table:table-cell>
          <table:table-cell/>
        </table:table-row>
        <table:table-row table:style-name="ro1">
          <table:table-cell office:value-type="float" office:value="992205" calcext:value-type="float">
            <text:p>992205</text:p>
          </table:table-cell>
          <table:table-cell office:value-type="float" office:value="-121.46818" calcext:value-type="float">
            <text:p>-121.46818</text:p>
          </table:table-cell>
          <table:table-cell/>
        </table:table-row>
        <table:table-row table:style-name="ro1">
          <table:table-cell office:value-type="float" office:value="993764" calcext:value-type="float">
            <text:p>993764</text:p>
          </table:table-cell>
          <table:table-cell office:value-type="float" office:value="-122.77505" calcext:value-type="float">
            <text:p>-122.77505</text:p>
          </table:table-cell>
          <table:table-cell/>
        </table:table-row>
        <table:table-row table:style-name="ro1">
          <table:table-cell office:value-type="float" office:value="995323" calcext:value-type="float">
            <text:p>995323</text:p>
          </table:table-cell>
          <table:table-cell office:value-type="float" office:value="-121.88445" calcext:value-type="float">
            <text:p>-121.88445</text:p>
          </table:table-cell>
          <table:table-cell/>
        </table:table-row>
        <table:table-row table:style-name="ro1">
          <table:table-cell office:value-type="float" office:value="996882" calcext:value-type="float">
            <text:p>996882</text:p>
          </table:table-cell>
          <table:table-cell office:value-type="float" office:value="-122.37675" calcext:value-type="float">
            <text:p>-122.37675</text:p>
          </table:table-cell>
          <table:table-cell/>
        </table:table-row>
        <table:table-row table:style-name="ro1">
          <table:table-cell office:value-type="float" office:value="998441" calcext:value-type="float">
            <text:p>998441</text:p>
          </table:table-cell>
          <table:table-cell office:value-type="float" office:value="-119.92234" calcext:value-type="float">
            <text:p>-119.92234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122.86669" calcext:value-type="float">
            <text:p>-122.86669</text:p>
          </table:table-cell>
          <table:table-cell office:value-type="float" office:value="-140" calcext:value-type="float">
            <text:p>-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14T10:13:57.825915100</dc:date>
    <meta:editing-duration>PT7M19S</meta:editing-duration>
    <meta:editing-cycles>1</meta:editing-cycles>
    <meta:document-statistic meta:table-count="1" meta:cell-count="5410" meta:object-count="1"/>
    <meta:generator>LibreOffice/25.8.2.2$Windows_X86_64 LibreOffice_project/d401f2107ccab8f924a8e2df40f573aab7605b6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000" chart:maximum="1000000" chart:origin="0" chart:reverse-direction="false" text:line-break="false" loext:try-staggering-first="false" chart:link-data-style-to-source="tru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-160" chart:maximum="-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13pt" style:font-size-complex="13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4.434cm" svg:height="13.784cm" xlink:href=".." xlink:type="simple" chart:class="chart:scatter" chart:style-name="ch1">
        <chart:title svg:x="6.553cm" svg:y="0.411cm" chart:style-name="ch2">
          <text:p>TinySA Ultra Phase Noise @ 10 MHz Vs. Test Source</text:p>
        </chart:title>
        <chart:legend chart:legend-position="end" svg:x="21.15cm" svg:y="6.338cm" style:legend-expansion="high" chart:style-name="ch3"/>
        <chart:plot-area chart:style-name="ch4" svg:x="1.489cm" svg:y="1.491cm" svg:width="19.173cm" svg:height="11.047cm">
          <chart:coordinate-region svg:x="2.46cm" svg:y="1.694cm" svg:width="17.5cm" svg:height="10.191cm"/>
          <chart:axis chart:dimension="x" chart:name="primary-x" chart:style-name="ch5">
            <chart:title svg:x="9.474cm" svg:y="12.813cm" chart:style-name="ch2">
              <text:p><text:span text:style-name="T1">Offset Frequency [Hz]</text:span>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8.615cm" chart:style-name="ch9">
              <text:p><text:span text:style-name="T1">Phase Noise [dBc/Hz]</text:span></text:p>
            </chart:title>
            <chart:grid chart:style-name="ch6" chart:class="major"/>
          </chart:axis>
          <chart:series chart:style-name="ch10" chart:values-cell-range-address="10MHz.B2:10MHz.B2701" chart:label-cell-address="10MHz.B1:10MHz.B1" chart:class="chart:scatter">
            <chart:domain table:cell-range-address="10MHz.A2:10MHz.A2701"/>
            <chart:data-point chart:repeated="2700"/>
          </chart:series>
          <chart:series chart:style-name="ch11" chart:values-cell-range-address="10MHz.C2:10MHz.C2701" chart:label-cell-address="10MHz.C1:10MHz.C1" chart:class="chart:scatter">
            <chart:data-point chart:repeated="27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nySA</text:p>
                <draw:g>
                  <svg:desc>10MHz.B1:10MHz.B1</svg:desc>
                </draw:g>
              </table:table-cell>
              <table:table-cell office:value-type="string">
                <text:p>Test Source</text:p>
                <draw:g>
                  <svg:desc>10MHz.C1:10MHz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10MHz.A2:10MHz.A2701</svg:desc>
                </draw:g>
              </table:table-cell>
              <table:table-cell office:value-type="float" office:value="-83.678">
                <text:p>-83.678</text:p>
                <draw:g>
                  <svg:desc>10MHz.B2:10MHz.B2701</svg:desc>
                </draw:g>
              </table:table-cell>
              <table:table-cell office:value-type="float" office:value="-99">
                <text:p>-99</text:p>
                <draw:g>
                  <svg:desc>10MHz.C2:10MHz.C27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4">
                <text:p>1004</text:p>
              </table:table-cell>
              <table:table-cell office:value-type="float" office:value="-82.72212">
                <text:p>-82.7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9">
                <text:p>1009</text:p>
              </table:table-cell>
              <table:table-cell office:value-type="float" office:value="-84.03929">
                <text:p>-84.03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3">
                <text:p>1013</text:p>
              </table:table-cell>
              <table:table-cell office:value-type="float" office:value="-83.23149">
                <text:p>-83.23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8">
                <text:p>1018</text:p>
              </table:table-cell>
              <table:table-cell office:value-type="float" office:value="-81.32622">
                <text:p>-81.32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2">
                <text:p>1022</text:p>
              </table:table-cell>
              <table:table-cell office:value-type="float" office:value="-81.73464">
                <text:p>-81.73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7">
                <text:p>1027</text:p>
              </table:table-cell>
              <table:table-cell office:value-type="float" office:value="-81.89242">
                <text:p>-81.8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1">
                <text:p>1031</text:p>
              </table:table-cell>
              <table:table-cell office:value-type="float" office:value="-82.95526">
                <text:p>-82.95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6">
                <text:p>1036</text:p>
              </table:table-cell>
              <table:table-cell office:value-type="float" office:value="-82.3275">
                <text:p>-82.3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0">
                <text:p>1040</text:p>
              </table:table-cell>
              <table:table-cell office:value-type="float" office:value="-81.26691">
                <text:p>-81.26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5">
                <text:p>1045</text:p>
              </table:table-cell>
              <table:table-cell office:value-type="float" office:value="-82.71201">
                <text:p>-82.71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9">
                <text:p>1049</text:p>
              </table:table-cell>
              <table:table-cell office:value-type="float" office:value="-83.04287">
                <text:p>-83.04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3">
                <text:p>1053</text:p>
              </table:table-cell>
              <table:table-cell office:value-type="float" office:value="-82.84326">
                <text:p>-82.84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8">
                <text:p>1058</text:p>
              </table:table-cell>
              <table:table-cell office:value-type="float" office:value="-82.35038">
                <text:p>-82.35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62">
                <text:p>1062</text:p>
              </table:table-cell>
              <table:table-cell office:value-type="float" office:value="-81.57315">
                <text:p>-81.57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7">
                <text:p>1067</text:p>
              </table:table-cell>
              <table:table-cell office:value-type="float" office:value="-82.54039">
                <text:p>-82.54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1">
                <text:p>1071</text:p>
              </table:table-cell>
              <table:table-cell office:value-type="float" office:value="-79.47986">
                <text:p>-79.47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6">
                <text:p>1076</text:p>
              </table:table-cell>
              <table:table-cell office:value-type="float" office:value="-81.6149">
                <text:p>-81.6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0">
                <text:p>1080</text:p>
              </table:table-cell>
              <table:table-cell office:value-type="float" office:value="-80.53327">
                <text:p>-80.53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85">
                <text:p>1085</text:p>
              </table:table-cell>
              <table:table-cell office:value-type="float" office:value="-82.38047">
                <text:p>-82.38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9">
                <text:p>1089</text:p>
              </table:table-cell>
              <table:table-cell office:value-type="float" office:value="-82.76916">
                <text:p>-82.76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4">
                <text:p>1094</text:p>
              </table:table-cell>
              <table:table-cell office:value-type="float" office:value="-82.15419">
                <text:p>-82.15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8">
                <text:p>1098</text:p>
              </table:table-cell>
              <table:table-cell office:value-type="float" office:value="-81.7224">
                <text:p>-81.7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2">
                <text:p>1102</text:p>
              </table:table-cell>
              <table:table-cell office:value-type="float" office:value="-82.94675">
                <text:p>-82.94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7">
                <text:p>1107</text:p>
              </table:table-cell>
              <table:table-cell office:value-type="float" office:value="-82.51694">
                <text:p>-82.51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11">
                <text:p>1111</text:p>
              </table:table-cell>
              <table:table-cell office:value-type="float" office:value="-80.80528">
                <text:p>-80.80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6">
                <text:p>1116</text:p>
              </table:table-cell>
              <table:table-cell office:value-type="float" office:value="-82.34469">
                <text:p>-82.34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0">
                <text:p>1120</text:p>
              </table:table-cell>
              <table:table-cell office:value-type="float" office:value="-82.48196">
                <text:p>-82.48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5">
                <text:p>1125</text:p>
              </table:table-cell>
              <table:table-cell office:value-type="float" office:value="-82.02115">
                <text:p>-82.02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9">
                <text:p>1129</text:p>
              </table:table-cell>
              <table:table-cell office:value-type="float" office:value="-83.86776">
                <text:p>-83.86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34">
                <text:p>1134</text:p>
              </table:table-cell>
              <table:table-cell office:value-type="float" office:value="-82.53994">
                <text:p>-82.53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8">
                <text:p>1138</text:p>
              </table:table-cell>
              <table:table-cell office:value-type="float" office:value="-81.28992">
                <text:p>-81.28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3">
                <text:p>1143</text:p>
              </table:table-cell>
              <table:table-cell office:value-type="float" office:value="-82.9694">
                <text:p>-82.9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7">
                <text:p>1147</text:p>
              </table:table-cell>
              <table:table-cell office:value-type="float" office:value="-82.23868">
                <text:p>-82.23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1">
                <text:p>1151</text:p>
              </table:table-cell>
              <table:table-cell office:value-type="float" office:value="-83.30178">
                <text:p>-83.30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6">
                <text:p>1156</text:p>
              </table:table-cell>
              <table:table-cell office:value-type="float" office:value="-84.10339">
                <text:p>-84.10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0">
                <text:p>1160</text:p>
              </table:table-cell>
              <table:table-cell office:value-type="float" office:value="-84.81719">
                <text:p>-84.81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65">
                <text:p>1165</text:p>
              </table:table-cell>
              <table:table-cell office:value-type="float" office:value="-81.61242">
                <text:p>-81.61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69">
                <text:p>1169</text:p>
              </table:table-cell>
              <table:table-cell office:value-type="float" office:value="-82.30875">
                <text:p>-82.30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4">
                <text:p>1174</text:p>
              </table:table-cell>
              <table:table-cell office:value-type="float" office:value="-84.26954">
                <text:p>-84.26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78">
                <text:p>1178</text:p>
              </table:table-cell>
              <table:table-cell office:value-type="float" office:value="-84.93522">
                <text:p>-84.93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83">
                <text:p>1183</text:p>
              </table:table-cell>
              <table:table-cell office:value-type="float" office:value="-82.55599">
                <text:p>-82.55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87">
                <text:p>1187</text:p>
              </table:table-cell>
              <table:table-cell office:value-type="float" office:value="-81.91632">
                <text:p>-81.91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92">
                <text:p>1192</text:p>
              </table:table-cell>
              <table:table-cell office:value-type="float" office:value="-82.4354">
                <text:p>-82.4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96">
                <text:p>1196</text:p>
              </table:table-cell>
              <table:table-cell office:value-type="float" office:value="-81.33863">
                <text:p>-81.33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0">
                <text:p>1200</text:p>
              </table:table-cell>
              <table:table-cell office:value-type="float" office:value="-82.15159">
                <text:p>-82.15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05">
                <text:p>1205</text:p>
              </table:table-cell>
              <table:table-cell office:value-type="float" office:value="-83.78353">
                <text:p>-83.78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9">
                <text:p>1209</text:p>
              </table:table-cell>
              <table:table-cell office:value-type="float" office:value="-81.54617">
                <text:p>-81.54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4">
                <text:p>1214</text:p>
              </table:table-cell>
              <table:table-cell office:value-type="float" office:value="-83.51114">
                <text:p>-83.5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18">
                <text:p>1218</text:p>
              </table:table-cell>
              <table:table-cell office:value-type="float" office:value="-83.56986">
                <text:p>-83.56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23">
                <text:p>1223</text:p>
              </table:table-cell>
              <table:table-cell office:value-type="float" office:value="-80.62644">
                <text:p>-80.62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27">
                <text:p>1227</text:p>
              </table:table-cell>
              <table:table-cell office:value-type="float" office:value="-81.96743">
                <text:p>-81.96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2">
                <text:p>1232</text:p>
              </table:table-cell>
              <table:table-cell office:value-type="float" office:value="-83.18725">
                <text:p>-83.18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6">
                <text:p>1236</text:p>
              </table:table-cell>
              <table:table-cell office:value-type="float" office:value="-84.81696">
                <text:p>-84.81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41">
                <text:p>1241</text:p>
              </table:table-cell>
              <table:table-cell office:value-type="float" office:value="-84.69735">
                <text:p>-84.69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45">
                <text:p>1245</text:p>
              </table:table-cell>
              <table:table-cell office:value-type="float" office:value="-82.44953">
                <text:p>-82.44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49">
                <text:p>1249</text:p>
              </table:table-cell>
              <table:table-cell office:value-type="float" office:value="-82.17368">
                <text:p>-82.1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4">
                <text:p>1254</text:p>
              </table:table-cell>
              <table:table-cell office:value-type="float" office:value="-83.01928">
                <text:p>-83.01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8">
                <text:p>1258</text:p>
              </table:table-cell>
              <table:table-cell office:value-type="float" office:value="-85.17419">
                <text:p>-85.17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63">
                <text:p>1263</text:p>
              </table:table-cell>
              <table:table-cell office:value-type="float" office:value="-82.19265">
                <text:p>-82.19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67">
                <text:p>1267</text:p>
              </table:table-cell>
              <table:table-cell office:value-type="float" office:value="-83.28134">
                <text:p>-83.28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72">
                <text:p>1272</text:p>
              </table:table-cell>
              <table:table-cell office:value-type="float" office:value="-83.78556">
                <text:p>-83.78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76">
                <text:p>1276</text:p>
              </table:table-cell>
              <table:table-cell office:value-type="float" office:value="-85.11322">
                <text:p>-85.1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1">
                <text:p>1281</text:p>
              </table:table-cell>
              <table:table-cell office:value-type="float" office:value="-82.09989">
                <text:p>-82.09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5">
                <text:p>1285</text:p>
              </table:table-cell>
              <table:table-cell office:value-type="float" office:value="-82.09989">
                <text:p>-82.09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90">
                <text:p>1290</text:p>
              </table:table-cell>
              <table:table-cell office:value-type="float" office:value="-82.09989">
                <text:p>-82.09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94">
                <text:p>1294</text:p>
              </table:table-cell>
              <table:table-cell office:value-type="float" office:value="-82.09989">
                <text:p>-82.09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8">
                <text:p>1298</text:p>
              </table:table-cell>
              <table:table-cell office:value-type="float" office:value="-82.09989">
                <text:p>-82.09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03">
                <text:p>1303</text:p>
              </table:table-cell>
              <table:table-cell office:value-type="float" office:value="-81.07593">
                <text:p>-81.07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07">
                <text:p>1307</text:p>
              </table:table-cell>
              <table:table-cell office:value-type="float" office:value="-83.46716">
                <text:p>-83.46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12">
                <text:p>1312</text:p>
              </table:table-cell>
              <table:table-cell office:value-type="float" office:value="-80.97913">
                <text:p>-80.97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16">
                <text:p>1316</text:p>
              </table:table-cell>
              <table:table-cell office:value-type="float" office:value="-81.8811">
                <text:p>-81.8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1">
                <text:p>1321</text:p>
              </table:table-cell>
              <table:table-cell office:value-type="float" office:value="-81.78662">
                <text:p>-81.78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25">
                <text:p>1325</text:p>
              </table:table-cell>
              <table:table-cell office:value-type="float" office:value="-80.97315">
                <text:p>-80.97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30">
                <text:p>1330</text:p>
              </table:table-cell>
              <table:table-cell office:value-type="float" office:value="-81.56135">
                <text:p>-81.56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34">
                <text:p>1334</text:p>
              </table:table-cell>
              <table:table-cell office:value-type="float" office:value="-81.20104">
                <text:p>-81.20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39">
                <text:p>1339</text:p>
              </table:table-cell>
              <table:table-cell office:value-type="float" office:value="-82.72324">
                <text:p>-82.72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43">
                <text:p>1343</text:p>
              </table:table-cell>
              <table:table-cell office:value-type="float" office:value="-81.18996">
                <text:p>-81.18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47">
                <text:p>1347</text:p>
              </table:table-cell>
              <table:table-cell office:value-type="float" office:value="-81.24375">
                <text:p>-81.2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52">
                <text:p>1352</text:p>
              </table:table-cell>
              <table:table-cell office:value-type="float" office:value="-83.0414">
                <text:p>-83.0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56">
                <text:p>1356</text:p>
              </table:table-cell>
              <table:table-cell office:value-type="float" office:value="-82.38637">
                <text:p>-82.38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61">
                <text:p>1361</text:p>
              </table:table-cell>
              <table:table-cell office:value-type="float" office:value="-82.62272">
                <text:p>-82.62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65">
                <text:p>1365</text:p>
              </table:table-cell>
              <table:table-cell office:value-type="float" office:value="-81.80921">
                <text:p>-81.80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70">
                <text:p>1370</text:p>
              </table:table-cell>
              <table:table-cell office:value-type="float" office:value="-83.04957">
                <text:p>-83.04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74">
                <text:p>1374</text:p>
              </table:table-cell>
              <table:table-cell office:value-type="float" office:value="-81.56711">
                <text:p>-81.56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79">
                <text:p>1379</text:p>
              </table:table-cell>
              <table:table-cell office:value-type="float" office:value="-83.34795">
                <text:p>-83.34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83">
                <text:p>1383</text:p>
              </table:table-cell>
              <table:table-cell office:value-type="float" office:value="-83.79937">
                <text:p>-83.79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88">
                <text:p>1388</text:p>
              </table:table-cell>
              <table:table-cell office:value-type="float" office:value="-83.99687">
                <text:p>-83.99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92">
                <text:p>1392</text:p>
              </table:table-cell>
              <table:table-cell office:value-type="float" office:value="-85.00287">
                <text:p>-85.00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96">
                <text:p>1396</text:p>
              </table:table-cell>
              <table:table-cell office:value-type="float" office:value="-81.15524">
                <text:p>-81.15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1">
                <text:p>1401</text:p>
              </table:table-cell>
              <table:table-cell office:value-type="float" office:value="-84.62254">
                <text:p>-84.62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05">
                <text:p>1405</text:p>
              </table:table-cell>
              <table:table-cell office:value-type="float" office:value="-82.62167">
                <text:p>-82.62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10">
                <text:p>1410</text:p>
              </table:table-cell>
              <table:table-cell office:value-type="float" office:value="-81.81952">
                <text:p>-81.8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14">
                <text:p>1414</text:p>
              </table:table-cell>
              <table:table-cell office:value-type="float" office:value="-82.76725">
                <text:p>-82.76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19">
                <text:p>1419</text:p>
              </table:table-cell>
              <table:table-cell office:value-type="float" office:value="-82.68782">
                <text:p>-82.68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23">
                <text:p>1423</text:p>
              </table:table-cell>
              <table:table-cell office:value-type="float" office:value="-84.82624">
                <text:p>-84.82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28">
                <text:p>1428</text:p>
              </table:table-cell>
              <table:table-cell office:value-type="float" office:value="-82.88384">
                <text:p>-82.8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32">
                <text:p>1432</text:p>
              </table:table-cell>
              <table:table-cell office:value-type="float" office:value="-82.78069">
                <text:p>-82.78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37">
                <text:p>1437</text:p>
              </table:table-cell>
              <table:table-cell office:value-type="float" office:value="-83.89419">
                <text:p>-83.89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1">
                <text:p>1441</text:p>
              </table:table-cell>
              <table:table-cell office:value-type="float" office:value="-82.55732">
                <text:p>-82.55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45">
                <text:p>1445</text:p>
              </table:table-cell>
              <table:table-cell office:value-type="float" office:value="-83.91132">
                <text:p>-83.91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0">
                <text:p>1450</text:p>
              </table:table-cell>
              <table:table-cell office:value-type="float" office:value="-82.37507">
                <text:p>-82.37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54">
                <text:p>1454</text:p>
              </table:table-cell>
              <table:table-cell office:value-type="float" office:value="-82.49703">
                <text:p>-82.49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59">
                <text:p>1459</text:p>
              </table:table-cell>
              <table:table-cell office:value-type="float" office:value="-82.80832">
                <text:p>-82.80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63">
                <text:p>1463</text:p>
              </table:table-cell>
              <table:table-cell office:value-type="float" office:value="-81.98825">
                <text:p>-81.98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68">
                <text:p>1468</text:p>
              </table:table-cell>
              <table:table-cell office:value-type="float" office:value="-83.87493">
                <text:p>-83.87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2">
                <text:p>1472</text:p>
              </table:table-cell>
              <table:table-cell office:value-type="float" office:value="-85.80579">
                <text:p>-85.80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7">
                <text:p>1477</text:p>
              </table:table-cell>
              <table:table-cell office:value-type="float" office:value="-82.2521">
                <text:p>-82.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81">
                <text:p>1481</text:p>
              </table:table-cell>
              <table:table-cell office:value-type="float" office:value="-83.4716">
                <text:p>-83.4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86">
                <text:p>1486</text:p>
              </table:table-cell>
              <table:table-cell office:value-type="float" office:value="-85.77128">
                <text:p>-85.77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90">
                <text:p>1490</text:p>
              </table:table-cell>
              <table:table-cell office:value-type="float" office:value="-82.99292">
                <text:p>-82.99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94">
                <text:p>1494</text:p>
              </table:table-cell>
              <table:table-cell office:value-type="float" office:value="-83.38953">
                <text:p>-83.38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99">
                <text:p>1499</text:p>
              </table:table-cell>
              <table:table-cell office:value-type="float" office:value="-82.9854">
                <text:p>-82.9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03">
                <text:p>1503</text:p>
              </table:table-cell>
              <table:table-cell office:value-type="float" office:value="-81.98344">
                <text:p>-81.98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8">
                <text:p>1508</text:p>
              </table:table-cell>
              <table:table-cell office:value-type="float" office:value="-84.46305">
                <text:p>-84.46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12">
                <text:p>1512</text:p>
              </table:table-cell>
              <table:table-cell office:value-type="float" office:value="-82.95794">
                <text:p>-82.95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17">
                <text:p>1517</text:p>
              </table:table-cell>
              <table:table-cell office:value-type="float" office:value="-81.14507">
                <text:p>-81.14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21">
                <text:p>1521</text:p>
              </table:table-cell>
              <table:table-cell office:value-type="float" office:value="-81.81166">
                <text:p>-81.81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26">
                <text:p>1526</text:p>
              </table:table-cell>
              <table:table-cell office:value-type="float" office:value="-81.92884">
                <text:p>-81.9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30">
                <text:p>1530</text:p>
              </table:table-cell>
              <table:table-cell office:value-type="float" office:value="-80.3388">
                <text:p>-80.3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35">
                <text:p>1535</text:p>
              </table:table-cell>
              <table:table-cell office:value-type="float" office:value="-83.67063">
                <text:p>-83.67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39">
                <text:p>1539</text:p>
              </table:table-cell>
              <table:table-cell office:value-type="float" office:value="-82.94778">
                <text:p>-82.94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43">
                <text:p>1543</text:p>
              </table:table-cell>
              <table:table-cell office:value-type="float" office:value="-82.9799">
                <text:p>-82.9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48">
                <text:p>1548</text:p>
              </table:table-cell>
              <table:table-cell office:value-type="float" office:value="-83.00622">
                <text:p>-83.00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52">
                <text:p>1552</text:p>
              </table:table-cell>
              <table:table-cell office:value-type="float" office:value="-85.47493">
                <text:p>-85.47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57">
                <text:p>1557</text:p>
              </table:table-cell>
              <table:table-cell office:value-type="float" office:value="-85.74462">
                <text:p>-85.74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61">
                <text:p>1561</text:p>
              </table:table-cell>
              <table:table-cell office:value-type="float" office:value="-82.85189">
                <text:p>-82.85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66">
                <text:p>1566</text:p>
              </table:table-cell>
              <table:table-cell office:value-type="float" office:value="-83.78759">
                <text:p>-83.78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70">
                <text:p>1570</text:p>
              </table:table-cell>
              <table:table-cell office:value-type="float" office:value="-83.62807">
                <text:p>-83.62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75">
                <text:p>1575</text:p>
              </table:table-cell>
              <table:table-cell office:value-type="float" office:value="-84.07485">
                <text:p>-84.07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79">
                <text:p>1579</text:p>
              </table:table-cell>
              <table:table-cell office:value-type="float" office:value="-82.78609">
                <text:p>-82.78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84">
                <text:p>1584</text:p>
              </table:table-cell>
              <table:table-cell office:value-type="float" office:value="-82.76101">
                <text:p>-82.76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88">
                <text:p>1588</text:p>
              </table:table-cell>
              <table:table-cell office:value-type="float" office:value="-82.71564">
                <text:p>-82.71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92">
                <text:p>1592</text:p>
              </table:table-cell>
              <table:table-cell office:value-type="float" office:value="-82.65412">
                <text:p>-82.65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97">
                <text:p>1597</text:p>
              </table:table-cell>
              <table:table-cell office:value-type="float" office:value="-82.66147">
                <text:p>-82.66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01">
                <text:p>1601</text:p>
              </table:table-cell>
              <table:table-cell office:value-type="float" office:value="-83.96904">
                <text:p>-83.96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06">
                <text:p>1606</text:p>
              </table:table-cell>
              <table:table-cell office:value-type="float" office:value="-83.576">
                <text:p>-83.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10">
                <text:p>1610</text:p>
              </table:table-cell>
              <table:table-cell office:value-type="float" office:value="-82.91719">
                <text:p>-82.91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15">
                <text:p>1615</text:p>
              </table:table-cell>
              <table:table-cell office:value-type="float" office:value="-81.79165">
                <text:p>-81.79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19">
                <text:p>1619</text:p>
              </table:table-cell>
              <table:table-cell office:value-type="float" office:value="-82.47761">
                <text:p>-82.47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24">
                <text:p>1624</text:p>
              </table:table-cell>
              <table:table-cell office:value-type="float" office:value="-83.69809">
                <text:p>-83.69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28">
                <text:p>1628</text:p>
              </table:table-cell>
              <table:table-cell office:value-type="float" office:value="-82.39207">
                <text:p>-82.39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33">
                <text:p>1633</text:p>
              </table:table-cell>
              <table:table-cell office:value-type="float" office:value="-84.6356">
                <text:p>-84.6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7">
                <text:p>1637</text:p>
              </table:table-cell>
              <table:table-cell office:value-type="float" office:value="-81.95024">
                <text:p>-81.9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1">
                <text:p>1641</text:p>
              </table:table-cell>
              <table:table-cell office:value-type="float" office:value="-81.88599">
                <text:p>-81.88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46">
                <text:p>1646</text:p>
              </table:table-cell>
              <table:table-cell office:value-type="float" office:value="-82.75412">
                <text:p>-82.75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50">
                <text:p>1650</text:p>
              </table:table-cell>
              <table:table-cell office:value-type="float" office:value="-82.98995">
                <text:p>-82.98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5">
                <text:p>1655</text:p>
              </table:table-cell>
              <table:table-cell office:value-type="float" office:value="-84.0391">
                <text:p>-84.0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59">
                <text:p>1659</text:p>
              </table:table-cell>
              <table:table-cell office:value-type="float" office:value="-81.3534">
                <text:p>-81.3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64">
                <text:p>1664</text:p>
              </table:table-cell>
              <table:table-cell office:value-type="float" office:value="-84.2043">
                <text:p>-84.2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8">
                <text:p>1668</text:p>
              </table:table-cell>
              <table:table-cell office:value-type="float" office:value="-83.13235">
                <text:p>-83.13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3">
                <text:p>1673</text:p>
              </table:table-cell>
              <table:table-cell office:value-type="float" office:value="-80.88078">
                <text:p>-80.88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7">
                <text:p>1677</text:p>
              </table:table-cell>
              <table:table-cell office:value-type="float" office:value="-80.92207">
                <text:p>-80.92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2">
                <text:p>1682</text:p>
              </table:table-cell>
              <table:table-cell office:value-type="float" office:value="-82.1788">
                <text:p>-82.1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86">
                <text:p>1686</text:p>
              </table:table-cell>
              <table:table-cell office:value-type="float" office:value="-83.82532">
                <text:p>-83.82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90">
                <text:p>1690</text:p>
              </table:table-cell>
              <table:table-cell office:value-type="float" office:value="-81.34559">
                <text:p>-81.34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95">
                <text:p>1695</text:p>
              </table:table-cell>
              <table:table-cell office:value-type="float" office:value="-83.4109">
                <text:p>-83.4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99">
                <text:p>1699</text:p>
              </table:table-cell>
              <table:table-cell office:value-type="float" office:value="-84.51004">
                <text:p>-84.5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04">
                <text:p>1704</text:p>
              </table:table-cell>
              <table:table-cell office:value-type="float" office:value="-82.61372">
                <text:p>-82.61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08">
                <text:p>1708</text:p>
              </table:table-cell>
              <table:table-cell office:value-type="float" office:value="-81.84512">
                <text:p>-81.84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13">
                <text:p>1713</text:p>
              </table:table-cell>
              <table:table-cell office:value-type="float" office:value="-82.55899">
                <text:p>-82.55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17">
                <text:p>1717</text:p>
              </table:table-cell>
              <table:table-cell office:value-type="float" office:value="-84.83599">
                <text:p>-84.83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22">
                <text:p>1722</text:p>
              </table:table-cell>
              <table:table-cell office:value-type="float" office:value="-82.21321">
                <text:p>-82.21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6">
                <text:p>1726</text:p>
              </table:table-cell>
              <table:table-cell office:value-type="float" office:value="-83.39134">
                <text:p>-83.39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31">
                <text:p>1731</text:p>
              </table:table-cell>
              <table:table-cell office:value-type="float" office:value="-83.53235">
                <text:p>-83.53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35">
                <text:p>1735</text:p>
              </table:table-cell>
              <table:table-cell office:value-type="float" office:value="-82.62256">
                <text:p>-82.62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39">
                <text:p>1739</text:p>
              </table:table-cell>
              <table:table-cell office:value-type="float" office:value="-81.38127">
                <text:p>-81.38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44">
                <text:p>1744</text:p>
              </table:table-cell>
              <table:table-cell office:value-type="float" office:value="-84.56549">
                <text:p>-84.56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48">
                <text:p>1748</text:p>
              </table:table-cell>
              <table:table-cell office:value-type="float" office:value="-82.3459">
                <text:p>-82.3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53">
                <text:p>1753</text:p>
              </table:table-cell>
              <table:table-cell office:value-type="float" office:value="-82.29994">
                <text:p>-82.29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7">
                <text:p>1757</text:p>
              </table:table-cell>
              <table:table-cell office:value-type="float" office:value="-83.4422">
                <text:p>-83.4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2">
                <text:p>1762</text:p>
              </table:table-cell>
              <table:table-cell office:value-type="float" office:value="-82.2969">
                <text:p>-82.2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6">
                <text:p>1766</text:p>
              </table:table-cell>
              <table:table-cell office:value-type="float" office:value="-82.20305">
                <text:p>-82.20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71">
                <text:p>1771</text:p>
              </table:table-cell>
              <table:table-cell office:value-type="float" office:value="-84.89675">
                <text:p>-84.89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75">
                <text:p>1775</text:p>
              </table:table-cell>
              <table:table-cell office:value-type="float" office:value="-84.38566">
                <text:p>-84.38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80">
                <text:p>1780</text:p>
              </table:table-cell>
              <table:table-cell office:value-type="float" office:value="-83.55393">
                <text:p>-83.55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4">
                <text:p>1784</text:p>
              </table:table-cell>
              <table:table-cell office:value-type="float" office:value="-81.16797">
                <text:p>-81.16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8">
                <text:p>1788</text:p>
              </table:table-cell>
              <table:table-cell office:value-type="float" office:value="-81.11038">
                <text:p>-81.1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3">
                <text:p>1793</text:p>
              </table:table-cell>
              <table:table-cell office:value-type="float" office:value="-84.1832">
                <text:p>-84.1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7">
                <text:p>1797</text:p>
              </table:table-cell>
              <table:table-cell office:value-type="float" office:value="-82.96894">
                <text:p>-82.9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2">
                <text:p>1802</text:p>
              </table:table-cell>
              <table:table-cell office:value-type="float" office:value="-83.09164">
                <text:p>-83.09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6">
                <text:p>1806</text:p>
              </table:table-cell>
              <table:table-cell office:value-type="float" office:value="-83.09381">
                <text:p>-83.09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1">
                <text:p>1811</text:p>
              </table:table-cell>
              <table:table-cell office:value-type="float" office:value="-80.5833">
                <text:p>-80.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15">
                <text:p>1815</text:p>
              </table:table-cell>
              <table:table-cell office:value-type="float" office:value="-81.1923">
                <text:p>-81.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20">
                <text:p>1820</text:p>
              </table:table-cell>
              <table:table-cell office:value-type="float" office:value="-83.86168">
                <text:p>-83.86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24">
                <text:p>1824</text:p>
              </table:table-cell>
              <table:table-cell office:value-type="float" office:value="-82.22099">
                <text:p>-82.2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29">
                <text:p>1829</text:p>
              </table:table-cell>
              <table:table-cell office:value-type="float" office:value="-82.24772">
                <text:p>-82.24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33">
                <text:p>1833</text:p>
              </table:table-cell>
              <table:table-cell office:value-type="float" office:value="-82.59557">
                <text:p>-82.59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37">
                <text:p>1837</text:p>
              </table:table-cell>
              <table:table-cell office:value-type="float" office:value="-81.9571">
                <text:p>-81.9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42">
                <text:p>1842</text:p>
              </table:table-cell>
              <table:table-cell office:value-type="float" office:value="-83.0936">
                <text:p>-83.0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46">
                <text:p>1846</text:p>
              </table:table-cell>
              <table:table-cell office:value-type="float" office:value="-81.09015">
                <text:p>-81.09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51">
                <text:p>1851</text:p>
              </table:table-cell>
              <table:table-cell office:value-type="float" office:value="-82.18461">
                <text:p>-82.18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55">
                <text:p>1855</text:p>
              </table:table-cell>
              <table:table-cell office:value-type="float" office:value="-80.54125">
                <text:p>-80.5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60">
                <text:p>1860</text:p>
              </table:table-cell>
              <table:table-cell office:value-type="float" office:value="-81.60127">
                <text:p>-81.60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64">
                <text:p>1864</text:p>
              </table:table-cell>
              <table:table-cell office:value-type="float" office:value="-80.91299">
                <text:p>-80.91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69">
                <text:p>1869</text:p>
              </table:table-cell>
              <table:table-cell office:value-type="float" office:value="-81.7397">
                <text:p>-81.7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73">
                <text:p>1873</text:p>
              </table:table-cell>
              <table:table-cell office:value-type="float" office:value="-84.56132">
                <text:p>-84.56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78">
                <text:p>1878</text:p>
              </table:table-cell>
              <table:table-cell office:value-type="float" office:value="-83.34652">
                <text:p>-83.34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82">
                <text:p>1882</text:p>
              </table:table-cell>
              <table:table-cell office:value-type="float" office:value="-83.73059">
                <text:p>-83.73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86">
                <text:p>1886</text:p>
              </table:table-cell>
              <table:table-cell office:value-type="float" office:value="-81.61137">
                <text:p>-81.6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91">
                <text:p>1891</text:p>
              </table:table-cell>
              <table:table-cell office:value-type="float" office:value="-82.34467">
                <text:p>-82.34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95">
                <text:p>1895</text:p>
              </table:table-cell>
              <table:table-cell office:value-type="float" office:value="-84.00531">
                <text:p>-84.00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00">
                <text:p>1900</text:p>
              </table:table-cell>
              <table:table-cell office:value-type="float" office:value="-79.76807">
                <text:p>-79.76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04">
                <text:p>1904</text:p>
              </table:table-cell>
              <table:table-cell office:value-type="float" office:value="-82.27824">
                <text:p>-82.27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09">
                <text:p>1909</text:p>
              </table:table-cell>
              <table:table-cell office:value-type="float" office:value="-84.73056">
                <text:p>-84.73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13">
                <text:p>1913</text:p>
              </table:table-cell>
              <table:table-cell office:value-type="float" office:value="-82.64629">
                <text:p>-82.64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18">
                <text:p>1918</text:p>
              </table:table-cell>
              <table:table-cell office:value-type="float" office:value="-83.15647">
                <text:p>-83.15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22">
                <text:p>1922</text:p>
              </table:table-cell>
              <table:table-cell office:value-type="float" office:value="-82.90811">
                <text:p>-82.90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27">
                <text:p>1927</text:p>
              </table:table-cell>
              <table:table-cell office:value-type="float" office:value="-80.89626">
                <text:p>-80.89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31">
                <text:p>1931</text:p>
              </table:table-cell>
              <table:table-cell office:value-type="float" office:value="-82.18016">
                <text:p>-82.18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35">
                <text:p>1935</text:p>
              </table:table-cell>
              <table:table-cell office:value-type="float" office:value="-82.4139">
                <text:p>-82.4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40">
                <text:p>1940</text:p>
              </table:table-cell>
              <table:table-cell office:value-type="float" office:value="-84.74169">
                <text:p>-84.74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44">
                <text:p>1944</text:p>
              </table:table-cell>
              <table:table-cell office:value-type="float" office:value="-80.68924">
                <text:p>-80.68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49">
                <text:p>1949</text:p>
              </table:table-cell>
              <table:table-cell office:value-type="float" office:value="-82.61831">
                <text:p>-82.61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53">
                <text:p>1953</text:p>
              </table:table-cell>
              <table:table-cell office:value-type="float" office:value="-83.83847">
                <text:p>-83.83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58">
                <text:p>1958</text:p>
              </table:table-cell>
              <table:table-cell office:value-type="float" office:value="-81.57429">
                <text:p>-81.57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62">
                <text:p>1962</text:p>
              </table:table-cell>
              <table:table-cell office:value-type="float" office:value="-80.82542">
                <text:p>-80.82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67">
                <text:p>1967</text:p>
              </table:table-cell>
              <table:table-cell office:value-type="float" office:value="-85.41538">
                <text:p>-85.4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71">
                <text:p>1971</text:p>
              </table:table-cell>
              <table:table-cell office:value-type="float" office:value="-83.21592">
                <text:p>-83.21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76">
                <text:p>1976</text:p>
              </table:table-cell>
              <table:table-cell office:value-type="float" office:value="-82.62496">
                <text:p>-82.62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80">
                <text:p>1980</text:p>
              </table:table-cell>
              <table:table-cell office:value-type="float" office:value="-83.39946">
                <text:p>-83.39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84">
                <text:p>1984</text:p>
              </table:table-cell>
              <table:table-cell office:value-type="float" office:value="-84.5965">
                <text:p>-84.5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89">
                <text:p>1989</text:p>
              </table:table-cell>
              <table:table-cell office:value-type="float" office:value="-83.90725">
                <text:p>-83.90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93">
                <text:p>1993</text:p>
              </table:table-cell>
              <table:table-cell office:value-type="float" office:value="-85.29526">
                <text:p>-85.29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98">
                <text:p>1998</text:p>
              </table:table-cell>
              <table:table-cell office:value-type="float" office:value="-85.44159">
                <text:p>-85.4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02">
                <text:p>2002</text:p>
              </table:table-cell>
              <table:table-cell office:value-type="float" office:value="-82.86932">
                <text:p>-82.86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07">
                <text:p>2007</text:p>
              </table:table-cell>
              <table:table-cell office:value-type="float" office:value="-84.21542">
                <text:p>-84.21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11">
                <text:p>2011</text:p>
              </table:table-cell>
              <table:table-cell office:value-type="float" office:value="-83.50406">
                <text:p>-83.50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16">
                <text:p>2016</text:p>
              </table:table-cell>
              <table:table-cell office:value-type="float" office:value="-85.96113">
                <text:p>-85.96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20">
                <text:p>2020</text:p>
              </table:table-cell>
              <table:table-cell office:value-type="float" office:value="-81.6879">
                <text:p>-81.6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24">
                <text:p>2024</text:p>
              </table:table-cell>
              <table:table-cell office:value-type="float" office:value="-84.01919">
                <text:p>-84.01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29">
                <text:p>2029</text:p>
              </table:table-cell>
              <table:table-cell office:value-type="float" office:value="-83.74381">
                <text:p>-83.74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33">
                <text:p>2033</text:p>
              </table:table-cell>
              <table:table-cell office:value-type="float" office:value="-85.5803">
                <text:p>-85.5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38">
                <text:p>2038</text:p>
              </table:table-cell>
              <table:table-cell office:value-type="float" office:value="-84.74274">
                <text:p>-84.74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42">
                <text:p>2042</text:p>
              </table:table-cell>
              <table:table-cell office:value-type="float" office:value="-79.32089">
                <text:p>-79.32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47">
                <text:p>2047</text:p>
              </table:table-cell>
              <table:table-cell office:value-type="float" office:value="-81.9071">
                <text:p>-81.9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51">
                <text:p>2051</text:p>
              </table:table-cell>
              <table:table-cell office:value-type="float" office:value="-82.80484">
                <text:p>-82.80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56">
                <text:p>2056</text:p>
              </table:table-cell>
              <table:table-cell office:value-type="float" office:value="-85.29021">
                <text:p>-85.29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60">
                <text:p>2060</text:p>
              </table:table-cell>
              <table:table-cell office:value-type="float" office:value="-84.75019">
                <text:p>-84.75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65">
                <text:p>2065</text:p>
              </table:table-cell>
              <table:table-cell office:value-type="float" office:value="-81.62582">
                <text:p>-81.62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69">
                <text:p>2069</text:p>
              </table:table-cell>
              <table:table-cell office:value-type="float" office:value="-83.10967">
                <text:p>-83.10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73">
                <text:p>2073</text:p>
              </table:table-cell>
              <table:table-cell office:value-type="float" office:value="-84.56686">
                <text:p>-84.56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78">
                <text:p>2078</text:p>
              </table:table-cell>
              <table:table-cell office:value-type="float" office:value="-83.16171">
                <text:p>-83.16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82">
                <text:p>2082</text:p>
              </table:table-cell>
              <table:table-cell office:value-type="float" office:value="-84.31864">
                <text:p>-84.31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87">
                <text:p>2087</text:p>
              </table:table-cell>
              <table:table-cell office:value-type="float" office:value="-82.54037">
                <text:p>-82.54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91">
                <text:p>2091</text:p>
              </table:table-cell>
              <table:table-cell office:value-type="float" office:value="-81.91694">
                <text:p>-81.91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96">
                <text:p>2096</text:p>
              </table:table-cell>
              <table:table-cell office:value-type="float" office:value="-82.4658">
                <text:p>-82.4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00">
                <text:p>2100</text:p>
              </table:table-cell>
              <table:table-cell office:value-type="float" office:value="-84.38282">
                <text:p>-84.38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05">
                <text:p>2105</text:p>
              </table:table-cell>
              <table:table-cell office:value-type="float" office:value="-85.80922">
                <text:p>-85.80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09">
                <text:p>2109</text:p>
              </table:table-cell>
              <table:table-cell office:value-type="float" office:value="-83.71347">
                <text:p>-83.7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14">
                <text:p>2114</text:p>
              </table:table-cell>
              <table:table-cell office:value-type="float" office:value="-84.17637">
                <text:p>-84.17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18">
                <text:p>2118</text:p>
              </table:table-cell>
              <table:table-cell office:value-type="float" office:value="-81.88814">
                <text:p>-81.88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22">
                <text:p>2122</text:p>
              </table:table-cell>
              <table:table-cell office:value-type="float" office:value="-83.89317">
                <text:p>-83.89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27">
                <text:p>2127</text:p>
              </table:table-cell>
              <table:table-cell office:value-type="float" office:value="-86.1746">
                <text:p>-86.1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31">
                <text:p>2131</text:p>
              </table:table-cell>
              <table:table-cell office:value-type="float" office:value="-84.1062">
                <text:p>-84.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36">
                <text:p>2136</text:p>
              </table:table-cell>
              <table:table-cell office:value-type="float" office:value="-84.1732">
                <text:p>-84.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40">
                <text:p>2140</text:p>
              </table:table-cell>
              <table:table-cell office:value-type="float" office:value="-84.30778">
                <text:p>-84.30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45">
                <text:p>2145</text:p>
              </table:table-cell>
              <table:table-cell office:value-type="float" office:value="-82.23901">
                <text:p>-82.23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49">
                <text:p>2149</text:p>
              </table:table-cell>
              <table:table-cell office:value-type="float" office:value="-83.30159">
                <text:p>-83.30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54">
                <text:p>2154</text:p>
              </table:table-cell>
              <table:table-cell office:value-type="float" office:value="-85.49597">
                <text:p>-85.49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58">
                <text:p>2158</text:p>
              </table:table-cell>
              <table:table-cell office:value-type="float" office:value="-84.99732">
                <text:p>-84.99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63">
                <text:p>2163</text:p>
              </table:table-cell>
              <table:table-cell office:value-type="float" office:value="-86.83725">
                <text:p>-86.83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67">
                <text:p>2167</text:p>
              </table:table-cell>
              <table:table-cell office:value-type="float" office:value="-85.09567">
                <text:p>-85.09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71">
                <text:p>2171</text:p>
              </table:table-cell>
              <table:table-cell office:value-type="float" office:value="-84.70957">
                <text:p>-84.70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76">
                <text:p>2176</text:p>
              </table:table-cell>
              <table:table-cell office:value-type="float" office:value="-85.41697">
                <text:p>-85.41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80">
                <text:p>2180</text:p>
              </table:table-cell>
              <table:table-cell office:value-type="float" office:value="-84.881">
                <text:p>-84.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85">
                <text:p>2185</text:p>
              </table:table-cell>
              <table:table-cell office:value-type="float" office:value="-85.02912">
                <text:p>-85.0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89">
                <text:p>2189</text:p>
              </table:table-cell>
              <table:table-cell office:value-type="float" office:value="-85.08328">
                <text:p>-85.08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94">
                <text:p>2194</text:p>
              </table:table-cell>
              <table:table-cell office:value-type="float" office:value="-84.33487">
                <text:p>-84.33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98">
                <text:p>2198</text:p>
              </table:table-cell>
              <table:table-cell office:value-type="float" office:value="-83.5648">
                <text:p>-83.5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03">
                <text:p>2203</text:p>
              </table:table-cell>
              <table:table-cell office:value-type="float" office:value="-84.5044">
                <text:p>-84.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07">
                <text:p>2207</text:p>
              </table:table-cell>
              <table:table-cell office:value-type="float" office:value="-85.384">
                <text:p>-85.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12">
                <text:p>2212</text:p>
              </table:table-cell>
              <table:table-cell office:value-type="float" office:value="-83.95319">
                <text:p>-83.9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16">
                <text:p>2216</text:p>
              </table:table-cell>
              <table:table-cell office:value-type="float" office:value="-82.71641">
                <text:p>-82.71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20">
                <text:p>2220</text:p>
              </table:table-cell>
              <table:table-cell office:value-type="float" office:value="-85.23587">
                <text:p>-85.23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25">
                <text:p>2225</text:p>
              </table:table-cell>
              <table:table-cell office:value-type="float" office:value="-86.5128">
                <text:p>-86.5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29">
                <text:p>2229</text:p>
              </table:table-cell>
              <table:table-cell office:value-type="float" office:value="-85.80296">
                <text:p>-85.80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34">
                <text:p>2234</text:p>
              </table:table-cell>
              <table:table-cell office:value-type="float" office:value="-85.55497">
                <text:p>-85.55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38">
                <text:p>2238</text:p>
              </table:table-cell>
              <table:table-cell office:value-type="float" office:value="-86.07886">
                <text:p>-86.07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43">
                <text:p>2243</text:p>
              </table:table-cell>
              <table:table-cell office:value-type="float" office:value="-82.69687">
                <text:p>-82.69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47">
                <text:p>2247</text:p>
              </table:table-cell>
              <table:table-cell office:value-type="float" office:value="-85.60905">
                <text:p>-85.60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52">
                <text:p>2252</text:p>
              </table:table-cell>
              <table:table-cell office:value-type="float" office:value="-84.34147">
                <text:p>-84.34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56">
                <text:p>2256</text:p>
              </table:table-cell>
              <table:table-cell office:value-type="float" office:value="-83.82554">
                <text:p>-83.82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61">
                <text:p>2261</text:p>
              </table:table-cell>
              <table:table-cell office:value-type="float" office:value="-84.76184">
                <text:p>-84.76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265">
                <text:p>2265</text:p>
              </table:table-cell>
              <table:table-cell office:value-type="float" office:value="-85.30194">
                <text:p>-85.30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69">
                <text:p>2269</text:p>
              </table:table-cell>
              <table:table-cell office:value-type="float" office:value="-82.07901">
                <text:p>-82.07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74">
                <text:p>2274</text:p>
              </table:table-cell>
              <table:table-cell office:value-type="float" office:value="-84.67526">
                <text:p>-84.67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78">
                <text:p>2278</text:p>
              </table:table-cell>
              <table:table-cell office:value-type="float" office:value="-84.49316">
                <text:p>-84.49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83">
                <text:p>2283</text:p>
              </table:table-cell>
              <table:table-cell office:value-type="float" office:value="-84.0099">
                <text:p>-84.0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287">
                <text:p>2287</text:p>
              </table:table-cell>
              <table:table-cell office:value-type="float" office:value="-84.6073">
                <text:p>-84.6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92">
                <text:p>2292</text:p>
              </table:table-cell>
              <table:table-cell office:value-type="float" office:value="-84.05259">
                <text:p>-84.05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96">
                <text:p>2296</text:p>
              </table:table-cell>
              <table:table-cell office:value-type="float" office:value="-83.70065">
                <text:p>-83.70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01">
                <text:p>2301</text:p>
              </table:table-cell>
              <table:table-cell office:value-type="float" office:value="-85.7975">
                <text:p>-85.7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05">
                <text:p>2305</text:p>
              </table:table-cell>
              <table:table-cell office:value-type="float" office:value="-85.57161">
                <text:p>-85.57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10">
                <text:p>2310</text:p>
              </table:table-cell>
              <table:table-cell office:value-type="float" office:value="-85.22476">
                <text:p>-85.22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14">
                <text:p>2314</text:p>
              </table:table-cell>
              <table:table-cell office:value-type="float" office:value="-84.1619">
                <text:p>-84.1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18">
                <text:p>2318</text:p>
              </table:table-cell>
              <table:table-cell office:value-type="float" office:value="-85.98996">
                <text:p>-85.98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23">
                <text:p>2323</text:p>
              </table:table-cell>
              <table:table-cell office:value-type="float" office:value="-83.93144">
                <text:p>-83.93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27">
                <text:p>2327</text:p>
              </table:table-cell>
              <table:table-cell office:value-type="float" office:value="-82.5083">
                <text:p>-82.5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32">
                <text:p>2332</text:p>
              </table:table-cell>
              <table:table-cell office:value-type="float" office:value="-85.67984">
                <text:p>-85.67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36">
                <text:p>2336</text:p>
              </table:table-cell>
              <table:table-cell office:value-type="float" office:value="-84.28212">
                <text:p>-84.28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341">
                <text:p>2341</text:p>
              </table:table-cell>
              <table:table-cell office:value-type="float" office:value="-85.15412">
                <text:p>-85.15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45">
                <text:p>2345</text:p>
              </table:table-cell>
              <table:table-cell office:value-type="float" office:value="-84.18106">
                <text:p>-84.18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350">
                <text:p>2350</text:p>
              </table:table-cell>
              <table:table-cell office:value-type="float" office:value="-84.13613">
                <text:p>-84.13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54">
                <text:p>2354</text:p>
              </table:table-cell>
              <table:table-cell office:value-type="float" office:value="-87.0142">
                <text:p>-87.0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59">
                <text:p>2359</text:p>
              </table:table-cell>
              <table:table-cell office:value-type="float" office:value="-86.46719">
                <text:p>-86.4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63">
                <text:p>2363</text:p>
              </table:table-cell>
              <table:table-cell office:value-type="float" office:value="-84.53889">
                <text:p>-84.53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367">
                <text:p>2367</text:p>
              </table:table-cell>
              <table:table-cell office:value-type="float" office:value="-86.76657">
                <text:p>-86.76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72">
                <text:p>2372</text:p>
              </table:table-cell>
              <table:table-cell office:value-type="float" office:value="-87.68925">
                <text:p>-87.68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76">
                <text:p>2376</text:p>
              </table:table-cell>
              <table:table-cell office:value-type="float" office:value="-84.04025">
                <text:p>-84.04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381">
                <text:p>2381</text:p>
              </table:table-cell>
              <table:table-cell office:value-type="float" office:value="-85.02372">
                <text:p>-85.02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85">
                <text:p>2385</text:p>
              </table:table-cell>
              <table:table-cell office:value-type="float" office:value="-85.59341">
                <text:p>-85.59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90">
                <text:p>2390</text:p>
              </table:table-cell>
              <table:table-cell office:value-type="float" office:value="-84.05944">
                <text:p>-84.05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94">
                <text:p>2394</text:p>
              </table:table-cell>
              <table:table-cell office:value-type="float" office:value="-85.91884">
                <text:p>-85.91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399">
                <text:p>2399</text:p>
              </table:table-cell>
              <table:table-cell office:value-type="float" office:value="-87.45022">
                <text:p>-87.45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03">
                <text:p>2403</text:p>
              </table:table-cell>
              <table:table-cell office:value-type="float" office:value="-84.18505">
                <text:p>-84.18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08">
                <text:p>2408</text:p>
              </table:table-cell>
              <table:table-cell office:value-type="float" office:value="-85.8385">
                <text:p>-85.8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12">
                <text:p>2412</text:p>
              </table:table-cell>
              <table:table-cell office:value-type="float" office:value="-87.53774">
                <text:p>-87.53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16">
                <text:p>2416</text:p>
              </table:table-cell>
              <table:table-cell office:value-type="float" office:value="-85.93022">
                <text:p>-85.93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21">
                <text:p>2421</text:p>
              </table:table-cell>
              <table:table-cell office:value-type="float" office:value="-85.10696">
                <text:p>-85.10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25">
                <text:p>2425</text:p>
              </table:table-cell>
              <table:table-cell office:value-type="float" office:value="-85.2629">
                <text:p>-85.2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30">
                <text:p>2430</text:p>
              </table:table-cell>
              <table:table-cell office:value-type="float" office:value="-88.42072">
                <text:p>-88.42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34">
                <text:p>2434</text:p>
              </table:table-cell>
              <table:table-cell office:value-type="float" office:value="-87.23012">
                <text:p>-87.23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39">
                <text:p>2439</text:p>
              </table:table-cell>
              <table:table-cell office:value-type="float" office:value="-85.11009">
                <text:p>-85.1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43">
                <text:p>2443</text:p>
              </table:table-cell>
              <table:table-cell office:value-type="float" office:value="-84.83438">
                <text:p>-84.83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48">
                <text:p>2448</text:p>
              </table:table-cell>
              <table:table-cell office:value-type="float" office:value="-85.38249">
                <text:p>-85.38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52">
                <text:p>2452</text:p>
              </table:table-cell>
              <table:table-cell office:value-type="float" office:value="-86.21934">
                <text:p>-86.21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57">
                <text:p>2457</text:p>
              </table:table-cell>
              <table:table-cell office:value-type="float" office:value="-89.63509">
                <text:p>-89.63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61">
                <text:p>2461</text:p>
              </table:table-cell>
              <table:table-cell office:value-type="float" office:value="-88.1622">
                <text:p>-88.1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65">
                <text:p>2465</text:p>
              </table:table-cell>
              <table:table-cell office:value-type="float" office:value="-86.88347">
                <text:p>-86.88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70">
                <text:p>2470</text:p>
              </table:table-cell>
              <table:table-cell office:value-type="float" office:value="-84.74913">
                <text:p>-84.74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74">
                <text:p>2474</text:p>
              </table:table-cell>
              <table:table-cell office:value-type="float" office:value="-86.81849">
                <text:p>-86.81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79">
                <text:p>2479</text:p>
              </table:table-cell>
              <table:table-cell office:value-type="float" office:value="-84.60857">
                <text:p>-84.60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83">
                <text:p>2483</text:p>
              </table:table-cell>
              <table:table-cell office:value-type="float" office:value="-85.67084">
                <text:p>-85.67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88">
                <text:p>2488</text:p>
              </table:table-cell>
              <table:table-cell office:value-type="float" office:value="-88.04337">
                <text:p>-88.04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92">
                <text:p>2492</text:p>
              </table:table-cell>
              <table:table-cell office:value-type="float" office:value="-87.12259">
                <text:p>-87.12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97">
                <text:p>2497</text:p>
              </table:table-cell>
              <table:table-cell office:value-type="float" office:value="-86.38282">
                <text:p>-86.38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01">
                <text:p>2501</text:p>
              </table:table-cell>
              <table:table-cell office:value-type="float" office:value="-86.51734">
                <text:p>-86.51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506">
                <text:p>2506</text:p>
              </table:table-cell>
              <table:table-cell office:value-type="float" office:value="-87.15407">
                <text:p>-87.15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510">
                <text:p>2510</text:p>
              </table:table-cell>
              <table:table-cell office:value-type="float" office:value="-85.20026">
                <text:p>-85.2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14">
                <text:p>2514</text:p>
              </table:table-cell>
              <table:table-cell office:value-type="float" office:value="-87.60141">
                <text:p>-87.60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19">
                <text:p>2519</text:p>
              </table:table-cell>
              <table:table-cell office:value-type="float" office:value="-86.52682">
                <text:p>-86.52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23">
                <text:p>2523</text:p>
              </table:table-cell>
              <table:table-cell office:value-type="float" office:value="-85.94555">
                <text:p>-85.94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28">
                <text:p>2528</text:p>
              </table:table-cell>
              <table:table-cell office:value-type="float" office:value="-85.56428">
                <text:p>-85.56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32">
                <text:p>2532</text:p>
              </table:table-cell>
              <table:table-cell office:value-type="float" office:value="-87.01744">
                <text:p>-87.01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37">
                <text:p>2537</text:p>
              </table:table-cell>
              <table:table-cell office:value-type="float" office:value="-85.54477">
                <text:p>-85.54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41">
                <text:p>2541</text:p>
              </table:table-cell>
              <table:table-cell office:value-type="float" office:value="-85.20503">
                <text:p>-85.20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546">
                <text:p>2546</text:p>
              </table:table-cell>
              <table:table-cell office:value-type="float" office:value="-86.09332">
                <text:p>-86.09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50">
                <text:p>2550</text:p>
              </table:table-cell>
              <table:table-cell office:value-type="float" office:value="-85.69705">
                <text:p>-85.69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55">
                <text:p>2555</text:p>
              </table:table-cell>
              <table:table-cell office:value-type="float" office:value="-84.77849">
                <text:p>-84.77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559">
                <text:p>2559</text:p>
              </table:table-cell>
              <table:table-cell office:value-type="float" office:value="-88.94589">
                <text:p>-88.94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63">
                <text:p>2563</text:p>
              </table:table-cell>
              <table:table-cell office:value-type="float" office:value="-84.85775">
                <text:p>-84.85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68">
                <text:p>2568</text:p>
              </table:table-cell>
              <table:table-cell office:value-type="float" office:value="-84.9237">
                <text:p>-84.9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72">
                <text:p>2572</text:p>
              </table:table-cell>
              <table:table-cell office:value-type="float" office:value="-87.71882">
                <text:p>-87.71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77">
                <text:p>2577</text:p>
              </table:table-cell>
              <table:table-cell office:value-type="float" office:value="-86.00149">
                <text:p>-86.00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81">
                <text:p>2581</text:p>
              </table:table-cell>
              <table:table-cell office:value-type="float" office:value="-87.40866">
                <text:p>-87.40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86">
                <text:p>2586</text:p>
              </table:table-cell>
              <table:table-cell office:value-type="float" office:value="-84.11432">
                <text:p>-84.11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90">
                <text:p>2590</text:p>
              </table:table-cell>
              <table:table-cell office:value-type="float" office:value="-83.875">
                <text:p>-83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95">
                <text:p>2595</text:p>
              </table:table-cell>
              <table:table-cell office:value-type="float" office:value="-85.24457">
                <text:p>-85.24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99">
                <text:p>2599</text:p>
              </table:table-cell>
              <table:table-cell office:value-type="float" office:value="-85.18405">
                <text:p>-85.18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04">
                <text:p>2604</text:p>
              </table:table-cell>
              <table:table-cell office:value-type="float" office:value="-87.25212">
                <text:p>-87.25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08">
                <text:p>2608</text:p>
              </table:table-cell>
              <table:table-cell office:value-type="float" office:value="-84.89512">
                <text:p>-84.89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12">
                <text:p>2612</text:p>
              </table:table-cell>
              <table:table-cell office:value-type="float" office:value="-86.85971">
                <text:p>-86.85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17">
                <text:p>2617</text:p>
              </table:table-cell>
              <table:table-cell office:value-type="float" office:value="-85.79945">
                <text:p>-85.79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21">
                <text:p>2621</text:p>
              </table:table-cell>
              <table:table-cell office:value-type="float" office:value="-85.41452">
                <text:p>-85.4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26">
                <text:p>2626</text:p>
              </table:table-cell>
              <table:table-cell office:value-type="float" office:value="-86.48096">
                <text:p>-86.4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30">
                <text:p>2630</text:p>
              </table:table-cell>
              <table:table-cell office:value-type="float" office:value="-88.30722">
                <text:p>-88.30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35">
                <text:p>2635</text:p>
              </table:table-cell>
              <table:table-cell office:value-type="float" office:value="-87.00147">
                <text:p>-87.00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39">
                <text:p>2639</text:p>
              </table:table-cell>
              <table:table-cell office:value-type="float" office:value="-87.09765">
                <text:p>-87.09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44">
                <text:p>2644</text:p>
              </table:table-cell>
              <table:table-cell office:value-type="float" office:value="-88.24355">
                <text:p>-88.24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48">
                <text:p>2648</text:p>
              </table:table-cell>
              <table:table-cell office:value-type="float" office:value="-85.50055">
                <text:p>-85.50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53">
                <text:p>2653</text:p>
              </table:table-cell>
              <table:table-cell office:value-type="float" office:value="-86.91712">
                <text:p>-86.91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57">
                <text:p>2657</text:p>
              </table:table-cell>
              <table:table-cell office:value-type="float" office:value="-87.10735">
                <text:p>-87.10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61">
                <text:p>2661</text:p>
              </table:table-cell>
              <table:table-cell office:value-type="float" office:value="-86.32766">
                <text:p>-86.3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666">
                <text:p>2666</text:p>
              </table:table-cell>
              <table:table-cell office:value-type="float" office:value="-89.1498">
                <text:p>-89.1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670">
                <text:p>2670</text:p>
              </table:table-cell>
              <table:table-cell office:value-type="float" office:value="-88.98344">
                <text:p>-88.98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75">
                <text:p>2675</text:p>
              </table:table-cell>
              <table:table-cell office:value-type="float" office:value="-90.0637">
                <text:p>-90.0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79">
                <text:p>2679</text:p>
              </table:table-cell>
              <table:table-cell office:value-type="float" office:value="-88.02374">
                <text:p>-88.0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84">
                <text:p>2684</text:p>
              </table:table-cell>
              <table:table-cell office:value-type="float" office:value="-89.38499">
                <text:p>-89.38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88">
                <text:p>2688</text:p>
              </table:table-cell>
              <table:table-cell office:value-type="float" office:value="-88.57214">
                <text:p>-88.57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693">
                <text:p>2693</text:p>
              </table:table-cell>
              <table:table-cell office:value-type="float" office:value="-88.76835">
                <text:p>-88.76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697">
                <text:p>2697</text:p>
              </table:table-cell>
              <table:table-cell office:value-type="float" office:value="-89.0095">
                <text:p>-89.0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02">
                <text:p>2702</text:p>
              </table:table-cell>
              <table:table-cell office:value-type="float" office:value="-88.33939">
                <text:p>-88.33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706">
                <text:p>2706</text:p>
              </table:table-cell>
              <table:table-cell office:value-type="float" office:value="-88.38422">
                <text:p>-88.38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710">
                <text:p>2710</text:p>
              </table:table-cell>
              <table:table-cell office:value-type="float" office:value="-88.31392">
                <text:p>-88.3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15">
                <text:p>2715</text:p>
              </table:table-cell>
              <table:table-cell office:value-type="float" office:value="-89.22938">
                <text:p>-89.22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19">
                <text:p>2719</text:p>
              </table:table-cell>
              <table:table-cell office:value-type="float" office:value="-89.47706">
                <text:p>-89.47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24">
                <text:p>2724</text:p>
              </table:table-cell>
              <table:table-cell office:value-type="float" office:value="-89.56829">
                <text:p>-89.56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728">
                <text:p>2728</text:p>
              </table:table-cell>
              <table:table-cell office:value-type="float" office:value="-88.53769">
                <text:p>-88.53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733">
                <text:p>2733</text:p>
              </table:table-cell>
              <table:table-cell office:value-type="float" office:value="-88.15484">
                <text:p>-88.15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737">
                <text:p>2737</text:p>
              </table:table-cell>
              <table:table-cell office:value-type="float" office:value="-89.33041">
                <text:p>-89.33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742">
                <text:p>2742</text:p>
              </table:table-cell>
              <table:table-cell office:value-type="float" office:value="-89.96174">
                <text:p>-89.96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46">
                <text:p>2746</text:p>
              </table:table-cell>
              <table:table-cell office:value-type="float" office:value="-87.09292">
                <text:p>-87.09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51">
                <text:p>2751</text:p>
              </table:table-cell>
              <table:table-cell office:value-type="float" office:value="-88.63625">
                <text:p>-88.6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55">
                <text:p>2755</text:p>
              </table:table-cell>
              <table:table-cell office:value-type="float" office:value="-89.76025">
                <text:p>-89.76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59">
                <text:p>2759</text:p>
              </table:table-cell>
              <table:table-cell office:value-type="float" office:value="-89.48153">
                <text:p>-89.48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64">
                <text:p>2764</text:p>
              </table:table-cell>
              <table:table-cell office:value-type="float" office:value="-87.17218">
                <text:p>-87.17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68">
                <text:p>2768</text:p>
              </table:table-cell>
              <table:table-cell office:value-type="float" office:value="-88.33715">
                <text:p>-88.33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773">
                <text:p>2773</text:p>
              </table:table-cell>
              <table:table-cell office:value-type="float" office:value="-89.01754">
                <text:p>-89.01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777">
                <text:p>2777</text:p>
              </table:table-cell>
              <table:table-cell office:value-type="float" office:value="-87.85641">
                <text:p>-87.85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82">
                <text:p>2782</text:p>
              </table:table-cell>
              <table:table-cell office:value-type="float" office:value="-88.76978">
                <text:p>-88.76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786">
                <text:p>2786</text:p>
              </table:table-cell>
              <table:table-cell office:value-type="float" office:value="-88.32679">
                <text:p>-88.32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91">
                <text:p>2791</text:p>
              </table:table-cell>
              <table:table-cell office:value-type="float" office:value="-88.85132">
                <text:p>-88.85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795">
                <text:p>2795</text:p>
              </table:table-cell>
              <table:table-cell office:value-type="float" office:value="-88.54532">
                <text:p>-88.54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00">
                <text:p>2800</text:p>
              </table:table-cell>
              <table:table-cell office:value-type="float" office:value="-87.00141">
                <text:p>-87.00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04">
                <text:p>2804</text:p>
              </table:table-cell>
              <table:table-cell office:value-type="float" office:value="-89.47192">
                <text:p>-89.47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08">
                <text:p>2808</text:p>
              </table:table-cell>
              <table:table-cell office:value-type="float" office:value="-89.09214">
                <text:p>-89.09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13">
                <text:p>2813</text:p>
              </table:table-cell>
              <table:table-cell office:value-type="float" office:value="-89.0759">
                <text:p>-89.0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17">
                <text:p>2817</text:p>
              </table:table-cell>
              <table:table-cell office:value-type="float" office:value="-86.89086">
                <text:p>-86.89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22">
                <text:p>2822</text:p>
              </table:table-cell>
              <table:table-cell office:value-type="float" office:value="-88.29525">
                <text:p>-88.29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26">
                <text:p>2826</text:p>
              </table:table-cell>
              <table:table-cell office:value-type="float" office:value="-89.53187">
                <text:p>-89.53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31">
                <text:p>2831</text:p>
              </table:table-cell>
              <table:table-cell office:value-type="float" office:value="-88.87862">
                <text:p>-88.87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35">
                <text:p>2835</text:p>
              </table:table-cell>
              <table:table-cell office:value-type="float" office:value="-86.08253">
                <text:p>-86.08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40">
                <text:p>2840</text:p>
              </table:table-cell>
              <table:table-cell office:value-type="float" office:value="-87.84875">
                <text:p>-87.8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44">
                <text:p>2844</text:p>
              </table:table-cell>
              <table:table-cell office:value-type="float" office:value="-86.75718">
                <text:p>-86.75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49">
                <text:p>2849</text:p>
              </table:table-cell>
              <table:table-cell office:value-type="float" office:value="-89.70961">
                <text:p>-89.70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53">
                <text:p>2853</text:p>
              </table:table-cell>
              <table:table-cell office:value-type="float" office:value="-87.49332">
                <text:p>-87.49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57">
                <text:p>2857</text:p>
              </table:table-cell>
              <table:table-cell office:value-type="float" office:value="-87.2687">
                <text:p>-87.2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62">
                <text:p>2862</text:p>
              </table:table-cell>
              <table:table-cell office:value-type="float" office:value="-86.18728">
                <text:p>-86.1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66">
                <text:p>2866</text:p>
              </table:table-cell>
              <table:table-cell office:value-type="float" office:value="-87.70725">
                <text:p>-87.70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71">
                <text:p>2871</text:p>
              </table:table-cell>
              <table:table-cell office:value-type="float" office:value="-86.30112">
                <text:p>-86.3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75">
                <text:p>2875</text:p>
              </table:table-cell>
              <table:table-cell office:value-type="float" office:value="-89.51624">
                <text:p>-89.51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80">
                <text:p>2880</text:p>
              </table:table-cell>
              <table:table-cell office:value-type="float" office:value="-89.41465">
                <text:p>-89.41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884">
                <text:p>2884</text:p>
              </table:table-cell>
              <table:table-cell office:value-type="float" office:value="-87.30415">
                <text:p>-87.30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89">
                <text:p>2889</text:p>
              </table:table-cell>
              <table:table-cell office:value-type="float" office:value="-86.98861">
                <text:p>-86.98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93">
                <text:p>2893</text:p>
              </table:table-cell>
              <table:table-cell office:value-type="float" office:value="-89.01006">
                <text:p>-89.0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98">
                <text:p>2898</text:p>
              </table:table-cell>
              <table:table-cell office:value-type="float" office:value="-87.30966">
                <text:p>-87.30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902">
                <text:p>2902</text:p>
              </table:table-cell>
              <table:table-cell office:value-type="float" office:value="-88.73039">
                <text:p>-88.73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06">
                <text:p>2906</text:p>
              </table:table-cell>
              <table:table-cell office:value-type="float" office:value="-87.45884">
                <text:p>-87.45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11">
                <text:p>2911</text:p>
              </table:table-cell>
              <table:table-cell office:value-type="float" office:value="-86.41857">
                <text:p>-86.41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15">
                <text:p>2915</text:p>
              </table:table-cell>
              <table:table-cell office:value-type="float" office:value="-88.5185">
                <text:p>-88.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20">
                <text:p>2920</text:p>
              </table:table-cell>
              <table:table-cell office:value-type="float" office:value="-87.84265">
                <text:p>-87.84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24">
                <text:p>2924</text:p>
              </table:table-cell>
              <table:table-cell office:value-type="float" office:value="-88.65381">
                <text:p>-88.65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929">
                <text:p>2929</text:p>
              </table:table-cell>
              <table:table-cell office:value-type="float" office:value="-86.17878">
                <text:p>-86.17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33">
                <text:p>2933</text:p>
              </table:table-cell>
              <table:table-cell office:value-type="float" office:value="-87.29441">
                <text:p>-87.29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38">
                <text:p>2938</text:p>
              </table:table-cell>
              <table:table-cell office:value-type="float" office:value="-86.67566">
                <text:p>-86.67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942">
                <text:p>2942</text:p>
              </table:table-cell>
              <table:table-cell office:value-type="float" office:value="-86.96582">
                <text:p>-86.96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47">
                <text:p>2947</text:p>
              </table:table-cell>
              <table:table-cell office:value-type="float" office:value="-87.37999">
                <text:p>-87.37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51">
                <text:p>2951</text:p>
              </table:table-cell>
              <table:table-cell office:value-type="float" office:value="-88.63565">
                <text:p>-88.63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55">
                <text:p>2955</text:p>
              </table:table-cell>
              <table:table-cell office:value-type="float" office:value="-87.13524">
                <text:p>-87.13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60">
                <text:p>2960</text:p>
              </table:table-cell>
              <table:table-cell office:value-type="float" office:value="-90.25116">
                <text:p>-90.25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964">
                <text:p>2964</text:p>
              </table:table-cell>
              <table:table-cell office:value-type="float" office:value="-88.88214">
                <text:p>-88.88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69">
                <text:p>2969</text:p>
              </table:table-cell>
              <table:table-cell office:value-type="float" office:value="-90.31566">
                <text:p>-90.31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973">
                <text:p>2973</text:p>
              </table:table-cell>
              <table:table-cell office:value-type="float" office:value="-87.88305">
                <text:p>-87.88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78">
                <text:p>2978</text:p>
              </table:table-cell>
              <table:table-cell office:value-type="float" office:value="-87.60776">
                <text:p>-87.60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982">
                <text:p>2982</text:p>
              </table:table-cell>
              <table:table-cell office:value-type="float" office:value="-88.10099">
                <text:p>-88.10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987">
                <text:p>2987</text:p>
              </table:table-cell>
              <table:table-cell office:value-type="float" office:value="-88.06399">
                <text:p>-88.06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991">
                <text:p>2991</text:p>
              </table:table-cell>
              <table:table-cell office:value-type="float" office:value="-85.81868">
                <text:p>-85.81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96">
                <text:p>2996</text:p>
              </table:table-cell>
              <table:table-cell office:value-type="float" office:value="-89.46104">
                <text:p>-89.46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000">
                <text:p>3000</text:p>
              </table:table-cell>
              <table:table-cell office:value-type="float" office:value="-87.9778">
                <text:p>-87.9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000">
                <text:p>3000</text:p>
              </table:table-cell>
              <table:table-cell office:value-type="float" office:value="-85.20334">
                <text:p>-85.20334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016">
                <text:p>3016</text:p>
              </table:table-cell>
              <table:table-cell office:value-type="float" office:value="-86.264">
                <text:p>-86.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031">
                <text:p>3031</text:p>
              </table:table-cell>
              <table:table-cell office:value-type="float" office:value="-87.00792">
                <text:p>-87.00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047">
                <text:p>3047</text:p>
              </table:table-cell>
              <table:table-cell office:value-type="float" office:value="-86.78362">
                <text:p>-86.78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062">
                <text:p>3062</text:p>
              </table:table-cell>
              <table:table-cell office:value-type="float" office:value="-85.20049">
                <text:p>-85.20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078">
                <text:p>3078</text:p>
              </table:table-cell>
              <table:table-cell office:value-type="float" office:value="-84.43809">
                <text:p>-84.43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094">
                <text:p>3094</text:p>
              </table:table-cell>
              <table:table-cell office:value-type="float" office:value="-84.40225">
                <text:p>-84.40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109">
                <text:p>3109</text:p>
              </table:table-cell>
              <table:table-cell office:value-type="float" office:value="-85.54657">
                <text:p>-85.54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125">
                <text:p>3125</text:p>
              </table:table-cell>
              <table:table-cell office:value-type="float" office:value="-84.4578">
                <text:p>-84.4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140">
                <text:p>3140</text:p>
              </table:table-cell>
              <table:table-cell office:value-type="float" office:value="-84.7103">
                <text:p>-84.7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156">
                <text:p>3156</text:p>
              </table:table-cell>
              <table:table-cell office:value-type="float" office:value="-84.23984">
                <text:p>-84.23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171">
                <text:p>3171</text:p>
              </table:table-cell>
              <table:table-cell office:value-type="float" office:value="-84.23984">
                <text:p>-84.23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187">
                <text:p>3187</text:p>
              </table:table-cell>
              <table:table-cell office:value-type="float" office:value="-84.51063">
                <text:p>-84.5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203">
                <text:p>3203</text:p>
              </table:table-cell>
              <table:table-cell office:value-type="float" office:value="-85.18016">
                <text:p>-85.18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218">
                <text:p>3218</text:p>
              </table:table-cell>
              <table:table-cell office:value-type="float" office:value="-85.33753">
                <text:p>-85.33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234">
                <text:p>3234</text:p>
              </table:table-cell>
              <table:table-cell office:value-type="float" office:value="-84.11909">
                <text:p>-84.11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249">
                <text:p>3249</text:p>
              </table:table-cell>
              <table:table-cell office:value-type="float" office:value="-84.60587">
                <text:p>-84.60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65">
                <text:p>3265</text:p>
              </table:table-cell>
              <table:table-cell office:value-type="float" office:value="-84.66428">
                <text:p>-84.66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281">
                <text:p>3281</text:p>
              </table:table-cell>
              <table:table-cell office:value-type="float" office:value="-82.77305">
                <text:p>-82.77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296">
                <text:p>3296</text:p>
              </table:table-cell>
              <table:table-cell office:value-type="float" office:value="-83.90428">
                <text:p>-83.90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312">
                <text:p>3312</text:p>
              </table:table-cell>
              <table:table-cell office:value-type="float" office:value="-83.97272">
                <text:p>-83.97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327">
                <text:p>3327</text:p>
              </table:table-cell>
              <table:table-cell office:value-type="float" office:value="-85.22153">
                <text:p>-85.22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343">
                <text:p>3343</text:p>
              </table:table-cell>
              <table:table-cell office:value-type="float" office:value="-83.22686">
                <text:p>-83.22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359">
                <text:p>3359</text:p>
              </table:table-cell>
              <table:table-cell office:value-type="float" office:value="-83.2434">
                <text:p>-83.2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374">
                <text:p>3374</text:p>
              </table:table-cell>
              <table:table-cell office:value-type="float" office:value="-84.91806">
                <text:p>-84.91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390">
                <text:p>3390</text:p>
              </table:table-cell>
              <table:table-cell office:value-type="float" office:value="-84.23687">
                <text:p>-84.23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405">
                <text:p>3405</text:p>
              </table:table-cell>
              <table:table-cell office:value-type="float" office:value="-84.32706">
                <text:p>-84.32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421">
                <text:p>3421</text:p>
              </table:table-cell>
              <table:table-cell office:value-type="float" office:value="-85.14939">
                <text:p>-85.14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437">
                <text:p>3437</text:p>
              </table:table-cell>
              <table:table-cell office:value-type="float" office:value="-82.17605">
                <text:p>-82.17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452">
                <text:p>3452</text:p>
              </table:table-cell>
              <table:table-cell office:value-type="float" office:value="-82.67959">
                <text:p>-82.67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468">
                <text:p>3468</text:p>
              </table:table-cell>
              <table:table-cell office:value-type="float" office:value="-82.80524">
                <text:p>-82.8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483">
                <text:p>3483</text:p>
              </table:table-cell>
              <table:table-cell office:value-type="float" office:value="-82.7878">
                <text:p>-82.7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99">
                <text:p>3499</text:p>
              </table:table-cell>
              <table:table-cell office:value-type="float" office:value="-81.46344">
                <text:p>-81.46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14">
                <text:p>3514</text:p>
              </table:table-cell>
              <table:table-cell office:value-type="float" office:value="-83.39042">
                <text:p>-83.39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530">
                <text:p>3530</text:p>
              </table:table-cell>
              <table:table-cell office:value-type="float" office:value="-82.60189">
                <text:p>-82.60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546">
                <text:p>3546</text:p>
              </table:table-cell>
              <table:table-cell office:value-type="float" office:value="-84.50355">
                <text:p>-84.50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61">
                <text:p>3561</text:p>
              </table:table-cell>
              <table:table-cell office:value-type="float" office:value="-82.94925">
                <text:p>-82.94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577">
                <text:p>3577</text:p>
              </table:table-cell>
              <table:table-cell office:value-type="float" office:value="-83.85362">
                <text:p>-83.85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592">
                <text:p>3592</text:p>
              </table:table-cell>
              <table:table-cell office:value-type="float" office:value="-82.92631">
                <text:p>-82.92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608">
                <text:p>3608</text:p>
              </table:table-cell>
              <table:table-cell office:value-type="float" office:value="-83.21362">
                <text:p>-83.21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624">
                <text:p>3624</text:p>
              </table:table-cell>
              <table:table-cell office:value-type="float" office:value="-83.20105">
                <text:p>-83.20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639">
                <text:p>3639</text:p>
              </table:table-cell>
              <table:table-cell office:value-type="float" office:value="-84.91744">
                <text:p>-84.91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655">
                <text:p>3655</text:p>
              </table:table-cell>
              <table:table-cell office:value-type="float" office:value="-84.3514">
                <text:p>-84.3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670">
                <text:p>3670</text:p>
              </table:table-cell>
              <table:table-cell office:value-type="float" office:value="-83.36545">
                <text:p>-83.36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686">
                <text:p>3686</text:p>
              </table:table-cell>
              <table:table-cell office:value-type="float" office:value="-83.74831">
                <text:p>-83.74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702">
                <text:p>3702</text:p>
              </table:table-cell>
              <table:table-cell office:value-type="float" office:value="-83.63044">
                <text:p>-83.6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717">
                <text:p>3717</text:p>
              </table:table-cell>
              <table:table-cell office:value-type="float" office:value="-83.75357">
                <text:p>-83.75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33">
                <text:p>3733</text:p>
              </table:table-cell>
              <table:table-cell office:value-type="float" office:value="-83.11132">
                <text:p>-83.11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748">
                <text:p>3748</text:p>
              </table:table-cell>
              <table:table-cell office:value-type="float" office:value="-84.79532">
                <text:p>-84.79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64">
                <text:p>3764</text:p>
              </table:table-cell>
              <table:table-cell office:value-type="float" office:value="-84.94766">
                <text:p>-84.94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780">
                <text:p>3780</text:p>
              </table:table-cell>
              <table:table-cell office:value-type="float" office:value="-83.27546">
                <text:p>-83.27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795">
                <text:p>3795</text:p>
              </table:table-cell>
              <table:table-cell office:value-type="float" office:value="-84.19442">
                <text:p>-84.19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811">
                <text:p>3811</text:p>
              </table:table-cell>
              <table:table-cell office:value-type="float" office:value="-84.26514">
                <text:p>-84.26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826">
                <text:p>3826</text:p>
              </table:table-cell>
              <table:table-cell office:value-type="float" office:value="-83.56732">
                <text:p>-83.56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842">
                <text:p>3842</text:p>
              </table:table-cell>
              <table:table-cell office:value-type="float" office:value="-85.37626">
                <text:p>-85.37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857">
                <text:p>3857</text:p>
              </table:table-cell>
              <table:table-cell office:value-type="float" office:value="-84.49662">
                <text:p>-84.49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873">
                <text:p>3873</text:p>
              </table:table-cell>
              <table:table-cell office:value-type="float" office:value="-82.28857">
                <text:p>-82.28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889">
                <text:p>3889</text:p>
              </table:table-cell>
              <table:table-cell office:value-type="float" office:value="-84.61145">
                <text:p>-84.61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904">
                <text:p>3904</text:p>
              </table:table-cell>
              <table:table-cell office:value-type="float" office:value="-84.3838">
                <text:p>-84.3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920">
                <text:p>3920</text:p>
              </table:table-cell>
              <table:table-cell office:value-type="float" office:value="-85.22463">
                <text:p>-85.22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935">
                <text:p>3935</text:p>
              </table:table-cell>
              <table:table-cell office:value-type="float" office:value="-85.08276">
                <text:p>-85.08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951">
                <text:p>3951</text:p>
              </table:table-cell>
              <table:table-cell office:value-type="float" office:value="-84.64303">
                <text:p>-84.64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967">
                <text:p>3967</text:p>
              </table:table-cell>
              <table:table-cell office:value-type="float" office:value="-85.6354">
                <text:p>-85.6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982">
                <text:p>3982</text:p>
              </table:table-cell>
              <table:table-cell office:value-type="float" office:value="-84.20057">
                <text:p>-84.20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998">
                <text:p>3998</text:p>
              </table:table-cell>
              <table:table-cell office:value-type="float" office:value="-85.12639">
                <text:p>-85.12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013">
                <text:p>4013</text:p>
              </table:table-cell>
              <table:table-cell office:value-type="float" office:value="-86.49477">
                <text:p>-86.49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029">
                <text:p>4029</text:p>
              </table:table-cell>
              <table:table-cell office:value-type="float" office:value="-86.7705">
                <text:p>-86.7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045">
                <text:p>4045</text:p>
              </table:table-cell>
              <table:table-cell office:value-type="float" office:value="-86.5773">
                <text:p>-86.5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060">
                <text:p>4060</text:p>
              </table:table-cell>
              <table:table-cell office:value-type="float" office:value="-86.69221">
                <text:p>-86.69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076">
                <text:p>4076</text:p>
              </table:table-cell>
              <table:table-cell office:value-type="float" office:value="-87.42875">
                <text:p>-87.4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091">
                <text:p>4091</text:p>
              </table:table-cell>
              <table:table-cell office:value-type="float" office:value="-87.07563">
                <text:p>-87.07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107">
                <text:p>4107</text:p>
              </table:table-cell>
              <table:table-cell office:value-type="float" office:value="-86.8218">
                <text:p>-86.8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122">
                <text:p>4122</text:p>
              </table:table-cell>
              <table:table-cell office:value-type="float" office:value="-86.05002">
                <text:p>-86.05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138">
                <text:p>4138</text:p>
              </table:table-cell>
              <table:table-cell office:value-type="float" office:value="-85.73747">
                <text:p>-85.73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154">
                <text:p>4154</text:p>
              </table:table-cell>
              <table:table-cell office:value-type="float" office:value="-86.2963">
                <text:p>-86.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169">
                <text:p>4169</text:p>
              </table:table-cell>
              <table:table-cell office:value-type="float" office:value="-86.85726">
                <text:p>-86.85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185">
                <text:p>4185</text:p>
              </table:table-cell>
              <table:table-cell office:value-type="float" office:value="-87.64887">
                <text:p>-87.64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200">
                <text:p>4200</text:p>
              </table:table-cell>
              <table:table-cell office:value-type="float" office:value="-86.87437">
                <text:p>-86.87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216">
                <text:p>4216</text:p>
              </table:table-cell>
              <table:table-cell office:value-type="float" office:value="-87.05619">
                <text:p>-87.05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232">
                <text:p>4232</text:p>
              </table:table-cell>
              <table:table-cell office:value-type="float" office:value="-86.90778">
                <text:p>-86.90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247">
                <text:p>4247</text:p>
              </table:table-cell>
              <table:table-cell office:value-type="float" office:value="-86.60997">
                <text:p>-86.60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263">
                <text:p>4263</text:p>
              </table:table-cell>
              <table:table-cell office:value-type="float" office:value="-86.75395">
                <text:p>-86.75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278">
                <text:p>4278</text:p>
              </table:table-cell>
              <table:table-cell office:value-type="float" office:value="-84.76347">
                <text:p>-84.76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294">
                <text:p>4294</text:p>
              </table:table-cell>
              <table:table-cell office:value-type="float" office:value="-87.38074">
                <text:p>-87.38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310">
                <text:p>4310</text:p>
              </table:table-cell>
              <table:table-cell office:value-type="float" office:value="-86.61886">
                <text:p>-86.61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325">
                <text:p>4325</text:p>
              </table:table-cell>
              <table:table-cell office:value-type="float" office:value="-85.69164">
                <text:p>-85.69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341">
                <text:p>4341</text:p>
              </table:table-cell>
              <table:table-cell office:value-type="float" office:value="-88.59278">
                <text:p>-88.59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56">
                <text:p>4356</text:p>
              </table:table-cell>
              <table:table-cell office:value-type="float" office:value="-88.02509">
                <text:p>-88.02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372">
                <text:p>4372</text:p>
              </table:table-cell>
              <table:table-cell office:value-type="float" office:value="-87.64571">
                <text:p>-87.64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388">
                <text:p>4388</text:p>
              </table:table-cell>
              <table:table-cell office:value-type="float" office:value="-88.76182">
                <text:p>-88.76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403">
                <text:p>4403</text:p>
              </table:table-cell>
              <table:table-cell office:value-type="float" office:value="-88.15489">
                <text:p>-88.15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419">
                <text:p>4419</text:p>
              </table:table-cell>
              <table:table-cell office:value-type="float" office:value="-89.87317">
                <text:p>-89.87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434">
                <text:p>4434</text:p>
              </table:table-cell>
              <table:table-cell office:value-type="float" office:value="-89.76922">
                <text:p>-89.76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450">
                <text:p>4450</text:p>
              </table:table-cell>
              <table:table-cell office:value-type="float" office:value="-90.66828">
                <text:p>-90.66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465">
                <text:p>4465</text:p>
              </table:table-cell>
              <table:table-cell office:value-type="float" office:value="-91.85475">
                <text:p>-91.85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481">
                <text:p>4481</text:p>
              </table:table-cell>
              <table:table-cell office:value-type="float" office:value="-90.30037">
                <text:p>-90.30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497">
                <text:p>4497</text:p>
              </table:table-cell>
              <table:table-cell office:value-type="float" office:value="-89.94765">
                <text:p>-89.94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12">
                <text:p>4512</text:p>
              </table:table-cell>
              <table:table-cell office:value-type="float" office:value="-88.79688">
                <text:p>-88.79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528">
                <text:p>4528</text:p>
              </table:table-cell>
              <table:table-cell office:value-type="float" office:value="-90.52436">
                <text:p>-90.52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543">
                <text:p>4543</text:p>
              </table:table-cell>
              <table:table-cell office:value-type="float" office:value="-89.36847">
                <text:p>-89.36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559">
                <text:p>4559</text:p>
              </table:table-cell>
              <table:table-cell office:value-type="float" office:value="-89.74755">
                <text:p>-89.74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575">
                <text:p>4575</text:p>
              </table:table-cell>
              <table:table-cell office:value-type="float" office:value="-90.77236">
                <text:p>-90.77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590">
                <text:p>4590</text:p>
              </table:table-cell>
              <table:table-cell office:value-type="float" office:value="-90.61484">
                <text:p>-90.6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606">
                <text:p>4606</text:p>
              </table:table-cell>
              <table:table-cell office:value-type="float" office:value="-91.24667">
                <text:p>-91.24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621">
                <text:p>4621</text:p>
              </table:table-cell>
              <table:table-cell office:value-type="float" office:value="-87.56001">
                <text:p>-87.56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637">
                <text:p>4637</text:p>
              </table:table-cell>
              <table:table-cell office:value-type="float" office:value="-88.59452">
                <text:p>-88.59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653">
                <text:p>4653</text:p>
              </table:table-cell>
              <table:table-cell office:value-type="float" office:value="-89.50419">
                <text:p>-89.50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668">
                <text:p>4668</text:p>
              </table:table-cell>
              <table:table-cell office:value-type="float" office:value="-91.48667">
                <text:p>-91.48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684">
                <text:p>4684</text:p>
              </table:table-cell>
              <table:table-cell office:value-type="float" office:value="-92.12553">
                <text:p>-92.12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699">
                <text:p>4699</text:p>
              </table:table-cell>
              <table:table-cell office:value-type="float" office:value="-91.43132">
                <text:p>-91.43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715">
                <text:p>4715</text:p>
              </table:table-cell>
              <table:table-cell office:value-type="float" office:value="-89.95579">
                <text:p>-89.95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731">
                <text:p>4731</text:p>
              </table:table-cell>
              <table:table-cell office:value-type="float" office:value="-87.89526">
                <text:p>-87.89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746">
                <text:p>4746</text:p>
              </table:table-cell>
              <table:table-cell office:value-type="float" office:value="-87.94949">
                <text:p>-87.94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762">
                <text:p>4762</text:p>
              </table:table-cell>
              <table:table-cell office:value-type="float" office:value="-88.9455">
                <text:p>-88.9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777">
                <text:p>4777</text:p>
              </table:table-cell>
              <table:table-cell office:value-type="float" office:value="-88.82905">
                <text:p>-88.82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793">
                <text:p>4793</text:p>
              </table:table-cell>
              <table:table-cell office:value-type="float" office:value="-89.22068">
                <text:p>-89.22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808">
                <text:p>4808</text:p>
              </table:table-cell>
              <table:table-cell office:value-type="float" office:value="-88.54527">
                <text:p>-88.54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824">
                <text:p>4824</text:p>
              </table:table-cell>
              <table:table-cell office:value-type="float" office:value="-89.15932">
                <text:p>-89.15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840">
                <text:p>4840</text:p>
              </table:table-cell>
              <table:table-cell office:value-type="float" office:value="-88.5358">
                <text:p>-88.5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855">
                <text:p>4855</text:p>
              </table:table-cell>
              <table:table-cell office:value-type="float" office:value="-89.38397">
                <text:p>-89.38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871">
                <text:p>4871</text:p>
              </table:table-cell>
              <table:table-cell office:value-type="float" office:value="-88.43067">
                <text:p>-88.43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886">
                <text:p>4886</text:p>
              </table:table-cell>
              <table:table-cell office:value-type="float" office:value="-87.14401">
                <text:p>-87.14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902">
                <text:p>4902</text:p>
              </table:table-cell>
              <table:table-cell office:value-type="float" office:value="-86.75134">
                <text:p>-86.75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918">
                <text:p>4918</text:p>
              </table:table-cell>
              <table:table-cell office:value-type="float" office:value="-87.83756">
                <text:p>-87.83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933">
                <text:p>4933</text:p>
              </table:table-cell>
              <table:table-cell office:value-type="float" office:value="-87.20427">
                <text:p>-87.20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949">
                <text:p>4949</text:p>
              </table:table-cell>
              <table:table-cell office:value-type="float" office:value="-87.19562">
                <text:p>-87.19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964">
                <text:p>4964</text:p>
              </table:table-cell>
              <table:table-cell office:value-type="float" office:value="-88.55518">
                <text:p>-88.55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980">
                <text:p>4980</text:p>
              </table:table-cell>
              <table:table-cell office:value-type="float" office:value="-88.72489">
                <text:p>-88.72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996">
                <text:p>4996</text:p>
              </table:table-cell>
              <table:table-cell office:value-type="float" office:value="-87.44205">
                <text:p>-87.44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011">
                <text:p>5011</text:p>
              </table:table-cell>
              <table:table-cell office:value-type="float" office:value="-88.69472">
                <text:p>-88.6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027">
                <text:p>5027</text:p>
              </table:table-cell>
              <table:table-cell office:value-type="float" office:value="-86.75857">
                <text:p>-86.75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042">
                <text:p>5042</text:p>
              </table:table-cell>
              <table:table-cell office:value-type="float" office:value="-88.65088">
                <text:p>-88.65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058">
                <text:p>5058</text:p>
              </table:table-cell>
              <table:table-cell office:value-type="float" office:value="-87.1213">
                <text:p>-87.1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073">
                <text:p>5073</text:p>
              </table:table-cell>
              <table:table-cell office:value-type="float" office:value="-87.57839">
                <text:p>-87.57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089">
                <text:p>5089</text:p>
              </table:table-cell>
              <table:table-cell office:value-type="float" office:value="-87.0175">
                <text:p>-87.0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105">
                <text:p>5105</text:p>
              </table:table-cell>
              <table:table-cell office:value-type="float" office:value="-86.80855">
                <text:p>-86.80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120">
                <text:p>5120</text:p>
              </table:table-cell>
              <table:table-cell office:value-type="float" office:value="-87.82011">
                <text:p>-87.82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136">
                <text:p>5136</text:p>
              </table:table-cell>
              <table:table-cell office:value-type="float" office:value="-86.39822">
                <text:p>-86.39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151">
                <text:p>5151</text:p>
              </table:table-cell>
              <table:table-cell office:value-type="float" office:value="-86.66172">
                <text:p>-86.66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167">
                <text:p>5167</text:p>
              </table:table-cell>
              <table:table-cell office:value-type="float" office:value="-85.07495">
                <text:p>-85.07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183">
                <text:p>5183</text:p>
              </table:table-cell>
              <table:table-cell office:value-type="float" office:value="-86.14657">
                <text:p>-86.14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198">
                <text:p>5198</text:p>
              </table:table-cell>
              <table:table-cell office:value-type="float" office:value="-86.81653">
                <text:p>-86.81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14">
                <text:p>5214</text:p>
              </table:table-cell>
              <table:table-cell office:value-type="float" office:value="-86.91024">
                <text:p>-86.9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229">
                <text:p>5229</text:p>
              </table:table-cell>
              <table:table-cell office:value-type="float" office:value="-86.84944">
                <text:p>-86.8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245">
                <text:p>5245</text:p>
              </table:table-cell>
              <table:table-cell office:value-type="float" office:value="-85.35825">
                <text:p>-85.35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61">
                <text:p>5261</text:p>
              </table:table-cell>
              <table:table-cell office:value-type="float" office:value="-86.20224">
                <text:p>-86.20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276">
                <text:p>5276</text:p>
              </table:table-cell>
              <table:table-cell office:value-type="float" office:value="-87.0796">
                <text:p>-87.0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292">
                <text:p>5292</text:p>
              </table:table-cell>
              <table:table-cell office:value-type="float" office:value="-85.96057">
                <text:p>-85.96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307">
                <text:p>5307</text:p>
              </table:table-cell>
              <table:table-cell office:value-type="float" office:value="-87.02637">
                <text:p>-87.02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323">
                <text:p>5323</text:p>
              </table:table-cell>
              <table:table-cell office:value-type="float" office:value="-85.33664">
                <text:p>-85.33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339">
                <text:p>5339</text:p>
              </table:table-cell>
              <table:table-cell office:value-type="float" office:value="-86.8162">
                <text:p>-86.8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354">
                <text:p>5354</text:p>
              </table:table-cell>
              <table:table-cell office:value-type="float" office:value="-86.93562">
                <text:p>-86.93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370">
                <text:p>5370</text:p>
              </table:table-cell>
              <table:table-cell office:value-type="float" office:value="-87.48031">
                <text:p>-87.48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385">
                <text:p>5385</text:p>
              </table:table-cell>
              <table:table-cell office:value-type="float" office:value="-86.93388">
                <text:p>-86.93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401">
                <text:p>5401</text:p>
              </table:table-cell>
              <table:table-cell office:value-type="float" office:value="-86.35157">
                <text:p>-86.35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416">
                <text:p>5416</text:p>
              </table:table-cell>
              <table:table-cell office:value-type="float" office:value="-86.3353">
                <text:p>-86.3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432">
                <text:p>5432</text:p>
              </table:table-cell>
              <table:table-cell office:value-type="float" office:value="-86.94736">
                <text:p>-86.94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448">
                <text:p>5448</text:p>
              </table:table-cell>
              <table:table-cell office:value-type="float" office:value="-87.30186">
                <text:p>-87.30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463">
                <text:p>5463</text:p>
              </table:table-cell>
              <table:table-cell office:value-type="float" office:value="-87.15537">
                <text:p>-87.15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479">
                <text:p>5479</text:p>
              </table:table-cell>
              <table:table-cell office:value-type="float" office:value="-85.67811">
                <text:p>-85.67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494">
                <text:p>5494</text:p>
              </table:table-cell>
              <table:table-cell office:value-type="float" office:value="-84.80929">
                <text:p>-84.80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510">
                <text:p>5510</text:p>
              </table:table-cell>
              <table:table-cell office:value-type="float" office:value="-86.29257">
                <text:p>-86.29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526">
                <text:p>5526</text:p>
              </table:table-cell>
              <table:table-cell office:value-type="float" office:value="-86.65562">
                <text:p>-86.65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541">
                <text:p>5541</text:p>
              </table:table-cell>
              <table:table-cell office:value-type="float" office:value="-86.5586">
                <text:p>-86.5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557">
                <text:p>5557</text:p>
              </table:table-cell>
              <table:table-cell office:value-type="float" office:value="-86.89067">
                <text:p>-86.89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572">
                <text:p>5572</text:p>
              </table:table-cell>
              <table:table-cell office:value-type="float" office:value="-85.49091">
                <text:p>-85.49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588">
                <text:p>5588</text:p>
              </table:table-cell>
              <table:table-cell office:value-type="float" office:value="-86.33521">
                <text:p>-86.33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604">
                <text:p>5604</text:p>
              </table:table-cell>
              <table:table-cell office:value-type="float" office:value="-86.98642">
                <text:p>-86.98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619">
                <text:p>5619</text:p>
              </table:table-cell>
              <table:table-cell office:value-type="float" office:value="-87.06238">
                <text:p>-87.06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635">
                <text:p>5635</text:p>
              </table:table-cell>
              <table:table-cell office:value-type="float" office:value="-87.04355">
                <text:p>-87.04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650">
                <text:p>5650</text:p>
              </table:table-cell>
              <table:table-cell office:value-type="float" office:value="-86.90741">
                <text:p>-86.9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666">
                <text:p>5666</text:p>
              </table:table-cell>
              <table:table-cell office:value-type="float" office:value="-86.97905">
                <text:p>-86.97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682">
                <text:p>5682</text:p>
              </table:table-cell>
              <table:table-cell office:value-type="float" office:value="-86.38288">
                <text:p>-86.38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697">
                <text:p>5697</text:p>
              </table:table-cell>
              <table:table-cell office:value-type="float" office:value="-87.31967">
                <text:p>-87.31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713">
                <text:p>5713</text:p>
              </table:table-cell>
              <table:table-cell office:value-type="float" office:value="-87.9301">
                <text:p>-87.9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728">
                <text:p>5728</text:p>
              </table:table-cell>
              <table:table-cell office:value-type="float" office:value="-88.6966">
                <text:p>-88.6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744">
                <text:p>5744</text:p>
              </table:table-cell>
              <table:table-cell office:value-type="float" office:value="-88.33149">
                <text:p>-88.33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759">
                <text:p>5759</text:p>
              </table:table-cell>
              <table:table-cell office:value-type="float" office:value="-88.27178">
                <text:p>-88.27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775">
                <text:p>5775</text:p>
              </table:table-cell>
              <table:table-cell office:value-type="float" office:value="-87.53457">
                <text:p>-87.53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791">
                <text:p>5791</text:p>
              </table:table-cell>
              <table:table-cell office:value-type="float" office:value="-89.02663">
                <text:p>-89.02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806">
                <text:p>5806</text:p>
              </table:table-cell>
              <table:table-cell office:value-type="float" office:value="-87.93754">
                <text:p>-87.93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822">
                <text:p>5822</text:p>
              </table:table-cell>
              <table:table-cell office:value-type="float" office:value="-88.74778">
                <text:p>-88.74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837">
                <text:p>5837</text:p>
              </table:table-cell>
              <table:table-cell office:value-type="float" office:value="-86.55472">
                <text:p>-86.55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853">
                <text:p>5853</text:p>
              </table:table-cell>
              <table:table-cell office:value-type="float" office:value="-88.21562">
                <text:p>-88.21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869">
                <text:p>5869</text:p>
              </table:table-cell>
              <table:table-cell office:value-type="float" office:value="-87.88647">
                <text:p>-87.88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884">
                <text:p>5884</text:p>
              </table:table-cell>
              <table:table-cell office:value-type="float" office:value="-88.26593">
                <text:p>-88.26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900">
                <text:p>5900</text:p>
              </table:table-cell>
              <table:table-cell office:value-type="float" office:value="-86.95962">
                <text:p>-86.95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915">
                <text:p>5915</text:p>
              </table:table-cell>
              <table:table-cell office:value-type="float" office:value="-88.19907">
                <text:p>-88.19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931">
                <text:p>5931</text:p>
              </table:table-cell>
              <table:table-cell office:value-type="float" office:value="-87.33042">
                <text:p>-87.33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947">
                <text:p>5947</text:p>
              </table:table-cell>
              <table:table-cell office:value-type="float" office:value="-88.8553">
                <text:p>-88.8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962">
                <text:p>5962</text:p>
              </table:table-cell>
              <table:table-cell office:value-type="float" office:value="-88.54594">
                <text:p>-88.54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978">
                <text:p>5978</text:p>
              </table:table-cell>
              <table:table-cell office:value-type="float" office:value="-87.65507">
                <text:p>-87.65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993">
                <text:p>5993</text:p>
              </table:table-cell>
              <table:table-cell office:value-type="float" office:value="-88.53843">
                <text:p>-88.53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009">
                <text:p>6009</text:p>
              </table:table-cell>
              <table:table-cell office:value-type="float" office:value="-88.51518">
                <text:p>-88.5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024">
                <text:p>6024</text:p>
              </table:table-cell>
              <table:table-cell office:value-type="float" office:value="-89.13935">
                <text:p>-89.13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040">
                <text:p>6040</text:p>
              </table:table-cell>
              <table:table-cell office:value-type="float" office:value="-89.0798">
                <text:p>-89.0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056">
                <text:p>6056</text:p>
              </table:table-cell>
              <table:table-cell office:value-type="float" office:value="-89.43851">
                <text:p>-89.43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071">
                <text:p>6071</text:p>
              </table:table-cell>
              <table:table-cell office:value-type="float" office:value="-90.27104">
                <text:p>-90.2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087">
                <text:p>6087</text:p>
              </table:table-cell>
              <table:table-cell office:value-type="float" office:value="-89.70582">
                <text:p>-89.70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102">
                <text:p>6102</text:p>
              </table:table-cell>
              <table:table-cell office:value-type="float" office:value="-91.15665">
                <text:p>-91.15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118">
                <text:p>6118</text:p>
              </table:table-cell>
              <table:table-cell office:value-type="float" office:value="-90.792">
                <text:p>-90.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134">
                <text:p>6134</text:p>
              </table:table-cell>
              <table:table-cell office:value-type="float" office:value="-88.26499">
                <text:p>-88.26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149">
                <text:p>6149</text:p>
              </table:table-cell>
              <table:table-cell office:value-type="float" office:value="-91.05405">
                <text:p>-91.05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165">
                <text:p>6165</text:p>
              </table:table-cell>
              <table:table-cell office:value-type="float" office:value="-91.33662">
                <text:p>-91.33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180">
                <text:p>6180</text:p>
              </table:table-cell>
              <table:table-cell office:value-type="float" office:value="-90.85686">
                <text:p>-90.85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196">
                <text:p>6196</text:p>
              </table:table-cell>
              <table:table-cell office:value-type="float" office:value="-91.65049">
                <text:p>-91.65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212">
                <text:p>6212</text:p>
              </table:table-cell>
              <table:table-cell office:value-type="float" office:value="-88.63157">
                <text:p>-88.63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227">
                <text:p>6227</text:p>
              </table:table-cell>
              <table:table-cell office:value-type="float" office:value="-90.69984">
                <text:p>-90.6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243">
                <text:p>6243</text:p>
              </table:table-cell>
              <table:table-cell office:value-type="float" office:value="-90.6926">
                <text:p>-90.6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258">
                <text:p>6258</text:p>
              </table:table-cell>
              <table:table-cell office:value-type="float" office:value="-91.15272">
                <text:p>-91.15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274">
                <text:p>6274</text:p>
              </table:table-cell>
              <table:table-cell office:value-type="float" office:value="-90.77506">
                <text:p>-90.77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290">
                <text:p>6290</text:p>
              </table:table-cell>
              <table:table-cell office:value-type="float" office:value="-90.59751">
                <text:p>-90.59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305">
                <text:p>6305</text:p>
              </table:table-cell>
              <table:table-cell office:value-type="float" office:value="-90.8167">
                <text:p>-90.8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321">
                <text:p>6321</text:p>
              </table:table-cell>
              <table:table-cell office:value-type="float" office:value="-88.82005">
                <text:p>-88.82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336">
                <text:p>6336</text:p>
              </table:table-cell>
              <table:table-cell office:value-type="float" office:value="-91.86212">
                <text:p>-91.86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352">
                <text:p>6352</text:p>
              </table:table-cell>
              <table:table-cell office:value-type="float" office:value="-92.13992">
                <text:p>-92.13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367">
                <text:p>6367</text:p>
              </table:table-cell>
              <table:table-cell office:value-type="float" office:value="-92.49561">
                <text:p>-92.49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383">
                <text:p>6383</text:p>
              </table:table-cell>
              <table:table-cell office:value-type="float" office:value="-92.10936">
                <text:p>-92.10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399">
                <text:p>6399</text:p>
              </table:table-cell>
              <table:table-cell office:value-type="float" office:value="-93.5196">
                <text:p>-93.5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414">
                <text:p>6414</text:p>
              </table:table-cell>
              <table:table-cell office:value-type="float" office:value="-92.5149">
                <text:p>-92.5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430">
                <text:p>6430</text:p>
              </table:table-cell>
              <table:table-cell office:value-type="float" office:value="-90.60459">
                <text:p>-90.60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445">
                <text:p>6445</text:p>
              </table:table-cell>
              <table:table-cell office:value-type="float" office:value="-92.5283">
                <text:p>-92.5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461">
                <text:p>6461</text:p>
              </table:table-cell>
              <table:table-cell office:value-type="float" office:value="-91.83022">
                <text:p>-91.83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477">
                <text:p>6477</text:p>
              </table:table-cell>
              <table:table-cell office:value-type="float" office:value="-92.13291">
                <text:p>-92.13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492">
                <text:p>6492</text:p>
              </table:table-cell>
              <table:table-cell office:value-type="float" office:value="-91.30969">
                <text:p>-91.30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508">
                <text:p>6508</text:p>
              </table:table-cell>
              <table:table-cell office:value-type="float" office:value="-90.2598">
                <text:p>-90.2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523">
                <text:p>6523</text:p>
              </table:table-cell>
              <table:table-cell office:value-type="float" office:value="-90.4948">
                <text:p>-90.4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539">
                <text:p>6539</text:p>
              </table:table-cell>
              <table:table-cell office:value-type="float" office:value="-91.3086">
                <text:p>-91.3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555">
                <text:p>6555</text:p>
              </table:table-cell>
              <table:table-cell office:value-type="float" office:value="-89.69125">
                <text:p>-89.69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570">
                <text:p>6570</text:p>
              </table:table-cell>
              <table:table-cell office:value-type="float" office:value="-89.86256">
                <text:p>-89.86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586">
                <text:p>6586</text:p>
              </table:table-cell>
              <table:table-cell office:value-type="float" office:value="-91.00668">
                <text:p>-91.00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601">
                <text:p>6601</text:p>
              </table:table-cell>
              <table:table-cell office:value-type="float" office:value="-90.54334">
                <text:p>-90.54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617">
                <text:p>6617</text:p>
              </table:table-cell>
              <table:table-cell office:value-type="float" office:value="-90.19431">
                <text:p>-90.19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633">
                <text:p>6633</text:p>
              </table:table-cell>
              <table:table-cell office:value-type="float" office:value="-91.4595">
                <text:p>-91.4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648">
                <text:p>6648</text:p>
              </table:table-cell>
              <table:table-cell office:value-type="float" office:value="-90.67875">
                <text:p>-90.67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664">
                <text:p>6664</text:p>
              </table:table-cell>
              <table:table-cell office:value-type="float" office:value="-90.13407">
                <text:p>-90.13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679">
                <text:p>6679</text:p>
              </table:table-cell>
              <table:table-cell office:value-type="float" office:value="-92.17222">
                <text:p>-92.17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695">
                <text:p>6695</text:p>
              </table:table-cell>
              <table:table-cell office:value-type="float" office:value="-92.42136">
                <text:p>-92.42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710">
                <text:p>6710</text:p>
              </table:table-cell>
              <table:table-cell office:value-type="float" office:value="-91.76913">
                <text:p>-91.76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726">
                <text:p>6726</text:p>
              </table:table-cell>
              <table:table-cell office:value-type="float" office:value="-89.92495">
                <text:p>-89.9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742">
                <text:p>6742</text:p>
              </table:table-cell>
              <table:table-cell office:value-type="float" office:value="-90.4763">
                <text:p>-90.4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757">
                <text:p>6757</text:p>
              </table:table-cell>
              <table:table-cell office:value-type="float" office:value="-91.2043">
                <text:p>-91.2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773">
                <text:p>6773</text:p>
              </table:table-cell>
              <table:table-cell office:value-type="float" office:value="-88.74292">
                <text:p>-88.74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788">
                <text:p>6788</text:p>
              </table:table-cell>
              <table:table-cell office:value-type="float" office:value="-90.08395">
                <text:p>-90.08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804">
                <text:p>6804</text:p>
              </table:table-cell>
              <table:table-cell office:value-type="float" office:value="-88.53057">
                <text:p>-88.53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820">
                <text:p>6820</text:p>
              </table:table-cell>
              <table:table-cell office:value-type="float" office:value="-88.53797">
                <text:p>-88.53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835">
                <text:p>6835</text:p>
              </table:table-cell>
              <table:table-cell office:value-type="float" office:value="-87.50495">
                <text:p>-87.50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851">
                <text:p>6851</text:p>
              </table:table-cell>
              <table:table-cell office:value-type="float" office:value="-88.81499">
                <text:p>-88.81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866">
                <text:p>6866</text:p>
              </table:table-cell>
              <table:table-cell office:value-type="float" office:value="-88.24406">
                <text:p>-88.24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882">
                <text:p>6882</text:p>
              </table:table-cell>
              <table:table-cell office:value-type="float" office:value="-86.5954">
                <text:p>-86.5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898">
                <text:p>6898</text:p>
              </table:table-cell>
              <table:table-cell office:value-type="float" office:value="-87.83824">
                <text:p>-87.8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913">
                <text:p>6913</text:p>
              </table:table-cell>
              <table:table-cell office:value-type="float" office:value="-89.23329">
                <text:p>-89.23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929">
                <text:p>6929</text:p>
              </table:table-cell>
              <table:table-cell office:value-type="float" office:value="-86.45947">
                <text:p>-86.45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944">
                <text:p>6944</text:p>
              </table:table-cell>
              <table:table-cell office:value-type="float" office:value="-88.31301">
                <text:p>-88.3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960">
                <text:p>6960</text:p>
              </table:table-cell>
              <table:table-cell office:value-type="float" office:value="-89.0211">
                <text:p>-89.0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976">
                <text:p>6976</text:p>
              </table:table-cell>
              <table:table-cell office:value-type="float" office:value="-87.47805">
                <text:p>-87.47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91">
                <text:p>6991</text:p>
              </table:table-cell>
              <table:table-cell office:value-type="float" office:value="-86.77207">
                <text:p>-86.77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07">
                <text:p>7007</text:p>
              </table:table-cell>
              <table:table-cell office:value-type="float" office:value="-88.77705">
                <text:p>-88.77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22">
                <text:p>7022</text:p>
              </table:table-cell>
              <table:table-cell office:value-type="float" office:value="-88.17766">
                <text:p>-88.17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38">
                <text:p>7038</text:p>
              </table:table-cell>
              <table:table-cell office:value-type="float" office:value="-89.78955">
                <text:p>-89.78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053">
                <text:p>7053</text:p>
              </table:table-cell>
              <table:table-cell office:value-type="float" office:value="-87.85642">
                <text:p>-87.85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069">
                <text:p>7069</text:p>
              </table:table-cell>
              <table:table-cell office:value-type="float" office:value="-86.65112">
                <text:p>-86.65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085">
                <text:p>7085</text:p>
              </table:table-cell>
              <table:table-cell office:value-type="float" office:value="-87.85694">
                <text:p>-87.85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00">
                <text:p>7100</text:p>
              </table:table-cell>
              <table:table-cell office:value-type="float" office:value="-89.13935">
                <text:p>-89.13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16">
                <text:p>7116</text:p>
              </table:table-cell>
              <table:table-cell office:value-type="float" office:value="-88.4773">
                <text:p>-88.4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31">
                <text:p>7131</text:p>
              </table:table-cell>
              <table:table-cell office:value-type="float" office:value="-88.17731">
                <text:p>-88.17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47">
                <text:p>7147</text:p>
              </table:table-cell>
              <table:table-cell office:value-type="float" office:value="-88.99555">
                <text:p>-88.99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63">
                <text:p>7163</text:p>
              </table:table-cell>
              <table:table-cell office:value-type="float" office:value="-89.01224">
                <text:p>-89.01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78">
                <text:p>7178</text:p>
              </table:table-cell>
              <table:table-cell office:value-type="float" office:value="-88.57785">
                <text:p>-88.57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4">
                <text:p>7194</text:p>
              </table:table-cell>
              <table:table-cell office:value-type="float" office:value="-88.67632">
                <text:p>-88.67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9">
                <text:p>7209</text:p>
              </table:table-cell>
              <table:table-cell office:value-type="float" office:value="-88.30957">
                <text:p>-88.30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5">
                <text:p>7225</text:p>
              </table:table-cell>
              <table:table-cell office:value-type="float" office:value="-87.50925">
                <text:p>-87.50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41">
                <text:p>7241</text:p>
              </table:table-cell>
              <table:table-cell office:value-type="float" office:value="-86.3796">
                <text:p>-86.3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56">
                <text:p>7256</text:p>
              </table:table-cell>
              <table:table-cell office:value-type="float" office:value="-88.45101">
                <text:p>-88.45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72">
                <text:p>7272</text:p>
              </table:table-cell>
              <table:table-cell office:value-type="float" office:value="-87.3409">
                <text:p>-87.3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87">
                <text:p>7287</text:p>
              </table:table-cell>
              <table:table-cell office:value-type="float" office:value="-87.1935">
                <text:p>-87.1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303">
                <text:p>7303</text:p>
              </table:table-cell>
              <table:table-cell office:value-type="float" office:value="-87.64476">
                <text:p>-87.64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18">
                <text:p>7318</text:p>
              </table:table-cell>
              <table:table-cell office:value-type="float" office:value="-87.74218">
                <text:p>-87.74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34">
                <text:p>7334</text:p>
              </table:table-cell>
              <table:table-cell office:value-type="float" office:value="-88.79109">
                <text:p>-88.79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50">
                <text:p>7350</text:p>
              </table:table-cell>
              <table:table-cell office:value-type="float" office:value="-85.14134">
                <text:p>-85.14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65">
                <text:p>7365</text:p>
              </table:table-cell>
              <table:table-cell office:value-type="float" office:value="-86.41314">
                <text:p>-86.41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81">
                <text:p>7381</text:p>
              </table:table-cell>
              <table:table-cell office:value-type="float" office:value="-88.72074">
                <text:p>-88.72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96">
                <text:p>7396</text:p>
              </table:table-cell>
              <table:table-cell office:value-type="float" office:value="-88.7535">
                <text:p>-88.7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412">
                <text:p>7412</text:p>
              </table:table-cell>
              <table:table-cell office:value-type="float" office:value="-89.87019">
                <text:p>-89.87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428">
                <text:p>7428</text:p>
              </table:table-cell>
              <table:table-cell office:value-type="float" office:value="-88.45769">
                <text:p>-88.45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443">
                <text:p>7443</text:p>
              </table:table-cell>
              <table:table-cell office:value-type="float" office:value="-87.54525">
                <text:p>-87.54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459">
                <text:p>7459</text:p>
              </table:table-cell>
              <table:table-cell office:value-type="float" office:value="-88.4834">
                <text:p>-88.4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474">
                <text:p>7474</text:p>
              </table:table-cell>
              <table:table-cell office:value-type="float" office:value="-89.42076">
                <text:p>-89.42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90">
                <text:p>7490</text:p>
              </table:table-cell>
              <table:table-cell office:value-type="float" office:value="-88.5567">
                <text:p>-88.5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506">
                <text:p>7506</text:p>
              </table:table-cell>
              <table:table-cell office:value-type="float" office:value="-89.18455">
                <text:p>-89.18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521">
                <text:p>7521</text:p>
              </table:table-cell>
              <table:table-cell office:value-type="float" office:value="-88.92387">
                <text:p>-88.92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37">
                <text:p>7537</text:p>
              </table:table-cell>
              <table:table-cell office:value-type="float" office:value="-88.62225">
                <text:p>-88.6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552">
                <text:p>7552</text:p>
              </table:table-cell>
              <table:table-cell office:value-type="float" office:value="-88.74382">
                <text:p>-88.74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568">
                <text:p>7568</text:p>
              </table:table-cell>
              <table:table-cell office:value-type="float" office:value="-88.46649">
                <text:p>-88.46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584">
                <text:p>7584</text:p>
              </table:table-cell>
              <table:table-cell office:value-type="float" office:value="-88.29919">
                <text:p>-88.29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599">
                <text:p>7599</text:p>
              </table:table-cell>
              <table:table-cell office:value-type="float" office:value="-87.32235">
                <text:p>-87.32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615">
                <text:p>7615</text:p>
              </table:table-cell>
              <table:table-cell office:value-type="float" office:value="-88.63076">
                <text:p>-88.63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630">
                <text:p>7630</text:p>
              </table:table-cell>
              <table:table-cell office:value-type="float" office:value="-89.0286">
                <text:p>-89.0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646">
                <text:p>7646</text:p>
              </table:table-cell>
              <table:table-cell office:value-type="float" office:value="-88.81364">
                <text:p>-88.81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661">
                <text:p>7661</text:p>
              </table:table-cell>
              <table:table-cell office:value-type="float" office:value="-88.32384">
                <text:p>-88.32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677">
                <text:p>7677</text:p>
              </table:table-cell>
              <table:table-cell office:value-type="float" office:value="-89.63157">
                <text:p>-89.63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693">
                <text:p>7693</text:p>
              </table:table-cell>
              <table:table-cell office:value-type="float" office:value="-88.86237">
                <text:p>-88.86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708">
                <text:p>7708</text:p>
              </table:table-cell>
              <table:table-cell office:value-type="float" office:value="-89.14597">
                <text:p>-89.14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724">
                <text:p>7724</text:p>
              </table:table-cell>
              <table:table-cell office:value-type="float" office:value="-90.32734">
                <text:p>-90.32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739">
                <text:p>7739</text:p>
              </table:table-cell>
              <table:table-cell office:value-type="float" office:value="-90.79926">
                <text:p>-90.79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755">
                <text:p>7755</text:p>
              </table:table-cell>
              <table:table-cell office:value-type="float" office:value="-90.40594">
                <text:p>-90.40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771">
                <text:p>7771</text:p>
              </table:table-cell>
              <table:table-cell office:value-type="float" office:value="-90.17319">
                <text:p>-90.17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786">
                <text:p>7786</text:p>
              </table:table-cell>
              <table:table-cell office:value-type="float" office:value="-90.7039">
                <text:p>-90.7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802">
                <text:p>7802</text:p>
              </table:table-cell>
              <table:table-cell office:value-type="float" office:value="-91.07">
                <text:p>-91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817">
                <text:p>7817</text:p>
              </table:table-cell>
              <table:table-cell office:value-type="float" office:value="-89.3868">
                <text:p>-89.3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833">
                <text:p>7833</text:p>
              </table:table-cell>
              <table:table-cell office:value-type="float" office:value="-91.19625">
                <text:p>-91.19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849">
                <text:p>7849</text:p>
              </table:table-cell>
              <table:table-cell office:value-type="float" office:value="-91.00118">
                <text:p>-91.00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864">
                <text:p>7864</text:p>
              </table:table-cell>
              <table:table-cell office:value-type="float" office:value="-89.37352">
                <text:p>-89.37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880">
                <text:p>7880</text:p>
              </table:table-cell>
              <table:table-cell office:value-type="float" office:value="-90.25632">
                <text:p>-90.2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895">
                <text:p>7895</text:p>
              </table:table-cell>
              <table:table-cell office:value-type="float" office:value="-90.55742">
                <text:p>-90.55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911">
                <text:p>7911</text:p>
              </table:table-cell>
              <table:table-cell office:value-type="float" office:value="-89.45865">
                <text:p>-89.45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927">
                <text:p>7927</text:p>
              </table:table-cell>
              <table:table-cell office:value-type="float" office:value="-90.86501">
                <text:p>-90.86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942">
                <text:p>7942</text:p>
              </table:table-cell>
              <table:table-cell office:value-type="float" office:value="-91.40761">
                <text:p>-91.40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958">
                <text:p>7958</text:p>
              </table:table-cell>
              <table:table-cell office:value-type="float" office:value="-91.3453">
                <text:p>-91.3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973">
                <text:p>7973</text:p>
              </table:table-cell>
              <table:table-cell office:value-type="float" office:value="-91.7814">
                <text:p>-91.7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989">
                <text:p>7989</text:p>
              </table:table-cell>
              <table:table-cell office:value-type="float" office:value="-91.68269">
                <text:p>-91.68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004">
                <text:p>8004</text:p>
              </table:table-cell>
              <table:table-cell office:value-type="float" office:value="-91.50121">
                <text:p>-91.50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020">
                <text:p>8020</text:p>
              </table:table-cell>
              <table:table-cell office:value-type="float" office:value="-90.76432">
                <text:p>-90.76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036">
                <text:p>8036</text:p>
              </table:table-cell>
              <table:table-cell office:value-type="float" office:value="-92.43532">
                <text:p>-92.43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051">
                <text:p>8051</text:p>
              </table:table-cell>
              <table:table-cell office:value-type="float" office:value="-91.99359">
                <text:p>-91.99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67">
                <text:p>8067</text:p>
              </table:table-cell>
              <table:table-cell office:value-type="float" office:value="-90.4429">
                <text:p>-90.4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082">
                <text:p>8082</text:p>
              </table:table-cell>
              <table:table-cell office:value-type="float" office:value="-93.18157">
                <text:p>-93.18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098">
                <text:p>8098</text:p>
              </table:table-cell>
              <table:table-cell office:value-type="float" office:value="-92.79727">
                <text:p>-92.79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114">
                <text:p>8114</text:p>
              </table:table-cell>
              <table:table-cell office:value-type="float" office:value="-93.05156">
                <text:p>-93.0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129">
                <text:p>8129</text:p>
              </table:table-cell>
              <table:table-cell office:value-type="float" office:value="-92.02272">
                <text:p>-92.02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145">
                <text:p>8145</text:p>
              </table:table-cell>
              <table:table-cell office:value-type="float" office:value="-92.74157">
                <text:p>-92.74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160">
                <text:p>8160</text:p>
              </table:table-cell>
              <table:table-cell office:value-type="float" office:value="-94.33566">
                <text:p>-94.33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176">
                <text:p>8176</text:p>
              </table:table-cell>
              <table:table-cell office:value-type="float" office:value="-92.52988">
                <text:p>-92.52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192">
                <text:p>8192</text:p>
              </table:table-cell>
              <table:table-cell office:value-type="float" office:value="-92.14701">
                <text:p>-92.14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207">
                <text:p>8207</text:p>
              </table:table-cell>
              <table:table-cell office:value-type="float" office:value="-93.22624">
                <text:p>-93.22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223">
                <text:p>8223</text:p>
              </table:table-cell>
              <table:table-cell office:value-type="float" office:value="-91.80376">
                <text:p>-91.80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238">
                <text:p>8238</text:p>
              </table:table-cell>
              <table:table-cell office:value-type="float" office:value="-91.53824">
                <text:p>-91.5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254">
                <text:p>8254</text:p>
              </table:table-cell>
              <table:table-cell office:value-type="float" office:value="-92.12555">
                <text:p>-92.12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269">
                <text:p>8269</text:p>
              </table:table-cell>
              <table:table-cell office:value-type="float" office:value="-91.65594">
                <text:p>-91.65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285">
                <text:p>8285</text:p>
              </table:table-cell>
              <table:table-cell office:value-type="float" office:value="-91.55801">
                <text:p>-91.55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301">
                <text:p>8301</text:p>
              </table:table-cell>
              <table:table-cell office:value-type="float" office:value="-92.68552">
                <text:p>-92.68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316">
                <text:p>8316</text:p>
              </table:table-cell>
              <table:table-cell office:value-type="float" office:value="-93.40297">
                <text:p>-93.40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332">
                <text:p>8332</text:p>
              </table:table-cell>
              <table:table-cell office:value-type="float" office:value="-93.946">
                <text:p>-93.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347">
                <text:p>8347</text:p>
              </table:table-cell>
              <table:table-cell office:value-type="float" office:value="-91.85562">
                <text:p>-91.85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363">
                <text:p>8363</text:p>
              </table:table-cell>
              <table:table-cell office:value-type="float" office:value="-93.29288">
                <text:p>-93.29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379">
                <text:p>8379</text:p>
              </table:table-cell>
              <table:table-cell office:value-type="float" office:value="-93.89988">
                <text:p>-93.89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394">
                <text:p>8394</text:p>
              </table:table-cell>
              <table:table-cell office:value-type="float" office:value="-92.94859">
                <text:p>-92.94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410">
                <text:p>8410</text:p>
              </table:table-cell>
              <table:table-cell office:value-type="float" office:value="-91.58065">
                <text:p>-91.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425">
                <text:p>8425</text:p>
              </table:table-cell>
              <table:table-cell office:value-type="float" office:value="-93.40564">
                <text:p>-93.40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441">
                <text:p>8441</text:p>
              </table:table-cell>
              <table:table-cell office:value-type="float" office:value="-93.71832">
                <text:p>-93.71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457">
                <text:p>8457</text:p>
              </table:table-cell>
              <table:table-cell office:value-type="float" office:value="-92.11322">
                <text:p>-92.1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472">
                <text:p>8472</text:p>
              </table:table-cell>
              <table:table-cell office:value-type="float" office:value="-92.40891">
                <text:p>-92.40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488">
                <text:p>8488</text:p>
              </table:table-cell>
              <table:table-cell office:value-type="float" office:value="-91.78665">
                <text:p>-91.78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503">
                <text:p>8503</text:p>
              </table:table-cell>
              <table:table-cell office:value-type="float" office:value="-91.50741">
                <text:p>-91.5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519">
                <text:p>8519</text:p>
              </table:table-cell>
              <table:table-cell office:value-type="float" office:value="-91.27087">
                <text:p>-91.27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535">
                <text:p>8535</text:p>
              </table:table-cell>
              <table:table-cell office:value-type="float" office:value="-90.92749">
                <text:p>-90.92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550">
                <text:p>8550</text:p>
              </table:table-cell>
              <table:table-cell office:value-type="float" office:value="-91.5779">
                <text:p>-91.5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566">
                <text:p>8566</text:p>
              </table:table-cell>
              <table:table-cell office:value-type="float" office:value="-91.11575">
                <text:p>-91.11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581">
                <text:p>8581</text:p>
              </table:table-cell>
              <table:table-cell office:value-type="float" office:value="-90.70681">
                <text:p>-90.70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597">
                <text:p>8597</text:p>
              </table:table-cell>
              <table:table-cell office:value-type="float" office:value="-90.05357">
                <text:p>-90.05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612">
                <text:p>8612</text:p>
              </table:table-cell>
              <table:table-cell office:value-type="float" office:value="-88.49927">
                <text:p>-88.49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628">
                <text:p>8628</text:p>
              </table:table-cell>
              <table:table-cell office:value-type="float" office:value="-90.85124">
                <text:p>-90.85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644">
                <text:p>8644</text:p>
              </table:table-cell>
              <table:table-cell office:value-type="float" office:value="-90.08844">
                <text:p>-90.08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659">
                <text:p>8659</text:p>
              </table:table-cell>
              <table:table-cell office:value-type="float" office:value="-89.99243">
                <text:p>-89.99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675">
                <text:p>8675</text:p>
              </table:table-cell>
              <table:table-cell office:value-type="float" office:value="-88.8238">
                <text:p>-88.8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690">
                <text:p>8690</text:p>
              </table:table-cell>
              <table:table-cell office:value-type="float" office:value="-89.16875">
                <text:p>-89.1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706">
                <text:p>8706</text:p>
              </table:table-cell>
              <table:table-cell office:value-type="float" office:value="-88.27161">
                <text:p>-88.27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722">
                <text:p>8722</text:p>
              </table:table-cell>
              <table:table-cell office:value-type="float" office:value="-87.76343">
                <text:p>-87.76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737">
                <text:p>8737</text:p>
              </table:table-cell>
              <table:table-cell office:value-type="float" office:value="-87.866">
                <text:p>-87.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753">
                <text:p>8753</text:p>
              </table:table-cell>
              <table:table-cell office:value-type="float" office:value="-88.23196">
                <text:p>-88.23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768">
                <text:p>8768</text:p>
              </table:table-cell>
              <table:table-cell office:value-type="float" office:value="-88.31824">
                <text:p>-88.3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784">
                <text:p>8784</text:p>
              </table:table-cell>
              <table:table-cell office:value-type="float" office:value="-86.37219">
                <text:p>-86.37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800">
                <text:p>8800</text:p>
              </table:table-cell>
              <table:table-cell office:value-type="float" office:value="-86.85239">
                <text:p>-86.85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815">
                <text:p>8815</text:p>
              </table:table-cell>
              <table:table-cell office:value-type="float" office:value="-87.84585">
                <text:p>-87.84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831">
                <text:p>8831</text:p>
              </table:table-cell>
              <table:table-cell office:value-type="float" office:value="-88.63697">
                <text:p>-88.63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846">
                <text:p>8846</text:p>
              </table:table-cell>
              <table:table-cell office:value-type="float" office:value="-86.31192">
                <text:p>-86.3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862">
                <text:p>8862</text:p>
              </table:table-cell>
              <table:table-cell office:value-type="float" office:value="-88.29112">
                <text:p>-88.29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878">
                <text:p>8878</text:p>
              </table:table-cell>
              <table:table-cell office:value-type="float" office:value="-88.66094">
                <text:p>-88.66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893">
                <text:p>8893</text:p>
              </table:table-cell>
              <table:table-cell office:value-type="float" office:value="-88.55906">
                <text:p>-88.55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909">
                <text:p>8909</text:p>
              </table:table-cell>
              <table:table-cell office:value-type="float" office:value="-88.11957">
                <text:p>-88.11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924">
                <text:p>8924</text:p>
              </table:table-cell>
              <table:table-cell office:value-type="float" office:value="-88.6785">
                <text:p>-88.6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940">
                <text:p>8940</text:p>
              </table:table-cell>
              <table:table-cell office:value-type="float" office:value="-87.98835">
                <text:p>-87.98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955">
                <text:p>8955</text:p>
              </table:table-cell>
              <table:table-cell office:value-type="float" office:value="-85.78486">
                <text:p>-85.78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971">
                <text:p>8971</text:p>
              </table:table-cell>
              <table:table-cell office:value-type="float" office:value="-86.90576">
                <text:p>-86.90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987">
                <text:p>8987</text:p>
              </table:table-cell>
              <table:table-cell office:value-type="float" office:value="-86.05044">
                <text:p>-86.0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002">
                <text:p>9002</text:p>
              </table:table-cell>
              <table:table-cell office:value-type="float" office:value="-86.2122">
                <text:p>-86.2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018">
                <text:p>9018</text:p>
              </table:table-cell>
              <table:table-cell office:value-type="float" office:value="-85.7801">
                <text:p>-85.7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033">
                <text:p>9033</text:p>
              </table:table-cell>
              <table:table-cell office:value-type="float" office:value="-85.76257">
                <text:p>-85.76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049">
                <text:p>9049</text:p>
              </table:table-cell>
              <table:table-cell office:value-type="float" office:value="-86.5316">
                <text:p>-86.5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065">
                <text:p>9065</text:p>
              </table:table-cell>
              <table:table-cell office:value-type="float" office:value="-86.23276">
                <text:p>-86.23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080">
                <text:p>9080</text:p>
              </table:table-cell>
              <table:table-cell office:value-type="float" office:value="-86.75869">
                <text:p>-86.75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096">
                <text:p>9096</text:p>
              </table:table-cell>
              <table:table-cell office:value-type="float" office:value="-87.04112">
                <text:p>-87.04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111">
                <text:p>9111</text:p>
              </table:table-cell>
              <table:table-cell office:value-type="float" office:value="-87.38891">
                <text:p>-87.38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127">
                <text:p>9127</text:p>
              </table:table-cell>
              <table:table-cell office:value-type="float" office:value="-88.28736">
                <text:p>-88.28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143">
                <text:p>9143</text:p>
              </table:table-cell>
              <table:table-cell office:value-type="float" office:value="-87.90532">
                <text:p>-87.90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158">
                <text:p>9158</text:p>
              </table:table-cell>
              <table:table-cell office:value-type="float" office:value="-89.14907">
                <text:p>-89.14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174">
                <text:p>9174</text:p>
              </table:table-cell>
              <table:table-cell office:value-type="float" office:value="-87.39392">
                <text:p>-87.39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189">
                <text:p>9189</text:p>
              </table:table-cell>
              <table:table-cell office:value-type="float" office:value="-88.83426">
                <text:p>-88.83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205">
                <text:p>9205</text:p>
              </table:table-cell>
              <table:table-cell office:value-type="float" office:value="-87.86972">
                <text:p>-87.86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220">
                <text:p>9220</text:p>
              </table:table-cell>
              <table:table-cell office:value-type="float" office:value="-88.52315">
                <text:p>-88.52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236">
                <text:p>9236</text:p>
              </table:table-cell>
              <table:table-cell office:value-type="float" office:value="-87.29631">
                <text:p>-87.29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252">
                <text:p>9252</text:p>
              </table:table-cell>
              <table:table-cell office:value-type="float" office:value="-87.17284">
                <text:p>-87.17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267">
                <text:p>9267</text:p>
              </table:table-cell>
              <table:table-cell office:value-type="float" office:value="-86.24569">
                <text:p>-86.24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283">
                <text:p>9283</text:p>
              </table:table-cell>
              <table:table-cell office:value-type="float" office:value="-86.6352">
                <text:p>-86.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298">
                <text:p>9298</text:p>
              </table:table-cell>
              <table:table-cell office:value-type="float" office:value="-85.56601">
                <text:p>-85.56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314">
                <text:p>9314</text:p>
              </table:table-cell>
              <table:table-cell office:value-type="float" office:value="-86.03653">
                <text:p>-86.03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330">
                <text:p>9330</text:p>
              </table:table-cell>
              <table:table-cell office:value-type="float" office:value="-85.83832">
                <text:p>-85.83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345">
                <text:p>9345</text:p>
              </table:table-cell>
              <table:table-cell office:value-type="float" office:value="-86.7186">
                <text:p>-86.7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361">
                <text:p>9361</text:p>
              </table:table-cell>
              <table:table-cell office:value-type="float" office:value="-85.89432">
                <text:p>-85.89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376">
                <text:p>9376</text:p>
              </table:table-cell>
              <table:table-cell office:value-type="float" office:value="-87.34739">
                <text:p>-87.34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392">
                <text:p>9392</text:p>
              </table:table-cell>
              <table:table-cell office:value-type="float" office:value="-86.24176">
                <text:p>-86.24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408">
                <text:p>9408</text:p>
              </table:table-cell>
              <table:table-cell office:value-type="float" office:value="-87.67722">
                <text:p>-87.67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423">
                <text:p>9423</text:p>
              </table:table-cell>
              <table:table-cell office:value-type="float" office:value="-88.4893">
                <text:p>-88.4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439">
                <text:p>9439</text:p>
              </table:table-cell>
              <table:table-cell office:value-type="float" office:value="-89.18191">
                <text:p>-89.18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454">
                <text:p>9454</text:p>
              </table:table-cell>
              <table:table-cell office:value-type="float" office:value="-88.48197">
                <text:p>-88.48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470">
                <text:p>9470</text:p>
              </table:table-cell>
              <table:table-cell office:value-type="float" office:value="-91.62615">
                <text:p>-91.62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486">
                <text:p>9486</text:p>
              </table:table-cell>
              <table:table-cell office:value-type="float" office:value="-90.3426">
                <text:p>-90.3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501">
                <text:p>9501</text:p>
              </table:table-cell>
              <table:table-cell office:value-type="float" office:value="-89.9683">
                <text:p>-89.9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517">
                <text:p>9517</text:p>
              </table:table-cell>
              <table:table-cell office:value-type="float" office:value="-91.23489">
                <text:p>-91.23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532">
                <text:p>9532</text:p>
              </table:table-cell>
              <table:table-cell office:value-type="float" office:value="-89.746">
                <text:p>-89.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548">
                <text:p>9548</text:p>
              </table:table-cell>
              <table:table-cell office:value-type="float" office:value="-88.77546">
                <text:p>-88.77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563">
                <text:p>9563</text:p>
              </table:table-cell>
              <table:table-cell office:value-type="float" office:value="-89.42476">
                <text:p>-89.42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579">
                <text:p>9579</text:p>
              </table:table-cell>
              <table:table-cell office:value-type="float" office:value="-89.20001">
                <text:p>-89.2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595">
                <text:p>9595</text:p>
              </table:table-cell>
              <table:table-cell office:value-type="float" office:value="-88.15004">
                <text:p>-88.15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610">
                <text:p>9610</text:p>
              </table:table-cell>
              <table:table-cell office:value-type="float" office:value="-90.43797">
                <text:p>-90.43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626">
                <text:p>9626</text:p>
              </table:table-cell>
              <table:table-cell office:value-type="float" office:value="-87.48056">
                <text:p>-87.48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641">
                <text:p>9641</text:p>
              </table:table-cell>
              <table:table-cell office:value-type="float" office:value="-88.65788">
                <text:p>-88.65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657">
                <text:p>9657</text:p>
              </table:table-cell>
              <table:table-cell office:value-type="float" office:value="-86.69486">
                <text:p>-86.69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673">
                <text:p>9673</text:p>
              </table:table-cell>
              <table:table-cell office:value-type="float" office:value="-86.87681">
                <text:p>-86.87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688">
                <text:p>9688</text:p>
              </table:table-cell>
              <table:table-cell office:value-type="float" office:value="-87.16515">
                <text:p>-87.16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704">
                <text:p>9704</text:p>
              </table:table-cell>
              <table:table-cell office:value-type="float" office:value="-87.76187">
                <text:p>-87.76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719">
                <text:p>9719</text:p>
              </table:table-cell>
              <table:table-cell office:value-type="float" office:value="-88.91284">
                <text:p>-88.91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735">
                <text:p>9735</text:p>
              </table:table-cell>
              <table:table-cell office:value-type="float" office:value="-88.50079">
                <text:p>-88.50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751">
                <text:p>9751</text:p>
              </table:table-cell>
              <table:table-cell office:value-type="float" office:value="-88.67826">
                <text:p>-88.67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766">
                <text:p>9766</text:p>
              </table:table-cell>
              <table:table-cell office:value-type="float" office:value="-88.85946">
                <text:p>-88.85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782">
                <text:p>9782</text:p>
              </table:table-cell>
              <table:table-cell office:value-type="float" office:value="-89.26317">
                <text:p>-89.26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797">
                <text:p>9797</text:p>
              </table:table-cell>
              <table:table-cell office:value-type="float" office:value="-90.25074">
                <text:p>-90.25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813">
                <text:p>9813</text:p>
              </table:table-cell>
              <table:table-cell office:value-type="float" office:value="-90.32437">
                <text:p>-90.32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829">
                <text:p>9829</text:p>
              </table:table-cell>
              <table:table-cell office:value-type="float" office:value="-89.96405">
                <text:p>-89.96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844">
                <text:p>9844</text:p>
              </table:table-cell>
              <table:table-cell office:value-type="float" office:value="-89.97953">
                <text:p>-89.97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860">
                <text:p>9860</text:p>
              </table:table-cell>
              <table:table-cell office:value-type="float" office:value="-89.1389">
                <text:p>-89.1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875">
                <text:p>9875</text:p>
              </table:table-cell>
              <table:table-cell office:value-type="float" office:value="-88.80165">
                <text:p>-88.80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891">
                <text:p>9891</text:p>
              </table:table-cell>
              <table:table-cell office:value-type="float" office:value="-88.44407">
                <text:p>-88.44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906">
                <text:p>9906</text:p>
              </table:table-cell>
              <table:table-cell office:value-type="float" office:value="-87.07549">
                <text:p>-87.07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922">
                <text:p>9922</text:p>
              </table:table-cell>
              <table:table-cell office:value-type="float" office:value="-86.00491">
                <text:p>-86.00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38">
                <text:p>9938</text:p>
              </table:table-cell>
              <table:table-cell office:value-type="float" office:value="-87.63199">
                <text:p>-87.63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953">
                <text:p>9953</text:p>
              </table:table-cell>
              <table:table-cell office:value-type="float" office:value="-87.89766">
                <text:p>-87.89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969">
                <text:p>9969</text:p>
              </table:table-cell>
              <table:table-cell office:value-type="float" office:value="-86.1012">
                <text:p>-86.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984">
                <text:p>9984</text:p>
              </table:table-cell>
              <table:table-cell office:value-type="float" office:value="-84.65412">
                <text:p>-84.65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000">
                <text:p>10000</text:p>
              </table:table-cell>
              <table:table-cell office:value-type="float" office:value="-85.72946">
                <text:p>-85.7294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000">
                <text:p>10000</text:p>
              </table:table-cell>
              <table:table-cell office:value-type="float" office:value="-88.76545">
                <text:p>-88.76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45">
                <text:p>10045</text:p>
              </table:table-cell>
              <table:table-cell office:value-type="float" office:value="-88.99174">
                <text:p>-88.99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089">
                <text:p>10089</text:p>
              </table:table-cell>
              <table:table-cell office:value-type="float" office:value="-91.40491">
                <text:p>-91.40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134">
                <text:p>10134</text:p>
              </table:table-cell>
              <table:table-cell office:value-type="float" office:value="-89.33672">
                <text:p>-89.33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178">
                <text:p>10178</text:p>
              </table:table-cell>
              <table:table-cell office:value-type="float" office:value="-89.27744">
                <text:p>-89.27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223">
                <text:p>10223</text:p>
              </table:table-cell>
              <table:table-cell office:value-type="float" office:value="-92.30866">
                <text:p>-92.30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267">
                <text:p>10267</text:p>
              </table:table-cell>
              <table:table-cell office:value-type="float" office:value="-90.18194">
                <text:p>-90.18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312">
                <text:p>10312</text:p>
              </table:table-cell>
              <table:table-cell office:value-type="float" office:value="-89.89934">
                <text:p>-89.89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356">
                <text:p>10356</text:p>
              </table:table-cell>
              <table:table-cell office:value-type="float" office:value="-90.85201">
                <text:p>-90.85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401">
                <text:p>10401</text:p>
              </table:table-cell>
              <table:table-cell office:value-type="float" office:value="-89.73231">
                <text:p>-89.73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445">
                <text:p>10445</text:p>
              </table:table-cell>
              <table:table-cell office:value-type="float" office:value="-90.07942">
                <text:p>-90.07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490">
                <text:p>10490</text:p>
              </table:table-cell>
              <table:table-cell office:value-type="float" office:value="-89.21939">
                <text:p>-89.21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535">
                <text:p>10535</text:p>
              </table:table-cell>
              <table:table-cell office:value-type="float" office:value="-90.32572">
                <text:p>-90.32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579">
                <text:p>10579</text:p>
              </table:table-cell>
              <table:table-cell office:value-type="float" office:value="-91.35092">
                <text:p>-91.35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624">
                <text:p>10624</text:p>
              </table:table-cell>
              <table:table-cell office:value-type="float" office:value="-88.31026">
                <text:p>-88.3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668">
                <text:p>10668</text:p>
              </table:table-cell>
              <table:table-cell office:value-type="float" office:value="-88.26656">
                <text:p>-88.26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713">
                <text:p>10713</text:p>
              </table:table-cell>
              <table:table-cell office:value-type="float" office:value="-87.87405">
                <text:p>-87.87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757">
                <text:p>10757</text:p>
              </table:table-cell>
              <table:table-cell office:value-type="float" office:value="-89.23605">
                <text:p>-89.23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802">
                <text:p>10802</text:p>
              </table:table-cell>
              <table:table-cell office:value-type="float" office:value="-89.12828">
                <text:p>-89.12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846">
                <text:p>10846</text:p>
              </table:table-cell>
              <table:table-cell office:value-type="float" office:value="-90.55204">
                <text:p>-90.55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891">
                <text:p>10891</text:p>
              </table:table-cell>
              <table:table-cell office:value-type="float" office:value="-90.12618">
                <text:p>-90.12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935">
                <text:p>10935</text:p>
              </table:table-cell>
              <table:table-cell office:value-type="float" office:value="-90.50444">
                <text:p>-90.50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980">
                <text:p>10980</text:p>
              </table:table-cell>
              <table:table-cell office:value-type="float" office:value="-89.1269">
                <text:p>-89.1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1024">
                <text:p>11024</text:p>
              </table:table-cell>
              <table:table-cell office:value-type="float" office:value="-89.07984">
                <text:p>-89.07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069">
                <text:p>11069</text:p>
              </table:table-cell>
              <table:table-cell office:value-type="float" office:value="-87.27092">
                <text:p>-87.27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114">
                <text:p>11114</text:p>
              </table:table-cell>
              <table:table-cell office:value-type="float" office:value="-88.43795">
                <text:p>-88.43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158">
                <text:p>11158</text:p>
              </table:table-cell>
              <table:table-cell office:value-type="float" office:value="-91.21103">
                <text:p>-91.2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203">
                <text:p>11203</text:p>
              </table:table-cell>
              <table:table-cell office:value-type="float" office:value="-89.26776">
                <text:p>-89.26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1247">
                <text:p>11247</text:p>
              </table:table-cell>
              <table:table-cell office:value-type="float" office:value="-87.52681">
                <text:p>-87.52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292">
                <text:p>11292</text:p>
              </table:table-cell>
              <table:table-cell office:value-type="float" office:value="-89.07996">
                <text:p>-89.07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336">
                <text:p>11336</text:p>
              </table:table-cell>
              <table:table-cell office:value-type="float" office:value="-87.6304">
                <text:p>-87.6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381">
                <text:p>11381</text:p>
              </table:table-cell>
              <table:table-cell office:value-type="float" office:value="-89.11239">
                <text:p>-89.11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425">
                <text:p>11425</text:p>
              </table:table-cell>
              <table:table-cell office:value-type="float" office:value="-89.83394">
                <text:p>-89.83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470">
                <text:p>11470</text:p>
              </table:table-cell>
              <table:table-cell office:value-type="float" office:value="-91.57899">
                <text:p>-91.57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514">
                <text:p>11514</text:p>
              </table:table-cell>
              <table:table-cell office:value-type="float" office:value="-91.9085">
                <text:p>-91.9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559">
                <text:p>11559</text:p>
              </table:table-cell>
              <table:table-cell office:value-type="float" office:value="-92.28762">
                <text:p>-92.28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604">
                <text:p>11604</text:p>
              </table:table-cell>
              <table:table-cell office:value-type="float" office:value="-91.35526">
                <text:p>-91.35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648">
                <text:p>11648</text:p>
              </table:table-cell>
              <table:table-cell office:value-type="float" office:value="-92.27499">
                <text:p>-92.27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693">
                <text:p>11693</text:p>
              </table:table-cell>
              <table:table-cell office:value-type="float" office:value="-91.42372">
                <text:p>-91.42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737">
                <text:p>11737</text:p>
              </table:table-cell>
              <table:table-cell office:value-type="float" office:value="-93.4075">
                <text:p>-93.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782">
                <text:p>11782</text:p>
              </table:table-cell>
              <table:table-cell office:value-type="float" office:value="-91.90042">
                <text:p>-91.90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826">
                <text:p>11826</text:p>
              </table:table-cell>
              <table:table-cell office:value-type="float" office:value="-94.49847">
                <text:p>-94.49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871">
                <text:p>11871</text:p>
              </table:table-cell>
              <table:table-cell office:value-type="float" office:value="-92.46769">
                <text:p>-92.46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915">
                <text:p>11915</text:p>
              </table:table-cell>
              <table:table-cell office:value-type="float" office:value="-94.21284">
                <text:p>-94.21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960">
                <text:p>11960</text:p>
              </table:table-cell>
              <table:table-cell office:value-type="float" office:value="-92.30772">
                <text:p>-92.30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004">
                <text:p>12004</text:p>
              </table:table-cell>
              <table:table-cell office:value-type="float" office:value="-93.13532">
                <text:p>-93.13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049">
                <text:p>12049</text:p>
              </table:table-cell>
              <table:table-cell office:value-type="float" office:value="-93.52268">
                <text:p>-93.52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094">
                <text:p>12094</text:p>
              </table:table-cell>
              <table:table-cell office:value-type="float" office:value="-91.69924">
                <text:p>-91.69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138">
                <text:p>12138</text:p>
              </table:table-cell>
              <table:table-cell office:value-type="float" office:value="-92.41064">
                <text:p>-92.4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183">
                <text:p>12183</text:p>
              </table:table-cell>
              <table:table-cell office:value-type="float" office:value="-91.56636">
                <text:p>-91.56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227">
                <text:p>12227</text:p>
              </table:table-cell>
              <table:table-cell office:value-type="float" office:value="-91.50825">
                <text:p>-91.50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272">
                <text:p>12272</text:p>
              </table:table-cell>
              <table:table-cell office:value-type="float" office:value="-90.3886">
                <text:p>-90.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316">
                <text:p>12316</text:p>
              </table:table-cell>
              <table:table-cell office:value-type="float" office:value="-89.30964">
                <text:p>-89.30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2361">
                <text:p>12361</text:p>
              </table:table-cell>
              <table:table-cell office:value-type="float" office:value="-90.33609">
                <text:p>-90.33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405">
                <text:p>12405</text:p>
              </table:table-cell>
              <table:table-cell office:value-type="float" office:value="-89.98441">
                <text:p>-89.98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450">
                <text:p>12450</text:p>
              </table:table-cell>
              <table:table-cell office:value-type="float" office:value="-89.43028">
                <text:p>-89.43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494">
                <text:p>12494</text:p>
              </table:table-cell>
              <table:table-cell office:value-type="float" office:value="-88.64817">
                <text:p>-88.64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539">
                <text:p>12539</text:p>
              </table:table-cell>
              <table:table-cell office:value-type="float" office:value="-87.71567">
                <text:p>-87.71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584">
                <text:p>12584</text:p>
              </table:table-cell>
              <table:table-cell office:value-type="float" office:value="-87.8553">
                <text:p>-87.8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628">
                <text:p>12628</text:p>
              </table:table-cell>
              <table:table-cell office:value-type="float" office:value="-87.01212">
                <text:p>-87.01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673">
                <text:p>12673</text:p>
              </table:table-cell>
              <table:table-cell office:value-type="float" office:value="-88.04661">
                <text:p>-88.04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2717">
                <text:p>12717</text:p>
              </table:table-cell>
              <table:table-cell office:value-type="float" office:value="-88.06796">
                <text:p>-88.06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2762">
                <text:p>12762</text:p>
              </table:table-cell>
              <table:table-cell office:value-type="float" office:value="-88.31616">
                <text:p>-88.31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806">
                <text:p>12806</text:p>
              </table:table-cell>
              <table:table-cell office:value-type="float" office:value="-89.57089">
                <text:p>-89.57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851">
                <text:p>12851</text:p>
              </table:table-cell>
              <table:table-cell office:value-type="float" office:value="-88.51822">
                <text:p>-88.51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895">
                <text:p>12895</text:p>
              </table:table-cell>
              <table:table-cell office:value-type="float" office:value="-90.72647">
                <text:p>-90.72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2940">
                <text:p>12940</text:p>
              </table:table-cell>
              <table:table-cell office:value-type="float" office:value="-89.40704">
                <text:p>-89.40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2984">
                <text:p>12984</text:p>
              </table:table-cell>
              <table:table-cell office:value-type="float" office:value="-87.8654">
                <text:p>-87.8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3029">
                <text:p>13029</text:p>
              </table:table-cell>
              <table:table-cell office:value-type="float" office:value="-88.5918">
                <text:p>-88.5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3073">
                <text:p>13073</text:p>
              </table:table-cell>
              <table:table-cell office:value-type="float" office:value="-89.62112">
                <text:p>-89.6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3118">
                <text:p>13118</text:p>
              </table:table-cell>
              <table:table-cell office:value-type="float" office:value="-89.56759">
                <text:p>-89.56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3163">
                <text:p>13163</text:p>
              </table:table-cell>
              <table:table-cell office:value-type="float" office:value="-91.1557">
                <text:p>-91.1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3207">
                <text:p>13207</text:p>
              </table:table-cell>
              <table:table-cell office:value-type="float" office:value="-91.54924">
                <text:p>-91.54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3252">
                <text:p>13252</text:p>
              </table:table-cell>
              <table:table-cell office:value-type="float" office:value="-91.33644">
                <text:p>-91.33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3296">
                <text:p>13296</text:p>
              </table:table-cell>
              <table:table-cell office:value-type="float" office:value="-92.40017">
                <text:p>-92.4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3341">
                <text:p>13341</text:p>
              </table:table-cell>
              <table:table-cell office:value-type="float" office:value="-92.81602">
                <text:p>-92.81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3385">
                <text:p>13385</text:p>
              </table:table-cell>
              <table:table-cell office:value-type="float" office:value="-91.67636">
                <text:p>-91.67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3430">
                <text:p>13430</text:p>
              </table:table-cell>
              <table:table-cell office:value-type="float" office:value="-90.82084">
                <text:p>-90.82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3474">
                <text:p>13474</text:p>
              </table:table-cell>
              <table:table-cell office:value-type="float" office:value="-91.31232">
                <text:p>-91.3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519">
                <text:p>13519</text:p>
              </table:table-cell>
              <table:table-cell office:value-type="float" office:value="-93.89167">
                <text:p>-93.8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3563">
                <text:p>13563</text:p>
              </table:table-cell>
              <table:table-cell office:value-type="float" office:value="-95.53374">
                <text:p>-95.53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3608">
                <text:p>13608</text:p>
              </table:table-cell>
              <table:table-cell office:value-type="float" office:value="-95.65106">
                <text:p>-95.65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3653">
                <text:p>13653</text:p>
              </table:table-cell>
              <table:table-cell office:value-type="float" office:value="-95.86455">
                <text:p>-95.86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3697">
                <text:p>13697</text:p>
              </table:table-cell>
              <table:table-cell office:value-type="float" office:value="-89.00664">
                <text:p>-89.00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3742">
                <text:p>13742</text:p>
              </table:table-cell>
              <table:table-cell office:value-type="float" office:value="-90.66657">
                <text:p>-90.66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3786">
                <text:p>13786</text:p>
              </table:table-cell>
              <table:table-cell office:value-type="float" office:value="-91.17987">
                <text:p>-91.17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3831">
                <text:p>13831</text:p>
              </table:table-cell>
              <table:table-cell office:value-type="float" office:value="-90.53313">
                <text:p>-90.53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3875">
                <text:p>13875</text:p>
              </table:table-cell>
              <table:table-cell office:value-type="float" office:value="-90.14081">
                <text:p>-90.14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3920">
                <text:p>13920</text:p>
              </table:table-cell>
              <table:table-cell office:value-type="float" office:value="-89.67085">
                <text:p>-89.67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3964">
                <text:p>13964</text:p>
              </table:table-cell>
              <table:table-cell office:value-type="float" office:value="-93.05619">
                <text:p>-93.05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009">
                <text:p>14009</text:p>
              </table:table-cell>
              <table:table-cell office:value-type="float" office:value="-93.06336">
                <text:p>-93.06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053">
                <text:p>14053</text:p>
              </table:table-cell>
              <table:table-cell office:value-type="float" office:value="-92.05634">
                <text:p>-92.05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098">
                <text:p>14098</text:p>
              </table:table-cell>
              <table:table-cell office:value-type="float" office:value="-91.46812">
                <text:p>-91.46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143">
                <text:p>14143</text:p>
              </table:table-cell>
              <table:table-cell office:value-type="float" office:value="-93.43124">
                <text:p>-93.43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4187">
                <text:p>14187</text:p>
              </table:table-cell>
              <table:table-cell office:value-type="float" office:value="-92.97263">
                <text:p>-92.97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232">
                <text:p>14232</text:p>
              </table:table-cell>
              <table:table-cell office:value-type="float" office:value="-90.95981">
                <text:p>-90.95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4276">
                <text:p>14276</text:p>
              </table:table-cell>
              <table:table-cell office:value-type="float" office:value="-92.49282">
                <text:p>-92.49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4321">
                <text:p>14321</text:p>
              </table:table-cell>
              <table:table-cell office:value-type="float" office:value="-88.20615">
                <text:p>-88.20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4365">
                <text:p>14365</text:p>
              </table:table-cell>
              <table:table-cell office:value-type="float" office:value="-90.66602">
                <text:p>-90.66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410">
                <text:p>14410</text:p>
              </table:table-cell>
              <table:table-cell office:value-type="float" office:value="-90.05156">
                <text:p>-90.0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4454">
                <text:p>14454</text:p>
              </table:table-cell>
              <table:table-cell office:value-type="float" office:value="-95.14024">
                <text:p>-95.1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4499">
                <text:p>14499</text:p>
              </table:table-cell>
              <table:table-cell office:value-type="float" office:value="-94.3444">
                <text:p>-94.3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4543">
                <text:p>14543</text:p>
              </table:table-cell>
              <table:table-cell office:value-type="float" office:value="-91.14802">
                <text:p>-91.14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4588">
                <text:p>14588</text:p>
              </table:table-cell>
              <table:table-cell office:value-type="float" office:value="-93.32776">
                <text:p>-93.32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4633">
                <text:p>14633</text:p>
              </table:table-cell>
              <table:table-cell office:value-type="float" office:value="-93.55235">
                <text:p>-93.55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4677">
                <text:p>14677</text:p>
              </table:table-cell>
              <table:table-cell office:value-type="float" office:value="-92.63509">
                <text:p>-92.63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4722">
                <text:p>14722</text:p>
              </table:table-cell>
              <table:table-cell office:value-type="float" office:value="-92.15986">
                <text:p>-92.15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4766">
                <text:p>14766</text:p>
              </table:table-cell>
              <table:table-cell office:value-type="float" office:value="-93.76964">
                <text:p>-93.76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4811">
                <text:p>14811</text:p>
              </table:table-cell>
              <table:table-cell office:value-type="float" office:value="-91.96262">
                <text:p>-91.96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4855">
                <text:p>14855</text:p>
              </table:table-cell>
              <table:table-cell office:value-type="float" office:value="-94.09476">
                <text:p>-94.09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4900">
                <text:p>14900</text:p>
              </table:table-cell>
              <table:table-cell office:value-type="float" office:value="-93.42161">
                <text:p>-93.42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4944">
                <text:p>14944</text:p>
              </table:table-cell>
              <table:table-cell office:value-type="float" office:value="-97.42693">
                <text:p>-97.42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4989">
                <text:p>14989</text:p>
              </table:table-cell>
              <table:table-cell office:value-type="float" office:value="-94.85569">
                <text:p>-94.85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5033">
                <text:p>15033</text:p>
              </table:table-cell>
              <table:table-cell office:value-type="float" office:value="-93.93554">
                <text:p>-93.93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5078">
                <text:p>15078</text:p>
              </table:table-cell>
              <table:table-cell office:value-type="float" office:value="-94.4059">
                <text:p>-94.4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122">
                <text:p>15122</text:p>
              </table:table-cell>
              <table:table-cell office:value-type="float" office:value="-95.14657">
                <text:p>-95.14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167">
                <text:p>15167</text:p>
              </table:table-cell>
              <table:table-cell office:value-type="float" office:value="-94.38824">
                <text:p>-94.38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212">
                <text:p>15212</text:p>
              </table:table-cell>
              <table:table-cell office:value-type="float" office:value="-97.02482">
                <text:p>-97.02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5256">
                <text:p>15256</text:p>
              </table:table-cell>
              <table:table-cell office:value-type="float" office:value="-97.94551">
                <text:p>-97.94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5301">
                <text:p>15301</text:p>
              </table:table-cell>
              <table:table-cell office:value-type="float" office:value="-97.91137">
                <text:p>-97.9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5345">
                <text:p>15345</text:p>
              </table:table-cell>
              <table:table-cell office:value-type="float" office:value="-97.08352">
                <text:p>-97.08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390">
                <text:p>15390</text:p>
              </table:table-cell>
              <table:table-cell office:value-type="float" office:value="-96.45651">
                <text:p>-96.45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5434">
                <text:p>15434</text:p>
              </table:table-cell>
              <table:table-cell office:value-type="float" office:value="-95.05444">
                <text:p>-95.05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479">
                <text:p>15479</text:p>
              </table:table-cell>
              <table:table-cell office:value-type="float" office:value="-100.24014">
                <text:p>-100.24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523">
                <text:p>15523</text:p>
              </table:table-cell>
              <table:table-cell office:value-type="float" office:value="-98.30913">
                <text:p>-98.30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5568">
                <text:p>15568</text:p>
              </table:table-cell>
              <table:table-cell office:value-type="float" office:value="-96.56089">
                <text:p>-96.56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5612">
                <text:p>15612</text:p>
              </table:table-cell>
              <table:table-cell office:value-type="float" office:value="-95.92579">
                <text:p>-95.92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5657">
                <text:p>15657</text:p>
              </table:table-cell>
              <table:table-cell office:value-type="float" office:value="-99.30556">
                <text:p>-99.30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5702">
                <text:p>15702</text:p>
              </table:table-cell>
              <table:table-cell office:value-type="float" office:value="-97.00759">
                <text:p>-97.00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5746">
                <text:p>15746</text:p>
              </table:table-cell>
              <table:table-cell office:value-type="float" office:value="-98.7116">
                <text:p>-98.7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5791">
                <text:p>15791</text:p>
              </table:table-cell>
              <table:table-cell office:value-type="float" office:value="-95.38834">
                <text:p>-95.38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5835">
                <text:p>15835</text:p>
              </table:table-cell>
              <table:table-cell office:value-type="float" office:value="-94.03817">
                <text:p>-94.03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5880">
                <text:p>15880</text:p>
              </table:table-cell>
              <table:table-cell office:value-type="float" office:value="-98.7678">
                <text:p>-98.7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5924">
                <text:p>15924</text:p>
              </table:table-cell>
              <table:table-cell office:value-type="float" office:value="-97.2886">
                <text:p>-97.2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5969">
                <text:p>15969</text:p>
              </table:table-cell>
              <table:table-cell office:value-type="float" office:value="-97.70118">
                <text:p>-97.70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6013">
                <text:p>16013</text:p>
              </table:table-cell>
              <table:table-cell office:value-type="float" office:value="-95.99097">
                <text:p>-95.99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6058">
                <text:p>16058</text:p>
              </table:table-cell>
              <table:table-cell office:value-type="float" office:value="-95.87065">
                <text:p>-95.87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6102">
                <text:p>16102</text:p>
              </table:table-cell>
              <table:table-cell office:value-type="float" office:value="-95.40438">
                <text:p>-95.40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6147">
                <text:p>16147</text:p>
              </table:table-cell>
              <table:table-cell office:value-type="float" office:value="-91.94405">
                <text:p>-91.94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6192">
                <text:p>16192</text:p>
              </table:table-cell>
              <table:table-cell office:value-type="float" office:value="-91.23384">
                <text:p>-91.23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6236">
                <text:p>16236</text:p>
              </table:table-cell>
              <table:table-cell office:value-type="float" office:value="-89.89105">
                <text:p>-89.89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6281">
                <text:p>16281</text:p>
              </table:table-cell>
              <table:table-cell office:value-type="float" office:value="-90.3964">
                <text:p>-90.3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6325">
                <text:p>16325</text:p>
              </table:table-cell>
              <table:table-cell office:value-type="float" office:value="-90.03614">
                <text:p>-90.03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6370">
                <text:p>16370</text:p>
              </table:table-cell>
              <table:table-cell office:value-type="float" office:value="-91.56374">
                <text:p>-91.56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6414">
                <text:p>16414</text:p>
              </table:table-cell>
              <table:table-cell office:value-type="float" office:value="-92.48932">
                <text:p>-92.48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6459">
                <text:p>16459</text:p>
              </table:table-cell>
              <table:table-cell office:value-type="float" office:value="-93.34936">
                <text:p>-93.34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503">
                <text:p>16503</text:p>
              </table:table-cell>
              <table:table-cell office:value-type="float" office:value="-94.627">
                <text:p>-94.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6548">
                <text:p>16548</text:p>
              </table:table-cell>
              <table:table-cell office:value-type="float" office:value="-94.41282">
                <text:p>-94.41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6592">
                <text:p>16592</text:p>
              </table:table-cell>
              <table:table-cell office:value-type="float" office:value="-98.10471">
                <text:p>-98.10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637">
                <text:p>16637</text:p>
              </table:table-cell>
              <table:table-cell office:value-type="float" office:value="-96.7723">
                <text:p>-96.7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6682">
                <text:p>16682</text:p>
              </table:table-cell>
              <table:table-cell office:value-type="float" office:value="-94.7812">
                <text:p>-94.7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726">
                <text:p>16726</text:p>
              </table:table-cell>
              <table:table-cell office:value-type="float" office:value="-96.30365">
                <text:p>-96.30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6771">
                <text:p>16771</text:p>
              </table:table-cell>
              <table:table-cell office:value-type="float" office:value="-96.21278">
                <text:p>-96.2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815">
                <text:p>16815</text:p>
              </table:table-cell>
              <table:table-cell office:value-type="float" office:value="-95.03977">
                <text:p>-95.03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6860">
                <text:p>16860</text:p>
              </table:table-cell>
              <table:table-cell office:value-type="float" office:value="-96.69057">
                <text:p>-96.69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6904">
                <text:p>16904</text:p>
              </table:table-cell>
              <table:table-cell office:value-type="float" office:value="-96.69027">
                <text:p>-96.69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6949">
                <text:p>16949</text:p>
              </table:table-cell>
              <table:table-cell office:value-type="float" office:value="-99.00776">
                <text:p>-99.00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6993">
                <text:p>16993</text:p>
              </table:table-cell>
              <table:table-cell office:value-type="float" office:value="-97.68043">
                <text:p>-97.68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7038">
                <text:p>17038</text:p>
              </table:table-cell>
              <table:table-cell office:value-type="float" office:value="-96.35879">
                <text:p>-96.35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7082">
                <text:p>17082</text:p>
              </table:table-cell>
              <table:table-cell office:value-type="float" office:value="-97.05186">
                <text:p>-97.05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7127">
                <text:p>17127</text:p>
              </table:table-cell>
              <table:table-cell office:value-type="float" office:value="-95.91782">
                <text:p>-95.91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7171">
                <text:p>17171</text:p>
              </table:table-cell>
              <table:table-cell office:value-type="float" office:value="-96.837">
                <text:p>-96.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7216">
                <text:p>17216</text:p>
              </table:table-cell>
              <table:table-cell office:value-type="float" office:value="-99.2592">
                <text:p>-99.2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7261">
                <text:p>17261</text:p>
              </table:table-cell>
              <table:table-cell office:value-type="float" office:value="-99.73051">
                <text:p>-99.73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7305">
                <text:p>17305</text:p>
              </table:table-cell>
              <table:table-cell office:value-type="float" office:value="-99.70944">
                <text:p>-99.70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7350">
                <text:p>17350</text:p>
              </table:table-cell>
              <table:table-cell office:value-type="float" office:value="-97.50696">
                <text:p>-97.50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394">
                <text:p>17394</text:p>
              </table:table-cell>
              <table:table-cell office:value-type="float" office:value="-94.38794">
                <text:p>-94.38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7439">
                <text:p>17439</text:p>
              </table:table-cell>
              <table:table-cell office:value-type="float" office:value="-92.01585">
                <text:p>-92.01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7483">
                <text:p>17483</text:p>
              </table:table-cell>
              <table:table-cell office:value-type="float" office:value="-89.68241">
                <text:p>-89.68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7528">
                <text:p>17528</text:p>
              </table:table-cell>
              <table:table-cell office:value-type="float" office:value="-89.81088">
                <text:p>-89.8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7572">
                <text:p>17572</text:p>
              </table:table-cell>
              <table:table-cell office:value-type="float" office:value="-91.75074">
                <text:p>-91.75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7617">
                <text:p>17617</text:p>
              </table:table-cell>
              <table:table-cell office:value-type="float" office:value="-91.27215">
                <text:p>-91.27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7661">
                <text:p>17661</text:p>
              </table:table-cell>
              <table:table-cell office:value-type="float" office:value="-95.24011">
                <text:p>-95.24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7706">
                <text:p>17706</text:p>
              </table:table-cell>
              <table:table-cell office:value-type="float" office:value="-95.83599">
                <text:p>-95.83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7751">
                <text:p>17751</text:p>
              </table:table-cell>
              <table:table-cell office:value-type="float" office:value="-97.62903">
                <text:p>-97.62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7795">
                <text:p>17795</text:p>
              </table:table-cell>
              <table:table-cell office:value-type="float" office:value="-98.0014">
                <text:p>-98.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7840">
                <text:p>17840</text:p>
              </table:table-cell>
              <table:table-cell office:value-type="float" office:value="-97.18131">
                <text:p>-97.18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7884">
                <text:p>17884</text:p>
              </table:table-cell>
              <table:table-cell office:value-type="float" office:value="-97.35732">
                <text:p>-97.35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7929">
                <text:p>17929</text:p>
              </table:table-cell>
              <table:table-cell office:value-type="float" office:value="-95.94603">
                <text:p>-95.94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7973">
                <text:p>17973</text:p>
              </table:table-cell>
              <table:table-cell office:value-type="float" office:value="-95.62055">
                <text:p>-95.62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8018">
                <text:p>18018</text:p>
              </table:table-cell>
              <table:table-cell office:value-type="float" office:value="-95.91782">
                <text:p>-95.91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8062">
                <text:p>18062</text:p>
              </table:table-cell>
              <table:table-cell office:value-type="float" office:value="-96.23045">
                <text:p>-96.23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8107">
                <text:p>18107</text:p>
              </table:table-cell>
              <table:table-cell office:value-type="float" office:value="-96.46325">
                <text:p>-96.46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8151">
                <text:p>18151</text:p>
              </table:table-cell>
              <table:table-cell office:value-type="float" office:value="-98.88113">
                <text:p>-98.88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8196">
                <text:p>18196</text:p>
              </table:table-cell>
              <table:table-cell office:value-type="float" office:value="-95.94819">
                <text:p>-95.94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8241">
                <text:p>18241</text:p>
              </table:table-cell>
              <table:table-cell office:value-type="float" office:value="-99.09149">
                <text:p>-99.0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8285">
                <text:p>18285</text:p>
              </table:table-cell>
              <table:table-cell office:value-type="float" office:value="-96.28911">
                <text:p>-96.28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8330">
                <text:p>18330</text:p>
              </table:table-cell>
              <table:table-cell office:value-type="float" office:value="-97.97421">
                <text:p>-97.97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8374">
                <text:p>18374</text:p>
              </table:table-cell>
              <table:table-cell office:value-type="float" office:value="-98.17219">
                <text:p>-98.17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8419">
                <text:p>18419</text:p>
              </table:table-cell>
              <table:table-cell office:value-type="float" office:value="-98.2935">
                <text:p>-98.2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8463">
                <text:p>18463</text:p>
              </table:table-cell>
              <table:table-cell office:value-type="float" office:value="-98.73293">
                <text:p>-98.73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8508">
                <text:p>18508</text:p>
              </table:table-cell>
              <table:table-cell office:value-type="float" office:value="-97.54234">
                <text:p>-97.54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8552">
                <text:p>18552</text:p>
              </table:table-cell>
              <table:table-cell office:value-type="float" office:value="-96.5804">
                <text:p>-96.5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8597">
                <text:p>18597</text:p>
              </table:table-cell>
              <table:table-cell office:value-type="float" office:value="-95.31516">
                <text:p>-95.31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8641">
                <text:p>18641</text:p>
              </table:table-cell>
              <table:table-cell office:value-type="float" office:value="-96.31412">
                <text:p>-96.3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8686">
                <text:p>18686</text:p>
              </table:table-cell>
              <table:table-cell office:value-type="float" office:value="-94.087">
                <text:p>-94.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8731">
                <text:p>18731</text:p>
              </table:table-cell>
              <table:table-cell office:value-type="float" office:value="-95.52452">
                <text:p>-95.52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8775">
                <text:p>18775</text:p>
              </table:table-cell>
              <table:table-cell office:value-type="float" office:value="-92.94424">
                <text:p>-92.94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8820">
                <text:p>18820</text:p>
              </table:table-cell>
              <table:table-cell office:value-type="float" office:value="-93.80837">
                <text:p>-93.80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8864">
                <text:p>18864</text:p>
              </table:table-cell>
              <table:table-cell office:value-type="float" office:value="-94.78024">
                <text:p>-94.78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8909">
                <text:p>18909</text:p>
              </table:table-cell>
              <table:table-cell office:value-type="float" office:value="-95.42813">
                <text:p>-95.42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8953">
                <text:p>18953</text:p>
              </table:table-cell>
              <table:table-cell office:value-type="float" office:value="-99.42">
                <text:p>-99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8998">
                <text:p>18998</text:p>
              </table:table-cell>
              <table:table-cell office:value-type="float" office:value="-100.14181">
                <text:p>-100.14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9042">
                <text:p>19042</text:p>
              </table:table-cell>
              <table:table-cell office:value-type="float" office:value="-101.86789">
                <text:p>-101.86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9087">
                <text:p>19087</text:p>
              </table:table-cell>
              <table:table-cell office:value-type="float" office:value="-102.7641">
                <text:p>-102.7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9131">
                <text:p>19131</text:p>
              </table:table-cell>
              <table:table-cell office:value-type="float" office:value="-100.92941">
                <text:p>-100.92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9176">
                <text:p>19176</text:p>
              </table:table-cell>
              <table:table-cell office:value-type="float" office:value="-103.3223">
                <text:p>-103.3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9220">
                <text:p>19220</text:p>
              </table:table-cell>
              <table:table-cell office:value-type="float" office:value="-99.56112">
                <text:p>-99.56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9265">
                <text:p>19265</text:p>
              </table:table-cell>
              <table:table-cell office:value-type="float" office:value="-101.62222">
                <text:p>-101.6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9310">
                <text:p>19310</text:p>
              </table:table-cell>
              <table:table-cell office:value-type="float" office:value="-100.62276">
                <text:p>-100.62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9354">
                <text:p>19354</text:p>
              </table:table-cell>
              <table:table-cell office:value-type="float" office:value="-101.2584">
                <text:p>-101.2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9399">
                <text:p>19399</text:p>
              </table:table-cell>
              <table:table-cell office:value-type="float" office:value="-99.60476">
                <text:p>-99.60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9443">
                <text:p>19443</text:p>
              </table:table-cell>
              <table:table-cell office:value-type="float" office:value="-100.52106">
                <text:p>-100.52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9488">
                <text:p>19488</text:p>
              </table:table-cell>
              <table:table-cell office:value-type="float" office:value="-100.83765">
                <text:p>-100.83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9532">
                <text:p>19532</text:p>
              </table:table-cell>
              <table:table-cell office:value-type="float" office:value="-102.36434">
                <text:p>-102.36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9577">
                <text:p>19577</text:p>
              </table:table-cell>
              <table:table-cell office:value-type="float" office:value="-99.2169">
                <text:p>-99.2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9621">
                <text:p>19621</text:p>
              </table:table-cell>
              <table:table-cell office:value-type="float" office:value="-99.75374">
                <text:p>-99.75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9666">
                <text:p>19666</text:p>
              </table:table-cell>
              <table:table-cell office:value-type="float" office:value="-99.83561">
                <text:p>-99.83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9710">
                <text:p>19710</text:p>
              </table:table-cell>
              <table:table-cell office:value-type="float" office:value="-99.93332">
                <text:p>-99.93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9755">
                <text:p>19755</text:p>
              </table:table-cell>
              <table:table-cell office:value-type="float" office:value="-98.04702">
                <text:p>-98.04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9800">
                <text:p>19800</text:p>
              </table:table-cell>
              <table:table-cell office:value-type="float" office:value="-100.92118">
                <text:p>-100.92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9844">
                <text:p>19844</text:p>
              </table:table-cell>
              <table:table-cell office:value-type="float" office:value="-99.27202">
                <text:p>-99.27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9889">
                <text:p>19889</text:p>
              </table:table-cell>
              <table:table-cell office:value-type="float" office:value="-96.69895">
                <text:p>-96.69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9933">
                <text:p>19933</text:p>
              </table:table-cell>
              <table:table-cell office:value-type="float" office:value="-96.84878">
                <text:p>-96.84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9978">
                <text:p>19978</text:p>
              </table:table-cell>
              <table:table-cell office:value-type="float" office:value="-94.87418">
                <text:p>-94.87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0022">
                <text:p>20022</text:p>
              </table:table-cell>
              <table:table-cell office:value-type="float" office:value="-91.95769">
                <text:p>-91.95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0067">
                <text:p>20067</text:p>
              </table:table-cell>
              <table:table-cell office:value-type="float" office:value="-93.1929">
                <text:p>-93.1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0111">
                <text:p>20111</text:p>
              </table:table-cell>
              <table:table-cell office:value-type="float" office:value="-93.85093">
                <text:p>-93.85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0156">
                <text:p>20156</text:p>
              </table:table-cell>
              <table:table-cell office:value-type="float" office:value="-97.1141">
                <text:p>-97.1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0200">
                <text:p>20200</text:p>
              </table:table-cell>
              <table:table-cell office:value-type="float" office:value="-98.51137">
                <text:p>-98.5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0245">
                <text:p>20245</text:p>
              </table:table-cell>
              <table:table-cell office:value-type="float" office:value="-98.03824">
                <text:p>-98.0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0290">
                <text:p>20290</text:p>
              </table:table-cell>
              <table:table-cell office:value-type="float" office:value="-97.49496">
                <text:p>-97.49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0334">
                <text:p>20334</text:p>
              </table:table-cell>
              <table:table-cell office:value-type="float" office:value="-99.48527">
                <text:p>-99.48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0379">
                <text:p>20379</text:p>
              </table:table-cell>
              <table:table-cell office:value-type="float" office:value="-98.2388">
                <text:p>-98.2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0423">
                <text:p>20423</text:p>
              </table:table-cell>
              <table:table-cell office:value-type="float" office:value="-97.87063">
                <text:p>-97.87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0468">
                <text:p>20468</text:p>
              </table:table-cell>
              <table:table-cell office:value-type="float" office:value="-97.90705">
                <text:p>-97.90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0512">
                <text:p>20512</text:p>
              </table:table-cell>
              <table:table-cell office:value-type="float" office:value="-100.04172">
                <text:p>-100.04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0557">
                <text:p>20557</text:p>
              </table:table-cell>
              <table:table-cell office:value-type="float" office:value="-101.609">
                <text:p>-101.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0601">
                <text:p>20601</text:p>
              </table:table-cell>
              <table:table-cell office:value-type="float" office:value="-100.88178">
                <text:p>-100.88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0646">
                <text:p>20646</text:p>
              </table:table-cell>
              <table:table-cell office:value-type="float" office:value="-100.22625">
                <text:p>-100.2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0690">
                <text:p>20690</text:p>
              </table:table-cell>
              <table:table-cell office:value-type="float" office:value="-98.78889">
                <text:p>-98.7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0735">
                <text:p>20735</text:p>
              </table:table-cell>
              <table:table-cell office:value-type="float" office:value="-99.61472">
                <text:p>-99.6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0780">
                <text:p>20780</text:p>
              </table:table-cell>
              <table:table-cell office:value-type="float" office:value="-103.13078">
                <text:p>-103.13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0824">
                <text:p>20824</text:p>
              </table:table-cell>
              <table:table-cell office:value-type="float" office:value="-101.94208">
                <text:p>-101.94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0869">
                <text:p>20869</text:p>
              </table:table-cell>
              <table:table-cell office:value-type="float" office:value="-100.95841">
                <text:p>-100.95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0913">
                <text:p>20913</text:p>
              </table:table-cell>
              <table:table-cell office:value-type="float" office:value="-102.94015">
                <text:p>-102.94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0958">
                <text:p>20958</text:p>
              </table:table-cell>
              <table:table-cell office:value-type="float" office:value="-103.51453">
                <text:p>-103.51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1002">
                <text:p>21002</text:p>
              </table:table-cell>
              <table:table-cell office:value-type="float" office:value="-102.5272">
                <text:p>-102.5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1047">
                <text:p>21047</text:p>
              </table:table-cell>
              <table:table-cell office:value-type="float" office:value="-100.8714">
                <text:p>-100.8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1091">
                <text:p>21091</text:p>
              </table:table-cell>
              <table:table-cell office:value-type="float" office:value="-100.93222">
                <text:p>-100.93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1136">
                <text:p>21136</text:p>
              </table:table-cell>
              <table:table-cell office:value-type="float" office:value="-99.52086">
                <text:p>-99.52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1180">
                <text:p>21180</text:p>
              </table:table-cell>
              <table:table-cell office:value-type="float" office:value="-101.38353">
                <text:p>-101.38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1225">
                <text:p>21225</text:p>
              </table:table-cell>
              <table:table-cell office:value-type="float" office:value="-100.06403">
                <text:p>-100.06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1269">
                <text:p>21269</text:p>
              </table:table-cell>
              <table:table-cell office:value-type="float" office:value="-100.55363">
                <text:p>-100.55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1314">
                <text:p>21314</text:p>
              </table:table-cell>
              <table:table-cell office:value-type="float" office:value="-100.44953">
                <text:p>-100.44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1359">
                <text:p>21359</text:p>
              </table:table-cell>
              <table:table-cell office:value-type="float" office:value="-100.30238">
                <text:p>-100.30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1403">
                <text:p>21403</text:p>
              </table:table-cell>
              <table:table-cell office:value-type="float" office:value="-100.85924">
                <text:p>-100.85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1448">
                <text:p>21448</text:p>
              </table:table-cell>
              <table:table-cell office:value-type="float" office:value="-100.8205">
                <text:p>-100.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1492">
                <text:p>21492</text:p>
              </table:table-cell>
              <table:table-cell office:value-type="float" office:value="-99.52843">
                <text:p>-99.52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1537">
                <text:p>21537</text:p>
              </table:table-cell>
              <table:table-cell office:value-type="float" office:value="-101.25119">
                <text:p>-101.25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1581">
                <text:p>21581</text:p>
              </table:table-cell>
              <table:table-cell office:value-type="float" office:value="-101.1915">
                <text:p>-101.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1626">
                <text:p>21626</text:p>
              </table:table-cell>
              <table:table-cell office:value-type="float" office:value="-99.96671">
                <text:p>-99.96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1670">
                <text:p>21670</text:p>
              </table:table-cell>
              <table:table-cell office:value-type="float" office:value="-99.13012">
                <text:p>-99.13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1715">
                <text:p>21715</text:p>
              </table:table-cell>
              <table:table-cell office:value-type="float" office:value="-100.20356">
                <text:p>-100.20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1759">
                <text:p>21759</text:p>
              </table:table-cell>
              <table:table-cell office:value-type="float" office:value="-97.48865">
                <text:p>-97.48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1804">
                <text:p>21804</text:p>
              </table:table-cell>
              <table:table-cell office:value-type="float" office:value="-97.05809">
                <text:p>-97.05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1849">
                <text:p>21849</text:p>
              </table:table-cell>
              <table:table-cell office:value-type="float" office:value="-99.18999">
                <text:p>-99.18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1893">
                <text:p>21893</text:p>
              </table:table-cell>
              <table:table-cell office:value-type="float" office:value="-97.63117">
                <text:p>-97.63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1938">
                <text:p>21938</text:p>
              </table:table-cell>
              <table:table-cell office:value-type="float" office:value="-100.06794">
                <text:p>-100.06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1982">
                <text:p>21982</text:p>
              </table:table-cell>
              <table:table-cell office:value-type="float" office:value="-98.35261">
                <text:p>-98.35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2027">
                <text:p>22027</text:p>
              </table:table-cell>
              <table:table-cell office:value-type="float" office:value="-98.70499">
                <text:p>-98.70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2071">
                <text:p>22071</text:p>
              </table:table-cell>
              <table:table-cell office:value-type="float" office:value="-98.88915">
                <text:p>-98.88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2116">
                <text:p>22116</text:p>
              </table:table-cell>
              <table:table-cell office:value-type="float" office:value="-98.20526">
                <text:p>-98.20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2160">
                <text:p>22160</text:p>
              </table:table-cell>
              <table:table-cell office:value-type="float" office:value="-99.06359">
                <text:p>-99.06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2205">
                <text:p>22205</text:p>
              </table:table-cell>
              <table:table-cell office:value-type="float" office:value="-99.78902">
                <text:p>-99.7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2249">
                <text:p>22249</text:p>
              </table:table-cell>
              <table:table-cell office:value-type="float" office:value="-102.61153">
                <text:p>-102.6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2294">
                <text:p>22294</text:p>
              </table:table-cell>
              <table:table-cell office:value-type="float" office:value="-99.59907">
                <text:p>-99.59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2339">
                <text:p>22339</text:p>
              </table:table-cell>
              <table:table-cell office:value-type="float" office:value="-99.99884">
                <text:p>-99.99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2383">
                <text:p>22383</text:p>
              </table:table-cell>
              <table:table-cell office:value-type="float" office:value="-97.05594">
                <text:p>-97.05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2428">
                <text:p>22428</text:p>
              </table:table-cell>
              <table:table-cell office:value-type="float" office:value="-96.89355">
                <text:p>-96.8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2472">
                <text:p>22472</text:p>
              </table:table-cell>
              <table:table-cell office:value-type="float" office:value="-93.73429">
                <text:p>-93.73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2517">
                <text:p>22517</text:p>
              </table:table-cell>
              <table:table-cell office:value-type="float" office:value="-92.328">
                <text:p>-92.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2561">
                <text:p>22561</text:p>
              </table:table-cell>
              <table:table-cell office:value-type="float" office:value="-94.4155">
                <text:p>-94.4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2606">
                <text:p>22606</text:p>
              </table:table-cell>
              <table:table-cell office:value-type="float" office:value="-93.93118">
                <text:p>-93.9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2650">
                <text:p>22650</text:p>
              </table:table-cell>
              <table:table-cell office:value-type="float" office:value="-95.22737">
                <text:p>-95.22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2695">
                <text:p>22695</text:p>
              </table:table-cell>
              <table:table-cell office:value-type="float" office:value="-98.98131">
                <text:p>-98.98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2739">
                <text:p>22739</text:p>
              </table:table-cell>
              <table:table-cell office:value-type="float" office:value="-100.51188">
                <text:p>-100.51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2784">
                <text:p>22784</text:p>
              </table:table-cell>
              <table:table-cell office:value-type="float" office:value="-102.17343">
                <text:p>-102.17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2829">
                <text:p>22829</text:p>
              </table:table-cell>
              <table:table-cell office:value-type="float" office:value="-102.30079">
                <text:p>-102.30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2873">
                <text:p>22873</text:p>
              </table:table-cell>
              <table:table-cell office:value-type="float" office:value="-100.37812">
                <text:p>-100.37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2918">
                <text:p>22918</text:p>
              </table:table-cell>
              <table:table-cell office:value-type="float" office:value="-102.68205">
                <text:p>-102.6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2962">
                <text:p>22962</text:p>
              </table:table-cell>
              <table:table-cell office:value-type="float" office:value="-102.46576">
                <text:p>-102.46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3007">
                <text:p>23007</text:p>
              </table:table-cell>
              <table:table-cell office:value-type="float" office:value="-99.14309">
                <text:p>-99.14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3051">
                <text:p>23051</text:p>
              </table:table-cell>
              <table:table-cell office:value-type="float" office:value="-102.04195">
                <text:p>-102.04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3096">
                <text:p>23096</text:p>
              </table:table-cell>
              <table:table-cell office:value-type="float" office:value="-99.35852">
                <text:p>-99.35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3140">
                <text:p>23140</text:p>
              </table:table-cell>
              <table:table-cell office:value-type="float" office:value="-100.11475">
                <text:p>-100.11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3185">
                <text:p>23185</text:p>
              </table:table-cell>
              <table:table-cell office:value-type="float" office:value="-99.14456">
                <text:p>-99.14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3229">
                <text:p>23229</text:p>
              </table:table-cell>
              <table:table-cell office:value-type="float" office:value="-103.38101">
                <text:p>-103.38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3274">
                <text:p>23274</text:p>
              </table:table-cell>
              <table:table-cell office:value-type="float" office:value="-99.82797">
                <text:p>-99.82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3318">
                <text:p>23318</text:p>
              </table:table-cell>
              <table:table-cell office:value-type="float" office:value="-98.34382">
                <text:p>-98.34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3363">
                <text:p>23363</text:p>
              </table:table-cell>
              <table:table-cell office:value-type="float" office:value="-99.96493">
                <text:p>-99.96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3408">
                <text:p>23408</text:p>
              </table:table-cell>
              <table:table-cell office:value-type="float" office:value="-98.45201">
                <text:p>-98.45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3452">
                <text:p>23452</text:p>
              </table:table-cell>
              <table:table-cell office:value-type="float" office:value="-99.33907">
                <text:p>-99.33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3497">
                <text:p>23497</text:p>
              </table:table-cell>
              <table:table-cell office:value-type="float" office:value="-100.31439">
                <text:p>-100.31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3541">
                <text:p>23541</text:p>
              </table:table-cell>
              <table:table-cell office:value-type="float" office:value="-96.57265">
                <text:p>-96.57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3586">
                <text:p>23586</text:p>
              </table:table-cell>
              <table:table-cell office:value-type="float" office:value="-98.77293">
                <text:p>-98.77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3630">
                <text:p>23630</text:p>
              </table:table-cell>
              <table:table-cell office:value-type="float" office:value="-101.46041">
                <text:p>-101.46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3675">
                <text:p>23675</text:p>
              </table:table-cell>
              <table:table-cell office:value-type="float" office:value="-98.90494">
                <text:p>-98.90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3719">
                <text:p>23719</text:p>
              </table:table-cell>
              <table:table-cell office:value-type="float" office:value="-97.95557">
                <text:p>-97.95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3764">
                <text:p>23764</text:p>
              </table:table-cell>
              <table:table-cell office:value-type="float" office:value="-95.53872">
                <text:p>-95.53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3808">
                <text:p>23808</text:p>
              </table:table-cell>
              <table:table-cell office:value-type="float" office:value="-94.76905">
                <text:p>-94.76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3853">
                <text:p>23853</text:p>
              </table:table-cell>
              <table:table-cell office:value-type="float" office:value="-96.54909">
                <text:p>-96.54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3898">
                <text:p>23898</text:p>
              </table:table-cell>
              <table:table-cell office:value-type="float" office:value="-97.05132">
                <text:p>-97.05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3942">
                <text:p>23942</text:p>
              </table:table-cell>
              <table:table-cell office:value-type="float" office:value="-97.63486">
                <text:p>-97.63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3987">
                <text:p>23987</text:p>
              </table:table-cell>
              <table:table-cell office:value-type="float" office:value="-98.0801">
                <text:p>-98.0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4031">
                <text:p>24031</text:p>
              </table:table-cell>
              <table:table-cell office:value-type="float" office:value="-99.24399">
                <text:p>-99.24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076">
                <text:p>24076</text:p>
              </table:table-cell>
              <table:table-cell office:value-type="float" office:value="-97.59444">
                <text:p>-97.59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4120">
                <text:p>24120</text:p>
              </table:table-cell>
              <table:table-cell office:value-type="float" office:value="-98.95301">
                <text:p>-98.95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4165">
                <text:p>24165</text:p>
              </table:table-cell>
              <table:table-cell office:value-type="float" office:value="-97.77517">
                <text:p>-97.77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4209">
                <text:p>24209</text:p>
              </table:table-cell>
              <table:table-cell office:value-type="float" office:value="-99.22278">
                <text:p>-99.22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254">
                <text:p>24254</text:p>
              </table:table-cell>
              <table:table-cell office:value-type="float" office:value="-98.64312">
                <text:p>-98.64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4298">
                <text:p>24298</text:p>
              </table:table-cell>
              <table:table-cell office:value-type="float" office:value="-99.2053">
                <text:p>-99.2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343">
                <text:p>24343</text:p>
              </table:table-cell>
              <table:table-cell office:value-type="float" office:value="-99.88746">
                <text:p>-99.88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388">
                <text:p>24388</text:p>
              </table:table-cell>
              <table:table-cell office:value-type="float" office:value="-99.0527">
                <text:p>-99.0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4432">
                <text:p>24432</text:p>
              </table:table-cell>
              <table:table-cell office:value-type="float" office:value="-99.35539">
                <text:p>-99.35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4477">
                <text:p>24477</text:p>
              </table:table-cell>
              <table:table-cell office:value-type="float" office:value="-99.82671">
                <text:p>-99.82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4521">
                <text:p>24521</text:p>
              </table:table-cell>
              <table:table-cell office:value-type="float" office:value="-100.43695">
                <text:p>-100.43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4566">
                <text:p>24566</text:p>
              </table:table-cell>
              <table:table-cell office:value-type="float" office:value="-102.2547">
                <text:p>-102.2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4610">
                <text:p>24610</text:p>
              </table:table-cell>
              <table:table-cell office:value-type="float" office:value="-101.81894">
                <text:p>-101.81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4655">
                <text:p>24655</text:p>
              </table:table-cell>
              <table:table-cell office:value-type="float" office:value="-106.59422">
                <text:p>-106.59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4699">
                <text:p>24699</text:p>
              </table:table-cell>
              <table:table-cell office:value-type="float" office:value="-102.08188">
                <text:p>-102.08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4744">
                <text:p>24744</text:p>
              </table:table-cell>
              <table:table-cell office:value-type="float" office:value="-102.15848">
                <text:p>-102.15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4788">
                <text:p>24788</text:p>
              </table:table-cell>
              <table:table-cell office:value-type="float" office:value="-102.15594">
                <text:p>-102.15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4833">
                <text:p>24833</text:p>
              </table:table-cell>
              <table:table-cell office:value-type="float" office:value="-100.29801">
                <text:p>-100.29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4878">
                <text:p>24878</text:p>
              </table:table-cell>
              <table:table-cell office:value-type="float" office:value="-101.0464">
                <text:p>-101.0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4922">
                <text:p>24922</text:p>
              </table:table-cell>
              <table:table-cell office:value-type="float" office:value="-98.44694">
                <text:p>-98.44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4967">
                <text:p>24967</text:p>
              </table:table-cell>
              <table:table-cell office:value-type="float" office:value="-98.8533">
                <text:p>-98.8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5011">
                <text:p>25011</text:p>
              </table:table-cell>
              <table:table-cell office:value-type="float" office:value="-98.61793">
                <text:p>-98.61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5056">
                <text:p>25056</text:p>
              </table:table-cell>
              <table:table-cell office:value-type="float" office:value="-100.74697">
                <text:p>-100.7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5100">
                <text:p>25100</text:p>
              </table:table-cell>
              <table:table-cell office:value-type="float" office:value="-97.50181">
                <text:p>-97.50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5145">
                <text:p>25145</text:p>
              </table:table-cell>
              <table:table-cell office:value-type="float" office:value="-97.87395">
                <text:p>-97.87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189">
                <text:p>25189</text:p>
              </table:table-cell>
              <table:table-cell office:value-type="float" office:value="-99.73915">
                <text:p>-99.73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5234">
                <text:p>25234</text:p>
              </table:table-cell>
              <table:table-cell office:value-type="float" office:value="-99.49614">
                <text:p>-99.49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5278">
                <text:p>25278</text:p>
              </table:table-cell>
              <table:table-cell office:value-type="float" office:value="-100.55874">
                <text:p>-100.55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5323">
                <text:p>25323</text:p>
              </table:table-cell>
              <table:table-cell office:value-type="float" office:value="-97.47382">
                <text:p>-97.47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5367">
                <text:p>25367</text:p>
              </table:table-cell>
              <table:table-cell office:value-type="float" office:value="-98.39362">
                <text:p>-98.3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5412">
                <text:p>25412</text:p>
              </table:table-cell>
              <table:table-cell office:value-type="float" office:value="-97.52655">
                <text:p>-97.5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5457">
                <text:p>25457</text:p>
              </table:table-cell>
              <table:table-cell office:value-type="float" office:value="-97.99947">
                <text:p>-97.99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5501">
                <text:p>25501</text:p>
              </table:table-cell>
              <table:table-cell office:value-type="float" office:value="-98.03795">
                <text:p>-98.03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5546">
                <text:p>25546</text:p>
              </table:table-cell>
              <table:table-cell office:value-type="float" office:value="-99.06564">
                <text:p>-99.06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5590">
                <text:p>25590</text:p>
              </table:table-cell>
              <table:table-cell office:value-type="float" office:value="-97.18311">
                <text:p>-97.18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5635">
                <text:p>25635</text:p>
              </table:table-cell>
              <table:table-cell office:value-type="float" office:value="-100.22218">
                <text:p>-100.2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5679">
                <text:p>25679</text:p>
              </table:table-cell>
              <table:table-cell office:value-type="float" office:value="-97.63277">
                <text:p>-97.63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5724">
                <text:p>25724</text:p>
              </table:table-cell>
              <table:table-cell office:value-type="float" office:value="-96.34439">
                <text:p>-96.34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5768">
                <text:p>25768</text:p>
              </table:table-cell>
              <table:table-cell office:value-type="float" office:value="-100.07784">
                <text:p>-100.07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5813">
                <text:p>25813</text:p>
              </table:table-cell>
              <table:table-cell office:value-type="float" office:value="-101.68468">
                <text:p>-101.68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5857">
                <text:p>25857</text:p>
              </table:table-cell>
              <table:table-cell office:value-type="float" office:value="-96.27368">
                <text:p>-96.2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5902">
                <text:p>25902</text:p>
              </table:table-cell>
              <table:table-cell office:value-type="float" office:value="-97.84487">
                <text:p>-97.84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5947">
                <text:p>25947</text:p>
              </table:table-cell>
              <table:table-cell office:value-type="float" office:value="-98.02491">
                <text:p>-98.02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5991">
                <text:p>25991</text:p>
              </table:table-cell>
              <table:table-cell office:value-type="float" office:value="-98.42704">
                <text:p>-98.42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6036">
                <text:p>26036</text:p>
              </table:table-cell>
              <table:table-cell office:value-type="float" office:value="-98.1091">
                <text:p>-98.1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6080">
                <text:p>26080</text:p>
              </table:table-cell>
              <table:table-cell office:value-type="float" office:value="-99.74369">
                <text:p>-99.74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6125">
                <text:p>26125</text:p>
              </table:table-cell>
              <table:table-cell office:value-type="float" office:value="-101.07413">
                <text:p>-101.07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6169">
                <text:p>26169</text:p>
              </table:table-cell>
              <table:table-cell office:value-type="float" office:value="-97.15293">
                <text:p>-97.15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6214">
                <text:p>26214</text:p>
              </table:table-cell>
              <table:table-cell office:value-type="float" office:value="-102.07992">
                <text:p>-102.07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6258">
                <text:p>26258</text:p>
              </table:table-cell>
              <table:table-cell office:value-type="float" office:value="-100.23749">
                <text:p>-100.23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6303">
                <text:p>26303</text:p>
              </table:table-cell>
              <table:table-cell office:value-type="float" office:value="-101.36199">
                <text:p>-101.36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6347">
                <text:p>26347</text:p>
              </table:table-cell>
              <table:table-cell office:value-type="float" office:value="-103.99694">
                <text:p>-103.99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6392">
                <text:p>26392</text:p>
              </table:table-cell>
              <table:table-cell office:value-type="float" office:value="-102.7722">
                <text:p>-102.7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6437">
                <text:p>26437</text:p>
              </table:table-cell>
              <table:table-cell office:value-type="float" office:value="-102.51001">
                <text:p>-102.5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6481">
                <text:p>26481</text:p>
              </table:table-cell>
              <table:table-cell office:value-type="float" office:value="-100.59999">
                <text:p>-100.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6526">
                <text:p>26526</text:p>
              </table:table-cell>
              <table:table-cell office:value-type="float" office:value="-102.97628">
                <text:p>-102.97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6570">
                <text:p>26570</text:p>
              </table:table-cell>
              <table:table-cell office:value-type="float" office:value="-99.99787">
                <text:p>-99.9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6615">
                <text:p>26615</text:p>
              </table:table-cell>
              <table:table-cell office:value-type="float" office:value="-101.77546">
                <text:p>-101.77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6659">
                <text:p>26659</text:p>
              </table:table-cell>
              <table:table-cell office:value-type="float" office:value="-101.69442">
                <text:p>-101.69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6704">
                <text:p>26704</text:p>
              </table:table-cell>
              <table:table-cell office:value-type="float" office:value="-100.40839">
                <text:p>-100.40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6748">
                <text:p>26748</text:p>
              </table:table-cell>
              <table:table-cell office:value-type="float" office:value="-98.76811">
                <text:p>-98.76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6793">
                <text:p>26793</text:p>
              </table:table-cell>
              <table:table-cell office:value-type="float" office:value="-98.37488">
                <text:p>-98.37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6837">
                <text:p>26837</text:p>
              </table:table-cell>
              <table:table-cell office:value-type="float" office:value="-98.81187">
                <text:p>-98.8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6882">
                <text:p>26882</text:p>
              </table:table-cell>
              <table:table-cell office:value-type="float" office:value="-98.71285">
                <text:p>-98.7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6927">
                <text:p>26927</text:p>
              </table:table-cell>
              <table:table-cell office:value-type="float" office:value="-97.73286">
                <text:p>-97.73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6971">
                <text:p>26971</text:p>
              </table:table-cell>
              <table:table-cell office:value-type="float" office:value="-98.45363">
                <text:p>-98.45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7016">
                <text:p>27016</text:p>
              </table:table-cell>
              <table:table-cell office:value-type="float" office:value="-98.39324">
                <text:p>-98.39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7060">
                <text:p>27060</text:p>
              </table:table-cell>
              <table:table-cell office:value-type="float" office:value="-97.33925">
                <text:p>-97.33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7105">
                <text:p>27105</text:p>
              </table:table-cell>
              <table:table-cell office:value-type="float" office:value="-96.82449">
                <text:p>-96.82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7149">
                <text:p>27149</text:p>
              </table:table-cell>
              <table:table-cell office:value-type="float" office:value="-97.11007">
                <text:p>-97.1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7194">
                <text:p>27194</text:p>
              </table:table-cell>
              <table:table-cell office:value-type="float" office:value="-97.0943">
                <text:p>-97.0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7238">
                <text:p>27238</text:p>
              </table:table-cell>
              <table:table-cell office:value-type="float" office:value="-96.54915">
                <text:p>-96.5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7283">
                <text:p>27283</text:p>
              </table:table-cell>
              <table:table-cell office:value-type="float" office:value="-96.44796">
                <text:p>-96.44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7327">
                <text:p>27327</text:p>
              </table:table-cell>
              <table:table-cell office:value-type="float" office:value="-99.133">
                <text:p>-99.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7372">
                <text:p>27372</text:p>
              </table:table-cell>
              <table:table-cell office:value-type="float" office:value="-97.5875">
                <text:p>-97.5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7416">
                <text:p>27416</text:p>
              </table:table-cell>
              <table:table-cell office:value-type="float" office:value="-96.64026">
                <text:p>-96.64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7461">
                <text:p>27461</text:p>
              </table:table-cell>
              <table:table-cell office:value-type="float" office:value="-94.65231">
                <text:p>-94.65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7506">
                <text:p>27506</text:p>
              </table:table-cell>
              <table:table-cell office:value-type="float" office:value="-95.25181">
                <text:p>-95.25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7550">
                <text:p>27550</text:p>
              </table:table-cell>
              <table:table-cell office:value-type="float" office:value="-96.41175">
                <text:p>-96.41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7595">
                <text:p>27595</text:p>
              </table:table-cell>
              <table:table-cell office:value-type="float" office:value="-95.4204">
                <text:p>-95.4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7639">
                <text:p>27639</text:p>
              </table:table-cell>
              <table:table-cell office:value-type="float" office:value="-95.07163">
                <text:p>-95.07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7684">
                <text:p>27684</text:p>
              </table:table-cell>
              <table:table-cell office:value-type="float" office:value="-97.28438">
                <text:p>-97.28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7728">
                <text:p>27728</text:p>
              </table:table-cell>
              <table:table-cell office:value-type="float" office:value="-97.20534">
                <text:p>-97.20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7773">
                <text:p>27773</text:p>
              </table:table-cell>
              <table:table-cell office:value-type="float" office:value="-98.21757">
                <text:p>-98.21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7817">
                <text:p>27817</text:p>
              </table:table-cell>
              <table:table-cell office:value-type="float" office:value="-98.43351">
                <text:p>-98.43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7862">
                <text:p>27862</text:p>
              </table:table-cell>
              <table:table-cell office:value-type="float" office:value="-100.70274">
                <text:p>-100.70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7906">
                <text:p>27906</text:p>
              </table:table-cell>
              <table:table-cell office:value-type="float" office:value="-98.25639">
                <text:p>-98.25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7951">
                <text:p>27951</text:p>
              </table:table-cell>
              <table:table-cell office:value-type="float" office:value="-99.54032">
                <text:p>-99.54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7996">
                <text:p>27996</text:p>
              </table:table-cell>
              <table:table-cell office:value-type="float" office:value="-99.546">
                <text:p>-99.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8040">
                <text:p>28040</text:p>
              </table:table-cell>
              <table:table-cell office:value-type="float" office:value="-100.74022">
                <text:p>-100.74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8085">
                <text:p>28085</text:p>
              </table:table-cell>
              <table:table-cell office:value-type="float" office:value="-100.72098">
                <text:p>-100.72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8129">
                <text:p>28129</text:p>
              </table:table-cell>
              <table:table-cell office:value-type="float" office:value="-101.59566">
                <text:p>-101.59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8174">
                <text:p>28174</text:p>
              </table:table-cell>
              <table:table-cell office:value-type="float" office:value="-100.08837">
                <text:p>-100.08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8218">
                <text:p>28218</text:p>
              </table:table-cell>
              <table:table-cell office:value-type="float" office:value="-101.22195">
                <text:p>-101.22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8263">
                <text:p>28263</text:p>
              </table:table-cell>
              <table:table-cell office:value-type="float" office:value="-101.36332">
                <text:p>-101.36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8307">
                <text:p>28307</text:p>
              </table:table-cell>
              <table:table-cell office:value-type="float" office:value="-101.22232">
                <text:p>-101.22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8352">
                <text:p>28352</text:p>
              </table:table-cell>
              <table:table-cell office:value-type="float" office:value="-101.91621">
                <text:p>-101.91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8396">
                <text:p>28396</text:p>
              </table:table-cell>
              <table:table-cell office:value-type="float" office:value="-101.01781">
                <text:p>-101.01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8441">
                <text:p>28441</text:p>
              </table:table-cell>
              <table:table-cell office:value-type="float" office:value="-99.7205">
                <text:p>-99.7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8486">
                <text:p>28486</text:p>
              </table:table-cell>
              <table:table-cell office:value-type="float" office:value="-100.58735">
                <text:p>-100.58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8530">
                <text:p>28530</text:p>
              </table:table-cell>
              <table:table-cell office:value-type="float" office:value="-100.35868">
                <text:p>-100.35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8575">
                <text:p>28575</text:p>
              </table:table-cell>
              <table:table-cell office:value-type="float" office:value="-102.40938">
                <text:p>-102.40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8619">
                <text:p>28619</text:p>
              </table:table-cell>
              <table:table-cell office:value-type="float" office:value="-99.16026">
                <text:p>-99.16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8664">
                <text:p>28664</text:p>
              </table:table-cell>
              <table:table-cell office:value-type="float" office:value="-100.23056">
                <text:p>-100.23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8708">
                <text:p>28708</text:p>
              </table:table-cell>
              <table:table-cell office:value-type="float" office:value="-100.16049">
                <text:p>-100.16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8753">
                <text:p>28753</text:p>
              </table:table-cell>
              <table:table-cell office:value-type="float" office:value="-98.22232">
                <text:p>-98.22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8797">
                <text:p>28797</text:p>
              </table:table-cell>
              <table:table-cell office:value-type="float" office:value="-98.52137">
                <text:p>-98.52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8842">
                <text:p>28842</text:p>
              </table:table-cell>
              <table:table-cell office:value-type="float" office:value="-99.4075">
                <text:p>-99.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8886">
                <text:p>28886</text:p>
              </table:table-cell>
              <table:table-cell office:value-type="float" office:value="-98.48025">
                <text:p>-98.48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8931">
                <text:p>28931</text:p>
              </table:table-cell>
              <table:table-cell office:value-type="float" office:value="-97.80819">
                <text:p>-97.80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8976">
                <text:p>28976</text:p>
              </table:table-cell>
              <table:table-cell office:value-type="float" office:value="-96.76097">
                <text:p>-96.76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9020">
                <text:p>29020</text:p>
              </table:table-cell>
              <table:table-cell office:value-type="float" office:value="-97.09688">
                <text:p>-97.09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9065">
                <text:p>29065</text:p>
              </table:table-cell>
              <table:table-cell office:value-type="float" office:value="-97.74215">
                <text:p>-97.74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9109">
                <text:p>29109</text:p>
              </table:table-cell>
              <table:table-cell office:value-type="float" office:value="-98.80044">
                <text:p>-98.80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9154">
                <text:p>29154</text:p>
              </table:table-cell>
              <table:table-cell office:value-type="float" office:value="-97.28111">
                <text:p>-97.28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9198">
                <text:p>29198</text:p>
              </table:table-cell>
              <table:table-cell office:value-type="float" office:value="-97.64603">
                <text:p>-97.64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9243">
                <text:p>29243</text:p>
              </table:table-cell>
              <table:table-cell office:value-type="float" office:value="-97.17209">
                <text:p>-97.17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9287">
                <text:p>29287</text:p>
              </table:table-cell>
              <table:table-cell office:value-type="float" office:value="-96.4537">
                <text:p>-96.4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9332">
                <text:p>29332</text:p>
              </table:table-cell>
              <table:table-cell office:value-type="float" office:value="-96.83634">
                <text:p>-96.83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9376">
                <text:p>29376</text:p>
              </table:table-cell>
              <table:table-cell office:value-type="float" office:value="-98.00662">
                <text:p>-98.00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9421">
                <text:p>29421</text:p>
              </table:table-cell>
              <table:table-cell office:value-type="float" office:value="-98.08957">
                <text:p>-98.08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9465">
                <text:p>29465</text:p>
              </table:table-cell>
              <table:table-cell office:value-type="float" office:value="-97.95653">
                <text:p>-97.95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9510">
                <text:p>29510</text:p>
              </table:table-cell>
              <table:table-cell office:value-type="float" office:value="-98.63442">
                <text:p>-98.63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9555">
                <text:p>29555</text:p>
              </table:table-cell>
              <table:table-cell office:value-type="float" office:value="-98.45164">
                <text:p>-98.45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9599">
                <text:p>29599</text:p>
              </table:table-cell>
              <table:table-cell office:value-type="float" office:value="-100.25007">
                <text:p>-100.25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9644">
                <text:p>29644</text:p>
              </table:table-cell>
              <table:table-cell office:value-type="float" office:value="-98.81571">
                <text:p>-98.81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9688">
                <text:p>29688</text:p>
              </table:table-cell>
              <table:table-cell office:value-type="float" office:value="-99.59467">
                <text:p>-99.59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9733">
                <text:p>29733</text:p>
              </table:table-cell>
              <table:table-cell office:value-type="float" office:value="-100.47326">
                <text:p>-100.47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9777">
                <text:p>29777</text:p>
              </table:table-cell>
              <table:table-cell office:value-type="float" office:value="-100.65068">
                <text:p>-100.65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9822">
                <text:p>29822</text:p>
              </table:table-cell>
              <table:table-cell office:value-type="float" office:value="-99.0642">
                <text:p>-99.0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9866">
                <text:p>29866</text:p>
              </table:table-cell>
              <table:table-cell office:value-type="float" office:value="-98.59076">
                <text:p>-98.59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9911">
                <text:p>29911</text:p>
              </table:table-cell>
              <table:table-cell office:value-type="float" office:value="-99.62836">
                <text:p>-99.62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9955">
                <text:p>29955</text:p>
              </table:table-cell>
              <table:table-cell office:value-type="float" office:value="-99.48651">
                <text:p>-99.48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0000">
                <text:p>30000</text:p>
              </table:table-cell>
              <table:table-cell office:value-type="float" office:value="-101.12648">
                <text:p>-101.1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0000">
                <text:p>30000</text:p>
              </table:table-cell>
              <table:table-cell office:value-type="float" office:value="-101.9411">
                <text:p>-101.941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0156">
                <text:p>30156</text:p>
              </table:table-cell>
              <table:table-cell office:value-type="float" office:value="-100.40849">
                <text:p>-100.40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0312">
                <text:p>30312</text:p>
              </table:table-cell>
              <table:table-cell office:value-type="float" office:value="-101.33736">
                <text:p>-101.33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0468">
                <text:p>30468</text:p>
              </table:table-cell>
              <table:table-cell office:value-type="float" office:value="-101.60001">
                <text:p>-101.6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0624">
                <text:p>30624</text:p>
              </table:table-cell>
              <table:table-cell office:value-type="float" office:value="-100.62032">
                <text:p>-100.6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0780">
                <text:p>30780</text:p>
              </table:table-cell>
              <table:table-cell office:value-type="float" office:value="-99.78165">
                <text:p>-99.78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0935">
                <text:p>30935</text:p>
              </table:table-cell>
              <table:table-cell office:value-type="float" office:value="-97.05311">
                <text:p>-97.0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1091">
                <text:p>31091</text:p>
              </table:table-cell>
              <table:table-cell office:value-type="float" office:value="-98.11359">
                <text:p>-98.11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1247">
                <text:p>31247</text:p>
              </table:table-cell>
              <table:table-cell office:value-type="float" office:value="-96.90415">
                <text:p>-96.90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1403">
                <text:p>31403</text:p>
              </table:table-cell>
              <table:table-cell office:value-type="float" office:value="-98.78292">
                <text:p>-98.78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1559">
                <text:p>31559</text:p>
              </table:table-cell>
              <table:table-cell office:value-type="float" office:value="-98.9118">
                <text:p>-98.9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1715">
                <text:p>31715</text:p>
              </table:table-cell>
              <table:table-cell office:value-type="float" office:value="-99.05975">
                <text:p>-99.05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1871">
                <text:p>31871</text:p>
              </table:table-cell>
              <table:table-cell office:value-type="float" office:value="-103.22889">
                <text:p>-103.22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2027">
                <text:p>32027</text:p>
              </table:table-cell>
              <table:table-cell office:value-type="float" office:value="-104.52901">
                <text:p>-104.52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2183">
                <text:p>32183</text:p>
              </table:table-cell>
              <table:table-cell office:value-type="float" office:value="-100.99472">
                <text:p>-100.9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2339">
                <text:p>32339</text:p>
              </table:table-cell>
              <table:table-cell office:value-type="float" office:value="-101.00406">
                <text:p>-101.00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2494">
                <text:p>32494</text:p>
              </table:table-cell>
              <table:table-cell office:value-type="float" office:value="-100.10352">
                <text:p>-100.10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2650">
                <text:p>32650</text:p>
              </table:table-cell>
              <table:table-cell office:value-type="float" office:value="-98.16637">
                <text:p>-98.16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2806">
                <text:p>32806</text:p>
              </table:table-cell>
              <table:table-cell office:value-type="float" office:value="-99.92234">
                <text:p>-99.92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2962">
                <text:p>32962</text:p>
              </table:table-cell>
              <table:table-cell office:value-type="float" office:value="-99.35765">
                <text:p>-99.35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3118">
                <text:p>33118</text:p>
              </table:table-cell>
              <table:table-cell office:value-type="float" office:value="-100.45946">
                <text:p>-100.45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3274">
                <text:p>33274</text:p>
              </table:table-cell>
              <table:table-cell office:value-type="float" office:value="-99.79641">
                <text:p>-99.79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3430">
                <text:p>33430</text:p>
              </table:table-cell>
              <table:table-cell office:value-type="float" office:value="-99.28293">
                <text:p>-99.28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3586">
                <text:p>33586</text:p>
              </table:table-cell>
              <table:table-cell office:value-type="float" office:value="-99.5342">
                <text:p>-99.5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3742">
                <text:p>33742</text:p>
              </table:table-cell>
              <table:table-cell office:value-type="float" office:value="-100.00969">
                <text:p>-100.00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3898">
                <text:p>33898</text:p>
              </table:table-cell>
              <table:table-cell office:value-type="float" office:value="-101.4723">
                <text:p>-101.4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4053">
                <text:p>34053</text:p>
              </table:table-cell>
              <table:table-cell office:value-type="float" office:value="-104.31334">
                <text:p>-104.31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4209">
                <text:p>34209</text:p>
              </table:table-cell>
              <table:table-cell office:value-type="float" office:value="-102.41789">
                <text:p>-102.41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4365">
                <text:p>34365</text:p>
              </table:table-cell>
              <table:table-cell office:value-type="float" office:value="-103.1059">
                <text:p>-103.1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4521">
                <text:p>34521</text:p>
              </table:table-cell>
              <table:table-cell office:value-type="float" office:value="-100.46432">
                <text:p>-100.46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4677">
                <text:p>34677</text:p>
              </table:table-cell>
              <table:table-cell office:value-type="float" office:value="-98.3567">
                <text:p>-98.3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4833">
                <text:p>34833</text:p>
              </table:table-cell>
              <table:table-cell office:value-type="float" office:value="-98.08867">
                <text:p>-98.08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4989">
                <text:p>34989</text:p>
              </table:table-cell>
              <table:table-cell office:value-type="float" office:value="-99.36777">
                <text:p>-99.36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5145">
                <text:p>35145</text:p>
              </table:table-cell>
              <table:table-cell office:value-type="float" office:value="-100.71934">
                <text:p>-100.71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5301">
                <text:p>35301</text:p>
              </table:table-cell>
              <table:table-cell office:value-type="float" office:value="-103.15582">
                <text:p>-103.15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5457">
                <text:p>35457</text:p>
              </table:table-cell>
              <table:table-cell office:value-type="float" office:value="-103.83712">
                <text:p>-103.83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5612">
                <text:p>35612</text:p>
              </table:table-cell>
              <table:table-cell office:value-type="float" office:value="-106.43632">
                <text:p>-106.43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5768">
                <text:p>35768</text:p>
              </table:table-cell>
              <table:table-cell office:value-type="float" office:value="-105.36719">
                <text:p>-105.3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5924">
                <text:p>35924</text:p>
              </table:table-cell>
              <table:table-cell office:value-type="float" office:value="-100.79758">
                <text:p>-100.79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6080">
                <text:p>36080</text:p>
              </table:table-cell>
              <table:table-cell office:value-type="float" office:value="-102.60486">
                <text:p>-102.60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6236">
                <text:p>36236</text:p>
              </table:table-cell>
              <table:table-cell office:value-type="float" office:value="-98.35429">
                <text:p>-98.35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6392">
                <text:p>36392</text:p>
              </table:table-cell>
              <table:table-cell office:value-type="float" office:value="-97.57743">
                <text:p>-97.57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6548">
                <text:p>36548</text:p>
              </table:table-cell>
              <table:table-cell office:value-type="float" office:value="-101.59876">
                <text:p>-101.59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6704">
                <text:p>36704</text:p>
              </table:table-cell>
              <table:table-cell office:value-type="float" office:value="-99.49595">
                <text:p>-99.4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6860">
                <text:p>36860</text:p>
              </table:table-cell>
              <table:table-cell office:value-type="float" office:value="-101.06722">
                <text:p>-101.0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7016">
                <text:p>37016</text:p>
              </table:table-cell>
              <table:table-cell office:value-type="float" office:value="-101.17188">
                <text:p>-101.17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7171">
                <text:p>37171</text:p>
              </table:table-cell>
              <table:table-cell office:value-type="float" office:value="-100.77665">
                <text:p>-100.77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7327">
                <text:p>37327</text:p>
              </table:table-cell>
              <table:table-cell office:value-type="float" office:value="-104.34149">
                <text:p>-104.34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7483">
                <text:p>37483</text:p>
              </table:table-cell>
              <table:table-cell office:value-type="float" office:value="-106.06625">
                <text:p>-106.06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7639">
                <text:p>37639</text:p>
              </table:table-cell>
              <table:table-cell office:value-type="float" office:value="-103.06235">
                <text:p>-103.06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7795">
                <text:p>37795</text:p>
              </table:table-cell>
              <table:table-cell office:value-type="float" office:value="-103.62949">
                <text:p>-103.62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7951">
                <text:p>37951</text:p>
              </table:table-cell>
              <table:table-cell office:value-type="float" office:value="-103.48966">
                <text:p>-103.48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8107">
                <text:p>38107</text:p>
              </table:table-cell>
              <table:table-cell office:value-type="float" office:value="-102.63605">
                <text:p>-102.63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8263">
                <text:p>38263</text:p>
              </table:table-cell>
              <table:table-cell office:value-type="float" office:value="-100.23024">
                <text:p>-100.23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8419">
                <text:p>38419</text:p>
              </table:table-cell>
              <table:table-cell office:value-type="float" office:value="-100.59226">
                <text:p>-100.59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8575">
                <text:p>38575</text:p>
              </table:table-cell>
              <table:table-cell office:value-type="float" office:value="-100.84525">
                <text:p>-100.84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8731">
                <text:p>38731</text:p>
              </table:table-cell>
              <table:table-cell office:value-type="float" office:value="-99.8628">
                <text:p>-99.8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8886">
                <text:p>38886</text:p>
              </table:table-cell>
              <table:table-cell office:value-type="float" office:value="-104.76466">
                <text:p>-104.76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9042">
                <text:p>39042</text:p>
              </table:table-cell>
              <table:table-cell office:value-type="float" office:value="-103.79491">
                <text:p>-103.79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9198">
                <text:p>39198</text:p>
              </table:table-cell>
              <table:table-cell office:value-type="float" office:value="-107.46012">
                <text:p>-107.46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9354">
                <text:p>39354</text:p>
              </table:table-cell>
              <table:table-cell office:value-type="float" office:value="-104.21922">
                <text:p>-104.21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9510">
                <text:p>39510</text:p>
              </table:table-cell>
              <table:table-cell office:value-type="float" office:value="-105.78418">
                <text:p>-105.78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9666">
                <text:p>39666</text:p>
              </table:table-cell>
              <table:table-cell office:value-type="float" office:value="-104.53803">
                <text:p>-104.5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9822">
                <text:p>39822</text:p>
              </table:table-cell>
              <table:table-cell office:value-type="float" office:value="-103.00705">
                <text:p>-103.00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9978">
                <text:p>39978</text:p>
              </table:table-cell>
              <table:table-cell office:value-type="float" office:value="-99.11369">
                <text:p>-99.1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0134">
                <text:p>40134</text:p>
              </table:table-cell>
              <table:table-cell office:value-type="float" office:value="-99.60725">
                <text:p>-99.60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0290">
                <text:p>40290</text:p>
              </table:table-cell>
              <table:table-cell office:value-type="float" office:value="-100.38711">
                <text:p>-100.38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0445">
                <text:p>40445</text:p>
              </table:table-cell>
              <table:table-cell office:value-type="float" office:value="-101.73972">
                <text:p>-101.7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0601">
                <text:p>40601</text:p>
              </table:table-cell>
              <table:table-cell office:value-type="float" office:value="-102.863">
                <text:p>-102.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0757">
                <text:p>40757</text:p>
              </table:table-cell>
              <table:table-cell office:value-type="float" office:value="-102.32004">
                <text:p>-102.3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0913">
                <text:p>40913</text:p>
              </table:table-cell>
              <table:table-cell office:value-type="float" office:value="-104.34589">
                <text:p>-104.34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1069">
                <text:p>41069</text:p>
              </table:table-cell>
              <table:table-cell office:value-type="float" office:value="-107.86606">
                <text:p>-107.86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1225">
                <text:p>41225</text:p>
              </table:table-cell>
              <table:table-cell office:value-type="float" office:value="-102.90555">
                <text:p>-102.90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1381">
                <text:p>41381</text:p>
              </table:table-cell>
              <table:table-cell office:value-type="float" office:value="-104.49936">
                <text:p>-104.49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1537">
                <text:p>41537</text:p>
              </table:table-cell>
              <table:table-cell office:value-type="float" office:value="-105.72012">
                <text:p>-105.7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1693">
                <text:p>41693</text:p>
              </table:table-cell>
              <table:table-cell office:value-type="float" office:value="-101.83689">
                <text:p>-101.83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1849">
                <text:p>41849</text:p>
              </table:table-cell>
              <table:table-cell office:value-type="float" office:value="-101.9539">
                <text:p>-101.9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2004">
                <text:p>42004</text:p>
              </table:table-cell>
              <table:table-cell office:value-type="float" office:value="-101.87934">
                <text:p>-101.87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2160">
                <text:p>42160</text:p>
              </table:table-cell>
              <table:table-cell office:value-type="float" office:value="-102.20336">
                <text:p>-102.20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2316">
                <text:p>42316</text:p>
              </table:table-cell>
              <table:table-cell office:value-type="float" office:value="-101.03016">
                <text:p>-101.03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2472">
                <text:p>42472</text:p>
              </table:table-cell>
              <table:table-cell office:value-type="float" office:value="-100.91319">
                <text:p>-100.9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2628">
                <text:p>42628</text:p>
              </table:table-cell>
              <table:table-cell office:value-type="float" office:value="-103.58053">
                <text:p>-103.58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2784">
                <text:p>42784</text:p>
              </table:table-cell>
              <table:table-cell office:value-type="float" office:value="-102.5075">
                <text:p>-102.5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2940">
                <text:p>42940</text:p>
              </table:table-cell>
              <table:table-cell office:value-type="float" office:value="-108.87413">
                <text:p>-108.87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3096">
                <text:p>43096</text:p>
              </table:table-cell>
              <table:table-cell office:value-type="float" office:value="-106.35087">
                <text:p>-106.35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3252">
                <text:p>43252</text:p>
              </table:table-cell>
              <table:table-cell office:value-type="float" office:value="-102.75303">
                <text:p>-102.75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3408">
                <text:p>43408</text:p>
              </table:table-cell>
              <table:table-cell office:value-type="float" office:value="-104.30093">
                <text:p>-104.30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3563">
                <text:p>43563</text:p>
              </table:table-cell>
              <table:table-cell office:value-type="float" office:value="-102.56705">
                <text:p>-102.56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3719">
                <text:p>43719</text:p>
              </table:table-cell>
              <table:table-cell office:value-type="float" office:value="-101.39962">
                <text:p>-101.39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3875">
                <text:p>43875</text:p>
              </table:table-cell>
              <table:table-cell office:value-type="float" office:value="-103.30242">
                <text:p>-103.30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4031">
                <text:p>44031</text:p>
              </table:table-cell>
              <table:table-cell office:value-type="float" office:value="-101.19975">
                <text:p>-101.19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4187">
                <text:p>44187</text:p>
              </table:table-cell>
              <table:table-cell office:value-type="float" office:value="-102.59707">
                <text:p>-102.59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4343">
                <text:p>44343</text:p>
              </table:table-cell>
              <table:table-cell office:value-type="float" office:value="-101.48009">
                <text:p>-101.48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4499">
                <text:p>44499</text:p>
              </table:table-cell>
              <table:table-cell office:value-type="float" office:value="-104.38316">
                <text:p>-104.38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4655">
                <text:p>44655</text:p>
              </table:table-cell>
              <table:table-cell office:value-type="float" office:value="-104.88972">
                <text:p>-104.88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4811">
                <text:p>44811</text:p>
              </table:table-cell>
              <table:table-cell office:value-type="float" office:value="-107.43906">
                <text:p>-107.43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4967">
                <text:p>44967</text:p>
              </table:table-cell>
              <table:table-cell office:value-type="float" office:value="-106.34616">
                <text:p>-106.34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5122">
                <text:p>45122</text:p>
              </table:table-cell>
              <table:table-cell office:value-type="float" office:value="-105.49613">
                <text:p>-105.4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5278">
                <text:p>45278</text:p>
              </table:table-cell>
              <table:table-cell office:value-type="float" office:value="-103.49962">
                <text:p>-103.49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5434">
                <text:p>45434</text:p>
              </table:table-cell>
              <table:table-cell office:value-type="float" office:value="-102.16018">
                <text:p>-102.16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5590">
                <text:p>45590</text:p>
              </table:table-cell>
              <table:table-cell office:value-type="float" office:value="-102.9004">
                <text:p>-102.9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5746">
                <text:p>45746</text:p>
              </table:table-cell>
              <table:table-cell office:value-type="float" office:value="-102.43014">
                <text:p>-102.43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5902">
                <text:p>45902</text:p>
              </table:table-cell>
              <table:table-cell office:value-type="float" office:value="-105.05414">
                <text:p>-105.05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6058">
                <text:p>46058</text:p>
              </table:table-cell>
              <table:table-cell office:value-type="float" office:value="-102.54288">
                <text:p>-102.5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6214">
                <text:p>46214</text:p>
              </table:table-cell>
              <table:table-cell office:value-type="float" office:value="-100.95997">
                <text:p>-100.95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6370">
                <text:p>46370</text:p>
              </table:table-cell>
              <table:table-cell office:value-type="float" office:value="-102.10274">
                <text:p>-102.10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6526">
                <text:p>46526</text:p>
              </table:table-cell>
              <table:table-cell office:value-type="float" office:value="-105.1893">
                <text:p>-105.1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6682">
                <text:p>46682</text:p>
              </table:table-cell>
              <table:table-cell office:value-type="float" office:value="-107.66718">
                <text:p>-107.6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6837">
                <text:p>46837</text:p>
              </table:table-cell>
              <table:table-cell office:value-type="float" office:value="-105.43641">
                <text:p>-105.43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6993">
                <text:p>46993</text:p>
              </table:table-cell>
              <table:table-cell office:value-type="float" office:value="-102.4993">
                <text:p>-102.4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7149">
                <text:p>47149</text:p>
              </table:table-cell>
              <table:table-cell office:value-type="float" office:value="-103.85461">
                <text:p>-103.85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7305">
                <text:p>47305</text:p>
              </table:table-cell>
              <table:table-cell office:value-type="float" office:value="-101.34926">
                <text:p>-101.34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7461">
                <text:p>47461</text:p>
              </table:table-cell>
              <table:table-cell office:value-type="float" office:value="-102.44907">
                <text:p>-102.44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7617">
                <text:p>47617</text:p>
              </table:table-cell>
              <table:table-cell office:value-type="float" office:value="-101.73429">
                <text:p>-101.73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7773">
                <text:p>47773</text:p>
              </table:table-cell>
              <table:table-cell office:value-type="float" office:value="-103.06184">
                <text:p>-103.06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7929">
                <text:p>47929</text:p>
              </table:table-cell>
              <table:table-cell office:value-type="float" office:value="-103.40476">
                <text:p>-103.40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8085">
                <text:p>48085</text:p>
              </table:table-cell>
              <table:table-cell office:value-type="float" office:value="-105.51051">
                <text:p>-105.51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8241">
                <text:p>48241</text:p>
              </table:table-cell>
              <table:table-cell office:value-type="float" office:value="-105.80836">
                <text:p>-105.80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8396">
                <text:p>48396</text:p>
              </table:table-cell>
              <table:table-cell office:value-type="float" office:value="-107.20444">
                <text:p>-107.20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8552">
                <text:p>48552</text:p>
              </table:table-cell>
              <table:table-cell office:value-type="float" office:value="-106.71803">
                <text:p>-106.71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8708">
                <text:p>48708</text:p>
              </table:table-cell>
              <table:table-cell office:value-type="float" office:value="-102.06906">
                <text:p>-102.06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8864">
                <text:p>48864</text:p>
              </table:table-cell>
              <table:table-cell office:value-type="float" office:value="-102.93492">
                <text:p>-102.93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9020">
                <text:p>49020</text:p>
              </table:table-cell>
              <table:table-cell office:value-type="float" office:value="-103.31879">
                <text:p>-103.31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9176">
                <text:p>49176</text:p>
              </table:table-cell>
              <table:table-cell office:value-type="float" office:value="-103.36331">
                <text:p>-103.36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9332">
                <text:p>49332</text:p>
              </table:table-cell>
              <table:table-cell office:value-type="float" office:value="-101.46369">
                <text:p>-101.46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9488">
                <text:p>49488</text:p>
              </table:table-cell>
              <table:table-cell office:value-type="float" office:value="-103.62594">
                <text:p>-103.62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9644">
                <text:p>49644</text:p>
              </table:table-cell>
              <table:table-cell office:value-type="float" office:value="-102.27535">
                <text:p>-102.27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9800">
                <text:p>49800</text:p>
              </table:table-cell>
              <table:table-cell office:value-type="float" office:value="-103.83012">
                <text:p>-103.83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9955">
                <text:p>49955</text:p>
              </table:table-cell>
              <table:table-cell office:value-type="float" office:value="-103.54218">
                <text:p>-103.54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50111">
                <text:p>50111</text:p>
              </table:table-cell>
              <table:table-cell office:value-type="float" office:value="-103.26358">
                <text:p>-103.26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50267">
                <text:p>50267</text:p>
              </table:table-cell>
              <table:table-cell office:value-type="float" office:value="-107.44465">
                <text:p>-107.44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0423">
                <text:p>50423</text:p>
              </table:table-cell>
              <table:table-cell office:value-type="float" office:value="-104.45047">
                <text:p>-104.45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50579">
                <text:p>50579</text:p>
              </table:table-cell>
              <table:table-cell office:value-type="float" office:value="-106.21245">
                <text:p>-106.21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0735">
                <text:p>50735</text:p>
              </table:table-cell>
              <table:table-cell office:value-type="float" office:value="-105.09141">
                <text:p>-105.09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50891">
                <text:p>50891</text:p>
              </table:table-cell>
              <table:table-cell office:value-type="float" office:value="-103.5591">
                <text:p>-103.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51047">
                <text:p>51047</text:p>
              </table:table-cell>
              <table:table-cell office:value-type="float" office:value="-105.21524">
                <text:p>-105.21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51203">
                <text:p>51203</text:p>
              </table:table-cell>
              <table:table-cell office:value-type="float" office:value="-102.81242">
                <text:p>-102.81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51359">
                <text:p>51359</text:p>
              </table:table-cell>
              <table:table-cell office:value-type="float" office:value="-103.02312">
                <text:p>-103.02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51514">
                <text:p>51514</text:p>
              </table:table-cell>
              <table:table-cell office:value-type="float" office:value="-101.97258">
                <text:p>-101.97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51670">
                <text:p>51670</text:p>
              </table:table-cell>
              <table:table-cell office:value-type="float" office:value="-103.20736">
                <text:p>-103.20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51826">
                <text:p>51826</text:p>
              </table:table-cell>
              <table:table-cell office:value-type="float" office:value="-104.28585">
                <text:p>-104.28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51982">
                <text:p>51982</text:p>
              </table:table-cell>
              <table:table-cell office:value-type="float" office:value="-104.67875">
                <text:p>-104.67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2138">
                <text:p>52138</text:p>
              </table:table-cell>
              <table:table-cell office:value-type="float" office:value="-105.98155">
                <text:p>-105.98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2294">
                <text:p>52294</text:p>
              </table:table-cell>
              <table:table-cell office:value-type="float" office:value="-107.25961">
                <text:p>-107.25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2450">
                <text:p>52450</text:p>
              </table:table-cell>
              <table:table-cell office:value-type="float" office:value="-105.02384">
                <text:p>-105.02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2606">
                <text:p>52606</text:p>
              </table:table-cell>
              <table:table-cell office:value-type="float" office:value="-105.99845">
                <text:p>-105.99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2762">
                <text:p>52762</text:p>
              </table:table-cell>
              <table:table-cell office:value-type="float" office:value="-103.46456">
                <text:p>-103.46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2918">
                <text:p>52918</text:p>
              </table:table-cell>
              <table:table-cell office:value-type="float" office:value="-102.77047">
                <text:p>-102.77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3073">
                <text:p>53073</text:p>
              </table:table-cell>
              <table:table-cell office:value-type="float" office:value="-103.35796">
                <text:p>-103.35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3229">
                <text:p>53229</text:p>
              </table:table-cell>
              <table:table-cell office:value-type="float" office:value="-104.39189">
                <text:p>-104.39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3385">
                <text:p>53385</text:p>
              </table:table-cell>
              <table:table-cell office:value-type="float" office:value="-103.33118">
                <text:p>-103.3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3541">
                <text:p>53541</text:p>
              </table:table-cell>
              <table:table-cell office:value-type="float" office:value="-104.11328">
                <text:p>-104.1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3697">
                <text:p>53697</text:p>
              </table:table-cell>
              <table:table-cell office:value-type="float" office:value="-104.56454">
                <text:p>-104.56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3853">
                <text:p>53853</text:p>
              </table:table-cell>
              <table:table-cell office:value-type="float" office:value="-107.41906">
                <text:p>-107.41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4009">
                <text:p>54009</text:p>
              </table:table-cell>
              <table:table-cell office:value-type="float" office:value="-108.39054">
                <text:p>-108.39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4165">
                <text:p>54165</text:p>
              </table:table-cell>
              <table:table-cell office:value-type="float" office:value="-106.92703">
                <text:p>-106.92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4321">
                <text:p>54321</text:p>
              </table:table-cell>
              <table:table-cell office:value-type="float" office:value="-104.7718">
                <text:p>-104.7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4477">
                <text:p>54477</text:p>
              </table:table-cell>
              <table:table-cell office:value-type="float" office:value="-105.0875">
                <text:p>-105.0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4633">
                <text:p>54633</text:p>
              </table:table-cell>
              <table:table-cell office:value-type="float" office:value="-104.84616">
                <text:p>-104.84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4788">
                <text:p>54788</text:p>
              </table:table-cell>
              <table:table-cell office:value-type="float" office:value="-102.41578">
                <text:p>-102.41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4944">
                <text:p>54944</text:p>
              </table:table-cell>
              <table:table-cell office:value-type="float" office:value="-102.01036">
                <text:p>-102.0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5100">
                <text:p>55100</text:p>
              </table:table-cell>
              <table:table-cell office:value-type="float" office:value="-102.66075">
                <text:p>-102.6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5256">
                <text:p>55256</text:p>
              </table:table-cell>
              <table:table-cell office:value-type="float" office:value="-103.28875">
                <text:p>-103.28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5412">
                <text:p>55412</text:p>
              </table:table-cell>
              <table:table-cell office:value-type="float" office:value="-104.53124">
                <text:p>-104.53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5568">
                <text:p>55568</text:p>
              </table:table-cell>
              <table:table-cell office:value-type="float" office:value="-106.09191">
                <text:p>-106.09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5724">
                <text:p>55724</text:p>
              </table:table-cell>
              <table:table-cell office:value-type="float" office:value="-108.81282">
                <text:p>-108.81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5880">
                <text:p>55880</text:p>
              </table:table-cell>
              <table:table-cell office:value-type="float" office:value="-108.56944">
                <text:p>-108.5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6036">
                <text:p>56036</text:p>
              </table:table-cell>
              <table:table-cell office:value-type="float" office:value="-106.35581">
                <text:p>-106.35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6192">
                <text:p>56192</text:p>
              </table:table-cell>
              <table:table-cell office:value-type="float" office:value="-104.62819">
                <text:p>-104.62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6347">
                <text:p>56347</text:p>
              </table:table-cell>
              <table:table-cell office:value-type="float" office:value="-102.97144">
                <text:p>-102.97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6503">
                <text:p>56503</text:p>
              </table:table-cell>
              <table:table-cell office:value-type="float" office:value="-102.9288">
                <text:p>-102.9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6659">
                <text:p>56659</text:p>
              </table:table-cell>
              <table:table-cell office:value-type="float" office:value="-103.40672">
                <text:p>-103.40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6815">
                <text:p>56815</text:p>
              </table:table-cell>
              <table:table-cell office:value-type="float" office:value="-103.23566">
                <text:p>-103.23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6971">
                <text:p>56971</text:p>
              </table:table-cell>
              <table:table-cell office:value-type="float" office:value="-103.6103">
                <text:p>-103.6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7127">
                <text:p>57127</text:p>
              </table:table-cell>
              <table:table-cell office:value-type="float" office:value="-105.65711">
                <text:p>-105.65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7283">
                <text:p>57283</text:p>
              </table:table-cell>
              <table:table-cell office:value-type="float" office:value="-106.92072">
                <text:p>-106.92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7439">
                <text:p>57439</text:p>
              </table:table-cell>
              <table:table-cell office:value-type="float" office:value="-106.06137">
                <text:p>-106.06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7595">
                <text:p>57595</text:p>
              </table:table-cell>
              <table:table-cell office:value-type="float" office:value="-107.66957">
                <text:p>-107.66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7751">
                <text:p>57751</text:p>
              </table:table-cell>
              <table:table-cell office:value-type="float" office:value="-108.02856">
                <text:p>-108.02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7906">
                <text:p>57906</text:p>
              </table:table-cell>
              <table:table-cell office:value-type="float" office:value="-106.10916">
                <text:p>-106.10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8062">
                <text:p>58062</text:p>
              </table:table-cell>
              <table:table-cell office:value-type="float" office:value="-107.38541">
                <text:p>-107.38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8218">
                <text:p>58218</text:p>
              </table:table-cell>
              <table:table-cell office:value-type="float" office:value="-103.56008">
                <text:p>-103.56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8374">
                <text:p>58374</text:p>
              </table:table-cell>
              <table:table-cell office:value-type="float" office:value="-101.98715">
                <text:p>-101.98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8530">
                <text:p>58530</text:p>
              </table:table-cell>
              <table:table-cell office:value-type="float" office:value="-103.95118">
                <text:p>-103.95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8686">
                <text:p>58686</text:p>
              </table:table-cell>
              <table:table-cell office:value-type="float" office:value="-102.85497">
                <text:p>-102.85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8842">
                <text:p>58842</text:p>
              </table:table-cell>
              <table:table-cell office:value-type="float" office:value="-104.94238">
                <text:p>-104.94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8998">
                <text:p>58998</text:p>
              </table:table-cell>
              <table:table-cell office:value-type="float" office:value="-104.08634">
                <text:p>-104.0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9154">
                <text:p>59154</text:p>
              </table:table-cell>
              <table:table-cell office:value-type="float" office:value="-105.8377">
                <text:p>-105.8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9310">
                <text:p>59310</text:p>
              </table:table-cell>
              <table:table-cell office:value-type="float" office:value="-107.04322">
                <text:p>-107.04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9465">
                <text:p>59465</text:p>
              </table:table-cell>
              <table:table-cell office:value-type="float" office:value="-110.56626">
                <text:p>-110.56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9621">
                <text:p>59621</text:p>
              </table:table-cell>
              <table:table-cell office:value-type="float" office:value="-109.00253">
                <text:p>-109.00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9777">
                <text:p>59777</text:p>
              </table:table-cell>
              <table:table-cell office:value-type="float" office:value="-109.29858">
                <text:p>-109.29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9933">
                <text:p>59933</text:p>
              </table:table-cell>
              <table:table-cell office:value-type="float" office:value="-105.05882">
                <text:p>-105.05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60089">
                <text:p>60089</text:p>
              </table:table-cell>
              <table:table-cell office:value-type="float" office:value="-105.05389">
                <text:p>-105.05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60245">
                <text:p>60245</text:p>
              </table:table-cell>
              <table:table-cell office:value-type="float" office:value="-105.17084">
                <text:p>-105.17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60401">
                <text:p>60401</text:p>
              </table:table-cell>
              <table:table-cell office:value-type="float" office:value="-101.87162">
                <text:p>-101.87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60557">
                <text:p>60557</text:p>
              </table:table-cell>
              <table:table-cell office:value-type="float" office:value="-105.79859">
                <text:p>-105.79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60713">
                <text:p>60713</text:p>
              </table:table-cell>
              <table:table-cell office:value-type="float" office:value="-105.76436">
                <text:p>-105.76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60869">
                <text:p>60869</text:p>
              </table:table-cell>
              <table:table-cell office:value-type="float" office:value="-108.14074">
                <text:p>-108.1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61024">
                <text:p>61024</text:p>
              </table:table-cell>
              <table:table-cell office:value-type="float" office:value="-104.30144">
                <text:p>-104.30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61180">
                <text:p>61180</text:p>
              </table:table-cell>
              <table:table-cell office:value-type="float" office:value="-107.9058">
                <text:p>-107.9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61336">
                <text:p>61336</text:p>
              </table:table-cell>
              <table:table-cell office:value-type="float" office:value="-108.46624">
                <text:p>-108.46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61492">
                <text:p>61492</text:p>
              </table:table-cell>
              <table:table-cell office:value-type="float" office:value="-108.82489">
                <text:p>-108.82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1648">
                <text:p>61648</text:p>
              </table:table-cell>
              <table:table-cell office:value-type="float" office:value="-107.59711">
                <text:p>-107.59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61804">
                <text:p>61804</text:p>
              </table:table-cell>
              <table:table-cell office:value-type="float" office:value="-105.60788">
                <text:p>-105.60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61960">
                <text:p>61960</text:p>
              </table:table-cell>
              <table:table-cell office:value-type="float" office:value="-105.46012">
                <text:p>-105.46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62116">
                <text:p>62116</text:p>
              </table:table-cell>
              <table:table-cell office:value-type="float" office:value="-103.18757">
                <text:p>-103.18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62272">
                <text:p>62272</text:p>
              </table:table-cell>
              <table:table-cell office:value-type="float" office:value="-102.74697">
                <text:p>-102.7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62428">
                <text:p>62428</text:p>
              </table:table-cell>
              <table:table-cell office:value-type="float" office:value="-105.68059">
                <text:p>-105.68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62584">
                <text:p>62584</text:p>
              </table:table-cell>
              <table:table-cell office:value-type="float" office:value="-104.99856">
                <text:p>-104.99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62739">
                <text:p>62739</text:p>
              </table:table-cell>
              <table:table-cell office:value-type="float" office:value="-102.83711">
                <text:p>-102.83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2895">
                <text:p>62895</text:p>
              </table:table-cell>
              <table:table-cell office:value-type="float" office:value="-108.46348">
                <text:p>-108.46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63051">
                <text:p>63051</text:p>
              </table:table-cell>
              <table:table-cell office:value-type="float" office:value="-108.07376">
                <text:p>-108.0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63207">
                <text:p>63207</text:p>
              </table:table-cell>
              <table:table-cell office:value-type="float" office:value="-107.15561">
                <text:p>-107.15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63363">
                <text:p>63363</text:p>
              </table:table-cell>
              <table:table-cell office:value-type="float" office:value="-107.64276">
                <text:p>-107.64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63519">
                <text:p>63519</text:p>
              </table:table-cell>
              <table:table-cell office:value-type="float" office:value="-106.64916">
                <text:p>-106.64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63675">
                <text:p>63675</text:p>
              </table:table-cell>
              <table:table-cell office:value-type="float" office:value="-101.54637">
                <text:p>-101.54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63831">
                <text:p>63831</text:p>
              </table:table-cell>
              <table:table-cell office:value-type="float" office:value="-102.25105">
                <text:p>-102.25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3987">
                <text:p>63987</text:p>
              </table:table-cell>
              <table:table-cell office:value-type="float" office:value="-104.30113">
                <text:p>-104.30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4143">
                <text:p>64143</text:p>
              </table:table-cell>
              <table:table-cell office:value-type="float" office:value="-105.86753">
                <text:p>-105.86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64298">
                <text:p>64298</text:p>
              </table:table-cell>
              <table:table-cell office:value-type="float" office:value="-105.20528">
                <text:p>-105.20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64454">
                <text:p>64454</text:p>
              </table:table-cell>
              <table:table-cell office:value-type="float" office:value="-108.17824">
                <text:p>-108.17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64610">
                <text:p>64610</text:p>
              </table:table-cell>
              <table:table-cell office:value-type="float" office:value="-106.49863">
                <text:p>-106.49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64766">
                <text:p>64766</text:p>
              </table:table-cell>
              <table:table-cell office:value-type="float" office:value="-105.17222">
                <text:p>-105.17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64922">
                <text:p>64922</text:p>
              </table:table-cell>
              <table:table-cell office:value-type="float" office:value="-107.31499">
                <text:p>-107.31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65078">
                <text:p>65078</text:p>
              </table:table-cell>
              <table:table-cell office:value-type="float" office:value="-108.58744">
                <text:p>-108.58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65234">
                <text:p>65234</text:p>
              </table:table-cell>
              <table:table-cell office:value-type="float" office:value="-106.53243">
                <text:p>-106.53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65390">
                <text:p>65390</text:p>
              </table:table-cell>
              <table:table-cell office:value-type="float" office:value="-107.76187">
                <text:p>-107.76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65546">
                <text:p>65546</text:p>
              </table:table-cell>
              <table:table-cell office:value-type="float" office:value="-105.49628">
                <text:p>-105.49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65702">
                <text:p>65702</text:p>
              </table:table-cell>
              <table:table-cell office:value-type="float" office:value="-105.7118">
                <text:p>-105.7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5857">
                <text:p>65857</text:p>
              </table:table-cell>
              <table:table-cell office:value-type="float" office:value="-105.62568">
                <text:p>-105.62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6013">
                <text:p>66013</text:p>
              </table:table-cell>
              <table:table-cell office:value-type="float" office:value="-104.59516">
                <text:p>-104.59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66169">
                <text:p>66169</text:p>
              </table:table-cell>
              <table:table-cell office:value-type="float" office:value="-104.97995">
                <text:p>-104.97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66325">
                <text:p>66325</text:p>
              </table:table-cell>
              <table:table-cell office:value-type="float" office:value="-104.02984">
                <text:p>-104.02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66481">
                <text:p>66481</text:p>
              </table:table-cell>
              <table:table-cell office:value-type="float" office:value="-105.48446">
                <text:p>-105.48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66637">
                <text:p>66637</text:p>
              </table:table-cell>
              <table:table-cell office:value-type="float" office:value="-109.54212">
                <text:p>-109.54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66793">
                <text:p>66793</text:p>
              </table:table-cell>
              <table:table-cell office:value-type="float" office:value="-109.06351">
                <text:p>-109.06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66949">
                <text:p>66949</text:p>
              </table:table-cell>
              <table:table-cell office:value-type="float" office:value="-107.89514">
                <text:p>-107.89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7105">
                <text:p>67105</text:p>
              </table:table-cell>
              <table:table-cell office:value-type="float" office:value="-106.66503">
                <text:p>-106.66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7261">
                <text:p>67261</text:p>
              </table:table-cell>
              <table:table-cell office:value-type="float" office:value="-107.98428">
                <text:p>-107.98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67416">
                <text:p>67416</text:p>
              </table:table-cell>
              <table:table-cell office:value-type="float" office:value="-104.65668">
                <text:p>-104.65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67572">
                <text:p>67572</text:p>
              </table:table-cell>
              <table:table-cell office:value-type="float" office:value="-106.44131">
                <text:p>-106.44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67728">
                <text:p>67728</text:p>
              </table:table-cell>
              <table:table-cell office:value-type="float" office:value="-104.61044">
                <text:p>-104.6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67884">
                <text:p>67884</text:p>
              </table:table-cell>
              <table:table-cell office:value-type="float" office:value="-106.49503">
                <text:p>-106.49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68040">
                <text:p>68040</text:p>
              </table:table-cell>
              <table:table-cell office:value-type="float" office:value="-107.11691">
                <text:p>-107.11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68196">
                <text:p>68196</text:p>
              </table:table-cell>
              <table:table-cell office:value-type="float" office:value="-105.98984">
                <text:p>-105.98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68352">
                <text:p>68352</text:p>
              </table:table-cell>
              <table:table-cell office:value-type="float" office:value="-106.54061">
                <text:p>-106.54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68508">
                <text:p>68508</text:p>
              </table:table-cell>
              <table:table-cell office:value-type="float" office:value="-110.22134">
                <text:p>-110.22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68664">
                <text:p>68664</text:p>
              </table:table-cell>
              <table:table-cell office:value-type="float" office:value="-109.14868">
                <text:p>-109.14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68820">
                <text:p>68820</text:p>
              </table:table-cell>
              <table:table-cell office:value-type="float" office:value="-107.73918">
                <text:p>-107.73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68976">
                <text:p>68976</text:p>
              </table:table-cell>
              <table:table-cell office:value-type="float" office:value="-105.98525">
                <text:p>-105.98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69131">
                <text:p>69131</text:p>
              </table:table-cell>
              <table:table-cell office:value-type="float" office:value="-104.91486">
                <text:p>-104.9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69287">
                <text:p>69287</text:p>
              </table:table-cell>
              <table:table-cell office:value-type="float" office:value="-106.05664">
                <text:p>-106.05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69443">
                <text:p>69443</text:p>
              </table:table-cell>
              <table:table-cell office:value-type="float" office:value="-105.29719">
                <text:p>-105.29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69599">
                <text:p>69599</text:p>
              </table:table-cell>
              <table:table-cell office:value-type="float" office:value="-105.77084">
                <text:p>-105.77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69755">
                <text:p>69755</text:p>
              </table:table-cell>
              <table:table-cell office:value-type="float" office:value="-105.22469">
                <text:p>-105.22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69911">
                <text:p>69911</text:p>
              </table:table-cell>
              <table:table-cell office:value-type="float" office:value="-104.22195">
                <text:p>-104.22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0067">
                <text:p>70067</text:p>
              </table:table-cell>
              <table:table-cell office:value-type="float" office:value="-105.68842">
                <text:p>-105.68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0223">
                <text:p>70223</text:p>
              </table:table-cell>
              <table:table-cell office:value-type="float" office:value="-108.63624">
                <text:p>-108.63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0379">
                <text:p>70379</text:p>
              </table:table-cell>
              <table:table-cell office:value-type="float" office:value="-108.02158">
                <text:p>-108.02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0535">
                <text:p>70535</text:p>
              </table:table-cell>
              <table:table-cell office:value-type="float" office:value="-110.41568">
                <text:p>-110.41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0690">
                <text:p>70690</text:p>
              </table:table-cell>
              <table:table-cell office:value-type="float" office:value="-106.46738">
                <text:p>-106.46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0846">
                <text:p>70846</text:p>
              </table:table-cell>
              <table:table-cell office:value-type="float" office:value="-105.11186">
                <text:p>-105.1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1002">
                <text:p>71002</text:p>
              </table:table-cell>
              <table:table-cell office:value-type="float" office:value="-104.03909">
                <text:p>-104.03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1158">
                <text:p>71158</text:p>
              </table:table-cell>
              <table:table-cell office:value-type="float" office:value="-108.61762">
                <text:p>-108.61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1314">
                <text:p>71314</text:p>
              </table:table-cell>
              <table:table-cell office:value-type="float" office:value="-104.23181">
                <text:p>-104.23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1470">
                <text:p>71470</text:p>
              </table:table-cell>
              <table:table-cell office:value-type="float" office:value="-105.34945">
                <text:p>-105.34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1626">
                <text:p>71626</text:p>
              </table:table-cell>
              <table:table-cell office:value-type="float" office:value="-105.08432">
                <text:p>-105.08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1782">
                <text:p>71782</text:p>
              </table:table-cell>
              <table:table-cell office:value-type="float" office:value="-106.88009">
                <text:p>-106.88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1938">
                <text:p>71938</text:p>
              </table:table-cell>
              <table:table-cell office:value-type="float" office:value="-107.94939">
                <text:p>-107.94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2094">
                <text:p>72094</text:p>
              </table:table-cell>
              <table:table-cell office:value-type="float" office:value="-108.91749">
                <text:p>-108.91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2249">
                <text:p>72249</text:p>
              </table:table-cell>
              <table:table-cell office:value-type="float" office:value="-110.77532">
                <text:p>-110.77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2405">
                <text:p>72405</text:p>
              </table:table-cell>
              <table:table-cell office:value-type="float" office:value="-107.14121">
                <text:p>-107.14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2561">
                <text:p>72561</text:p>
              </table:table-cell>
              <table:table-cell office:value-type="float" office:value="-110.74019">
                <text:p>-110.74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2717">
                <text:p>72717</text:p>
              </table:table-cell>
              <table:table-cell office:value-type="float" office:value="-108.34166">
                <text:p>-108.34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2873">
                <text:p>72873</text:p>
              </table:table-cell>
              <table:table-cell office:value-type="float" office:value="-106.09562">
                <text:p>-106.09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3029">
                <text:p>73029</text:p>
              </table:table-cell>
              <table:table-cell office:value-type="float" office:value="-104.90345">
                <text:p>-104.90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3185">
                <text:p>73185</text:p>
              </table:table-cell>
              <table:table-cell office:value-type="float" office:value="-104.42231">
                <text:p>-104.42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3341">
                <text:p>73341</text:p>
              </table:table-cell>
              <table:table-cell office:value-type="float" office:value="-104.20898">
                <text:p>-104.20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3497">
                <text:p>73497</text:p>
              </table:table-cell>
              <table:table-cell office:value-type="float" office:value="-104.91738">
                <text:p>-104.91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3653">
                <text:p>73653</text:p>
              </table:table-cell>
              <table:table-cell office:value-type="float" office:value="-105.54201">
                <text:p>-105.54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3808">
                <text:p>73808</text:p>
              </table:table-cell>
              <table:table-cell office:value-type="float" office:value="-106.55099">
                <text:p>-106.55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3964">
                <text:p>73964</text:p>
              </table:table-cell>
              <table:table-cell office:value-type="float" office:value="-106.68991">
                <text:p>-106.68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4120">
                <text:p>74120</text:p>
              </table:table-cell>
              <table:table-cell office:value-type="float" office:value="-111.18124">
                <text:p>-111.18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4276">
                <text:p>74276</text:p>
              </table:table-cell>
              <table:table-cell office:value-type="float" office:value="-108.18466">
                <text:p>-108.18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4432">
                <text:p>74432</text:p>
              </table:table-cell>
              <table:table-cell office:value-type="float" office:value="-105.78049">
                <text:p>-105.78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4588">
                <text:p>74588</text:p>
              </table:table-cell>
              <table:table-cell office:value-type="float" office:value="-106.44839">
                <text:p>-106.4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4744">
                <text:p>74744</text:p>
              </table:table-cell>
              <table:table-cell office:value-type="float" office:value="-104.35918">
                <text:p>-104.35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4900">
                <text:p>74900</text:p>
              </table:table-cell>
              <table:table-cell office:value-type="float" office:value="-105.3184">
                <text:p>-105.3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5056">
                <text:p>75056</text:p>
              </table:table-cell>
              <table:table-cell office:value-type="float" office:value="-106.08895">
                <text:p>-106.08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5212">
                <text:p>75212</text:p>
              </table:table-cell>
              <table:table-cell office:value-type="float" office:value="-103.96134">
                <text:p>-103.96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5367">
                <text:p>75367</text:p>
              </table:table-cell>
              <table:table-cell office:value-type="float" office:value="-105.14999">
                <text:p>-105.14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5523">
                <text:p>75523</text:p>
              </table:table-cell>
              <table:table-cell office:value-type="float" office:value="-105.96464">
                <text:p>-105.96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5679">
                <text:p>75679</text:p>
              </table:table-cell>
              <table:table-cell office:value-type="float" office:value="-108.17102">
                <text:p>-108.17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5835">
                <text:p>75835</text:p>
              </table:table-cell>
              <table:table-cell office:value-type="float" office:value="-107.10976">
                <text:p>-107.10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5991">
                <text:p>75991</text:p>
              </table:table-cell>
              <table:table-cell office:value-type="float" office:value="-109.12762">
                <text:p>-109.12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6147">
                <text:p>76147</text:p>
              </table:table-cell>
              <table:table-cell office:value-type="float" office:value="-106.14793">
                <text:p>-106.14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6303">
                <text:p>76303</text:p>
              </table:table-cell>
              <table:table-cell office:value-type="float" office:value="-107.09781">
                <text:p>-107.09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6459">
                <text:p>76459</text:p>
              </table:table-cell>
              <table:table-cell office:value-type="float" office:value="-107.24806">
                <text:p>-107.24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6615">
                <text:p>76615</text:p>
              </table:table-cell>
              <table:table-cell office:value-type="float" office:value="-106.23689">
                <text:p>-106.23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6771">
                <text:p>76771</text:p>
              </table:table-cell>
              <table:table-cell office:value-type="float" office:value="-103.67976">
                <text:p>-103.67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6927">
                <text:p>76927</text:p>
              </table:table-cell>
              <table:table-cell office:value-type="float" office:value="-104.9091">
                <text:p>-104.9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7082">
                <text:p>77082</text:p>
              </table:table-cell>
              <table:table-cell office:value-type="float" office:value="-103.87906">
                <text:p>-103.87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7238">
                <text:p>77238</text:p>
              </table:table-cell>
              <table:table-cell office:value-type="float" office:value="-108.31688">
                <text:p>-108.31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7394">
                <text:p>77394</text:p>
              </table:table-cell>
              <table:table-cell office:value-type="float" office:value="-105.80792">
                <text:p>-105.80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7550">
                <text:p>77550</text:p>
              </table:table-cell>
              <table:table-cell office:value-type="float" office:value="-108.73547">
                <text:p>-108.73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7706">
                <text:p>77706</text:p>
              </table:table-cell>
              <table:table-cell office:value-type="float" office:value="-109.23978">
                <text:p>-109.23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7862">
                <text:p>77862</text:p>
              </table:table-cell>
              <table:table-cell office:value-type="float" office:value="-112.11361">
                <text:p>-112.1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8018">
                <text:p>78018</text:p>
              </table:table-cell>
              <table:table-cell office:value-type="float" office:value="-107.65419">
                <text:p>-107.65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8174">
                <text:p>78174</text:p>
              </table:table-cell>
              <table:table-cell office:value-type="float" office:value="-108.97453">
                <text:p>-108.97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8330">
                <text:p>78330</text:p>
              </table:table-cell>
              <table:table-cell office:value-type="float" office:value="-107.71978">
                <text:p>-107.71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8486">
                <text:p>78486</text:p>
              </table:table-cell>
              <table:table-cell office:value-type="float" office:value="-106.63664">
                <text:p>-106.63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8641">
                <text:p>78641</text:p>
              </table:table-cell>
              <table:table-cell office:value-type="float" office:value="-106.72159">
                <text:p>-106.72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8797">
                <text:p>78797</text:p>
              </table:table-cell>
              <table:table-cell office:value-type="float" office:value="-103.40958">
                <text:p>-103.40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8953">
                <text:p>78953</text:p>
              </table:table-cell>
              <table:table-cell office:value-type="float" office:value="-106.08949">
                <text:p>-106.08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9109">
                <text:p>79109</text:p>
              </table:table-cell>
              <table:table-cell office:value-type="float" office:value="-106.32047">
                <text:p>-106.32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9265">
                <text:p>79265</text:p>
              </table:table-cell>
              <table:table-cell office:value-type="float" office:value="-104.88562">
                <text:p>-104.88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9421">
                <text:p>79421</text:p>
              </table:table-cell>
              <table:table-cell office:value-type="float" office:value="-108.10045">
                <text:p>-108.10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9577">
                <text:p>79577</text:p>
              </table:table-cell>
              <table:table-cell office:value-type="float" office:value="-108.68163">
                <text:p>-108.68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9733">
                <text:p>79733</text:p>
              </table:table-cell>
              <table:table-cell office:value-type="float" office:value="-108.89162">
                <text:p>-108.89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9889">
                <text:p>79889</text:p>
              </table:table-cell>
              <table:table-cell office:value-type="float" office:value="-107.17292">
                <text:p>-107.17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80045">
                <text:p>80045</text:p>
              </table:table-cell>
              <table:table-cell office:value-type="float" office:value="-101.2807">
                <text:p>-101.2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80200">
                <text:p>80200</text:p>
              </table:table-cell>
              <table:table-cell office:value-type="float" office:value="-103.24449">
                <text:p>-103.24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80356">
                <text:p>80356</text:p>
              </table:table-cell>
              <table:table-cell office:value-type="float" office:value="-107.81619">
                <text:p>-107.81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80512">
                <text:p>80512</text:p>
              </table:table-cell>
              <table:table-cell office:value-type="float" office:value="-105.88359">
                <text:p>-105.88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80668">
                <text:p>80668</text:p>
              </table:table-cell>
              <table:table-cell office:value-type="float" office:value="-106.70715">
                <text:p>-106.70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80824">
                <text:p>80824</text:p>
              </table:table-cell>
              <table:table-cell office:value-type="float" office:value="-106.28405">
                <text:p>-106.28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80980">
                <text:p>80980</text:p>
              </table:table-cell>
              <table:table-cell office:value-type="float" office:value="-107.31993">
                <text:p>-107.31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81136">
                <text:p>81136</text:p>
              </table:table-cell>
              <table:table-cell office:value-type="float" office:value="-108.35985">
                <text:p>-108.35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81292">
                <text:p>81292</text:p>
              </table:table-cell>
              <table:table-cell office:value-type="float" office:value="-107.97606">
                <text:p>-107.97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81448">
                <text:p>81448</text:p>
              </table:table-cell>
              <table:table-cell office:value-type="float" office:value="-109.55634">
                <text:p>-109.55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81604">
                <text:p>81604</text:p>
              </table:table-cell>
              <table:table-cell office:value-type="float" office:value="-108.22239">
                <text:p>-108.22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81759">
                <text:p>81759</text:p>
              </table:table-cell>
              <table:table-cell office:value-type="float" office:value="-105.88734">
                <text:p>-105.88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81915">
                <text:p>81915</text:p>
              </table:table-cell>
              <table:table-cell office:value-type="float" office:value="-106.91468">
                <text:p>-106.91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82071">
                <text:p>82071</text:p>
              </table:table-cell>
              <table:table-cell office:value-type="float" office:value="-107.62528">
                <text:p>-107.62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82227">
                <text:p>82227</text:p>
              </table:table-cell>
              <table:table-cell office:value-type="float" office:value="-106.76541">
                <text:p>-106.76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82383">
                <text:p>82383</text:p>
              </table:table-cell>
              <table:table-cell office:value-type="float" office:value="-105.19141">
                <text:p>-105.19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82539">
                <text:p>82539</text:p>
              </table:table-cell>
              <table:table-cell office:value-type="float" office:value="-106.08345">
                <text:p>-106.08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82695">
                <text:p>82695</text:p>
              </table:table-cell>
              <table:table-cell office:value-type="float" office:value="-107.78551">
                <text:p>-107.78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82851">
                <text:p>82851</text:p>
              </table:table-cell>
              <table:table-cell office:value-type="float" office:value="-106.62841">
                <text:p>-106.62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3007">
                <text:p>83007</text:p>
              </table:table-cell>
              <table:table-cell office:value-type="float" office:value="-106.67709">
                <text:p>-106.67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3163">
                <text:p>83163</text:p>
              </table:table-cell>
              <table:table-cell office:value-type="float" office:value="-112.35438">
                <text:p>-112.35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3318">
                <text:p>83318</text:p>
              </table:table-cell>
              <table:table-cell office:value-type="float" office:value="-112.23069">
                <text:p>-112.23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3474">
                <text:p>83474</text:p>
              </table:table-cell>
              <table:table-cell office:value-type="float" office:value="-112.53442">
                <text:p>-112.53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3630">
                <text:p>83630</text:p>
              </table:table-cell>
              <table:table-cell office:value-type="float" office:value="-107.92359">
                <text:p>-107.92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83786">
                <text:p>83786</text:p>
              </table:table-cell>
              <table:table-cell office:value-type="float" office:value="-106.75478">
                <text:p>-106.75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83942">
                <text:p>83942</text:p>
              </table:table-cell>
              <table:table-cell office:value-type="float" office:value="-106.4873">
                <text:p>-106.4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84098">
                <text:p>84098</text:p>
              </table:table-cell>
              <table:table-cell office:value-type="float" office:value="-104.29732">
                <text:p>-104.29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4254">
                <text:p>84254</text:p>
              </table:table-cell>
              <table:table-cell office:value-type="float" office:value="-103.96941">
                <text:p>-103.96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4410">
                <text:p>84410</text:p>
              </table:table-cell>
              <table:table-cell office:value-type="float" office:value="-105.48184">
                <text:p>-105.48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4566">
                <text:p>84566</text:p>
              </table:table-cell>
              <table:table-cell office:value-type="float" office:value="-105.4568">
                <text:p>-105.4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4722">
                <text:p>84722</text:p>
              </table:table-cell>
              <table:table-cell office:value-type="float" office:value="-107.19738">
                <text:p>-107.19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4878">
                <text:p>84878</text:p>
              </table:table-cell>
              <table:table-cell office:value-type="float" office:value="-109.11897">
                <text:p>-109.11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5033">
                <text:p>85033</text:p>
              </table:table-cell>
              <table:table-cell office:value-type="float" office:value="-110.74796">
                <text:p>-110.74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85189">
                <text:p>85189</text:p>
              </table:table-cell>
              <table:table-cell office:value-type="float" office:value="-111.25262">
                <text:p>-111.25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85345">
                <text:p>85345</text:p>
              </table:table-cell>
              <table:table-cell office:value-type="float" office:value="-110.21116">
                <text:p>-110.21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85501">
                <text:p>85501</text:p>
              </table:table-cell>
              <table:table-cell office:value-type="float" office:value="-107.99903">
                <text:p>-107.99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85657">
                <text:p>85657</text:p>
              </table:table-cell>
              <table:table-cell office:value-type="float" office:value="-108.73993">
                <text:p>-108.73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5813">
                <text:p>85813</text:p>
              </table:table-cell>
              <table:table-cell office:value-type="float" office:value="-106.10251">
                <text:p>-106.10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85969">
                <text:p>85969</text:p>
              </table:table-cell>
              <table:table-cell office:value-type="float" office:value="-108.26016">
                <text:p>-108.2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6125">
                <text:p>86125</text:p>
              </table:table-cell>
              <table:table-cell office:value-type="float" office:value="-106.35903">
                <text:p>-106.35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6281">
                <text:p>86281</text:p>
              </table:table-cell>
              <table:table-cell office:value-type="float" office:value="-105.6772">
                <text:p>-105.6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86437">
                <text:p>86437</text:p>
              </table:table-cell>
              <table:table-cell office:value-type="float" office:value="-107.18184">
                <text:p>-107.18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86592">
                <text:p>86592</text:p>
              </table:table-cell>
              <table:table-cell office:value-type="float" office:value="-107.86124">
                <text:p>-107.86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86748">
                <text:p>86748</text:p>
              </table:table-cell>
              <table:table-cell office:value-type="float" office:value="-108.66069">
                <text:p>-108.66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6904">
                <text:p>86904</text:p>
              </table:table-cell>
              <table:table-cell office:value-type="float" office:value="-110.62501">
                <text:p>-110.62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87060">
                <text:p>87060</text:p>
              </table:table-cell>
              <table:table-cell office:value-type="float" office:value="-111.42097">
                <text:p>-111.42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87216">
                <text:p>87216</text:p>
              </table:table-cell>
              <table:table-cell office:value-type="float" office:value="-108.57559">
                <text:p>-108.57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87372">
                <text:p>87372</text:p>
              </table:table-cell>
              <table:table-cell office:value-type="float" office:value="-110.62016">
                <text:p>-110.6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87528">
                <text:p>87528</text:p>
              </table:table-cell>
              <table:table-cell office:value-type="float" office:value="-107.15926">
                <text:p>-107.1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87684">
                <text:p>87684</text:p>
              </table:table-cell>
              <table:table-cell office:value-type="float" office:value="-106.67932">
                <text:p>-106.67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7840">
                <text:p>87840</text:p>
              </table:table-cell>
              <table:table-cell office:value-type="float" office:value="-108.10899">
                <text:p>-108.10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7996">
                <text:p>87996</text:p>
              </table:table-cell>
              <table:table-cell office:value-type="float" office:value="-104.8153">
                <text:p>-104.8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88151">
                <text:p>88151</text:p>
              </table:table-cell>
              <table:table-cell office:value-type="float" office:value="-107.37456">
                <text:p>-107.37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88307">
                <text:p>88307</text:p>
              </table:table-cell>
              <table:table-cell office:value-type="float" office:value="-108.45811">
                <text:p>-108.45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8463">
                <text:p>88463</text:p>
              </table:table-cell>
              <table:table-cell office:value-type="float" office:value="-108.41726">
                <text:p>-108.41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88619">
                <text:p>88619</text:p>
              </table:table-cell>
              <table:table-cell office:value-type="float" office:value="-110.35952">
                <text:p>-110.35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8775">
                <text:p>88775</text:p>
              </table:table-cell>
              <table:table-cell office:value-type="float" office:value="-112.53398">
                <text:p>-112.53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8931">
                <text:p>88931</text:p>
              </table:table-cell>
              <table:table-cell office:value-type="float" office:value="-109.64794">
                <text:p>-109.64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9087">
                <text:p>89087</text:p>
              </table:table-cell>
              <table:table-cell office:value-type="float" office:value="-108.13012">
                <text:p>-108.13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9243">
                <text:p>89243</text:p>
              </table:table-cell>
              <table:table-cell office:value-type="float" office:value="-106.30747">
                <text:p>-106.30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9399">
                <text:p>89399</text:p>
              </table:table-cell>
              <table:table-cell office:value-type="float" office:value="-107.12434">
                <text:p>-107.12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9555">
                <text:p>89555</text:p>
              </table:table-cell>
              <table:table-cell office:value-type="float" office:value="-104.65741">
                <text:p>-104.65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89710">
                <text:p>89710</text:p>
              </table:table-cell>
              <table:table-cell office:value-type="float" office:value="-104.62059">
                <text:p>-104.62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9866">
                <text:p>89866</text:p>
              </table:table-cell>
              <table:table-cell office:value-type="float" office:value="-106.34676">
                <text:p>-106.34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90022">
                <text:p>90022</text:p>
              </table:table-cell>
              <table:table-cell office:value-type="float" office:value="-107.04429">
                <text:p>-107.04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90178">
                <text:p>90178</text:p>
              </table:table-cell>
              <table:table-cell office:value-type="float" office:value="-106.57188">
                <text:p>-106.57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90334">
                <text:p>90334</text:p>
              </table:table-cell>
              <table:table-cell office:value-type="float" office:value="-105.72006">
                <text:p>-105.72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90490">
                <text:p>90490</text:p>
              </table:table-cell>
              <table:table-cell office:value-type="float" office:value="-111.02676">
                <text:p>-111.02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90646">
                <text:p>90646</text:p>
              </table:table-cell>
              <table:table-cell office:value-type="float" office:value="-111.68712">
                <text:p>-111.68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90802">
                <text:p>90802</text:p>
              </table:table-cell>
              <table:table-cell office:value-type="float" office:value="-110.44835">
                <text:p>-110.44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90958">
                <text:p>90958</text:p>
              </table:table-cell>
              <table:table-cell office:value-type="float" office:value="-105.97831">
                <text:p>-105.97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91114">
                <text:p>91114</text:p>
              </table:table-cell>
              <table:table-cell office:value-type="float" office:value="-109.00009">
                <text:p>-109.00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91269">
                <text:p>91269</text:p>
              </table:table-cell>
              <table:table-cell office:value-type="float" office:value="-107.75953">
                <text:p>-107.75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91425">
                <text:p>91425</text:p>
              </table:table-cell>
              <table:table-cell office:value-type="float" office:value="-109.07518">
                <text:p>-109.07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91581">
                <text:p>91581</text:p>
              </table:table-cell>
              <table:table-cell office:value-type="float" office:value="-105.91288">
                <text:p>-105.9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91737">
                <text:p>91737</text:p>
              </table:table-cell>
              <table:table-cell office:value-type="float" office:value="-106.71655">
                <text:p>-106.71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91893">
                <text:p>91893</text:p>
              </table:table-cell>
              <table:table-cell office:value-type="float" office:value="-106.30818">
                <text:p>-106.30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2049">
                <text:p>92049</text:p>
              </table:table-cell>
              <table:table-cell office:value-type="float" office:value="-107.97441">
                <text:p>-107.97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92205">
                <text:p>92205</text:p>
              </table:table-cell>
              <table:table-cell office:value-type="float" office:value="-109.35942">
                <text:p>-109.35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92361">
                <text:p>92361</text:p>
              </table:table-cell>
              <table:table-cell office:value-type="float" office:value="-113.52066">
                <text:p>-113.52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92517">
                <text:p>92517</text:p>
              </table:table-cell>
              <table:table-cell office:value-type="float" office:value="-109.11984">
                <text:p>-109.1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92673">
                <text:p>92673</text:p>
              </table:table-cell>
              <table:table-cell office:value-type="float" office:value="-108.93898">
                <text:p>-108.93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92829">
                <text:p>92829</text:p>
              </table:table-cell>
              <table:table-cell office:value-type="float" office:value="-108.30032">
                <text:p>-108.3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92984">
                <text:p>92984</text:p>
              </table:table-cell>
              <table:table-cell office:value-type="float" office:value="-106.74668">
                <text:p>-106.74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93140">
                <text:p>93140</text:p>
              </table:table-cell>
              <table:table-cell office:value-type="float" office:value="-107.09806">
                <text:p>-107.09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93296">
                <text:p>93296</text:p>
              </table:table-cell>
              <table:table-cell office:value-type="float" office:value="-105.71697">
                <text:p>-105.71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93452">
                <text:p>93452</text:p>
              </table:table-cell>
              <table:table-cell office:value-type="float" office:value="-107.85806">
                <text:p>-107.85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93608">
                <text:p>93608</text:p>
              </table:table-cell>
              <table:table-cell office:value-type="float" office:value="-105.82358">
                <text:p>-105.82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93764">
                <text:p>93764</text:p>
              </table:table-cell>
              <table:table-cell office:value-type="float" office:value="-108.0043">
                <text:p>-108.0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93920">
                <text:p>93920</text:p>
              </table:table-cell>
              <table:table-cell office:value-type="float" office:value="-109.38011">
                <text:p>-109.38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94076">
                <text:p>94076</text:p>
              </table:table-cell>
              <table:table-cell office:value-type="float" office:value="-111.1393">
                <text:p>-111.1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94232">
                <text:p>94232</text:p>
              </table:table-cell>
              <table:table-cell office:value-type="float" office:value="-112.77645">
                <text:p>-112.77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94388">
                <text:p>94388</text:p>
              </table:table-cell>
              <table:table-cell office:value-type="float" office:value="-109.26106">
                <text:p>-109.26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94543">
                <text:p>94543</text:p>
              </table:table-cell>
              <table:table-cell office:value-type="float" office:value="-108.28671">
                <text:p>-108.28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94699">
                <text:p>94699</text:p>
              </table:table-cell>
              <table:table-cell office:value-type="float" office:value="-109.59764">
                <text:p>-109.59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94855">
                <text:p>94855</text:p>
              </table:table-cell>
              <table:table-cell office:value-type="float" office:value="-108.69497">
                <text:p>-108.69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95011">
                <text:p>95011</text:p>
              </table:table-cell>
              <table:table-cell office:value-type="float" office:value="-108.92478">
                <text:p>-108.92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95167">
                <text:p>95167</text:p>
              </table:table-cell>
              <table:table-cell office:value-type="float" office:value="-105.99337">
                <text:p>-105.99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95323">
                <text:p>95323</text:p>
              </table:table-cell>
              <table:table-cell office:value-type="float" office:value="-106.44356">
                <text:p>-106.44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95479">
                <text:p>95479</text:p>
              </table:table-cell>
              <table:table-cell office:value-type="float" office:value="-106.20642">
                <text:p>-106.20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95635">
                <text:p>95635</text:p>
              </table:table-cell>
              <table:table-cell office:value-type="float" office:value="-109.81285">
                <text:p>-109.8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95791">
                <text:p>95791</text:p>
              </table:table-cell>
              <table:table-cell office:value-type="float" office:value="-108.00626">
                <text:p>-108.00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95947">
                <text:p>95947</text:p>
              </table:table-cell>
              <table:table-cell office:value-type="float" office:value="-109.09562">
                <text:p>-109.09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96102">
                <text:p>96102</text:p>
              </table:table-cell>
              <table:table-cell office:value-type="float" office:value="-113.23564">
                <text:p>-113.23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96258">
                <text:p>96258</text:p>
              </table:table-cell>
              <table:table-cell office:value-type="float" office:value="-110.50384">
                <text:p>-110.50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96414">
                <text:p>96414</text:p>
              </table:table-cell>
              <table:table-cell office:value-type="float" office:value="-109.17226">
                <text:p>-109.17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96570">
                <text:p>96570</text:p>
              </table:table-cell>
              <table:table-cell office:value-type="float" office:value="-108.37012">
                <text:p>-108.37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96726">
                <text:p>96726</text:p>
              </table:table-cell>
              <table:table-cell office:value-type="float" office:value="-109.39272">
                <text:p>-109.39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96882">
                <text:p>96882</text:p>
              </table:table-cell>
              <table:table-cell office:value-type="float" office:value="-106.86601">
                <text:p>-106.86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97038">
                <text:p>97038</text:p>
              </table:table-cell>
              <table:table-cell office:value-type="float" office:value="-107.51345">
                <text:p>-107.51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97194">
                <text:p>97194</text:p>
              </table:table-cell>
              <table:table-cell office:value-type="float" office:value="-108.35616">
                <text:p>-108.35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97350">
                <text:p>97350</text:p>
              </table:table-cell>
              <table:table-cell office:value-type="float" office:value="-107.67441">
                <text:p>-107.67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97506">
                <text:p>97506</text:p>
              </table:table-cell>
              <table:table-cell office:value-type="float" office:value="-107.50472">
                <text:p>-107.50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97661">
                <text:p>97661</text:p>
              </table:table-cell>
              <table:table-cell office:value-type="float" office:value="-109.61246">
                <text:p>-109.61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97817">
                <text:p>97817</text:p>
              </table:table-cell>
              <table:table-cell office:value-type="float" office:value="-107.84103">
                <text:p>-107.8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97973">
                <text:p>97973</text:p>
              </table:table-cell>
              <table:table-cell office:value-type="float" office:value="-110.59509">
                <text:p>-110.59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98129">
                <text:p>98129</text:p>
              </table:table-cell>
              <table:table-cell office:value-type="float" office:value="-109.72919">
                <text:p>-109.72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98285">
                <text:p>98285</text:p>
              </table:table-cell>
              <table:table-cell office:value-type="float" office:value="-107.80431">
                <text:p>-107.80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98441">
                <text:p>98441</text:p>
              </table:table-cell>
              <table:table-cell office:value-type="float" office:value="-108.8568">
                <text:p>-108.8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98597">
                <text:p>98597</text:p>
              </table:table-cell>
              <table:table-cell office:value-type="float" office:value="-107.73824">
                <text:p>-107.7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98753">
                <text:p>98753</text:p>
              </table:table-cell>
              <table:table-cell office:value-type="float" office:value="-106.59348">
                <text:p>-106.59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98909">
                <text:p>98909</text:p>
              </table:table-cell>
              <table:table-cell office:value-type="float" office:value="-106.849">
                <text:p>-106.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99065">
                <text:p>99065</text:p>
              </table:table-cell>
              <table:table-cell office:value-type="float" office:value="-106.28968">
                <text:p>-106.28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99220">
                <text:p>99220</text:p>
              </table:table-cell>
              <table:table-cell office:value-type="float" office:value="-108.62016">
                <text:p>-108.6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99376">
                <text:p>99376</text:p>
              </table:table-cell>
              <table:table-cell office:value-type="float" office:value="-107.72272">
                <text:p>-107.72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99532">
                <text:p>99532</text:p>
              </table:table-cell>
              <table:table-cell office:value-type="float" office:value="-109.17234">
                <text:p>-109.1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99688">
                <text:p>99688</text:p>
              </table:table-cell>
              <table:table-cell office:value-type="float" office:value="-110.40363">
                <text:p>-110.40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99844">
                <text:p>99844</text:p>
              </table:table-cell>
              <table:table-cell office:value-type="float" office:value="-112.18809">
                <text:p>-112.18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00000">
                <text:p>100000</text:p>
              </table:table-cell>
              <table:table-cell office:value-type="float" office:value="-109.49832">
                <text:p>-109.4983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00000">
                <text:p>100000</text:p>
              </table:table-cell>
              <table:table-cell office:value-type="float" office:value="-108.33704">
                <text:p>-108.3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00445">
                <text:p>100445</text:p>
              </table:table-cell>
              <table:table-cell office:value-type="float" office:value="-109.7767">
                <text:p>-109.7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00891">
                <text:p>100891</text:p>
              </table:table-cell>
              <table:table-cell office:value-type="float" office:value="-108.7145">
                <text:p>-108.7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01336">
                <text:p>101336</text:p>
              </table:table-cell>
              <table:table-cell office:value-type="float" office:value="-109.68478">
                <text:p>-109.68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01782">
                <text:p>101782</text:p>
              </table:table-cell>
              <table:table-cell office:value-type="float" office:value="-110.72726">
                <text:p>-110.72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02227">
                <text:p>102227</text:p>
              </table:table-cell>
              <table:table-cell office:value-type="float" office:value="-111.4029">
                <text:p>-111.4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2673">
                <text:p>102673</text:p>
              </table:table-cell>
              <table:table-cell office:value-type="float" office:value="-111.84309">
                <text:p>-111.84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03118">
                <text:p>103118</text:p>
              </table:table-cell>
              <table:table-cell office:value-type="float" office:value="-110.70547">
                <text:p>-110.70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03563">
                <text:p>103563</text:p>
              </table:table-cell>
              <table:table-cell office:value-type="float" office:value="-111.14145">
                <text:p>-111.14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04009">
                <text:p>104009</text:p>
              </table:table-cell>
              <table:table-cell office:value-type="float" office:value="-111.7096">
                <text:p>-111.7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04454">
                <text:p>104454</text:p>
              </table:table-cell>
              <table:table-cell office:value-type="float" office:value="-108.00219">
                <text:p>-108.00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04900">
                <text:p>104900</text:p>
              </table:table-cell>
              <table:table-cell office:value-type="float" office:value="-110.31206">
                <text:p>-110.3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05345">
                <text:p>105345</text:p>
              </table:table-cell>
              <table:table-cell office:value-type="float" office:value="-107.95985">
                <text:p>-107.95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05791">
                <text:p>105791</text:p>
              </table:table-cell>
              <table:table-cell office:value-type="float" office:value="-106.6336">
                <text:p>-106.6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06236">
                <text:p>106236</text:p>
              </table:table-cell>
              <table:table-cell office:value-type="float" office:value="-108.01353">
                <text:p>-108.01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06682">
                <text:p>106682</text:p>
              </table:table-cell>
              <table:table-cell office:value-type="float" office:value="-107.7188">
                <text:p>-107.7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07127">
                <text:p>107127</text:p>
              </table:table-cell>
              <table:table-cell office:value-type="float" office:value="-110.01816">
                <text:p>-110.01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07572">
                <text:p>107572</text:p>
              </table:table-cell>
              <table:table-cell office:value-type="float" office:value="-108.83231">
                <text:p>-108.83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08018">
                <text:p>108018</text:p>
              </table:table-cell>
              <table:table-cell office:value-type="float" office:value="-107.92303">
                <text:p>-107.92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08463">
                <text:p>108463</text:p>
              </table:table-cell>
              <table:table-cell office:value-type="float" office:value="-108.52641">
                <text:p>-108.52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08909">
                <text:p>108909</text:p>
              </table:table-cell>
              <table:table-cell office:value-type="float" office:value="-108.69084">
                <text:p>-108.69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09354">
                <text:p>109354</text:p>
              </table:table-cell>
              <table:table-cell office:value-type="float" office:value="-109.69353">
                <text:p>-109.69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09800">
                <text:p>109800</text:p>
              </table:table-cell>
              <table:table-cell office:value-type="float" office:value="-108.05112">
                <text:p>-108.05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10245">
                <text:p>110245</text:p>
              </table:table-cell>
              <table:table-cell office:value-type="float" office:value="-108.70934">
                <text:p>-108.70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10690">
                <text:p>110690</text:p>
              </table:table-cell>
              <table:table-cell office:value-type="float" office:value="-107.77236">
                <text:p>-107.77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11136">
                <text:p>111136</text:p>
              </table:table-cell>
              <table:table-cell office:value-type="float" office:value="-108.95704">
                <text:p>-108.95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11581">
                <text:p>111581</text:p>
              </table:table-cell>
              <table:table-cell office:value-type="float" office:value="-108.99465">
                <text:p>-108.99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12027">
                <text:p>112027</text:p>
              </table:table-cell>
              <table:table-cell office:value-type="float" office:value="-110.79555">
                <text:p>-110.79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12472">
                <text:p>112472</text:p>
              </table:table-cell>
              <table:table-cell office:value-type="float" office:value="-109.17954">
                <text:p>-109.17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12918">
                <text:p>112918</text:p>
              </table:table-cell>
              <table:table-cell office:value-type="float" office:value="-108.41466">
                <text:p>-108.41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13363">
                <text:p>113363</text:p>
              </table:table-cell>
              <table:table-cell office:value-type="float" office:value="-109.6343">
                <text:p>-109.6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13808">
                <text:p>113808</text:p>
              </table:table-cell>
              <table:table-cell office:value-type="float" office:value="-109.35618">
                <text:p>-109.35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14254">
                <text:p>114254</text:p>
              </table:table-cell>
              <table:table-cell office:value-type="float" office:value="-109.48155">
                <text:p>-109.48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14699">
                <text:p>114699</text:p>
              </table:table-cell>
              <table:table-cell office:value-type="float" office:value="-107.91649">
                <text:p>-107.91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15145">
                <text:p>115145</text:p>
              </table:table-cell>
              <table:table-cell office:value-type="float" office:value="-108.3696">
                <text:p>-108.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15590">
                <text:p>115590</text:p>
              </table:table-cell>
              <table:table-cell office:value-type="float" office:value="-108.03922">
                <text:p>-108.03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16036">
                <text:p>116036</text:p>
              </table:table-cell>
              <table:table-cell office:value-type="float" office:value="-107.82568">
                <text:p>-107.82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16481">
                <text:p>116481</text:p>
              </table:table-cell>
              <table:table-cell office:value-type="float" office:value="-107.74312">
                <text:p>-107.74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16927">
                <text:p>116927</text:p>
              </table:table-cell>
              <table:table-cell office:value-type="float" office:value="-106.26157">
                <text:p>-106.26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17372">
                <text:p>117372</text:p>
              </table:table-cell>
              <table:table-cell office:value-type="float" office:value="-107.08024">
                <text:p>-107.08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17817">
                <text:p>117817</text:p>
              </table:table-cell>
              <table:table-cell office:value-type="float" office:value="-106.15368">
                <text:p>-106.15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18263">
                <text:p>118263</text:p>
              </table:table-cell>
              <table:table-cell office:value-type="float" office:value="-109.24262">
                <text:p>-109.24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18708">
                <text:p>118708</text:p>
              </table:table-cell>
              <table:table-cell office:value-type="float" office:value="-109.16181">
                <text:p>-109.16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19154">
                <text:p>119154</text:p>
              </table:table-cell>
              <table:table-cell office:value-type="float" office:value="-107.15118">
                <text:p>-107.15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19599">
                <text:p>119599</text:p>
              </table:table-cell>
              <table:table-cell office:value-type="float" office:value="-109.62011">
                <text:p>-109.62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20045">
                <text:p>120045</text:p>
              </table:table-cell>
              <table:table-cell office:value-type="float" office:value="-109.89408">
                <text:p>-109.89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20490">
                <text:p>120490</text:p>
              </table:table-cell>
              <table:table-cell office:value-type="float" office:value="-108.5127">
                <text:p>-108.5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20935">
                <text:p>120935</text:p>
              </table:table-cell>
              <table:table-cell office:value-type="float" office:value="-111.44285">
                <text:p>-111.44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21381">
                <text:p>121381</text:p>
              </table:table-cell>
              <table:table-cell office:value-type="float" office:value="-109.21344">
                <text:p>-109.2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21826">
                <text:p>121826</text:p>
              </table:table-cell>
              <table:table-cell office:value-type="float" office:value="-109.87306">
                <text:p>-109.87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22272">
                <text:p>122272</text:p>
              </table:table-cell>
              <table:table-cell office:value-type="float" office:value="-112.36268">
                <text:p>-112.36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22717">
                <text:p>122717</text:p>
              </table:table-cell>
              <table:table-cell office:value-type="float" office:value="-109.89243">
                <text:p>-109.89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23163">
                <text:p>123163</text:p>
              </table:table-cell>
              <table:table-cell office:value-type="float" office:value="-109.60172">
                <text:p>-109.60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23608">
                <text:p>123608</text:p>
              </table:table-cell>
              <table:table-cell office:value-type="float" office:value="-110.44934">
                <text:p>-110.44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24053">
                <text:p>124053</text:p>
              </table:table-cell>
              <table:table-cell office:value-type="float" office:value="-111.69566">
                <text:p>-111.69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24499">
                <text:p>124499</text:p>
              </table:table-cell>
              <table:table-cell office:value-type="float" office:value="-110.35941">
                <text:p>-110.35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24944">
                <text:p>124944</text:p>
              </table:table-cell>
              <table:table-cell office:value-type="float" office:value="-106.60462">
                <text:p>-106.60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25390">
                <text:p>125390</text:p>
              </table:table-cell>
              <table:table-cell office:value-type="float" office:value="-109.49242">
                <text:p>-109.4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25835">
                <text:p>125835</text:p>
              </table:table-cell>
              <table:table-cell office:value-type="float" office:value="-110.09266">
                <text:p>-110.09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26281">
                <text:p>126281</text:p>
              </table:table-cell>
              <table:table-cell office:value-type="float" office:value="-108.18725">
                <text:p>-108.18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26726">
                <text:p>126726</text:p>
              </table:table-cell>
              <table:table-cell office:value-type="float" office:value="-108.26009">
                <text:p>-108.26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27171">
                <text:p>127171</text:p>
              </table:table-cell>
              <table:table-cell office:value-type="float" office:value="-110.54203">
                <text:p>-110.54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27617">
                <text:p>127617</text:p>
              </table:table-cell>
              <table:table-cell office:value-type="float" office:value="-108.1561">
                <text:p>-108.1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28062">
                <text:p>128062</text:p>
              </table:table-cell>
              <table:table-cell office:value-type="float" office:value="-108.89629">
                <text:p>-108.89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28508">
                <text:p>128508</text:p>
              </table:table-cell>
              <table:table-cell office:value-type="float" office:value="-108.45191">
                <text:p>-108.45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28953">
                <text:p>128953</text:p>
              </table:table-cell>
              <table:table-cell office:value-type="float" office:value="-107.57926">
                <text:p>-107.57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29399">
                <text:p>129399</text:p>
              </table:table-cell>
              <table:table-cell office:value-type="float" office:value="-110.35744">
                <text:p>-110.35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29844">
                <text:p>129844</text:p>
              </table:table-cell>
              <table:table-cell office:value-type="float" office:value="-108.46461">
                <text:p>-108.46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30290">
                <text:p>130290</text:p>
              </table:table-cell>
              <table:table-cell office:value-type="float" office:value="-109.40714">
                <text:p>-109.40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30735">
                <text:p>130735</text:p>
              </table:table-cell>
              <table:table-cell office:value-type="float" office:value="-109.34249">
                <text:p>-109.34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31180">
                <text:p>131180</text:p>
              </table:table-cell>
              <table:table-cell office:value-type="float" office:value="-108.95345">
                <text:p>-108.95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31626">
                <text:p>131626</text:p>
              </table:table-cell>
              <table:table-cell office:value-type="float" office:value="-106.80656">
                <text:p>-106.8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32071">
                <text:p>132071</text:p>
              </table:table-cell>
              <table:table-cell office:value-type="float" office:value="-109.71382">
                <text:p>-109.71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32517">
                <text:p>132517</text:p>
              </table:table-cell>
              <table:table-cell office:value-type="float" office:value="-111.38984">
                <text:p>-111.38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32962">
                <text:p>132962</text:p>
              </table:table-cell>
              <table:table-cell office:value-type="float" office:value="-109.98231">
                <text:p>-109.98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33408">
                <text:p>133408</text:p>
              </table:table-cell>
              <table:table-cell office:value-type="float" office:value="-111.42045">
                <text:p>-111.42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33853">
                <text:p>133853</text:p>
              </table:table-cell>
              <table:table-cell office:value-type="float" office:value="-110.63235">
                <text:p>-110.63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34298">
                <text:p>134298</text:p>
              </table:table-cell>
              <table:table-cell office:value-type="float" office:value="-106.65222">
                <text:p>-106.65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34744">
                <text:p>134744</text:p>
              </table:table-cell>
              <table:table-cell office:value-type="float" office:value="-109.64478">
                <text:p>-109.64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35189">
                <text:p>135189</text:p>
              </table:table-cell>
              <table:table-cell office:value-type="float" office:value="-106.00222">
                <text:p>-106.00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35635">
                <text:p>135635</text:p>
              </table:table-cell>
              <table:table-cell office:value-type="float" office:value="-108.94225">
                <text:p>-108.94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36080">
                <text:p>136080</text:p>
              </table:table-cell>
              <table:table-cell office:value-type="float" office:value="-108.27071">
                <text:p>-108.27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36526">
                <text:p>136526</text:p>
              </table:table-cell>
              <table:table-cell office:value-type="float" office:value="-110.56641">
                <text:p>-110.56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36971">
                <text:p>136971</text:p>
              </table:table-cell>
              <table:table-cell office:value-type="float" office:value="-108.60796">
                <text:p>-108.60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37416">
                <text:p>137416</text:p>
              </table:table-cell>
              <table:table-cell office:value-type="float" office:value="-108.53816">
                <text:p>-108.53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37862">
                <text:p>137862</text:p>
              </table:table-cell>
              <table:table-cell office:value-type="float" office:value="-106.83859">
                <text:p>-106.83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38307">
                <text:p>138307</text:p>
              </table:table-cell>
              <table:table-cell office:value-type="float" office:value="-106.68004">
                <text:p>-106.68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38753">
                <text:p>138753</text:p>
              </table:table-cell>
              <table:table-cell office:value-type="float" office:value="-108.84001">
                <text:p>-108.84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39198">
                <text:p>139198</text:p>
              </table:table-cell>
              <table:table-cell office:value-type="float" office:value="-110.23241">
                <text:p>-110.23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39644">
                <text:p>139644</text:p>
              </table:table-cell>
              <table:table-cell office:value-type="float" office:value="-108.82496">
                <text:p>-108.82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40089">
                <text:p>140089</text:p>
              </table:table-cell>
              <table:table-cell office:value-type="float" office:value="-108.60776">
                <text:p>-108.60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40535">
                <text:p>140535</text:p>
              </table:table-cell>
              <table:table-cell office:value-type="float" office:value="-110.94644">
                <text:p>-110.94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40980">
                <text:p>140980</text:p>
              </table:table-cell>
              <table:table-cell office:value-type="float" office:value="-111.1385">
                <text:p>-111.1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41425">
                <text:p>141425</text:p>
              </table:table-cell>
              <table:table-cell office:value-type="float" office:value="-110.12314">
                <text:p>-110.12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41871">
                <text:p>141871</text:p>
              </table:table-cell>
              <table:table-cell office:value-type="float" office:value="-111.42166">
                <text:p>-111.4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42316">
                <text:p>142316</text:p>
              </table:table-cell>
              <table:table-cell office:value-type="float" office:value="-109.40022">
                <text:p>-109.4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42762">
                <text:p>142762</text:p>
              </table:table-cell>
              <table:table-cell office:value-type="float" office:value="-111.28108">
                <text:p>-111.28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43207">
                <text:p>143207</text:p>
              </table:table-cell>
              <table:table-cell office:value-type="float" office:value="-110.17231">
                <text:p>-110.17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43653">
                <text:p>143653</text:p>
              </table:table-cell>
              <table:table-cell office:value-type="float" office:value="-108.83418">
                <text:p>-108.83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44098">
                <text:p>144098</text:p>
              </table:table-cell>
              <table:table-cell office:value-type="float" office:value="-108.83031">
                <text:p>-108.83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44543">
                <text:p>144543</text:p>
              </table:table-cell>
              <table:table-cell office:value-type="float" office:value="-109.38566">
                <text:p>-109.38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44989">
                <text:p>144989</text:p>
              </table:table-cell>
              <table:table-cell office:value-type="float" office:value="-108.12962">
                <text:p>-108.12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45434">
                <text:p>145434</text:p>
              </table:table-cell>
              <table:table-cell office:value-type="float" office:value="-108.42672">
                <text:p>-108.42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45880">
                <text:p>145880</text:p>
              </table:table-cell>
              <table:table-cell office:value-type="float" office:value="-107.31094">
                <text:p>-107.3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46325">
                <text:p>146325</text:p>
              </table:table-cell>
              <table:table-cell office:value-type="float" office:value="-109.41856">
                <text:p>-109.4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46771">
                <text:p>146771</text:p>
              </table:table-cell>
              <table:table-cell office:value-type="float" office:value="-107.58609">
                <text:p>-107.58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47216">
                <text:p>147216</text:p>
              </table:table-cell>
              <table:table-cell office:value-type="float" office:value="-108.37686">
                <text:p>-108.37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47661">
                <text:p>147661</text:p>
              </table:table-cell>
              <table:table-cell office:value-type="float" office:value="-109.22179">
                <text:p>-109.22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48107">
                <text:p>148107</text:p>
              </table:table-cell>
              <table:table-cell office:value-type="float" office:value="-109.03761">
                <text:p>-109.03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48552">
                <text:p>148552</text:p>
              </table:table-cell>
              <table:table-cell office:value-type="float" office:value="-108.93141">
                <text:p>-108.93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48998">
                <text:p>148998</text:p>
              </table:table-cell>
              <table:table-cell office:value-type="float" office:value="-109.29804">
                <text:p>-109.29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49443">
                <text:p>149443</text:p>
              </table:table-cell>
              <table:table-cell office:value-type="float" office:value="-108.89656">
                <text:p>-108.89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49889">
                <text:p>149889</text:p>
              </table:table-cell>
              <table:table-cell office:value-type="float" office:value="-111.82291">
                <text:p>-111.82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50334">
                <text:p>150334</text:p>
              </table:table-cell>
              <table:table-cell office:value-type="float" office:value="-109.03961">
                <text:p>-109.03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50780">
                <text:p>150780</text:p>
              </table:table-cell>
              <table:table-cell office:value-type="float" office:value="-112.52734">
                <text:p>-112.52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51225">
                <text:p>151225</text:p>
              </table:table-cell>
              <table:table-cell office:value-type="float" office:value="-109.1712">
                <text:p>-109.1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51670">
                <text:p>151670</text:p>
              </table:table-cell>
              <table:table-cell office:value-type="float" office:value="-109.45725">
                <text:p>-109.45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52116">
                <text:p>152116</text:p>
              </table:table-cell>
              <table:table-cell office:value-type="float" office:value="-109.5546">
                <text:p>-109.5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52561">
                <text:p>152561</text:p>
              </table:table-cell>
              <table:table-cell office:value-type="float" office:value="-110.46784">
                <text:p>-110.46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53007">
                <text:p>153007</text:p>
              </table:table-cell>
              <table:table-cell office:value-type="float" office:value="-109.3543">
                <text:p>-109.3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53452">
                <text:p>153452</text:p>
              </table:table-cell>
              <table:table-cell office:value-type="float" office:value="-108.61639">
                <text:p>-108.61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53898">
                <text:p>153898</text:p>
              </table:table-cell>
              <table:table-cell office:value-type="float" office:value="-110.49194">
                <text:p>-110.49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54343">
                <text:p>154343</text:p>
              </table:table-cell>
              <table:table-cell office:value-type="float" office:value="-110.15749">
                <text:p>-110.15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54788">
                <text:p>154788</text:p>
              </table:table-cell>
              <table:table-cell office:value-type="float" office:value="-109.01675">
                <text:p>-109.01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55234">
                <text:p>155234</text:p>
              </table:table-cell>
              <table:table-cell office:value-type="float" office:value="-108.05472">
                <text:p>-108.05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55679">
                <text:p>155679</text:p>
              </table:table-cell>
              <table:table-cell office:value-type="float" office:value="-107.20389">
                <text:p>-107.20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56125">
                <text:p>156125</text:p>
              </table:table-cell>
              <table:table-cell office:value-type="float" office:value="-107.2345">
                <text:p>-107.2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56570">
                <text:p>156570</text:p>
              </table:table-cell>
              <table:table-cell office:value-type="float" office:value="-109.70553">
                <text:p>-109.70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57016">
                <text:p>157016</text:p>
              </table:table-cell>
              <table:table-cell office:value-type="float" office:value="-107.91697">
                <text:p>-107.91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57461">
                <text:p>157461</text:p>
              </table:table-cell>
              <table:table-cell office:value-type="float" office:value="-108.18039">
                <text:p>-108.18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57906">
                <text:p>157906</text:p>
              </table:table-cell>
              <table:table-cell office:value-type="float" office:value="-109.45705">
                <text:p>-109.45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58352">
                <text:p>158352</text:p>
              </table:table-cell>
              <table:table-cell office:value-type="float" office:value="-110.17242">
                <text:p>-110.17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58797">
                <text:p>158797</text:p>
              </table:table-cell>
              <table:table-cell office:value-type="float" office:value="-110.71164">
                <text:p>-110.7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59243">
                <text:p>159243</text:p>
              </table:table-cell>
              <table:table-cell office:value-type="float" office:value="-108.18953">
                <text:p>-108.18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59688">
                <text:p>159688</text:p>
              </table:table-cell>
              <table:table-cell office:value-type="float" office:value="-109.55939">
                <text:p>-109.55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60134">
                <text:p>160134</text:p>
              </table:table-cell>
              <table:table-cell office:value-type="float" office:value="-111.19056">
                <text:p>-111.19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60579">
                <text:p>160579</text:p>
              </table:table-cell>
              <table:table-cell office:value-type="float" office:value="-112.68194">
                <text:p>-112.68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61024">
                <text:p>161024</text:p>
              </table:table-cell>
              <table:table-cell office:value-type="float" office:value="-111.99476">
                <text:p>-111.99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61470">
                <text:p>161470</text:p>
              </table:table-cell>
              <table:table-cell office:value-type="float" office:value="-111.73981">
                <text:p>-111.73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61915">
                <text:p>161915</text:p>
              </table:table-cell>
              <table:table-cell office:value-type="float" office:value="-111.87234">
                <text:p>-111.8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62361">
                <text:p>162361</text:p>
              </table:table-cell>
              <table:table-cell office:value-type="float" office:value="-108.16079">
                <text:p>-108.16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62806">
                <text:p>162806</text:p>
              </table:table-cell>
              <table:table-cell office:value-type="float" office:value="-108.39804">
                <text:p>-108.39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63252">
                <text:p>163252</text:p>
              </table:table-cell>
              <table:table-cell office:value-type="float" office:value="-110.69553">
                <text:p>-110.69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63697">
                <text:p>163697</text:p>
              </table:table-cell>
              <table:table-cell office:value-type="float" office:value="-110.84898">
                <text:p>-110.84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64143">
                <text:p>164143</text:p>
              </table:table-cell>
              <table:table-cell office:value-type="float" office:value="-108.91469">
                <text:p>-108.9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64588">
                <text:p>164588</text:p>
              </table:table-cell>
              <table:table-cell office:value-type="float" office:value="-109.63934">
                <text:p>-109.63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65033">
                <text:p>165033</text:p>
              </table:table-cell>
              <table:table-cell office:value-type="float" office:value="-109.41495">
                <text:p>-109.4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65479">
                <text:p>165479</text:p>
              </table:table-cell>
              <table:table-cell office:value-type="float" office:value="-107.42007">
                <text:p>-107.42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65924">
                <text:p>165924</text:p>
              </table:table-cell>
              <table:table-cell office:value-type="float" office:value="-109.39922">
                <text:p>-109.39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66370">
                <text:p>166370</text:p>
              </table:table-cell>
              <table:table-cell office:value-type="float" office:value="-108.95574">
                <text:p>-108.95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66815">
                <text:p>166815</text:p>
              </table:table-cell>
              <table:table-cell office:value-type="float" office:value="-107.87894">
                <text:p>-107.87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67261">
                <text:p>167261</text:p>
              </table:table-cell>
              <table:table-cell office:value-type="float" office:value="-108.77652">
                <text:p>-108.77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67706">
                <text:p>167706</text:p>
              </table:table-cell>
              <table:table-cell office:value-type="float" office:value="-111.69191">
                <text:p>-111.69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68151">
                <text:p>168151</text:p>
              </table:table-cell>
              <table:table-cell office:value-type="float" office:value="-108.88959">
                <text:p>-108.88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68597">
                <text:p>168597</text:p>
              </table:table-cell>
              <table:table-cell office:value-type="float" office:value="-110.25007">
                <text:p>-110.25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69042">
                <text:p>169042</text:p>
              </table:table-cell>
              <table:table-cell office:value-type="float" office:value="-111.40249">
                <text:p>-111.40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69488">
                <text:p>169488</text:p>
              </table:table-cell>
              <table:table-cell office:value-type="float" office:value="-110.11961">
                <text:p>-110.11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69933">
                <text:p>169933</text:p>
              </table:table-cell>
              <table:table-cell office:value-type="float" office:value="-111.27511">
                <text:p>-111.27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70379">
                <text:p>170379</text:p>
              </table:table-cell>
              <table:table-cell office:value-type="float" office:value="-110.07262">
                <text:p>-110.07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70824">
                <text:p>170824</text:p>
              </table:table-cell>
              <table:table-cell office:value-type="float" office:value="-110.40474">
                <text:p>-110.40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71269">
                <text:p>171269</text:p>
              </table:table-cell>
              <table:table-cell office:value-type="float" office:value="-109.69863">
                <text:p>-109.69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71715">
                <text:p>171715</text:p>
              </table:table-cell>
              <table:table-cell office:value-type="float" office:value="-108.21022">
                <text:p>-108.2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72160">
                <text:p>172160</text:p>
              </table:table-cell>
              <table:table-cell office:value-type="float" office:value="-111.12501">
                <text:p>-111.12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72606">
                <text:p>172606</text:p>
              </table:table-cell>
              <table:table-cell office:value-type="float" office:value="-107.72338">
                <text:p>-107.72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73051">
                <text:p>173051</text:p>
              </table:table-cell>
              <table:table-cell office:value-type="float" office:value="-109.01424">
                <text:p>-109.0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73497">
                <text:p>173497</text:p>
              </table:table-cell>
              <table:table-cell office:value-type="float" office:value="-108.24686">
                <text:p>-108.24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73942">
                <text:p>173942</text:p>
              </table:table-cell>
              <table:table-cell office:value-type="float" office:value="-109.26769">
                <text:p>-109.26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74388">
                <text:p>174388</text:p>
              </table:table-cell>
              <table:table-cell office:value-type="float" office:value="-108.37344">
                <text:p>-108.37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74833">
                <text:p>174833</text:p>
              </table:table-cell>
              <table:table-cell office:value-type="float" office:value="-107.70164">
                <text:p>-107.70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75278">
                <text:p>175278</text:p>
              </table:table-cell>
              <table:table-cell office:value-type="float" office:value="-110.84806">
                <text:p>-110.84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75724">
                <text:p>175724</text:p>
              </table:table-cell>
              <table:table-cell office:value-type="float" office:value="-107.99719">
                <text:p>-107.99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76169">
                <text:p>176169</text:p>
              </table:table-cell>
              <table:table-cell office:value-type="float" office:value="-110.04931">
                <text:p>-110.04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76615">
                <text:p>176615</text:p>
              </table:table-cell>
              <table:table-cell office:value-type="float" office:value="-108.9632">
                <text:p>-108.9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77060">
                <text:p>177060</text:p>
              </table:table-cell>
              <table:table-cell office:value-type="float" office:value="-108.22434">
                <text:p>-108.22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77506">
                <text:p>177506</text:p>
              </table:table-cell>
              <table:table-cell office:value-type="float" office:value="-108.34891">
                <text:p>-108.34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77951">
                <text:p>177951</text:p>
              </table:table-cell>
              <table:table-cell office:value-type="float" office:value="-108.66478">
                <text:p>-108.66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78396">
                <text:p>178396</text:p>
              </table:table-cell>
              <table:table-cell office:value-type="float" office:value="-110.69472">
                <text:p>-110.6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78842">
                <text:p>178842</text:p>
              </table:table-cell>
              <table:table-cell office:value-type="float" office:value="-111.49547">
                <text:p>-111.49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79287">
                <text:p>179287</text:p>
              </table:table-cell>
              <table:table-cell office:value-type="float" office:value="-111.66532">
                <text:p>-111.66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79733">
                <text:p>179733</text:p>
              </table:table-cell>
              <table:table-cell office:value-type="float" office:value="-112.88712">
                <text:p>-112.88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80178">
                <text:p>180178</text:p>
              </table:table-cell>
              <table:table-cell office:value-type="float" office:value="-110.07625">
                <text:p>-110.07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80624">
                <text:p>180624</text:p>
              </table:table-cell>
              <table:table-cell office:value-type="float" office:value="-113.86081">
                <text:p>-113.86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81069">
                <text:p>181069</text:p>
              </table:table-cell>
              <table:table-cell office:value-type="float" office:value="-109.78182">
                <text:p>-109.7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81514">
                <text:p>181514</text:p>
              </table:table-cell>
              <table:table-cell office:value-type="float" office:value="-110.14324">
                <text:p>-110.14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81960">
                <text:p>181960</text:p>
              </table:table-cell>
              <table:table-cell office:value-type="float" office:value="-110.43374">
                <text:p>-110.43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82405">
                <text:p>182405</text:p>
              </table:table-cell>
              <table:table-cell office:value-type="float" office:value="-110.45209">
                <text:p>-110.45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82851">
                <text:p>182851</text:p>
              </table:table-cell>
              <table:table-cell office:value-type="float" office:value="-110.11551">
                <text:p>-110.11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83296">
                <text:p>183296</text:p>
              </table:table-cell>
              <table:table-cell office:value-type="float" office:value="-110.89644">
                <text:p>-110.89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83742">
                <text:p>183742</text:p>
              </table:table-cell>
              <table:table-cell office:value-type="float" office:value="-110.4403">
                <text:p>-110.4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84187">
                <text:p>184187</text:p>
              </table:table-cell>
              <table:table-cell office:value-type="float" office:value="-106.44188">
                <text:p>-106.44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84633">
                <text:p>184633</text:p>
              </table:table-cell>
              <table:table-cell office:value-type="float" office:value="-105.16219">
                <text:p>-105.16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85078">
                <text:p>185078</text:p>
              </table:table-cell>
              <table:table-cell office:value-type="float" office:value="-108.19918">
                <text:p>-108.19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85523">
                <text:p>185523</text:p>
              </table:table-cell>
              <table:table-cell office:value-type="float" office:value="-107.6695">
                <text:p>-107.6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85969">
                <text:p>185969</text:p>
              </table:table-cell>
              <table:table-cell office:value-type="float" office:value="-106.84144">
                <text:p>-106.84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86414">
                <text:p>186414</text:p>
              </table:table-cell>
              <table:table-cell office:value-type="float" office:value="-108.69626">
                <text:p>-108.69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86860">
                <text:p>186860</text:p>
              </table:table-cell>
              <table:table-cell office:value-type="float" office:value="-108.81548">
                <text:p>-108.81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87305">
                <text:p>187305</text:p>
              </table:table-cell>
              <table:table-cell office:value-type="float" office:value="-111.25601">
                <text:p>-111.25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87751">
                <text:p>187751</text:p>
              </table:table-cell>
              <table:table-cell office:value-type="float" office:value="-109.93949">
                <text:p>-109.93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88196">
                <text:p>188196</text:p>
              </table:table-cell>
              <table:table-cell office:value-type="float" office:value="-109.52355">
                <text:p>-109.52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88641">
                <text:p>188641</text:p>
              </table:table-cell>
              <table:table-cell office:value-type="float" office:value="-111.70535">
                <text:p>-111.70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89087">
                <text:p>189087</text:p>
              </table:table-cell>
              <table:table-cell office:value-type="float" office:value="-109.81085">
                <text:p>-109.8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89532">
                <text:p>189532</text:p>
              </table:table-cell>
              <table:table-cell office:value-type="float" office:value="-110.97639">
                <text:p>-110.97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89978">
                <text:p>189978</text:p>
              </table:table-cell>
              <table:table-cell office:value-type="float" office:value="-109.56426">
                <text:p>-109.56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90423">
                <text:p>190423</text:p>
              </table:table-cell>
              <table:table-cell office:value-type="float" office:value="-112.91056">
                <text:p>-112.9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90869">
                <text:p>190869</text:p>
              </table:table-cell>
              <table:table-cell office:value-type="float" office:value="-109.97">
                <text:p>-109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91314">
                <text:p>191314</text:p>
              </table:table-cell>
              <table:table-cell office:value-type="float" office:value="-108.74094">
                <text:p>-108.74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91759">
                <text:p>191759</text:p>
              </table:table-cell>
              <table:table-cell office:value-type="float" office:value="-110.52022">
                <text:p>-110.52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92205">
                <text:p>192205</text:p>
              </table:table-cell>
              <table:table-cell office:value-type="float" office:value="-109.42149">
                <text:p>-109.42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92650">
                <text:p>192650</text:p>
              </table:table-cell>
              <table:table-cell office:value-type="float" office:value="-110.68259">
                <text:p>-110.68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93096">
                <text:p>193096</text:p>
              </table:table-cell>
              <table:table-cell office:value-type="float" office:value="-108.38176">
                <text:p>-108.38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93541">
                <text:p>193541</text:p>
              </table:table-cell>
              <table:table-cell office:value-type="float" office:value="-108.81457">
                <text:p>-108.81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3987">
                <text:p>193987</text:p>
              </table:table-cell>
              <table:table-cell office:value-type="float" office:value="-108.18531">
                <text:p>-108.18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94432">
                <text:p>194432</text:p>
              </table:table-cell>
              <table:table-cell office:value-type="float" office:value="-107.46504">
                <text:p>-107.46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94878">
                <text:p>194878</text:p>
              </table:table-cell>
              <table:table-cell office:value-type="float" office:value="-109.0715">
                <text:p>-109.0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95323">
                <text:p>195323</text:p>
              </table:table-cell>
              <table:table-cell office:value-type="float" office:value="-108.25876">
                <text:p>-108.25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95768">
                <text:p>195768</text:p>
              </table:table-cell>
              <table:table-cell office:value-type="float" office:value="-106.34668">
                <text:p>-106.34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96214">
                <text:p>196214</text:p>
              </table:table-cell>
              <table:table-cell office:value-type="float" office:value="-108.30915">
                <text:p>-108.30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96659">
                <text:p>196659</text:p>
              </table:table-cell>
              <table:table-cell office:value-type="float" office:value="-108.38936">
                <text:p>-108.3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97105">
                <text:p>197105</text:p>
              </table:table-cell>
              <table:table-cell office:value-type="float" office:value="-110.0672">
                <text:p>-110.0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97550">
                <text:p>197550</text:p>
              </table:table-cell>
              <table:table-cell office:value-type="float" office:value="-108.57616">
                <text:p>-108.57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97996">
                <text:p>197996</text:p>
              </table:table-cell>
              <table:table-cell office:value-type="float" office:value="-110.34835">
                <text:p>-110.34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98441">
                <text:p>198441</text:p>
              </table:table-cell>
              <table:table-cell office:value-type="float" office:value="-109.09488">
                <text:p>-109.09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98886">
                <text:p>198886</text:p>
              </table:table-cell>
              <table:table-cell office:value-type="float" office:value="-113.11332">
                <text:p>-113.11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99332">
                <text:p>199332</text:p>
              </table:table-cell>
              <table:table-cell office:value-type="float" office:value="-108.55832">
                <text:p>-108.55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99777">
                <text:p>199777</text:p>
              </table:table-cell>
              <table:table-cell office:value-type="float" office:value="-106.9463">
                <text:p>-106.9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0223">
                <text:p>200223</text:p>
              </table:table-cell>
              <table:table-cell office:value-type="float" office:value="-111.71658">
                <text:p>-111.71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0668">
                <text:p>200668</text:p>
              </table:table-cell>
              <table:table-cell office:value-type="float" office:value="-112.54141">
                <text:p>-112.54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1114">
                <text:p>201114</text:p>
              </table:table-cell>
              <table:table-cell office:value-type="float" office:value="-107.3214">
                <text:p>-107.3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1559">
                <text:p>201559</text:p>
              </table:table-cell>
              <table:table-cell office:value-type="float" office:value="-110.91913">
                <text:p>-110.91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2004">
                <text:p>202004</text:p>
              </table:table-cell>
              <table:table-cell office:value-type="float" office:value="-109.60058">
                <text:p>-109.60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2450">
                <text:p>202450</text:p>
              </table:table-cell>
              <table:table-cell office:value-type="float" office:value="-108.47284">
                <text:p>-108.47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2895">
                <text:p>202895</text:p>
              </table:table-cell>
              <table:table-cell office:value-type="float" office:value="-110.4457">
                <text:p>-110.4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341">
                <text:p>203341</text:p>
              </table:table-cell>
              <table:table-cell office:value-type="float" office:value="-109.70006">
                <text:p>-109.70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3786">
                <text:p>203786</text:p>
              </table:table-cell>
              <table:table-cell office:value-type="float" office:value="-109.78781">
                <text:p>-109.78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04232">
                <text:p>204232</text:p>
              </table:table-cell>
              <table:table-cell office:value-type="float" office:value="-109.39122">
                <text:p>-109.39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04677">
                <text:p>204677</text:p>
              </table:table-cell>
              <table:table-cell office:value-type="float" office:value="-108.48438">
                <text:p>-108.48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05122">
                <text:p>205122</text:p>
              </table:table-cell>
              <table:table-cell office:value-type="float" office:value="-107.79157">
                <text:p>-107.79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05568">
                <text:p>205568</text:p>
              </table:table-cell>
              <table:table-cell office:value-type="float" office:value="-109.28446">
                <text:p>-109.28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06013">
                <text:p>206013</text:p>
              </table:table-cell>
              <table:table-cell office:value-type="float" office:value="-107.45499">
                <text:p>-107.45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6459">
                <text:p>206459</text:p>
              </table:table-cell>
              <table:table-cell office:value-type="float" office:value="-107.98918">
                <text:p>-107.98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06904">
                <text:p>206904</text:p>
              </table:table-cell>
              <table:table-cell office:value-type="float" office:value="-109.7564">
                <text:p>-109.7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7350">
                <text:p>207350</text:p>
              </table:table-cell>
              <table:table-cell office:value-type="float" office:value="-107.29269">
                <text:p>-107.29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7795">
                <text:p>207795</text:p>
              </table:table-cell>
              <table:table-cell office:value-type="float" office:value="-108.16632">
                <text:p>-108.16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08241">
                <text:p>208241</text:p>
              </table:table-cell>
              <table:table-cell office:value-type="float" office:value="-110.67478">
                <text:p>-110.67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08686">
                <text:p>208686</text:p>
              </table:table-cell>
              <table:table-cell office:value-type="float" office:value="-109.59884">
                <text:p>-109.59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9131">
                <text:p>209131</text:p>
              </table:table-cell>
              <table:table-cell office:value-type="float" office:value="-108.07981">
                <text:p>-108.07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09577">
                <text:p>209577</text:p>
              </table:table-cell>
              <table:table-cell office:value-type="float" office:value="-107.98465">
                <text:p>-107.98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10022">
                <text:p>210022</text:p>
              </table:table-cell>
              <table:table-cell office:value-type="float" office:value="-111.00625">
                <text:p>-111.0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10468">
                <text:p>210468</text:p>
              </table:table-cell>
              <table:table-cell office:value-type="float" office:value="-111.54734">
                <text:p>-111.54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10913">
                <text:p>210913</text:p>
              </table:table-cell>
              <table:table-cell office:value-type="float" office:value="-108.7462">
                <text:p>-108.7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11359">
                <text:p>211359</text:p>
              </table:table-cell>
              <table:table-cell office:value-type="float" office:value="-110.31109">
                <text:p>-110.3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11804">
                <text:p>211804</text:p>
              </table:table-cell>
              <table:table-cell office:value-type="float" office:value="-109.07691">
                <text:p>-109.07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12249">
                <text:p>212249</text:p>
              </table:table-cell>
              <table:table-cell office:value-type="float" office:value="-108.5895">
                <text:p>-108.5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12695">
                <text:p>212695</text:p>
              </table:table-cell>
              <table:table-cell office:value-type="float" office:value="-109.71098">
                <text:p>-109.71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13140">
                <text:p>213140</text:p>
              </table:table-cell>
              <table:table-cell office:value-type="float" office:value="-108.79937">
                <text:p>-108.79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13586">
                <text:p>213586</text:p>
              </table:table-cell>
              <table:table-cell office:value-type="float" office:value="-109.32218">
                <text:p>-109.3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14031">
                <text:p>214031</text:p>
              </table:table-cell>
              <table:table-cell office:value-type="float" office:value="-107.53775">
                <text:p>-107.53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14477">
                <text:p>214477</text:p>
              </table:table-cell>
              <table:table-cell office:value-type="float" office:value="-110.17528">
                <text:p>-110.17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14922">
                <text:p>214922</text:p>
              </table:table-cell>
              <table:table-cell office:value-type="float" office:value="-112.32709">
                <text:p>-112.32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15367">
                <text:p>215367</text:p>
              </table:table-cell>
              <table:table-cell office:value-type="float" office:value="-107.77016">
                <text:p>-107.77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15813">
                <text:p>215813</text:p>
              </table:table-cell>
              <table:table-cell office:value-type="float" office:value="-108.68369">
                <text:p>-108.68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16258">
                <text:p>216258</text:p>
              </table:table-cell>
              <table:table-cell office:value-type="float" office:value="-109.78353">
                <text:p>-109.78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16704">
                <text:p>216704</text:p>
              </table:table-cell>
              <table:table-cell office:value-type="float" office:value="-109.20982">
                <text:p>-109.20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17149">
                <text:p>217149</text:p>
              </table:table-cell>
              <table:table-cell office:value-type="float" office:value="-109.22978">
                <text:p>-109.22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17595">
                <text:p>217595</text:p>
              </table:table-cell>
              <table:table-cell office:value-type="float" office:value="-109.79782">
                <text:p>-109.79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18040">
                <text:p>218040</text:p>
              </table:table-cell>
              <table:table-cell office:value-type="float" office:value="-109.07845">
                <text:p>-109.07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18486">
                <text:p>218486</text:p>
              </table:table-cell>
              <table:table-cell office:value-type="float" office:value="-110.03629">
                <text:p>-110.0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18931">
                <text:p>218931</text:p>
              </table:table-cell>
              <table:table-cell office:value-type="float" office:value="-108.71328">
                <text:p>-108.7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19376">
                <text:p>219376</text:p>
              </table:table-cell>
              <table:table-cell office:value-type="float" office:value="-108.63184">
                <text:p>-108.63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19822">
                <text:p>219822</text:p>
              </table:table-cell>
              <table:table-cell office:value-type="float" office:value="-108.47098">
                <text:p>-108.47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20267">
                <text:p>220267</text:p>
              </table:table-cell>
              <table:table-cell office:value-type="float" office:value="-110.42951">
                <text:p>-110.42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20713">
                <text:p>220713</text:p>
              </table:table-cell>
              <table:table-cell office:value-type="float" office:value="-107.32449">
                <text:p>-107.32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21158">
                <text:p>221158</text:p>
              </table:table-cell>
              <table:table-cell office:value-type="float" office:value="-110.81505">
                <text:p>-110.81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21604">
                <text:p>221604</text:p>
              </table:table-cell>
              <table:table-cell office:value-type="float" office:value="-108.68584">
                <text:p>-108.68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22049">
                <text:p>222049</text:p>
              </table:table-cell>
              <table:table-cell office:value-type="float" office:value="-110.75101">
                <text:p>-110.75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22494">
                <text:p>222494</text:p>
              </table:table-cell>
              <table:table-cell office:value-type="float" office:value="-109.97134">
                <text:p>-109.97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22940">
                <text:p>222940</text:p>
              </table:table-cell>
              <table:table-cell office:value-type="float" office:value="-106.67562">
                <text:p>-106.67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23385">
                <text:p>223385</text:p>
              </table:table-cell>
              <table:table-cell office:value-type="float" office:value="-109.18582">
                <text:p>-109.18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23831">
                <text:p>223831</text:p>
              </table:table-cell>
              <table:table-cell office:value-type="float" office:value="-110.14366">
                <text:p>-110.14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24276">
                <text:p>224276</text:p>
              </table:table-cell>
              <table:table-cell office:value-type="float" office:value="-108.13845">
                <text:p>-108.13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24722">
                <text:p>224722</text:p>
              </table:table-cell>
              <table:table-cell office:value-type="float" office:value="-109.27174">
                <text:p>-109.27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25167">
                <text:p>225167</text:p>
              </table:table-cell>
              <table:table-cell office:value-type="float" office:value="-108.49387">
                <text:p>-108.49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25612">
                <text:p>225612</text:p>
              </table:table-cell>
              <table:table-cell office:value-type="float" office:value="-108.80539">
                <text:p>-108.80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26058">
                <text:p>226058</text:p>
              </table:table-cell>
              <table:table-cell office:value-type="float" office:value="-108.88886">
                <text:p>-108.88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26503">
                <text:p>226503</text:p>
              </table:table-cell>
              <table:table-cell office:value-type="float" office:value="-108.30622">
                <text:p>-108.30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26949">
                <text:p>226949</text:p>
              </table:table-cell>
              <table:table-cell office:value-type="float" office:value="-107.01699">
                <text:p>-107.01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27394">
                <text:p>227394</text:p>
              </table:table-cell>
              <table:table-cell office:value-type="float" office:value="-112.73199">
                <text:p>-112.73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27840">
                <text:p>227840</text:p>
              </table:table-cell>
              <table:table-cell office:value-type="float" office:value="-108.83403">
                <text:p>-108.83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28285">
                <text:p>228285</text:p>
              </table:table-cell>
              <table:table-cell office:value-type="float" office:value="-110.89094">
                <text:p>-110.89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28731">
                <text:p>228731</text:p>
              </table:table-cell>
              <table:table-cell office:value-type="float" office:value="-110.25347">
                <text:p>-110.25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29176">
                <text:p>229176</text:p>
              </table:table-cell>
              <table:table-cell office:value-type="float" office:value="-111.56618">
                <text:p>-111.56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29621">
                <text:p>229621</text:p>
              </table:table-cell>
              <table:table-cell office:value-type="float" office:value="-111.64322">
                <text:p>-111.64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30067">
                <text:p>230067</text:p>
              </table:table-cell>
              <table:table-cell office:value-type="float" office:value="-110.49219">
                <text:p>-110.49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30512">
                <text:p>230512</text:p>
              </table:table-cell>
              <table:table-cell office:value-type="float" office:value="-109.74274">
                <text:p>-109.74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30958">
                <text:p>230958</text:p>
              </table:table-cell>
              <table:table-cell office:value-type="float" office:value="-109.7482">
                <text:p>-109.7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31403">
                <text:p>231403</text:p>
              </table:table-cell>
              <table:table-cell office:value-type="float" office:value="-109.4925">
                <text:p>-109.4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31849">
                <text:p>231849</text:p>
              </table:table-cell>
              <table:table-cell office:value-type="float" office:value="-109.7814">
                <text:p>-109.7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32294">
                <text:p>232294</text:p>
              </table:table-cell>
              <table:table-cell office:value-type="float" office:value="-109.61395">
                <text:p>-109.61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32739">
                <text:p>232739</text:p>
              </table:table-cell>
              <table:table-cell office:value-type="float" office:value="-107.48853">
                <text:p>-107.48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33185">
                <text:p>233185</text:p>
              </table:table-cell>
              <table:table-cell office:value-type="float" office:value="-109.81741">
                <text:p>-109.81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33630">
                <text:p>233630</text:p>
              </table:table-cell>
              <table:table-cell office:value-type="float" office:value="-108.96204">
                <text:p>-108.96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34076">
                <text:p>234076</text:p>
              </table:table-cell>
              <table:table-cell office:value-type="float" office:value="-107.46613">
                <text:p>-107.46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34521">
                <text:p>234521</text:p>
              </table:table-cell>
              <table:table-cell office:value-type="float" office:value="-109.62281">
                <text:p>-109.62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34967">
                <text:p>234967</text:p>
              </table:table-cell>
              <table:table-cell office:value-type="float" office:value="-107.7158">
                <text:p>-107.7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35412">
                <text:p>235412</text:p>
              </table:table-cell>
              <table:table-cell office:value-type="float" office:value="-109.73866">
                <text:p>-109.73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35857">
                <text:p>235857</text:p>
              </table:table-cell>
              <table:table-cell office:value-type="float" office:value="-110.54562">
                <text:p>-110.54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36303">
                <text:p>236303</text:p>
              </table:table-cell>
              <table:table-cell office:value-type="float" office:value="-109.77806">
                <text:p>-109.77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36748">
                <text:p>236748</text:p>
              </table:table-cell>
              <table:table-cell office:value-type="float" office:value="-108.8104">
                <text:p>-108.8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37194">
                <text:p>237194</text:p>
              </table:table-cell>
              <table:table-cell office:value-type="float" office:value="-108.944">
                <text:p>-108.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37639">
                <text:p>237639</text:p>
              </table:table-cell>
              <table:table-cell office:value-type="float" office:value="-109.48142">
                <text:p>-109.48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38085">
                <text:p>238085</text:p>
              </table:table-cell>
              <table:table-cell office:value-type="float" office:value="-110.25663">
                <text:p>-110.25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38530">
                <text:p>238530</text:p>
              </table:table-cell>
              <table:table-cell office:value-type="float" office:value="-109.96269">
                <text:p>-109.96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38976">
                <text:p>238976</text:p>
              </table:table-cell>
              <table:table-cell office:value-type="float" office:value="-107.39455">
                <text:p>-107.39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39421">
                <text:p>239421</text:p>
              </table:table-cell>
              <table:table-cell office:value-type="float" office:value="-110.55789">
                <text:p>-110.55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39866">
                <text:p>239866</text:p>
              </table:table-cell>
              <table:table-cell office:value-type="float" office:value="-110.39139">
                <text:p>-110.39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40312">
                <text:p>240312</text:p>
              </table:table-cell>
              <table:table-cell office:value-type="float" office:value="-109.79376">
                <text:p>-109.79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40757">
                <text:p>240757</text:p>
              </table:table-cell>
              <table:table-cell office:value-type="float" office:value="-110.07722">
                <text:p>-110.07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41203">
                <text:p>241203</text:p>
              </table:table-cell>
              <table:table-cell office:value-type="float" office:value="-109.88101">
                <text:p>-109.88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41648">
                <text:p>241648</text:p>
              </table:table-cell>
              <table:table-cell office:value-type="float" office:value="-108.0437">
                <text:p>-108.0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42094">
                <text:p>242094</text:p>
              </table:table-cell>
              <table:table-cell office:value-type="float" office:value="-110.22254">
                <text:p>-110.22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42539">
                <text:p>242539</text:p>
              </table:table-cell>
              <table:table-cell office:value-type="float" office:value="-109.74556">
                <text:p>-109.74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42984">
                <text:p>242984</text:p>
              </table:table-cell>
              <table:table-cell office:value-type="float" office:value="-108.91492">
                <text:p>-108.91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43430">
                <text:p>243430</text:p>
              </table:table-cell>
              <table:table-cell office:value-type="float" office:value="-109.26236">
                <text:p>-109.26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43875">
                <text:p>243875</text:p>
              </table:table-cell>
              <table:table-cell office:value-type="float" office:value="-107.70956">
                <text:p>-107.70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44321">
                <text:p>244321</text:p>
              </table:table-cell>
              <table:table-cell office:value-type="float" office:value="-107.66195">
                <text:p>-107.66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44766">
                <text:p>244766</text:p>
              </table:table-cell>
              <table:table-cell office:value-type="float" office:value="-109.666">
                <text:p>-109.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45212">
                <text:p>245212</text:p>
              </table:table-cell>
              <table:table-cell office:value-type="float" office:value="-112.43897">
                <text:p>-112.43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45657">
                <text:p>245657</text:p>
              </table:table-cell>
              <table:table-cell office:value-type="float" office:value="-105.23262">
                <text:p>-105.23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46102">
                <text:p>246102</text:p>
              </table:table-cell>
              <table:table-cell office:value-type="float" office:value="-108.29715">
                <text:p>-108.29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46548">
                <text:p>246548</text:p>
              </table:table-cell>
              <table:table-cell office:value-type="float" office:value="-107.14325">
                <text:p>-107.14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46993">
                <text:p>246993</text:p>
              </table:table-cell>
              <table:table-cell office:value-type="float" office:value="-108.22075">
                <text:p>-108.22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47439">
                <text:p>247439</text:p>
              </table:table-cell>
              <table:table-cell office:value-type="float" office:value="-108.19664">
                <text:p>-108.19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47884">
                <text:p>247884</text:p>
              </table:table-cell>
              <table:table-cell office:value-type="float" office:value="-109.87601">
                <text:p>-109.87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48330">
                <text:p>248330</text:p>
              </table:table-cell>
              <table:table-cell office:value-type="float" office:value="-110.86582">
                <text:p>-110.86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48775">
                <text:p>248775</text:p>
              </table:table-cell>
              <table:table-cell office:value-type="float" office:value="-111.77712">
                <text:p>-111.77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49220">
                <text:p>249220</text:p>
              </table:table-cell>
              <table:table-cell office:value-type="float" office:value="-108.84957">
                <text:p>-108.84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49666">
                <text:p>249666</text:p>
              </table:table-cell>
              <table:table-cell office:value-type="float" office:value="-109.87931">
                <text:p>-109.87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50111">
                <text:p>250111</text:p>
              </table:table-cell>
              <table:table-cell office:value-type="float" office:value="-108.29428">
                <text:p>-108.29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50557">
                <text:p>250557</text:p>
              </table:table-cell>
              <table:table-cell office:value-type="float" office:value="-107.33189">
                <text:p>-107.33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51002">
                <text:p>251002</text:p>
              </table:table-cell>
              <table:table-cell office:value-type="float" office:value="-110.14491">
                <text:p>-110.14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51448">
                <text:p>251448</text:p>
              </table:table-cell>
              <table:table-cell office:value-type="float" office:value="-108.77925">
                <text:p>-108.77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51893">
                <text:p>251893</text:p>
              </table:table-cell>
              <table:table-cell office:value-type="float" office:value="-110.04332">
                <text:p>-110.04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52339">
                <text:p>252339</text:p>
              </table:table-cell>
              <table:table-cell office:value-type="float" office:value="-108.95849">
                <text:p>-108.95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52784">
                <text:p>252784</text:p>
              </table:table-cell>
              <table:table-cell office:value-type="float" office:value="-106.52916">
                <text:p>-106.52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53229">
                <text:p>253229</text:p>
              </table:table-cell>
              <table:table-cell office:value-type="float" office:value="-108.22808">
                <text:p>-108.22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53675">
                <text:p>253675</text:p>
              </table:table-cell>
              <table:table-cell office:value-type="float" office:value="-108.72907">
                <text:p>-108.72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54120">
                <text:p>254120</text:p>
              </table:table-cell>
              <table:table-cell office:value-type="float" office:value="-109.55005">
                <text:p>-109.55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54566">
                <text:p>254566</text:p>
              </table:table-cell>
              <table:table-cell office:value-type="float" office:value="-107.51951">
                <text:p>-107.51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55011">
                <text:p>255011</text:p>
              </table:table-cell>
              <table:table-cell office:value-type="float" office:value="-108.21512">
                <text:p>-108.2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55457">
                <text:p>255457</text:p>
              </table:table-cell>
              <table:table-cell office:value-type="float" office:value="-111.71112">
                <text:p>-111.71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55902">
                <text:p>255902</text:p>
              </table:table-cell>
              <table:table-cell office:value-type="float" office:value="-108.4495">
                <text:p>-108.4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56347">
                <text:p>256347</text:p>
              </table:table-cell>
              <table:table-cell office:value-type="float" office:value="-107.58285">
                <text:p>-107.58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56793">
                <text:p>256793</text:p>
              </table:table-cell>
              <table:table-cell office:value-type="float" office:value="-108.92454">
                <text:p>-108.92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57238">
                <text:p>257238</text:p>
              </table:table-cell>
              <table:table-cell office:value-type="float" office:value="-109.24582">
                <text:p>-109.24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57684">
                <text:p>257684</text:p>
              </table:table-cell>
              <table:table-cell office:value-type="float" office:value="-110.31129">
                <text:p>-110.31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58129">
                <text:p>258129</text:p>
              </table:table-cell>
              <table:table-cell office:value-type="float" office:value="-109.6117">
                <text:p>-109.6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58575">
                <text:p>258575</text:p>
              </table:table-cell>
              <table:table-cell office:value-type="float" office:value="-109.15451">
                <text:p>-109.15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59020">
                <text:p>259020</text:p>
              </table:table-cell>
              <table:table-cell office:value-type="float" office:value="-108.93111">
                <text:p>-108.93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59465">
                <text:p>259465</text:p>
              </table:table-cell>
              <table:table-cell office:value-type="float" office:value="-110.91988">
                <text:p>-110.91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59911">
                <text:p>259911</text:p>
              </table:table-cell>
              <table:table-cell office:value-type="float" office:value="-110.85936">
                <text:p>-110.85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60356">
                <text:p>260356</text:p>
              </table:table-cell>
              <table:table-cell office:value-type="float" office:value="-111.48816">
                <text:p>-111.48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60802">
                <text:p>260802</text:p>
              </table:table-cell>
              <table:table-cell office:value-type="float" office:value="-109.15293">
                <text:p>-109.15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61247">
                <text:p>261247</text:p>
              </table:table-cell>
              <table:table-cell office:value-type="float" office:value="-109.17518">
                <text:p>-109.17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61693">
                <text:p>261693</text:p>
              </table:table-cell>
              <table:table-cell office:value-type="float" office:value="-108.61568">
                <text:p>-108.61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62138">
                <text:p>262138</text:p>
              </table:table-cell>
              <table:table-cell office:value-type="float" office:value="-107.55024">
                <text:p>-107.5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62584">
                <text:p>262584</text:p>
              </table:table-cell>
              <table:table-cell office:value-type="float" office:value="-109.09506">
                <text:p>-109.09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63029">
                <text:p>263029</text:p>
              </table:table-cell>
              <table:table-cell office:value-type="float" office:value="-106.06774">
                <text:p>-106.0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63474">
                <text:p>263474</text:p>
              </table:table-cell>
              <table:table-cell office:value-type="float" office:value="-107.87511">
                <text:p>-107.87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63920">
                <text:p>263920</text:p>
              </table:table-cell>
              <table:table-cell office:value-type="float" office:value="-110.39969">
                <text:p>-110.39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64365">
                <text:p>264365</text:p>
              </table:table-cell>
              <table:table-cell office:value-type="float" office:value="-109.05074">
                <text:p>-109.05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64811">
                <text:p>264811</text:p>
              </table:table-cell>
              <table:table-cell office:value-type="float" office:value="-110.05588">
                <text:p>-110.05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65256">
                <text:p>265256</text:p>
              </table:table-cell>
              <table:table-cell office:value-type="float" office:value="-111.38572">
                <text:p>-111.38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65702">
                <text:p>265702</text:p>
              </table:table-cell>
              <table:table-cell office:value-type="float" office:value="-107.42736">
                <text:p>-107.42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66147">
                <text:p>266147</text:p>
              </table:table-cell>
              <table:table-cell office:value-type="float" office:value="-109.83244">
                <text:p>-109.83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66592">
                <text:p>266592</text:p>
              </table:table-cell>
              <table:table-cell office:value-type="float" office:value="-109.53391">
                <text:p>-109.53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67038">
                <text:p>267038</text:p>
              </table:table-cell>
              <table:table-cell office:value-type="float" office:value="-109.6732">
                <text:p>-109.6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67483">
                <text:p>267483</text:p>
              </table:table-cell>
              <table:table-cell office:value-type="float" office:value="-110.89366">
                <text:p>-110.89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67929">
                <text:p>267929</text:p>
              </table:table-cell>
              <table:table-cell office:value-type="float" office:value="-111.07991">
                <text:p>-111.07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68374">
                <text:p>268374</text:p>
              </table:table-cell>
              <table:table-cell office:value-type="float" office:value="-110.20282">
                <text:p>-110.20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68820">
                <text:p>268820</text:p>
              </table:table-cell>
              <table:table-cell office:value-type="float" office:value="-109.90394">
                <text:p>-109.90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69265">
                <text:p>269265</text:p>
              </table:table-cell>
              <table:table-cell office:value-type="float" office:value="-109.54855">
                <text:p>-109.54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69710">
                <text:p>269710</text:p>
              </table:table-cell>
              <table:table-cell office:value-type="float" office:value="-110.29631">
                <text:p>-110.29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70156">
                <text:p>270156</text:p>
              </table:table-cell>
              <table:table-cell office:value-type="float" office:value="-108.76824">
                <text:p>-108.76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70601">
                <text:p>270601</text:p>
              </table:table-cell>
              <table:table-cell office:value-type="float" office:value="-109.22558">
                <text:p>-109.22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71047">
                <text:p>271047</text:p>
              </table:table-cell>
              <table:table-cell office:value-type="float" office:value="-109.91782">
                <text:p>-109.91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71492">
                <text:p>271492</text:p>
              </table:table-cell>
              <table:table-cell office:value-type="float" office:value="-106.71182">
                <text:p>-106.7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71938">
                <text:p>271938</text:p>
              </table:table-cell>
              <table:table-cell office:value-type="float" office:value="-108.12475">
                <text:p>-108.12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72383">
                <text:p>272383</text:p>
              </table:table-cell>
              <table:table-cell office:value-type="float" office:value="-109.48374">
                <text:p>-109.48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72829">
                <text:p>272829</text:p>
              </table:table-cell>
              <table:table-cell office:value-type="float" office:value="-109.23937">
                <text:p>-109.23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73274">
                <text:p>273274</text:p>
              </table:table-cell>
              <table:table-cell office:value-type="float" office:value="-107.66709">
                <text:p>-107.66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73719">
                <text:p>273719</text:p>
              </table:table-cell>
              <table:table-cell office:value-type="float" office:value="-108.78622">
                <text:p>-108.78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74165">
                <text:p>274165</text:p>
              </table:table-cell>
              <table:table-cell office:value-type="float" office:value="-110.0009">
                <text:p>-110.0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74610">
                <text:p>274610</text:p>
              </table:table-cell>
              <table:table-cell office:value-type="float" office:value="-108.57941">
                <text:p>-108.57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75056">
                <text:p>275056</text:p>
              </table:table-cell>
              <table:table-cell office:value-type="float" office:value="-106.44589">
                <text:p>-106.44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75501">
                <text:p>275501</text:p>
              </table:table-cell>
              <table:table-cell office:value-type="float" office:value="-107.40766">
                <text:p>-107.40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75947">
                <text:p>275947</text:p>
              </table:table-cell>
              <table:table-cell office:value-type="float" office:value="-110.54429">
                <text:p>-110.54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76392">
                <text:p>276392</text:p>
              </table:table-cell>
              <table:table-cell office:value-type="float" office:value="-109.96166">
                <text:p>-109.96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76837">
                <text:p>276837</text:p>
              </table:table-cell>
              <table:table-cell office:value-type="float" office:value="-106.82945">
                <text:p>-106.82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77283">
                <text:p>277283</text:p>
              </table:table-cell>
              <table:table-cell office:value-type="float" office:value="-107.7159">
                <text:p>-107.7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77728">
                <text:p>277728</text:p>
              </table:table-cell>
              <table:table-cell office:value-type="float" office:value="-110.26545">
                <text:p>-110.26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78174">
                <text:p>278174</text:p>
              </table:table-cell>
              <table:table-cell office:value-type="float" office:value="-109.97953">
                <text:p>-109.97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78619">
                <text:p>278619</text:p>
              </table:table-cell>
              <table:table-cell office:value-type="float" office:value="-108.30628">
                <text:p>-108.30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79065">
                <text:p>279065</text:p>
              </table:table-cell>
              <table:table-cell office:value-type="float" office:value="-111.08272">
                <text:p>-111.08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79510">
                <text:p>279510</text:p>
              </table:table-cell>
              <table:table-cell office:value-type="float" office:value="-112.17996">
                <text:p>-112.17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79955">
                <text:p>279955</text:p>
              </table:table-cell>
              <table:table-cell office:value-type="float" office:value="-108.75553">
                <text:p>-108.75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80401">
                <text:p>280401</text:p>
              </table:table-cell>
              <table:table-cell office:value-type="float" office:value="-108.94894">
                <text:p>-108.94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80846">
                <text:p>280846</text:p>
              </table:table-cell>
              <table:table-cell office:value-type="float" office:value="-106.21598">
                <text:p>-106.21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81292">
                <text:p>281292</text:p>
              </table:table-cell>
              <table:table-cell office:value-type="float" office:value="-108.9788">
                <text:p>-108.9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81737">
                <text:p>281737</text:p>
              </table:table-cell>
              <table:table-cell office:value-type="float" office:value="-108.56142">
                <text:p>-108.56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82183">
                <text:p>282183</text:p>
              </table:table-cell>
              <table:table-cell office:value-type="float" office:value="-107.72336">
                <text:p>-107.72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82628">
                <text:p>282628</text:p>
              </table:table-cell>
              <table:table-cell office:value-type="float" office:value="-109.23084">
                <text:p>-109.23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83073">
                <text:p>283073</text:p>
              </table:table-cell>
              <table:table-cell office:value-type="float" office:value="-107.77222">
                <text:p>-107.77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83519">
                <text:p>283519</text:p>
              </table:table-cell>
              <table:table-cell office:value-type="float" office:value="-107.11434">
                <text:p>-107.11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83964">
                <text:p>283964</text:p>
              </table:table-cell>
              <table:table-cell office:value-type="float" office:value="-109.80518">
                <text:p>-109.80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84410">
                <text:p>284410</text:p>
              </table:table-cell>
              <table:table-cell office:value-type="float" office:value="-109.22958">
                <text:p>-109.22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84855">
                <text:p>284855</text:p>
              </table:table-cell>
              <table:table-cell office:value-type="float" office:value="-109.79606">
                <text:p>-109.79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85301">
                <text:p>285301</text:p>
              </table:table-cell>
              <table:table-cell office:value-type="float" office:value="-111.35194">
                <text:p>-111.35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85746">
                <text:p>285746</text:p>
              </table:table-cell>
              <table:table-cell office:value-type="float" office:value="-110.35812">
                <text:p>-110.35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86192">
                <text:p>286192</text:p>
              </table:table-cell>
              <table:table-cell office:value-type="float" office:value="-106.65694">
                <text:p>-106.65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86637">
                <text:p>286637</text:p>
              </table:table-cell>
              <table:table-cell office:value-type="float" office:value="-111.25606">
                <text:p>-111.25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87082">
                <text:p>287082</text:p>
              </table:table-cell>
              <table:table-cell office:value-type="float" office:value="-111.02687">
                <text:p>-111.02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87528">
                <text:p>287528</text:p>
              </table:table-cell>
              <table:table-cell office:value-type="float" office:value="-113.82832">
                <text:p>-113.82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87973">
                <text:p>287973</text:p>
              </table:table-cell>
              <table:table-cell office:value-type="float" office:value="-108.84312">
                <text:p>-108.84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88419">
                <text:p>288419</text:p>
              </table:table-cell>
              <table:table-cell office:value-type="float" office:value="-108.90422">
                <text:p>-108.90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88864">
                <text:p>288864</text:p>
              </table:table-cell>
              <table:table-cell office:value-type="float" office:value="-110.79197">
                <text:p>-110.79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89310">
                <text:p>289310</text:p>
              </table:table-cell>
              <table:table-cell office:value-type="float" office:value="-108.31339">
                <text:p>-108.3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89755">
                <text:p>289755</text:p>
              </table:table-cell>
              <table:table-cell office:value-type="float" office:value="-108.73257">
                <text:p>-108.73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90200">
                <text:p>290200</text:p>
              </table:table-cell>
              <table:table-cell office:value-type="float" office:value="-109.63444">
                <text:p>-109.63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90646">
                <text:p>290646</text:p>
              </table:table-cell>
              <table:table-cell office:value-type="float" office:value="-107.33188">
                <text:p>-107.33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91091">
                <text:p>291091</text:p>
              </table:table-cell>
              <table:table-cell office:value-type="float" office:value="-107.96912">
                <text:p>-107.96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91537">
                <text:p>291537</text:p>
              </table:table-cell>
              <table:table-cell office:value-type="float" office:value="-107.50415">
                <text:p>-107.50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91982">
                <text:p>291982</text:p>
              </table:table-cell>
              <table:table-cell office:value-type="float" office:value="-108.63818">
                <text:p>-108.63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292428">
                <text:p>292428</text:p>
              </table:table-cell>
              <table:table-cell office:value-type="float" office:value="-107.74522">
                <text:p>-107.74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92873">
                <text:p>292873</text:p>
              </table:table-cell>
              <table:table-cell office:value-type="float" office:value="-106.89719">
                <text:p>-106.89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293318">
                <text:p>293318</text:p>
              </table:table-cell>
              <table:table-cell office:value-type="float" office:value="-108.11109">
                <text:p>-108.1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93764">
                <text:p>293764</text:p>
              </table:table-cell>
              <table:table-cell office:value-type="float" office:value="-109.05809">
                <text:p>-109.05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94209">
                <text:p>294209</text:p>
              </table:table-cell>
              <table:table-cell office:value-type="float" office:value="-110.29171">
                <text:p>-110.29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94655">
                <text:p>294655</text:p>
              </table:table-cell>
              <table:table-cell office:value-type="float" office:value="-106.40814">
                <text:p>-106.40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95100">
                <text:p>295100</text:p>
              </table:table-cell>
              <table:table-cell office:value-type="float" office:value="-107.86832">
                <text:p>-107.86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95546">
                <text:p>295546</text:p>
              </table:table-cell>
              <table:table-cell office:value-type="float" office:value="-107.55874">
                <text:p>-107.55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95991">
                <text:p>295991</text:p>
              </table:table-cell>
              <table:table-cell office:value-type="float" office:value="-110.21014">
                <text:p>-110.2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96437">
                <text:p>296437</text:p>
              </table:table-cell>
              <table:table-cell office:value-type="float" office:value="-109.43339">
                <text:p>-109.43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96882">
                <text:p>296882</text:p>
              </table:table-cell>
              <table:table-cell office:value-type="float" office:value="-109.89969">
                <text:p>-109.89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97327">
                <text:p>297327</text:p>
              </table:table-cell>
              <table:table-cell office:value-type="float" office:value="-107.40366">
                <text:p>-107.40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97773">
                <text:p>297773</text:p>
              </table:table-cell>
              <table:table-cell office:value-type="float" office:value="-110.29481">
                <text:p>-110.29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98218">
                <text:p>298218</text:p>
              </table:table-cell>
              <table:table-cell office:value-type="float" office:value="-110.62674">
                <text:p>-110.62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98664">
                <text:p>298664</text:p>
              </table:table-cell>
              <table:table-cell office:value-type="float" office:value="-110.11399">
                <text:p>-110.1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99109">
                <text:p>299109</text:p>
              </table:table-cell>
              <table:table-cell office:value-type="float" office:value="-108.98522">
                <text:p>-108.98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99555">
                <text:p>299555</text:p>
              </table:table-cell>
              <table:table-cell office:value-type="float" office:value="-108.21195">
                <text:p>-108.2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300000">
                <text:p>300000</text:p>
              </table:table-cell>
              <table:table-cell office:value-type="float" office:value="-109.89531">
                <text:p>-109.89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300000">
                <text:p>300000</text:p>
              </table:table-cell>
              <table:table-cell office:value-type="float" office:value="-109.75241">
                <text:p>-109.7524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301559">
                <text:p>301559</text:p>
              </table:table-cell>
              <table:table-cell office:value-type="float" office:value="-107.53325">
                <text:p>-107.53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03118">
                <text:p>303118</text:p>
              </table:table-cell>
              <table:table-cell office:value-type="float" office:value="-111.1393">
                <text:p>-111.1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304677">
                <text:p>304677</text:p>
              </table:table-cell>
              <table:table-cell office:value-type="float" office:value="-107.38996">
                <text:p>-107.38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06236">
                <text:p>306236</text:p>
              </table:table-cell>
              <table:table-cell office:value-type="float" office:value="-107.30736">
                <text:p>-107.30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307795">
                <text:p>307795</text:p>
              </table:table-cell>
              <table:table-cell office:value-type="float" office:value="-106.495">
                <text:p>-106.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09354">
                <text:p>309354</text:p>
              </table:table-cell>
              <table:table-cell office:value-type="float" office:value="-108.54994">
                <text:p>-108.54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10913">
                <text:p>310913</text:p>
              </table:table-cell>
              <table:table-cell office:value-type="float" office:value="-108.02069">
                <text:p>-108.02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12472">
                <text:p>312472</text:p>
              </table:table-cell>
              <table:table-cell office:value-type="float" office:value="-107.00694">
                <text:p>-107.00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14031">
                <text:p>314031</text:p>
              </table:table-cell>
              <table:table-cell office:value-type="float" office:value="-108.25899">
                <text:p>-108.25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15590">
                <text:p>315590</text:p>
              </table:table-cell>
              <table:table-cell office:value-type="float" office:value="-107.67324">
                <text:p>-107.67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17149">
                <text:p>317149</text:p>
              </table:table-cell>
              <table:table-cell office:value-type="float" office:value="-108.64767">
                <text:p>-108.64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18708">
                <text:p>318708</text:p>
              </table:table-cell>
              <table:table-cell office:value-type="float" office:value="-109.93447">
                <text:p>-109.93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20267">
                <text:p>320267</text:p>
              </table:table-cell>
              <table:table-cell office:value-type="float" office:value="-110.66772">
                <text:p>-110.66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21826">
                <text:p>321826</text:p>
              </table:table-cell>
              <table:table-cell office:value-type="float" office:value="-107.57474">
                <text:p>-107.57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323385">
                <text:p>323385</text:p>
              </table:table-cell>
              <table:table-cell office:value-type="float" office:value="-109.12156">
                <text:p>-109.12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324944">
                <text:p>324944</text:p>
              </table:table-cell>
              <table:table-cell office:value-type="float" office:value="-108.839">
                <text:p>-108.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326503">
                <text:p>326503</text:p>
              </table:table-cell>
              <table:table-cell office:value-type="float" office:value="-108.30049">
                <text:p>-108.30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28062">
                <text:p>328062</text:p>
              </table:table-cell>
              <table:table-cell office:value-type="float" office:value="-109.68231">
                <text:p>-109.68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29621">
                <text:p>329621</text:p>
              </table:table-cell>
              <table:table-cell office:value-type="float" office:value="-108.22937">
                <text:p>-108.22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31180">
                <text:p>331180</text:p>
              </table:table-cell>
              <table:table-cell office:value-type="float" office:value="-110.64938">
                <text:p>-110.64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32739">
                <text:p>332739</text:p>
              </table:table-cell>
              <table:table-cell office:value-type="float" office:value="-108.94887">
                <text:p>-108.94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334298">
                <text:p>334298</text:p>
              </table:table-cell>
              <table:table-cell office:value-type="float" office:value="-110.21044">
                <text:p>-110.2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335857">
                <text:p>335857</text:p>
              </table:table-cell>
              <table:table-cell office:value-type="float" office:value="-113.4755">
                <text:p>-113.4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337416">
                <text:p>337416</text:p>
              </table:table-cell>
              <table:table-cell office:value-type="float" office:value="-111.86344">
                <text:p>-111.86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338976">
                <text:p>338976</text:p>
              </table:table-cell>
              <table:table-cell office:value-type="float" office:value="-109.14343">
                <text:p>-109.14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340535">
                <text:p>340535</text:p>
              </table:table-cell>
              <table:table-cell office:value-type="float" office:value="-110.68145">
                <text:p>-110.68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342094">
                <text:p>342094</text:p>
              </table:table-cell>
              <table:table-cell office:value-type="float" office:value="-109.82332">
                <text:p>-109.82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343653">
                <text:p>343653</text:p>
              </table:table-cell>
              <table:table-cell office:value-type="float" office:value="-111.01516">
                <text:p>-111.01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345212">
                <text:p>345212</text:p>
              </table:table-cell>
              <table:table-cell office:value-type="float" office:value="-109.5079">
                <text:p>-109.5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346771">
                <text:p>346771</text:p>
              </table:table-cell>
              <table:table-cell office:value-type="float" office:value="-107.76855">
                <text:p>-107.76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348330">
                <text:p>348330</text:p>
              </table:table-cell>
              <table:table-cell office:value-type="float" office:value="-109.65668">
                <text:p>-109.65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349889">
                <text:p>349889</text:p>
              </table:table-cell>
              <table:table-cell office:value-type="float" office:value="-105.20514">
                <text:p>-105.20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351448">
                <text:p>351448</text:p>
              </table:table-cell>
              <table:table-cell office:value-type="float" office:value="-108.14122">
                <text:p>-108.14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53007">
                <text:p>353007</text:p>
              </table:table-cell>
              <table:table-cell office:value-type="float" office:value="-107.63285">
                <text:p>-107.63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54566">
                <text:p>354566</text:p>
              </table:table-cell>
              <table:table-cell office:value-type="float" office:value="-112.80272">
                <text:p>-112.80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356125">
                <text:p>356125</text:p>
              </table:table-cell>
              <table:table-cell office:value-type="float" office:value="-108.85842">
                <text:p>-108.85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357684">
                <text:p>357684</text:p>
              </table:table-cell>
              <table:table-cell office:value-type="float" office:value="-109.20312">
                <text:p>-109.20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359243">
                <text:p>359243</text:p>
              </table:table-cell>
              <table:table-cell office:value-type="float" office:value="-107.30839">
                <text:p>-107.30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360802">
                <text:p>360802</text:p>
              </table:table-cell>
              <table:table-cell office:value-type="float" office:value="-108.47012">
                <text:p>-108.47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62361">
                <text:p>362361</text:p>
              </table:table-cell>
              <table:table-cell office:value-type="float" office:value="-109.80375">
                <text:p>-109.8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63920">
                <text:p>363920</text:p>
              </table:table-cell>
              <table:table-cell office:value-type="float" office:value="-109.44134">
                <text:p>-109.44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65479">
                <text:p>365479</text:p>
              </table:table-cell>
              <table:table-cell office:value-type="float" office:value="-106.3833">
                <text:p>-106.3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67038">
                <text:p>367038</text:p>
              </table:table-cell>
              <table:table-cell office:value-type="float" office:value="-112.99005">
                <text:p>-112.99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68597">
                <text:p>368597</text:p>
              </table:table-cell>
              <table:table-cell office:value-type="float" office:value="-111.52084">
                <text:p>-111.52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70156">
                <text:p>370156</text:p>
              </table:table-cell>
              <table:table-cell office:value-type="float" office:value="-109.02258">
                <text:p>-109.02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71715">
                <text:p>371715</text:p>
              </table:table-cell>
              <table:table-cell office:value-type="float" office:value="-107.78031">
                <text:p>-107.78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73274">
                <text:p>373274</text:p>
              </table:table-cell>
              <table:table-cell office:value-type="float" office:value="-112.30892">
                <text:p>-112.30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74833">
                <text:p>374833</text:p>
              </table:table-cell>
              <table:table-cell office:value-type="float" office:value="-108.90157">
                <text:p>-108.90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76392">
                <text:p>376392</text:p>
              </table:table-cell>
              <table:table-cell office:value-type="float" office:value="-113.24399">
                <text:p>-113.24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377951">
                <text:p>377951</text:p>
              </table:table-cell>
              <table:table-cell office:value-type="float" office:value="-109.72962">
                <text:p>-109.72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379510">
                <text:p>379510</text:p>
              </table:table-cell>
              <table:table-cell office:value-type="float" office:value="-112.19668">
                <text:p>-112.19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381069">
                <text:p>381069</text:p>
              </table:table-cell>
              <table:table-cell office:value-type="float" office:value="-110.48361">
                <text:p>-110.48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382628">
                <text:p>382628</text:p>
              </table:table-cell>
              <table:table-cell office:value-type="float" office:value="-112.34832">
                <text:p>-112.34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384187">
                <text:p>384187</text:p>
              </table:table-cell>
              <table:table-cell office:value-type="float" office:value="-107.95347">
                <text:p>-107.95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385746">
                <text:p>385746</text:p>
              </table:table-cell>
              <table:table-cell office:value-type="float" office:value="-109.71326">
                <text:p>-109.7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387305">
                <text:p>387305</text:p>
              </table:table-cell>
              <table:table-cell office:value-type="float" office:value="-110.20975">
                <text:p>-110.20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388864">
                <text:p>388864</text:p>
              </table:table-cell>
              <table:table-cell office:value-type="float" office:value="-109.44941">
                <text:p>-109.44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390423">
                <text:p>390423</text:p>
              </table:table-cell>
              <table:table-cell office:value-type="float" office:value="-110.12334">
                <text:p>-110.12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391982">
                <text:p>391982</text:p>
              </table:table-cell>
              <table:table-cell office:value-type="float" office:value="-109.8015">
                <text:p>-109.8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393541">
                <text:p>393541</text:p>
              </table:table-cell>
              <table:table-cell office:value-type="float" office:value="-110.46662">
                <text:p>-110.46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395100">
                <text:p>395100</text:p>
              </table:table-cell>
              <table:table-cell office:value-type="float" office:value="-112.44128">
                <text:p>-112.44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96659">
                <text:p>396659</text:p>
              </table:table-cell>
              <table:table-cell office:value-type="float" office:value="-111.42215">
                <text:p>-111.42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98218">
                <text:p>398218</text:p>
              </table:table-cell>
              <table:table-cell office:value-type="float" office:value="-110.32285">
                <text:p>-110.32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99777">
                <text:p>399777</text:p>
              </table:table-cell>
              <table:table-cell office:value-type="float" office:value="-110.08876">
                <text:p>-110.08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401336">
                <text:p>401336</text:p>
              </table:table-cell>
              <table:table-cell office:value-type="float" office:value="-108.6077">
                <text:p>-108.6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402895">
                <text:p>402895</text:p>
              </table:table-cell>
              <table:table-cell office:value-type="float" office:value="-109.11626">
                <text:p>-109.11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404454">
                <text:p>404454</text:p>
              </table:table-cell>
              <table:table-cell office:value-type="float" office:value="-109.54202">
                <text:p>-109.54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406013">
                <text:p>406013</text:p>
              </table:table-cell>
              <table:table-cell office:value-type="float" office:value="-111.22082">
                <text:p>-111.22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407572">
                <text:p>407572</text:p>
              </table:table-cell>
              <table:table-cell office:value-type="float" office:value="-111.33632">
                <text:p>-111.33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409131">
                <text:p>409131</text:p>
              </table:table-cell>
              <table:table-cell office:value-type="float" office:value="-114.05569">
                <text:p>-114.05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410690">
                <text:p>410690</text:p>
              </table:table-cell>
              <table:table-cell office:value-type="float" office:value="-110.37124">
                <text:p>-110.37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412249">
                <text:p>412249</text:p>
              </table:table-cell>
              <table:table-cell office:value-type="float" office:value="-109.3638">
                <text:p>-109.3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413808">
                <text:p>413808</text:p>
              </table:table-cell>
              <table:table-cell office:value-type="float" office:value="-111.41895">
                <text:p>-111.41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15367">
                <text:p>415367</text:p>
              </table:table-cell>
              <table:table-cell office:value-type="float" office:value="-111.33032">
                <text:p>-111.33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16927">
                <text:p>416927</text:p>
              </table:table-cell>
              <table:table-cell office:value-type="float" office:value="-110.43296">
                <text:p>-110.43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418486">
                <text:p>418486</text:p>
              </table:table-cell>
              <table:table-cell office:value-type="float" office:value="-111.28829">
                <text:p>-111.28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420045">
                <text:p>420045</text:p>
              </table:table-cell>
              <table:table-cell office:value-type="float" office:value="-113.49647">
                <text:p>-113.49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421604">
                <text:p>421604</text:p>
              </table:table-cell>
              <table:table-cell office:value-type="float" office:value="-110.06835">
                <text:p>-110.06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423163">
                <text:p>423163</text:p>
              </table:table-cell>
              <table:table-cell office:value-type="float" office:value="-111.07116">
                <text:p>-111.07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424722">
                <text:p>424722</text:p>
              </table:table-cell>
              <table:table-cell office:value-type="float" office:value="-113.30069">
                <text:p>-113.30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426281">
                <text:p>426281</text:p>
              </table:table-cell>
              <table:table-cell office:value-type="float" office:value="-113.9897">
                <text:p>-113.9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427840">
                <text:p>427840</text:p>
              </table:table-cell>
              <table:table-cell office:value-type="float" office:value="-114.39819">
                <text:p>-114.39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429399">
                <text:p>429399</text:p>
              </table:table-cell>
              <table:table-cell office:value-type="float" office:value="-112.12821">
                <text:p>-112.12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430958">
                <text:p>430958</text:p>
              </table:table-cell>
              <table:table-cell office:value-type="float" office:value="-112.39839">
                <text:p>-112.39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432517">
                <text:p>432517</text:p>
              </table:table-cell>
              <table:table-cell office:value-type="float" office:value="-114.51641">
                <text:p>-114.51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434076">
                <text:p>434076</text:p>
              </table:table-cell>
              <table:table-cell office:value-type="float" office:value="-110.42303">
                <text:p>-110.42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435635">
                <text:p>435635</text:p>
              </table:table-cell>
              <table:table-cell office:value-type="float" office:value="-109.31215">
                <text:p>-109.3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437194">
                <text:p>437194</text:p>
              </table:table-cell>
              <table:table-cell office:value-type="float" office:value="-109.80566">
                <text:p>-109.80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438753">
                <text:p>438753</text:p>
              </table:table-cell>
              <table:table-cell office:value-type="float" office:value="-112.3561">
                <text:p>-112.3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440312">
                <text:p>440312</text:p>
              </table:table-cell>
              <table:table-cell office:value-type="float" office:value="-112.86564">
                <text:p>-112.86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441871">
                <text:p>441871</text:p>
              </table:table-cell>
              <table:table-cell office:value-type="float" office:value="-114.10647">
                <text:p>-114.10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443430">
                <text:p>443430</text:p>
              </table:table-cell>
              <table:table-cell office:value-type="float" office:value="-114.42618">
                <text:p>-114.42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444989">
                <text:p>444989</text:p>
              </table:table-cell>
              <table:table-cell office:value-type="float" office:value="-114.43808">
                <text:p>-114.43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446548">
                <text:p>446548</text:p>
              </table:table-cell>
              <table:table-cell office:value-type="float" office:value="-114.64384">
                <text:p>-114.64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448107">
                <text:p>448107</text:p>
              </table:table-cell>
              <table:table-cell office:value-type="float" office:value="-110.19051">
                <text:p>-110.19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449666">
                <text:p>449666</text:p>
              </table:table-cell>
              <table:table-cell office:value-type="float" office:value="-113.17976">
                <text:p>-113.17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451225">
                <text:p>451225</text:p>
              </table:table-cell>
              <table:table-cell office:value-type="float" office:value="-113.14916">
                <text:p>-113.14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452784">
                <text:p>452784</text:p>
              </table:table-cell>
              <table:table-cell office:value-type="float" office:value="-114.51962">
                <text:p>-114.51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454343">
                <text:p>454343</text:p>
              </table:table-cell>
              <table:table-cell office:value-type="float" office:value="-116.63351">
                <text:p>-116.63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455902">
                <text:p>455902</text:p>
              </table:table-cell>
              <table:table-cell office:value-type="float" office:value="-110.96114">
                <text:p>-110.96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457461">
                <text:p>457461</text:p>
              </table:table-cell>
              <table:table-cell office:value-type="float" office:value="-115.90616">
                <text:p>-115.9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459020">
                <text:p>459020</text:p>
              </table:table-cell>
              <table:table-cell office:value-type="float" office:value="-112.9125">
                <text:p>-112.9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460579">
                <text:p>460579</text:p>
              </table:table-cell>
              <table:table-cell office:value-type="float" office:value="-112.94695">
                <text:p>-112.94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462138">
                <text:p>462138</text:p>
              </table:table-cell>
              <table:table-cell office:value-type="float" office:value="-113.25976">
                <text:p>-113.25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463697">
                <text:p>463697</text:p>
              </table:table-cell>
              <table:table-cell office:value-type="float" office:value="-112.75608">
                <text:p>-112.75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465256">
                <text:p>465256</text:p>
              </table:table-cell>
              <table:table-cell office:value-type="float" office:value="-113.71205">
                <text:p>-113.71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466815">
                <text:p>466815</text:p>
              </table:table-cell>
              <table:table-cell office:value-type="float" office:value="-114.34738">
                <text:p>-114.34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468374">
                <text:p>468374</text:p>
              </table:table-cell>
              <table:table-cell office:value-type="float" office:value="-112.69436">
                <text:p>-112.69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469933">
                <text:p>469933</text:p>
              </table:table-cell>
              <table:table-cell office:value-type="float" office:value="-115.12908">
                <text:p>-115.1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471492">
                <text:p>471492</text:p>
              </table:table-cell>
              <table:table-cell office:value-type="float" office:value="-113.00704">
                <text:p>-113.00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473051">
                <text:p>473051</text:p>
              </table:table-cell>
              <table:table-cell office:value-type="float" office:value="-115.12875">
                <text:p>-115.1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474610">
                <text:p>474610</text:p>
              </table:table-cell>
              <table:table-cell office:value-type="float" office:value="-113.31301">
                <text:p>-113.3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476169">
                <text:p>476169</text:p>
              </table:table-cell>
              <table:table-cell office:value-type="float" office:value="-112.94369">
                <text:p>-112.94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477728">
                <text:p>477728</text:p>
              </table:table-cell>
              <table:table-cell office:value-type="float" office:value="-114.84006">
                <text:p>-114.84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479287">
                <text:p>479287</text:p>
              </table:table-cell>
              <table:table-cell office:value-type="float" office:value="-111.10547">
                <text:p>-111.10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480846">
                <text:p>480846</text:p>
              </table:table-cell>
              <table:table-cell office:value-type="float" office:value="-114.58589">
                <text:p>-114.58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482405">
                <text:p>482405</text:p>
              </table:table-cell>
              <table:table-cell office:value-type="float" office:value="-114.7442">
                <text:p>-114.7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483964">
                <text:p>483964</text:p>
              </table:table-cell>
              <table:table-cell office:value-type="float" office:value="-116.5639">
                <text:p>-116.5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485523">
                <text:p>485523</text:p>
              </table:table-cell>
              <table:table-cell office:value-type="float" office:value="-116.63509">
                <text:p>-116.63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487082">
                <text:p>487082</text:p>
              </table:table-cell>
              <table:table-cell office:value-type="float" office:value="-113.85324">
                <text:p>-113.85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488641">
                <text:p>488641</text:p>
              </table:table-cell>
              <table:table-cell office:value-type="float" office:value="-114.89532">
                <text:p>-114.89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490200">
                <text:p>490200</text:p>
              </table:table-cell>
              <table:table-cell office:value-type="float" office:value="-114.17358">
                <text:p>-114.17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491759">
                <text:p>491759</text:p>
              </table:table-cell>
              <table:table-cell office:value-type="float" office:value="-113.66415">
                <text:p>-113.66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493318">
                <text:p>493318</text:p>
              </table:table-cell>
              <table:table-cell office:value-type="float" office:value="-112.16562">
                <text:p>-112.16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494878">
                <text:p>494878</text:p>
              </table:table-cell>
              <table:table-cell office:value-type="float" office:value="-116.43829">
                <text:p>-116.43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496437">
                <text:p>496437</text:p>
              </table:table-cell>
              <table:table-cell office:value-type="float" office:value="-113.02055">
                <text:p>-113.02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497996">
                <text:p>497996</text:p>
              </table:table-cell>
              <table:table-cell office:value-type="float" office:value="-116.38119">
                <text:p>-116.38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499555">
                <text:p>499555</text:p>
              </table:table-cell>
              <table:table-cell office:value-type="float" office:value="-113.28619">
                <text:p>-113.28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501114">
                <text:p>501114</text:p>
              </table:table-cell>
              <table:table-cell office:value-type="float" office:value="-111.54134">
                <text:p>-111.54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502673">
                <text:p>502673</text:p>
              </table:table-cell>
              <table:table-cell office:value-type="float" office:value="-113.20243">
                <text:p>-113.20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504232">
                <text:p>504232</text:p>
              </table:table-cell>
              <table:table-cell office:value-type="float" office:value="-115.69309">
                <text:p>-115.69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505791">
                <text:p>505791</text:p>
              </table:table-cell>
              <table:table-cell office:value-type="float" office:value="-113.60059">
                <text:p>-113.6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507350">
                <text:p>507350</text:p>
              </table:table-cell>
              <table:table-cell office:value-type="float" office:value="-116.1014">
                <text:p>-116.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508909">
                <text:p>508909</text:p>
              </table:table-cell>
              <table:table-cell office:value-type="float" office:value="-115.2491">
                <text:p>-115.2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510468">
                <text:p>510468</text:p>
              </table:table-cell>
              <table:table-cell office:value-type="float" office:value="-117.66484">
                <text:p>-117.66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512027">
                <text:p>512027</text:p>
              </table:table-cell>
              <table:table-cell office:value-type="float" office:value="-116.59706">
                <text:p>-116.59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513586">
                <text:p>513586</text:p>
              </table:table-cell>
              <table:table-cell office:value-type="float" office:value="-117.38524">
                <text:p>-117.38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515145">
                <text:p>515145</text:p>
              </table:table-cell>
              <table:table-cell office:value-type="float" office:value="-116.04118">
                <text:p>-116.04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516704">
                <text:p>516704</text:p>
              </table:table-cell>
              <table:table-cell office:value-type="float" office:value="-114.20234">
                <text:p>-114.20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518263">
                <text:p>518263</text:p>
              </table:table-cell>
              <table:table-cell office:value-type="float" office:value="-115.1986">
                <text:p>-115.1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519822">
                <text:p>519822</text:p>
              </table:table-cell>
              <table:table-cell office:value-type="float" office:value="-114.21292">
                <text:p>-114.21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521381">
                <text:p>521381</text:p>
              </table:table-cell>
              <table:table-cell office:value-type="float" office:value="-116.27832">
                <text:p>-116.27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522940">
                <text:p>522940</text:p>
              </table:table-cell>
              <table:table-cell office:value-type="float" office:value="-117.90536">
                <text:p>-117.90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524499">
                <text:p>524499</text:p>
              </table:table-cell>
              <table:table-cell office:value-type="float" office:value="-115.59819">
                <text:p>-115.59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526058">
                <text:p>526058</text:p>
              </table:table-cell>
              <table:table-cell office:value-type="float" office:value="-116.70151">
                <text:p>-116.70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527617">
                <text:p>527617</text:p>
              </table:table-cell>
              <table:table-cell office:value-type="float" office:value="-113.34764">
                <text:p>-113.34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529176">
                <text:p>529176</text:p>
              </table:table-cell>
              <table:table-cell office:value-type="float" office:value="-116.2461">
                <text:p>-116.2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530735">
                <text:p>530735</text:p>
              </table:table-cell>
              <table:table-cell office:value-type="float" office:value="-116.87069">
                <text:p>-116.87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532294">
                <text:p>532294</text:p>
              </table:table-cell>
              <table:table-cell office:value-type="float" office:value="-116.46126">
                <text:p>-116.46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533853">
                <text:p>533853</text:p>
              </table:table-cell>
              <table:table-cell office:value-type="float" office:value="-118.68797">
                <text:p>-118.68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535412">
                <text:p>535412</text:p>
              </table:table-cell>
              <table:table-cell office:value-type="float" office:value="-115.51469">
                <text:p>-115.5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536971">
                <text:p>536971</text:p>
              </table:table-cell>
              <table:table-cell office:value-type="float" office:value="-116.57832">
                <text:p>-116.57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538530">
                <text:p>538530</text:p>
              </table:table-cell>
              <table:table-cell office:value-type="float" office:value="-117.33724">
                <text:p>-117.33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540089">
                <text:p>540089</text:p>
              </table:table-cell>
              <table:table-cell office:value-type="float" office:value="-117.99545">
                <text:p>-117.99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541648">
                <text:p>541648</text:p>
              </table:table-cell>
              <table:table-cell office:value-type="float" office:value="-116.21588">
                <text:p>-116.21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543207">
                <text:p>543207</text:p>
              </table:table-cell>
              <table:table-cell office:value-type="float" office:value="-115.05922">
                <text:p>-115.05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544766">
                <text:p>544766</text:p>
              </table:table-cell>
              <table:table-cell office:value-type="float" office:value="-116.87019">
                <text:p>-116.87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546325">
                <text:p>546325</text:p>
              </table:table-cell>
              <table:table-cell office:value-type="float" office:value="-116.79485">
                <text:p>-116.79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547884">
                <text:p>547884</text:p>
              </table:table-cell>
              <table:table-cell office:value-type="float" office:value="-117.04419">
                <text:p>-117.04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549443">
                <text:p>549443</text:p>
              </table:table-cell>
              <table:table-cell office:value-type="float" office:value="-116.50472">
                <text:p>-116.50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551002">
                <text:p>551002</text:p>
              </table:table-cell>
              <table:table-cell office:value-type="float" office:value="-118.3377">
                <text:p>-118.3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552561">
                <text:p>552561</text:p>
              </table:table-cell>
              <table:table-cell office:value-type="float" office:value="-115.1178">
                <text:p>-115.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554120">
                <text:p>554120</text:p>
              </table:table-cell>
              <table:table-cell office:value-type="float" office:value="-115.56176">
                <text:p>-115.56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555679">
                <text:p>555679</text:p>
              </table:table-cell>
              <table:table-cell office:value-type="float" office:value="-116.90978">
                <text:p>-116.90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557238">
                <text:p>557238</text:p>
              </table:table-cell>
              <table:table-cell office:value-type="float" office:value="-118.23762">
                <text:p>-118.23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558797">
                <text:p>558797</text:p>
              </table:table-cell>
              <table:table-cell office:value-type="float" office:value="-113.22298">
                <text:p>-113.22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560356">
                <text:p>560356</text:p>
              </table:table-cell>
              <table:table-cell office:value-type="float" office:value="-119.96328">
                <text:p>-119.96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561915">
                <text:p>561915</text:p>
              </table:table-cell>
              <table:table-cell office:value-type="float" office:value="-112.84524">
                <text:p>-112.84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563474">
                <text:p>563474</text:p>
              </table:table-cell>
              <table:table-cell office:value-type="float" office:value="-117.83253">
                <text:p>-117.8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65033">
                <text:p>565033</text:p>
              </table:table-cell>
              <table:table-cell office:value-type="float" office:value="-116.56332">
                <text:p>-116.56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66592">
                <text:p>566592</text:p>
              </table:table-cell>
              <table:table-cell office:value-type="float" office:value="-114.87649">
                <text:p>-114.87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68151">
                <text:p>568151</text:p>
              </table:table-cell>
              <table:table-cell office:value-type="float" office:value="-117.54078">
                <text:p>-117.54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569710">
                <text:p>569710</text:p>
              </table:table-cell>
              <table:table-cell office:value-type="float" office:value="-115.97286">
                <text:p>-115.97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571269">
                <text:p>571269</text:p>
              </table:table-cell>
              <table:table-cell office:value-type="float" office:value="-115.34062">
                <text:p>-115.34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572829">
                <text:p>572829</text:p>
              </table:table-cell>
              <table:table-cell office:value-type="float" office:value="-119.84269">
                <text:p>-119.84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574388">
                <text:p>574388</text:p>
              </table:table-cell>
              <table:table-cell office:value-type="float" office:value="-119.57462">
                <text:p>-119.57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575947">
                <text:p>575947</text:p>
              </table:table-cell>
              <table:table-cell office:value-type="float" office:value="-118.54858">
                <text:p>-118.54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577506">
                <text:p>577506</text:p>
              </table:table-cell>
              <table:table-cell office:value-type="float" office:value="-117.32531">
                <text:p>-117.32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579065">
                <text:p>579065</text:p>
              </table:table-cell>
              <table:table-cell office:value-type="float" office:value="-117.09531">
                <text:p>-117.09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580624">
                <text:p>580624</text:p>
              </table:table-cell>
              <table:table-cell office:value-type="float" office:value="-119.37066">
                <text:p>-119.37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582183">
                <text:p>582183</text:p>
              </table:table-cell>
              <table:table-cell office:value-type="float" office:value="-119.74792">
                <text:p>-119.74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583742">
                <text:p>583742</text:p>
              </table:table-cell>
              <table:table-cell office:value-type="float" office:value="-118.93912">
                <text:p>-118.93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585301">
                <text:p>585301</text:p>
              </table:table-cell>
              <table:table-cell office:value-type="float" office:value="-117.41281">
                <text:p>-117.41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586860">
                <text:p>586860</text:p>
              </table:table-cell>
              <table:table-cell office:value-type="float" office:value="-118.72624">
                <text:p>-118.72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588419">
                <text:p>588419</text:p>
              </table:table-cell>
              <table:table-cell office:value-type="float" office:value="-116.10581">
                <text:p>-116.10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589978">
                <text:p>589978</text:p>
              </table:table-cell>
              <table:table-cell office:value-type="float" office:value="-114.32882">
                <text:p>-114.32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591537">
                <text:p>591537</text:p>
              </table:table-cell>
              <table:table-cell office:value-type="float" office:value="-115.67595">
                <text:p>-115.67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593096">
                <text:p>593096</text:p>
              </table:table-cell>
              <table:table-cell office:value-type="float" office:value="-117.5828">
                <text:p>-117.5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594655">
                <text:p>594655</text:p>
              </table:table-cell>
              <table:table-cell office:value-type="float" office:value="-118.53704">
                <text:p>-118.5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596214">
                <text:p>596214</text:p>
              </table:table-cell>
              <table:table-cell office:value-type="float" office:value="-117.07832">
                <text:p>-117.07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597773">
                <text:p>597773</text:p>
              </table:table-cell>
              <table:table-cell office:value-type="float" office:value="-115.61704">
                <text:p>-115.61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599332">
                <text:p>599332</text:p>
              </table:table-cell>
              <table:table-cell office:value-type="float" office:value="-120.52925">
                <text:p>-120.52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600891">
                <text:p>600891</text:p>
              </table:table-cell>
              <table:table-cell office:value-type="float" office:value="-119.05313">
                <text:p>-119.05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602450">
                <text:p>602450</text:p>
              </table:table-cell>
              <table:table-cell office:value-type="float" office:value="-119.58972">
                <text:p>-119.58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604009">
                <text:p>604009</text:p>
              </table:table-cell>
              <table:table-cell office:value-type="float" office:value="-120.00811">
                <text:p>-120.00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605568">
                <text:p>605568</text:p>
              </table:table-cell>
              <table:table-cell office:value-type="float" office:value="-117.77099">
                <text:p>-117.77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607127">
                <text:p>607127</text:p>
              </table:table-cell>
              <table:table-cell office:value-type="float" office:value="-116.88707">
                <text:p>-116.88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608686">
                <text:p>608686</text:p>
              </table:table-cell>
              <table:table-cell office:value-type="float" office:value="-118.76606">
                <text:p>-118.76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610245">
                <text:p>610245</text:p>
              </table:table-cell>
              <table:table-cell office:value-type="float" office:value="-119.54038">
                <text:p>-119.54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611804">
                <text:p>611804</text:p>
              </table:table-cell>
              <table:table-cell office:value-type="float" office:value="-118.64219">
                <text:p>-118.64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613363">
                <text:p>613363</text:p>
              </table:table-cell>
              <table:table-cell office:value-type="float" office:value="-120.32004">
                <text:p>-120.3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614922">
                <text:p>614922</text:p>
              </table:table-cell>
              <table:table-cell office:value-type="float" office:value="-118.50582">
                <text:p>-118.50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616481">
                <text:p>616481</text:p>
              </table:table-cell>
              <table:table-cell office:value-type="float" office:value="-119.44525">
                <text:p>-119.44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618040">
                <text:p>618040</text:p>
              </table:table-cell>
              <table:table-cell office:value-type="float" office:value="-120.22891">
                <text:p>-120.22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619599">
                <text:p>619599</text:p>
              </table:table-cell>
              <table:table-cell office:value-type="float" office:value="-119.82586">
                <text:p>-119.82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621158">
                <text:p>621158</text:p>
              </table:table-cell>
              <table:table-cell office:value-type="float" office:value="-119.03399">
                <text:p>-119.03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622717">
                <text:p>622717</text:p>
              </table:table-cell>
              <table:table-cell office:value-type="float" office:value="-119.7775">
                <text:p>-119.7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624276">
                <text:p>624276</text:p>
              </table:table-cell>
              <table:table-cell office:value-type="float" office:value="-119.51863">
                <text:p>-119.51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625835">
                <text:p>625835</text:p>
              </table:table-cell>
              <table:table-cell office:value-type="float" office:value="-120.21786">
                <text:p>-120.21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627394">
                <text:p>627394</text:p>
              </table:table-cell>
              <table:table-cell office:value-type="float" office:value="-120.79176">
                <text:p>-120.79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628953">
                <text:p>628953</text:p>
              </table:table-cell>
              <table:table-cell office:value-type="float" office:value="-120.29457">
                <text:p>-120.29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630512">
                <text:p>630512</text:p>
              </table:table-cell>
              <table:table-cell office:value-type="float" office:value="-119.87968">
                <text:p>-119.87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632071">
                <text:p>632071</text:p>
              </table:table-cell>
              <table:table-cell office:value-type="float" office:value="-118.62286">
                <text:p>-118.62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633630">
                <text:p>633630</text:p>
              </table:table-cell>
              <table:table-cell office:value-type="float" office:value="-119.6405">
                <text:p>-119.6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635189">
                <text:p>635189</text:p>
              </table:table-cell>
              <table:table-cell office:value-type="float" office:value="-119.20141">
                <text:p>-119.20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636748">
                <text:p>636748</text:p>
              </table:table-cell>
              <table:table-cell office:value-type="float" office:value="-119.12715">
                <text:p>-119.12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638307">
                <text:p>638307</text:p>
              </table:table-cell>
              <table:table-cell office:value-type="float" office:value="-119.27047">
                <text:p>-119.27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639866">
                <text:p>639866</text:p>
              </table:table-cell>
              <table:table-cell office:value-type="float" office:value="-119.99699">
                <text:p>-119.99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641425">
                <text:p>641425</text:p>
              </table:table-cell>
              <table:table-cell office:value-type="float" office:value="-119.38514">
                <text:p>-119.38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642984">
                <text:p>642984</text:p>
              </table:table-cell>
              <table:table-cell office:value-type="float" office:value="-120.28585">
                <text:p>-120.28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644543">
                <text:p>644543</text:p>
              </table:table-cell>
              <table:table-cell office:value-type="float" office:value="-121.42062">
                <text:p>-121.42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646102">
                <text:p>646102</text:p>
              </table:table-cell>
              <table:table-cell office:value-type="float" office:value="-119.36609">
                <text:p>-119.36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647661">
                <text:p>647661</text:p>
              </table:table-cell>
              <table:table-cell office:value-type="float" office:value="-117.32805">
                <text:p>-117.32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649220">
                <text:p>649220</text:p>
              </table:table-cell>
              <table:table-cell office:value-type="float" office:value="-118.6778">
                <text:p>-118.6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650780">
                <text:p>650780</text:p>
              </table:table-cell>
              <table:table-cell office:value-type="float" office:value="-121.21261">
                <text:p>-121.21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652339">
                <text:p>652339</text:p>
              </table:table-cell>
              <table:table-cell office:value-type="float" office:value="-119.11775">
                <text:p>-119.11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653898">
                <text:p>653898</text:p>
              </table:table-cell>
              <table:table-cell office:value-type="float" office:value="-121.00399">
                <text:p>-121.00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655457">
                <text:p>655457</text:p>
              </table:table-cell>
              <table:table-cell office:value-type="float" office:value="-120.35839">
                <text:p>-120.35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657016">
                <text:p>657016</text:p>
              </table:table-cell>
              <table:table-cell office:value-type="float" office:value="-120.53134">
                <text:p>-120.5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658575">
                <text:p>658575</text:p>
              </table:table-cell>
              <table:table-cell office:value-type="float" office:value="-119.59561">
                <text:p>-119.59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660134">
                <text:p>660134</text:p>
              </table:table-cell>
              <table:table-cell office:value-type="float" office:value="-120.2495">
                <text:p>-120.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661693">
                <text:p>661693</text:p>
              </table:table-cell>
              <table:table-cell office:value-type="float" office:value="-118.66026">
                <text:p>-118.66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63252">
                <text:p>663252</text:p>
              </table:table-cell>
              <table:table-cell office:value-type="float" office:value="-118.49988">
                <text:p>-118.49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664811">
                <text:p>664811</text:p>
              </table:table-cell>
              <table:table-cell office:value-type="float" office:value="-120.60389">
                <text:p>-120.60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666370">
                <text:p>666370</text:p>
              </table:table-cell>
              <table:table-cell office:value-type="float" office:value="-120.51434">
                <text:p>-120.51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667929">
                <text:p>667929</text:p>
              </table:table-cell>
              <table:table-cell office:value-type="float" office:value="-121.81375">
                <text:p>-121.81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669488">
                <text:p>669488</text:p>
              </table:table-cell>
              <table:table-cell office:value-type="float" office:value="-121.23136">
                <text:p>-121.23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671047">
                <text:p>671047</text:p>
              </table:table-cell>
              <table:table-cell office:value-type="float" office:value="-119.90705">
                <text:p>-119.90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672606">
                <text:p>672606</text:p>
              </table:table-cell>
              <table:table-cell office:value-type="float" office:value="-121.65722">
                <text:p>-121.65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74165">
                <text:p>674165</text:p>
              </table:table-cell>
              <table:table-cell office:value-type="float" office:value="-117.98603">
                <text:p>-117.98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675724">
                <text:p>675724</text:p>
              </table:table-cell>
              <table:table-cell office:value-type="float" office:value="-120.5334">
                <text:p>-120.5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677283">
                <text:p>677283</text:p>
              </table:table-cell>
              <table:table-cell office:value-type="float" office:value="-119.98481">
                <text:p>-119.98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678842">
                <text:p>678842</text:p>
              </table:table-cell>
              <table:table-cell office:value-type="float" office:value="-121.63113">
                <text:p>-121.63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680401">
                <text:p>680401</text:p>
              </table:table-cell>
              <table:table-cell office:value-type="float" office:value="-119.70709">
                <text:p>-119.70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681960">
                <text:p>681960</text:p>
              </table:table-cell>
              <table:table-cell office:value-type="float" office:value="-119.16294">
                <text:p>-119.16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683519">
                <text:p>683519</text:p>
              </table:table-cell>
              <table:table-cell office:value-type="float" office:value="-119.68793">
                <text:p>-119.68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685078">
                <text:p>685078</text:p>
              </table:table-cell>
              <table:table-cell office:value-type="float" office:value="-118.60465">
                <text:p>-118.60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686637">
                <text:p>686637</text:p>
              </table:table-cell>
              <table:table-cell office:value-type="float" office:value="-120.68387">
                <text:p>-120.68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688196">
                <text:p>688196</text:p>
              </table:table-cell>
              <table:table-cell office:value-type="float" office:value="-119.58332">
                <text:p>-119.58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689755">
                <text:p>689755</text:p>
              </table:table-cell>
              <table:table-cell office:value-type="float" office:value="-120.70705">
                <text:p>-120.70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691314">
                <text:p>691314</text:p>
              </table:table-cell>
              <table:table-cell office:value-type="float" office:value="-118.87875">
                <text:p>-118.87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692873">
                <text:p>692873</text:p>
              </table:table-cell>
              <table:table-cell office:value-type="float" office:value="-120.85658">
                <text:p>-120.85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694432">
                <text:p>694432</text:p>
              </table:table-cell>
              <table:table-cell office:value-type="float" office:value="-122.0403">
                <text:p>-122.0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695991">
                <text:p>695991</text:p>
              </table:table-cell>
              <table:table-cell office:value-type="float" office:value="-120.33156">
                <text:p>-120.33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697550">
                <text:p>697550</text:p>
              </table:table-cell>
              <table:table-cell office:value-type="float" office:value="-121.04697">
                <text:p>-121.0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699109">
                <text:p>699109</text:p>
              </table:table-cell>
              <table:table-cell office:value-type="float" office:value="-121.76447">
                <text:p>-121.76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700668">
                <text:p>700668</text:p>
              </table:table-cell>
              <table:table-cell office:value-type="float" office:value="-121.09244">
                <text:p>-121.0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702227">
                <text:p>702227</text:p>
              </table:table-cell>
              <table:table-cell office:value-type="float" office:value="-118.54464">
                <text:p>-118.54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703786">
                <text:p>703786</text:p>
              </table:table-cell>
              <table:table-cell office:value-type="float" office:value="-121.7617">
                <text:p>-121.7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705345">
                <text:p>705345</text:p>
              </table:table-cell>
              <table:table-cell office:value-type="float" office:value="-121.71512">
                <text:p>-121.7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706904">
                <text:p>706904</text:p>
              </table:table-cell>
              <table:table-cell office:value-type="float" office:value="-121.72379">
                <text:p>-121.72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708463">
                <text:p>708463</text:p>
              </table:table-cell>
              <table:table-cell office:value-type="float" office:value="-119.86905">
                <text:p>-119.86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710022">
                <text:p>710022</text:p>
              </table:table-cell>
              <table:table-cell office:value-type="float" office:value="-121.75976">
                <text:p>-121.75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711581">
                <text:p>711581</text:p>
              </table:table-cell>
              <table:table-cell office:value-type="float" office:value="-120.531">
                <text:p>-120.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713140">
                <text:p>713140</text:p>
              </table:table-cell>
              <table:table-cell office:value-type="float" office:value="-121.23824">
                <text:p>-121.2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714699">
                <text:p>714699</text:p>
              </table:table-cell>
              <table:table-cell office:value-type="float" office:value="-121.04555">
                <text:p>-121.04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716258">
                <text:p>716258</text:p>
              </table:table-cell>
              <table:table-cell office:value-type="float" office:value="-120.44969">
                <text:p>-120.44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717817">
                <text:p>717817</text:p>
              </table:table-cell>
              <table:table-cell office:value-type="float" office:value="-118.89482">
                <text:p>-118.89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719376">
                <text:p>719376</text:p>
              </table:table-cell>
              <table:table-cell office:value-type="float" office:value="-120.05106">
                <text:p>-120.05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720935">
                <text:p>720935</text:p>
              </table:table-cell>
              <table:table-cell office:value-type="float" office:value="-121.08328">
                <text:p>-121.08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722494">
                <text:p>722494</text:p>
              </table:table-cell>
              <table:table-cell office:value-type="float" office:value="-120.03829">
                <text:p>-120.03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724053">
                <text:p>724053</text:p>
              </table:table-cell>
              <table:table-cell office:value-type="float" office:value="-120.10055">
                <text:p>-120.10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725612">
                <text:p>725612</text:p>
              </table:table-cell>
              <table:table-cell office:value-type="float" office:value="-121.91738">
                <text:p>-121.91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727171">
                <text:p>727171</text:p>
              </table:table-cell>
              <table:table-cell office:value-type="float" office:value="-121.61398">
                <text:p>-121.61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728731">
                <text:p>728731</text:p>
              </table:table-cell>
              <table:table-cell office:value-type="float" office:value="-120.38974">
                <text:p>-120.38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730290">
                <text:p>730290</text:p>
              </table:table-cell>
              <table:table-cell office:value-type="float" office:value="-120.17446">
                <text:p>-120.17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731849">
                <text:p>731849</text:p>
              </table:table-cell>
              <table:table-cell office:value-type="float" office:value="-120.7048">
                <text:p>-120.7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733408">
                <text:p>733408</text:p>
              </table:table-cell>
              <table:table-cell office:value-type="float" office:value="-122.07088">
                <text:p>-122.07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734967">
                <text:p>734967</text:p>
              </table:table-cell>
              <table:table-cell office:value-type="float" office:value="-120.12325">
                <text:p>-120.12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736526">
                <text:p>736526</text:p>
              </table:table-cell>
              <table:table-cell office:value-type="float" office:value="-119.77231">
                <text:p>-119.77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738085">
                <text:p>738085</text:p>
              </table:table-cell>
              <table:table-cell office:value-type="float" office:value="-122.83925">
                <text:p>-122.83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739644">
                <text:p>739644</text:p>
              </table:table-cell>
              <table:table-cell office:value-type="float" office:value="-119.2432">
                <text:p>-119.2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741203">
                <text:p>741203</text:p>
              </table:table-cell>
              <table:table-cell office:value-type="float" office:value="-119.41531">
                <text:p>-119.41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742762">
                <text:p>742762</text:p>
              </table:table-cell>
              <table:table-cell office:value-type="float" office:value="-122.35022">
                <text:p>-122.35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744321">
                <text:p>744321</text:p>
              </table:table-cell>
              <table:table-cell office:value-type="float" office:value="-120.835">
                <text:p>-120.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745880">
                <text:p>745880</text:p>
              </table:table-cell>
              <table:table-cell office:value-type="float" office:value="-122.46811">
                <text:p>-122.46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747439">
                <text:p>747439</text:p>
              </table:table-cell>
              <table:table-cell office:value-type="float" office:value="-120.01806">
                <text:p>-120.01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748998">
                <text:p>748998</text:p>
              </table:table-cell>
              <table:table-cell office:value-type="float" office:value="-121.90701">
                <text:p>-121.90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750557">
                <text:p>750557</text:p>
              </table:table-cell>
              <table:table-cell office:value-type="float" office:value="-122.43668">
                <text:p>-122.43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752116">
                <text:p>752116</text:p>
              </table:table-cell>
              <table:table-cell office:value-type="float" office:value="-121.3516">
                <text:p>-121.3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753675">
                <text:p>753675</text:p>
              </table:table-cell>
              <table:table-cell office:value-type="float" office:value="-120.2253">
                <text:p>-120.2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755234">
                <text:p>755234</text:p>
              </table:table-cell>
              <table:table-cell office:value-type="float" office:value="-122.41207">
                <text:p>-122.4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756793">
                <text:p>756793</text:p>
              </table:table-cell>
              <table:table-cell office:value-type="float" office:value="-122.4004">
                <text:p>-122.4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758352">
                <text:p>758352</text:p>
              </table:table-cell>
              <table:table-cell office:value-type="float" office:value="-122.00457">
                <text:p>-122.00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759911">
                <text:p>759911</text:p>
              </table:table-cell>
              <table:table-cell office:value-type="float" office:value="-122.30562">
                <text:p>-122.30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761470">
                <text:p>761470</text:p>
              </table:table-cell>
              <table:table-cell office:value-type="float" office:value="-121.75061">
                <text:p>-121.75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763029">
                <text:p>763029</text:p>
              </table:table-cell>
              <table:table-cell office:value-type="float" office:value="-119.06782">
                <text:p>-119.06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764588">
                <text:p>764588</text:p>
              </table:table-cell>
              <table:table-cell office:value-type="float" office:value="-121.03796">
                <text:p>-121.03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766147">
                <text:p>766147</text:p>
              </table:table-cell>
              <table:table-cell office:value-type="float" office:value="-122.12955">
                <text:p>-122.12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767706">
                <text:p>767706</text:p>
              </table:table-cell>
              <table:table-cell office:value-type="float" office:value="-121.11124">
                <text:p>-121.1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769265">
                <text:p>769265</text:p>
              </table:table-cell>
              <table:table-cell office:value-type="float" office:value="-121.03071">
                <text:p>-121.03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770824">
                <text:p>770824</text:p>
              </table:table-cell>
              <table:table-cell office:value-type="float" office:value="-120.90753">
                <text:p>-120.90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772383">
                <text:p>772383</text:p>
              </table:table-cell>
              <table:table-cell office:value-type="float" office:value="-122.0391">
                <text:p>-122.0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773942">
                <text:p>773942</text:p>
              </table:table-cell>
              <table:table-cell office:value-type="float" office:value="-120.7417">
                <text:p>-120.7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775501">
                <text:p>775501</text:p>
              </table:table-cell>
              <table:table-cell office:value-type="float" office:value="-122.41156">
                <text:p>-122.41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777060">
                <text:p>777060</text:p>
              </table:table-cell>
              <table:table-cell office:value-type="float" office:value="-122.91664">
                <text:p>-122.91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778619">
                <text:p>778619</text:p>
              </table:table-cell>
              <table:table-cell office:value-type="float" office:value="-120.56919">
                <text:p>-120.56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780178">
                <text:p>780178</text:p>
              </table:table-cell>
              <table:table-cell office:value-type="float" office:value="-122.00524">
                <text:p>-122.0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781737">
                <text:p>781737</text:p>
              </table:table-cell>
              <table:table-cell office:value-type="float" office:value="-120.59436">
                <text:p>-120.59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783296">
                <text:p>783296</text:p>
              </table:table-cell>
              <table:table-cell office:value-type="float" office:value="-120.29432">
                <text:p>-120.29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784855">
                <text:p>784855</text:p>
              </table:table-cell>
              <table:table-cell office:value-type="float" office:value="-120.59306">
                <text:p>-120.59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786414">
                <text:p>786414</text:p>
              </table:table-cell>
              <table:table-cell office:value-type="float" office:value="-120.52908">
                <text:p>-120.5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787973">
                <text:p>787973</text:p>
              </table:table-cell>
              <table:table-cell office:value-type="float" office:value="-121.31994">
                <text:p>-121.31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789532">
                <text:p>789532</text:p>
              </table:table-cell>
              <table:table-cell office:value-type="float" office:value="-121.82192">
                <text:p>-121.82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791091">
                <text:p>791091</text:p>
              </table:table-cell>
              <table:table-cell office:value-type="float" office:value="-119.22039">
                <text:p>-119.22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792650">
                <text:p>792650</text:p>
              </table:table-cell>
              <table:table-cell office:value-type="float" office:value="-120.41113">
                <text:p>-120.41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794209">
                <text:p>794209</text:p>
              </table:table-cell>
              <table:table-cell office:value-type="float" office:value="-120.75414">
                <text:p>-120.75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795768">
                <text:p>795768</text:p>
              </table:table-cell>
              <table:table-cell office:value-type="float" office:value="-119.94219">
                <text:p>-119.94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797327">
                <text:p>797327</text:p>
              </table:table-cell>
              <table:table-cell office:value-type="float" office:value="-120.84699">
                <text:p>-120.84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798886">
                <text:p>798886</text:p>
              </table:table-cell>
              <table:table-cell office:value-type="float" office:value="-121.98156">
                <text:p>-121.98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800445">
                <text:p>800445</text:p>
              </table:table-cell>
              <table:table-cell office:value-type="float" office:value="-121.83394">
                <text:p>-121.83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802004">
                <text:p>802004</text:p>
              </table:table-cell>
              <table:table-cell office:value-type="float" office:value="-120.34061">
                <text:p>-120.34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803563">
                <text:p>803563</text:p>
              </table:table-cell>
              <table:table-cell office:value-type="float" office:value="-119.02478">
                <text:p>-119.02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805122">
                <text:p>805122</text:p>
              </table:table-cell>
              <table:table-cell office:value-type="float" office:value="-121.72616">
                <text:p>-121.72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806682">
                <text:p>806682</text:p>
              </table:table-cell>
              <table:table-cell office:value-type="float" office:value="-121.15956">
                <text:p>-121.15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808241">
                <text:p>808241</text:p>
              </table:table-cell>
              <table:table-cell office:value-type="float" office:value="-119.81709">
                <text:p>-119.81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809800">
                <text:p>809800</text:p>
              </table:table-cell>
              <table:table-cell office:value-type="float" office:value="-121.20928">
                <text:p>-121.20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811359">
                <text:p>811359</text:p>
              </table:table-cell>
              <table:table-cell office:value-type="float" office:value="-119.661">
                <text:p>-119.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812918">
                <text:p>812918</text:p>
              </table:table-cell>
              <table:table-cell office:value-type="float" office:value="-121.8593">
                <text:p>-121.8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814477">
                <text:p>814477</text:p>
              </table:table-cell>
              <table:table-cell office:value-type="float" office:value="-121.56228">
                <text:p>-121.56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816036">
                <text:p>816036</text:p>
              </table:table-cell>
              <table:table-cell office:value-type="float" office:value="-120.85416">
                <text:p>-120.85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817595">
                <text:p>817595</text:p>
              </table:table-cell>
              <table:table-cell office:value-type="float" office:value="-121.95254">
                <text:p>-121.95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819154">
                <text:p>819154</text:p>
              </table:table-cell>
              <table:table-cell office:value-type="float" office:value="-121.88746">
                <text:p>-121.88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820713">
                <text:p>820713</text:p>
              </table:table-cell>
              <table:table-cell office:value-type="float" office:value="-121.12944">
                <text:p>-121.1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822272">
                <text:p>822272</text:p>
              </table:table-cell>
              <table:table-cell office:value-type="float" office:value="-121.96751">
                <text:p>-121.9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823831">
                <text:p>823831</text:p>
              </table:table-cell>
              <table:table-cell office:value-type="float" office:value="-120.85553">
                <text:p>-120.85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825390">
                <text:p>825390</text:p>
              </table:table-cell>
              <table:table-cell office:value-type="float" office:value="-118.99538">
                <text:p>-118.99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826949">
                <text:p>826949</text:p>
              </table:table-cell>
              <table:table-cell office:value-type="float" office:value="-120.64168">
                <text:p>-120.64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828508">
                <text:p>828508</text:p>
              </table:table-cell>
              <table:table-cell office:value-type="float" office:value="-121.79882">
                <text:p>-121.79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830067">
                <text:p>830067</text:p>
              </table:table-cell>
              <table:table-cell office:value-type="float" office:value="-120.97334">
                <text:p>-120.97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831626">
                <text:p>831626</text:p>
              </table:table-cell>
              <table:table-cell office:value-type="float" office:value="-119.85938">
                <text:p>-119.85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833185">
                <text:p>833185</text:p>
              </table:table-cell>
              <table:table-cell office:value-type="float" office:value="-122.68007">
                <text:p>-122.68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834744">
                <text:p>834744</text:p>
              </table:table-cell>
              <table:table-cell office:value-type="float" office:value="-121.21505">
                <text:p>-121.21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836303">
                <text:p>836303</text:p>
              </table:table-cell>
              <table:table-cell office:value-type="float" office:value="-122.34816">
                <text:p>-122.34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837862">
                <text:p>837862</text:p>
              </table:table-cell>
              <table:table-cell office:value-type="float" office:value="-121.24188">
                <text:p>-121.24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839421">
                <text:p>839421</text:p>
              </table:table-cell>
              <table:table-cell office:value-type="float" office:value="-121.15941">
                <text:p>-121.15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840980">
                <text:p>840980</text:p>
              </table:table-cell>
              <table:table-cell office:value-type="float" office:value="-122.40009">
                <text:p>-122.40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842539">
                <text:p>842539</text:p>
              </table:table-cell>
              <table:table-cell office:value-type="float" office:value="-122.50682">
                <text:p>-122.50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844098">
                <text:p>844098</text:p>
              </table:table-cell>
              <table:table-cell office:value-type="float" office:value="-120.65371">
                <text:p>-120.65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845657">
                <text:p>845657</text:p>
              </table:table-cell>
              <table:table-cell office:value-type="float" office:value="-122.40438">
                <text:p>-122.40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847216">
                <text:p>847216</text:p>
              </table:table-cell>
              <table:table-cell office:value-type="float" office:value="-122.87468">
                <text:p>-122.87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848775">
                <text:p>848775</text:p>
              </table:table-cell>
              <table:table-cell office:value-type="float" office:value="-122.27907">
                <text:p>-122.27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850334">
                <text:p>850334</text:p>
              </table:table-cell>
              <table:table-cell office:value-type="float" office:value="-121.03246">
                <text:p>-121.03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851893">
                <text:p>851893</text:p>
              </table:table-cell>
              <table:table-cell office:value-type="float" office:value="-119.65769">
                <text:p>-119.65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853452">
                <text:p>853452</text:p>
              </table:table-cell>
              <table:table-cell office:value-type="float" office:value="-120.44728">
                <text:p>-120.44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855011">
                <text:p>855011</text:p>
              </table:table-cell>
              <table:table-cell office:value-type="float" office:value="-122.88281">
                <text:p>-122.88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856570">
                <text:p>856570</text:p>
              </table:table-cell>
              <table:table-cell office:value-type="float" office:value="-122.91719">
                <text:p>-122.91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858129">
                <text:p>858129</text:p>
              </table:table-cell>
              <table:table-cell office:value-type="float" office:value="-121.24747">
                <text:p>-121.24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859688">
                <text:p>859688</text:p>
              </table:table-cell>
              <table:table-cell office:value-type="float" office:value="-122.42359">
                <text:p>-122.42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861247">
                <text:p>861247</text:p>
              </table:table-cell>
              <table:table-cell office:value-type="float" office:value="-123.05738">
                <text:p>-123.05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862806">
                <text:p>862806</text:p>
              </table:table-cell>
              <table:table-cell office:value-type="float" office:value="-117.30849">
                <text:p>-117.30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864365">
                <text:p>864365</text:p>
              </table:table-cell>
              <table:table-cell office:value-type="float" office:value="-121.19188">
                <text:p>-121.19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865924">
                <text:p>865924</text:p>
              </table:table-cell>
              <table:table-cell office:value-type="float" office:value="-122.78085">
                <text:p>-122.78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867483">
                <text:p>867483</text:p>
              </table:table-cell>
              <table:table-cell office:value-type="float" office:value="-122.25978">
                <text:p>-122.25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869042">
                <text:p>869042</text:p>
              </table:table-cell>
              <table:table-cell office:value-type="float" office:value="-121.21909">
                <text:p>-121.21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870601">
                <text:p>870601</text:p>
              </table:table-cell>
              <table:table-cell office:value-type="float" office:value="-123.26957">
                <text:p>-123.26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872160">
                <text:p>872160</text:p>
              </table:table-cell>
              <table:table-cell office:value-type="float" office:value="-121.83996">
                <text:p>-121.83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873719">
                <text:p>873719</text:p>
              </table:table-cell>
              <table:table-cell office:value-type="float" office:value="-121.27578">
                <text:p>-121.27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875278">
                <text:p>875278</text:p>
              </table:table-cell>
              <table:table-cell office:value-type="float" office:value="-122.31778">
                <text:p>-122.31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876837">
                <text:p>876837</text:p>
              </table:table-cell>
              <table:table-cell office:value-type="float" office:value="-122.35272">
                <text:p>-122.35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878396">
                <text:p>878396</text:p>
              </table:table-cell>
              <table:table-cell office:value-type="float" office:value="-122.56215">
                <text:p>-122.56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879955">
                <text:p>879955</text:p>
              </table:table-cell>
              <table:table-cell office:value-type="float" office:value="-122.45861">
                <text:p>-122.45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881514">
                <text:p>881514</text:p>
              </table:table-cell>
              <table:table-cell office:value-type="float" office:value="-121.91122">
                <text:p>-121.91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883073">
                <text:p>883073</text:p>
              </table:table-cell>
              <table:table-cell office:value-type="float" office:value="-122.47389">
                <text:p>-122.47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884633">
                <text:p>884633</text:p>
              </table:table-cell>
              <table:table-cell office:value-type="float" office:value="-119.83072">
                <text:p>-119.83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86192">
                <text:p>886192</text:p>
              </table:table-cell>
              <table:table-cell office:value-type="float" office:value="-121.26863">
                <text:p>-121.26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887751">
                <text:p>887751</text:p>
              </table:table-cell>
              <table:table-cell office:value-type="float" office:value="-121.85934">
                <text:p>-121.85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889310">
                <text:p>889310</text:p>
              </table:table-cell>
              <table:table-cell office:value-type="float" office:value="-122.07594">
                <text:p>-122.07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890869">
                <text:p>890869</text:p>
              </table:table-cell>
              <table:table-cell office:value-type="float" office:value="-121.06251">
                <text:p>-121.06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892428">
                <text:p>892428</text:p>
              </table:table-cell>
              <table:table-cell office:value-type="float" office:value="-122.61982">
                <text:p>-122.61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893987">
                <text:p>893987</text:p>
              </table:table-cell>
              <table:table-cell office:value-type="float" office:value="-122.56395">
                <text:p>-122.56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895546">
                <text:p>895546</text:p>
              </table:table-cell>
              <table:table-cell office:value-type="float" office:value="-122.83705">
                <text:p>-122.83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897105">
                <text:p>897105</text:p>
              </table:table-cell>
              <table:table-cell office:value-type="float" office:value="-122.75179">
                <text:p>-122.75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898664">
                <text:p>898664</text:p>
              </table:table-cell>
              <table:table-cell office:value-type="float" office:value="-121.22368">
                <text:p>-121.22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900223">
                <text:p>900223</text:p>
              </table:table-cell>
              <table:table-cell office:value-type="float" office:value="-118.86094">
                <text:p>-118.86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901782">
                <text:p>901782</text:p>
              </table:table-cell>
              <table:table-cell office:value-type="float" office:value="-122.70245">
                <text:p>-122.70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903341">
                <text:p>903341</text:p>
              </table:table-cell>
              <table:table-cell office:value-type="float" office:value="-122.95141">
                <text:p>-122.95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904900">
                <text:p>904900</text:p>
              </table:table-cell>
              <table:table-cell office:value-type="float" office:value="-122.52269">
                <text:p>-122.52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906459">
                <text:p>906459</text:p>
              </table:table-cell>
              <table:table-cell office:value-type="float" office:value="-121.93976">
                <text:p>-121.93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908018">
                <text:p>908018</text:p>
              </table:table-cell>
              <table:table-cell office:value-type="float" office:value="-120.63692">
                <text:p>-120.63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909577">
                <text:p>909577</text:p>
              </table:table-cell>
              <table:table-cell office:value-type="float" office:value="-122.64918">
                <text:p>-122.64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911136">
                <text:p>911136</text:p>
              </table:table-cell>
              <table:table-cell office:value-type="float" office:value="-120.44207">
                <text:p>-120.44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912695">
                <text:p>912695</text:p>
              </table:table-cell>
              <table:table-cell office:value-type="float" office:value="-122.17578">
                <text:p>-122.17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914254">
                <text:p>914254</text:p>
              </table:table-cell>
              <table:table-cell office:value-type="float" office:value="-120.4708">
                <text:p>-120.4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915813">
                <text:p>915813</text:p>
              </table:table-cell>
              <table:table-cell office:value-type="float" office:value="-121.93562">
                <text:p>-121.93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917372">
                <text:p>917372</text:p>
              </table:table-cell>
              <table:table-cell office:value-type="float" office:value="-122.25106">
                <text:p>-122.25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918931">
                <text:p>918931</text:p>
              </table:table-cell>
              <table:table-cell office:value-type="float" office:value="-117.99878">
                <text:p>-117.99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920490">
                <text:p>920490</text:p>
              </table:table-cell>
              <table:table-cell office:value-type="float" office:value="-120.99949">
                <text:p>-120.99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922049">
                <text:p>922049</text:p>
              </table:table-cell>
              <table:table-cell office:value-type="float" office:value="-123.14144">
                <text:p>-123.14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923608">
                <text:p>923608</text:p>
              </table:table-cell>
              <table:table-cell office:value-type="float" office:value="-121.79134">
                <text:p>-121.79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925167">
                <text:p>925167</text:p>
              </table:table-cell>
              <table:table-cell office:value-type="float" office:value="-123.02188">
                <text:p>-123.02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926726">
                <text:p>926726</text:p>
              </table:table-cell>
              <table:table-cell office:value-type="float" office:value="-122.06911">
                <text:p>-122.06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928285">
                <text:p>928285</text:p>
              </table:table-cell>
              <table:table-cell office:value-type="float" office:value="-122.4985">
                <text:p>-122.4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929844">
                <text:p>929844</text:p>
              </table:table-cell>
              <table:table-cell office:value-type="float" office:value="-123.0622">
                <text:p>-123.0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931403">
                <text:p>931403</text:p>
              </table:table-cell>
              <table:table-cell office:value-type="float" office:value="-122.39735">
                <text:p>-122.39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932962">
                <text:p>932962</text:p>
              </table:table-cell>
              <table:table-cell office:value-type="float" office:value="-121.22391">
                <text:p>-121.22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934521">
                <text:p>934521</text:p>
              </table:table-cell>
              <table:table-cell office:value-type="float" office:value="-120.60938">
                <text:p>-120.60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936080">
                <text:p>936080</text:p>
              </table:table-cell>
              <table:table-cell office:value-type="float" office:value="-121.03522">
                <text:p>-121.03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937639">
                <text:p>937639</text:p>
              </table:table-cell>
              <table:table-cell office:value-type="float" office:value="-121.46119">
                <text:p>-121.4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939198">
                <text:p>939198</text:p>
              </table:table-cell>
              <table:table-cell office:value-type="float" office:value="-122.91366">
                <text:p>-122.91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940757">
                <text:p>940757</text:p>
              </table:table-cell>
              <table:table-cell office:value-type="float" office:value="-123.13504">
                <text:p>-123.13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942316">
                <text:p>942316</text:p>
              </table:table-cell>
              <table:table-cell office:value-type="float" office:value="-122.85797">
                <text:p>-122.85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943875">
                <text:p>943875</text:p>
              </table:table-cell>
              <table:table-cell office:value-type="float" office:value="-122.52319">
                <text:p>-122.52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945434">
                <text:p>945434</text:p>
              </table:table-cell>
              <table:table-cell office:value-type="float" office:value="-122.69811">
                <text:p>-122.69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946993">
                <text:p>946993</text:p>
              </table:table-cell>
              <table:table-cell office:value-type="float" office:value="-121.94141">
                <text:p>-121.94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948552">
                <text:p>948552</text:p>
              </table:table-cell>
              <table:table-cell office:value-type="float" office:value="-122.88484">
                <text:p>-122.88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950111">
                <text:p>950111</text:p>
              </table:table-cell>
              <table:table-cell office:value-type="float" office:value="-122.48769">
                <text:p>-122.48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951670">
                <text:p>951670</text:p>
              </table:table-cell>
              <table:table-cell office:value-type="float" office:value="-121.38468">
                <text:p>-121.38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953229">
                <text:p>953229</text:p>
              </table:table-cell>
              <table:table-cell office:value-type="float" office:value="-123.00268">
                <text:p>-123.00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954788">
                <text:p>954788</text:p>
              </table:table-cell>
              <table:table-cell office:value-type="float" office:value="-121.35853">
                <text:p>-121.35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956347">
                <text:p>956347</text:p>
              </table:table-cell>
              <table:table-cell office:value-type="float" office:value="-121.71004">
                <text:p>-121.7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957906">
                <text:p>957906</text:p>
              </table:table-cell>
              <table:table-cell office:value-type="float" office:value="-122.31015">
                <text:p>-122.3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959465">
                <text:p>959465</text:p>
              </table:table-cell>
              <table:table-cell office:value-type="float" office:value="-123.03105">
                <text:p>-123.03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961024">
                <text:p>961024</text:p>
              </table:table-cell>
              <table:table-cell office:value-type="float" office:value="-123.17582">
                <text:p>-123.17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962584">
                <text:p>962584</text:p>
              </table:table-cell>
              <table:table-cell office:value-type="float" office:value="-120.71734">
                <text:p>-120.71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964143">
                <text:p>964143</text:p>
              </table:table-cell>
              <table:table-cell office:value-type="float" office:value="-122.73701">
                <text:p>-122.73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965702">
                <text:p>965702</text:p>
              </table:table-cell>
              <table:table-cell office:value-type="float" office:value="-122.02918">
                <text:p>-122.02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967261">
                <text:p>967261</text:p>
              </table:table-cell>
              <table:table-cell office:value-type="float" office:value="-121.70859">
                <text:p>-121.70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968820">
                <text:p>968820</text:p>
              </table:table-cell>
              <table:table-cell office:value-type="float" office:value="-122.92374">
                <text:p>-122.9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970379">
                <text:p>970379</text:p>
              </table:table-cell>
              <table:table-cell office:value-type="float" office:value="-122.57288">
                <text:p>-122.57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971938">
                <text:p>971938</text:p>
              </table:table-cell>
              <table:table-cell office:value-type="float" office:value="-122.78478">
                <text:p>-122.78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973497">
                <text:p>973497</text:p>
              </table:table-cell>
              <table:table-cell office:value-type="float" office:value="-122.5723">
                <text:p>-122.5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975056">
                <text:p>975056</text:p>
              </table:table-cell>
              <table:table-cell office:value-type="float" office:value="-122.5814">
                <text:p>-122.5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976615">
                <text:p>976615</text:p>
              </table:table-cell>
              <table:table-cell office:value-type="float" office:value="-123.31875">
                <text:p>-123.3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978174">
                <text:p>978174</text:p>
              </table:table-cell>
              <table:table-cell office:value-type="float" office:value="-122.04031">
                <text:p>-122.04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979733">
                <text:p>979733</text:p>
              </table:table-cell>
              <table:table-cell office:value-type="float" office:value="-122.68056">
                <text:p>-122.68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981292">
                <text:p>981292</text:p>
              </table:table-cell>
              <table:table-cell office:value-type="float" office:value="-122.51759">
                <text:p>-122.51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982851">
                <text:p>982851</text:p>
              </table:table-cell>
              <table:table-cell office:value-type="float" office:value="-122.88941">
                <text:p>-122.88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984410">
                <text:p>984410</text:p>
              </table:table-cell>
              <table:table-cell office:value-type="float" office:value="-120.91316">
                <text:p>-120.9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985969">
                <text:p>985969</text:p>
              </table:table-cell>
              <table:table-cell office:value-type="float" office:value="-122.46012">
                <text:p>-122.46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987528">
                <text:p>987528</text:p>
              </table:table-cell>
              <table:table-cell office:value-type="float" office:value="-119.79809">
                <text:p>-119.79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989087">
                <text:p>989087</text:p>
              </table:table-cell>
              <table:table-cell office:value-type="float" office:value="-123.03326">
                <text:p>-123.03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990646">
                <text:p>990646</text:p>
              </table:table-cell>
              <table:table-cell office:value-type="float" office:value="-123.04669">
                <text:p>-123.04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992205">
                <text:p>992205</text:p>
              </table:table-cell>
              <table:table-cell office:value-type="float" office:value="-121.46818">
                <text:p>-121.46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993764">
                <text:p>993764</text:p>
              </table:table-cell>
              <table:table-cell office:value-type="float" office:value="-122.77505">
                <text:p>-122.77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995323">
                <text:p>995323</text:p>
              </table:table-cell>
              <table:table-cell office:value-type="float" office:value="-121.88445">
                <text:p>-121.88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996882">
                <text:p>996882</text:p>
              </table:table-cell>
              <table:table-cell office:value-type="float" office:value="-122.37675">
                <text:p>-122.37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998441">
                <text:p>998441</text:p>
              </table:table-cell>
              <table:table-cell office:value-type="float" office:value="-119.92234">
                <text:p>-119.92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000000">
                <text:p>1000000</text:p>
              </table:table-cell>
              <table:table-cell office:value-type="float" office:value="-122.86669">
                <text:p>-122.86669</text:p>
              </table:table-cell>
              <table:table-cell office:value-type="float" office:value="-140">
                <text:p>-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